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6.013cm"/>
    </style:style>
    <style:style style:name="co9" style:family="table-column">
      <style:table-column-properties fo:break-before="auto" style:column-width="1.035cm"/>
    </style:style>
    <style:style style:name="co10" style:family="table-column">
      <style:table-column-properties fo:break-before="auto" style:column-width="2.824cm"/>
    </style:style>
    <style:style style:name="co11" style:family="table-column">
      <style:table-column-properties fo:break-before="auto" style:column-width="1.399cm"/>
    </style:style>
    <style:style style:name="co12" style:family="table-column">
      <style:table-column-properties fo:break-before="auto" style:column-width="3.859cm"/>
    </style:style>
    <style:style style:name="co13" style:family="table-column">
      <style:table-column-properties fo:break-before="auto" style:column-width="2.265cm"/>
    </style:style>
    <style:style style:name="co14" style:family="table-column">
      <style:table-column-properties fo:break-before="auto" style:column-width="2.26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18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Daycount_20_Fractions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e6e6e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4pt solid #000000" fo:background-color="#e6e6e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96969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37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e6e6e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3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e6e6e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5" style:family="table-cell" style:parent-style-name="Default">
      <style:table-cell-properties style:glyph-orientation-vertical="0" fo:border-bottom="4pt solid #000000" fo:background-color="#e6e6e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969696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3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fo:background-color="#e6e6e6"/>
    </style:style>
    <style:style style:name="ce24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30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29" style:family="table-cell" style:parent-style-name="Default">
      <style:table-cell-properties style:glyph-orientation-vertical="0" fo:border-bottom="0.06pt solid #000000" fo:background-color="#96969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 style:data-style-name="N15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 style:data-style-name="N15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 style:data-style-name="N15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55">
      <style:table-cell-properties style:glyph-orientation-vertical="0" fo:border-bottom="0.06pt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15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Default" style:data-style-name="N155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 style:data-style-name="N153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15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 style:data-style-name="N15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156">
      <style:table-cell-properties style:glyph-orientation-vertical="0" fo:background-color="#e6e6e6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56">
      <style:table-cell-properties style:glyph-orientation-vertical="0" fo:border-bottom="0.06pt solid #000000" fo:background-color="#96969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Default">
      <style:table-cell-properties fo:background-color="#e6e6e6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8pt" fo:font-style="italic" fo:text-shadow="none" style:text-underline-style="none" fo:font-weight="normal" style:font-size-asian="8pt" style:font-style-asian="italic" style:font-weight-asian="normal" style:font-name-complex="F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F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0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 calcext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ject Viewer</text:p>
          </table:table-cell>
          <table:table-cell table:style-name="ce4"/>
          <table:table-cell/>
          <table:table-cell table:style-name="ce4" office:value-type="string" calcext:value-type="string">
            <text:p>Libraries (folder with JAR files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Parameters:</text:p>
          </table:table-cell>
          <table:table-cell table:style-name="ce5"/>
          <table:table-cell/>
          <table:table-cell table:style-name="ce5" office:value-type="string" calcext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 calcext:value-type="string">
            <text:p>Visibility</text:p>
          </table:table-cell>
          <table:table-cell table:style-name="ce7" table:formula="of:=TRUE()" office:value-type="boolean" office:boolean-value="true" calcext:value-type="boolean">
            <text:p>WAHR</text:p>
          </table:table-cell>
          <table:table-cell/>
          <table:table-cell office:value-type="string" calcext:value-type="string">
            <text:p>Path:</text:p>
          </table:table-cell>
          <table:table-cell table:style-name="ce8" office:value-type="string" calcext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9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 calcext:value-type="float">
            <text:p>TRUE</text:p>
          </table:table-cell>
          <table:table-cell table:number-columns-repeated="2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Day Count Fractions/lib" calcext:value-type="string">
            <text:p>/Users/fries/Documents/Development/finmath experiments/spreadsheets/Day Count Fractions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 calcext:value-type="string">
            <text:p>Obba Version</text:p>
          </table:table-cell>
          <table:table-cell table:style-name="ce4"/>
          <table:table-cell/>
          <table:table-cell table:style-name="ce4" office:value-type="string" calcext:value-type="string">
            <text:p>Additional Class Folder (leave empty if not needed)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 calcext:value-type="string">
            <text:p>Result:</text:p>
          </table:table-cell>
          <table:table-cell table:style-name="ce5"/>
          <table:table-cell/>
          <table:table-cell table:style-name="ce5" office:value-type="string" calcext:value-type="string">
            <text:p>Load classes from</text:p>
          </table:table-cell>
          <table:table-cell table:style-name="ce5"/>
          <table:table-cell table:number-columns-repeated="250"/>
        </table:table-row>
        <table:table-row table:style-name="ro2">
          <table:table-cell/>
          <table:table-cell office:value-type="string" calcext:value-type="string">
            <text:p>Version:</text:p>
          </table:table-cell>
          <table:table-cell table:formula="of:=INFO.OBBA.OBBA.OBGETPROPERTY(&quot;version&quot;)" office:value-type="string" office:string-value="4.0.14" calcext:value-type="string">
            <text:p>4.0.14</text:p>
          </table:table-cell>
          <table:table-cell/>
          <table:table-cell office:value-type="string" calcext:value-type="string">
            <text:p>Path:</text:p>
          </table:table-cell>
          <table:table-cell table:style-name="ce8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isRelative:</text:p>
          </table:table-cell>
          <table:table-cell table:style-name="ce9" table:formula="of:=TRUE()" office:value-type="float" office:value="1" calcext:value-type="float">
            <text:p>WAHR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style-name="ce5" office:value-type="string" calcext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 calcext:value-type="string">
            <text:p>Loaded:</text:p>
          </table:table-cell>
          <table:table-cell table:formula="of:=INFO.OBBA.OBBA.OBADDCLASSES([.F17];[.F18])" office:value-type="string" office:string-value="/Users/fries/Documents/Development/finmath experiments/spreadsheets/Day Count Fractions" calcext:value-type="string">
            <text:p>/Users/fries/Documents/Development/finmath experiments/spreadsheets/Day Count Fractions</text:p>
          </table:table-cell>
          <table:table-cell table:number-columns-repeated="250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number-columns-repeated="4"/>
          <table:table-cell table:style-name="ce4" office:value-type="string" calcext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formula="of:=IF(OR(ISERROR([.F12]);ISERROR([.F21]));NA();&quot;&quot;)">
            <text:p/>
          </table:table-cell>
          <table:table-cell table:number-columns-repeated="251"/>
        </table:table-row>
        <table:table-row table:style-name="ro1" table:number-rows-repeated="104854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ycount Fractions" table:style-name="ta2" table:print="false">
        <office:forms form:automatic-focus="false" form:apply-design-mode="false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6" table:default-cell-style-name="ce19"/>
        <table:table-column table:style-name="co11" table:default-cell-style-name="ce11"/>
        <table:table-column table:style-name="co10" table:number-columns-repeated="2" table:default-cell-style-name="ce30"/>
        <table:table-column table:style-name="co12" table:default-cell-style-name="ce37"/>
        <table:table-column table:style-name="co7" table:number-columns-repeated="238" table:default-cell-style-name="ce11"/>
        <table:table-column table:style-name="co13" table:number-columns-repeated="4" table:default-cell-style-name="ce41"/>
        <table:table-column table:style-name="co14" table:number-columns-repeated="768" table:default-cell-style-name="Default"/>
        <table:table-row table:style-name="ro3">
          <table:table-cell table:number-columns-repeated="252"/>
          <table:table-cell table:style-name="ce23" table:number-columns-repeated="4"/>
          <table:table-cell table:number-columns-repeated="768"/>
        </table:table-row>
        <table:table-row table:style-name="ro4">
          <table:table-cell table:style-name="ce12"/>
          <table:table-cell table:style-name="ce12" table:formula="of:=&quot;Daycounting using Different Convention&quot;" office:value-type="string" office:string-value="Daycounting using Different Convention" calcext:value-type="string">
            <text:p>Daycounting using Different Convention</text:p>
          </table:table-cell>
          <table:table-cell table:style-name="ce12" table:number-columns-repeated="2"/>
          <table:table-cell table:style-name="ce23"/>
          <table:table-cell table:style-name="ce26" table:number-columns-repeated="5"/>
          <table:table-cell table:style-name="ce12"/>
          <table:table-cell table:style-name="ce31" table:number-columns-repeated="2"/>
          <table:table-cell table:style-name="ce38"/>
          <table:table-cell table:style-name="ce12" table:number-columns-repeated="1010"/>
        </table:table-row>
        <table:table-row table:style-name="ro3">
          <table:table-cell table:style-name="ce13"/>
          <table:table-cell table:style-name="ce14" office:value-type="string" calcext:value-type="string">
            <text:p>Note: This sheet requires Obba 3.0 ( <text:span text:style-name="T2">http://www.obba.info/</text:span><text:span text:style-name="T1"> )</text:span></text:p>
          </table:table-cell>
          <table:table-cell table:style-name="ce13" table:number-columns-repeated="2"/>
          <table:table-cell table:style-name="ce24"/>
          <table:table-cell table:style-name="ce27"/>
          <table:table-cell table:style-name="ce24" table:number-columns-repeated="3"/>
          <table:table-cell table:style-name="ce28"/>
          <table:table-cell table:style-name="ce13"/>
          <table:table-cell table:style-name="ce32" table:number-columns-repeated="2"/>
          <table:table-cell table:style-name="ce39"/>
          <table:table-cell table:style-name="ce13" table:number-columns-repeated="1010"/>
        </table:table-row>
        <table:table-row table:style-name="ro3">
          <table:table-cell table:style-name="ce13"/>
          <table:table-cell table:number-columns-repeated="10"/>
          <table:table-cell office:value-type="string" calcext:value-type="string">
            <text:p>Java Lib</text:p>
          </table:table-cell>
          <table:table-cell office:value-type="string" calcext:value-type="string">
            <text:p>Build-in</text:p>
          </table:table-cell>
          <table:table-cell table:number-columns-repeated="3"/>
          <table:table-cell table:style-name="ce13"/>
          <table:table-cell table:number-columns-repeated="235"/>
          <table:table-cell table:style-name="ce11" table:number-columns-repeated="4"/>
          <table:table-cell table:number-columns-repeated="768"/>
        </table:table-row>
        <table:table-row table:style-name="ro3">
          <table:table-cell table:number-columns-repeated="4"/>
          <table:table-cell table:style-name="ce25" office:value-type="string" calcext:value-type="string">
            <text:p>start date</text:p>
          </table:table-cell>
          <table:table-cell table:style-name="ce25" office:value-type="string" calcext:value-type="string">
            <text:p>end date</text:p>
          </table:table-cell>
          <table:table-cell table:style-name="ce25" office:value-type="string" calcext:value-type="string">
            <text:p>start date object</text:p>
          </table:table-cell>
          <table:table-cell table:style-name="ce25" office:value-type="string" calcext:value-type="string">
            <text:p>end date object</text:p>
          </table:table-cell>
          <table:table-cell table:style-name="ce25" office:value-type="string" calcext:value-type="string">
            <text:p>start calendar obj</text:p>
          </table:table-cell>
          <table:table-cell table:style-name="ce25" office:value-type="string" calcext:value-type="string">
            <text:p>end calendar obj</text:p>
          </table:table-cell>
          <table:table-cell table:style-name="ce29"/>
          <table:table-cell table:style-name="ce33" office:value-type="string" calcext:value-type="string">
            <text:p>Lib daycountFraction</text:p>
          </table:table-cell>
          <table:table-cell table:style-name="ce33" office:value-type="string" calcext:value-type="string">
            <text:p>Sheet YEARFRAC</text:p>
          </table:table-cell>
          <table:table-cell table:style-name="ce40" office:value-type="string" calcext:value-type="string">
            <text:p>Difference</text:p>
          </table:table-cell>
          <table:table-cell table:number-columns-repeated="2"/>
          <table:table-cell table:style-name="ce13"/>
          <table:table-cell table:number-columns-repeated="1007"/>
        </table:table-row>
        <table:table-row table:style-name="ro3">
          <table:table-cell/>
          <table:table-cell table:style-name="ce15" office:value-type="string" calcext:value-type="string">
            <text:p>Daycount Convention</text:p>
          </table:table-cell>
          <table:table-cell table:style-name="ce15"/>
          <table:table-cell/>
          <table:table-cell table:style-name="ce22" table:formula="of:=[.$C$11]+INT(RAND()*([.$C$12]-[.$C$11]))" office:value-type="date" office:date-value="1997-02-01" calcext:value-type="date">
            <text:p>01.02.1997</text:p>
          </table:table-cell>
          <table:table-cell table:style-name="ce22" table:formula="of:=[.$C$11]+INT(RAND()*([.$C$12]-[.$C$11]))" office:value-type="date" office:date-value="2008-06-20" calcext:value-type="date">
            <text:p>20.06.2008</text:p>
          </table:table-cell>
          <table:table-cell table:style-name="ce21" table:formula="of:=INFO.OBBA.OBBA.OBMAKE(&quot;date-&quot;&amp;COLUMN()&amp;&quot;-&quot;&amp;ROW();&quot;Date&quot;;[.E6])" office:value-type="string" office:string-value="date-7-6 &#10;[655]" calcext:value-type="string">
            <text:p>date-7-6 <text:line-break/>[655]</text:p>
          </table:table-cell>
          <table:table-cell table:style-name="ce21" table:formula="of:=INFO.OBBA.OBBA.OBMAKE(&quot;date-&quot;&amp;COLUMN()&amp;&quot;-&quot;&amp;ROW();&quot;Date&quot;;[.F6])" office:value-type="string" office:string-value="date-8-6 &#10;[656]" calcext:value-type="string">
            <text:p>date-8-6 <text:line-break/>[6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])" office:value-type="string" office:string-value="cal-9-6 &#10;[658]" calcext:value-type="string">
            <text:p>cal-9-6 <text:line-break/>[6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])" office:value-type="string" office:string-value="cal-10-6 &#10;[660]" calcext:value-type="string">
            <text:p>cal-10-6 <text:line-break/>[660]</text:p>
          </table:table-cell>
          <table:table-cell/>
          <table:table-cell table:formula="of:=INFO.OBBA.OBBA.OBGET(INFO.OBBA.OBBA.OBCALL(&quot;&quot;;[.$B$15];&quot;getDaycountFraction&quot;;[.I6];[.J6]))" office:value-type="float" office:value="11.5472222222222" calcext:value-type="float">
            <text:p>11,547</text:p>
          </table:table-cell>
          <table:table-cell table:style-name="ce35" table:formula="of:=(YEARFRAC([.E6];[.F6];[.$C$9]))" office:value-type="float" office:value="11.5472222222222" calcext:value-type="float">
            <text:p>11,547</text:p>
          </table:table-cell>
          <table:table-cell table:formula="of:=ABS([.L6])-[.M6]" office:value-type="float" office:value="0" calcext:value-type="float">
            <text:p>0,00000E+00</text:p>
          </table:table-cell>
          <table:table-cell table:number-columns-repeated="2"/>
          <table:table-cell table:style-name="ce13"/>
          <table:table-cell table:number-columns-repeated="1007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3-01-28" calcext:value-type="date">
            <text:p>28.01.1993</text:p>
          </table:table-cell>
          <table:table-cell table:style-name="ce22" table:formula="of:=[.$C$11]+INT(RAND()*([.$C$12]-[.$C$11]))" office:value-type="date" office:date-value="2011-12-08" calcext:value-type="date">
            <text:p>08.12.2011</text:p>
          </table:table-cell>
          <table:table-cell table:style-name="ce21" table:formula="of:=INFO.OBBA.OBBA.OBMAKE(&quot;date-&quot;&amp;COLUMN()&amp;&quot;-&quot;&amp;ROW();&quot;Date&quot;;[.E7])" office:value-type="string" office:string-value="date-7-7 &#10;[663]" calcext:value-type="string">
            <text:p>date-7-7 <text:line-break/>[663]</text:p>
          </table:table-cell>
          <table:table-cell table:style-name="ce21" table:formula="of:=INFO.OBBA.OBBA.OBMAKE(&quot;date-&quot;&amp;COLUMN()&amp;&quot;-&quot;&amp;ROW();&quot;Date&quot;;[.F7])" office:value-type="string" office:string-value="date-8-7 &#10;[664]" calcext:value-type="string">
            <text:p>date-8-7 <text:line-break/>[6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])" office:value-type="string" office:string-value="cal-9-7 &#10;[666]" calcext:value-type="string">
            <text:p>cal-9-7 <text:line-break/>[6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])" office:value-type="string" office:string-value="cal-10-7 &#10;[668]" calcext:value-type="string">
            <text:p>cal-10-7 <text:line-break/>[668]</text:p>
          </table:table-cell>
          <table:table-cell/>
          <table:table-cell table:formula="of:=INFO.OBBA.OBBA.OBGET(INFO.OBBA.OBBA.OBCALL(&quot;&quot;;[.$B$15];&quot;getDaycountFraction&quot;;[.I7];[.J7]))" office:value-type="float" office:value="19.1333333333333" calcext:value-type="float">
            <text:p>19,133</text:p>
          </table:table-cell>
          <table:table-cell table:style-name="ce35" table:formula="of:=(YEARFRAC([.E7];[.F7];[.$C$9]))" office:value-type="float" office:value="19.1333333333333" calcext:value-type="float">
            <text:p>19,133</text:p>
          </table:table-cell>
          <table:table-cell table:formula="of:=ABS([.L7])-[.M7]" office:value-type="float" office:value="0" calcext:value-type="float">
            <text:p>0,00000E+00</text:p>
          </table:table-cell>
          <table:table-cell table:number-columns-repeated="2"/>
          <table:table-cell table:style-name="ce13"/>
          <table:table-cell table:number-columns-repeated="1007"/>
        </table:table-row>
        <table:table-row table:style-name="ro3">
          <table:table-cell/>
          <table:table-cell table:style-name="ce16" office:value-type="string" calcext:value-type="string">
            <text:p>Parameters:</text:p>
          </table:table-cell>
          <table:table-cell table:style-name="ce16"/>
          <table:table-cell/>
          <table:table-cell table:style-name="ce22" table:formula="of:=[.$C$11]+INT(RAND()*([.$C$12]-[.$C$11]))" office:value-type="date" office:date-value="2022-01-31" calcext:value-type="date">
            <text:p>31.01.2022</text:p>
          </table:table-cell>
          <table:table-cell table:style-name="ce22" table:formula="of:=[.$C$11]+INT(RAND()*([.$C$12]-[.$C$11]))" office:value-type="date" office:date-value="1986-06-21" calcext:value-type="date">
            <text:p>21.06.1986</text:p>
          </table:table-cell>
          <table:table-cell table:style-name="ce21" table:formula="of:=INFO.OBBA.OBBA.OBMAKE(&quot;date-&quot;&amp;COLUMN()&amp;&quot;-&quot;&amp;ROW();&quot;Date&quot;;[.E8])" office:value-type="string" office:string-value="date-7-8 &#10;[670]" calcext:value-type="string">
            <text:p>date-7-8 <text:line-break/>[670]</text:p>
          </table:table-cell>
          <table:table-cell table:style-name="ce21" table:formula="of:=INFO.OBBA.OBBA.OBMAKE(&quot;date-&quot;&amp;COLUMN()&amp;&quot;-&quot;&amp;ROW();&quot;Date&quot;;[.F8])" office:value-type="string" office:string-value="date-8-8 &#10;[671]" calcext:value-type="string">
            <text:p>date-8-8 <text:line-break/>[6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])" office:value-type="string" office:string-value="cal-9-8 &#10;[673]" calcext:value-type="string">
            <text:p>cal-9-8 <text:line-break/>[6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])" office:value-type="string" office:string-value="cal-10-8 &#10;[675]" calcext:value-type="string">
            <text:p>cal-10-8 <text:line-break/>[675]</text:p>
          </table:table-cell>
          <table:table-cell/>
          <table:table-cell table:formula="of:=INFO.OBBA.OBBA.OBGET(INFO.OBBA.OBBA.OBCALL(&quot;&quot;;[.$B$15];&quot;getDaycountFraction&quot;;[.I8];[.J8]))" office:value-type="float" office:value="-36.1333333333333" calcext:value-type="float">
            <text:p>-36,133</text:p>
          </table:table-cell>
          <table:table-cell table:style-name="ce35" table:formula="of:=(YEARFRAC([.E8];[.F8];[.$C$9]))" office:value-type="float" office:value="36.1333333333333" calcext:value-type="float">
            <text:p>36,133</text:p>
          </table:table-cell>
          <table:table-cell table:formula="of:=ABS([.L8])-[.M8]" office:value-type="float" office:value="0" calcext:value-type="float">
            <text:p>0,00000E+00</text:p>
          </table:table-cell>
          <table:table-cell table:number-columns-repeated="2"/>
          <table:table-cell table:style-name="ce13"/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YearFrac Basis: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22" table:formula="of:=[.$C$11]+INT(RAND()*([.$C$12]-[.$C$11]))" office:value-type="date" office:date-value="1991-05-09" calcext:value-type="date">
            <text:p>09.05.1991</text:p>
          </table:table-cell>
          <table:table-cell table:style-name="ce22" table:formula="of:=[.$C$11]+INT(RAND()*([.$C$12]-[.$C$11]))" office:value-type="date" office:date-value="2010-02-02" calcext:value-type="date">
            <text:p>02.02.2010</text:p>
          </table:table-cell>
          <table:table-cell table:style-name="ce21" table:formula="of:=INFO.OBBA.OBBA.OBMAKE(&quot;date-&quot;&amp;COLUMN()&amp;&quot;-&quot;&amp;ROW();&quot;Date&quot;;[.E9])" office:value-type="string" office:string-value="date-7-9 &#10;[677]" calcext:value-type="string">
            <text:p>date-7-9 <text:line-break/>[677]</text:p>
          </table:table-cell>
          <table:table-cell table:style-name="ce21" table:formula="of:=INFO.OBBA.OBBA.OBMAKE(&quot;date-&quot;&amp;COLUMN()&amp;&quot;-&quot;&amp;ROW();&quot;Date&quot;;[.F9])" office:value-type="string" office:string-value="date-8-9 &#10;[678]" calcext:value-type="string">
            <text:p>date-8-9 <text:line-break/>[6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])" office:value-type="string" office:string-value="cal-9-9 &#10;[680]" calcext:value-type="string">
            <text:p>cal-9-9 <text:line-break/>[6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])" office:value-type="string" office:string-value="cal-10-9 &#10;[682]" calcext:value-type="string">
            <text:p>cal-10-9 <text:line-break/>[682]</text:p>
          </table:table-cell>
          <table:table-cell/>
          <table:table-cell table:style-name="ce34" table:formula="of:=INFO.OBBA.OBBA.OBGET(INFO.OBBA.OBBA.OBCALL(&quot;&quot;;[.$B$15];&quot;getDaycountFraction&quot;;[.I9];[.J9]))" office:value-type="float" office:value="19.0111111111111" calcext:value-type="float">
            <text:p>19,01111</text:p>
          </table:table-cell>
          <table:table-cell table:style-name="ce36" table:formula="of:=(YEARFRAC([.E9];[.F9];[.$C$9]))" office:value-type="float" office:value="19.0111111111111" calcext:value-type="float">
            <text:p>19,01111</text:p>
          </table:table-cell>
          <table:table-cell table:formula="of:=ABS([.L9])-[.M9]" office:value-type="float" office:value="0" calcext:value-type="float">
            <text:p>0,00000E+00</text:p>
          </table:table-cell>
          <table:table-cell table:number-columns-repeated="2"/>
          <table:table-cell table:style-name="ce13"/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Lib Convention:</text:p>
          </table:table-cell>
          <table:table-cell table:style-name="ce21" table:formula="of:=VLOOKUP([.$C$9];[.B27:.C36];2)" office:value-type="string" office:string-value="DayCountConvention_ACT_360" calcext:value-type="string">
            <text:p>DayCountConvention_ACT_360</text:p>
          </table:table-cell>
          <table:table-cell/>
          <table:table-cell table:style-name="ce22" table:formula="of:=[.$C$11]+INT(RAND()*([.$C$12]-[.$C$11]))" office:value-type="date" office:date-value="2001-03-03" calcext:value-type="date">
            <text:p>03.03.2001</text:p>
          </table:table-cell>
          <table:table-cell table:style-name="ce22" table:formula="of:=[.$C$11]+INT(RAND()*([.$C$12]-[.$C$11]))" office:value-type="date" office:date-value="1987-04-18" calcext:value-type="date">
            <text:p>18.04.1987</text:p>
          </table:table-cell>
          <table:table-cell table:style-name="ce21" table:formula="of:=INFO.OBBA.OBBA.OBMAKE(&quot;date-&quot;&amp;COLUMN()&amp;&quot;-&quot;&amp;ROW();&quot;Date&quot;;[.E10])" office:value-type="string" office:string-value="date-7-10 &#10;[684]" calcext:value-type="string">
            <text:p>date-7-10 <text:line-break/>[684]</text:p>
          </table:table-cell>
          <table:table-cell table:style-name="ce21" table:formula="of:=INFO.OBBA.OBBA.OBMAKE(&quot;date-&quot;&amp;COLUMN()&amp;&quot;-&quot;&amp;ROW();&quot;Date&quot;;[.F10])" office:value-type="string" office:string-value="date-8-10 &#10;[685]" calcext:value-type="string">
            <text:p>date-8-10 <text:line-break/>[6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])" office:value-type="string" office:string-value="cal-9-10 &#10;[687]" calcext:value-type="string">
            <text:p>cal-9-10 <text:line-break/>[6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])" office:value-type="string" office:string-value="cal-10-10 &#10;[689]" calcext:value-type="string">
            <text:p>cal-10-10 <text:line-break/>[689]</text:p>
          </table:table-cell>
          <table:table-cell/>
          <table:table-cell table:formula="of:=INFO.OBBA.OBBA.OBGET(INFO.OBBA.OBBA.OBCALL(&quot;&quot;;[.$B$15];&quot;getDaycountFraction&quot;;[.I10];[.J10]))" office:value-type="float" office:value="-14.0777777777778" calcext:value-type="float">
            <text:p>-14,078</text:p>
          </table:table-cell>
          <table:table-cell table:style-name="ce35" table:formula="of:=(YEARFRAC([.E10];[.F10];[.$C$9]))" office:value-type="float" office:value="14.0777777777778" calcext:value-type="float">
            <text:p>14,078</text:p>
          </table:table-cell>
          <table:table-cell table:formula="of:=ABS([.L10])-[.M10]" office:value-type="float" office:value="0" calcext:value-type="float">
            <text:p>0,00000E+00</text:p>
          </table:table-cell>
          <table:table-cell table:number-columns-repeated="2"/>
          <table:table-cell table:style-name="ce13"/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Test date range start:</text:p>
          </table:table-cell>
          <table:table-cell table:style-name="ce22" office:value-type="date" office:date-value="1980-01-01" calcext:value-type="date">
            <text:p>01.01.1980</text:p>
          </table:table-cell>
          <table:table-cell/>
          <table:table-cell table:style-name="ce22" table:formula="of:=[.$C$11]+INT(RAND()*([.$C$12]-[.$C$11]))" office:value-type="date" office:date-value="2012-06-24" calcext:value-type="date">
            <text:p>24.06.2012</text:p>
          </table:table-cell>
          <table:table-cell table:style-name="ce22" table:formula="of:=[.$C$11]+INT(RAND()*([.$C$12]-[.$C$11]))" office:value-type="date" office:date-value="2000-01-26" calcext:value-type="date">
            <text:p>26.01.2000</text:p>
          </table:table-cell>
          <table:table-cell table:style-name="ce21" table:formula="of:=INFO.OBBA.OBBA.OBMAKE(&quot;date-&quot;&amp;COLUMN()&amp;&quot;-&quot;&amp;ROW();&quot;Date&quot;;[.E11])" office:value-type="string" office:string-value="date-7-11 &#10;[691]" calcext:value-type="string">
            <text:p>date-7-11 <text:line-break/>[691]</text:p>
          </table:table-cell>
          <table:table-cell table:style-name="ce21" table:formula="of:=INFO.OBBA.OBBA.OBMAKE(&quot;date-&quot;&amp;COLUMN()&amp;&quot;-&quot;&amp;ROW();&quot;Date&quot;;[.F11])" office:value-type="string" office:string-value="date-8-11 &#10;[692]" calcext:value-type="string">
            <text:p>date-8-11 <text:line-break/>[6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])" office:value-type="string" office:string-value="cal-9-11 &#10;[694]" calcext:value-type="string">
            <text:p>cal-9-11 <text:line-break/>[6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])" office:value-type="string" office:string-value="cal-10-11 &#10;[696]" calcext:value-type="string">
            <text:p>cal-10-11 <text:line-break/>[696]</text:p>
          </table:table-cell>
          <table:table-cell/>
          <table:table-cell table:formula="of:=INFO.OBBA.OBBA.OBGET(INFO.OBBA.OBBA.OBCALL(&quot;&quot;;[.$B$15];&quot;getDaycountFraction&quot;;[.I11];[.J11]))" office:value-type="float" office:value="-12.5916666666667" calcext:value-type="float">
            <text:p>-12,592</text:p>
          </table:table-cell>
          <table:table-cell table:style-name="ce35" table:formula="of:=(YEARFRAC([.E11];[.F11];[.$C$9]))" office:value-type="float" office:value="12.5916666666667" calcext:value-type="float">
            <text:p>12,592</text:p>
          </table:table-cell>
          <table:table-cell table:formula="of:=ABS([.L11])-[.M11]" office:value-type="float" office:value="0" calcext:value-type="float">
            <text:p>0,00000E+00</text:p>
          </table:table-cell>
          <table:table-cell table:number-columns-repeated="2"/>
          <table:table-cell table:style-name="ce13"/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Test date range end:</text:p>
          </table:table-cell>
          <table:table-cell table:style-name="ce22" office:value-type="date" office:date-value="2030-01-01" calcext:value-type="date">
            <text:p>01.01.2030</text:p>
          </table:table-cell>
          <table:table-cell/>
          <table:table-cell table:style-name="ce22" table:formula="of:=[.$C$11]+INT(RAND()*([.$C$12]-[.$C$11]))" office:value-type="date" office:date-value="1990-03-19" calcext:value-type="date">
            <text:p>19.03.1990</text:p>
          </table:table-cell>
          <table:table-cell table:style-name="ce22" table:formula="of:=[.$C$11]+INT(RAND()*([.$C$12]-[.$C$11]))" office:value-type="date" office:date-value="2012-11-06" calcext:value-type="date">
            <text:p>06.11.2012</text:p>
          </table:table-cell>
          <table:table-cell table:style-name="ce21" table:formula="of:=INFO.OBBA.OBBA.OBMAKE(&quot;date-&quot;&amp;COLUMN()&amp;&quot;-&quot;&amp;ROW();&quot;Date&quot;;[.E12])" office:value-type="string" office:string-value="date-7-12 &#10;[698]" calcext:value-type="string">
            <text:p>date-7-12 <text:line-break/>[698]</text:p>
          </table:table-cell>
          <table:table-cell table:style-name="ce21" table:formula="of:=INFO.OBBA.OBBA.OBMAKE(&quot;date-&quot;&amp;COLUMN()&amp;&quot;-&quot;&amp;ROW();&quot;Date&quot;;[.F12])" office:value-type="string" office:string-value="date-8-12 &#10;[699]" calcext:value-type="string">
            <text:p>date-8-12 <text:line-break/>[6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])" office:value-type="string" office:string-value="cal-9-12 &#10;[701]" calcext:value-type="string">
            <text:p>cal-9-12 <text:line-break/>[7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])" office:value-type="string" office:string-value="cal-10-12 &#10;[703]" calcext:value-type="string">
            <text:p>cal-10-12 <text:line-break/>[703]</text:p>
          </table:table-cell>
          <table:table-cell/>
          <table:table-cell table:formula="of:=INFO.OBBA.OBBA.OBGET(INFO.OBBA.OBBA.OBCALL(&quot;&quot;;[.$B$15];&quot;getDaycountFraction&quot;;[.I12];[.J12]))" office:value-type="float" office:value="22.9666666666667" calcext:value-type="float">
            <text:p>22,967</text:p>
          </table:table-cell>
          <table:table-cell table:style-name="ce35" table:formula="of:=(YEARFRAC([.E12];[.F12];[.$C$9]))" office:value-type="float" office:value="22.9666666666667" calcext:value-type="float">
            <text:p>22,967</text:p>
          </table:table-cell>
          <table:table-cell table:formula="of:=ABS([.L12])-[.M1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4-09-27" calcext:value-type="date">
            <text:p>27.09.1994</text:p>
          </table:table-cell>
          <table:table-cell table:style-name="ce22" table:formula="of:=[.$C$11]+INT(RAND()*([.$C$12]-[.$C$11]))" office:value-type="date" office:date-value="2021-01-28" calcext:value-type="date">
            <text:p>28.01.2021</text:p>
          </table:table-cell>
          <table:table-cell table:style-name="ce21" table:formula="of:=INFO.OBBA.OBBA.OBMAKE(&quot;date-&quot;&amp;COLUMN()&amp;&quot;-&quot;&amp;ROW();&quot;Date&quot;;[.E13])" office:value-type="string" office:string-value="date-7-13 &#10;[705]" calcext:value-type="string">
            <text:p>date-7-13 <text:line-break/>[705]</text:p>
          </table:table-cell>
          <table:table-cell table:style-name="ce21" table:formula="of:=INFO.OBBA.OBBA.OBMAKE(&quot;date-&quot;&amp;COLUMN()&amp;&quot;-&quot;&amp;ROW();&quot;Date&quot;;[.F13])" office:value-type="string" office:string-value="date-8-13 &#10;[706]" calcext:value-type="string">
            <text:p>date-8-13 <text:line-break/>[7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])" office:value-type="string" office:string-value="cal-9-13 &#10;[708]" calcext:value-type="string">
            <text:p>cal-9-13 <text:line-break/>[7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])" office:value-type="string" office:string-value="cal-10-13 &#10;[710]" calcext:value-type="string">
            <text:p>cal-10-13 <text:line-break/>[710]</text:p>
          </table:table-cell>
          <table:table-cell/>
          <table:table-cell table:formula="of:=INFO.OBBA.OBBA.OBGET(INFO.OBBA.OBBA.OBCALL(&quot;&quot;;[.$B$15];&quot;getDaycountFraction&quot;;[.I13];[.J13]))" office:value-type="float" office:value="26.7222222222222" calcext:value-type="float">
            <text:p>26,722</text:p>
          </table:table-cell>
          <table:table-cell table:style-name="ce35" table:formula="of:=(YEARFRAC([.E13];[.F13];[.$C$9]))" office:value-type="float" office:value="26.7222222222222" calcext:value-type="float">
            <text:p>26,722</text:p>
          </table:table-cell>
          <table:table-cell table:formula="of:=ABS([.L13])-[.M1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>
            <text:p>Object:</text:p>
          </table:table-cell>
          <table:table-cell table:style-name="ce16"/>
          <table:table-cell/>
          <table:table-cell table:style-name="ce22" table:formula="of:=[.$C$11]+INT(RAND()*([.$C$12]-[.$C$11]))" office:value-type="date" office:date-value="1999-02-23" calcext:value-type="date">
            <text:p>23.02.1999</text:p>
          </table:table-cell>
          <table:table-cell table:style-name="ce22" table:formula="of:=[.$C$11]+INT(RAND()*([.$C$12]-[.$C$11]))" office:value-type="date" office:date-value="2019-09-16" calcext:value-type="date">
            <text:p>16.09.2019</text:p>
          </table:table-cell>
          <table:table-cell table:style-name="ce21" table:formula="of:=INFO.OBBA.OBBA.OBMAKE(&quot;date-&quot;&amp;COLUMN()&amp;&quot;-&quot;&amp;ROW();&quot;Date&quot;;[.E14])" office:value-type="string" office:string-value="date-7-14 &#10;[712]" calcext:value-type="string">
            <text:p>date-7-14 <text:line-break/>[712]</text:p>
          </table:table-cell>
          <table:table-cell table:style-name="ce21" table:formula="of:=INFO.OBBA.OBBA.OBMAKE(&quot;date-&quot;&amp;COLUMN()&amp;&quot;-&quot;&amp;ROW();&quot;Date&quot;;[.F14])" office:value-type="string" office:string-value="date-8-14 &#10;[713]" calcext:value-type="string">
            <text:p>date-8-14 <text:line-break/>[7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])" office:value-type="string" office:string-value="cal-9-14 &#10;[715]" calcext:value-type="string">
            <text:p>cal-9-14 <text:line-break/>[7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])" office:value-type="string" office:string-value="cal-10-14 &#10;[717]" calcext:value-type="string">
            <text:p>cal-10-14 <text:line-break/>[717]</text:p>
          </table:table-cell>
          <table:table-cell/>
          <table:table-cell table:formula="of:=INFO.OBBA.OBBA.OBGET(INFO.OBBA.OBBA.OBCALL(&quot;&quot;;[.$B$15];&quot;getDaycountFraction&quot;;[.I14];[.J14]))" office:value-type="float" office:value="20.8611111111111" calcext:value-type="float">
            <text:p>20,861</text:p>
          </table:table-cell>
          <table:table-cell table:style-name="ce35" table:formula="of:=(YEARFRAC([.E14];[.F14];[.$C$9]))" office:value-type="float" office:value="20.8611111111111" calcext:value-type="float">
            <text:p>20,861</text:p>
          </table:table-cell>
          <table:table-cell table:formula="of:=ABS([.L14])-[.M1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/>
          <table:table-cell table:style-name="ce17" table:formula="of:=INFO.OBBA.OBBA.OBMAKE(&quot;daycountConvention1&quot;;obLibs&amp;&quot;net.finmath.time.daycount.&quot;&amp;[.C10])" office:value-type="string" office:string-value="daycountConvention1 &#10;[661]" calcext:value-type="string">
            <text:p>daycountConvention1 <text:line-break/>[661]</text:p>
          </table:table-cell>
          <table:table-cell table:number-columns-repeated="2"/>
          <table:table-cell table:style-name="ce22" table:formula="of:=[.$C$11]+INT(RAND()*([.$C$12]-[.$C$11]))" office:value-type="date" office:date-value="1985-04-14" calcext:value-type="date">
            <text:p>14.04.1985</text:p>
          </table:table-cell>
          <table:table-cell table:style-name="ce22" table:formula="of:=[.$C$11]+INT(RAND()*([.$C$12]-[.$C$11]))" office:value-type="date" office:date-value="2004-02-28" calcext:value-type="date">
            <text:p>28.02.2004</text:p>
          </table:table-cell>
          <table:table-cell table:style-name="ce21" table:formula="of:=INFO.OBBA.OBBA.OBMAKE(&quot;date-&quot;&amp;COLUMN()&amp;&quot;-&quot;&amp;ROW();&quot;Date&quot;;[.E15])" office:value-type="string" office:string-value="date-7-15 &#10;[719]" calcext:value-type="string">
            <text:p>date-7-15 <text:line-break/>[719]</text:p>
          </table:table-cell>
          <table:table-cell table:style-name="ce21" table:formula="of:=INFO.OBBA.OBBA.OBMAKE(&quot;date-&quot;&amp;COLUMN()&amp;&quot;-&quot;&amp;ROW();&quot;Date&quot;;[.F15])" office:value-type="string" office:string-value="date-8-15 &#10;[720]" calcext:value-type="string">
            <text:p>date-8-15 <text:line-break/>[7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])" office:value-type="string" office:string-value="cal-9-15 &#10;[722]" calcext:value-type="string">
            <text:p>cal-9-15 <text:line-break/>[7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])" office:value-type="string" office:string-value="cal-10-15 &#10;[724]" calcext:value-type="string">
            <text:p>cal-10-15 <text:line-break/>[724]</text:p>
          </table:table-cell>
          <table:table-cell/>
          <table:table-cell table:formula="of:=INFO.OBBA.OBBA.OBGET(INFO.OBBA.OBBA.OBCALL(&quot;&quot;;[.$B$15];&quot;getDaycountFraction&quot;;[.I15];[.J15]))" office:value-type="float" office:value="19.15" calcext:value-type="float">
            <text:p>19,150</text:p>
          </table:table-cell>
          <table:table-cell table:style-name="ce35" table:formula="of:=(YEARFRAC([.E15];[.F15];[.$C$9]))" office:value-type="float" office:value="19.15" calcext:value-type="float">
            <text:p>19,150</text:p>
          </table:table-cell>
          <table:table-cell table:formula="of:=ABS([.L15])-[.M1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9-03-11" calcext:value-type="date">
            <text:p>11.03.1999</text:p>
          </table:table-cell>
          <table:table-cell table:style-name="ce22" table:formula="of:=[.$C$11]+INT(RAND()*([.$C$12]-[.$C$11]))" office:value-type="date" office:date-value="2009-09-19" calcext:value-type="date">
            <text:p>19.09.2009</text:p>
          </table:table-cell>
          <table:table-cell table:style-name="ce21" table:formula="of:=INFO.OBBA.OBBA.OBMAKE(&quot;date-&quot;&amp;COLUMN()&amp;&quot;-&quot;&amp;ROW();&quot;Date&quot;;[.E16])" office:value-type="string" office:string-value="date-7-16 &#10;[726]" calcext:value-type="string">
            <text:p>date-7-16 <text:line-break/>[726]</text:p>
          </table:table-cell>
          <table:table-cell table:style-name="ce21" table:formula="of:=INFO.OBBA.OBBA.OBMAKE(&quot;date-&quot;&amp;COLUMN()&amp;&quot;-&quot;&amp;ROW();&quot;Date&quot;;[.F16])" office:value-type="string" office:string-value="date-8-16 &#10;[727]" calcext:value-type="string">
            <text:p>date-8-16 <text:line-break/>[7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])" office:value-type="string" office:string-value="cal-9-16 &#10;[729]" calcext:value-type="string">
            <text:p>cal-9-16 <text:line-break/>[7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])" office:value-type="string" office:string-value="cal-10-16 &#10;[731]" calcext:value-type="string">
            <text:p>cal-10-16 <text:line-break/>[731]</text:p>
          </table:table-cell>
          <table:table-cell/>
          <table:table-cell table:formula="of:=INFO.OBBA.OBBA.OBGET(INFO.OBBA.OBBA.OBCALL(&quot;&quot;;[.$B$15];&quot;getDaycountFraction&quot;;[.I16];[.J16]))" office:value-type="float" office:value="10.6805555555556" calcext:value-type="float">
            <text:p>10,681</text:p>
          </table:table-cell>
          <table:table-cell table:style-name="ce35" table:formula="of:=(YEARFRAC([.E16];[.F16];[.$C$9]))" office:value-type="float" office:value="10.6805555555556" calcext:value-type="float">
            <text:p>10,681</text:p>
          </table:table-cell>
          <table:table-cell table:formula="of:=ABS([.L16])-[.M1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6-08-03" calcext:value-type="date">
            <text:p>03.08.2026</text:p>
          </table:table-cell>
          <table:table-cell table:style-name="ce22" table:formula="of:=[.$C$11]+INT(RAND()*([.$C$12]-[.$C$11]))" office:value-type="date" office:date-value="1989-11-28" calcext:value-type="date">
            <text:p>28.11.1989</text:p>
          </table:table-cell>
          <table:table-cell table:style-name="ce21" table:formula="of:=INFO.OBBA.OBBA.OBMAKE(&quot;date-&quot;&amp;COLUMN()&amp;&quot;-&quot;&amp;ROW();&quot;Date&quot;;[.E17])" office:value-type="string" office:string-value="date-7-17 &#10;[733]" calcext:value-type="string">
            <text:p>date-7-17 <text:line-break/>[733]</text:p>
          </table:table-cell>
          <table:table-cell table:style-name="ce21" table:formula="of:=INFO.OBBA.OBBA.OBMAKE(&quot;date-&quot;&amp;COLUMN()&amp;&quot;-&quot;&amp;ROW();&quot;Date&quot;;[.F17])" office:value-type="string" office:string-value="date-8-17 &#10;[734]" calcext:value-type="string">
            <text:p>date-8-17 <text:line-break/>[7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])" office:value-type="string" office:string-value="cal-9-17 &#10;[736]" calcext:value-type="string">
            <text:p>cal-9-17 <text:line-break/>[7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])" office:value-type="string" office:string-value="cal-10-17 &#10;[738]" calcext:value-type="string">
            <text:p>cal-10-17 <text:line-break/>[738]</text:p>
          </table:table-cell>
          <table:table-cell/>
          <table:table-cell table:formula="of:=INFO.OBBA.OBBA.OBGET(INFO.OBBA.OBBA.OBCALL(&quot;&quot;;[.$B$15];&quot;getDaycountFraction&quot;;[.I17];[.J17]))" office:value-type="float" office:value="-37.2138888888889" calcext:value-type="float">
            <text:p>-37,214</text:p>
          </table:table-cell>
          <table:table-cell table:style-name="ce35" table:formula="of:=(YEARFRAC([.E17];[.F17];[.$C$9]))" office:value-type="float" office:value="37.2138888888889" calcext:value-type="float">
            <text:p>37,214</text:p>
          </table:table-cell>
          <table:table-cell table:formula="of:=ABS([.L17])-[.M1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/>
          <table:table-cell table:style-name="ce16" office:value-type="string" calcext:value-type="string">
            <text:p>Result</text:p>
          </table:table-cell>
          <table:table-cell table:style-name="ce16"/>
          <table:table-cell/>
          <table:table-cell table:style-name="ce22" table:formula="of:=[.$C$11]+INT(RAND()*([.$C$12]-[.$C$11]))" office:value-type="date" office:date-value="1991-09-22" calcext:value-type="date">
            <text:p>22.09.1991</text:p>
          </table:table-cell>
          <table:table-cell table:style-name="ce22" table:formula="of:=[.$C$11]+INT(RAND()*([.$C$12]-[.$C$11]))" office:value-type="date" office:date-value="1985-05-13" calcext:value-type="date">
            <text:p>13.05.1985</text:p>
          </table:table-cell>
          <table:table-cell table:style-name="ce21" table:formula="of:=INFO.OBBA.OBBA.OBMAKE(&quot;date-&quot;&amp;COLUMN()&amp;&quot;-&quot;&amp;ROW();&quot;Date&quot;;[.E18])" office:value-type="string" office:string-value="date-7-18 &#10;[740]" calcext:value-type="string">
            <text:p>date-7-18 <text:line-break/>[740]</text:p>
          </table:table-cell>
          <table:table-cell table:style-name="ce21" table:formula="of:=INFO.OBBA.OBBA.OBMAKE(&quot;date-&quot;&amp;COLUMN()&amp;&quot;-&quot;&amp;ROW();&quot;Date&quot;;[.F18])" office:value-type="string" office:string-value="date-8-18 &#10;[741]" calcext:value-type="string">
            <text:p>date-8-18 <text:line-break/>[7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])" office:value-type="string" office:string-value="cal-9-18 &#10;[743]" calcext:value-type="string">
            <text:p>cal-9-18 <text:line-break/>[7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])" office:value-type="string" office:string-value="cal-10-18 &#10;[745]" calcext:value-type="string">
            <text:p>cal-10-18 <text:line-break/>[745]</text:p>
          </table:table-cell>
          <table:table-cell/>
          <table:table-cell table:formula="of:=INFO.OBBA.OBBA.OBGET(INFO.OBBA.OBBA.OBCALL(&quot;&quot;;[.$B$15];&quot;getDaycountFraction&quot;;[.I18];[.J18]))" office:value-type="float" office:value="-6.45277777777778" calcext:value-type="float">
            <text:p>-6,453</text:p>
          </table:table-cell>
          <table:table-cell table:style-name="ce35" table:formula="of:=(YEARFRAC([.E18];[.F18];[.$C$9]))" office:value-type="float" office:value="6.45277777777778" calcext:value-type="float">
            <text:p>6,453</text:p>
          </table:table-cell>
          <table:table-cell table:formula="of:=ABS([.L18])-[.M1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/>
          <table:table-cell office:value-type="string" calcext:value-type="string">
            <text:p>Test:</text:p>
          </table:table-cell>
          <table:table-cell table:formula="of:=IF(MAX([.N6:.N505])-MIN([.N6:.N505])=0;&quot;OK&quot;;&quot;Conventions do not match&quot;)" office:value-type="string" office:string-value="OK" calcext:value-type="string">
            <text:p>OK</text:p>
          </table:table-cell>
          <table:table-cell/>
          <table:table-cell table:style-name="ce22" table:formula="of:=[.$C$11]+INT(RAND()*([.$C$12]-[.$C$11]))" office:value-type="date" office:date-value="1989-06-23" calcext:value-type="date">
            <text:p>23.06.1989</text:p>
          </table:table-cell>
          <table:table-cell table:style-name="ce22" table:formula="of:=[.$C$11]+INT(RAND()*([.$C$12]-[.$C$11]))" office:value-type="date" office:date-value="2002-12-22" calcext:value-type="date">
            <text:p>22.12.2002</text:p>
          </table:table-cell>
          <table:table-cell table:style-name="ce21" table:formula="of:=INFO.OBBA.OBBA.OBMAKE(&quot;date-&quot;&amp;COLUMN()&amp;&quot;-&quot;&amp;ROW();&quot;Date&quot;;[.E19])" office:value-type="string" office:string-value="date-7-19 &#10;[751]" calcext:value-type="string">
            <text:p>date-7-19 <text:line-break/>[751]</text:p>
          </table:table-cell>
          <table:table-cell table:style-name="ce21" table:formula="of:=INFO.OBBA.OBBA.OBMAKE(&quot;date-&quot;&amp;COLUMN()&amp;&quot;-&quot;&amp;ROW();&quot;Date&quot;;[.F19])" office:value-type="string" office:string-value="date-8-19 &#10;[748]" calcext:value-type="string">
            <text:p>date-8-19 <text:line-break/>[7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])" office:value-type="string" office:string-value="cal-9-19 &#10;[752]" calcext:value-type="string">
            <text:p>cal-9-19 <text:line-break/>[7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])" office:value-type="string" office:string-value="cal-10-19 &#10;[749]" calcext:value-type="string">
            <text:p>cal-10-19 <text:line-break/>[749]</text:p>
          </table:table-cell>
          <table:table-cell/>
          <table:table-cell table:formula="of:=INFO.OBBA.OBBA.OBGET(INFO.OBBA.OBBA.OBCALL(&quot;&quot;;[.$B$15];&quot;getDaycountFraction&quot;;[.I19];[.J19]))" office:value-type="float" office:value="13.6944444444444" calcext:value-type="float">
            <text:p>13,694</text:p>
          </table:table-cell>
          <table:table-cell table:style-name="ce35" table:formula="of:=(YEARFRAC([.E19];[.F19];[.$C$9]))" office:value-type="float" office:value="13.6944444444444" calcext:value-type="float">
            <text:p>13,694</text:p>
          </table:table-cell>
          <table:table-cell table:formula="of:=ABS([.L19])-[.M1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6-04-07" calcext:value-type="date">
            <text:p>07.04.2016</text:p>
          </table:table-cell>
          <table:table-cell table:style-name="ce22" table:formula="of:=[.$C$11]+INT(RAND()*([.$C$12]-[.$C$11]))" office:value-type="date" office:date-value="2016-04-12" calcext:value-type="date">
            <text:p>12.04.2016</text:p>
          </table:table-cell>
          <table:table-cell table:style-name="ce21" table:formula="of:=INFO.OBBA.OBBA.OBMAKE(&quot;date-&quot;&amp;COLUMN()&amp;&quot;-&quot;&amp;ROW();&quot;Date&quot;;[.E20])" office:value-type="string" office:string-value="date-7-20 &#10;[758]" calcext:value-type="string">
            <text:p>date-7-20 <text:line-break/>[758]</text:p>
          </table:table-cell>
          <table:table-cell table:style-name="ce21" table:formula="of:=INFO.OBBA.OBBA.OBMAKE(&quot;date-&quot;&amp;COLUMN()&amp;&quot;-&quot;&amp;ROW();&quot;Date&quot;;[.F20])" office:value-type="string" office:string-value="date-8-20 &#10;[755]" calcext:value-type="string">
            <text:p>date-8-20 <text:line-break/>[7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])" office:value-type="string" office:string-value="cal-9-20 &#10;[759]" calcext:value-type="string">
            <text:p>cal-9-20 <text:line-break/>[7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])" office:value-type="string" office:string-value="cal-10-20 &#10;[756]" calcext:value-type="string">
            <text:p>cal-10-20 <text:line-break/>[756]</text:p>
          </table:table-cell>
          <table:table-cell/>
          <table:table-cell table:formula="of:=INFO.OBBA.OBBA.OBGET(INFO.OBBA.OBBA.OBCALL(&quot;&quot;;[.$B$15];&quot;getDaycountFraction&quot;;[.I20];[.J20]))" office:value-type="float" office:value="0.0138888888888889" calcext:value-type="float">
            <text:p>0,014</text:p>
          </table:table-cell>
          <table:table-cell table:style-name="ce35" table:formula="of:=(YEARFRAC([.E20];[.F20];[.$C$9]))" office:value-type="float" office:value="0.0138888888888889" calcext:value-type="float">
            <text:p>0,014</text:p>
          </table:table-cell>
          <table:table-cell table:formula="of:=ABS([.L20])-[.M2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7-10-25" calcext:value-type="date">
            <text:p>25.10.1997</text:p>
          </table:table-cell>
          <table:table-cell table:style-name="ce22" table:formula="of:=[.$C$11]+INT(RAND()*([.$C$12]-[.$C$11]))" office:value-type="date" office:date-value="2029-05-04" calcext:value-type="date">
            <text:p>04.05.2029</text:p>
          </table:table-cell>
          <table:table-cell table:style-name="ce21" table:formula="of:=INFO.OBBA.OBBA.OBMAKE(&quot;date-&quot;&amp;COLUMN()&amp;&quot;-&quot;&amp;ROW();&quot;Date&quot;;[.E21])" office:value-type="string" office:string-value="date-7-21 &#10;[765]" calcext:value-type="string">
            <text:p>date-7-21 <text:line-break/>[765]</text:p>
          </table:table-cell>
          <table:table-cell table:style-name="ce21" table:formula="of:=INFO.OBBA.OBBA.OBMAKE(&quot;date-&quot;&amp;COLUMN()&amp;&quot;-&quot;&amp;ROW();&quot;Date&quot;;[.F21])" office:value-type="string" office:string-value="date-8-21 &#10;[762]" calcext:value-type="string">
            <text:p>date-8-21 <text:line-break/>[7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])" office:value-type="string" office:string-value="cal-9-21 &#10;[766]" calcext:value-type="string">
            <text:p>cal-9-21 <text:line-break/>[7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])" office:value-type="string" office:string-value="cal-10-21 &#10;[763]" calcext:value-type="string">
            <text:p>cal-10-21 <text:line-break/>[763]</text:p>
          </table:table-cell>
          <table:table-cell/>
          <table:table-cell table:formula="of:=INFO.OBBA.OBBA.OBGET(INFO.OBBA.OBBA.OBCALL(&quot;&quot;;[.$B$15];&quot;getDaycountFraction&quot;;[.I21];[.J21]))" office:value-type="float" office:value="31.9833333333333" calcext:value-type="float">
            <text:p>31,983</text:p>
          </table:table-cell>
          <table:table-cell table:style-name="ce35" table:formula="of:=(YEARFRAC([.E21];[.F21];[.$C$9]))" office:value-type="float" office:value="31.9833333333333" calcext:value-type="float">
            <text:p>31,983</text:p>
          </table:table-cell>
          <table:table-cell table:formula="of:=ABS([.L21])-[.M2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2-01-14" calcext:value-type="date">
            <text:p>14.01.2002</text:p>
          </table:table-cell>
          <table:table-cell table:style-name="ce22" table:formula="of:=[.$C$11]+INT(RAND()*([.$C$12]-[.$C$11]))" office:value-type="date" office:date-value="1991-06-21" calcext:value-type="date">
            <text:p>21.06.1991</text:p>
          </table:table-cell>
          <table:table-cell table:style-name="ce21" table:formula="of:=INFO.OBBA.OBBA.OBMAKE(&quot;date-&quot;&amp;COLUMN()&amp;&quot;-&quot;&amp;ROW();&quot;Date&quot;;[.E22])" office:value-type="string" office:string-value="date-7-22 &#10;[772]" calcext:value-type="string">
            <text:p>date-7-22 <text:line-break/>[772]</text:p>
          </table:table-cell>
          <table:table-cell table:style-name="ce21" table:formula="of:=INFO.OBBA.OBBA.OBMAKE(&quot;date-&quot;&amp;COLUMN()&amp;&quot;-&quot;&amp;ROW();&quot;Date&quot;;[.F22])" office:value-type="string" office:string-value="date-8-22 &#10;[769]" calcext:value-type="string">
            <text:p>date-8-22 <text:line-break/>[7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])" office:value-type="string" office:string-value="cal-9-22 &#10;[773]" calcext:value-type="string">
            <text:p>cal-9-22 <text:line-break/>[7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])" office:value-type="string" office:string-value="cal-10-22 &#10;[770]" calcext:value-type="string">
            <text:p>cal-10-22 <text:line-break/>[770]</text:p>
          </table:table-cell>
          <table:table-cell/>
          <table:table-cell table:formula="of:=INFO.OBBA.OBBA.OBGET(INFO.OBBA.OBBA.OBCALL(&quot;&quot;;[.$B$15];&quot;getDaycountFraction&quot;;[.I22];[.J22]))" office:value-type="float" office:value="-10.7222222222222" calcext:value-type="float">
            <text:p>-10,722</text:p>
          </table:table-cell>
          <table:table-cell table:style-name="ce35" table:formula="of:=(YEARFRAC([.E22];[.F22];[.$C$9]))" office:value-type="float" office:value="10.7222222222222" calcext:value-type="float">
            <text:p>10,722</text:p>
          </table:table-cell>
          <table:table-cell table:formula="of:=ABS([.L22])-[.M2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4-07-13" calcext:value-type="date">
            <text:p>13.07.2004</text:p>
          </table:table-cell>
          <table:table-cell table:style-name="ce22" table:formula="of:=[.$C$11]+INT(RAND()*([.$C$12]-[.$C$11]))" office:value-type="date" office:date-value="2003-04-30" calcext:value-type="date">
            <text:p>30.04.2003</text:p>
          </table:table-cell>
          <table:table-cell table:style-name="ce21" table:formula="of:=INFO.OBBA.OBBA.OBMAKE(&quot;date-&quot;&amp;COLUMN()&amp;&quot;-&quot;&amp;ROW();&quot;Date&quot;;[.E23])" office:value-type="string" office:string-value="date-7-23 &#10;[779]" calcext:value-type="string">
            <text:p>date-7-23 <text:line-break/>[779]</text:p>
          </table:table-cell>
          <table:table-cell table:style-name="ce21" table:formula="of:=INFO.OBBA.OBBA.OBMAKE(&quot;date-&quot;&amp;COLUMN()&amp;&quot;-&quot;&amp;ROW();&quot;Date&quot;;[.F23])" office:value-type="string" office:string-value="date-8-23 &#10;[776]" calcext:value-type="string">
            <text:p>date-8-23 <text:line-break/>[7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])" office:value-type="string" office:string-value="cal-9-23 &#10;[780]" calcext:value-type="string">
            <text:p>cal-9-23 <text:line-break/>[7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])" office:value-type="string" office:string-value="cal-10-23 &#10;[777]" calcext:value-type="string">
            <text:p>cal-10-23 <text:line-break/>[777]</text:p>
          </table:table-cell>
          <table:table-cell/>
          <table:table-cell table:formula="of:=INFO.OBBA.OBBA.OBGET(INFO.OBBA.OBBA.OBCALL(&quot;&quot;;[.$B$15];&quot;getDaycountFraction&quot;;[.I23];[.J23]))" office:value-type="float" office:value="-1.22222222222222" calcext:value-type="float">
            <text:p>-1,222</text:p>
          </table:table-cell>
          <table:table-cell table:style-name="ce35" table:formula="of:=(YEARFRAC([.E23];[.F23];[.$C$9]))" office:value-type="float" office:value="1.22222222222222" calcext:value-type="float">
            <text:p>1,222</text:p>
          </table:table-cell>
          <table:table-cell table:formula="of:=ABS([.L23])-[.M2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0-03-24" calcext:value-type="date">
            <text:p>24.03.1980</text:p>
          </table:table-cell>
          <table:table-cell table:style-name="ce22" table:formula="of:=[.$C$11]+INT(RAND()*([.$C$12]-[.$C$11]))" office:value-type="date" office:date-value="2020-05-15" calcext:value-type="date">
            <text:p>15.05.2020</text:p>
          </table:table-cell>
          <table:table-cell table:style-name="ce21" table:formula="of:=INFO.OBBA.OBBA.OBMAKE(&quot;date-&quot;&amp;COLUMN()&amp;&quot;-&quot;&amp;ROW();&quot;Date&quot;;[.E24])" office:value-type="string" office:string-value="date-7-24 &#10;[786]" calcext:value-type="string">
            <text:p>date-7-24 <text:line-break/>[786]</text:p>
          </table:table-cell>
          <table:table-cell table:style-name="ce21" table:formula="of:=INFO.OBBA.OBBA.OBMAKE(&quot;date-&quot;&amp;COLUMN()&amp;&quot;-&quot;&amp;ROW();&quot;Date&quot;;[.F24])" office:value-type="string" office:string-value="date-8-24 &#10;[783]" calcext:value-type="string">
            <text:p>date-8-24 <text:line-break/>[7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])" office:value-type="string" office:string-value="cal-9-24 &#10;[787]" calcext:value-type="string">
            <text:p>cal-9-24 <text:line-break/>[7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])" office:value-type="string" office:string-value="cal-10-24 &#10;[784]" calcext:value-type="string">
            <text:p>cal-10-24 <text:line-break/>[784]</text:p>
          </table:table-cell>
          <table:table-cell/>
          <table:table-cell table:formula="of:=INFO.OBBA.OBBA.OBGET(INFO.OBBA.OBBA.OBCALL(&quot;&quot;;[.$B$15];&quot;getDaycountFraction&quot;;[.I24];[.J24]))" office:value-type="float" office:value="40.7277777777778" calcext:value-type="float">
            <text:p>40,728</text:p>
          </table:table-cell>
          <table:table-cell table:style-name="ce35" table:formula="of:=(YEARFRAC([.E24];[.F24];[.$C$9]))" office:value-type="float" office:value="40.7277777777778" calcext:value-type="float">
            <text:p>40,728</text:p>
          </table:table-cell>
          <table:table-cell table:formula="of:=ABS([.L24])-[.M2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5-08-15" calcext:value-type="date">
            <text:p>15.08.1985</text:p>
          </table:table-cell>
          <table:table-cell table:style-name="ce22" table:formula="of:=[.$C$11]+INT(RAND()*([.$C$12]-[.$C$11]))" office:value-type="date" office:date-value="1997-09-26" calcext:value-type="date">
            <text:p>26.09.1997</text:p>
          </table:table-cell>
          <table:table-cell table:style-name="ce21" table:formula="of:=INFO.OBBA.OBBA.OBMAKE(&quot;date-&quot;&amp;COLUMN()&amp;&quot;-&quot;&amp;ROW();&quot;Date&quot;;[.E25])" office:value-type="string" office:string-value="date-7-25 &#10;[793]" calcext:value-type="string">
            <text:p>date-7-25 <text:line-break/>[793]</text:p>
          </table:table-cell>
          <table:table-cell table:style-name="ce21" table:formula="of:=INFO.OBBA.OBBA.OBMAKE(&quot;date-&quot;&amp;COLUMN()&amp;&quot;-&quot;&amp;ROW();&quot;Date&quot;;[.F25])" office:value-type="string" office:string-value="date-8-25 &#10;[790]" calcext:value-type="string">
            <text:p>date-8-25 <text:line-break/>[7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])" office:value-type="string" office:string-value="cal-9-25 &#10;[794]" calcext:value-type="string">
            <text:p>cal-9-25 <text:line-break/>[7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])" office:value-type="string" office:string-value="cal-10-25 &#10;[791]" calcext:value-type="string">
            <text:p>cal-10-25 <text:line-break/>[791]</text:p>
          </table:table-cell>
          <table:table-cell/>
          <table:table-cell table:formula="of:=INFO.OBBA.OBBA.OBGET(INFO.OBBA.OBBA.OBCALL(&quot;&quot;;[.$B$15];&quot;getDaycountFraction&quot;;[.I25];[.J25]))" office:value-type="float" office:value="12.2916666666667" calcext:value-type="float">
            <text:p>12,292</text:p>
          </table:table-cell>
          <table:table-cell table:style-name="ce35" table:formula="of:=(YEARFRAC([.E25];[.F25];[.$C$9]))" office:value-type="float" office:value="12.2916666666667" calcext:value-type="float">
            <text:p>12,292</text:p>
          </table:table-cell>
          <table:table-cell table:formula="of:=ABS([.L25])-[.M2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/>
          <table:table-cell table:style-name="ce18" office:value-type="string" calcext:value-type="string">
            <text:p>YearFrac Basis:</text:p>
          </table:table-cell>
          <table:table-cell table:style-name="ce18" office:value-type="string" calcext:value-type="string">
            <text:p>finmath lib Convention:</text:p>
          </table:table-cell>
          <table:table-cell/>
          <table:table-cell table:style-name="ce22" table:formula="of:=[.$C$11]+INT(RAND()*([.$C$12]-[.$C$11]))" office:value-type="date" office:date-value="2003-05-04" calcext:value-type="date">
            <text:p>04.05.2003</text:p>
          </table:table-cell>
          <table:table-cell table:style-name="ce22" table:formula="of:=[.$C$11]+INT(RAND()*([.$C$12]-[.$C$11]))" office:value-type="date" office:date-value="1999-03-10" calcext:value-type="date">
            <text:p>10.03.1999</text:p>
          </table:table-cell>
          <table:table-cell table:style-name="ce21" table:formula="of:=INFO.OBBA.OBBA.OBMAKE(&quot;date-&quot;&amp;COLUMN()&amp;&quot;-&quot;&amp;ROW();&quot;Date&quot;;[.E26])" office:value-type="string" office:string-value="date-7-26 &#10;[800]" calcext:value-type="string">
            <text:p>date-7-26 <text:line-break/>[800]</text:p>
          </table:table-cell>
          <table:table-cell table:style-name="ce21" table:formula="of:=INFO.OBBA.OBBA.OBMAKE(&quot;date-&quot;&amp;COLUMN()&amp;&quot;-&quot;&amp;ROW();&quot;Date&quot;;[.F26])" office:value-type="string" office:string-value="date-8-26 &#10;[797]" calcext:value-type="string">
            <text:p>date-8-26 <text:line-break/>[7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])" office:value-type="string" office:string-value="cal-9-26 &#10;[801]" calcext:value-type="string">
            <text:p>cal-9-26 <text:line-break/>[8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])" office:value-type="string" office:string-value="cal-10-26 &#10;[798]" calcext:value-type="string">
            <text:p>cal-10-26 <text:line-break/>[798]</text:p>
          </table:table-cell>
          <table:table-cell/>
          <table:table-cell table:formula="of:=INFO.OBBA.OBBA.OBGET(INFO.OBBA.OBBA.OBCALL(&quot;&quot;;[.$B$15];&quot;getDaycountFraction&quot;;[.I26];[.J26]))" office:value-type="float" office:value="-4.21111111111111" calcext:value-type="float">
            <text:p>-4,211</text:p>
          </table:table-cell>
          <table:table-cell table:style-name="ce35" table:formula="of:=(YEARFRAC([.E26];[.F26];[.$C$9]))" office:value-type="float" office:value="4.21111111111111" calcext:value-type="float">
            <text:p>4,211</text:p>
          </table:table-cell>
          <table:table-cell table:formula="of:=ABS([.L26])-[.M2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/>
          <table:table-cell table:style-name="ce19" office:value-type="float" office:value="0" calcext:value-type="float">
            <text:p>0</text:p>
          </table:table-cell>
          <table:table-cell table:style-name="ce17" office:value-type="string" calcext:value-type="string">
            <text:p>DayCountConvention_30U_360</text:p>
          </table:table-cell>
          <table:table-cell/>
          <table:table-cell table:style-name="ce22" table:formula="of:=[.$C$11]+INT(RAND()*([.$C$12]-[.$C$11]))" office:value-type="date" office:date-value="2012-05-02" calcext:value-type="date">
            <text:p>02.05.2012</text:p>
          </table:table-cell>
          <table:table-cell table:style-name="ce22" table:formula="of:=[.$C$11]+INT(RAND()*([.$C$12]-[.$C$11]))" office:value-type="date" office:date-value="1993-05-21" calcext:value-type="date">
            <text:p>21.05.1993</text:p>
          </table:table-cell>
          <table:table-cell table:style-name="ce21" table:formula="of:=INFO.OBBA.OBBA.OBMAKE(&quot;date-&quot;&amp;COLUMN()&amp;&quot;-&quot;&amp;ROW();&quot;Date&quot;;[.E27])" office:value-type="string" office:string-value="date-7-27 &#10;[807]" calcext:value-type="string">
            <text:p>date-7-27 <text:line-break/>[807]</text:p>
          </table:table-cell>
          <table:table-cell table:style-name="ce21" table:formula="of:=INFO.OBBA.OBBA.OBMAKE(&quot;date-&quot;&amp;COLUMN()&amp;&quot;-&quot;&amp;ROW();&quot;Date&quot;;[.F27])" office:value-type="string" office:string-value="date-8-27 &#10;[804]" calcext:value-type="string">
            <text:p>date-8-27 <text:line-break/>[8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])" office:value-type="string" office:string-value="cal-9-27 &#10;[808]" calcext:value-type="string">
            <text:p>cal-9-27 <text:line-break/>[8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])" office:value-type="string" office:string-value="cal-10-27 &#10;[805]" calcext:value-type="string">
            <text:p>cal-10-27 <text:line-break/>[805]</text:p>
          </table:table-cell>
          <table:table-cell/>
          <table:table-cell table:formula="of:=INFO.OBBA.OBBA.OBGET(INFO.OBBA.OBBA.OBCALL(&quot;&quot;;[.$B$15];&quot;getDaycountFraction&quot;;[.I27];[.J27]))" office:value-type="float" office:value="-19.225" calcext:value-type="float">
            <text:p>-19,225</text:p>
          </table:table-cell>
          <table:table-cell table:style-name="ce35" table:formula="of:=(YEARFRAC([.E27];[.F27];[.$C$9]))" office:value-type="float" office:value="19.225" calcext:value-type="float">
            <text:p>19,225</text:p>
          </table:table-cell>
          <table:table-cell table:formula="of:=ABS([.L27])-[.M2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/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DayCountConvention_ACT_ACT_YEARFRAC</text:p>
          </table:table-cell>
          <table:table-cell/>
          <table:table-cell table:style-name="ce22" table:formula="of:=[.$C$11]+INT(RAND()*([.$C$12]-[.$C$11]))" office:value-type="date" office:date-value="1993-10-25" calcext:value-type="date">
            <text:p>25.10.1993</text:p>
          </table:table-cell>
          <table:table-cell table:style-name="ce22" table:formula="of:=[.$C$11]+INT(RAND()*([.$C$12]-[.$C$11]))" office:value-type="date" office:date-value="1981-05-15" calcext:value-type="date">
            <text:p>15.05.1981</text:p>
          </table:table-cell>
          <table:table-cell table:style-name="ce21" table:formula="of:=INFO.OBBA.OBBA.OBMAKE(&quot;date-&quot;&amp;COLUMN()&amp;&quot;-&quot;&amp;ROW();&quot;Date&quot;;[.E28])" office:value-type="string" office:string-value="date-7-28 &#10;[814]" calcext:value-type="string">
            <text:p>date-7-28 <text:line-break/>[814]</text:p>
          </table:table-cell>
          <table:table-cell table:style-name="ce21" table:formula="of:=INFO.OBBA.OBBA.OBMAKE(&quot;date-&quot;&amp;COLUMN()&amp;&quot;-&quot;&amp;ROW();&quot;Date&quot;;[.F28])" office:value-type="string" office:string-value="date-8-28 &#10;[811]" calcext:value-type="string">
            <text:p>date-8-28 <text:line-break/>[8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])" office:value-type="string" office:string-value="cal-9-28 &#10;[815]" calcext:value-type="string">
            <text:p>cal-9-28 <text:line-break/>[8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])" office:value-type="string" office:string-value="cal-10-28 &#10;[812]" calcext:value-type="string">
            <text:p>cal-10-28 <text:line-break/>[812]</text:p>
          </table:table-cell>
          <table:table-cell/>
          <table:table-cell table:formula="of:=INFO.OBBA.OBBA.OBGET(INFO.OBBA.OBBA.OBCALL(&quot;&quot;;[.$B$15];&quot;getDaycountFraction&quot;;[.I28];[.J28]))" office:value-type="float" office:value="-12.6277777777778" calcext:value-type="float">
            <text:p>-12,628</text:p>
          </table:table-cell>
          <table:table-cell table:style-name="ce35" table:formula="of:=(YEARFRAC([.E28];[.F28];[.$C$9]))" office:value-type="float" office:value="12.6277777777778" calcext:value-type="float">
            <text:p>12,628</text:p>
          </table:table-cell>
          <table:table-cell table:formula="of:=ABS([.L28])-[.M2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/>
          <table:table-cell table:style-name="ce19" office:value-type="float" office:value="2" calcext:value-type="float">
            <text:p>2</text:p>
          </table:table-cell>
          <table:table-cell table:style-name="ce17" office:value-type="string" calcext:value-type="string">
            <text:p>DayCountConvention_ACT_360</text:p>
          </table:table-cell>
          <table:table-cell/>
          <table:table-cell table:style-name="ce22" table:formula="of:=[.$C$11]+INT(RAND()*([.$C$12]-[.$C$11]))" office:value-type="date" office:date-value="1983-01-17" calcext:value-type="date">
            <text:p>17.01.1983</text:p>
          </table:table-cell>
          <table:table-cell table:style-name="ce22" table:formula="of:=[.$C$11]+INT(RAND()*([.$C$12]-[.$C$11]))" office:value-type="date" office:date-value="1990-08-26" calcext:value-type="date">
            <text:p>26.08.1990</text:p>
          </table:table-cell>
          <table:table-cell table:style-name="ce21" table:formula="of:=INFO.OBBA.OBBA.OBMAKE(&quot;date-&quot;&amp;COLUMN()&amp;&quot;-&quot;&amp;ROW();&quot;Date&quot;;[.E29])" office:value-type="string" office:string-value="date-7-29 &#10;[821]" calcext:value-type="string">
            <text:p>date-7-29 <text:line-break/>[821]</text:p>
          </table:table-cell>
          <table:table-cell table:style-name="ce21" table:formula="of:=INFO.OBBA.OBBA.OBMAKE(&quot;date-&quot;&amp;COLUMN()&amp;&quot;-&quot;&amp;ROW();&quot;Date&quot;;[.F29])" office:value-type="string" office:string-value="date-8-29 &#10;[818]" calcext:value-type="string">
            <text:p>date-8-29 <text:line-break/>[8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])" office:value-type="string" office:string-value="cal-9-29 &#10;[822]" calcext:value-type="string">
            <text:p>cal-9-29 <text:line-break/>[8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])" office:value-type="string" office:string-value="cal-10-29 &#10;[819]" calcext:value-type="string">
            <text:p>cal-10-29 <text:line-break/>[819]</text:p>
          </table:table-cell>
          <table:table-cell/>
          <table:table-cell table:formula="of:=INFO.OBBA.OBBA.OBGET(INFO.OBBA.OBBA.OBCALL(&quot;&quot;;[.$B$15];&quot;getDaycountFraction&quot;;[.I29];[.J29]))" office:value-type="float" office:value="7.71666666666667" calcext:value-type="float">
            <text:p>7,717</text:p>
          </table:table-cell>
          <table:table-cell table:style-name="ce35" table:formula="of:=(YEARFRAC([.E29];[.F29];[.$C$9]))" office:value-type="float" office:value="7.71666666666667" calcext:value-type="float">
            <text:p>7,717</text:p>
          </table:table-cell>
          <table:table-cell table:formula="of:=ABS([.L29])-[.M2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/>
          <table:table-cell table:style-name="ce19" office:value-type="float" office:value="3" calcext:value-type="float">
            <text:p>3</text:p>
          </table:table-cell>
          <table:table-cell table:style-name="ce17" office:value-type="string" calcext:value-type="string">
            <text:p>DayCountConvention_ACT_365</text:p>
          </table:table-cell>
          <table:table-cell/>
          <table:table-cell table:style-name="ce22" table:formula="of:=[.$C$11]+INT(RAND()*([.$C$12]-[.$C$11]))" office:value-type="date" office:date-value="2023-03-15" calcext:value-type="date">
            <text:p>15.03.2023</text:p>
          </table:table-cell>
          <table:table-cell table:style-name="ce22" table:formula="of:=[.$C$11]+INT(RAND()*([.$C$12]-[.$C$11]))" office:value-type="date" office:date-value="1988-10-24" calcext:value-type="date">
            <text:p>24.10.1988</text:p>
          </table:table-cell>
          <table:table-cell table:style-name="ce21" table:formula="of:=INFO.OBBA.OBBA.OBMAKE(&quot;date-&quot;&amp;COLUMN()&amp;&quot;-&quot;&amp;ROW();&quot;Date&quot;;[.E30])" office:value-type="string" office:string-value="date-7-30 &#10;[828]" calcext:value-type="string">
            <text:p>date-7-30 <text:line-break/>[828]</text:p>
          </table:table-cell>
          <table:table-cell table:style-name="ce21" table:formula="of:=INFO.OBBA.OBBA.OBMAKE(&quot;date-&quot;&amp;COLUMN()&amp;&quot;-&quot;&amp;ROW();&quot;Date&quot;;[.F30])" office:value-type="string" office:string-value="date-8-30 &#10;[825]" calcext:value-type="string">
            <text:p>date-8-30 <text:line-break/>[8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])" office:value-type="string" office:string-value="cal-9-30 &#10;[829]" calcext:value-type="string">
            <text:p>cal-9-30 <text:line-break/>[8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])" office:value-type="string" office:string-value="cal-10-30 &#10;[826]" calcext:value-type="string">
            <text:p>cal-10-30 <text:line-break/>[826]</text:p>
          </table:table-cell>
          <table:table-cell/>
          <table:table-cell table:formula="of:=INFO.OBBA.OBBA.OBGET(INFO.OBBA.OBBA.OBCALL(&quot;&quot;;[.$B$15];&quot;getDaycountFraction&quot;;[.I30];[.J30]))" office:value-type="float" office:value="-34.8888888888889" calcext:value-type="float">
            <text:p>-34,889</text:p>
          </table:table-cell>
          <table:table-cell table:style-name="ce35" table:formula="of:=(YEARFRAC([.E30];[.F30];[.$C$9]))" office:value-type="float" office:value="34.8888888888889" calcext:value-type="float">
            <text:p>34,889</text:p>
          </table:table-cell>
          <table:table-cell table:formula="of:=ABS([.L30])-[.M3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/>
          <table:table-cell table:style-name="ce19" office:value-type="float" office:value="4" calcext:value-type="float">
            <text:p>4</text:p>
          </table:table-cell>
          <table:table-cell table:style-name="ce17" office:value-type="string" calcext:value-type="string">
            <text:p>DayCountConvention_30E_360</text:p>
          </table:table-cell>
          <table:table-cell/>
          <table:table-cell table:style-name="ce22" table:formula="of:=[.$C$11]+INT(RAND()*([.$C$12]-[.$C$11]))" office:value-type="date" office:date-value="2019-05-28" calcext:value-type="date">
            <text:p>28.05.2019</text:p>
          </table:table-cell>
          <table:table-cell table:style-name="ce22" table:formula="of:=[.$C$11]+INT(RAND()*([.$C$12]-[.$C$11]))" office:value-type="date" office:date-value="2022-11-03" calcext:value-type="date">
            <text:p>03.11.2022</text:p>
          </table:table-cell>
          <table:table-cell table:style-name="ce21" table:formula="of:=INFO.OBBA.OBBA.OBMAKE(&quot;date-&quot;&amp;COLUMN()&amp;&quot;-&quot;&amp;ROW();&quot;Date&quot;;[.E31])" office:value-type="string" office:string-value="date-7-31 &#10;[835]" calcext:value-type="string">
            <text:p>date-7-31 <text:line-break/>[835]</text:p>
          </table:table-cell>
          <table:table-cell table:style-name="ce21" table:formula="of:=INFO.OBBA.OBBA.OBMAKE(&quot;date-&quot;&amp;COLUMN()&amp;&quot;-&quot;&amp;ROW();&quot;Date&quot;;[.F31])" office:value-type="string" office:string-value="date-8-31 &#10;[832]" calcext:value-type="string">
            <text:p>date-8-31 <text:line-break/>[8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])" office:value-type="string" office:string-value="cal-9-31 &#10;[836]" calcext:value-type="string">
            <text:p>cal-9-31 <text:line-break/>[8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])" office:value-type="string" office:string-value="cal-10-31 &#10;[833]" calcext:value-type="string">
            <text:p>cal-10-31 <text:line-break/>[833]</text:p>
          </table:table-cell>
          <table:table-cell/>
          <table:table-cell table:formula="of:=INFO.OBBA.OBBA.OBGET(INFO.OBBA.OBBA.OBCALL(&quot;&quot;;[.$B$15];&quot;getDaycountFraction&quot;;[.I31];[.J31]))" office:value-type="float" office:value="3.48611111111111" calcext:value-type="float">
            <text:p>3,486</text:p>
          </table:table-cell>
          <table:table-cell table:style-name="ce35" table:formula="of:=(YEARFRAC([.E31];[.F31];[.$C$9]))" office:value-type="float" office:value="3.48611111111111" calcext:value-type="float">
            <text:p>3,486</text:p>
          </table:table-cell>
          <table:table-cell table:formula="of:=ABS([.L31])-[.M3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4-08-08" calcext:value-type="date">
            <text:p>08.08.2024</text:p>
          </table:table-cell>
          <table:table-cell table:style-name="ce22" table:formula="of:=[.$C$11]+INT(RAND()*([.$C$12]-[.$C$11]))" office:value-type="date" office:date-value="2012-12-10" calcext:value-type="date">
            <text:p>10.12.2012</text:p>
          </table:table-cell>
          <table:table-cell table:style-name="ce21" table:formula="of:=INFO.OBBA.OBBA.OBMAKE(&quot;date-&quot;&amp;COLUMN()&amp;&quot;-&quot;&amp;ROW();&quot;Date&quot;;[.E32])" office:value-type="string" office:string-value="date-7-32 &#10;[842]" calcext:value-type="string">
            <text:p>date-7-32 <text:line-break/>[842]</text:p>
          </table:table-cell>
          <table:table-cell table:style-name="ce21" table:formula="of:=INFO.OBBA.OBBA.OBMAKE(&quot;date-&quot;&amp;COLUMN()&amp;&quot;-&quot;&amp;ROW();&quot;Date&quot;;[.F32])" office:value-type="string" office:string-value="date-8-32 &#10;[839]" calcext:value-type="string">
            <text:p>date-8-32 <text:line-break/>[8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])" office:value-type="string" office:string-value="cal-9-32 &#10;[843]" calcext:value-type="string">
            <text:p>cal-9-32 <text:line-break/>[8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])" office:value-type="string" office:string-value="cal-10-32 &#10;[840]" calcext:value-type="string">
            <text:p>cal-10-32 <text:line-break/>[840]</text:p>
          </table:table-cell>
          <table:table-cell/>
          <table:table-cell table:formula="of:=INFO.OBBA.OBBA.OBGET(INFO.OBBA.OBBA.OBCALL(&quot;&quot;;[.$B$15];&quot;getDaycountFraction&quot;;[.I32];[.J32]))" office:value-type="float" office:value="-11.8305555555556" calcext:value-type="float">
            <text:p>-11,831</text:p>
          </table:table-cell>
          <table:table-cell table:style-name="ce35" table:formula="of:=(YEARFRAC([.E32];[.F32];[.$C$9]))" office:value-type="float" office:value="11.8305555555556" calcext:value-type="float">
            <text:p>11,831</text:p>
          </table:table-cell>
          <table:table-cell table:formula="of:=ABS([.L32])-[.M3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06-15" calcext:value-type="date">
            <text:p>15.06.2013</text:p>
          </table:table-cell>
          <table:table-cell table:style-name="ce22" table:formula="of:=[.$C$11]+INT(RAND()*([.$C$12]-[.$C$11]))" office:value-type="date" office:date-value="2005-02-26" calcext:value-type="date">
            <text:p>26.02.2005</text:p>
          </table:table-cell>
          <table:table-cell table:style-name="ce21" table:formula="of:=INFO.OBBA.OBBA.OBMAKE(&quot;date-&quot;&amp;COLUMN()&amp;&quot;-&quot;&amp;ROW();&quot;Date&quot;;[.E33])" office:value-type="string" office:string-value="date-7-33 &#10;[849]" calcext:value-type="string">
            <text:p>date-7-33 <text:line-break/>[849]</text:p>
          </table:table-cell>
          <table:table-cell table:style-name="ce21" table:formula="of:=INFO.OBBA.OBBA.OBMAKE(&quot;date-&quot;&amp;COLUMN()&amp;&quot;-&quot;&amp;ROW();&quot;Date&quot;;[.F33])" office:value-type="string" office:string-value="date-8-33 &#10;[846]" calcext:value-type="string">
            <text:p>date-8-33 <text:line-break/>[8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])" office:value-type="string" office:string-value="cal-9-33 &#10;[850]" calcext:value-type="string">
            <text:p>cal-9-33 <text:line-break/>[8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])" office:value-type="string" office:string-value="cal-10-33 &#10;[847]" calcext:value-type="string">
            <text:p>cal-10-33 <text:line-break/>[847]</text:p>
          </table:table-cell>
          <table:table-cell/>
          <table:table-cell table:formula="of:=INFO.OBBA.OBBA.OBGET(INFO.OBBA.OBBA.OBCALL(&quot;&quot;;[.$B$15];&quot;getDaycountFraction&quot;;[.I33];[.J33]))" office:value-type="float" office:value="-8.41944444444444" calcext:value-type="float">
            <text:p>-8,419</text:p>
          </table:table-cell>
          <table:table-cell table:style-name="ce35" table:formula="of:=(YEARFRAC([.E33];[.F33];[.$C$9]))" office:value-type="float" office:value="8.41944444444444" calcext:value-type="float">
            <text:p>8,419</text:p>
          </table:table-cell>
          <table:table-cell table:formula="of:=ABS([.L33])-[.M3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5-12-15" calcext:value-type="date">
            <text:p>15.12.1995</text:p>
          </table:table-cell>
          <table:table-cell table:style-name="ce22" table:formula="of:=[.$C$11]+INT(RAND()*([.$C$12]-[.$C$11]))" office:value-type="date" office:date-value="2019-07-17" calcext:value-type="date">
            <text:p>17.07.2019</text:p>
          </table:table-cell>
          <table:table-cell table:style-name="ce21" table:formula="of:=INFO.OBBA.OBBA.OBMAKE(&quot;date-&quot;&amp;COLUMN()&amp;&quot;-&quot;&amp;ROW();&quot;Date&quot;;[.E34])" office:value-type="string" office:string-value="date-7-34 &#10;[856]" calcext:value-type="string">
            <text:p>date-7-34 <text:line-break/>[856]</text:p>
          </table:table-cell>
          <table:table-cell table:style-name="ce21" table:formula="of:=INFO.OBBA.OBBA.OBMAKE(&quot;date-&quot;&amp;COLUMN()&amp;&quot;-&quot;&amp;ROW();&quot;Date&quot;;[.F34])" office:value-type="string" office:string-value="date-8-34 &#10;[853]" calcext:value-type="string">
            <text:p>date-8-34 <text:line-break/>[8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])" office:value-type="string" office:string-value="cal-9-34 &#10;[857]" calcext:value-type="string">
            <text:p>cal-9-34 <text:line-break/>[8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])" office:value-type="string" office:string-value="cal-10-34 &#10;[854]" calcext:value-type="string">
            <text:p>cal-10-34 <text:line-break/>[854]</text:p>
          </table:table-cell>
          <table:table-cell/>
          <table:table-cell table:formula="of:=INFO.OBBA.OBBA.OBGET(INFO.OBBA.OBBA.OBCALL(&quot;&quot;;[.$B$15];&quot;getDaycountFraction&quot;;[.I34];[.J34]))" office:value-type="float" office:value="23.9305555555556" calcext:value-type="float">
            <text:p>23,931</text:p>
          </table:table-cell>
          <table:table-cell table:style-name="ce35" table:formula="of:=(YEARFRAC([.E34];[.F34];[.$C$9]))" office:value-type="float" office:value="23.9305555555556" calcext:value-type="float">
            <text:p>23,931</text:p>
          </table:table-cell>
          <table:table-cell table:formula="of:=ABS([.L34])-[.M3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0-07-25" calcext:value-type="date">
            <text:p>25.07.2010</text:p>
          </table:table-cell>
          <table:table-cell table:style-name="ce22" table:formula="of:=[.$C$11]+INT(RAND()*([.$C$12]-[.$C$11]))" office:value-type="date" office:date-value="1987-01-06" calcext:value-type="date">
            <text:p>06.01.1987</text:p>
          </table:table-cell>
          <table:table-cell table:style-name="ce21" table:formula="of:=INFO.OBBA.OBBA.OBMAKE(&quot;date-&quot;&amp;COLUMN()&amp;&quot;-&quot;&amp;ROW();&quot;Date&quot;;[.E35])" office:value-type="string" office:string-value="date-7-35 &#10;[863]" calcext:value-type="string">
            <text:p>date-7-35 <text:line-break/>[863]</text:p>
          </table:table-cell>
          <table:table-cell table:style-name="ce21" table:formula="of:=INFO.OBBA.OBBA.OBMAKE(&quot;date-&quot;&amp;COLUMN()&amp;&quot;-&quot;&amp;ROW();&quot;Date&quot;;[.F35])" office:value-type="string" office:string-value="date-8-35 &#10;[860]" calcext:value-type="string">
            <text:p>date-8-35 <text:line-break/>[8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])" office:value-type="string" office:string-value="cal-9-35 &#10;[864]" calcext:value-type="string">
            <text:p>cal-9-35 <text:line-break/>[8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])" office:value-type="string" office:string-value="cal-10-35 &#10;[861]" calcext:value-type="string">
            <text:p>cal-10-35 <text:line-break/>[861]</text:p>
          </table:table-cell>
          <table:table-cell/>
          <table:table-cell table:formula="of:=INFO.OBBA.OBBA.OBGET(INFO.OBBA.OBBA.OBCALL(&quot;&quot;;[.$B$15];&quot;getDaycountFraction&quot;;[.I35];[.J35]))" office:value-type="float" office:value="-23.8916666666667" calcext:value-type="float">
            <text:p>-23,892</text:p>
          </table:table-cell>
          <table:table-cell table:style-name="ce35" table:formula="of:=(YEARFRAC([.E35];[.F35];[.$C$9]))" office:value-type="float" office:value="23.8916666666667" calcext:value-type="float">
            <text:p>23,892</text:p>
          </table:table-cell>
          <table:table-cell table:formula="of:=ABS([.L35])-[.M3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9-08-20" calcext:value-type="date">
            <text:p>20.08.1989</text:p>
          </table:table-cell>
          <table:table-cell table:style-name="ce22" table:formula="of:=[.$C$11]+INT(RAND()*([.$C$12]-[.$C$11]))" office:value-type="date" office:date-value="1985-11-22" calcext:value-type="date">
            <text:p>22.11.1985</text:p>
          </table:table-cell>
          <table:table-cell table:style-name="ce21" table:formula="of:=INFO.OBBA.OBBA.OBMAKE(&quot;date-&quot;&amp;COLUMN()&amp;&quot;-&quot;&amp;ROW();&quot;Date&quot;;[.E36])" office:value-type="string" office:string-value="date-7-36 &#10;[870]" calcext:value-type="string">
            <text:p>date-7-36 <text:line-break/>[870]</text:p>
          </table:table-cell>
          <table:table-cell table:style-name="ce21" table:formula="of:=INFO.OBBA.OBBA.OBMAKE(&quot;date-&quot;&amp;COLUMN()&amp;&quot;-&quot;&amp;ROW();&quot;Date&quot;;[.F36])" office:value-type="string" office:string-value="date-8-36 &#10;[867]" calcext:value-type="string">
            <text:p>date-8-36 <text:line-break/>[8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])" office:value-type="string" office:string-value="cal-9-36 &#10;[871]" calcext:value-type="string">
            <text:p>cal-9-36 <text:line-break/>[8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])" office:value-type="string" office:string-value="cal-10-36 &#10;[868]" calcext:value-type="string">
            <text:p>cal-10-36 <text:line-break/>[868]</text:p>
          </table:table-cell>
          <table:table-cell/>
          <table:table-cell table:formula="of:=INFO.OBBA.OBBA.OBGET(INFO.OBBA.OBBA.OBCALL(&quot;&quot;;[.$B$15];&quot;getDaycountFraction&quot;;[.I36];[.J36]))" office:value-type="float" office:value="-3.79722222222222" calcext:value-type="float">
            <text:p>-3,797</text:p>
          </table:table-cell>
          <table:table-cell table:style-name="ce35" table:formula="of:=(YEARFRAC([.E36];[.F36];[.$C$9]))" office:value-type="float" office:value="3.79722222222222" calcext:value-type="float">
            <text:p>3,797</text:p>
          </table:table-cell>
          <table:table-cell table:formula="of:=ABS([.L36])-[.M3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8-05-24" calcext:value-type="date">
            <text:p>24.05.1998</text:p>
          </table:table-cell>
          <table:table-cell table:style-name="ce22" table:formula="of:=[.$C$11]+INT(RAND()*([.$C$12]-[.$C$11]))" office:value-type="date" office:date-value="1989-12-13" calcext:value-type="date">
            <text:p>13.12.1989</text:p>
          </table:table-cell>
          <table:table-cell table:style-name="ce21" table:formula="of:=INFO.OBBA.OBBA.OBMAKE(&quot;date-&quot;&amp;COLUMN()&amp;&quot;-&quot;&amp;ROW();&quot;Date&quot;;[.E37])" office:value-type="string" office:string-value="date-7-37 &#10;[873]" calcext:value-type="string">
            <text:p>date-7-37 <text:line-break/>[873]</text:p>
          </table:table-cell>
          <table:table-cell table:style-name="ce21" table:formula="of:=INFO.OBBA.OBBA.OBMAKE(&quot;date-&quot;&amp;COLUMN()&amp;&quot;-&quot;&amp;ROW();&quot;Date&quot;;[.F37])" office:value-type="string" office:string-value="date-8-37 &#10;[874]" calcext:value-type="string">
            <text:p>date-8-37 <text:line-break/>[8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])" office:value-type="string" office:string-value="cal-9-37 &#10;[876]" calcext:value-type="string">
            <text:p>cal-9-37 <text:line-break/>[8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])" office:value-type="string" office:string-value="cal-10-37 &#10;[878]" calcext:value-type="string">
            <text:p>cal-10-37 <text:line-break/>[878]</text:p>
          </table:table-cell>
          <table:table-cell/>
          <table:table-cell table:formula="of:=INFO.OBBA.OBBA.OBGET(INFO.OBBA.OBBA.OBCALL(&quot;&quot;;[.$B$15];&quot;getDaycountFraction&quot;;[.I37];[.J37]))" office:value-type="float" office:value="-8.56666666666667" calcext:value-type="float">
            <text:p>-8,567</text:p>
          </table:table-cell>
          <table:table-cell table:style-name="ce35" table:formula="of:=(YEARFRAC([.E37];[.F37];[.$C$9]))" office:value-type="float" office:value="8.56666666666667" calcext:value-type="float">
            <text:p>8,567</text:p>
          </table:table-cell>
          <table:table-cell table:formula="of:=ABS([.L37])-[.M3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2-09-24" calcext:value-type="date">
            <text:p>24.09.2002</text:p>
          </table:table-cell>
          <table:table-cell table:style-name="ce22" table:formula="of:=[.$C$11]+INT(RAND()*([.$C$12]-[.$C$11]))" office:value-type="date" office:date-value="2015-09-20" calcext:value-type="date">
            <text:p>20.09.2015</text:p>
          </table:table-cell>
          <table:table-cell table:style-name="ce21" table:formula="of:=INFO.OBBA.OBBA.OBMAKE(&quot;date-&quot;&amp;COLUMN()&amp;&quot;-&quot;&amp;ROW();&quot;Date&quot;;[.E38])" office:value-type="string" office:string-value="date-7-38 &#10;[880]" calcext:value-type="string">
            <text:p>date-7-38 <text:line-break/>[880]</text:p>
          </table:table-cell>
          <table:table-cell table:style-name="ce21" table:formula="of:=INFO.OBBA.OBBA.OBMAKE(&quot;date-&quot;&amp;COLUMN()&amp;&quot;-&quot;&amp;ROW();&quot;Date&quot;;[.F38])" office:value-type="string" office:string-value="date-8-38 &#10;[881]" calcext:value-type="string">
            <text:p>date-8-38 <text:line-break/>[8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])" office:value-type="string" office:string-value="cal-9-38 &#10;[883]" calcext:value-type="string">
            <text:p>cal-9-38 <text:line-break/>[8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])" office:value-type="string" office:string-value="cal-10-38 &#10;[885]" calcext:value-type="string">
            <text:p>cal-10-38 <text:line-break/>[885]</text:p>
          </table:table-cell>
          <table:table-cell/>
          <table:table-cell table:formula="of:=INFO.OBBA.OBBA.OBGET(INFO.OBBA.OBBA.OBCALL(&quot;&quot;;[.$B$15];&quot;getDaycountFraction&quot;;[.I38];[.J38]))" office:value-type="float" office:value="13.1777777777778" calcext:value-type="float">
            <text:p>13,178</text:p>
          </table:table-cell>
          <table:table-cell table:style-name="ce35" table:formula="of:=(YEARFRAC([.E38];[.F38];[.$C$9]))" office:value-type="float" office:value="13.1777777777778" calcext:value-type="float">
            <text:p>13,178</text:p>
          </table:table-cell>
          <table:table-cell table:formula="of:=ABS([.L38])-[.M3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4-02-26" calcext:value-type="date">
            <text:p>26.02.2004</text:p>
          </table:table-cell>
          <table:table-cell table:style-name="ce22" table:formula="of:=[.$C$11]+INT(RAND()*([.$C$12]-[.$C$11]))" office:value-type="date" office:date-value="2011-09-28" calcext:value-type="date">
            <text:p>28.09.2011</text:p>
          </table:table-cell>
          <table:table-cell table:style-name="ce21" table:formula="of:=INFO.OBBA.OBBA.OBMAKE(&quot;date-&quot;&amp;COLUMN()&amp;&quot;-&quot;&amp;ROW();&quot;Date&quot;;[.E39])" office:value-type="string" office:string-value="date-7-39 &#10;[887]" calcext:value-type="string">
            <text:p>date-7-39 <text:line-break/>[887]</text:p>
          </table:table-cell>
          <table:table-cell table:style-name="ce21" table:formula="of:=INFO.OBBA.OBBA.OBMAKE(&quot;date-&quot;&amp;COLUMN()&amp;&quot;-&quot;&amp;ROW();&quot;Date&quot;;[.F39])" office:value-type="string" office:string-value="date-8-39 &#10;[888]" calcext:value-type="string">
            <text:p>date-8-39 <text:line-break/>[8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])" office:value-type="string" office:string-value="cal-9-39 &#10;[890]" calcext:value-type="string">
            <text:p>cal-9-39 <text:line-break/>[8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])" office:value-type="string" office:string-value="cal-10-39 &#10;[892]" calcext:value-type="string">
            <text:p>cal-10-39 <text:line-break/>[892]</text:p>
          </table:table-cell>
          <table:table-cell/>
          <table:table-cell table:formula="of:=INFO.OBBA.OBBA.OBGET(INFO.OBBA.OBBA.OBCALL(&quot;&quot;;[.$B$15];&quot;getDaycountFraction&quot;;[.I39];[.J39]))" office:value-type="float" office:value="7.69722222222222" calcext:value-type="float">
            <text:p>7,697</text:p>
          </table:table-cell>
          <table:table-cell table:style-name="ce35" table:formula="of:=(YEARFRAC([.E39];[.F39];[.$C$9]))" office:value-type="float" office:value="7.69722222222222" calcext:value-type="float">
            <text:p>7,697</text:p>
          </table:table-cell>
          <table:table-cell table:formula="of:=ABS([.L39])-[.M3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7-01-12" calcext:value-type="date">
            <text:p>12.01.2017</text:p>
          </table:table-cell>
          <table:table-cell table:style-name="ce22" table:formula="of:=[.$C$11]+INT(RAND()*([.$C$12]-[.$C$11]))" office:value-type="date" office:date-value="2008-08-03" calcext:value-type="date">
            <text:p>03.08.2008</text:p>
          </table:table-cell>
          <table:table-cell table:style-name="ce21" table:formula="of:=INFO.OBBA.OBBA.OBMAKE(&quot;date-&quot;&amp;COLUMN()&amp;&quot;-&quot;&amp;ROW();&quot;Date&quot;;[.E40])" office:value-type="string" office:string-value="date-7-40 &#10;[894]" calcext:value-type="string">
            <text:p>date-7-40 <text:line-break/>[894]</text:p>
          </table:table-cell>
          <table:table-cell table:style-name="ce21" table:formula="of:=INFO.OBBA.OBBA.OBMAKE(&quot;date-&quot;&amp;COLUMN()&amp;&quot;-&quot;&amp;ROW();&quot;Date&quot;;[.F40])" office:value-type="string" office:string-value="date-8-40 &#10;[895]" calcext:value-type="string">
            <text:p>date-8-40 <text:line-break/>[8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])" office:value-type="string" office:string-value="cal-9-40 &#10;[897]" calcext:value-type="string">
            <text:p>cal-9-40 <text:line-break/>[8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])" office:value-type="string" office:string-value="cal-10-40 &#10;[899]" calcext:value-type="string">
            <text:p>cal-10-40 <text:line-break/>[899]</text:p>
          </table:table-cell>
          <table:table-cell/>
          <table:table-cell table:formula="of:=INFO.OBBA.OBBA.OBGET(INFO.OBBA.OBBA.OBCALL(&quot;&quot;;[.$B$15];&quot;getDaycountFraction&quot;;[.I40];[.J40]))" office:value-type="float" office:value="-8.56666666666667" calcext:value-type="float">
            <text:p>-8,567</text:p>
          </table:table-cell>
          <table:table-cell table:style-name="ce35" table:formula="of:=(YEARFRAC([.E40];[.F40];[.$C$9]))" office:value-type="float" office:value="8.56666666666667" calcext:value-type="float">
            <text:p>8,567</text:p>
          </table:table-cell>
          <table:table-cell table:formula="of:=ABS([.L40])-[.M4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3-01-10" calcext:value-type="date">
            <text:p>10.01.1993</text:p>
          </table:table-cell>
          <table:table-cell table:style-name="ce22" table:formula="of:=[.$C$11]+INT(RAND()*([.$C$12]-[.$C$11]))" office:value-type="date" office:date-value="2025-06-25" calcext:value-type="date">
            <text:p>25.06.2025</text:p>
          </table:table-cell>
          <table:table-cell table:style-name="ce21" table:formula="of:=INFO.OBBA.OBBA.OBMAKE(&quot;date-&quot;&amp;COLUMN()&amp;&quot;-&quot;&amp;ROW();&quot;Date&quot;;[.E41])" office:value-type="string" office:string-value="date-7-41 &#10;[901]" calcext:value-type="string">
            <text:p>date-7-41 <text:line-break/>[901]</text:p>
          </table:table-cell>
          <table:table-cell table:style-name="ce21" table:formula="of:=INFO.OBBA.OBBA.OBMAKE(&quot;date-&quot;&amp;COLUMN()&amp;&quot;-&quot;&amp;ROW();&quot;Date&quot;;[.F41])" office:value-type="string" office:string-value="date-8-41 &#10;[902]" calcext:value-type="string">
            <text:p>date-8-41 <text:line-break/>[9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])" office:value-type="string" office:string-value="cal-9-41 &#10;[904]" calcext:value-type="string">
            <text:p>cal-9-41 <text:line-break/>[9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])" office:value-type="string" office:string-value="cal-10-41 &#10;[906]" calcext:value-type="string">
            <text:p>cal-10-41 <text:line-break/>[906]</text:p>
          </table:table-cell>
          <table:table-cell/>
          <table:table-cell table:formula="of:=INFO.OBBA.OBBA.OBGET(INFO.OBBA.OBBA.OBCALL(&quot;&quot;;[.$B$15];&quot;getDaycountFraction&quot;;[.I41];[.J41]))" office:value-type="float" office:value="32.9277777777778" calcext:value-type="float">
            <text:p>32,928</text:p>
          </table:table-cell>
          <table:table-cell table:style-name="ce35" table:formula="of:=(YEARFRAC([.E41];[.F41];[.$C$9]))" office:value-type="float" office:value="32.9277777777778" calcext:value-type="float">
            <text:p>32,928</text:p>
          </table:table-cell>
          <table:table-cell table:formula="of:=ABS([.L41])-[.M4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4-05-28" calcext:value-type="date">
            <text:p>28.05.2014</text:p>
          </table:table-cell>
          <table:table-cell table:style-name="ce22" table:formula="of:=[.$C$11]+INT(RAND()*([.$C$12]-[.$C$11]))" office:value-type="date" office:date-value="1982-08-03" calcext:value-type="date">
            <text:p>03.08.1982</text:p>
          </table:table-cell>
          <table:table-cell table:style-name="ce21" table:formula="of:=INFO.OBBA.OBBA.OBMAKE(&quot;date-&quot;&amp;COLUMN()&amp;&quot;-&quot;&amp;ROW();&quot;Date&quot;;[.E42])" office:value-type="string" office:string-value="date-7-42 &#10;[908]" calcext:value-type="string">
            <text:p>date-7-42 <text:line-break/>[908]</text:p>
          </table:table-cell>
          <table:table-cell table:style-name="ce21" table:formula="of:=INFO.OBBA.OBBA.OBMAKE(&quot;date-&quot;&amp;COLUMN()&amp;&quot;-&quot;&amp;ROW();&quot;Date&quot;;[.F42])" office:value-type="string" office:string-value="date-8-42 &#10;[909]" calcext:value-type="string">
            <text:p>date-8-42 <text:line-break/>[9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])" office:value-type="string" office:string-value="cal-9-42 &#10;[911]" calcext:value-type="string">
            <text:p>cal-9-42 <text:line-break/>[9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])" office:value-type="string" office:string-value="cal-10-42 &#10;[913]" calcext:value-type="string">
            <text:p>cal-10-42 <text:line-break/>[913]</text:p>
          </table:table-cell>
          <table:table-cell/>
          <table:table-cell table:formula="of:=INFO.OBBA.OBBA.OBGET(INFO.OBBA.OBBA.OBCALL(&quot;&quot;;[.$B$15];&quot;getDaycountFraction&quot;;[.I42];[.J42]))" office:value-type="float" office:value="-32.2805555555556" calcext:value-type="float">
            <text:p>-32,281</text:p>
          </table:table-cell>
          <table:table-cell table:style-name="ce35" table:formula="of:=(YEARFRAC([.E42];[.F42];[.$C$9]))" office:value-type="float" office:value="32.2805555555556" calcext:value-type="float">
            <text:p>32,281</text:p>
          </table:table-cell>
          <table:table-cell table:formula="of:=ABS([.L42])-[.M4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2-06-17" calcext:value-type="date">
            <text:p>17.06.2012</text:p>
          </table:table-cell>
          <table:table-cell table:style-name="ce22" table:formula="of:=[.$C$11]+INT(RAND()*([.$C$12]-[.$C$11]))" office:value-type="date" office:date-value="2023-01-14" calcext:value-type="date">
            <text:p>14.01.2023</text:p>
          </table:table-cell>
          <table:table-cell table:style-name="ce21" table:formula="of:=INFO.OBBA.OBBA.OBMAKE(&quot;date-&quot;&amp;COLUMN()&amp;&quot;-&quot;&amp;ROW();&quot;Date&quot;;[.E43])" office:value-type="string" office:string-value="date-7-43 &#10;[915]" calcext:value-type="string">
            <text:p>date-7-43 <text:line-break/>[915]</text:p>
          </table:table-cell>
          <table:table-cell table:style-name="ce21" table:formula="of:=INFO.OBBA.OBBA.OBMAKE(&quot;date-&quot;&amp;COLUMN()&amp;&quot;-&quot;&amp;ROW();&quot;Date&quot;;[.F43])" office:value-type="string" office:string-value="date-8-43 &#10;[916]" calcext:value-type="string">
            <text:p>date-8-43 <text:line-break/>[9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])" office:value-type="string" office:string-value="cal-9-43 &#10;[918]" calcext:value-type="string">
            <text:p>cal-9-43 <text:line-break/>[9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])" office:value-type="string" office:string-value="cal-10-43 &#10;[920]" calcext:value-type="string">
            <text:p>cal-10-43 <text:line-break/>[920]</text:p>
          </table:table-cell>
          <table:table-cell/>
          <table:table-cell table:formula="of:=INFO.OBBA.OBBA.OBGET(INFO.OBBA.OBBA.OBCALL(&quot;&quot;;[.$B$15];&quot;getDaycountFraction&quot;;[.I43];[.J43]))" office:value-type="float" office:value="10.7305555555556" calcext:value-type="float">
            <text:p>10,731</text:p>
          </table:table-cell>
          <table:table-cell table:style-name="ce35" table:formula="of:=(YEARFRAC([.E43];[.F43];[.$C$9]))" office:value-type="float" office:value="10.7305555555556" calcext:value-type="float">
            <text:p>10,731</text:p>
          </table:table-cell>
          <table:table-cell table:formula="of:=ABS([.L43])-[.M4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8-08-24" calcext:value-type="date">
            <text:p>24.08.2008</text:p>
          </table:table-cell>
          <table:table-cell table:style-name="ce22" table:formula="of:=[.$C$11]+INT(RAND()*([.$C$12]-[.$C$11]))" office:value-type="date" office:date-value="1982-06-10" calcext:value-type="date">
            <text:p>10.06.1982</text:p>
          </table:table-cell>
          <table:table-cell table:style-name="ce21" table:formula="of:=INFO.OBBA.OBBA.OBMAKE(&quot;date-&quot;&amp;COLUMN()&amp;&quot;-&quot;&amp;ROW();&quot;Date&quot;;[.E44])" office:value-type="string" office:string-value="date-7-44 &#10;[922]" calcext:value-type="string">
            <text:p>date-7-44 <text:line-break/>[922]</text:p>
          </table:table-cell>
          <table:table-cell table:style-name="ce21" table:formula="of:=INFO.OBBA.OBBA.OBMAKE(&quot;date-&quot;&amp;COLUMN()&amp;&quot;-&quot;&amp;ROW();&quot;Date&quot;;[.F44])" office:value-type="string" office:string-value="date-8-44 &#10;[923]" calcext:value-type="string">
            <text:p>date-8-44 <text:line-break/>[9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])" office:value-type="string" office:string-value="cal-9-44 &#10;[925]" calcext:value-type="string">
            <text:p>cal-9-44 <text:line-break/>[9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])" office:value-type="string" office:string-value="cal-10-44 &#10;[927]" calcext:value-type="string">
            <text:p>cal-10-44 <text:line-break/>[927]</text:p>
          </table:table-cell>
          <table:table-cell/>
          <table:table-cell table:formula="of:=INFO.OBBA.OBBA.OBGET(INFO.OBBA.OBBA.OBCALL(&quot;&quot;;[.$B$15];&quot;getDaycountFraction&quot;;[.I44];[.J44]))" office:value-type="float" office:value="-26.5888888888889" calcext:value-type="float">
            <text:p>-26,589</text:p>
          </table:table-cell>
          <table:table-cell table:style-name="ce35" table:formula="of:=(YEARFRAC([.E44];[.F44];[.$C$9]))" office:value-type="float" office:value="26.5888888888889" calcext:value-type="float">
            <text:p>26,589</text:p>
          </table:table-cell>
          <table:table-cell table:formula="of:=ABS([.L44])-[.M4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6-10-29" calcext:value-type="date">
            <text:p>29.10.2016</text:p>
          </table:table-cell>
          <table:table-cell table:style-name="ce22" table:formula="of:=[.$C$11]+INT(RAND()*([.$C$12]-[.$C$11]))" office:value-type="date" office:date-value="1984-07-19" calcext:value-type="date">
            <text:p>19.07.1984</text:p>
          </table:table-cell>
          <table:table-cell table:style-name="ce21" table:formula="of:=INFO.OBBA.OBBA.OBMAKE(&quot;date-&quot;&amp;COLUMN()&amp;&quot;-&quot;&amp;ROW();&quot;Date&quot;;[.E45])" office:value-type="string" office:string-value="date-7-45 &#10;[929]" calcext:value-type="string">
            <text:p>date-7-45 <text:line-break/>[929]</text:p>
          </table:table-cell>
          <table:table-cell table:style-name="ce21" table:formula="of:=INFO.OBBA.OBBA.OBMAKE(&quot;date-&quot;&amp;COLUMN()&amp;&quot;-&quot;&amp;ROW();&quot;Date&quot;;[.F45])" office:value-type="string" office:string-value="date-8-45 &#10;[930]" calcext:value-type="string">
            <text:p>date-8-45 <text:line-break/>[9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])" office:value-type="string" office:string-value="cal-9-45 &#10;[932]" calcext:value-type="string">
            <text:p>cal-9-45 <text:line-break/>[9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])" office:value-type="string" office:string-value="cal-10-45 &#10;[934]" calcext:value-type="string">
            <text:p>cal-10-45 <text:line-break/>[934]</text:p>
          </table:table-cell>
          <table:table-cell/>
          <table:table-cell table:formula="of:=INFO.OBBA.OBBA.OBGET(INFO.OBBA.OBBA.OBCALL(&quot;&quot;;[.$B$15];&quot;getDaycountFraction&quot;;[.I45];[.J45]))" office:value-type="float" office:value="-32.75" calcext:value-type="float">
            <text:p>-32,750</text:p>
          </table:table-cell>
          <table:table-cell table:style-name="ce35" table:formula="of:=(YEARFRAC([.E45];[.F45];[.$C$9]))" office:value-type="float" office:value="32.75" calcext:value-type="float">
            <text:p>32,750</text:p>
          </table:table-cell>
          <table:table-cell table:formula="of:=ABS([.L45])-[.M4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0-06-24" calcext:value-type="date">
            <text:p>24.06.1980</text:p>
          </table:table-cell>
          <table:table-cell table:style-name="ce22" table:formula="of:=[.$C$11]+INT(RAND()*([.$C$12]-[.$C$11]))" office:value-type="date" office:date-value="1996-02-28" calcext:value-type="date">
            <text:p>28.02.1996</text:p>
          </table:table-cell>
          <table:table-cell table:style-name="ce21" table:formula="of:=INFO.OBBA.OBBA.OBMAKE(&quot;date-&quot;&amp;COLUMN()&amp;&quot;-&quot;&amp;ROW();&quot;Date&quot;;[.E46])" office:value-type="string" office:string-value="date-7-46 &#10;[936]" calcext:value-type="string">
            <text:p>date-7-46 <text:line-break/>[936]</text:p>
          </table:table-cell>
          <table:table-cell table:style-name="ce21" table:formula="of:=INFO.OBBA.OBBA.OBMAKE(&quot;date-&quot;&amp;COLUMN()&amp;&quot;-&quot;&amp;ROW();&quot;Date&quot;;[.F46])" office:value-type="string" office:string-value="date-8-46 &#10;[937]" calcext:value-type="string">
            <text:p>date-8-46 <text:line-break/>[9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])" office:value-type="string" office:string-value="cal-9-46 &#10;[939]" calcext:value-type="string">
            <text:p>cal-9-46 <text:line-break/>[9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])" office:value-type="string" office:string-value="cal-10-46 &#10;[941]" calcext:value-type="string">
            <text:p>cal-10-46 <text:line-break/>[941]</text:p>
          </table:table-cell>
          <table:table-cell/>
          <table:table-cell table:formula="of:=INFO.OBBA.OBBA.OBGET(INFO.OBBA.OBBA.OBCALL(&quot;&quot;;[.$B$15];&quot;getDaycountFraction&quot;;[.I46];[.J46]))" office:value-type="float" office:value="15.9083333333333" calcext:value-type="float">
            <text:p>15,908</text:p>
          </table:table-cell>
          <table:table-cell table:style-name="ce35" table:formula="of:=(YEARFRAC([.E46];[.F46];[.$C$9]))" office:value-type="float" office:value="15.9083333333333" calcext:value-type="float">
            <text:p>15,908</text:p>
          </table:table-cell>
          <table:table-cell table:formula="of:=ABS([.L46])-[.M4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0-12-27" calcext:value-type="date">
            <text:p>27.12.2020</text:p>
          </table:table-cell>
          <table:table-cell table:style-name="ce22" table:formula="of:=[.$C$11]+INT(RAND()*([.$C$12]-[.$C$11]))" office:value-type="date" office:date-value="2018-09-24" calcext:value-type="date">
            <text:p>24.09.2018</text:p>
          </table:table-cell>
          <table:table-cell table:style-name="ce21" table:formula="of:=INFO.OBBA.OBBA.OBMAKE(&quot;date-&quot;&amp;COLUMN()&amp;&quot;-&quot;&amp;ROW();&quot;Date&quot;;[.E47])" office:value-type="string" office:string-value="date-7-47 &#10;[943]" calcext:value-type="string">
            <text:p>date-7-47 <text:line-break/>[943]</text:p>
          </table:table-cell>
          <table:table-cell table:style-name="ce21" table:formula="of:=INFO.OBBA.OBBA.OBMAKE(&quot;date-&quot;&amp;COLUMN()&amp;&quot;-&quot;&amp;ROW();&quot;Date&quot;;[.F47])" office:value-type="string" office:string-value="date-8-47 &#10;[944]" calcext:value-type="string">
            <text:p>date-8-47 <text:line-break/>[9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])" office:value-type="string" office:string-value="cal-9-47 &#10;[946]" calcext:value-type="string">
            <text:p>cal-9-47 <text:line-break/>[9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])" office:value-type="string" office:string-value="cal-10-47 &#10;[948]" calcext:value-type="string">
            <text:p>cal-10-47 <text:line-break/>[948]</text:p>
          </table:table-cell>
          <table:table-cell/>
          <table:table-cell table:formula="of:=INFO.OBBA.OBBA.OBGET(INFO.OBBA.OBBA.OBCALL(&quot;&quot;;[.$B$15];&quot;getDaycountFraction&quot;;[.I47];[.J47]))" office:value-type="float" office:value="-2.29166666666667" calcext:value-type="float">
            <text:p>-2,292</text:p>
          </table:table-cell>
          <table:table-cell table:style-name="ce35" table:formula="of:=(YEARFRAC([.E47];[.F47];[.$C$9]))" office:value-type="float" office:value="2.29166666666667" calcext:value-type="float">
            <text:p>2,292</text:p>
          </table:table-cell>
          <table:table-cell table:formula="of:=ABS([.L47])-[.M4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8-05-21" calcext:value-type="date">
            <text:p>21.05.2028</text:p>
          </table:table-cell>
          <table:table-cell table:style-name="ce22" table:formula="of:=[.$C$11]+INT(RAND()*([.$C$12]-[.$C$11]))" office:value-type="date" office:date-value="2005-12-03" calcext:value-type="date">
            <text:p>03.12.2005</text:p>
          </table:table-cell>
          <table:table-cell table:style-name="ce21" table:formula="of:=INFO.OBBA.OBBA.OBMAKE(&quot;date-&quot;&amp;COLUMN()&amp;&quot;-&quot;&amp;ROW();&quot;Date&quot;;[.E48])" office:value-type="string" office:string-value="date-7-48 &#10;[950]" calcext:value-type="string">
            <text:p>date-7-48 <text:line-break/>[950]</text:p>
          </table:table-cell>
          <table:table-cell table:style-name="ce21" table:formula="of:=INFO.OBBA.OBBA.OBMAKE(&quot;date-&quot;&amp;COLUMN()&amp;&quot;-&quot;&amp;ROW();&quot;Date&quot;;[.F48])" office:value-type="string" office:string-value="date-8-48 &#10;[951]" calcext:value-type="string">
            <text:p>date-8-48 <text:line-break/>[9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])" office:value-type="string" office:string-value="cal-9-48 &#10;[953]" calcext:value-type="string">
            <text:p>cal-9-48 <text:line-break/>[9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])" office:value-type="string" office:string-value="cal-10-48 &#10;[955]" calcext:value-type="string">
            <text:p>cal-10-48 <text:line-break/>[955]</text:p>
          </table:table-cell>
          <table:table-cell/>
          <table:table-cell table:formula="of:=INFO.OBBA.OBBA.OBGET(INFO.OBBA.OBBA.OBCALL(&quot;&quot;;[.$B$15];&quot;getDaycountFraction&quot;;[.I48];[.J48]))" office:value-type="float" office:value="-22.7916666666667" calcext:value-type="float">
            <text:p>-22,792</text:p>
          </table:table-cell>
          <table:table-cell table:style-name="ce35" table:formula="of:=(YEARFRAC([.E48];[.F48];[.$C$9]))" office:value-type="float" office:value="22.7916666666667" calcext:value-type="float">
            <text:p>22,792</text:p>
          </table:table-cell>
          <table:table-cell table:formula="of:=ABS([.L48])-[.M4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4-06-09" calcext:value-type="date">
            <text:p>09.06.2024</text:p>
          </table:table-cell>
          <table:table-cell table:style-name="ce22" table:formula="of:=[.$C$11]+INT(RAND()*([.$C$12]-[.$C$11]))" office:value-type="date" office:date-value="2022-04-11" calcext:value-type="date">
            <text:p>11.04.2022</text:p>
          </table:table-cell>
          <table:table-cell table:style-name="ce21" table:formula="of:=INFO.OBBA.OBBA.OBMAKE(&quot;date-&quot;&amp;COLUMN()&amp;&quot;-&quot;&amp;ROW();&quot;Date&quot;;[.E49])" office:value-type="string" office:string-value="date-7-49 &#10;[957]" calcext:value-type="string">
            <text:p>date-7-49 <text:line-break/>[957]</text:p>
          </table:table-cell>
          <table:table-cell table:style-name="ce21" table:formula="of:=INFO.OBBA.OBBA.OBMAKE(&quot;date-&quot;&amp;COLUMN()&amp;&quot;-&quot;&amp;ROW();&quot;Date&quot;;[.F49])" office:value-type="string" office:string-value="date-8-49 &#10;[958]" calcext:value-type="string">
            <text:p>date-8-49 <text:line-break/>[9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])" office:value-type="string" office:string-value="cal-9-49 &#10;[960]" calcext:value-type="string">
            <text:p>cal-9-49 <text:line-break/>[9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])" office:value-type="string" office:string-value="cal-10-49 &#10;[962]" calcext:value-type="string">
            <text:p>cal-10-49 <text:line-break/>[962]</text:p>
          </table:table-cell>
          <table:table-cell/>
          <table:table-cell table:formula="of:=INFO.OBBA.OBBA.OBGET(INFO.OBBA.OBBA.OBCALL(&quot;&quot;;[.$B$15];&quot;getDaycountFraction&quot;;[.I49];[.J49]))" office:value-type="float" office:value="-2.19444444444444" calcext:value-type="float">
            <text:p>-2,194</text:p>
          </table:table-cell>
          <table:table-cell table:style-name="ce35" table:formula="of:=(YEARFRAC([.E49];[.F49];[.$C$9]))" office:value-type="float" office:value="2.19444444444444" calcext:value-type="float">
            <text:p>2,194</text:p>
          </table:table-cell>
          <table:table-cell table:formula="of:=ABS([.L49])-[.M4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09-18" calcext:value-type="date">
            <text:p>18.09.2013</text:p>
          </table:table-cell>
          <table:table-cell table:style-name="ce22" table:formula="of:=[.$C$11]+INT(RAND()*([.$C$12]-[.$C$11]))" office:value-type="date" office:date-value="1990-04-18" calcext:value-type="date">
            <text:p>18.04.1990</text:p>
          </table:table-cell>
          <table:table-cell table:style-name="ce21" table:formula="of:=INFO.OBBA.OBBA.OBMAKE(&quot;date-&quot;&amp;COLUMN()&amp;&quot;-&quot;&amp;ROW();&quot;Date&quot;;[.E50])" office:value-type="string" office:string-value="date-7-50 &#10;[964]" calcext:value-type="string">
            <text:p>date-7-50 <text:line-break/>[964]</text:p>
          </table:table-cell>
          <table:table-cell table:style-name="ce21" table:formula="of:=INFO.OBBA.OBBA.OBMAKE(&quot;date-&quot;&amp;COLUMN()&amp;&quot;-&quot;&amp;ROW();&quot;Date&quot;;[.F50])" office:value-type="string" office:string-value="date-8-50 &#10;[965]" calcext:value-type="string">
            <text:p>date-8-50 <text:line-break/>[9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0])" office:value-type="string" office:string-value="cal-9-50 &#10;[967]" calcext:value-type="string">
            <text:p>cal-9-50 <text:line-break/>[9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0])" office:value-type="string" office:string-value="cal-10-50 &#10;[969]" calcext:value-type="string">
            <text:p>cal-10-50 <text:line-break/>[969]</text:p>
          </table:table-cell>
          <table:table-cell/>
          <table:table-cell table:formula="of:=INFO.OBBA.OBBA.OBGET(INFO.OBBA.OBBA.OBCALL(&quot;&quot;;[.$B$15];&quot;getDaycountFraction&quot;;[.I50];[.J50]))" office:value-type="float" office:value="-23.7611111111111" calcext:value-type="float">
            <text:p>-23,761</text:p>
          </table:table-cell>
          <table:table-cell table:style-name="ce35" table:formula="of:=(YEARFRAC([.E50];[.F50];[.$C$9]))" office:value-type="float" office:value="23.7611111111111" calcext:value-type="float">
            <text:p>23,761</text:p>
          </table:table-cell>
          <table:table-cell table:formula="of:=ABS([.L50])-[.M5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06-27" calcext:value-type="date">
            <text:p>27.06.2013</text:p>
          </table:table-cell>
          <table:table-cell table:style-name="ce22" table:formula="of:=[.$C$11]+INT(RAND()*([.$C$12]-[.$C$11]))" office:value-type="date" office:date-value="1983-05-29" calcext:value-type="date">
            <text:p>29.05.1983</text:p>
          </table:table-cell>
          <table:table-cell table:style-name="ce21" table:formula="of:=INFO.OBBA.OBBA.OBMAKE(&quot;date-&quot;&amp;COLUMN()&amp;&quot;-&quot;&amp;ROW();&quot;Date&quot;;[.E51])" office:value-type="string" office:string-value="date-7-51 &#10;[971]" calcext:value-type="string">
            <text:p>date-7-51 <text:line-break/>[971]</text:p>
          </table:table-cell>
          <table:table-cell table:style-name="ce21" table:formula="of:=INFO.OBBA.OBBA.OBMAKE(&quot;date-&quot;&amp;COLUMN()&amp;&quot;-&quot;&amp;ROW();&quot;Date&quot;;[.F51])" office:value-type="string" office:string-value="date-8-51 &#10;[972]" calcext:value-type="string">
            <text:p>date-8-51 <text:line-break/>[9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1])" office:value-type="string" office:string-value="cal-9-51 &#10;[974]" calcext:value-type="string">
            <text:p>cal-9-51 <text:line-break/>[9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1])" office:value-type="string" office:string-value="cal-10-51 &#10;[976]" calcext:value-type="string">
            <text:p>cal-10-51 <text:line-break/>[976]</text:p>
          </table:table-cell>
          <table:table-cell/>
          <table:table-cell table:formula="of:=INFO.OBBA.OBBA.OBGET(INFO.OBBA.OBBA.OBCALL(&quot;&quot;;[.$B$15];&quot;getDaycountFraction&quot;;[.I51];[.J51]))" office:value-type="float" office:value="-30.5194444444444" calcext:value-type="float">
            <text:p>-30,519</text:p>
          </table:table-cell>
          <table:table-cell table:style-name="ce35" table:formula="of:=(YEARFRAC([.E51];[.F51];[.$C$9]))" office:value-type="float" office:value="30.5194444444444" calcext:value-type="float">
            <text:p>30,519</text:p>
          </table:table-cell>
          <table:table-cell table:formula="of:=ABS([.L51])-[.M5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1-03-14" calcext:value-type="date">
            <text:p>14.03.2011</text:p>
          </table:table-cell>
          <table:table-cell table:style-name="ce22" table:formula="of:=[.$C$11]+INT(RAND()*([.$C$12]-[.$C$11]))" office:value-type="date" office:date-value="1985-08-20" calcext:value-type="date">
            <text:p>20.08.1985</text:p>
          </table:table-cell>
          <table:table-cell table:style-name="ce21" table:formula="of:=INFO.OBBA.OBBA.OBMAKE(&quot;date-&quot;&amp;COLUMN()&amp;&quot;-&quot;&amp;ROW();&quot;Date&quot;;[.E52])" office:value-type="string" office:string-value="date-7-52 &#10;[978]" calcext:value-type="string">
            <text:p>date-7-52 <text:line-break/>[978]</text:p>
          </table:table-cell>
          <table:table-cell table:style-name="ce21" table:formula="of:=INFO.OBBA.OBBA.OBMAKE(&quot;date-&quot;&amp;COLUMN()&amp;&quot;-&quot;&amp;ROW();&quot;Date&quot;;[.F52])" office:value-type="string" office:string-value="date-8-52 &#10;[979]" calcext:value-type="string">
            <text:p>date-8-52 <text:line-break/>[9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2])" office:value-type="string" office:string-value="cal-9-52 &#10;[981]" calcext:value-type="string">
            <text:p>cal-9-52 <text:line-break/>[9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2])" office:value-type="string" office:string-value="cal-10-52 &#10;[983]" calcext:value-type="string">
            <text:p>cal-10-52 <text:line-break/>[983]</text:p>
          </table:table-cell>
          <table:table-cell/>
          <table:table-cell table:formula="of:=INFO.OBBA.OBBA.OBGET(INFO.OBBA.OBBA.OBCALL(&quot;&quot;;[.$B$15];&quot;getDaycountFraction&quot;;[.I52];[.J52]))" office:value-type="float" office:value="-25.9361111111111" calcext:value-type="float">
            <text:p>-25,936</text:p>
          </table:table-cell>
          <table:table-cell table:style-name="ce35" table:formula="of:=(YEARFRAC([.E52];[.F52];[.$C$9]))" office:value-type="float" office:value="25.9361111111111" calcext:value-type="float">
            <text:p>25,936</text:p>
          </table:table-cell>
          <table:table-cell table:formula="of:=ABS([.L52])-[.M5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6-10-19" calcext:value-type="date">
            <text:p>19.10.2006</text:p>
          </table:table-cell>
          <table:table-cell table:style-name="ce22" table:formula="of:=[.$C$11]+INT(RAND()*([.$C$12]-[.$C$11]))" office:value-type="date" office:date-value="1989-11-29" calcext:value-type="date">
            <text:p>29.11.1989</text:p>
          </table:table-cell>
          <table:table-cell table:style-name="ce21" table:formula="of:=INFO.OBBA.OBBA.OBMAKE(&quot;date-&quot;&amp;COLUMN()&amp;&quot;-&quot;&amp;ROW();&quot;Date&quot;;[.E53])" office:value-type="string" office:string-value="date-7-53 &#10;[985]" calcext:value-type="string">
            <text:p>date-7-53 <text:line-break/>[985]</text:p>
          </table:table-cell>
          <table:table-cell table:style-name="ce21" table:formula="of:=INFO.OBBA.OBBA.OBMAKE(&quot;date-&quot;&amp;COLUMN()&amp;&quot;-&quot;&amp;ROW();&quot;Date&quot;;[.F53])" office:value-type="string" office:string-value="date-8-53 &#10;[986]" calcext:value-type="string">
            <text:p>date-8-53 <text:line-break/>[9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3])" office:value-type="string" office:string-value="cal-9-53 &#10;[988]" calcext:value-type="string">
            <text:p>cal-9-53 <text:line-break/>[9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3])" office:value-type="string" office:string-value="cal-10-53 &#10;[990]" calcext:value-type="string">
            <text:p>cal-10-53 <text:line-break/>[990]</text:p>
          </table:table-cell>
          <table:table-cell/>
          <table:table-cell table:formula="of:=INFO.OBBA.OBBA.OBGET(INFO.OBBA.OBBA.OBCALL(&quot;&quot;;[.$B$15];&quot;getDaycountFraction&quot;;[.I53];[.J53]))" office:value-type="float" office:value="-17.1333333333333" calcext:value-type="float">
            <text:p>-17,133</text:p>
          </table:table-cell>
          <table:table-cell table:style-name="ce35" table:formula="of:=(YEARFRAC([.E53];[.F53];[.$C$9]))" office:value-type="float" office:value="17.1333333333333" calcext:value-type="float">
            <text:p>17,133</text:p>
          </table:table-cell>
          <table:table-cell table:formula="of:=ABS([.L53])-[.M5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1-06-29" calcext:value-type="date">
            <text:p>29.06.2021</text:p>
          </table:table-cell>
          <table:table-cell table:style-name="ce22" table:formula="of:=[.$C$11]+INT(RAND()*([.$C$12]-[.$C$11]))" office:value-type="date" office:date-value="2013-04-26" calcext:value-type="date">
            <text:p>26.04.2013</text:p>
          </table:table-cell>
          <table:table-cell table:style-name="ce21" table:formula="of:=INFO.OBBA.OBBA.OBMAKE(&quot;date-&quot;&amp;COLUMN()&amp;&quot;-&quot;&amp;ROW();&quot;Date&quot;;[.E54])" office:value-type="string" office:string-value="date-7-54 &#10;[992]" calcext:value-type="string">
            <text:p>date-7-54 <text:line-break/>[992]</text:p>
          </table:table-cell>
          <table:table-cell table:style-name="ce21" table:formula="of:=INFO.OBBA.OBBA.OBMAKE(&quot;date-&quot;&amp;COLUMN()&amp;&quot;-&quot;&amp;ROW();&quot;Date&quot;;[.F54])" office:value-type="string" office:string-value="date-8-54 &#10;[993]" calcext:value-type="string">
            <text:p>date-8-54 <text:line-break/>[9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4])" office:value-type="string" office:string-value="cal-9-54 &#10;[995]" calcext:value-type="string">
            <text:p>cal-9-54 <text:line-break/>[9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4])" office:value-type="string" office:string-value="cal-10-54 &#10;[997]" calcext:value-type="string">
            <text:p>cal-10-54 <text:line-break/>[997]</text:p>
          </table:table-cell>
          <table:table-cell/>
          <table:table-cell table:formula="of:=INFO.OBBA.OBBA.OBGET(INFO.OBBA.OBBA.OBCALL(&quot;&quot;;[.$B$15];&quot;getDaycountFraction&quot;;[.I54];[.J54]))" office:value-type="float" office:value="-8.29444444444444" calcext:value-type="float">
            <text:p>-8,294</text:p>
          </table:table-cell>
          <table:table-cell table:style-name="ce35" table:formula="of:=(YEARFRAC([.E54];[.F54];[.$C$9]))" office:value-type="float" office:value="8.29444444444444" calcext:value-type="float">
            <text:p>8,294</text:p>
          </table:table-cell>
          <table:table-cell table:formula="of:=ABS([.L54])-[.M5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7-11-05" calcext:value-type="date">
            <text:p>05.11.2007</text:p>
          </table:table-cell>
          <table:table-cell table:style-name="ce22" table:formula="of:=[.$C$11]+INT(RAND()*([.$C$12]-[.$C$11]))" office:value-type="date" office:date-value="2006-02-05" calcext:value-type="date">
            <text:p>05.02.2006</text:p>
          </table:table-cell>
          <table:table-cell table:style-name="ce21" table:formula="of:=INFO.OBBA.OBBA.OBMAKE(&quot;date-&quot;&amp;COLUMN()&amp;&quot;-&quot;&amp;ROW();&quot;Date&quot;;[.E55])" office:value-type="string" office:string-value="date-7-55 &#10;[999]" calcext:value-type="string">
            <text:p>date-7-55 <text:line-break/>[999]</text:p>
          </table:table-cell>
          <table:table-cell table:style-name="ce21" table:formula="of:=INFO.OBBA.OBBA.OBMAKE(&quot;date-&quot;&amp;COLUMN()&amp;&quot;-&quot;&amp;ROW();&quot;Date&quot;;[.F55])" office:value-type="string" office:string-value="date-8-55 &#10;[1000]" calcext:value-type="string">
            <text:p>date-8-55 <text:line-break/>[10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5])" office:value-type="string" office:string-value="cal-9-55 &#10;[1002]" calcext:value-type="string">
            <text:p>cal-9-55 <text:line-break/>[10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5])" office:value-type="string" office:string-value="cal-10-55 &#10;[1004]" calcext:value-type="string">
            <text:p>cal-10-55 <text:line-break/>[1004]</text:p>
          </table:table-cell>
          <table:table-cell/>
          <table:table-cell table:formula="of:=INFO.OBBA.OBBA.OBGET(INFO.OBBA.OBBA.OBCALL(&quot;&quot;;[.$B$15];&quot;getDaycountFraction&quot;;[.I55];[.J55]))" office:value-type="float" office:value="-1.77222222222222" calcext:value-type="float">
            <text:p>-1,772</text:p>
          </table:table-cell>
          <table:table-cell table:style-name="ce35" table:formula="of:=(YEARFRAC([.E55];[.F55];[.$C$9]))" office:value-type="float" office:value="1.77222222222222" calcext:value-type="float">
            <text:p>1,772</text:p>
          </table:table-cell>
          <table:table-cell table:formula="of:=ABS([.L55])-[.M5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6-04-27" calcext:value-type="date">
            <text:p>27.04.2006</text:p>
          </table:table-cell>
          <table:table-cell table:style-name="ce22" table:formula="of:=[.$C$11]+INT(RAND()*([.$C$12]-[.$C$11]))" office:value-type="date" office:date-value="1998-04-20" calcext:value-type="date">
            <text:p>20.04.1998</text:p>
          </table:table-cell>
          <table:table-cell table:style-name="ce21" table:formula="of:=INFO.OBBA.OBBA.OBMAKE(&quot;date-&quot;&amp;COLUMN()&amp;&quot;-&quot;&amp;ROW();&quot;Date&quot;;[.E56])" office:value-type="string" office:string-value="date-7-56 &#10;[1006]" calcext:value-type="string">
            <text:p>date-7-56 <text:line-break/>[1006]</text:p>
          </table:table-cell>
          <table:table-cell table:style-name="ce21" table:formula="of:=INFO.OBBA.OBBA.OBMAKE(&quot;date-&quot;&amp;COLUMN()&amp;&quot;-&quot;&amp;ROW();&quot;Date&quot;;[.F56])" office:value-type="string" office:string-value="date-8-56 &#10;[1007]" calcext:value-type="string">
            <text:p>date-8-56 <text:line-break/>[10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6])" office:value-type="string" office:string-value="cal-9-56 &#10;[1009]" calcext:value-type="string">
            <text:p>cal-9-56 <text:line-break/>[10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6])" office:value-type="string" office:string-value="cal-10-56 &#10;[1011]" calcext:value-type="string">
            <text:p>cal-10-56 <text:line-break/>[1011]</text:p>
          </table:table-cell>
          <table:table-cell/>
          <table:table-cell table:formula="of:=INFO.OBBA.OBBA.OBGET(INFO.OBBA.OBBA.OBCALL(&quot;&quot;;[.$B$15];&quot;getDaycountFraction&quot;;[.I56];[.J56]))" office:value-type="float" office:value="-8.13611111111111" calcext:value-type="float">
            <text:p>-8,136</text:p>
          </table:table-cell>
          <table:table-cell table:style-name="ce35" table:formula="of:=(YEARFRAC([.E56];[.F56];[.$C$9]))" office:value-type="float" office:value="8.13611111111111" calcext:value-type="float">
            <text:p>8,136</text:p>
          </table:table-cell>
          <table:table-cell table:formula="of:=ABS([.L56])-[.M5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7-09-28" calcext:value-type="date">
            <text:p>28.09.1987</text:p>
          </table:table-cell>
          <table:table-cell table:style-name="ce22" table:formula="of:=[.$C$11]+INT(RAND()*([.$C$12]-[.$C$11]))" office:value-type="date" office:date-value="2019-01-23" calcext:value-type="date">
            <text:p>23.01.2019</text:p>
          </table:table-cell>
          <table:table-cell table:style-name="ce21" table:formula="of:=INFO.OBBA.OBBA.OBMAKE(&quot;date-&quot;&amp;COLUMN()&amp;&quot;-&quot;&amp;ROW();&quot;Date&quot;;[.E57])" office:value-type="string" office:string-value="date-7-57 &#10;[1013]" calcext:value-type="string">
            <text:p>date-7-57 <text:line-break/>[1013]</text:p>
          </table:table-cell>
          <table:table-cell table:style-name="ce21" table:formula="of:=INFO.OBBA.OBBA.OBMAKE(&quot;date-&quot;&amp;COLUMN()&amp;&quot;-&quot;&amp;ROW();&quot;Date&quot;;[.F57])" office:value-type="string" office:string-value="date-8-57 &#10;[1014]" calcext:value-type="string">
            <text:p>date-8-57 <text:line-break/>[10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7])" office:value-type="string" office:string-value="cal-9-57 &#10;[1016]" calcext:value-type="string">
            <text:p>cal-9-57 <text:line-break/>[10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7])" office:value-type="string" office:string-value="cal-10-57 &#10;[1018]" calcext:value-type="string">
            <text:p>cal-10-57 <text:line-break/>[1018]</text:p>
          </table:table-cell>
          <table:table-cell/>
          <table:table-cell table:formula="of:=INFO.OBBA.OBBA.OBGET(INFO.OBBA.OBBA.OBCALL(&quot;&quot;;[.$B$15];&quot;getDaycountFraction&quot;;[.I57];[.J57]))" office:value-type="float" office:value="31.7777777777778" calcext:value-type="float">
            <text:p>31,778</text:p>
          </table:table-cell>
          <table:table-cell table:style-name="ce35" table:formula="of:=(YEARFRAC([.E57];[.F57];[.$C$9]))" office:value-type="float" office:value="31.7777777777778" calcext:value-type="float">
            <text:p>31,778</text:p>
          </table:table-cell>
          <table:table-cell table:formula="of:=ABS([.L57])-[.M5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6-10-07" calcext:value-type="date">
            <text:p>07.10.2016</text:p>
          </table:table-cell>
          <table:table-cell table:style-name="ce22" table:formula="of:=[.$C$11]+INT(RAND()*([.$C$12]-[.$C$11]))" office:value-type="date" office:date-value="1994-05-25" calcext:value-type="date">
            <text:p>25.05.1994</text:p>
          </table:table-cell>
          <table:table-cell table:style-name="ce21" table:formula="of:=INFO.OBBA.OBBA.OBMAKE(&quot;date-&quot;&amp;COLUMN()&amp;&quot;-&quot;&amp;ROW();&quot;Date&quot;;[.E58])" office:value-type="string" office:string-value="date-7-58 &#10;[1020]" calcext:value-type="string">
            <text:p>date-7-58 <text:line-break/>[1020]</text:p>
          </table:table-cell>
          <table:table-cell table:style-name="ce21" table:formula="of:=INFO.OBBA.OBBA.OBMAKE(&quot;date-&quot;&amp;COLUMN()&amp;&quot;-&quot;&amp;ROW();&quot;Date&quot;;[.F58])" office:value-type="string" office:string-value="date-8-58 &#10;[1021]" calcext:value-type="string">
            <text:p>date-8-58 <text:line-break/>[10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8])" office:value-type="string" office:string-value="cal-9-58 &#10;[1023]" calcext:value-type="string">
            <text:p>cal-9-58 <text:line-break/>[10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8])" office:value-type="string" office:string-value="cal-10-58 &#10;[1025]" calcext:value-type="string">
            <text:p>cal-10-58 <text:line-break/>[1025]</text:p>
          </table:table-cell>
          <table:table-cell/>
          <table:table-cell table:formula="of:=INFO.OBBA.OBBA.OBGET(INFO.OBBA.OBBA.OBCALL(&quot;&quot;;[.$B$15];&quot;getDaycountFraction&quot;;[.I58];[.J58]))" office:value-type="float" office:value="-22.6972222222222" calcext:value-type="float">
            <text:p>-22,697</text:p>
          </table:table-cell>
          <table:table-cell table:style-name="ce35" table:formula="of:=(YEARFRAC([.E58];[.F58];[.$C$9]))" office:value-type="float" office:value="22.6972222222222" calcext:value-type="float">
            <text:p>22,697</text:p>
          </table:table-cell>
          <table:table-cell table:formula="of:=ABS([.L58])-[.M5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4-06-06" calcext:value-type="date">
            <text:p>06.06.2024</text:p>
          </table:table-cell>
          <table:table-cell table:style-name="ce22" table:formula="of:=[.$C$11]+INT(RAND()*([.$C$12]-[.$C$11]))" office:value-type="date" office:date-value="2028-03-08" calcext:value-type="date">
            <text:p>08.03.2028</text:p>
          </table:table-cell>
          <table:table-cell table:style-name="ce21" table:formula="of:=INFO.OBBA.OBBA.OBMAKE(&quot;date-&quot;&amp;COLUMN()&amp;&quot;-&quot;&amp;ROW();&quot;Date&quot;;[.E59])" office:value-type="string" office:string-value="date-7-59 &#10;[1027]" calcext:value-type="string">
            <text:p>date-7-59 <text:line-break/>[1027]</text:p>
          </table:table-cell>
          <table:table-cell table:style-name="ce21" table:formula="of:=INFO.OBBA.OBBA.OBMAKE(&quot;date-&quot;&amp;COLUMN()&amp;&quot;-&quot;&amp;ROW();&quot;Date&quot;;[.F59])" office:value-type="string" office:string-value="date-8-59 &#10;[1028]" calcext:value-type="string">
            <text:p>date-8-59 <text:line-break/>[10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9])" office:value-type="string" office:string-value="cal-9-59 &#10;[1030]" calcext:value-type="string">
            <text:p>cal-9-59 <text:line-break/>[10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9])" office:value-type="string" office:string-value="cal-10-59 &#10;[1032]" calcext:value-type="string">
            <text:p>cal-10-59 <text:line-break/>[1032]</text:p>
          </table:table-cell>
          <table:table-cell/>
          <table:table-cell table:formula="of:=INFO.OBBA.OBBA.OBGET(INFO.OBBA.OBBA.OBCALL(&quot;&quot;;[.$B$15];&quot;getDaycountFraction&quot;;[.I59];[.J59]))" office:value-type="float" office:value="3.80833333333333" calcext:value-type="float">
            <text:p>3,808</text:p>
          </table:table-cell>
          <table:table-cell table:style-name="ce35" table:formula="of:=(YEARFRAC([.E59];[.F59];[.$C$9]))" office:value-type="float" office:value="3.80833333333333" calcext:value-type="float">
            <text:p>3,808</text:p>
          </table:table-cell>
          <table:table-cell table:formula="of:=ABS([.L59])-[.M5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2-01-07" calcext:value-type="date">
            <text:p>07.01.1992</text:p>
          </table:table-cell>
          <table:table-cell table:style-name="ce22" table:formula="of:=[.$C$11]+INT(RAND()*([.$C$12]-[.$C$11]))" office:value-type="date" office:date-value="2017-04-10" calcext:value-type="date">
            <text:p>10.04.2017</text:p>
          </table:table-cell>
          <table:table-cell table:style-name="ce21" table:formula="of:=INFO.OBBA.OBBA.OBMAKE(&quot;date-&quot;&amp;COLUMN()&amp;&quot;-&quot;&amp;ROW();&quot;Date&quot;;[.E60])" office:value-type="string" office:string-value="date-7-60 &#10;[1034]" calcext:value-type="string">
            <text:p>date-7-60 <text:line-break/>[1034]</text:p>
          </table:table-cell>
          <table:table-cell table:style-name="ce21" table:formula="of:=INFO.OBBA.OBBA.OBMAKE(&quot;date-&quot;&amp;COLUMN()&amp;&quot;-&quot;&amp;ROW();&quot;Date&quot;;[.F60])" office:value-type="string" office:string-value="date-8-60 &#10;[1035]" calcext:value-type="string">
            <text:p>date-8-60 <text:line-break/>[10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0])" office:value-type="string" office:string-value="cal-9-60 &#10;[1037]" calcext:value-type="string">
            <text:p>cal-9-60 <text:line-break/>[10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0])" office:value-type="string" office:string-value="cal-10-60 &#10;[1039]" calcext:value-type="string">
            <text:p>cal-10-60 <text:line-break/>[1039]</text:p>
          </table:table-cell>
          <table:table-cell/>
          <table:table-cell table:formula="of:=INFO.OBBA.OBBA.OBGET(INFO.OBBA.OBBA.OBCALL(&quot;&quot;;[.$B$15];&quot;getDaycountFraction&quot;;[.I60];[.J60]))" office:value-type="float" office:value="25.625" calcext:value-type="float">
            <text:p>25,625</text:p>
          </table:table-cell>
          <table:table-cell table:style-name="ce35" table:formula="of:=(YEARFRAC([.E60];[.F60];[.$C$9]))" office:value-type="float" office:value="25.625" calcext:value-type="float">
            <text:p>25,625</text:p>
          </table:table-cell>
          <table:table-cell table:formula="of:=ABS([.L60])-[.M6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7-10-01" calcext:value-type="date">
            <text:p>01.10.2027</text:p>
          </table:table-cell>
          <table:table-cell table:style-name="ce22" table:formula="of:=[.$C$11]+INT(RAND()*([.$C$12]-[.$C$11]))" office:value-type="date" office:date-value="2022-01-25" calcext:value-type="date">
            <text:p>25.01.2022</text:p>
          </table:table-cell>
          <table:table-cell table:style-name="ce21" table:formula="of:=INFO.OBBA.OBBA.OBMAKE(&quot;date-&quot;&amp;COLUMN()&amp;&quot;-&quot;&amp;ROW();&quot;Date&quot;;[.E61])" office:value-type="string" office:string-value="date-7-61 &#10;[1041]" calcext:value-type="string">
            <text:p>date-7-61 <text:line-break/>[1041]</text:p>
          </table:table-cell>
          <table:table-cell table:style-name="ce21" table:formula="of:=INFO.OBBA.OBBA.OBMAKE(&quot;date-&quot;&amp;COLUMN()&amp;&quot;-&quot;&amp;ROW();&quot;Date&quot;;[.F61])" office:value-type="string" office:string-value="date-8-61 &#10;[1042]" calcext:value-type="string">
            <text:p>date-8-61 <text:line-break/>[10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1])" office:value-type="string" office:string-value="cal-9-61 &#10;[1044]" calcext:value-type="string">
            <text:p>cal-9-61 <text:line-break/>[10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1])" office:value-type="string" office:string-value="cal-10-61 &#10;[1046]" calcext:value-type="string">
            <text:p>cal-10-61 <text:line-break/>[1046]</text:p>
          </table:table-cell>
          <table:table-cell/>
          <table:table-cell table:formula="of:=INFO.OBBA.OBBA.OBGET(INFO.OBBA.OBBA.OBCALL(&quot;&quot;;[.$B$15];&quot;getDaycountFraction&quot;;[.I61];[.J61]))" office:value-type="float" office:value="-5.76388888888889" calcext:value-type="float">
            <text:p>-5,764</text:p>
          </table:table-cell>
          <table:table-cell table:style-name="ce35" table:formula="of:=(YEARFRAC([.E61];[.F61];[.$C$9]))" office:value-type="float" office:value="5.76388888888889" calcext:value-type="float">
            <text:p>5,764</text:p>
          </table:table-cell>
          <table:table-cell table:formula="of:=ABS([.L61])-[.M6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9-12-19" calcext:value-type="date">
            <text:p>19.12.1999</text:p>
          </table:table-cell>
          <table:table-cell table:style-name="ce22" table:formula="of:=[.$C$11]+INT(RAND()*([.$C$12]-[.$C$11]))" office:value-type="date" office:date-value="1990-03-11" calcext:value-type="date">
            <text:p>11.03.1990</text:p>
          </table:table-cell>
          <table:table-cell table:style-name="ce21" table:formula="of:=INFO.OBBA.OBBA.OBMAKE(&quot;date-&quot;&amp;COLUMN()&amp;&quot;-&quot;&amp;ROW();&quot;Date&quot;;[.E62])" office:value-type="string" office:string-value="date-7-62 &#10;[1048]" calcext:value-type="string">
            <text:p>date-7-62 <text:line-break/>[1048]</text:p>
          </table:table-cell>
          <table:table-cell table:style-name="ce21" table:formula="of:=INFO.OBBA.OBBA.OBMAKE(&quot;date-&quot;&amp;COLUMN()&amp;&quot;-&quot;&amp;ROW();&quot;Date&quot;;[.F62])" office:value-type="string" office:string-value="date-8-62 &#10;[1049]" calcext:value-type="string">
            <text:p>date-8-62 <text:line-break/>[10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2])" office:value-type="string" office:string-value="cal-9-62 &#10;[1051]" calcext:value-type="string">
            <text:p>cal-9-62 <text:line-break/>[10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2])" office:value-type="string" office:string-value="cal-10-62 &#10;[1053]" calcext:value-type="string">
            <text:p>cal-10-62 <text:line-break/>[1053]</text:p>
          </table:table-cell>
          <table:table-cell/>
          <table:table-cell table:formula="of:=INFO.OBBA.OBBA.OBGET(INFO.OBBA.OBBA.OBCALL(&quot;&quot;;[.$B$15];&quot;getDaycountFraction&quot;;[.I62];[.J62]))" office:value-type="float" office:value="-9.91666666666667" calcext:value-type="float">
            <text:p>-9,917</text:p>
          </table:table-cell>
          <table:table-cell table:style-name="ce35" table:formula="of:=(YEARFRAC([.E62];[.F62];[.$C$9]))" office:value-type="float" office:value="9.91666666666667" calcext:value-type="float">
            <text:p>9,917</text:p>
          </table:table-cell>
          <table:table-cell table:formula="of:=ABS([.L62])-[.M6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4-07-08" calcext:value-type="date">
            <text:p>08.07.2014</text:p>
          </table:table-cell>
          <table:table-cell table:style-name="ce22" table:formula="of:=[.$C$11]+INT(RAND()*([.$C$12]-[.$C$11]))" office:value-type="date" office:date-value="1991-05-17" calcext:value-type="date">
            <text:p>17.05.1991</text:p>
          </table:table-cell>
          <table:table-cell table:style-name="ce21" table:formula="of:=INFO.OBBA.OBBA.OBMAKE(&quot;date-&quot;&amp;COLUMN()&amp;&quot;-&quot;&amp;ROW();&quot;Date&quot;;[.E63])" office:value-type="string" office:string-value="date-7-63 &#10;[1055]" calcext:value-type="string">
            <text:p>date-7-63 <text:line-break/>[1055]</text:p>
          </table:table-cell>
          <table:table-cell table:style-name="ce21" table:formula="of:=INFO.OBBA.OBBA.OBMAKE(&quot;date-&quot;&amp;COLUMN()&amp;&quot;-&quot;&amp;ROW();&quot;Date&quot;;[.F63])" office:value-type="string" office:string-value="date-8-63 &#10;[1056]" calcext:value-type="string">
            <text:p>date-8-63 <text:line-break/>[10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3])" office:value-type="string" office:string-value="cal-9-63 &#10;[1058]" calcext:value-type="string">
            <text:p>cal-9-63 <text:line-break/>[10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3])" office:value-type="string" office:string-value="cal-10-63 &#10;[1060]" calcext:value-type="string">
            <text:p>cal-10-63 <text:line-break/>[1060]</text:p>
          </table:table-cell>
          <table:table-cell/>
          <table:table-cell table:formula="of:=INFO.OBBA.OBBA.OBGET(INFO.OBBA.OBBA.OBCALL(&quot;&quot;;[.$B$15];&quot;getDaycountFraction&quot;;[.I63];[.J63]))" office:value-type="float" office:value="-23.4805555555556" calcext:value-type="float">
            <text:p>-23,481</text:p>
          </table:table-cell>
          <table:table-cell table:style-name="ce35" table:formula="of:=(YEARFRAC([.E63];[.F63];[.$C$9]))" office:value-type="float" office:value="23.4805555555556" calcext:value-type="float">
            <text:p>23,481</text:p>
          </table:table-cell>
          <table:table-cell table:formula="of:=ABS([.L63])-[.M6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8-03-25" calcext:value-type="date">
            <text:p>25.03.1988</text:p>
          </table:table-cell>
          <table:table-cell table:style-name="ce22" table:formula="of:=[.$C$11]+INT(RAND()*([.$C$12]-[.$C$11]))" office:value-type="date" office:date-value="1980-04-08" calcext:value-type="date">
            <text:p>08.04.1980</text:p>
          </table:table-cell>
          <table:table-cell table:style-name="ce21" table:formula="of:=INFO.OBBA.OBBA.OBMAKE(&quot;date-&quot;&amp;COLUMN()&amp;&quot;-&quot;&amp;ROW();&quot;Date&quot;;[.E64])" office:value-type="string" office:string-value="date-7-64 &#10;[1062]" calcext:value-type="string">
            <text:p>date-7-64 <text:line-break/>[1062]</text:p>
          </table:table-cell>
          <table:table-cell table:style-name="ce21" table:formula="of:=INFO.OBBA.OBBA.OBMAKE(&quot;date-&quot;&amp;COLUMN()&amp;&quot;-&quot;&amp;ROW();&quot;Date&quot;;[.F64])" office:value-type="string" office:string-value="date-8-64 &#10;[1063]" calcext:value-type="string">
            <text:p>date-8-64 <text:line-break/>[10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4])" office:value-type="string" office:string-value="cal-9-64 &#10;[1065]" calcext:value-type="string">
            <text:p>cal-9-64 <text:line-break/>[10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4])" office:value-type="string" office:string-value="cal-10-64 &#10;[1067]" calcext:value-type="string">
            <text:p>cal-10-64 <text:line-break/>[1067]</text:p>
          </table:table-cell>
          <table:table-cell/>
          <table:table-cell table:formula="of:=INFO.OBBA.OBBA.OBGET(INFO.OBBA.OBBA.OBCALL(&quot;&quot;;[.$B$15];&quot;getDaycountFraction&quot;;[.I64];[.J64]))" office:value-type="float" office:value="-8.07777777777778" calcext:value-type="float">
            <text:p>-8,078</text:p>
          </table:table-cell>
          <table:table-cell table:style-name="ce35" table:formula="of:=(YEARFRAC([.E64];[.F64];[.$C$9]))" office:value-type="float" office:value="8.07777777777778" calcext:value-type="float">
            <text:p>8,078</text:p>
          </table:table-cell>
          <table:table-cell table:formula="of:=ABS([.L64])-[.M6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9-04-11" calcext:value-type="date">
            <text:p>11.04.2029</text:p>
          </table:table-cell>
          <table:table-cell table:style-name="ce22" table:formula="of:=[.$C$11]+INT(RAND()*([.$C$12]-[.$C$11]))" office:value-type="date" office:date-value="2013-08-06" calcext:value-type="date">
            <text:p>06.08.2013</text:p>
          </table:table-cell>
          <table:table-cell table:style-name="ce21" table:formula="of:=INFO.OBBA.OBBA.OBMAKE(&quot;date-&quot;&amp;COLUMN()&amp;&quot;-&quot;&amp;ROW();&quot;Date&quot;;[.E65])" office:value-type="string" office:string-value="date-7-65 &#10;[1069]" calcext:value-type="string">
            <text:p>date-7-65 <text:line-break/>[1069]</text:p>
          </table:table-cell>
          <table:table-cell table:style-name="ce21" table:formula="of:=INFO.OBBA.OBBA.OBMAKE(&quot;date-&quot;&amp;COLUMN()&amp;&quot;-&quot;&amp;ROW();&quot;Date&quot;;[.F65])" office:value-type="string" office:string-value="date-8-65 &#10;[1070]" calcext:value-type="string">
            <text:p>date-8-65 <text:line-break/>[10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5])" office:value-type="string" office:string-value="cal-9-65 &#10;[1072]" calcext:value-type="string">
            <text:p>cal-9-65 <text:line-break/>[10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5])" office:value-type="string" office:string-value="cal-10-65 &#10;[1074]" calcext:value-type="string">
            <text:p>cal-10-65 <text:line-break/>[1074]</text:p>
          </table:table-cell>
          <table:table-cell/>
          <table:table-cell table:formula="of:=INFO.OBBA.OBBA.OBGET(INFO.OBBA.OBBA.OBCALL(&quot;&quot;;[.$B$15];&quot;getDaycountFraction&quot;;[.I65];[.J65]))" office:value-type="float" office:value="-15.9083333333333" calcext:value-type="float">
            <text:p>-15,908</text:p>
          </table:table-cell>
          <table:table-cell table:style-name="ce35" table:formula="of:=(YEARFRAC([.E65];[.F65];[.$C$9]))" office:value-type="float" office:value="15.9083333333333" calcext:value-type="float">
            <text:p>15,908</text:p>
          </table:table-cell>
          <table:table-cell table:formula="of:=ABS([.L65])-[.M6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4-11-05" calcext:value-type="date">
            <text:p>05.11.2014</text:p>
          </table:table-cell>
          <table:table-cell table:style-name="ce22" table:formula="of:=[.$C$11]+INT(RAND()*([.$C$12]-[.$C$11]))" office:value-type="date" office:date-value="1990-08-06" calcext:value-type="date">
            <text:p>06.08.1990</text:p>
          </table:table-cell>
          <table:table-cell table:style-name="ce21" table:formula="of:=INFO.OBBA.OBBA.OBMAKE(&quot;date-&quot;&amp;COLUMN()&amp;&quot;-&quot;&amp;ROW();&quot;Date&quot;;[.E66])" office:value-type="string" office:string-value="date-7-66 &#10;[1076]" calcext:value-type="string">
            <text:p>date-7-66 <text:line-break/>[1076]</text:p>
          </table:table-cell>
          <table:table-cell table:style-name="ce21" table:formula="of:=INFO.OBBA.OBBA.OBMAKE(&quot;date-&quot;&amp;COLUMN()&amp;&quot;-&quot;&amp;ROW();&quot;Date&quot;;[.F66])" office:value-type="string" office:string-value="date-8-66 &#10;[1077]" calcext:value-type="string">
            <text:p>date-8-66 <text:line-break/>[10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6])" office:value-type="string" office:string-value="cal-9-66 &#10;[1079]" calcext:value-type="string">
            <text:p>cal-9-66 <text:line-break/>[10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6])" office:value-type="string" office:string-value="cal-10-66 &#10;[1081]" calcext:value-type="string">
            <text:p>cal-10-66 <text:line-break/>[1081]</text:p>
          </table:table-cell>
          <table:table-cell/>
          <table:table-cell table:formula="of:=INFO.OBBA.OBBA.OBGET(INFO.OBBA.OBBA.OBCALL(&quot;&quot;;[.$B$15];&quot;getDaycountFraction&quot;;[.I66];[.J66]))" office:value-type="float" office:value="-24.6027777777778" calcext:value-type="float">
            <text:p>-24,603</text:p>
          </table:table-cell>
          <table:table-cell table:style-name="ce35" table:formula="of:=(YEARFRAC([.E66];[.F66];[.$C$9]))" office:value-type="float" office:value="24.6027777777778" calcext:value-type="float">
            <text:p>24,603</text:p>
          </table:table-cell>
          <table:table-cell table:formula="of:=ABS([.L66])-[.M6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4-02-28" calcext:value-type="date">
            <text:p>28.02.1994</text:p>
          </table:table-cell>
          <table:table-cell table:style-name="ce22" table:formula="of:=[.$C$11]+INT(RAND()*([.$C$12]-[.$C$11]))" office:value-type="date" office:date-value="1998-04-14" calcext:value-type="date">
            <text:p>14.04.1998</text:p>
          </table:table-cell>
          <table:table-cell table:style-name="ce21" table:formula="of:=INFO.OBBA.OBBA.OBMAKE(&quot;date-&quot;&amp;COLUMN()&amp;&quot;-&quot;&amp;ROW();&quot;Date&quot;;[.E67])" office:value-type="string" office:string-value="date-7-67 &#10;[1083]" calcext:value-type="string">
            <text:p>date-7-67 <text:line-break/>[1083]</text:p>
          </table:table-cell>
          <table:table-cell table:style-name="ce21" table:formula="of:=INFO.OBBA.OBBA.OBMAKE(&quot;date-&quot;&amp;COLUMN()&amp;&quot;-&quot;&amp;ROW();&quot;Date&quot;;[.F67])" office:value-type="string" office:string-value="date-8-67 &#10;[1084]" calcext:value-type="string">
            <text:p>date-8-67 <text:line-break/>[10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7])" office:value-type="string" office:string-value="cal-9-67 &#10;[1086]" calcext:value-type="string">
            <text:p>cal-9-67 <text:line-break/>[10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7])" office:value-type="string" office:string-value="cal-10-67 &#10;[1088]" calcext:value-type="string">
            <text:p>cal-10-67 <text:line-break/>[1088]</text:p>
          </table:table-cell>
          <table:table-cell/>
          <table:table-cell table:formula="of:=INFO.OBBA.OBBA.OBGET(INFO.OBBA.OBBA.OBCALL(&quot;&quot;;[.$B$15];&quot;getDaycountFraction&quot;;[.I67];[.J67]))" office:value-type="float" office:value="4.18333333333333" calcext:value-type="float">
            <text:p>4,183</text:p>
          </table:table-cell>
          <table:table-cell table:style-name="ce35" table:formula="of:=(YEARFRAC([.E67];[.F67];[.$C$9]))" office:value-type="float" office:value="4.18333333333333" calcext:value-type="float">
            <text:p>4,183</text:p>
          </table:table-cell>
          <table:table-cell table:formula="of:=ABS([.L67])-[.M6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8-04-27" calcext:value-type="date">
            <text:p>27.04.2028</text:p>
          </table:table-cell>
          <table:table-cell table:style-name="ce22" table:formula="of:=[.$C$11]+INT(RAND()*([.$C$12]-[.$C$11]))" office:value-type="date" office:date-value="2018-10-15" calcext:value-type="date">
            <text:p>15.10.2018</text:p>
          </table:table-cell>
          <table:table-cell table:style-name="ce21" table:formula="of:=INFO.OBBA.OBBA.OBMAKE(&quot;date-&quot;&amp;COLUMN()&amp;&quot;-&quot;&amp;ROW();&quot;Date&quot;;[.E68])" office:value-type="string" office:string-value="date-7-68 &#10;[1090]" calcext:value-type="string">
            <text:p>date-7-68 <text:line-break/>[1090]</text:p>
          </table:table-cell>
          <table:table-cell table:style-name="ce21" table:formula="of:=INFO.OBBA.OBBA.OBMAKE(&quot;date-&quot;&amp;COLUMN()&amp;&quot;-&quot;&amp;ROW();&quot;Date&quot;;[.F68])" office:value-type="string" office:string-value="date-8-68 &#10;[1091]" calcext:value-type="string">
            <text:p>date-8-68 <text:line-break/>[10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8])" office:value-type="string" office:string-value="cal-9-68 &#10;[1093]" calcext:value-type="string">
            <text:p>cal-9-68 <text:line-break/>[10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8])" office:value-type="string" office:string-value="cal-10-68 &#10;[1095]" calcext:value-type="string">
            <text:p>cal-10-68 <text:line-break/>[1095]</text:p>
          </table:table-cell>
          <table:table-cell/>
          <table:table-cell table:formula="of:=INFO.OBBA.OBBA.OBGET(INFO.OBBA.OBBA.OBCALL(&quot;&quot;;[.$B$15];&quot;getDaycountFraction&quot;;[.I68];[.J68]))" office:value-type="float" office:value="-9.67222222222222" calcext:value-type="float">
            <text:p>-9,672</text:p>
          </table:table-cell>
          <table:table-cell table:style-name="ce35" table:formula="of:=(YEARFRAC([.E68];[.F68];[.$C$9]))" office:value-type="float" office:value="9.67222222222222" calcext:value-type="float">
            <text:p>9,672</text:p>
          </table:table-cell>
          <table:table-cell table:formula="of:=ABS([.L68])-[.M6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2-03-26" calcext:value-type="date">
            <text:p>26.03.2002</text:p>
          </table:table-cell>
          <table:table-cell table:style-name="ce22" table:formula="of:=[.$C$11]+INT(RAND()*([.$C$12]-[.$C$11]))" office:value-type="date" office:date-value="2000-09-15" calcext:value-type="date">
            <text:p>15.09.2000</text:p>
          </table:table-cell>
          <table:table-cell table:style-name="ce21" table:formula="of:=INFO.OBBA.OBBA.OBMAKE(&quot;date-&quot;&amp;COLUMN()&amp;&quot;-&quot;&amp;ROW();&quot;Date&quot;;[.E69])" office:value-type="string" office:string-value="date-7-69 &#10;[1097]" calcext:value-type="string">
            <text:p>date-7-69 <text:line-break/>[1097]</text:p>
          </table:table-cell>
          <table:table-cell table:style-name="ce21" table:formula="of:=INFO.OBBA.OBBA.OBMAKE(&quot;date-&quot;&amp;COLUMN()&amp;&quot;-&quot;&amp;ROW();&quot;Date&quot;;[.F69])" office:value-type="string" office:string-value="date-8-69 &#10;[1098]" calcext:value-type="string">
            <text:p>date-8-69 <text:line-break/>[10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69])" office:value-type="string" office:string-value="cal-9-69 &#10;[1100]" calcext:value-type="string">
            <text:p>cal-9-69 <text:line-break/>[11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69])" office:value-type="string" office:string-value="cal-10-69 &#10;[1102]" calcext:value-type="string">
            <text:p>cal-10-69 <text:line-break/>[1102]</text:p>
          </table:table-cell>
          <table:table-cell/>
          <table:table-cell table:formula="of:=INFO.OBBA.OBBA.OBGET(INFO.OBBA.OBBA.OBCALL(&quot;&quot;;[.$B$15];&quot;getDaycountFraction&quot;;[.I69];[.J69]))" office:value-type="float" office:value="-1.54722222222222" calcext:value-type="float">
            <text:p>-1,547</text:p>
          </table:table-cell>
          <table:table-cell table:style-name="ce35" table:formula="of:=(YEARFRAC([.E69];[.F69];[.$C$9]))" office:value-type="float" office:value="1.54722222222222" calcext:value-type="float">
            <text:p>1,547</text:p>
          </table:table-cell>
          <table:table-cell table:formula="of:=ABS([.L69])-[.M6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1-03-18" calcext:value-type="date">
            <text:p>18.03.2001</text:p>
          </table:table-cell>
          <table:table-cell table:style-name="ce22" table:formula="of:=[.$C$11]+INT(RAND()*([.$C$12]-[.$C$11]))" office:value-type="date" office:date-value="2006-02-15" calcext:value-type="date">
            <text:p>15.02.2006</text:p>
          </table:table-cell>
          <table:table-cell table:style-name="ce21" table:formula="of:=INFO.OBBA.OBBA.OBMAKE(&quot;date-&quot;&amp;COLUMN()&amp;&quot;-&quot;&amp;ROW();&quot;Date&quot;;[.E70])" office:value-type="string" office:string-value="date-7-70 &#10;[1104]" calcext:value-type="string">
            <text:p>date-7-70 <text:line-break/>[1104]</text:p>
          </table:table-cell>
          <table:table-cell table:style-name="ce21" table:formula="of:=INFO.OBBA.OBBA.OBMAKE(&quot;date-&quot;&amp;COLUMN()&amp;&quot;-&quot;&amp;ROW();&quot;Date&quot;;[.F70])" office:value-type="string" office:string-value="date-8-70 &#10;[1105]" calcext:value-type="string">
            <text:p>date-8-70 <text:line-break/>[11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0])" office:value-type="string" office:string-value="cal-9-70 &#10;[1107]" calcext:value-type="string">
            <text:p>cal-9-70 <text:line-break/>[11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0])" office:value-type="string" office:string-value="cal-10-70 &#10;[1109]" calcext:value-type="string">
            <text:p>cal-10-70 <text:line-break/>[1109]</text:p>
          </table:table-cell>
          <table:table-cell/>
          <table:table-cell table:formula="of:=INFO.OBBA.OBBA.OBGET(INFO.OBBA.OBBA.OBCALL(&quot;&quot;;[.$B$15];&quot;getDaycountFraction&quot;;[.I70];[.J70]))" office:value-type="float" office:value="4.98611111111111" calcext:value-type="float">
            <text:p>4,986</text:p>
          </table:table-cell>
          <table:table-cell table:style-name="ce35" table:formula="of:=(YEARFRAC([.E70];[.F70];[.$C$9]))" office:value-type="float" office:value="4.98611111111111" calcext:value-type="float">
            <text:p>4,986</text:p>
          </table:table-cell>
          <table:table-cell table:formula="of:=ABS([.L70])-[.M7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02-10" calcext:value-type="date">
            <text:p>10.02.2013</text:p>
          </table:table-cell>
          <table:table-cell table:style-name="ce22" table:formula="of:=[.$C$11]+INT(RAND()*([.$C$12]-[.$C$11]))" office:value-type="date" office:date-value="1997-08-02" calcext:value-type="date">
            <text:p>02.08.1997</text:p>
          </table:table-cell>
          <table:table-cell table:style-name="ce21" table:formula="of:=INFO.OBBA.OBBA.OBMAKE(&quot;date-&quot;&amp;COLUMN()&amp;&quot;-&quot;&amp;ROW();&quot;Date&quot;;[.E71])" office:value-type="string" office:string-value="date-7-71 &#10;[1111]" calcext:value-type="string">
            <text:p>date-7-71 <text:line-break/>[1111]</text:p>
          </table:table-cell>
          <table:table-cell table:style-name="ce21" table:formula="of:=INFO.OBBA.OBBA.OBMAKE(&quot;date-&quot;&amp;COLUMN()&amp;&quot;-&quot;&amp;ROW();&quot;Date&quot;;[.F71])" office:value-type="string" office:string-value="date-8-71 &#10;[1112]" calcext:value-type="string">
            <text:p>date-8-71 <text:line-break/>[11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1])" office:value-type="string" office:string-value="cal-9-71 &#10;[1114]" calcext:value-type="string">
            <text:p>cal-9-71 <text:line-break/>[11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1])" office:value-type="string" office:string-value="cal-10-71 &#10;[1116]" calcext:value-type="string">
            <text:p>cal-10-71 <text:line-break/>[1116]</text:p>
          </table:table-cell>
          <table:table-cell/>
          <table:table-cell table:formula="of:=INFO.OBBA.OBBA.OBGET(INFO.OBBA.OBBA.OBCALL(&quot;&quot;;[.$B$15];&quot;getDaycountFraction&quot;;[.I71];[.J71]))" office:value-type="float" office:value="-15.7527777777778" calcext:value-type="float">
            <text:p>-15,753</text:p>
          </table:table-cell>
          <table:table-cell table:style-name="ce35" table:formula="of:=(YEARFRAC([.E71];[.F71];[.$C$9]))" office:value-type="float" office:value="15.7527777777778" calcext:value-type="float">
            <text:p>15,753</text:p>
          </table:table-cell>
          <table:table-cell table:formula="of:=ABS([.L71])-[.M7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4-08-16" calcext:value-type="date">
            <text:p>16.08.2024</text:p>
          </table:table-cell>
          <table:table-cell table:style-name="ce22" table:formula="of:=[.$C$11]+INT(RAND()*([.$C$12]-[.$C$11]))" office:value-type="date" office:date-value="2023-12-27" calcext:value-type="date">
            <text:p>27.12.2023</text:p>
          </table:table-cell>
          <table:table-cell table:style-name="ce21" table:formula="of:=INFO.OBBA.OBBA.OBMAKE(&quot;date-&quot;&amp;COLUMN()&amp;&quot;-&quot;&amp;ROW();&quot;Date&quot;;[.E72])" office:value-type="string" office:string-value="date-7-72 &#10;[1118]" calcext:value-type="string">
            <text:p>date-7-72 <text:line-break/>[1118]</text:p>
          </table:table-cell>
          <table:table-cell table:style-name="ce21" table:formula="of:=INFO.OBBA.OBBA.OBMAKE(&quot;date-&quot;&amp;COLUMN()&amp;&quot;-&quot;&amp;ROW();&quot;Date&quot;;[.F72])" office:value-type="string" office:string-value="date-8-72 &#10;[1119]" calcext:value-type="string">
            <text:p>date-8-72 <text:line-break/>[11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2])" office:value-type="string" office:string-value="cal-9-72 &#10;[1121]" calcext:value-type="string">
            <text:p>cal-9-72 <text:line-break/>[11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2])" office:value-type="string" office:string-value="cal-10-72 &#10;[1123]" calcext:value-type="string">
            <text:p>cal-10-72 <text:line-break/>[1123]</text:p>
          </table:table-cell>
          <table:table-cell/>
          <table:table-cell table:formula="of:=INFO.OBBA.OBBA.OBGET(INFO.OBBA.OBBA.OBCALL(&quot;&quot;;[.$B$15];&quot;getDaycountFraction&quot;;[.I72];[.J72]))" office:value-type="float" office:value="-0.647222222222222" calcext:value-type="float">
            <text:p>-0,647</text:p>
          </table:table-cell>
          <table:table-cell table:style-name="ce35" table:formula="of:=(YEARFRAC([.E72];[.F72];[.$C$9]))" office:value-type="float" office:value="0.647222222222222" calcext:value-type="float">
            <text:p>0,647</text:p>
          </table:table-cell>
          <table:table-cell table:formula="of:=ABS([.L72])-[.M7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2-12-14" calcext:value-type="date">
            <text:p>14.12.2002</text:p>
          </table:table-cell>
          <table:table-cell table:style-name="ce22" table:formula="of:=[.$C$11]+INT(RAND()*([.$C$12]-[.$C$11]))" office:value-type="date" office:date-value="2024-11-29" calcext:value-type="date">
            <text:p>29.11.2024</text:p>
          </table:table-cell>
          <table:table-cell table:style-name="ce21" table:formula="of:=INFO.OBBA.OBBA.OBMAKE(&quot;date-&quot;&amp;COLUMN()&amp;&quot;-&quot;&amp;ROW();&quot;Date&quot;;[.E73])" office:value-type="string" office:string-value="date-7-73 &#10;[1125]" calcext:value-type="string">
            <text:p>date-7-73 <text:line-break/>[1125]</text:p>
          </table:table-cell>
          <table:table-cell table:style-name="ce21" table:formula="of:=INFO.OBBA.OBBA.OBMAKE(&quot;date-&quot;&amp;COLUMN()&amp;&quot;-&quot;&amp;ROW();&quot;Date&quot;;[.F73])" office:value-type="string" office:string-value="date-8-73 &#10;[1126]" calcext:value-type="string">
            <text:p>date-8-73 <text:line-break/>[11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3])" office:value-type="string" office:string-value="cal-9-73 &#10;[1128]" calcext:value-type="string">
            <text:p>cal-9-73 <text:line-break/>[11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3])" office:value-type="string" office:string-value="cal-10-73 &#10;[1130]" calcext:value-type="string">
            <text:p>cal-10-73 <text:line-break/>[1130]</text:p>
          </table:table-cell>
          <table:table-cell/>
          <table:table-cell table:formula="of:=INFO.OBBA.OBBA.OBGET(INFO.OBBA.OBBA.OBCALL(&quot;&quot;;[.$B$15];&quot;getDaycountFraction&quot;;[.I73];[.J73]))" office:value-type="float" office:value="22.2805555555556" calcext:value-type="float">
            <text:p>22,281</text:p>
          </table:table-cell>
          <table:table-cell table:style-name="ce35" table:formula="of:=(YEARFRAC([.E73];[.F73];[.$C$9]))" office:value-type="float" office:value="22.2805555555556" calcext:value-type="float">
            <text:p>22,281</text:p>
          </table:table-cell>
          <table:table-cell table:formula="of:=ABS([.L73])-[.M7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0-04-14" calcext:value-type="date">
            <text:p>14.04.2020</text:p>
          </table:table-cell>
          <table:table-cell table:style-name="ce22" table:formula="of:=[.$C$11]+INT(RAND()*([.$C$12]-[.$C$11]))" office:value-type="date" office:date-value="2000-10-01" calcext:value-type="date">
            <text:p>01.10.2000</text:p>
          </table:table-cell>
          <table:table-cell table:style-name="ce21" table:formula="of:=INFO.OBBA.OBBA.OBMAKE(&quot;date-&quot;&amp;COLUMN()&amp;&quot;-&quot;&amp;ROW();&quot;Date&quot;;[.E74])" office:value-type="string" office:string-value="date-7-74 &#10;[1132]" calcext:value-type="string">
            <text:p>date-7-74 <text:line-break/>[1132]</text:p>
          </table:table-cell>
          <table:table-cell table:style-name="ce21" table:formula="of:=INFO.OBBA.OBBA.OBMAKE(&quot;date-&quot;&amp;COLUMN()&amp;&quot;-&quot;&amp;ROW();&quot;Date&quot;;[.F74])" office:value-type="string" office:string-value="date-8-74 &#10;[1133]" calcext:value-type="string">
            <text:p>date-8-74 <text:line-break/>[11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4])" office:value-type="string" office:string-value="cal-9-74 &#10;[1135]" calcext:value-type="string">
            <text:p>cal-9-74 <text:line-break/>[11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4])" office:value-type="string" office:string-value="cal-10-74 &#10;[1137]" calcext:value-type="string">
            <text:p>cal-10-74 <text:line-break/>[1137]</text:p>
          </table:table-cell>
          <table:table-cell/>
          <table:table-cell table:formula="of:=INFO.OBBA.OBBA.OBGET(INFO.OBBA.OBBA.OBCALL(&quot;&quot;;[.$B$15];&quot;getDaycountFraction&quot;;[.I74];[.J74]))" office:value-type="float" office:value="-19.8194444444444" calcext:value-type="float">
            <text:p>-19,819</text:p>
          </table:table-cell>
          <table:table-cell table:style-name="ce35" table:formula="of:=(YEARFRAC([.E74];[.F74];[.$C$9]))" office:value-type="float" office:value="19.8194444444444" calcext:value-type="float">
            <text:p>19,819</text:p>
          </table:table-cell>
          <table:table-cell table:formula="of:=ABS([.L74])-[.M7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8-08-01" calcext:value-type="date">
            <text:p>01.08.1988</text:p>
          </table:table-cell>
          <table:table-cell table:style-name="ce22" table:formula="of:=[.$C$11]+INT(RAND()*([.$C$12]-[.$C$11]))" office:value-type="date" office:date-value="1993-10-11" calcext:value-type="date">
            <text:p>11.10.1993</text:p>
          </table:table-cell>
          <table:table-cell table:style-name="ce21" table:formula="of:=INFO.OBBA.OBBA.OBMAKE(&quot;date-&quot;&amp;COLUMN()&amp;&quot;-&quot;&amp;ROW();&quot;Date&quot;;[.E75])" office:value-type="string" office:string-value="date-7-75 &#10;[1139]" calcext:value-type="string">
            <text:p>date-7-75 <text:line-break/>[1139]</text:p>
          </table:table-cell>
          <table:table-cell table:style-name="ce21" table:formula="of:=INFO.OBBA.OBBA.OBMAKE(&quot;date-&quot;&amp;COLUMN()&amp;&quot;-&quot;&amp;ROW();&quot;Date&quot;;[.F75])" office:value-type="string" office:string-value="date-8-75 &#10;[1140]" calcext:value-type="string">
            <text:p>date-8-75 <text:line-break/>[11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5])" office:value-type="string" office:string-value="cal-9-75 &#10;[1142]" calcext:value-type="string">
            <text:p>cal-9-75 <text:line-break/>[11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5])" office:value-type="string" office:string-value="cal-10-75 &#10;[1144]" calcext:value-type="string">
            <text:p>cal-10-75 <text:line-break/>[1144]</text:p>
          </table:table-cell>
          <table:table-cell/>
          <table:table-cell table:formula="of:=INFO.OBBA.OBBA.OBGET(INFO.OBBA.OBBA.OBCALL(&quot;&quot;;[.$B$15];&quot;getDaycountFraction&quot;;[.I75];[.J75]))" office:value-type="float" office:value="5.26944444444445" calcext:value-type="float">
            <text:p>5,269</text:p>
          </table:table-cell>
          <table:table-cell table:style-name="ce35" table:formula="of:=(YEARFRAC([.E75];[.F75];[.$C$9]))" office:value-type="float" office:value="5.26944444444445" calcext:value-type="float">
            <text:p>5,269</text:p>
          </table:table-cell>
          <table:table-cell table:formula="of:=ABS([.L75])-[.M7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6-11-08" calcext:value-type="date">
            <text:p>08.11.2026</text:p>
          </table:table-cell>
          <table:table-cell table:style-name="ce22" table:formula="of:=[.$C$11]+INT(RAND()*([.$C$12]-[.$C$11]))" office:value-type="date" office:date-value="1985-06-09" calcext:value-type="date">
            <text:p>09.06.1985</text:p>
          </table:table-cell>
          <table:table-cell table:style-name="ce21" table:formula="of:=INFO.OBBA.OBBA.OBMAKE(&quot;date-&quot;&amp;COLUMN()&amp;&quot;-&quot;&amp;ROW();&quot;Date&quot;;[.E76])" office:value-type="string" office:string-value="date-7-76 &#10;[1146]" calcext:value-type="string">
            <text:p>date-7-76 <text:line-break/>[1146]</text:p>
          </table:table-cell>
          <table:table-cell table:style-name="ce21" table:formula="of:=INFO.OBBA.OBBA.OBMAKE(&quot;date-&quot;&amp;COLUMN()&amp;&quot;-&quot;&amp;ROW();&quot;Date&quot;;[.F76])" office:value-type="string" office:string-value="date-8-76 &#10;[1147]" calcext:value-type="string">
            <text:p>date-8-76 <text:line-break/>[11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6])" office:value-type="string" office:string-value="cal-9-76 &#10;[1149]" calcext:value-type="string">
            <text:p>cal-9-76 <text:line-break/>[11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6])" office:value-type="string" office:string-value="cal-10-76 &#10;[1151]" calcext:value-type="string">
            <text:p>cal-10-76 <text:line-break/>[1151]</text:p>
          </table:table-cell>
          <table:table-cell/>
          <table:table-cell table:formula="of:=INFO.OBBA.OBBA.OBGET(INFO.OBBA.OBBA.OBCALL(&quot;&quot;;[.$B$15];&quot;getDaycountFraction&quot;;[.I76];[.J76]))" office:value-type="float" office:value="-42.0194444444445" calcext:value-type="float">
            <text:p>-42,019</text:p>
          </table:table-cell>
          <table:table-cell table:style-name="ce35" table:formula="of:=(YEARFRAC([.E76];[.F76];[.$C$9]))" office:value-type="float" office:value="42.0194444444445" calcext:value-type="float">
            <text:p>42,019</text:p>
          </table:table-cell>
          <table:table-cell table:formula="of:=ABS([.L76])-[.M7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0-09-03" calcext:value-type="date">
            <text:p>03.09.2010</text:p>
          </table:table-cell>
          <table:table-cell table:style-name="ce22" table:formula="of:=[.$C$11]+INT(RAND()*([.$C$12]-[.$C$11]))" office:value-type="date" office:date-value="2026-08-21" calcext:value-type="date">
            <text:p>21.08.2026</text:p>
          </table:table-cell>
          <table:table-cell table:style-name="ce21" table:formula="of:=INFO.OBBA.OBBA.OBMAKE(&quot;date-&quot;&amp;COLUMN()&amp;&quot;-&quot;&amp;ROW();&quot;Date&quot;;[.E77])" office:value-type="string" office:string-value="date-7-77 &#10;[1153]" calcext:value-type="string">
            <text:p>date-7-77 <text:line-break/>[1153]</text:p>
          </table:table-cell>
          <table:table-cell table:style-name="ce21" table:formula="of:=INFO.OBBA.OBBA.OBMAKE(&quot;date-&quot;&amp;COLUMN()&amp;&quot;-&quot;&amp;ROW();&quot;Date&quot;;[.F77])" office:value-type="string" office:string-value="date-8-77 &#10;[1154]" calcext:value-type="string">
            <text:p>date-8-77 <text:line-break/>[11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7])" office:value-type="string" office:string-value="cal-9-77 &#10;[1156]" calcext:value-type="string">
            <text:p>cal-9-77 <text:line-break/>[11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7])" office:value-type="string" office:string-value="cal-10-77 &#10;[1158]" calcext:value-type="string">
            <text:p>cal-10-77 <text:line-break/>[1158]</text:p>
          </table:table-cell>
          <table:table-cell/>
          <table:table-cell table:formula="of:=INFO.OBBA.OBBA.OBGET(INFO.OBBA.OBBA.OBCALL(&quot;&quot;;[.$B$15];&quot;getDaycountFraction&quot;;[.I77];[.J77]))" office:value-type="float" office:value="16.1972222222222" calcext:value-type="float">
            <text:p>16,197</text:p>
          </table:table-cell>
          <table:table-cell table:style-name="ce35" table:formula="of:=(YEARFRAC([.E77];[.F77];[.$C$9]))" office:value-type="float" office:value="16.1972222222222" calcext:value-type="float">
            <text:p>16,197</text:p>
          </table:table-cell>
          <table:table-cell table:formula="of:=ABS([.L77])-[.M7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2-09-11" calcext:value-type="date">
            <text:p>11.09.2012</text:p>
          </table:table-cell>
          <table:table-cell table:style-name="ce22" table:formula="of:=[.$C$11]+INT(RAND()*([.$C$12]-[.$C$11]))" office:value-type="date" office:date-value="2017-07-17" calcext:value-type="date">
            <text:p>17.07.2017</text:p>
          </table:table-cell>
          <table:table-cell table:style-name="ce21" table:formula="of:=INFO.OBBA.OBBA.OBMAKE(&quot;date-&quot;&amp;COLUMN()&amp;&quot;-&quot;&amp;ROW();&quot;Date&quot;;[.E78])" office:value-type="string" office:string-value="date-7-78 &#10;[1160]" calcext:value-type="string">
            <text:p>date-7-78 <text:line-break/>[1160]</text:p>
          </table:table-cell>
          <table:table-cell table:style-name="ce21" table:formula="of:=INFO.OBBA.OBBA.OBMAKE(&quot;date-&quot;&amp;COLUMN()&amp;&quot;-&quot;&amp;ROW();&quot;Date&quot;;[.F78])" office:value-type="string" office:string-value="date-8-78 &#10;[1161]" calcext:value-type="string">
            <text:p>date-8-78 <text:line-break/>[11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8])" office:value-type="string" office:string-value="cal-9-78 &#10;[1163]" calcext:value-type="string">
            <text:p>cal-9-78 <text:line-break/>[11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8])" office:value-type="string" office:string-value="cal-10-78 &#10;[1165]" calcext:value-type="string">
            <text:p>cal-10-78 <text:line-break/>[1165]</text:p>
          </table:table-cell>
          <table:table-cell/>
          <table:table-cell table:formula="of:=INFO.OBBA.OBBA.OBGET(INFO.OBBA.OBBA.OBCALL(&quot;&quot;;[.$B$15];&quot;getDaycountFraction&quot;;[.I78];[.J78]))" office:value-type="float" office:value="4.91666666666667" calcext:value-type="float">
            <text:p>4,917</text:p>
          </table:table-cell>
          <table:table-cell table:style-name="ce35" table:formula="of:=(YEARFRAC([.E78];[.F78];[.$C$9]))" office:value-type="float" office:value="4.91666666666667" calcext:value-type="float">
            <text:p>4,917</text:p>
          </table:table-cell>
          <table:table-cell table:formula="of:=ABS([.L78])-[.M7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9-06-05" calcext:value-type="date">
            <text:p>05.06.1989</text:p>
          </table:table-cell>
          <table:table-cell table:style-name="ce22" table:formula="of:=[.$C$11]+INT(RAND()*([.$C$12]-[.$C$11]))" office:value-type="date" office:date-value="2017-07-10" calcext:value-type="date">
            <text:p>10.07.2017</text:p>
          </table:table-cell>
          <table:table-cell table:style-name="ce21" table:formula="of:=INFO.OBBA.OBBA.OBMAKE(&quot;date-&quot;&amp;COLUMN()&amp;&quot;-&quot;&amp;ROW();&quot;Date&quot;;[.E79])" office:value-type="string" office:string-value="date-7-79 &#10;[1167]" calcext:value-type="string">
            <text:p>date-7-79 <text:line-break/>[1167]</text:p>
          </table:table-cell>
          <table:table-cell table:style-name="ce21" table:formula="of:=INFO.OBBA.OBBA.OBMAKE(&quot;date-&quot;&amp;COLUMN()&amp;&quot;-&quot;&amp;ROW();&quot;Date&quot;;[.F79])" office:value-type="string" office:string-value="date-8-79 &#10;[1168]" calcext:value-type="string">
            <text:p>date-8-79 <text:line-break/>[11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79])" office:value-type="string" office:string-value="cal-9-79 &#10;[1170]" calcext:value-type="string">
            <text:p>cal-9-79 <text:line-break/>[11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79])" office:value-type="string" office:string-value="cal-10-79 &#10;[1172]" calcext:value-type="string">
            <text:p>cal-10-79 <text:line-break/>[1172]</text:p>
          </table:table-cell>
          <table:table-cell/>
          <table:table-cell table:formula="of:=INFO.OBBA.OBBA.OBGET(INFO.OBBA.OBBA.OBCALL(&quot;&quot;;[.$B$15];&quot;getDaycountFraction&quot;;[.I79];[.J79]))" office:value-type="float" office:value="28.5055555555556" calcext:value-type="float">
            <text:p>28,506</text:p>
          </table:table-cell>
          <table:table-cell table:style-name="ce35" table:formula="of:=(YEARFRAC([.E79];[.F79];[.$C$9]))" office:value-type="float" office:value="28.5055555555556" calcext:value-type="float">
            <text:p>28,506</text:p>
          </table:table-cell>
          <table:table-cell table:formula="of:=ABS([.L79])-[.M7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0-09-10" calcext:value-type="date">
            <text:p>10.09.2000</text:p>
          </table:table-cell>
          <table:table-cell table:style-name="ce22" table:formula="of:=[.$C$11]+INT(RAND()*([.$C$12]-[.$C$11]))" office:value-type="date" office:date-value="2028-03-21" calcext:value-type="date">
            <text:p>21.03.2028</text:p>
          </table:table-cell>
          <table:table-cell table:style-name="ce21" table:formula="of:=INFO.OBBA.OBBA.OBMAKE(&quot;date-&quot;&amp;COLUMN()&amp;&quot;-&quot;&amp;ROW();&quot;Date&quot;;[.E80])" office:value-type="string" office:string-value="date-7-80 &#10;[1174]" calcext:value-type="string">
            <text:p>date-7-80 <text:line-break/>[1174]</text:p>
          </table:table-cell>
          <table:table-cell table:style-name="ce21" table:formula="of:=INFO.OBBA.OBBA.OBMAKE(&quot;date-&quot;&amp;COLUMN()&amp;&quot;-&quot;&amp;ROW();&quot;Date&quot;;[.F80])" office:value-type="string" office:string-value="date-8-80 &#10;[1175]" calcext:value-type="string">
            <text:p>date-8-80 <text:line-break/>[11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0])" office:value-type="string" office:string-value="cal-9-80 &#10;[1177]" calcext:value-type="string">
            <text:p>cal-9-80 <text:line-break/>[11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0])" office:value-type="string" office:string-value="cal-10-80 &#10;[1179]" calcext:value-type="string">
            <text:p>cal-10-80 <text:line-break/>[1179]</text:p>
          </table:table-cell>
          <table:table-cell/>
          <table:table-cell table:formula="of:=INFO.OBBA.OBBA.OBGET(INFO.OBBA.OBBA.OBCALL(&quot;&quot;;[.$B$15];&quot;getDaycountFraction&quot;;[.I80];[.J80]))" office:value-type="float" office:value="27.9277777777778" calcext:value-type="float">
            <text:p>27,928</text:p>
          </table:table-cell>
          <table:table-cell table:style-name="ce35" table:formula="of:=(YEARFRAC([.E80];[.F80];[.$C$9]))" office:value-type="float" office:value="27.9277777777778" calcext:value-type="float">
            <text:p>27,928</text:p>
          </table:table-cell>
          <table:table-cell table:formula="of:=ABS([.L80])-[.M8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2-11-10" calcext:value-type="date">
            <text:p>10.11.2022</text:p>
          </table:table-cell>
          <table:table-cell table:style-name="ce22" table:formula="of:=[.$C$11]+INT(RAND()*([.$C$12]-[.$C$11]))" office:value-type="date" office:date-value="2020-04-03" calcext:value-type="date">
            <text:p>03.04.2020</text:p>
          </table:table-cell>
          <table:table-cell table:style-name="ce21" table:formula="of:=INFO.OBBA.OBBA.OBMAKE(&quot;date-&quot;&amp;COLUMN()&amp;&quot;-&quot;&amp;ROW();&quot;Date&quot;;[.E81])" office:value-type="string" office:string-value="date-7-81 &#10;[1181]" calcext:value-type="string">
            <text:p>date-7-81 <text:line-break/>[1181]</text:p>
          </table:table-cell>
          <table:table-cell table:style-name="ce21" table:formula="of:=INFO.OBBA.OBBA.OBMAKE(&quot;date-&quot;&amp;COLUMN()&amp;&quot;-&quot;&amp;ROW();&quot;Date&quot;;[.F81])" office:value-type="string" office:string-value="date-8-81 &#10;[1182]" calcext:value-type="string">
            <text:p>date-8-81 <text:line-break/>[11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1])" office:value-type="string" office:string-value="cal-9-81 &#10;[1184]" calcext:value-type="string">
            <text:p>cal-9-81 <text:line-break/>[11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1])" office:value-type="string" office:string-value="cal-10-81 &#10;[1186]" calcext:value-type="string">
            <text:p>cal-10-81 <text:line-break/>[1186]</text:p>
          </table:table-cell>
          <table:table-cell/>
          <table:table-cell table:formula="of:=INFO.OBBA.OBBA.OBGET(INFO.OBBA.OBBA.OBCALL(&quot;&quot;;[.$B$15];&quot;getDaycountFraction&quot;;[.I81];[.J81]))" office:value-type="float" office:value="-2.64166666666667" calcext:value-type="float">
            <text:p>-2,642</text:p>
          </table:table-cell>
          <table:table-cell table:style-name="ce35" table:formula="of:=(YEARFRAC([.E81];[.F81];[.$C$9]))" office:value-type="float" office:value="2.64166666666667" calcext:value-type="float">
            <text:p>2,642</text:p>
          </table:table-cell>
          <table:table-cell table:formula="of:=ABS([.L81])-[.M8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8-11-29" calcext:value-type="date">
            <text:p>29.11.1988</text:p>
          </table:table-cell>
          <table:table-cell table:style-name="ce22" table:formula="of:=[.$C$11]+INT(RAND()*([.$C$12]-[.$C$11]))" office:value-type="date" office:date-value="2000-12-22" calcext:value-type="date">
            <text:p>22.12.2000</text:p>
          </table:table-cell>
          <table:table-cell table:style-name="ce21" table:formula="of:=INFO.OBBA.OBBA.OBMAKE(&quot;date-&quot;&amp;COLUMN()&amp;&quot;-&quot;&amp;ROW();&quot;Date&quot;;[.E82])" office:value-type="string" office:string-value="date-7-82 &#10;[1188]" calcext:value-type="string">
            <text:p>date-7-82 <text:line-break/>[1188]</text:p>
          </table:table-cell>
          <table:table-cell table:style-name="ce21" table:formula="of:=INFO.OBBA.OBBA.OBMAKE(&quot;date-&quot;&amp;COLUMN()&amp;&quot;-&quot;&amp;ROW();&quot;Date&quot;;[.F82])" office:value-type="string" office:string-value="date-8-82 &#10;[1189]" calcext:value-type="string">
            <text:p>date-8-82 <text:line-break/>[11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2])" office:value-type="string" office:string-value="cal-9-82 &#10;[1191]" calcext:value-type="string">
            <text:p>cal-9-82 <text:line-break/>[11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2])" office:value-type="string" office:string-value="cal-10-82 &#10;[1193]" calcext:value-type="string">
            <text:p>cal-10-82 <text:line-break/>[1193]</text:p>
          </table:table-cell>
          <table:table-cell/>
          <table:table-cell table:formula="of:=INFO.OBBA.OBBA.OBGET(INFO.OBBA.OBBA.OBCALL(&quot;&quot;;[.$B$15];&quot;getDaycountFraction&quot;;[.I82];[.J82]))" office:value-type="float" office:value="12.2388888888889" calcext:value-type="float">
            <text:p>12,239</text:p>
          </table:table-cell>
          <table:table-cell table:style-name="ce35" table:formula="of:=(YEARFRAC([.E82];[.F82];[.$C$9]))" office:value-type="float" office:value="12.2388888888889" calcext:value-type="float">
            <text:p>12,239</text:p>
          </table:table-cell>
          <table:table-cell table:formula="of:=ABS([.L82])-[.M8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8-04-14" calcext:value-type="date">
            <text:p>14.04.2018</text:p>
          </table:table-cell>
          <table:table-cell table:style-name="ce22" table:formula="of:=[.$C$11]+INT(RAND()*([.$C$12]-[.$C$11]))" office:value-type="date" office:date-value="1991-08-11" calcext:value-type="date">
            <text:p>11.08.1991</text:p>
          </table:table-cell>
          <table:table-cell table:style-name="ce21" table:formula="of:=INFO.OBBA.OBBA.OBMAKE(&quot;date-&quot;&amp;COLUMN()&amp;&quot;-&quot;&amp;ROW();&quot;Date&quot;;[.E83])" office:value-type="string" office:string-value="date-7-83 &#10;[1195]" calcext:value-type="string">
            <text:p>date-7-83 <text:line-break/>[1195]</text:p>
          </table:table-cell>
          <table:table-cell table:style-name="ce21" table:formula="of:=INFO.OBBA.OBBA.OBMAKE(&quot;date-&quot;&amp;COLUMN()&amp;&quot;-&quot;&amp;ROW();&quot;Date&quot;;[.F83])" office:value-type="string" office:string-value="date-8-83 &#10;[1196]" calcext:value-type="string">
            <text:p>date-8-83 <text:line-break/>[11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3])" office:value-type="string" office:string-value="cal-9-83 &#10;[1198]" calcext:value-type="string">
            <text:p>cal-9-83 <text:line-break/>[11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3])" office:value-type="string" office:string-value="cal-10-83 &#10;[1200]" calcext:value-type="string">
            <text:p>cal-10-83 <text:line-break/>[1200]</text:p>
          </table:table-cell>
          <table:table-cell/>
          <table:table-cell table:formula="of:=INFO.OBBA.OBBA.OBGET(INFO.OBBA.OBBA.OBCALL(&quot;&quot;;[.$B$15];&quot;getDaycountFraction&quot;;[.I83];[.J83]))" office:value-type="float" office:value="-27.0638888888889" calcext:value-type="float">
            <text:p>-27,064</text:p>
          </table:table-cell>
          <table:table-cell table:style-name="ce35" table:formula="of:=(YEARFRAC([.E83];[.F83];[.$C$9]))" office:value-type="float" office:value="27.0638888888889" calcext:value-type="float">
            <text:p>27,064</text:p>
          </table:table-cell>
          <table:table-cell table:formula="of:=ABS([.L83])-[.M8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1-03-22" calcext:value-type="date">
            <text:p>22.03.1991</text:p>
          </table:table-cell>
          <table:table-cell table:style-name="ce22" table:formula="of:=[.$C$11]+INT(RAND()*([.$C$12]-[.$C$11]))" office:value-type="date" office:date-value="2014-11-04" calcext:value-type="date">
            <text:p>04.11.2014</text:p>
          </table:table-cell>
          <table:table-cell table:style-name="ce21" table:formula="of:=INFO.OBBA.OBBA.OBMAKE(&quot;date-&quot;&amp;COLUMN()&amp;&quot;-&quot;&amp;ROW();&quot;Date&quot;;[.E84])" office:value-type="string" office:string-value="date-7-84 &#10;[1202]" calcext:value-type="string">
            <text:p>date-7-84 <text:line-break/>[1202]</text:p>
          </table:table-cell>
          <table:table-cell table:style-name="ce21" table:formula="of:=INFO.OBBA.OBBA.OBMAKE(&quot;date-&quot;&amp;COLUMN()&amp;&quot;-&quot;&amp;ROW();&quot;Date&quot;;[.F84])" office:value-type="string" office:string-value="date-8-84 &#10;[1203]" calcext:value-type="string">
            <text:p>date-8-84 <text:line-break/>[12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4])" office:value-type="string" office:string-value="cal-9-84 &#10;[1205]" calcext:value-type="string">
            <text:p>cal-9-84 <text:line-break/>[12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4])" office:value-type="string" office:string-value="cal-10-84 &#10;[1207]" calcext:value-type="string">
            <text:p>cal-10-84 <text:line-break/>[1207]</text:p>
          </table:table-cell>
          <table:table-cell/>
          <table:table-cell table:formula="of:=INFO.OBBA.OBBA.OBGET(INFO.OBBA.OBBA.OBCALL(&quot;&quot;;[.$B$15];&quot;getDaycountFraction&quot;;[.I84];[.J84]))" office:value-type="float" office:value="23.9666666666667" calcext:value-type="float">
            <text:p>23,967</text:p>
          </table:table-cell>
          <table:table-cell table:style-name="ce35" table:formula="of:=(YEARFRAC([.E84];[.F84];[.$C$9]))" office:value-type="float" office:value="23.9666666666667" calcext:value-type="float">
            <text:p>23,967</text:p>
          </table:table-cell>
          <table:table-cell table:formula="of:=ABS([.L84])-[.M8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0-09-11" calcext:value-type="date">
            <text:p>11.09.2010</text:p>
          </table:table-cell>
          <table:table-cell table:style-name="ce22" table:formula="of:=[.$C$11]+INT(RAND()*([.$C$12]-[.$C$11]))" office:value-type="date" office:date-value="2009-12-16" calcext:value-type="date">
            <text:p>16.12.2009</text:p>
          </table:table-cell>
          <table:table-cell table:style-name="ce21" table:formula="of:=INFO.OBBA.OBBA.OBMAKE(&quot;date-&quot;&amp;COLUMN()&amp;&quot;-&quot;&amp;ROW();&quot;Date&quot;;[.E85])" office:value-type="string" office:string-value="date-7-85 &#10;[1209]" calcext:value-type="string">
            <text:p>date-7-85 <text:line-break/>[1209]</text:p>
          </table:table-cell>
          <table:table-cell table:style-name="ce21" table:formula="of:=INFO.OBBA.OBBA.OBMAKE(&quot;date-&quot;&amp;COLUMN()&amp;&quot;-&quot;&amp;ROW();&quot;Date&quot;;[.F85])" office:value-type="string" office:string-value="date-8-85 &#10;[1210]" calcext:value-type="string">
            <text:p>date-8-85 <text:line-break/>[12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5])" office:value-type="string" office:string-value="cal-9-85 &#10;[1212]" calcext:value-type="string">
            <text:p>cal-9-85 <text:line-break/>[12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5])" office:value-type="string" office:string-value="cal-10-85 &#10;[1214]" calcext:value-type="string">
            <text:p>cal-10-85 <text:line-break/>[1214]</text:p>
          </table:table-cell>
          <table:table-cell/>
          <table:table-cell table:formula="of:=INFO.OBBA.OBBA.OBGET(INFO.OBBA.OBBA.OBCALL(&quot;&quot;;[.$B$15];&quot;getDaycountFraction&quot;;[.I85];[.J85]))" office:value-type="float" office:value="-0.747222222222222" calcext:value-type="float">
            <text:p>-0,747</text:p>
          </table:table-cell>
          <table:table-cell table:style-name="ce35" table:formula="of:=(YEARFRAC([.E85];[.F85];[.$C$9]))" office:value-type="float" office:value="0.747222222222222" calcext:value-type="float">
            <text:p>0,747</text:p>
          </table:table-cell>
          <table:table-cell table:formula="of:=ABS([.L85])-[.M8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8-12-20" calcext:value-type="date">
            <text:p>20.12.2008</text:p>
          </table:table-cell>
          <table:table-cell table:style-name="ce22" table:formula="of:=[.$C$11]+INT(RAND()*([.$C$12]-[.$C$11]))" office:value-type="date" office:date-value="1984-07-04" calcext:value-type="date">
            <text:p>04.07.1984</text:p>
          </table:table-cell>
          <table:table-cell table:style-name="ce21" table:formula="of:=INFO.OBBA.OBBA.OBMAKE(&quot;date-&quot;&amp;COLUMN()&amp;&quot;-&quot;&amp;ROW();&quot;Date&quot;;[.E86])" office:value-type="string" office:string-value="date-7-86 &#10;[1216]" calcext:value-type="string">
            <text:p>date-7-86 <text:line-break/>[1216]</text:p>
          </table:table-cell>
          <table:table-cell table:style-name="ce21" table:formula="of:=INFO.OBBA.OBBA.OBMAKE(&quot;date-&quot;&amp;COLUMN()&amp;&quot;-&quot;&amp;ROW();&quot;Date&quot;;[.F86])" office:value-type="string" office:string-value="date-8-86 &#10;[1217]" calcext:value-type="string">
            <text:p>date-8-86 <text:line-break/>[12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6])" office:value-type="string" office:string-value="cal-9-86 &#10;[1219]" calcext:value-type="string">
            <text:p>cal-9-86 <text:line-break/>[12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6])" office:value-type="string" office:string-value="cal-10-86 &#10;[1221]" calcext:value-type="string">
            <text:p>cal-10-86 <text:line-break/>[1221]</text:p>
          </table:table-cell>
          <table:table-cell/>
          <table:table-cell table:formula="of:=INFO.OBBA.OBBA.OBGET(INFO.OBBA.OBBA.OBCALL(&quot;&quot;;[.$B$15];&quot;getDaycountFraction&quot;;[.I86];[.J86]))" office:value-type="float" office:value="-24.8194444444444" calcext:value-type="float">
            <text:p>-24,819</text:p>
          </table:table-cell>
          <table:table-cell table:style-name="ce35" table:formula="of:=(YEARFRAC([.E86];[.F86];[.$C$9]))" office:value-type="float" office:value="24.8194444444444" calcext:value-type="float">
            <text:p>24,819</text:p>
          </table:table-cell>
          <table:table-cell table:formula="of:=ABS([.L86])-[.M8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9-12-27" calcext:value-type="date">
            <text:p>27.12.2009</text:p>
          </table:table-cell>
          <table:table-cell table:style-name="ce22" table:formula="of:=[.$C$11]+INT(RAND()*([.$C$12]-[.$C$11]))" office:value-type="date" office:date-value="1982-10-14" calcext:value-type="date">
            <text:p>14.10.1982</text:p>
          </table:table-cell>
          <table:table-cell table:style-name="ce21" table:formula="of:=INFO.OBBA.OBBA.OBMAKE(&quot;date-&quot;&amp;COLUMN()&amp;&quot;-&quot;&amp;ROW();&quot;Date&quot;;[.E87])" office:value-type="string" office:string-value="date-7-87 &#10;[1223]" calcext:value-type="string">
            <text:p>date-7-87 <text:line-break/>[1223]</text:p>
          </table:table-cell>
          <table:table-cell table:style-name="ce21" table:formula="of:=INFO.OBBA.OBBA.OBMAKE(&quot;date-&quot;&amp;COLUMN()&amp;&quot;-&quot;&amp;ROW();&quot;Date&quot;;[.F87])" office:value-type="string" office:string-value="date-8-87 &#10;[1224]" calcext:value-type="string">
            <text:p>date-8-87 <text:line-break/>[12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7])" office:value-type="string" office:string-value="cal-9-87 &#10;[1226]" calcext:value-type="string">
            <text:p>cal-9-87 <text:line-break/>[12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7])" office:value-type="string" office:string-value="cal-10-87 &#10;[1228]" calcext:value-type="string">
            <text:p>cal-10-87 <text:line-break/>[1228]</text:p>
          </table:table-cell>
          <table:table-cell/>
          <table:table-cell table:formula="of:=INFO.OBBA.OBBA.OBGET(INFO.OBBA.OBBA.OBCALL(&quot;&quot;;[.$B$15];&quot;getDaycountFraction&quot;;[.I87];[.J87]))" office:value-type="float" office:value="-27.6" calcext:value-type="float">
            <text:p>-27,600</text:p>
          </table:table-cell>
          <table:table-cell table:style-name="ce35" table:formula="of:=(YEARFRAC([.E87];[.F87];[.$C$9]))" office:value-type="float" office:value="27.6" calcext:value-type="float">
            <text:p>27,600</text:p>
          </table:table-cell>
          <table:table-cell table:formula="of:=ABS([.L87])-[.M8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2-01-05" calcext:value-type="date">
            <text:p>05.01.2012</text:p>
          </table:table-cell>
          <table:table-cell table:style-name="ce22" table:formula="of:=[.$C$11]+INT(RAND()*([.$C$12]-[.$C$11]))" office:value-type="date" office:date-value="1980-12-23" calcext:value-type="date">
            <text:p>23.12.1980</text:p>
          </table:table-cell>
          <table:table-cell table:style-name="ce21" table:formula="of:=INFO.OBBA.OBBA.OBMAKE(&quot;date-&quot;&amp;COLUMN()&amp;&quot;-&quot;&amp;ROW();&quot;Date&quot;;[.E88])" office:value-type="string" office:string-value="date-7-88 &#10;[1230]" calcext:value-type="string">
            <text:p>date-7-88 <text:line-break/>[1230]</text:p>
          </table:table-cell>
          <table:table-cell table:style-name="ce21" table:formula="of:=INFO.OBBA.OBBA.OBMAKE(&quot;date-&quot;&amp;COLUMN()&amp;&quot;-&quot;&amp;ROW();&quot;Date&quot;;[.F88])" office:value-type="string" office:string-value="date-8-88 &#10;[1231]" calcext:value-type="string">
            <text:p>date-8-88 <text:line-break/>[12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8])" office:value-type="string" office:string-value="cal-9-88 &#10;[1233]" calcext:value-type="string">
            <text:p>cal-9-88 <text:line-break/>[12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8])" office:value-type="string" office:string-value="cal-10-88 &#10;[1235]" calcext:value-type="string">
            <text:p>cal-10-88 <text:line-break/>[1235]</text:p>
          </table:table-cell>
          <table:table-cell/>
          <table:table-cell table:formula="of:=INFO.OBBA.OBBA.OBGET(INFO.OBBA.OBBA.OBCALL(&quot;&quot;;[.$B$15];&quot;getDaycountFraction&quot;;[.I88];[.J88]))" office:value-type="float" office:value="-31.4861111111111" calcext:value-type="float">
            <text:p>-31,486</text:p>
          </table:table-cell>
          <table:table-cell table:style-name="ce35" table:formula="of:=(YEARFRAC([.E88];[.F88];[.$C$9]))" office:value-type="float" office:value="31.4861111111111" calcext:value-type="float">
            <text:p>31,486</text:p>
          </table:table-cell>
          <table:table-cell table:formula="of:=ABS([.L88])-[.M8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5-06-18" calcext:value-type="date">
            <text:p>18.06.2025</text:p>
          </table:table-cell>
          <table:table-cell table:style-name="ce22" table:formula="of:=[.$C$11]+INT(RAND()*([.$C$12]-[.$C$11]))" office:value-type="date" office:date-value="1998-07-04" calcext:value-type="date">
            <text:p>04.07.1998</text:p>
          </table:table-cell>
          <table:table-cell table:style-name="ce21" table:formula="of:=INFO.OBBA.OBBA.OBMAKE(&quot;date-&quot;&amp;COLUMN()&amp;&quot;-&quot;&amp;ROW();&quot;Date&quot;;[.E89])" office:value-type="string" office:string-value="date-7-89 &#10;[1237]" calcext:value-type="string">
            <text:p>date-7-89 <text:line-break/>[1237]</text:p>
          </table:table-cell>
          <table:table-cell table:style-name="ce21" table:formula="of:=INFO.OBBA.OBBA.OBMAKE(&quot;date-&quot;&amp;COLUMN()&amp;&quot;-&quot;&amp;ROW();&quot;Date&quot;;[.F89])" office:value-type="string" office:string-value="date-8-89 &#10;[1238]" calcext:value-type="string">
            <text:p>date-8-89 <text:line-break/>[12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89])" office:value-type="string" office:string-value="cal-9-89 &#10;[1240]" calcext:value-type="string">
            <text:p>cal-9-89 <text:line-break/>[12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89])" office:value-type="string" office:string-value="cal-10-89 &#10;[1242]" calcext:value-type="string">
            <text:p>cal-10-89 <text:line-break/>[1242]</text:p>
          </table:table-cell>
          <table:table-cell/>
          <table:table-cell table:formula="of:=INFO.OBBA.OBBA.OBGET(INFO.OBBA.OBBA.OBCALL(&quot;&quot;;[.$B$15];&quot;getDaycountFraction&quot;;[.I89];[.J89]))" office:value-type="float" office:value="-27.35" calcext:value-type="float">
            <text:p>-27,350</text:p>
          </table:table-cell>
          <table:table-cell table:style-name="ce35" table:formula="of:=(YEARFRAC([.E89];[.F89];[.$C$9]))" office:value-type="float" office:value="27.35" calcext:value-type="float">
            <text:p>27,350</text:p>
          </table:table-cell>
          <table:table-cell table:formula="of:=ABS([.L89])-[.M8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12-18" calcext:value-type="date">
            <text:p>18.12.2013</text:p>
          </table:table-cell>
          <table:table-cell table:style-name="ce22" table:formula="of:=[.$C$11]+INT(RAND()*([.$C$12]-[.$C$11]))" office:value-type="date" office:date-value="2013-09-28" calcext:value-type="date">
            <text:p>28.09.2013</text:p>
          </table:table-cell>
          <table:table-cell table:style-name="ce21" table:formula="of:=INFO.OBBA.OBBA.OBMAKE(&quot;date-&quot;&amp;COLUMN()&amp;&quot;-&quot;&amp;ROW();&quot;Date&quot;;[.E90])" office:value-type="string" office:string-value="date-7-90 &#10;[1244]" calcext:value-type="string">
            <text:p>date-7-90 <text:line-break/>[1244]</text:p>
          </table:table-cell>
          <table:table-cell table:style-name="ce21" table:formula="of:=INFO.OBBA.OBBA.OBMAKE(&quot;date-&quot;&amp;COLUMN()&amp;&quot;-&quot;&amp;ROW();&quot;Date&quot;;[.F90])" office:value-type="string" office:string-value="date-8-90 &#10;[1245]" calcext:value-type="string">
            <text:p>date-8-90 <text:line-break/>[12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0])" office:value-type="string" office:string-value="cal-9-90 &#10;[1247]" calcext:value-type="string">
            <text:p>cal-9-90 <text:line-break/>[12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0])" office:value-type="string" office:string-value="cal-10-90 &#10;[1249]" calcext:value-type="string">
            <text:p>cal-10-90 <text:line-break/>[1249]</text:p>
          </table:table-cell>
          <table:table-cell/>
          <table:table-cell table:formula="of:=INFO.OBBA.OBBA.OBGET(INFO.OBBA.OBBA.OBCALL(&quot;&quot;;[.$B$15];&quot;getDaycountFraction&quot;;[.I90];[.J90]))" office:value-type="float" office:value="-0.225" calcext:value-type="float">
            <text:p>-0,225</text:p>
          </table:table-cell>
          <table:table-cell table:style-name="ce35" table:formula="of:=(YEARFRAC([.E90];[.F90];[.$C$9]))" office:value-type="float" office:value="0.225" calcext:value-type="float">
            <text:p>0,225</text:p>
          </table:table-cell>
          <table:table-cell table:formula="of:=ABS([.L90])-[.M9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3-03-03" calcext:value-type="date">
            <text:p>03.03.2003</text:p>
          </table:table-cell>
          <table:table-cell table:style-name="ce22" table:formula="of:=[.$C$11]+INT(RAND()*([.$C$12]-[.$C$11]))" office:value-type="date" office:date-value="1993-03-22" calcext:value-type="date">
            <text:p>22.03.1993</text:p>
          </table:table-cell>
          <table:table-cell table:style-name="ce21" table:formula="of:=INFO.OBBA.OBBA.OBMAKE(&quot;date-&quot;&amp;COLUMN()&amp;&quot;-&quot;&amp;ROW();&quot;Date&quot;;[.E91])" office:value-type="string" office:string-value="date-7-91 &#10;[1251]" calcext:value-type="string">
            <text:p>date-7-91 <text:line-break/>[1251]</text:p>
          </table:table-cell>
          <table:table-cell table:style-name="ce21" table:formula="of:=INFO.OBBA.OBBA.OBMAKE(&quot;date-&quot;&amp;COLUMN()&amp;&quot;-&quot;&amp;ROW();&quot;Date&quot;;[.F91])" office:value-type="string" office:string-value="date-8-91 &#10;[1252]" calcext:value-type="string">
            <text:p>date-8-91 <text:line-break/>[12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1])" office:value-type="string" office:string-value="cal-9-91 &#10;[1254]" calcext:value-type="string">
            <text:p>cal-9-91 <text:line-break/>[12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1])" office:value-type="string" office:string-value="cal-10-91 &#10;[1256]" calcext:value-type="string">
            <text:p>cal-10-91 <text:line-break/>[1256]</text:p>
          </table:table-cell>
          <table:table-cell/>
          <table:table-cell table:formula="of:=INFO.OBBA.OBBA.OBGET(INFO.OBBA.OBBA.OBCALL(&quot;&quot;;[.$B$15];&quot;getDaycountFraction&quot;;[.I91];[.J91]))" office:value-type="float" office:value="-10.0916666666667" calcext:value-type="float">
            <text:p>-10,092</text:p>
          </table:table-cell>
          <table:table-cell table:style-name="ce35" table:formula="of:=(YEARFRAC([.E91];[.F91];[.$C$9]))" office:value-type="float" office:value="10.0916666666667" calcext:value-type="float">
            <text:p>10,092</text:p>
          </table:table-cell>
          <table:table-cell table:formula="of:=ABS([.L91])-[.M9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9-07-11" calcext:value-type="date">
            <text:p>11.07.1989</text:p>
          </table:table-cell>
          <table:table-cell table:style-name="ce22" table:formula="of:=[.$C$11]+INT(RAND()*([.$C$12]-[.$C$11]))" office:value-type="date" office:date-value="1998-01-18" calcext:value-type="date">
            <text:p>18.01.1998</text:p>
          </table:table-cell>
          <table:table-cell table:style-name="ce21" table:formula="of:=INFO.OBBA.OBBA.OBMAKE(&quot;date-&quot;&amp;COLUMN()&amp;&quot;-&quot;&amp;ROW();&quot;Date&quot;;[.E92])" office:value-type="string" office:string-value="date-7-92 &#10;[1258]" calcext:value-type="string">
            <text:p>date-7-92 <text:line-break/>[1258]</text:p>
          </table:table-cell>
          <table:table-cell table:style-name="ce21" table:formula="of:=INFO.OBBA.OBBA.OBMAKE(&quot;date-&quot;&amp;COLUMN()&amp;&quot;-&quot;&amp;ROW();&quot;Date&quot;;[.F92])" office:value-type="string" office:string-value="date-8-92 &#10;[1259]" calcext:value-type="string">
            <text:p>date-8-92 <text:line-break/>[12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2])" office:value-type="string" office:string-value="cal-9-92 &#10;[1261]" calcext:value-type="string">
            <text:p>cal-9-92 <text:line-break/>[12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2])" office:value-type="string" office:string-value="cal-10-92 &#10;[1263]" calcext:value-type="string">
            <text:p>cal-10-92 <text:line-break/>[1263]</text:p>
          </table:table-cell>
          <table:table-cell/>
          <table:table-cell table:formula="of:=INFO.OBBA.OBBA.OBGET(INFO.OBBA.OBBA.OBCALL(&quot;&quot;;[.$B$15];&quot;getDaycountFraction&quot;;[.I92];[.J92]))" office:value-type="float" office:value="8.64722222222222" calcext:value-type="float">
            <text:p>8,647</text:p>
          </table:table-cell>
          <table:table-cell table:style-name="ce35" table:formula="of:=(YEARFRAC([.E92];[.F92];[.$C$9]))" office:value-type="float" office:value="8.64722222222222" calcext:value-type="float">
            <text:p>8,647</text:p>
          </table:table-cell>
          <table:table-cell table:formula="of:=ABS([.L92])-[.M9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5-01-23" calcext:value-type="date">
            <text:p>23.01.2025</text:p>
          </table:table-cell>
          <table:table-cell table:style-name="ce22" table:formula="of:=[.$C$11]+INT(RAND()*([.$C$12]-[.$C$11]))" office:value-type="date" office:date-value="2009-02-15" calcext:value-type="date">
            <text:p>15.02.2009</text:p>
          </table:table-cell>
          <table:table-cell table:style-name="ce21" table:formula="of:=INFO.OBBA.OBBA.OBMAKE(&quot;date-&quot;&amp;COLUMN()&amp;&quot;-&quot;&amp;ROW();&quot;Date&quot;;[.E93])" office:value-type="string" office:string-value="date-7-93 &#10;[1265]" calcext:value-type="string">
            <text:p>date-7-93 <text:line-break/>[1265]</text:p>
          </table:table-cell>
          <table:table-cell table:style-name="ce21" table:formula="of:=INFO.OBBA.OBBA.OBMAKE(&quot;date-&quot;&amp;COLUMN()&amp;&quot;-&quot;&amp;ROW();&quot;Date&quot;;[.F93])" office:value-type="string" office:string-value="date-8-93 &#10;[1266]" calcext:value-type="string">
            <text:p>date-8-93 <text:line-break/>[12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3])" office:value-type="string" office:string-value="cal-9-93 &#10;[1268]" calcext:value-type="string">
            <text:p>cal-9-93 <text:line-break/>[12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3])" office:value-type="string" office:string-value="cal-10-93 &#10;[1270]" calcext:value-type="string">
            <text:p>cal-10-93 <text:line-break/>[1270]</text:p>
          </table:table-cell>
          <table:table-cell/>
          <table:table-cell table:formula="of:=INFO.OBBA.OBBA.OBGET(INFO.OBBA.OBBA.OBCALL(&quot;&quot;;[.$B$15];&quot;getDaycountFraction&quot;;[.I93];[.J93]))" office:value-type="float" office:value="-16.1694444444444" calcext:value-type="float">
            <text:p>-16,169</text:p>
          </table:table-cell>
          <table:table-cell table:style-name="ce35" table:formula="of:=(YEARFRAC([.E93];[.F93];[.$C$9]))" office:value-type="float" office:value="16.1694444444444" calcext:value-type="float">
            <text:p>16,169</text:p>
          </table:table-cell>
          <table:table-cell table:formula="of:=ABS([.L93])-[.M9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5-09-18" calcext:value-type="date">
            <text:p>18.09.2015</text:p>
          </table:table-cell>
          <table:table-cell table:style-name="ce22" table:formula="of:=[.$C$11]+INT(RAND()*([.$C$12]-[.$C$11]))" office:value-type="date" office:date-value="2009-02-28" calcext:value-type="date">
            <text:p>28.02.2009</text:p>
          </table:table-cell>
          <table:table-cell table:style-name="ce21" table:formula="of:=INFO.OBBA.OBBA.OBMAKE(&quot;date-&quot;&amp;COLUMN()&amp;&quot;-&quot;&amp;ROW();&quot;Date&quot;;[.E94])" office:value-type="string" office:string-value="date-7-94 &#10;[1272]" calcext:value-type="string">
            <text:p>date-7-94 <text:line-break/>[1272]</text:p>
          </table:table-cell>
          <table:table-cell table:style-name="ce21" table:formula="of:=INFO.OBBA.OBBA.OBMAKE(&quot;date-&quot;&amp;COLUMN()&amp;&quot;-&quot;&amp;ROW();&quot;Date&quot;;[.F94])" office:value-type="string" office:string-value="date-8-94 &#10;[1273]" calcext:value-type="string">
            <text:p>date-8-94 <text:line-break/>[12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4])" office:value-type="string" office:string-value="cal-9-94 &#10;[1275]" calcext:value-type="string">
            <text:p>cal-9-94 <text:line-break/>[12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4])" office:value-type="string" office:string-value="cal-10-94 &#10;[1277]" calcext:value-type="string">
            <text:p>cal-10-94 <text:line-break/>[1277]</text:p>
          </table:table-cell>
          <table:table-cell/>
          <table:table-cell table:formula="of:=INFO.OBBA.OBBA.OBGET(INFO.OBBA.OBBA.OBCALL(&quot;&quot;;[.$B$15];&quot;getDaycountFraction&quot;;[.I94];[.J94]))" office:value-type="float" office:value="-6.64722222222222" calcext:value-type="float">
            <text:p>-6,647</text:p>
          </table:table-cell>
          <table:table-cell table:style-name="ce35" table:formula="of:=(YEARFRAC([.E94];[.F94];[.$C$9]))" office:value-type="float" office:value="6.64722222222222" calcext:value-type="float">
            <text:p>6,647</text:p>
          </table:table-cell>
          <table:table-cell table:formula="of:=ABS([.L94])-[.M9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4-03-04" calcext:value-type="date">
            <text:p>04.03.2024</text:p>
          </table:table-cell>
          <table:table-cell table:style-name="ce22" table:formula="of:=[.$C$11]+INT(RAND()*([.$C$12]-[.$C$11]))" office:value-type="date" office:date-value="1984-10-18" calcext:value-type="date">
            <text:p>18.10.1984</text:p>
          </table:table-cell>
          <table:table-cell table:style-name="ce21" table:formula="of:=INFO.OBBA.OBBA.OBMAKE(&quot;date-&quot;&amp;COLUMN()&amp;&quot;-&quot;&amp;ROW();&quot;Date&quot;;[.E95])" office:value-type="string" office:string-value="date-7-95 &#10;[1279]" calcext:value-type="string">
            <text:p>date-7-95 <text:line-break/>[1279]</text:p>
          </table:table-cell>
          <table:table-cell table:style-name="ce21" table:formula="of:=INFO.OBBA.OBBA.OBMAKE(&quot;date-&quot;&amp;COLUMN()&amp;&quot;-&quot;&amp;ROW();&quot;Date&quot;;[.F95])" office:value-type="string" office:string-value="date-8-95 &#10;[1280]" calcext:value-type="string">
            <text:p>date-8-95 <text:line-break/>[12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5])" office:value-type="string" office:string-value="cal-9-95 &#10;[1282]" calcext:value-type="string">
            <text:p>cal-9-95 <text:line-break/>[12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5])" office:value-type="string" office:string-value="cal-10-95 &#10;[1284]" calcext:value-type="string">
            <text:p>cal-10-95 <text:line-break/>[1284]</text:p>
          </table:table-cell>
          <table:table-cell/>
          <table:table-cell table:formula="of:=INFO.OBBA.OBBA.OBGET(INFO.OBBA.OBBA.OBCALL(&quot;&quot;;[.$B$15];&quot;getDaycountFraction&quot;;[.I95];[.J95]))" office:value-type="float" office:value="-39.95" calcext:value-type="float">
            <text:p>-39,950</text:p>
          </table:table-cell>
          <table:table-cell table:style-name="ce35" table:formula="of:=(YEARFRAC([.E95];[.F95];[.$C$9]))" office:value-type="float" office:value="39.95" calcext:value-type="float">
            <text:p>39,950</text:p>
          </table:table-cell>
          <table:table-cell table:formula="of:=ABS([.L95])-[.M9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5-03-22" calcext:value-type="date">
            <text:p>22.03.2015</text:p>
          </table:table-cell>
          <table:table-cell table:style-name="ce22" table:formula="of:=[.$C$11]+INT(RAND()*([.$C$12]-[.$C$11]))" office:value-type="date" office:date-value="1998-04-17" calcext:value-type="date">
            <text:p>17.04.1998</text:p>
          </table:table-cell>
          <table:table-cell table:style-name="ce21" table:formula="of:=INFO.OBBA.OBBA.OBMAKE(&quot;date-&quot;&amp;COLUMN()&amp;&quot;-&quot;&amp;ROW();&quot;Date&quot;;[.E96])" office:value-type="string" office:string-value="date-7-96 &#10;[1286]" calcext:value-type="string">
            <text:p>date-7-96 <text:line-break/>[1286]</text:p>
          </table:table-cell>
          <table:table-cell table:style-name="ce21" table:formula="of:=INFO.OBBA.OBBA.OBMAKE(&quot;date-&quot;&amp;COLUMN()&amp;&quot;-&quot;&amp;ROW();&quot;Date&quot;;[.F96])" office:value-type="string" office:string-value="date-8-96 &#10;[1287]" calcext:value-type="string">
            <text:p>date-8-96 <text:line-break/>[12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6])" office:value-type="string" office:string-value="cal-9-96 &#10;[1289]" calcext:value-type="string">
            <text:p>cal-9-96 <text:line-break/>[12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6])" office:value-type="string" office:string-value="cal-10-96 &#10;[1291]" calcext:value-type="string">
            <text:p>cal-10-96 <text:line-break/>[1291]</text:p>
          </table:table-cell>
          <table:table-cell/>
          <table:table-cell table:formula="of:=INFO.OBBA.OBBA.OBGET(INFO.OBBA.OBBA.OBCALL(&quot;&quot;;[.$B$15];&quot;getDaycountFraction&quot;;[.I96];[.J96]))" office:value-type="float" office:value="-17.175" calcext:value-type="float">
            <text:p>-17,175</text:p>
          </table:table-cell>
          <table:table-cell table:style-name="ce35" table:formula="of:=(YEARFRAC([.E96];[.F96];[.$C$9]))" office:value-type="float" office:value="17.175" calcext:value-type="float">
            <text:p>17,175</text:p>
          </table:table-cell>
          <table:table-cell table:formula="of:=ABS([.L96])-[.M9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0-03-08" calcext:value-type="date">
            <text:p>08.03.1990</text:p>
          </table:table-cell>
          <table:table-cell table:style-name="ce22" table:formula="of:=[.$C$11]+INT(RAND()*([.$C$12]-[.$C$11]))" office:value-type="date" office:date-value="1985-01-10" calcext:value-type="date">
            <text:p>10.01.1985</text:p>
          </table:table-cell>
          <table:table-cell table:style-name="ce21" table:formula="of:=INFO.OBBA.OBBA.OBMAKE(&quot;date-&quot;&amp;COLUMN()&amp;&quot;-&quot;&amp;ROW();&quot;Date&quot;;[.E97])" office:value-type="string" office:string-value="date-7-97 &#10;[1293]" calcext:value-type="string">
            <text:p>date-7-97 <text:line-break/>[1293]</text:p>
          </table:table-cell>
          <table:table-cell table:style-name="ce21" table:formula="of:=INFO.OBBA.OBBA.OBMAKE(&quot;date-&quot;&amp;COLUMN()&amp;&quot;-&quot;&amp;ROW();&quot;Date&quot;;[.F97])" office:value-type="string" office:string-value="date-8-97 &#10;[1294]" calcext:value-type="string">
            <text:p>date-8-97 <text:line-break/>[12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7])" office:value-type="string" office:string-value="cal-9-97 &#10;[1296]" calcext:value-type="string">
            <text:p>cal-9-97 <text:line-break/>[12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7])" office:value-type="string" office:string-value="cal-10-97 &#10;[1298]" calcext:value-type="string">
            <text:p>cal-10-97 <text:line-break/>[1298]</text:p>
          </table:table-cell>
          <table:table-cell/>
          <table:table-cell table:formula="of:=INFO.OBBA.OBBA.OBGET(INFO.OBBA.OBBA.OBCALL(&quot;&quot;;[.$B$15];&quot;getDaycountFraction&quot;;[.I97];[.J97]))" office:value-type="float" office:value="-5.23055555555556" calcext:value-type="float">
            <text:p>-5,231</text:p>
          </table:table-cell>
          <table:table-cell table:style-name="ce35" table:formula="of:=(YEARFRAC([.E97];[.F97];[.$C$9]))" office:value-type="float" office:value="5.23055555555556" calcext:value-type="float">
            <text:p>5,231</text:p>
          </table:table-cell>
          <table:table-cell table:formula="of:=ABS([.L97])-[.M9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7-01-19" calcext:value-type="date">
            <text:p>19.01.1987</text:p>
          </table:table-cell>
          <table:table-cell table:style-name="ce22" table:formula="of:=[.$C$11]+INT(RAND()*([.$C$12]-[.$C$11]))" office:value-type="date" office:date-value="2009-05-14" calcext:value-type="date">
            <text:p>14.05.2009</text:p>
          </table:table-cell>
          <table:table-cell table:style-name="ce21" table:formula="of:=INFO.OBBA.OBBA.OBMAKE(&quot;date-&quot;&amp;COLUMN()&amp;&quot;-&quot;&amp;ROW();&quot;Date&quot;;[.E98])" office:value-type="string" office:string-value="date-7-98 &#10;[1300]" calcext:value-type="string">
            <text:p>date-7-98 <text:line-break/>[1300]</text:p>
          </table:table-cell>
          <table:table-cell table:style-name="ce21" table:formula="of:=INFO.OBBA.OBBA.OBMAKE(&quot;date-&quot;&amp;COLUMN()&amp;&quot;-&quot;&amp;ROW();&quot;Date&quot;;[.F98])" office:value-type="string" office:string-value="date-8-98 &#10;[1301]" calcext:value-type="string">
            <text:p>date-8-98 <text:line-break/>[13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8])" office:value-type="string" office:string-value="cal-9-98 &#10;[1303]" calcext:value-type="string">
            <text:p>cal-9-98 <text:line-break/>[13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8])" office:value-type="string" office:string-value="cal-10-98 &#10;[1305]" calcext:value-type="string">
            <text:p>cal-10-98 <text:line-break/>[1305]</text:p>
          </table:table-cell>
          <table:table-cell/>
          <table:table-cell table:formula="of:=INFO.OBBA.OBBA.OBGET(INFO.OBBA.OBBA.OBCALL(&quot;&quot;;[.$B$15];&quot;getDaycountFraction&quot;;[.I98];[.J98]))" office:value-type="float" office:value="22.6416666666667" calcext:value-type="float">
            <text:p>22,642</text:p>
          </table:table-cell>
          <table:table-cell table:style-name="ce35" table:formula="of:=(YEARFRAC([.E98];[.F98];[.$C$9]))" office:value-type="float" office:value="22.6416666666667" calcext:value-type="float">
            <text:p>22,642</text:p>
          </table:table-cell>
          <table:table-cell table:formula="of:=ABS([.L98])-[.M9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1-03-20" calcext:value-type="date">
            <text:p>20.03.2011</text:p>
          </table:table-cell>
          <table:table-cell table:style-name="ce22" table:formula="of:=[.$C$11]+INT(RAND()*([.$C$12]-[.$C$11]))" office:value-type="date" office:date-value="2020-02-04" calcext:value-type="date">
            <text:p>04.02.2020</text:p>
          </table:table-cell>
          <table:table-cell table:style-name="ce21" table:formula="of:=INFO.OBBA.OBBA.OBMAKE(&quot;date-&quot;&amp;COLUMN()&amp;&quot;-&quot;&amp;ROW();&quot;Date&quot;;[.E99])" office:value-type="string" office:string-value="date-7-99 &#10;[1307]" calcext:value-type="string">
            <text:p>date-7-99 <text:line-break/>[1307]</text:p>
          </table:table-cell>
          <table:table-cell table:style-name="ce21" table:formula="of:=INFO.OBBA.OBBA.OBMAKE(&quot;date-&quot;&amp;COLUMN()&amp;&quot;-&quot;&amp;ROW();&quot;Date&quot;;[.F99])" office:value-type="string" office:string-value="date-8-99 &#10;[1308]" calcext:value-type="string">
            <text:p>date-8-99 <text:line-break/>[13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99])" office:value-type="string" office:string-value="cal-9-99 &#10;[1310]" calcext:value-type="string">
            <text:p>cal-9-99 <text:line-break/>[13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99])" office:value-type="string" office:string-value="cal-10-99 &#10;[1312]" calcext:value-type="string">
            <text:p>cal-10-99 <text:line-break/>[1312]</text:p>
          </table:table-cell>
          <table:table-cell/>
          <table:table-cell table:formula="of:=INFO.OBBA.OBBA.OBGET(INFO.OBBA.OBBA.OBCALL(&quot;&quot;;[.$B$15];&quot;getDaycountFraction&quot;;[.I99];[.J99]))" office:value-type="float" office:value="9.00833333333333" calcext:value-type="float">
            <text:p>9,008</text:p>
          </table:table-cell>
          <table:table-cell table:style-name="ce35" table:formula="of:=(YEARFRAC([.E99];[.F99];[.$C$9]))" office:value-type="float" office:value="9.00833333333333" calcext:value-type="float">
            <text:p>9,008</text:p>
          </table:table-cell>
          <table:table-cell table:formula="of:=ABS([.L99])-[.M9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9-10-14" calcext:value-type="date">
            <text:p>14.10.2009</text:p>
          </table:table-cell>
          <table:table-cell table:style-name="ce22" table:formula="of:=[.$C$11]+INT(RAND()*([.$C$12]-[.$C$11]))" office:value-type="date" office:date-value="2018-03-21" calcext:value-type="date">
            <text:p>21.03.2018</text:p>
          </table:table-cell>
          <table:table-cell table:style-name="ce21" table:formula="of:=INFO.OBBA.OBBA.OBMAKE(&quot;date-&quot;&amp;COLUMN()&amp;&quot;-&quot;&amp;ROW();&quot;Date&quot;;[.E100])" office:value-type="string" office:string-value="date-7-100 &#10;[1314]" calcext:value-type="string">
            <text:p>date-7-100 <text:line-break/>[1314]</text:p>
          </table:table-cell>
          <table:table-cell table:style-name="ce21" table:formula="of:=INFO.OBBA.OBBA.OBMAKE(&quot;date-&quot;&amp;COLUMN()&amp;&quot;-&quot;&amp;ROW();&quot;Date&quot;;[.F100])" office:value-type="string" office:string-value="date-8-100 &#10;[1315]" calcext:value-type="string">
            <text:p>date-8-100 <text:line-break/>[13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0])" office:value-type="string" office:string-value="cal-9-100 &#10;[1317]" calcext:value-type="string">
            <text:p>cal-9-100 <text:line-break/>[13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0])" office:value-type="string" office:string-value="cal-10-100 &#10;[1319]" calcext:value-type="string">
            <text:p>cal-10-100 <text:line-break/>[1319]</text:p>
          </table:table-cell>
          <table:table-cell/>
          <table:table-cell table:formula="of:=INFO.OBBA.OBBA.OBGET(INFO.OBBA.OBBA.OBCALL(&quot;&quot;;[.$B$15];&quot;getDaycountFraction&quot;;[.I100];[.J100]))" office:value-type="float" office:value="8.55555555555556" calcext:value-type="float">
            <text:p>8,556</text:p>
          </table:table-cell>
          <table:table-cell table:style-name="ce35" table:formula="of:=(YEARFRAC([.E100];[.F100];[.$C$9]))" office:value-type="float" office:value="8.55555555555556" calcext:value-type="float">
            <text:p>8,556</text:p>
          </table:table-cell>
          <table:table-cell table:formula="of:=ABS([.L100])-[.M10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7-06-11" calcext:value-type="date">
            <text:p>11.06.2007</text:p>
          </table:table-cell>
          <table:table-cell table:style-name="ce22" table:formula="of:=[.$C$11]+INT(RAND()*([.$C$12]-[.$C$11]))" office:value-type="date" office:date-value="2014-06-04" calcext:value-type="date">
            <text:p>04.06.2014</text:p>
          </table:table-cell>
          <table:table-cell table:style-name="ce21" table:formula="of:=INFO.OBBA.OBBA.OBMAKE(&quot;date-&quot;&amp;COLUMN()&amp;&quot;-&quot;&amp;ROW();&quot;Date&quot;;[.E101])" office:value-type="string" office:string-value="date-7-101 &#10;[1321]" calcext:value-type="string">
            <text:p>date-7-101 <text:line-break/>[1321]</text:p>
          </table:table-cell>
          <table:table-cell table:style-name="ce21" table:formula="of:=INFO.OBBA.OBBA.OBMAKE(&quot;date-&quot;&amp;COLUMN()&amp;&quot;-&quot;&amp;ROW();&quot;Date&quot;;[.F101])" office:value-type="string" office:string-value="date-8-101 &#10;[1322]" calcext:value-type="string">
            <text:p>date-8-101 <text:line-break/>[13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1])" office:value-type="string" office:string-value="cal-9-101 &#10;[1324]" calcext:value-type="string">
            <text:p>cal-9-101 <text:line-break/>[13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1])" office:value-type="string" office:string-value="cal-10-101 &#10;[1326]" calcext:value-type="string">
            <text:p>cal-10-101 <text:line-break/>[1326]</text:p>
          </table:table-cell>
          <table:table-cell/>
          <table:table-cell table:formula="of:=INFO.OBBA.OBBA.OBGET(INFO.OBBA.OBBA.OBCALL(&quot;&quot;;[.$B$15];&quot;getDaycountFraction&quot;;[.I101];[.J101]))" office:value-type="float" office:value="7.08333333333333" calcext:value-type="float">
            <text:p>7,083</text:p>
          </table:table-cell>
          <table:table-cell table:style-name="ce35" table:formula="of:=(YEARFRAC([.E101];[.F101];[.$C$9]))" office:value-type="float" office:value="7.08333333333333" calcext:value-type="float">
            <text:p>7,083</text:p>
          </table:table-cell>
          <table:table-cell table:formula="of:=ABS([.L101])-[.M10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2-04-20" calcext:value-type="date">
            <text:p>20.04.2002</text:p>
          </table:table-cell>
          <table:table-cell table:style-name="ce22" table:formula="of:=[.$C$11]+INT(RAND()*([.$C$12]-[.$C$11]))" office:value-type="date" office:date-value="2022-12-02" calcext:value-type="date">
            <text:p>02.12.2022</text:p>
          </table:table-cell>
          <table:table-cell table:style-name="ce21" table:formula="of:=INFO.OBBA.OBBA.OBMAKE(&quot;date-&quot;&amp;COLUMN()&amp;&quot;-&quot;&amp;ROW();&quot;Date&quot;;[.E102])" office:value-type="string" office:string-value="date-7-102 &#10;[1328]" calcext:value-type="string">
            <text:p>date-7-102 <text:line-break/>[1328]</text:p>
          </table:table-cell>
          <table:table-cell table:style-name="ce21" table:formula="of:=INFO.OBBA.OBBA.OBMAKE(&quot;date-&quot;&amp;COLUMN()&amp;&quot;-&quot;&amp;ROW();&quot;Date&quot;;[.F102])" office:value-type="string" office:string-value="date-8-102 &#10;[1329]" calcext:value-type="string">
            <text:p>date-8-102 <text:line-break/>[13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2])" office:value-type="string" office:string-value="cal-9-102 &#10;[1331]" calcext:value-type="string">
            <text:p>cal-9-102 <text:line-break/>[13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2])" office:value-type="string" office:string-value="cal-10-102 &#10;[1333]" calcext:value-type="string">
            <text:p>cal-10-102 <text:line-break/>[1333]</text:p>
          </table:table-cell>
          <table:table-cell/>
          <table:table-cell table:formula="of:=INFO.OBBA.OBBA.OBGET(INFO.OBBA.OBBA.OBCALL(&quot;&quot;;[.$B$15];&quot;getDaycountFraction&quot;;[.I102];[.J102]))" office:value-type="float" office:value="20.9194444444444" calcext:value-type="float">
            <text:p>20,919</text:p>
          </table:table-cell>
          <table:table-cell table:style-name="ce35" table:formula="of:=(YEARFRAC([.E102];[.F102];[.$C$9]))" office:value-type="float" office:value="20.9194444444444" calcext:value-type="float">
            <text:p>20,919</text:p>
          </table:table-cell>
          <table:table-cell table:formula="of:=ABS([.L102])-[.M10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4-10-17" calcext:value-type="date">
            <text:p>17.10.1994</text:p>
          </table:table-cell>
          <table:table-cell table:style-name="ce22" table:formula="of:=[.$C$11]+INT(RAND()*([.$C$12]-[.$C$11]))" office:value-type="date" office:date-value="2009-09-30" calcext:value-type="date">
            <text:p>30.09.2009</text:p>
          </table:table-cell>
          <table:table-cell table:style-name="ce21" table:formula="of:=INFO.OBBA.OBBA.OBMAKE(&quot;date-&quot;&amp;COLUMN()&amp;&quot;-&quot;&amp;ROW();&quot;Date&quot;;[.E103])" office:value-type="string" office:string-value="date-7-103 &#10;[1335]" calcext:value-type="string">
            <text:p>date-7-103 <text:line-break/>[1335]</text:p>
          </table:table-cell>
          <table:table-cell table:style-name="ce21" table:formula="of:=INFO.OBBA.OBBA.OBMAKE(&quot;date-&quot;&amp;COLUMN()&amp;&quot;-&quot;&amp;ROW();&quot;Date&quot;;[.F103])" office:value-type="string" office:string-value="date-8-103 &#10;[1336]" calcext:value-type="string">
            <text:p>date-8-103 <text:line-break/>[13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3])" office:value-type="string" office:string-value="cal-9-103 &#10;[1338]" calcext:value-type="string">
            <text:p>cal-9-103 <text:line-break/>[13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3])" office:value-type="string" office:string-value="cal-10-103 &#10;[1340]" calcext:value-type="string">
            <text:p>cal-10-103 <text:line-break/>[1340]</text:p>
          </table:table-cell>
          <table:table-cell/>
          <table:table-cell table:formula="of:=INFO.OBBA.OBBA.OBGET(INFO.OBBA.OBBA.OBCALL(&quot;&quot;;[.$B$15];&quot;getDaycountFraction&quot;;[.I103];[.J103]))" office:value-type="float" office:value="15.1722222222222" calcext:value-type="float">
            <text:p>15,172</text:p>
          </table:table-cell>
          <table:table-cell table:style-name="ce35" table:formula="of:=(YEARFRAC([.E103];[.F103];[.$C$9]))" office:value-type="float" office:value="15.1722222222222" calcext:value-type="float">
            <text:p>15,172</text:p>
          </table:table-cell>
          <table:table-cell table:formula="of:=ABS([.L103])-[.M10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8-05-07" calcext:value-type="date">
            <text:p>07.05.2018</text:p>
          </table:table-cell>
          <table:table-cell table:style-name="ce22" table:formula="of:=[.$C$11]+INT(RAND()*([.$C$12]-[.$C$11]))" office:value-type="date" office:date-value="1985-08-01" calcext:value-type="date">
            <text:p>01.08.1985</text:p>
          </table:table-cell>
          <table:table-cell table:style-name="ce21" table:formula="of:=INFO.OBBA.OBBA.OBMAKE(&quot;date-&quot;&amp;COLUMN()&amp;&quot;-&quot;&amp;ROW();&quot;Date&quot;;[.E104])" office:value-type="string" office:string-value="date-7-104 &#10;[1342]" calcext:value-type="string">
            <text:p>date-7-104 <text:line-break/>[1342]</text:p>
          </table:table-cell>
          <table:table-cell table:style-name="ce21" table:formula="of:=INFO.OBBA.OBBA.OBMAKE(&quot;date-&quot;&amp;COLUMN()&amp;&quot;-&quot;&amp;ROW();&quot;Date&quot;;[.F104])" office:value-type="string" office:string-value="date-8-104 &#10;[1343]" calcext:value-type="string">
            <text:p>date-8-104 <text:line-break/>[13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4])" office:value-type="string" office:string-value="cal-9-104 &#10;[1345]" calcext:value-type="string">
            <text:p>cal-9-104 <text:line-break/>[13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4])" office:value-type="string" office:string-value="cal-10-104 &#10;[1347]" calcext:value-type="string">
            <text:p>cal-10-104 <text:line-break/>[1347]</text:p>
          </table:table-cell>
          <table:table-cell/>
          <table:table-cell table:formula="of:=INFO.OBBA.OBBA.OBGET(INFO.OBBA.OBBA.OBCALL(&quot;&quot;;[.$B$15];&quot;getDaycountFraction&quot;;[.I104];[.J104]))" office:value-type="float" office:value="-33.2416666666667" calcext:value-type="float">
            <text:p>-33,242</text:p>
          </table:table-cell>
          <table:table-cell table:style-name="ce35" table:formula="of:=(YEARFRAC([.E104];[.F104];[.$C$9]))" office:value-type="float" office:value="33.2416666666667" calcext:value-type="float">
            <text:p>33,242</text:p>
          </table:table-cell>
          <table:table-cell table:formula="of:=ABS([.L104])-[.M10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5-05-02" calcext:value-type="date">
            <text:p>02.05.1995</text:p>
          </table:table-cell>
          <table:table-cell table:style-name="ce22" table:formula="of:=[.$C$11]+INT(RAND()*([.$C$12]-[.$C$11]))" office:value-type="date" office:date-value="1983-05-04" calcext:value-type="date">
            <text:p>04.05.1983</text:p>
          </table:table-cell>
          <table:table-cell table:style-name="ce21" table:formula="of:=INFO.OBBA.OBBA.OBMAKE(&quot;date-&quot;&amp;COLUMN()&amp;&quot;-&quot;&amp;ROW();&quot;Date&quot;;[.E105])" office:value-type="string" office:string-value="date-7-105 &#10;[1349]" calcext:value-type="string">
            <text:p>date-7-105 <text:line-break/>[1349]</text:p>
          </table:table-cell>
          <table:table-cell table:style-name="ce21" table:formula="of:=INFO.OBBA.OBBA.OBMAKE(&quot;date-&quot;&amp;COLUMN()&amp;&quot;-&quot;&amp;ROW();&quot;Date&quot;;[.F105])" office:value-type="string" office:string-value="date-8-105 &#10;[1350]" calcext:value-type="string">
            <text:p>date-8-105 <text:line-break/>[13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5])" office:value-type="string" office:string-value="cal-9-105 &#10;[1352]" calcext:value-type="string">
            <text:p>cal-9-105 <text:line-break/>[13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5])" office:value-type="string" office:string-value="cal-10-105 &#10;[1354]" calcext:value-type="string">
            <text:p>cal-10-105 <text:line-break/>[1354]</text:p>
          </table:table-cell>
          <table:table-cell/>
          <table:table-cell table:formula="of:=INFO.OBBA.OBBA.OBGET(INFO.OBBA.OBBA.OBCALL(&quot;&quot;;[.$B$15];&quot;getDaycountFraction&quot;;[.I105];[.J105]))" office:value-type="float" office:value="-12.1694444444444" calcext:value-type="float">
            <text:p>-12,169</text:p>
          </table:table-cell>
          <table:table-cell table:style-name="ce35" table:formula="of:=(YEARFRAC([.E105];[.F105];[.$C$9]))" office:value-type="float" office:value="12.1694444444444" calcext:value-type="float">
            <text:p>12,169</text:p>
          </table:table-cell>
          <table:table-cell table:formula="of:=ABS([.L105])-[.M10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4-12-09" calcext:value-type="date">
            <text:p>09.12.1984</text:p>
          </table:table-cell>
          <table:table-cell table:style-name="ce22" table:formula="of:=[.$C$11]+INT(RAND()*([.$C$12]-[.$C$11]))" office:value-type="date" office:date-value="1998-07-14" calcext:value-type="date">
            <text:p>14.07.1998</text:p>
          </table:table-cell>
          <table:table-cell table:style-name="ce21" table:formula="of:=INFO.OBBA.OBBA.OBMAKE(&quot;date-&quot;&amp;COLUMN()&amp;&quot;-&quot;&amp;ROW();&quot;Date&quot;;[.E106])" office:value-type="string" office:string-value="date-7-106 &#10;[1356]" calcext:value-type="string">
            <text:p>date-7-106 <text:line-break/>[1356]</text:p>
          </table:table-cell>
          <table:table-cell table:style-name="ce21" table:formula="of:=INFO.OBBA.OBBA.OBMAKE(&quot;date-&quot;&amp;COLUMN()&amp;&quot;-&quot;&amp;ROW();&quot;Date&quot;;[.F106])" office:value-type="string" office:string-value="date-8-106 &#10;[1357]" calcext:value-type="string">
            <text:p>date-8-106 <text:line-break/>[13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6])" office:value-type="string" office:string-value="cal-9-106 &#10;[1359]" calcext:value-type="string">
            <text:p>cal-9-106 <text:line-break/>[13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6])" office:value-type="string" office:string-value="cal-10-106 &#10;[1361]" calcext:value-type="string">
            <text:p>cal-10-106 <text:line-break/>[1361]</text:p>
          </table:table-cell>
          <table:table-cell/>
          <table:table-cell table:formula="of:=INFO.OBBA.OBBA.OBGET(INFO.OBBA.OBBA.OBCALL(&quot;&quot;;[.$B$15];&quot;getDaycountFraction&quot;;[.I106];[.J106]))" office:value-type="float" office:value="13.7916666666667" calcext:value-type="float">
            <text:p>13,792</text:p>
          </table:table-cell>
          <table:table-cell table:style-name="ce35" table:formula="of:=(YEARFRAC([.E106];[.F106];[.$C$9]))" office:value-type="float" office:value="13.7916666666667" calcext:value-type="float">
            <text:p>13,792</text:p>
          </table:table-cell>
          <table:table-cell table:formula="of:=ABS([.L106])-[.M10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1-12-29" calcext:value-type="date">
            <text:p>29.12.2021</text:p>
          </table:table-cell>
          <table:table-cell table:style-name="ce22" table:formula="of:=[.$C$11]+INT(RAND()*([.$C$12]-[.$C$11]))" office:value-type="date" office:date-value="2002-01-26" calcext:value-type="date">
            <text:p>26.01.2002</text:p>
          </table:table-cell>
          <table:table-cell table:style-name="ce21" table:formula="of:=INFO.OBBA.OBBA.OBMAKE(&quot;date-&quot;&amp;COLUMN()&amp;&quot;-&quot;&amp;ROW();&quot;Date&quot;;[.E107])" office:value-type="string" office:string-value="date-7-107 &#10;[1363]" calcext:value-type="string">
            <text:p>date-7-107 <text:line-break/>[1363]</text:p>
          </table:table-cell>
          <table:table-cell table:style-name="ce21" table:formula="of:=INFO.OBBA.OBBA.OBMAKE(&quot;date-&quot;&amp;COLUMN()&amp;&quot;-&quot;&amp;ROW();&quot;Date&quot;;[.F107])" office:value-type="string" office:string-value="date-8-107 &#10;[1364]" calcext:value-type="string">
            <text:p>date-8-107 <text:line-break/>[13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7])" office:value-type="string" office:string-value="cal-9-107 &#10;[1366]" calcext:value-type="string">
            <text:p>cal-9-107 <text:line-break/>[13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7])" office:value-type="string" office:string-value="cal-10-107 &#10;[1368]" calcext:value-type="string">
            <text:p>cal-10-107 <text:line-break/>[1368]</text:p>
          </table:table-cell>
          <table:table-cell/>
          <table:table-cell table:formula="of:=INFO.OBBA.OBBA.OBGET(INFO.OBBA.OBBA.OBCALL(&quot;&quot;;[.$B$15];&quot;getDaycountFraction&quot;;[.I107];[.J107]))" office:value-type="float" office:value="-20.2138888888889" calcext:value-type="float">
            <text:p>-20,214</text:p>
          </table:table-cell>
          <table:table-cell table:style-name="ce35" table:formula="of:=(YEARFRAC([.E107];[.F107];[.$C$9]))" office:value-type="float" office:value="20.2138888888889" calcext:value-type="float">
            <text:p>20,214</text:p>
          </table:table-cell>
          <table:table-cell table:formula="of:=ABS([.L107])-[.M10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9-05-19" calcext:value-type="date">
            <text:p>19.05.1989</text:p>
          </table:table-cell>
          <table:table-cell table:style-name="ce22" table:formula="of:=[.$C$11]+INT(RAND()*([.$C$12]-[.$C$11]))" office:value-type="date" office:date-value="1981-06-30" calcext:value-type="date">
            <text:p>30.06.1981</text:p>
          </table:table-cell>
          <table:table-cell table:style-name="ce21" table:formula="of:=INFO.OBBA.OBBA.OBMAKE(&quot;date-&quot;&amp;COLUMN()&amp;&quot;-&quot;&amp;ROW();&quot;Date&quot;;[.E108])" office:value-type="string" office:string-value="date-7-108 &#10;[1370]" calcext:value-type="string">
            <text:p>date-7-108 <text:line-break/>[1370]</text:p>
          </table:table-cell>
          <table:table-cell table:style-name="ce21" table:formula="of:=INFO.OBBA.OBBA.OBMAKE(&quot;date-&quot;&amp;COLUMN()&amp;&quot;-&quot;&amp;ROW();&quot;Date&quot;;[.F108])" office:value-type="string" office:string-value="date-8-108 &#10;[1371]" calcext:value-type="string">
            <text:p>date-8-108 <text:line-break/>[13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8])" office:value-type="string" office:string-value="cal-9-108 &#10;[1373]" calcext:value-type="string">
            <text:p>cal-9-108 <text:line-break/>[13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8])" office:value-type="string" office:string-value="cal-10-108 &#10;[1375]" calcext:value-type="string">
            <text:p>cal-10-108 <text:line-break/>[1375]</text:p>
          </table:table-cell>
          <table:table-cell/>
          <table:table-cell table:formula="of:=INFO.OBBA.OBBA.OBGET(INFO.OBBA.OBBA.OBCALL(&quot;&quot;;[.$B$15];&quot;getDaycountFraction&quot;;[.I108];[.J108]))" office:value-type="float" office:value="-8" calcext:value-type="float">
            <text:p>-8,000</text:p>
          </table:table-cell>
          <table:table-cell table:style-name="ce35" table:formula="of:=(YEARFRAC([.E108];[.F108];[.$C$9]))" office:value-type="float" office:value="8" calcext:value-type="float">
            <text:p>8,000</text:p>
          </table:table-cell>
          <table:table-cell table:formula="of:=ABS([.L108])-[.M10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2-01-29" calcext:value-type="date">
            <text:p>29.01.2012</text:p>
          </table:table-cell>
          <table:table-cell table:style-name="ce22" table:formula="of:=[.$C$11]+INT(RAND()*([.$C$12]-[.$C$11]))" office:value-type="date" office:date-value="2015-11-01" calcext:value-type="date">
            <text:p>01.11.2015</text:p>
          </table:table-cell>
          <table:table-cell table:style-name="ce21" table:formula="of:=INFO.OBBA.OBBA.OBMAKE(&quot;date-&quot;&amp;COLUMN()&amp;&quot;-&quot;&amp;ROW();&quot;Date&quot;;[.E109])" office:value-type="string" office:string-value="date-7-109 &#10;[1377]" calcext:value-type="string">
            <text:p>date-7-109 <text:line-break/>[1377]</text:p>
          </table:table-cell>
          <table:table-cell table:style-name="ce21" table:formula="of:=INFO.OBBA.OBBA.OBMAKE(&quot;date-&quot;&amp;COLUMN()&amp;&quot;-&quot;&amp;ROW();&quot;Date&quot;;[.F109])" office:value-type="string" office:string-value="date-8-109 &#10;[1378]" calcext:value-type="string">
            <text:p>date-8-109 <text:line-break/>[13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09])" office:value-type="string" office:string-value="cal-9-109 &#10;[1380]" calcext:value-type="string">
            <text:p>cal-9-109 <text:line-break/>[13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09])" office:value-type="string" office:string-value="cal-10-109 &#10;[1382]" calcext:value-type="string">
            <text:p>cal-10-109 <text:line-break/>[1382]</text:p>
          </table:table-cell>
          <table:table-cell/>
          <table:table-cell table:formula="of:=INFO.OBBA.OBBA.OBGET(INFO.OBBA.OBBA.OBCALL(&quot;&quot;;[.$B$15];&quot;getDaycountFraction&quot;;[.I109];[.J109]))" office:value-type="float" office:value="3.81111111111111" calcext:value-type="float">
            <text:p>3,811</text:p>
          </table:table-cell>
          <table:table-cell table:style-name="ce35" table:formula="of:=(YEARFRAC([.E109];[.F109];[.$C$9]))" office:value-type="float" office:value="3.81111111111111" calcext:value-type="float">
            <text:p>3,811</text:p>
          </table:table-cell>
          <table:table-cell table:formula="of:=ABS([.L109])-[.M10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5-07-21" calcext:value-type="date">
            <text:p>21.07.1985</text:p>
          </table:table-cell>
          <table:table-cell table:style-name="ce22" table:formula="of:=[.$C$11]+INT(RAND()*([.$C$12]-[.$C$11]))" office:value-type="date" office:date-value="1982-11-10" calcext:value-type="date">
            <text:p>10.11.1982</text:p>
          </table:table-cell>
          <table:table-cell table:style-name="ce21" table:formula="of:=INFO.OBBA.OBBA.OBMAKE(&quot;date-&quot;&amp;COLUMN()&amp;&quot;-&quot;&amp;ROW();&quot;Date&quot;;[.E110])" office:value-type="string" office:string-value="date-7-110 &#10;[1384]" calcext:value-type="string">
            <text:p>date-7-110 <text:line-break/>[1384]</text:p>
          </table:table-cell>
          <table:table-cell table:style-name="ce21" table:formula="of:=INFO.OBBA.OBBA.OBMAKE(&quot;date-&quot;&amp;COLUMN()&amp;&quot;-&quot;&amp;ROW();&quot;Date&quot;;[.F110])" office:value-type="string" office:string-value="date-8-110 &#10;[1385]" calcext:value-type="string">
            <text:p>date-8-110 <text:line-break/>[13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0])" office:value-type="string" office:string-value="cal-9-110 &#10;[1387]" calcext:value-type="string">
            <text:p>cal-9-110 <text:line-break/>[13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0])" office:value-type="string" office:string-value="cal-10-110 &#10;[1389]" calcext:value-type="string">
            <text:p>cal-10-110 <text:line-break/>[1389]</text:p>
          </table:table-cell>
          <table:table-cell/>
          <table:table-cell table:formula="of:=INFO.OBBA.OBBA.OBGET(INFO.OBBA.OBBA.OBCALL(&quot;&quot;;[.$B$15];&quot;getDaycountFraction&quot;;[.I110];[.J110]))" office:value-type="float" office:value="-2.73333333333333" calcext:value-type="float">
            <text:p>-2,733</text:p>
          </table:table-cell>
          <table:table-cell table:style-name="ce35" table:formula="of:=(YEARFRAC([.E110];[.F110];[.$C$9]))" office:value-type="float" office:value="2.73333333333333" calcext:value-type="float">
            <text:p>2,733</text:p>
          </table:table-cell>
          <table:table-cell table:formula="of:=ABS([.L110])-[.M11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0-06-03" calcext:value-type="date">
            <text:p>03.06.2000</text:p>
          </table:table-cell>
          <table:table-cell table:style-name="ce22" table:formula="of:=[.$C$11]+INT(RAND()*([.$C$12]-[.$C$11]))" office:value-type="date" office:date-value="2015-04-29" calcext:value-type="date">
            <text:p>29.04.2015</text:p>
          </table:table-cell>
          <table:table-cell table:style-name="ce21" table:formula="of:=INFO.OBBA.OBBA.OBMAKE(&quot;date-&quot;&amp;COLUMN()&amp;&quot;-&quot;&amp;ROW();&quot;Date&quot;;[.E111])" office:value-type="string" office:string-value="date-7-111 &#10;[1391]" calcext:value-type="string">
            <text:p>date-7-111 <text:line-break/>[1391]</text:p>
          </table:table-cell>
          <table:table-cell table:style-name="ce21" table:formula="of:=INFO.OBBA.OBBA.OBMAKE(&quot;date-&quot;&amp;COLUMN()&amp;&quot;-&quot;&amp;ROW();&quot;Date&quot;;[.F111])" office:value-type="string" office:string-value="date-8-111 &#10;[1392]" calcext:value-type="string">
            <text:p>date-8-111 <text:line-break/>[13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1])" office:value-type="string" office:string-value="cal-9-111 &#10;[1394]" calcext:value-type="string">
            <text:p>cal-9-111 <text:line-break/>[13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1])" office:value-type="string" office:string-value="cal-10-111 &#10;[1396]" calcext:value-type="string">
            <text:p>cal-10-111 <text:line-break/>[1396]</text:p>
          </table:table-cell>
          <table:table-cell/>
          <table:table-cell table:formula="of:=INFO.OBBA.OBBA.OBGET(INFO.OBBA.OBBA.OBCALL(&quot;&quot;;[.$B$15];&quot;getDaycountFraction&quot;;[.I111];[.J111]))" office:value-type="float" office:value="15.1194444444444" calcext:value-type="float">
            <text:p>15,119</text:p>
          </table:table-cell>
          <table:table-cell table:style-name="ce35" table:formula="of:=(YEARFRAC([.E111];[.F111];[.$C$9]))" office:value-type="float" office:value="15.1194444444444" calcext:value-type="float">
            <text:p>15,119</text:p>
          </table:table-cell>
          <table:table-cell table:formula="of:=ABS([.L111])-[.M11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6-11-22" calcext:value-type="date">
            <text:p>22.11.2026</text:p>
          </table:table-cell>
          <table:table-cell table:style-name="ce22" table:formula="of:=[.$C$11]+INT(RAND()*([.$C$12]-[.$C$11]))" office:value-type="date" office:date-value="1996-09-02" calcext:value-type="date">
            <text:p>02.09.1996</text:p>
          </table:table-cell>
          <table:table-cell table:style-name="ce21" table:formula="of:=INFO.OBBA.OBBA.OBMAKE(&quot;date-&quot;&amp;COLUMN()&amp;&quot;-&quot;&amp;ROW();&quot;Date&quot;;[.E112])" office:value-type="string" office:string-value="date-7-112 &#10;[1398]" calcext:value-type="string">
            <text:p>date-7-112 <text:line-break/>[1398]</text:p>
          </table:table-cell>
          <table:table-cell table:style-name="ce21" table:formula="of:=INFO.OBBA.OBBA.OBMAKE(&quot;date-&quot;&amp;COLUMN()&amp;&quot;-&quot;&amp;ROW();&quot;Date&quot;;[.F112])" office:value-type="string" office:string-value="date-8-112 &#10;[1399]" calcext:value-type="string">
            <text:p>date-8-112 <text:line-break/>[13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2])" office:value-type="string" office:string-value="cal-9-112 &#10;[1401]" calcext:value-type="string">
            <text:p>cal-9-112 <text:line-break/>[14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2])" office:value-type="string" office:string-value="cal-10-112 &#10;[1403]" calcext:value-type="string">
            <text:p>cal-10-112 <text:line-break/>[1403]</text:p>
          </table:table-cell>
          <table:table-cell/>
          <table:table-cell table:formula="of:=INFO.OBBA.OBBA.OBGET(INFO.OBBA.OBBA.OBCALL(&quot;&quot;;[.$B$15];&quot;getDaycountFraction&quot;;[.I112];[.J112]))" office:value-type="float" office:value="-30.6611111111111" calcext:value-type="float">
            <text:p>-30,661</text:p>
          </table:table-cell>
          <table:table-cell table:style-name="ce35" table:formula="of:=(YEARFRAC([.E112];[.F112];[.$C$9]))" office:value-type="float" office:value="30.6611111111111" calcext:value-type="float">
            <text:p>30,661</text:p>
          </table:table-cell>
          <table:table-cell table:formula="of:=ABS([.L112])-[.M11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5-11-04" calcext:value-type="date">
            <text:p>04.11.2025</text:p>
          </table:table-cell>
          <table:table-cell table:style-name="ce22" table:formula="of:=[.$C$11]+INT(RAND()*([.$C$12]-[.$C$11]))" office:value-type="date" office:date-value="1995-09-24" calcext:value-type="date">
            <text:p>24.09.1995</text:p>
          </table:table-cell>
          <table:table-cell table:style-name="ce21" table:formula="of:=INFO.OBBA.OBBA.OBMAKE(&quot;date-&quot;&amp;COLUMN()&amp;&quot;-&quot;&amp;ROW();&quot;Date&quot;;[.E113])" office:value-type="string" office:string-value="date-7-113 &#10;[1405]" calcext:value-type="string">
            <text:p>date-7-113 <text:line-break/>[1405]</text:p>
          </table:table-cell>
          <table:table-cell table:style-name="ce21" table:formula="of:=INFO.OBBA.OBBA.OBMAKE(&quot;date-&quot;&amp;COLUMN()&amp;&quot;-&quot;&amp;ROW();&quot;Date&quot;;[.F113])" office:value-type="string" office:string-value="date-8-113 &#10;[1406]" calcext:value-type="string">
            <text:p>date-8-113 <text:line-break/>[14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3])" office:value-type="string" office:string-value="cal-9-113 &#10;[1408]" calcext:value-type="string">
            <text:p>cal-9-113 <text:line-break/>[14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3])" office:value-type="string" office:string-value="cal-10-113 &#10;[1410]" calcext:value-type="string">
            <text:p>cal-10-113 <text:line-break/>[1410]</text:p>
          </table:table-cell>
          <table:table-cell/>
          <table:table-cell table:formula="of:=INFO.OBBA.OBBA.OBGET(INFO.OBBA.OBBA.OBCALL(&quot;&quot;;[.$B$15];&quot;getDaycountFraction&quot;;[.I113];[.J113]))" office:value-type="float" office:value="-30.5527777777778" calcext:value-type="float">
            <text:p>-30,553</text:p>
          </table:table-cell>
          <table:table-cell table:style-name="ce35" table:formula="of:=(YEARFRAC([.E113];[.F113];[.$C$9]))" office:value-type="float" office:value="30.5527777777778" calcext:value-type="float">
            <text:p>30,553</text:p>
          </table:table-cell>
          <table:table-cell table:formula="of:=ABS([.L113])-[.M11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5-11-06" calcext:value-type="date">
            <text:p>06.11.1995</text:p>
          </table:table-cell>
          <table:table-cell table:style-name="ce22" table:formula="of:=[.$C$11]+INT(RAND()*([.$C$12]-[.$C$11]))" office:value-type="date" office:date-value="2024-01-09" calcext:value-type="date">
            <text:p>09.01.2024</text:p>
          </table:table-cell>
          <table:table-cell table:style-name="ce21" table:formula="of:=INFO.OBBA.OBBA.OBMAKE(&quot;date-&quot;&amp;COLUMN()&amp;&quot;-&quot;&amp;ROW();&quot;Date&quot;;[.E114])" office:value-type="string" office:string-value="date-7-114 &#10;[1412]" calcext:value-type="string">
            <text:p>date-7-114 <text:line-break/>[1412]</text:p>
          </table:table-cell>
          <table:table-cell table:style-name="ce21" table:formula="of:=INFO.OBBA.OBBA.OBMAKE(&quot;date-&quot;&amp;COLUMN()&amp;&quot;-&quot;&amp;ROW();&quot;Date&quot;;[.F114])" office:value-type="string" office:string-value="date-8-114 &#10;[1413]" calcext:value-type="string">
            <text:p>date-8-114 <text:line-break/>[14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4])" office:value-type="string" office:string-value="cal-9-114 &#10;[1415]" calcext:value-type="string">
            <text:p>cal-9-114 <text:line-break/>[14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4])" office:value-type="string" office:string-value="cal-10-114 &#10;[1417]" calcext:value-type="string">
            <text:p>cal-10-114 <text:line-break/>[1417]</text:p>
          </table:table-cell>
          <table:table-cell/>
          <table:table-cell table:formula="of:=INFO.OBBA.OBBA.OBGET(INFO.OBBA.OBBA.OBCALL(&quot;&quot;;[.$B$15];&quot;getDaycountFraction&quot;;[.I114];[.J114]))" office:value-type="float" office:value="28.5861111111111" calcext:value-type="float">
            <text:p>28,586</text:p>
          </table:table-cell>
          <table:table-cell table:style-name="ce35" table:formula="of:=(YEARFRAC([.E114];[.F114];[.$C$9]))" office:value-type="float" office:value="28.5861111111111" calcext:value-type="float">
            <text:p>28,586</text:p>
          </table:table-cell>
          <table:table-cell table:formula="of:=ABS([.L114])-[.M11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8-03-26" calcext:value-type="date">
            <text:p>26.03.2018</text:p>
          </table:table-cell>
          <table:table-cell table:style-name="ce22" table:formula="of:=[.$C$11]+INT(RAND()*([.$C$12]-[.$C$11]))" office:value-type="date" office:date-value="1990-08-18" calcext:value-type="date">
            <text:p>18.08.1990</text:p>
          </table:table-cell>
          <table:table-cell table:style-name="ce21" table:formula="of:=INFO.OBBA.OBBA.OBMAKE(&quot;date-&quot;&amp;COLUMN()&amp;&quot;-&quot;&amp;ROW();&quot;Date&quot;;[.E115])" office:value-type="string" office:string-value="date-7-115 &#10;[1419]" calcext:value-type="string">
            <text:p>date-7-115 <text:line-break/>[1419]</text:p>
          </table:table-cell>
          <table:table-cell table:style-name="ce21" table:formula="of:=INFO.OBBA.OBBA.OBMAKE(&quot;date-&quot;&amp;COLUMN()&amp;&quot;-&quot;&amp;ROW();&quot;Date&quot;;[.F115])" office:value-type="string" office:string-value="date-8-115 &#10;[1420]" calcext:value-type="string">
            <text:p>date-8-115 <text:line-break/>[14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5])" office:value-type="string" office:string-value="cal-9-115 &#10;[1422]" calcext:value-type="string">
            <text:p>cal-9-115 <text:line-break/>[14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5])" office:value-type="string" office:string-value="cal-10-115 &#10;[1424]" calcext:value-type="string">
            <text:p>cal-10-115 <text:line-break/>[1424]</text:p>
          </table:table-cell>
          <table:table-cell/>
          <table:table-cell table:formula="of:=INFO.OBBA.OBBA.OBGET(INFO.OBBA.OBBA.OBCALL(&quot;&quot;;[.$B$15];&quot;getDaycountFraction&quot;;[.I115];[.J115]))" office:value-type="float" office:value="-28.0055555555556" calcext:value-type="float">
            <text:p>-28,006</text:p>
          </table:table-cell>
          <table:table-cell table:style-name="ce35" table:formula="of:=(YEARFRAC([.E115];[.F115];[.$C$9]))" office:value-type="float" office:value="28.0055555555556" calcext:value-type="float">
            <text:p>28,006</text:p>
          </table:table-cell>
          <table:table-cell table:formula="of:=ABS([.L115])-[.M11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8-09-15" calcext:value-type="date">
            <text:p>15.09.1988</text:p>
          </table:table-cell>
          <table:table-cell table:style-name="ce22" table:formula="of:=[.$C$11]+INT(RAND()*([.$C$12]-[.$C$11]))" office:value-type="date" office:date-value="2026-03-24" calcext:value-type="date">
            <text:p>24.03.2026</text:p>
          </table:table-cell>
          <table:table-cell table:style-name="ce21" table:formula="of:=INFO.OBBA.OBBA.OBMAKE(&quot;date-&quot;&amp;COLUMN()&amp;&quot;-&quot;&amp;ROW();&quot;Date&quot;;[.E116])" office:value-type="string" office:string-value="date-7-116 &#10;[1426]" calcext:value-type="string">
            <text:p>date-7-116 <text:line-break/>[1426]</text:p>
          </table:table-cell>
          <table:table-cell table:style-name="ce21" table:formula="of:=INFO.OBBA.OBBA.OBMAKE(&quot;date-&quot;&amp;COLUMN()&amp;&quot;-&quot;&amp;ROW();&quot;Date&quot;;[.F116])" office:value-type="string" office:string-value="date-8-116 &#10;[1427]" calcext:value-type="string">
            <text:p>date-8-116 <text:line-break/>[14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6])" office:value-type="string" office:string-value="cal-9-116 &#10;[1429]" calcext:value-type="string">
            <text:p>cal-9-116 <text:line-break/>[14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6])" office:value-type="string" office:string-value="cal-10-116 &#10;[1431]" calcext:value-type="string">
            <text:p>cal-10-116 <text:line-break/>[1431]</text:p>
          </table:table-cell>
          <table:table-cell/>
          <table:table-cell table:formula="of:=INFO.OBBA.OBBA.OBGET(INFO.OBBA.OBBA.OBCALL(&quot;&quot;;[.$B$15];&quot;getDaycountFraction&quot;;[.I116];[.J116]))" office:value-type="float" office:value="38.0666666666667" calcext:value-type="float">
            <text:p>38,067</text:p>
          </table:table-cell>
          <table:table-cell table:style-name="ce35" table:formula="of:=(YEARFRAC([.E116];[.F116];[.$C$9]))" office:value-type="float" office:value="38.0666666666667" calcext:value-type="float">
            <text:p>38,067</text:p>
          </table:table-cell>
          <table:table-cell table:formula="of:=ABS([.L116])-[.M11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0-08-15" calcext:value-type="date">
            <text:p>15.08.2020</text:p>
          </table:table-cell>
          <table:table-cell table:style-name="ce22" table:formula="of:=[.$C$11]+INT(RAND()*([.$C$12]-[.$C$11]))" office:value-type="date" office:date-value="2025-12-11" calcext:value-type="date">
            <text:p>11.12.2025</text:p>
          </table:table-cell>
          <table:table-cell table:style-name="ce21" table:formula="of:=INFO.OBBA.OBBA.OBMAKE(&quot;date-&quot;&amp;COLUMN()&amp;&quot;-&quot;&amp;ROW();&quot;Date&quot;;[.E117])" office:value-type="string" office:string-value="date-7-117 &#10;[1433]" calcext:value-type="string">
            <text:p>date-7-117 <text:line-break/>[1433]</text:p>
          </table:table-cell>
          <table:table-cell table:style-name="ce21" table:formula="of:=INFO.OBBA.OBBA.OBMAKE(&quot;date-&quot;&amp;COLUMN()&amp;&quot;-&quot;&amp;ROW();&quot;Date&quot;;[.F117])" office:value-type="string" office:string-value="date-8-117 &#10;[1434]" calcext:value-type="string">
            <text:p>date-8-117 <text:line-break/>[14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7])" office:value-type="string" office:string-value="cal-9-117 &#10;[1436]" calcext:value-type="string">
            <text:p>cal-9-117 <text:line-break/>[14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7])" office:value-type="string" office:string-value="cal-10-117 &#10;[1438]" calcext:value-type="string">
            <text:p>cal-10-117 <text:line-break/>[1438]</text:p>
          </table:table-cell>
          <table:table-cell/>
          <table:table-cell table:formula="of:=INFO.OBBA.OBBA.OBGET(INFO.OBBA.OBBA.OBCALL(&quot;&quot;;[.$B$15];&quot;getDaycountFraction&quot;;[.I117];[.J117]))" office:value-type="float" office:value="5.4" calcext:value-type="float">
            <text:p>5,400</text:p>
          </table:table-cell>
          <table:table-cell table:style-name="ce35" table:formula="of:=(YEARFRAC([.E117];[.F117];[.$C$9]))" office:value-type="float" office:value="5.4" calcext:value-type="float">
            <text:p>5,400</text:p>
          </table:table-cell>
          <table:table-cell table:formula="of:=ABS([.L117])-[.M11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10-22" calcext:value-type="date">
            <text:p>22.10.2013</text:p>
          </table:table-cell>
          <table:table-cell table:style-name="ce22" table:formula="of:=[.$C$11]+INT(RAND()*([.$C$12]-[.$C$11]))" office:value-type="date" office:date-value="2000-08-05" calcext:value-type="date">
            <text:p>05.08.2000</text:p>
          </table:table-cell>
          <table:table-cell table:style-name="ce21" table:formula="of:=INFO.OBBA.OBBA.OBMAKE(&quot;date-&quot;&amp;COLUMN()&amp;&quot;-&quot;&amp;ROW();&quot;Date&quot;;[.E118])" office:value-type="string" office:string-value="date-7-118 &#10;[1440]" calcext:value-type="string">
            <text:p>date-7-118 <text:line-break/>[1440]</text:p>
          </table:table-cell>
          <table:table-cell table:style-name="ce21" table:formula="of:=INFO.OBBA.OBBA.OBMAKE(&quot;date-&quot;&amp;COLUMN()&amp;&quot;-&quot;&amp;ROW();&quot;Date&quot;;[.F118])" office:value-type="string" office:string-value="date-8-118 &#10;[1441]" calcext:value-type="string">
            <text:p>date-8-118 <text:line-break/>[14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8])" office:value-type="string" office:string-value="cal-9-118 &#10;[1443]" calcext:value-type="string">
            <text:p>cal-9-118 <text:line-break/>[14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8])" office:value-type="string" office:string-value="cal-10-118 &#10;[1445]" calcext:value-type="string">
            <text:p>cal-10-118 <text:line-break/>[1445]</text:p>
          </table:table-cell>
          <table:table-cell/>
          <table:table-cell table:formula="of:=INFO.OBBA.OBBA.OBGET(INFO.OBBA.OBBA.OBCALL(&quot;&quot;;[.$B$15];&quot;getDaycountFraction&quot;;[.I118];[.J118]))" office:value-type="float" office:value="-13.4055555555556" calcext:value-type="float">
            <text:p>-13,406</text:p>
          </table:table-cell>
          <table:table-cell table:style-name="ce35" table:formula="of:=(YEARFRAC([.E118];[.F118];[.$C$9]))" office:value-type="float" office:value="13.4055555555556" calcext:value-type="float">
            <text:p>13,406</text:p>
          </table:table-cell>
          <table:table-cell table:formula="of:=ABS([.L118])-[.M11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8-03-18" calcext:value-type="date">
            <text:p>18.03.1998</text:p>
          </table:table-cell>
          <table:table-cell table:style-name="ce22" table:formula="of:=[.$C$11]+INT(RAND()*([.$C$12]-[.$C$11]))" office:value-type="date" office:date-value="1984-06-21" calcext:value-type="date">
            <text:p>21.06.1984</text:p>
          </table:table-cell>
          <table:table-cell table:style-name="ce21" table:formula="of:=INFO.OBBA.OBBA.OBMAKE(&quot;date-&quot;&amp;COLUMN()&amp;&quot;-&quot;&amp;ROW();&quot;Date&quot;;[.E119])" office:value-type="string" office:string-value="date-7-119 &#10;[1447]" calcext:value-type="string">
            <text:p>date-7-119 <text:line-break/>[1447]</text:p>
          </table:table-cell>
          <table:table-cell table:style-name="ce21" table:formula="of:=INFO.OBBA.OBBA.OBMAKE(&quot;date-&quot;&amp;COLUMN()&amp;&quot;-&quot;&amp;ROW();&quot;Date&quot;;[.F119])" office:value-type="string" office:string-value="date-8-119 &#10;[1448]" calcext:value-type="string">
            <text:p>date-8-119 <text:line-break/>[14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19])" office:value-type="string" office:string-value="cal-9-119 &#10;[1450]" calcext:value-type="string">
            <text:p>cal-9-119 <text:line-break/>[14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19])" office:value-type="string" office:string-value="cal-10-119 &#10;[1452]" calcext:value-type="string">
            <text:p>cal-10-119 <text:line-break/>[1452]</text:p>
          </table:table-cell>
          <table:table-cell/>
          <table:table-cell table:formula="of:=INFO.OBBA.OBBA.OBGET(INFO.OBBA.OBBA.OBCALL(&quot;&quot;;[.$B$15];&quot;getDaycountFraction&quot;;[.I119];[.J119]))" office:value-type="float" office:value="-13.9388888888889" calcext:value-type="float">
            <text:p>-13,939</text:p>
          </table:table-cell>
          <table:table-cell table:style-name="ce35" table:formula="of:=(YEARFRAC([.E119];[.F119];[.$C$9]))" office:value-type="float" office:value="13.9388888888889" calcext:value-type="float">
            <text:p>13,939</text:p>
          </table:table-cell>
          <table:table-cell table:formula="of:=ABS([.L119])-[.M11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5-10-07" calcext:value-type="date">
            <text:p>07.10.1985</text:p>
          </table:table-cell>
          <table:table-cell table:style-name="ce22" table:formula="of:=[.$C$11]+INT(RAND()*([.$C$12]-[.$C$11]))" office:value-type="date" office:date-value="1985-07-07" calcext:value-type="date">
            <text:p>07.07.1985</text:p>
          </table:table-cell>
          <table:table-cell table:style-name="ce21" table:formula="of:=INFO.OBBA.OBBA.OBMAKE(&quot;date-&quot;&amp;COLUMN()&amp;&quot;-&quot;&amp;ROW();&quot;Date&quot;;[.E120])" office:value-type="string" office:string-value="date-7-120 &#10;[1454]" calcext:value-type="string">
            <text:p>date-7-120 <text:line-break/>[1454]</text:p>
          </table:table-cell>
          <table:table-cell table:style-name="ce21" table:formula="of:=INFO.OBBA.OBBA.OBMAKE(&quot;date-&quot;&amp;COLUMN()&amp;&quot;-&quot;&amp;ROW();&quot;Date&quot;;[.F120])" office:value-type="string" office:string-value="date-8-120 &#10;[1455]" calcext:value-type="string">
            <text:p>date-8-120 <text:line-break/>[14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0])" office:value-type="string" office:string-value="cal-9-120 &#10;[1457]" calcext:value-type="string">
            <text:p>cal-9-120 <text:line-break/>[14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0])" office:value-type="string" office:string-value="cal-10-120 &#10;[1459]" calcext:value-type="string">
            <text:p>cal-10-120 <text:line-break/>[1459]</text:p>
          </table:table-cell>
          <table:table-cell/>
          <table:table-cell table:formula="of:=INFO.OBBA.OBBA.OBGET(INFO.OBBA.OBBA.OBCALL(&quot;&quot;;[.$B$15];&quot;getDaycountFraction&quot;;[.I120];[.J120]))" office:value-type="float" office:value="-0.255555555555556" calcext:value-type="float">
            <text:p>-0,256</text:p>
          </table:table-cell>
          <table:table-cell table:style-name="ce35" table:formula="of:=(YEARFRAC([.E120];[.F120];[.$C$9]))" office:value-type="float" office:value="0.255555555555556" calcext:value-type="float">
            <text:p>0,256</text:p>
          </table:table-cell>
          <table:table-cell table:formula="of:=ABS([.L120])-[.M12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4-09-25" calcext:value-type="date">
            <text:p>25.09.1994</text:p>
          </table:table-cell>
          <table:table-cell table:style-name="ce22" table:formula="of:=[.$C$11]+INT(RAND()*([.$C$12]-[.$C$11]))" office:value-type="date" office:date-value="2001-08-22" calcext:value-type="date">
            <text:p>22.08.2001</text:p>
          </table:table-cell>
          <table:table-cell table:style-name="ce21" table:formula="of:=INFO.OBBA.OBBA.OBMAKE(&quot;date-&quot;&amp;COLUMN()&amp;&quot;-&quot;&amp;ROW();&quot;Date&quot;;[.E121])" office:value-type="string" office:string-value="date-7-121 &#10;[1461]" calcext:value-type="string">
            <text:p>date-7-121 <text:line-break/>[1461]</text:p>
          </table:table-cell>
          <table:table-cell table:style-name="ce21" table:formula="of:=INFO.OBBA.OBBA.OBMAKE(&quot;date-&quot;&amp;COLUMN()&amp;&quot;-&quot;&amp;ROW();&quot;Date&quot;;[.F121])" office:value-type="string" office:string-value="date-8-121 &#10;[1462]" calcext:value-type="string">
            <text:p>date-8-121 <text:line-break/>[14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1])" office:value-type="string" office:string-value="cal-9-121 &#10;[1464]" calcext:value-type="string">
            <text:p>cal-9-121 <text:line-break/>[14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1])" office:value-type="string" office:string-value="cal-10-121 &#10;[1466]" calcext:value-type="string">
            <text:p>cal-10-121 <text:line-break/>[1466]</text:p>
          </table:table-cell>
          <table:table-cell/>
          <table:table-cell table:formula="of:=INFO.OBBA.OBBA.OBGET(INFO.OBBA.OBBA.OBCALL(&quot;&quot;;[.$B$15];&quot;getDaycountFraction&quot;;[.I121];[.J121]))" office:value-type="float" office:value="7.00833333333333" calcext:value-type="float">
            <text:p>7,008</text:p>
          </table:table-cell>
          <table:table-cell table:style-name="ce35" table:formula="of:=(YEARFRAC([.E121];[.F121];[.$C$9]))" office:value-type="float" office:value="7.00833333333333" calcext:value-type="float">
            <text:p>7,008</text:p>
          </table:table-cell>
          <table:table-cell table:formula="of:=ABS([.L121])-[.M12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0-10-15" calcext:value-type="date">
            <text:p>15.10.1980</text:p>
          </table:table-cell>
          <table:table-cell table:style-name="ce22" table:formula="of:=[.$C$11]+INT(RAND()*([.$C$12]-[.$C$11]))" office:value-type="date" office:date-value="2016-11-14" calcext:value-type="date">
            <text:p>14.11.2016</text:p>
          </table:table-cell>
          <table:table-cell table:style-name="ce21" table:formula="of:=INFO.OBBA.OBBA.OBMAKE(&quot;date-&quot;&amp;COLUMN()&amp;&quot;-&quot;&amp;ROW();&quot;Date&quot;;[.E122])" office:value-type="string" office:string-value="date-7-122 &#10;[1468]" calcext:value-type="string">
            <text:p>date-7-122 <text:line-break/>[1468]</text:p>
          </table:table-cell>
          <table:table-cell table:style-name="ce21" table:formula="of:=INFO.OBBA.OBBA.OBMAKE(&quot;date-&quot;&amp;COLUMN()&amp;&quot;-&quot;&amp;ROW();&quot;Date&quot;;[.F122])" office:value-type="string" office:string-value="date-8-122 &#10;[1469]" calcext:value-type="string">
            <text:p>date-8-122 <text:line-break/>[14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2])" office:value-type="string" office:string-value="cal-9-122 &#10;[1471]" calcext:value-type="string">
            <text:p>cal-9-122 <text:line-break/>[14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2])" office:value-type="string" office:string-value="cal-10-122 &#10;[1473]" calcext:value-type="string">
            <text:p>cal-10-122 <text:line-break/>[1473]</text:p>
          </table:table-cell>
          <table:table-cell/>
          <table:table-cell table:formula="of:=INFO.OBBA.OBBA.OBGET(INFO.OBBA.OBBA.OBCALL(&quot;&quot;;[.$B$15];&quot;getDaycountFraction&quot;;[.I122];[.J122]))" office:value-type="float" office:value="36.6083333333333" calcext:value-type="float">
            <text:p>36,608</text:p>
          </table:table-cell>
          <table:table-cell table:style-name="ce35" table:formula="of:=(YEARFRAC([.E122];[.F122];[.$C$9]))" office:value-type="float" office:value="36.6083333333333" calcext:value-type="float">
            <text:p>36,608</text:p>
          </table:table-cell>
          <table:table-cell table:formula="of:=ABS([.L122])-[.M12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2-06-15" calcext:value-type="date">
            <text:p>15.06.1982</text:p>
          </table:table-cell>
          <table:table-cell table:style-name="ce22" table:formula="of:=[.$C$11]+INT(RAND()*([.$C$12]-[.$C$11]))" office:value-type="date" office:date-value="1998-04-08" calcext:value-type="date">
            <text:p>08.04.1998</text:p>
          </table:table-cell>
          <table:table-cell table:style-name="ce21" table:formula="of:=INFO.OBBA.OBBA.OBMAKE(&quot;date-&quot;&amp;COLUMN()&amp;&quot;-&quot;&amp;ROW();&quot;Date&quot;;[.E123])" office:value-type="string" office:string-value="date-7-123 &#10;[1475]" calcext:value-type="string">
            <text:p>date-7-123 <text:line-break/>[1475]</text:p>
          </table:table-cell>
          <table:table-cell table:style-name="ce21" table:formula="of:=INFO.OBBA.OBBA.OBMAKE(&quot;date-&quot;&amp;COLUMN()&amp;&quot;-&quot;&amp;ROW();&quot;Date&quot;;[.F123])" office:value-type="string" office:string-value="date-8-123 &#10;[1476]" calcext:value-type="string">
            <text:p>date-8-123 <text:line-break/>[14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3])" office:value-type="string" office:string-value="cal-9-123 &#10;[1478]" calcext:value-type="string">
            <text:p>cal-9-123 <text:line-break/>[14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3])" office:value-type="string" office:string-value="cal-10-123 &#10;[1480]" calcext:value-type="string">
            <text:p>cal-10-123 <text:line-break/>[1480]</text:p>
          </table:table-cell>
          <table:table-cell/>
          <table:table-cell table:formula="of:=INFO.OBBA.OBBA.OBGET(INFO.OBBA.OBBA.OBCALL(&quot;&quot;;[.$B$15];&quot;getDaycountFraction&quot;;[.I123];[.J123]))" office:value-type="float" office:value="16.0444444444444" calcext:value-type="float">
            <text:p>16,044</text:p>
          </table:table-cell>
          <table:table-cell table:style-name="ce35" table:formula="of:=(YEARFRAC([.E123];[.F123];[.$C$9]))" office:value-type="float" office:value="16.0444444444444" calcext:value-type="float">
            <text:p>16,044</text:p>
          </table:table-cell>
          <table:table-cell table:formula="of:=ABS([.L123])-[.M12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1-10-08" calcext:value-type="date">
            <text:p>08.10.2001</text:p>
          </table:table-cell>
          <table:table-cell table:style-name="ce22" table:formula="of:=[.$C$11]+INT(RAND()*([.$C$12]-[.$C$11]))" office:value-type="date" office:date-value="2024-04-21" calcext:value-type="date">
            <text:p>21.04.2024</text:p>
          </table:table-cell>
          <table:table-cell table:style-name="ce21" table:formula="of:=INFO.OBBA.OBBA.OBMAKE(&quot;date-&quot;&amp;COLUMN()&amp;&quot;-&quot;&amp;ROW();&quot;Date&quot;;[.E124])" office:value-type="string" office:string-value="date-7-124 &#10;[1482]" calcext:value-type="string">
            <text:p>date-7-124 <text:line-break/>[1482]</text:p>
          </table:table-cell>
          <table:table-cell table:style-name="ce21" table:formula="of:=INFO.OBBA.OBBA.OBMAKE(&quot;date-&quot;&amp;COLUMN()&amp;&quot;-&quot;&amp;ROW();&quot;Date&quot;;[.F124])" office:value-type="string" office:string-value="date-8-124 &#10;[1483]" calcext:value-type="string">
            <text:p>date-8-124 <text:line-break/>[14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4])" office:value-type="string" office:string-value="cal-9-124 &#10;[1485]" calcext:value-type="string">
            <text:p>cal-9-124 <text:line-break/>[14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4])" office:value-type="string" office:string-value="cal-10-124 &#10;[1487]" calcext:value-type="string">
            <text:p>cal-10-124 <text:line-break/>[1487]</text:p>
          </table:table-cell>
          <table:table-cell/>
          <table:table-cell table:formula="of:=INFO.OBBA.OBBA.OBGET(INFO.OBBA.OBBA.OBCALL(&quot;&quot;;[.$B$15];&quot;getDaycountFraction&quot;;[.I124];[.J124]))" office:value-type="float" office:value="22.8638888888889" calcext:value-type="float">
            <text:p>22,864</text:p>
          </table:table-cell>
          <table:table-cell table:style-name="ce35" table:formula="of:=(YEARFRAC([.E124];[.F124];[.$C$9]))" office:value-type="float" office:value="22.8638888888889" calcext:value-type="float">
            <text:p>22,864</text:p>
          </table:table-cell>
          <table:table-cell table:formula="of:=ABS([.L124])-[.M12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9-05-28" calcext:value-type="date">
            <text:p>28.05.2009</text:p>
          </table:table-cell>
          <table:table-cell table:style-name="ce22" table:formula="of:=[.$C$11]+INT(RAND()*([.$C$12]-[.$C$11]))" office:value-type="date" office:date-value="1994-10-30" calcext:value-type="date">
            <text:p>30.10.1994</text:p>
          </table:table-cell>
          <table:table-cell table:style-name="ce21" table:formula="of:=INFO.OBBA.OBBA.OBMAKE(&quot;date-&quot;&amp;COLUMN()&amp;&quot;-&quot;&amp;ROW();&quot;Date&quot;;[.E125])" office:value-type="string" office:string-value="date-7-125 &#10;[1489]" calcext:value-type="string">
            <text:p>date-7-125 <text:line-break/>[1489]</text:p>
          </table:table-cell>
          <table:table-cell table:style-name="ce21" table:formula="of:=INFO.OBBA.OBBA.OBMAKE(&quot;date-&quot;&amp;COLUMN()&amp;&quot;-&quot;&amp;ROW();&quot;Date&quot;;[.F125])" office:value-type="string" office:string-value="date-8-125 &#10;[1490]" calcext:value-type="string">
            <text:p>date-8-125 <text:line-break/>[14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5])" office:value-type="string" office:string-value="cal-9-125 &#10;[1492]" calcext:value-type="string">
            <text:p>cal-9-125 <text:line-break/>[14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5])" office:value-type="string" office:string-value="cal-10-125 &#10;[1494]" calcext:value-type="string">
            <text:p>cal-10-125 <text:line-break/>[1494]</text:p>
          </table:table-cell>
          <table:table-cell/>
          <table:table-cell table:formula="of:=INFO.OBBA.OBBA.OBGET(INFO.OBBA.OBBA.OBCALL(&quot;&quot;;[.$B$15];&quot;getDaycountFraction&quot;;[.I125];[.J125]))" office:value-type="float" office:value="-14.7888888888889" calcext:value-type="float">
            <text:p>-14,789</text:p>
          </table:table-cell>
          <table:table-cell table:style-name="ce35" table:formula="of:=(YEARFRAC([.E125];[.F125];[.$C$9]))" office:value-type="float" office:value="14.7888888888889" calcext:value-type="float">
            <text:p>14,789</text:p>
          </table:table-cell>
          <table:table-cell table:formula="of:=ABS([.L125])-[.M12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8-07-15" calcext:value-type="date">
            <text:p>15.07.1998</text:p>
          </table:table-cell>
          <table:table-cell table:style-name="ce22" table:formula="of:=[.$C$11]+INT(RAND()*([.$C$12]-[.$C$11]))" office:value-type="date" office:date-value="1982-06-22" calcext:value-type="date">
            <text:p>22.06.1982</text:p>
          </table:table-cell>
          <table:table-cell table:style-name="ce21" table:formula="of:=INFO.OBBA.OBBA.OBMAKE(&quot;date-&quot;&amp;COLUMN()&amp;&quot;-&quot;&amp;ROW();&quot;Date&quot;;[.E126])" office:value-type="string" office:string-value="date-7-126 &#10;[1496]" calcext:value-type="string">
            <text:p>date-7-126 <text:line-break/>[1496]</text:p>
          </table:table-cell>
          <table:table-cell table:style-name="ce21" table:formula="of:=INFO.OBBA.OBBA.OBMAKE(&quot;date-&quot;&amp;COLUMN()&amp;&quot;-&quot;&amp;ROW();&quot;Date&quot;;[.F126])" office:value-type="string" office:string-value="date-8-126 &#10;[1497]" calcext:value-type="string">
            <text:p>date-8-126 <text:line-break/>[14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6])" office:value-type="string" office:string-value="cal-9-126 &#10;[1499]" calcext:value-type="string">
            <text:p>cal-9-126 <text:line-break/>[14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6])" office:value-type="string" office:string-value="cal-10-126 &#10;[1501]" calcext:value-type="string">
            <text:p>cal-10-126 <text:line-break/>[1501]</text:p>
          </table:table-cell>
          <table:table-cell/>
          <table:table-cell table:formula="of:=INFO.OBBA.OBBA.OBGET(INFO.OBBA.OBBA.OBCALL(&quot;&quot;;[.$B$15];&quot;getDaycountFraction&quot;;[.I126];[.J126]))" office:value-type="float" office:value="-16.2972222222222" calcext:value-type="float">
            <text:p>-16,297</text:p>
          </table:table-cell>
          <table:table-cell table:style-name="ce35" table:formula="of:=(YEARFRAC([.E126];[.F126];[.$C$9]))" office:value-type="float" office:value="16.2972222222222" calcext:value-type="float">
            <text:p>16,297</text:p>
          </table:table-cell>
          <table:table-cell table:formula="of:=ABS([.L126])-[.M12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6-03-01" calcext:value-type="date">
            <text:p>01.03.2016</text:p>
          </table:table-cell>
          <table:table-cell table:style-name="ce22" table:formula="of:=[.$C$11]+INT(RAND()*([.$C$12]-[.$C$11]))" office:value-type="date" office:date-value="1982-03-17" calcext:value-type="date">
            <text:p>17.03.1982</text:p>
          </table:table-cell>
          <table:table-cell table:style-name="ce21" table:formula="of:=INFO.OBBA.OBBA.OBMAKE(&quot;date-&quot;&amp;COLUMN()&amp;&quot;-&quot;&amp;ROW();&quot;Date&quot;;[.E127])" office:value-type="string" office:string-value="date-7-127 &#10;[1503]" calcext:value-type="string">
            <text:p>date-7-127 <text:line-break/>[1503]</text:p>
          </table:table-cell>
          <table:table-cell table:style-name="ce21" table:formula="of:=INFO.OBBA.OBBA.OBMAKE(&quot;date-&quot;&amp;COLUMN()&amp;&quot;-&quot;&amp;ROW();&quot;Date&quot;;[.F127])" office:value-type="string" office:string-value="date-8-127 &#10;[1504]" calcext:value-type="string">
            <text:p>date-8-127 <text:line-break/>[15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7])" office:value-type="string" office:string-value="cal-9-127 &#10;[1506]" calcext:value-type="string">
            <text:p>cal-9-127 <text:line-break/>[15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7])" office:value-type="string" office:string-value="cal-10-127 &#10;[1508]" calcext:value-type="string">
            <text:p>cal-10-127 <text:line-break/>[1508]</text:p>
          </table:table-cell>
          <table:table-cell/>
          <table:table-cell table:formula="of:=INFO.OBBA.OBBA.OBGET(INFO.OBBA.OBBA.OBCALL(&quot;&quot;;[.$B$15];&quot;getDaycountFraction&quot;;[.I127];[.J127]))" office:value-type="float" office:value="-34.4527777777778" calcext:value-type="float">
            <text:p>-34,453</text:p>
          </table:table-cell>
          <table:table-cell table:style-name="ce35" table:formula="of:=(YEARFRAC([.E127];[.F127];[.$C$9]))" office:value-type="float" office:value="34.4527777777778" calcext:value-type="float">
            <text:p>34,453</text:p>
          </table:table-cell>
          <table:table-cell table:formula="of:=ABS([.L127])-[.M12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1-03-08" calcext:value-type="date">
            <text:p>08.03.1981</text:p>
          </table:table-cell>
          <table:table-cell table:style-name="ce22" table:formula="of:=[.$C$11]+INT(RAND()*([.$C$12]-[.$C$11]))" office:value-type="date" office:date-value="1985-09-25" calcext:value-type="date">
            <text:p>25.09.1985</text:p>
          </table:table-cell>
          <table:table-cell table:style-name="ce21" table:formula="of:=INFO.OBBA.OBBA.OBMAKE(&quot;date-&quot;&amp;COLUMN()&amp;&quot;-&quot;&amp;ROW();&quot;Date&quot;;[.E128])" office:value-type="string" office:string-value="date-7-128 &#10;[1510]" calcext:value-type="string">
            <text:p>date-7-128 <text:line-break/>[1510]</text:p>
          </table:table-cell>
          <table:table-cell table:style-name="ce21" table:formula="of:=INFO.OBBA.OBBA.OBMAKE(&quot;date-&quot;&amp;COLUMN()&amp;&quot;-&quot;&amp;ROW();&quot;Date&quot;;[.F128])" office:value-type="string" office:string-value="date-8-128 &#10;[1511]" calcext:value-type="string">
            <text:p>date-8-128 <text:line-break/>[15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8])" office:value-type="string" office:string-value="cal-9-128 &#10;[1513]" calcext:value-type="string">
            <text:p>cal-9-128 <text:line-break/>[15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8])" office:value-type="string" office:string-value="cal-10-128 &#10;[1515]" calcext:value-type="string">
            <text:p>cal-10-128 <text:line-break/>[1515]</text:p>
          </table:table-cell>
          <table:table-cell/>
          <table:table-cell table:formula="of:=INFO.OBBA.OBBA.OBGET(INFO.OBBA.OBBA.OBCALL(&quot;&quot;;[.$B$15];&quot;getDaycountFraction&quot;;[.I128];[.J128]))" office:value-type="float" office:value="4.61666666666667" calcext:value-type="float">
            <text:p>4,617</text:p>
          </table:table-cell>
          <table:table-cell table:style-name="ce35" table:formula="of:=(YEARFRAC([.E128];[.F128];[.$C$9]))" office:value-type="float" office:value="4.61666666666667" calcext:value-type="float">
            <text:p>4,617</text:p>
          </table:table-cell>
          <table:table-cell table:formula="of:=ABS([.L128])-[.M12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2-11-19" calcext:value-type="date">
            <text:p>19.11.1982</text:p>
          </table:table-cell>
          <table:table-cell table:style-name="ce22" table:formula="of:=[.$C$11]+INT(RAND()*([.$C$12]-[.$C$11]))" office:value-type="date" office:date-value="1980-04-06" calcext:value-type="date">
            <text:p>06.04.1980</text:p>
          </table:table-cell>
          <table:table-cell table:style-name="ce21" table:formula="of:=INFO.OBBA.OBBA.OBMAKE(&quot;date-&quot;&amp;COLUMN()&amp;&quot;-&quot;&amp;ROW();&quot;Date&quot;;[.E129])" office:value-type="string" office:string-value="date-7-129 &#10;[1517]" calcext:value-type="string">
            <text:p>date-7-129 <text:line-break/>[1517]</text:p>
          </table:table-cell>
          <table:table-cell table:style-name="ce21" table:formula="of:=INFO.OBBA.OBBA.OBMAKE(&quot;date-&quot;&amp;COLUMN()&amp;&quot;-&quot;&amp;ROW();&quot;Date&quot;;[.F129])" office:value-type="string" office:string-value="date-8-129 &#10;[1518]" calcext:value-type="string">
            <text:p>date-8-129 <text:line-break/>[15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29])" office:value-type="string" office:string-value="cal-9-129 &#10;[1520]" calcext:value-type="string">
            <text:p>cal-9-129 <text:line-break/>[15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29])" office:value-type="string" office:string-value="cal-10-129 &#10;[1522]" calcext:value-type="string">
            <text:p>cal-10-129 <text:line-break/>[1522]</text:p>
          </table:table-cell>
          <table:table-cell/>
          <table:table-cell table:formula="of:=INFO.OBBA.OBBA.OBGET(INFO.OBBA.OBBA.OBCALL(&quot;&quot;;[.$B$15];&quot;getDaycountFraction&quot;;[.I129];[.J129]))" office:value-type="float" office:value="-2.65833333333333" calcext:value-type="float">
            <text:p>-2,658</text:p>
          </table:table-cell>
          <table:table-cell table:style-name="ce35" table:formula="of:=(YEARFRAC([.E129];[.F129];[.$C$9]))" office:value-type="float" office:value="2.65833333333333" calcext:value-type="float">
            <text:p>2,658</text:p>
          </table:table-cell>
          <table:table-cell table:formula="of:=ABS([.L129])-[.M12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2-10-30" calcext:value-type="date">
            <text:p>30.10.2012</text:p>
          </table:table-cell>
          <table:table-cell table:style-name="ce22" table:formula="of:=[.$C$11]+INT(RAND()*([.$C$12]-[.$C$11]))" office:value-type="date" office:date-value="2007-09-21" calcext:value-type="date">
            <text:p>21.09.2007</text:p>
          </table:table-cell>
          <table:table-cell table:style-name="ce21" table:formula="of:=INFO.OBBA.OBBA.OBMAKE(&quot;date-&quot;&amp;COLUMN()&amp;&quot;-&quot;&amp;ROW();&quot;Date&quot;;[.E130])" office:value-type="string" office:string-value="date-7-130 &#10;[1524]" calcext:value-type="string">
            <text:p>date-7-130 <text:line-break/>[1524]</text:p>
          </table:table-cell>
          <table:table-cell table:style-name="ce21" table:formula="of:=INFO.OBBA.OBBA.OBMAKE(&quot;date-&quot;&amp;COLUMN()&amp;&quot;-&quot;&amp;ROW();&quot;Date&quot;;[.F130])" office:value-type="string" office:string-value="date-8-130 &#10;[1525]" calcext:value-type="string">
            <text:p>date-8-130 <text:line-break/>[15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0])" office:value-type="string" office:string-value="cal-9-130 &#10;[1527]" calcext:value-type="string">
            <text:p>cal-9-130 <text:line-break/>[15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0])" office:value-type="string" office:string-value="cal-10-130 &#10;[1529]" calcext:value-type="string">
            <text:p>cal-10-130 <text:line-break/>[1529]</text:p>
          </table:table-cell>
          <table:table-cell/>
          <table:table-cell table:formula="of:=INFO.OBBA.OBBA.OBGET(INFO.OBBA.OBBA.OBCALL(&quot;&quot;;[.$B$15];&quot;getDaycountFraction&quot;;[.I130];[.J130]))" office:value-type="float" office:value="-5.18333333333333" calcext:value-type="float">
            <text:p>-5,183</text:p>
          </table:table-cell>
          <table:table-cell table:style-name="ce35" table:formula="of:=(YEARFRAC([.E130];[.F130];[.$C$9]))" office:value-type="float" office:value="5.18333333333333" calcext:value-type="float">
            <text:p>5,183</text:p>
          </table:table-cell>
          <table:table-cell table:formula="of:=ABS([.L130])-[.M13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1-01-10" calcext:value-type="date">
            <text:p>10.01.2011</text:p>
          </table:table-cell>
          <table:table-cell table:style-name="ce22" table:formula="of:=[.$C$11]+INT(RAND()*([.$C$12]-[.$C$11]))" office:value-type="date" office:date-value="2008-04-11" calcext:value-type="date">
            <text:p>11.04.2008</text:p>
          </table:table-cell>
          <table:table-cell table:style-name="ce21" table:formula="of:=INFO.OBBA.OBBA.OBMAKE(&quot;date-&quot;&amp;COLUMN()&amp;&quot;-&quot;&amp;ROW();&quot;Date&quot;;[.E131])" office:value-type="string" office:string-value="date-7-131 &#10;[1531]" calcext:value-type="string">
            <text:p>date-7-131 <text:line-break/>[1531]</text:p>
          </table:table-cell>
          <table:table-cell table:style-name="ce21" table:formula="of:=INFO.OBBA.OBBA.OBMAKE(&quot;date-&quot;&amp;COLUMN()&amp;&quot;-&quot;&amp;ROW();&quot;Date&quot;;[.F131])" office:value-type="string" office:string-value="date-8-131 &#10;[1532]" calcext:value-type="string">
            <text:p>date-8-131 <text:line-break/>[15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1])" office:value-type="string" office:string-value="cal-9-131 &#10;[1534]" calcext:value-type="string">
            <text:p>cal-9-131 <text:line-break/>[15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1])" office:value-type="string" office:string-value="cal-10-131 &#10;[1536]" calcext:value-type="string">
            <text:p>cal-10-131 <text:line-break/>[1536]</text:p>
          </table:table-cell>
          <table:table-cell/>
          <table:table-cell table:formula="of:=INFO.OBBA.OBBA.OBGET(INFO.OBBA.OBBA.OBCALL(&quot;&quot;;[.$B$15];&quot;getDaycountFraction&quot;;[.I131];[.J131]))" office:value-type="float" office:value="-2.78888888888889" calcext:value-type="float">
            <text:p>-2,789</text:p>
          </table:table-cell>
          <table:table-cell table:style-name="ce35" table:formula="of:=(YEARFRAC([.E131];[.F131];[.$C$9]))" office:value-type="float" office:value="2.78888888888889" calcext:value-type="float">
            <text:p>2,789</text:p>
          </table:table-cell>
          <table:table-cell table:formula="of:=ABS([.L131])-[.M13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6-08-02" calcext:value-type="date">
            <text:p>02.08.2006</text:p>
          </table:table-cell>
          <table:table-cell table:style-name="ce22" table:formula="of:=[.$C$11]+INT(RAND()*([.$C$12]-[.$C$11]))" office:value-type="date" office:date-value="1982-07-19" calcext:value-type="date">
            <text:p>19.07.1982</text:p>
          </table:table-cell>
          <table:table-cell table:style-name="ce21" table:formula="of:=INFO.OBBA.OBBA.OBMAKE(&quot;date-&quot;&amp;COLUMN()&amp;&quot;-&quot;&amp;ROW();&quot;Date&quot;;[.E132])" office:value-type="string" office:string-value="date-7-132 &#10;[1538]" calcext:value-type="string">
            <text:p>date-7-132 <text:line-break/>[1538]</text:p>
          </table:table-cell>
          <table:table-cell table:style-name="ce21" table:formula="of:=INFO.OBBA.OBBA.OBMAKE(&quot;date-&quot;&amp;COLUMN()&amp;&quot;-&quot;&amp;ROW();&quot;Date&quot;;[.F132])" office:value-type="string" office:string-value="date-8-132 &#10;[1539]" calcext:value-type="string">
            <text:p>date-8-132 <text:line-break/>[15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2])" office:value-type="string" office:string-value="cal-9-132 &#10;[1541]" calcext:value-type="string">
            <text:p>cal-9-132 <text:line-break/>[15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2])" office:value-type="string" office:string-value="cal-10-132 &#10;[1543]" calcext:value-type="string">
            <text:p>cal-10-132 <text:line-break/>[1543]</text:p>
          </table:table-cell>
          <table:table-cell/>
          <table:table-cell table:formula="of:=INFO.OBBA.OBBA.OBGET(INFO.OBBA.OBBA.OBCALL(&quot;&quot;;[.$B$15];&quot;getDaycountFraction&quot;;[.I132];[.J132]))" office:value-type="float" office:value="-24.3888888888889" calcext:value-type="float">
            <text:p>-24,389</text:p>
          </table:table-cell>
          <table:table-cell table:style-name="ce35" table:formula="of:=(YEARFRAC([.E132];[.F132];[.$C$9]))" office:value-type="float" office:value="24.3888888888889" calcext:value-type="float">
            <text:p>24,389</text:p>
          </table:table-cell>
          <table:table-cell table:formula="of:=ABS([.L132])-[.M13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1-04-01" calcext:value-type="date">
            <text:p>01.04.2021</text:p>
          </table:table-cell>
          <table:table-cell table:style-name="ce22" table:formula="of:=[.$C$11]+INT(RAND()*([.$C$12]-[.$C$11]))" office:value-type="date" office:date-value="1982-10-16" calcext:value-type="date">
            <text:p>16.10.1982</text:p>
          </table:table-cell>
          <table:table-cell table:style-name="ce21" table:formula="of:=INFO.OBBA.OBBA.OBMAKE(&quot;date-&quot;&amp;COLUMN()&amp;&quot;-&quot;&amp;ROW();&quot;Date&quot;;[.E133])" office:value-type="string" office:string-value="date-7-133 &#10;[1545]" calcext:value-type="string">
            <text:p>date-7-133 <text:line-break/>[1545]</text:p>
          </table:table-cell>
          <table:table-cell table:style-name="ce21" table:formula="of:=INFO.OBBA.OBBA.OBMAKE(&quot;date-&quot;&amp;COLUMN()&amp;&quot;-&quot;&amp;ROW();&quot;Date&quot;;[.F133])" office:value-type="string" office:string-value="date-8-133 &#10;[1546]" calcext:value-type="string">
            <text:p>date-8-133 <text:line-break/>[15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3])" office:value-type="string" office:string-value="cal-9-133 &#10;[1548]" calcext:value-type="string">
            <text:p>cal-9-133 <text:line-break/>[15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3])" office:value-type="string" office:string-value="cal-10-133 &#10;[1550]" calcext:value-type="string">
            <text:p>cal-10-133 <text:line-break/>[1550]</text:p>
          </table:table-cell>
          <table:table-cell/>
          <table:table-cell table:formula="of:=INFO.OBBA.OBBA.OBGET(INFO.OBBA.OBBA.OBCALL(&quot;&quot;;[.$B$15];&quot;getDaycountFraction&quot;;[.I133];[.J133]))" office:value-type="float" office:value="-39.0194444444444" calcext:value-type="float">
            <text:p>-39,019</text:p>
          </table:table-cell>
          <table:table-cell table:style-name="ce35" table:formula="of:=(YEARFRAC([.E133];[.F133];[.$C$9]))" office:value-type="float" office:value="39.0194444444444" calcext:value-type="float">
            <text:p>39,019</text:p>
          </table:table-cell>
          <table:table-cell table:formula="of:=ABS([.L133])-[.M13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1-11-16" calcext:value-type="date">
            <text:p>16.11.1981</text:p>
          </table:table-cell>
          <table:table-cell table:style-name="ce22" table:formula="of:=[.$C$11]+INT(RAND()*([.$C$12]-[.$C$11]))" office:value-type="date" office:date-value="2006-10-25" calcext:value-type="date">
            <text:p>25.10.2006</text:p>
          </table:table-cell>
          <table:table-cell table:style-name="ce21" table:formula="of:=INFO.OBBA.OBBA.OBMAKE(&quot;date-&quot;&amp;COLUMN()&amp;&quot;-&quot;&amp;ROW();&quot;Date&quot;;[.E134])" office:value-type="string" office:string-value="date-7-134 &#10;[1552]" calcext:value-type="string">
            <text:p>date-7-134 <text:line-break/>[1552]</text:p>
          </table:table-cell>
          <table:table-cell table:style-name="ce21" table:formula="of:=INFO.OBBA.OBBA.OBMAKE(&quot;date-&quot;&amp;COLUMN()&amp;&quot;-&quot;&amp;ROW();&quot;Date&quot;;[.F134])" office:value-type="string" office:string-value="date-8-134 &#10;[1553]" calcext:value-type="string">
            <text:p>date-8-134 <text:line-break/>[15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4])" office:value-type="string" office:string-value="cal-9-134 &#10;[1555]" calcext:value-type="string">
            <text:p>cal-9-134 <text:line-break/>[15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4])" office:value-type="string" office:string-value="cal-10-134 &#10;[1557]" calcext:value-type="string">
            <text:p>cal-10-134 <text:line-break/>[1557]</text:p>
          </table:table-cell>
          <table:table-cell/>
          <table:table-cell table:formula="of:=INFO.OBBA.OBBA.OBGET(INFO.OBBA.OBBA.OBCALL(&quot;&quot;;[.$B$15];&quot;getDaycountFraction&quot;;[.I134];[.J134]))" office:value-type="float" office:value="25.3027777777778" calcext:value-type="float">
            <text:p>25,303</text:p>
          </table:table-cell>
          <table:table-cell table:style-name="ce35" table:formula="of:=(YEARFRAC([.E134];[.F134];[.$C$9]))" office:value-type="float" office:value="25.3027777777778" calcext:value-type="float">
            <text:p>25,303</text:p>
          </table:table-cell>
          <table:table-cell table:formula="of:=ABS([.L134])-[.M13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8-09-18" calcext:value-type="date">
            <text:p>18.09.1998</text:p>
          </table:table-cell>
          <table:table-cell table:style-name="ce22" table:formula="of:=[.$C$11]+INT(RAND()*([.$C$12]-[.$C$11]))" office:value-type="date" office:date-value="2012-03-06" calcext:value-type="date">
            <text:p>06.03.2012</text:p>
          </table:table-cell>
          <table:table-cell table:style-name="ce21" table:formula="of:=INFO.OBBA.OBBA.OBMAKE(&quot;date-&quot;&amp;COLUMN()&amp;&quot;-&quot;&amp;ROW();&quot;Date&quot;;[.E135])" office:value-type="string" office:string-value="date-7-135 &#10;[1559]" calcext:value-type="string">
            <text:p>date-7-135 <text:line-break/>[1559]</text:p>
          </table:table-cell>
          <table:table-cell table:style-name="ce21" table:formula="of:=INFO.OBBA.OBBA.OBMAKE(&quot;date-&quot;&amp;COLUMN()&amp;&quot;-&quot;&amp;ROW();&quot;Date&quot;;[.F135])" office:value-type="string" office:string-value="date-8-135 &#10;[1560]" calcext:value-type="string">
            <text:p>date-8-135 <text:line-break/>[15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5])" office:value-type="string" office:string-value="cal-9-135 &#10;[1562]" calcext:value-type="string">
            <text:p>cal-9-135 <text:line-break/>[15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5])" office:value-type="string" office:string-value="cal-10-135 &#10;[1564]" calcext:value-type="string">
            <text:p>cal-10-135 <text:line-break/>[1564]</text:p>
          </table:table-cell>
          <table:table-cell/>
          <table:table-cell table:formula="of:=INFO.OBBA.OBBA.OBGET(INFO.OBBA.OBBA.OBCALL(&quot;&quot;;[.$B$15];&quot;getDaycountFraction&quot;;[.I135];[.J135]))" office:value-type="float" office:value="13.6611111111111" calcext:value-type="float">
            <text:p>13,661</text:p>
          </table:table-cell>
          <table:table-cell table:style-name="ce35" table:formula="of:=(YEARFRAC([.E135];[.F135];[.$C$9]))" office:value-type="float" office:value="13.6611111111111" calcext:value-type="float">
            <text:p>13,661</text:p>
          </table:table-cell>
          <table:table-cell table:formula="of:=ABS([.L135])-[.M13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9-03-19" calcext:value-type="date">
            <text:p>19.03.1999</text:p>
          </table:table-cell>
          <table:table-cell table:style-name="ce22" table:formula="of:=[.$C$11]+INT(RAND()*([.$C$12]-[.$C$11]))" office:value-type="date" office:date-value="1981-04-15" calcext:value-type="date">
            <text:p>15.04.1981</text:p>
          </table:table-cell>
          <table:table-cell table:style-name="ce21" table:formula="of:=INFO.OBBA.OBBA.OBMAKE(&quot;date-&quot;&amp;COLUMN()&amp;&quot;-&quot;&amp;ROW();&quot;Date&quot;;[.E136])" office:value-type="string" office:string-value="date-7-136 &#10;[1566]" calcext:value-type="string">
            <text:p>date-7-136 <text:line-break/>[1566]</text:p>
          </table:table-cell>
          <table:table-cell table:style-name="ce21" table:formula="of:=INFO.OBBA.OBBA.OBMAKE(&quot;date-&quot;&amp;COLUMN()&amp;&quot;-&quot;&amp;ROW();&quot;Date&quot;;[.F136])" office:value-type="string" office:string-value="date-8-136 &#10;[1567]" calcext:value-type="string">
            <text:p>date-8-136 <text:line-break/>[15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6])" office:value-type="string" office:string-value="cal-9-136 &#10;[1569]" calcext:value-type="string">
            <text:p>cal-9-136 <text:line-break/>[15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6])" office:value-type="string" office:string-value="cal-10-136 &#10;[1571]" calcext:value-type="string">
            <text:p>cal-10-136 <text:line-break/>[1571]</text:p>
          </table:table-cell>
          <table:table-cell/>
          <table:table-cell table:formula="of:=INFO.OBBA.OBBA.OBGET(INFO.OBBA.OBBA.OBCALL(&quot;&quot;;[.$B$15];&quot;getDaycountFraction&quot;;[.I136];[.J136]))" office:value-type="float" office:value="-18.1861111111111" calcext:value-type="float">
            <text:p>-18,186</text:p>
          </table:table-cell>
          <table:table-cell table:style-name="ce35" table:formula="of:=(YEARFRAC([.E136];[.F136];[.$C$9]))" office:value-type="float" office:value="18.1861111111111" calcext:value-type="float">
            <text:p>18,186</text:p>
          </table:table-cell>
          <table:table-cell table:formula="of:=ABS([.L136])-[.M13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3-01-01" calcext:value-type="date">
            <text:p>01.01.2023</text:p>
          </table:table-cell>
          <table:table-cell table:style-name="ce22" table:formula="of:=[.$C$11]+INT(RAND()*([.$C$12]-[.$C$11]))" office:value-type="date" office:date-value="2004-04-13" calcext:value-type="date">
            <text:p>13.04.2004</text:p>
          </table:table-cell>
          <table:table-cell table:style-name="ce21" table:formula="of:=INFO.OBBA.OBBA.OBMAKE(&quot;date-&quot;&amp;COLUMN()&amp;&quot;-&quot;&amp;ROW();&quot;Date&quot;;[.E137])" office:value-type="string" office:string-value="date-7-137 &#10;[1573]" calcext:value-type="string">
            <text:p>date-7-137 <text:line-break/>[1573]</text:p>
          </table:table-cell>
          <table:table-cell table:style-name="ce21" table:formula="of:=INFO.OBBA.OBBA.OBMAKE(&quot;date-&quot;&amp;COLUMN()&amp;&quot;-&quot;&amp;ROW();&quot;Date&quot;;[.F137])" office:value-type="string" office:string-value="date-8-137 &#10;[1574]" calcext:value-type="string">
            <text:p>date-8-137 <text:line-break/>[15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7])" office:value-type="string" office:string-value="cal-9-137 &#10;[1576]" calcext:value-type="string">
            <text:p>cal-9-137 <text:line-break/>[15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7])" office:value-type="string" office:string-value="cal-10-137 &#10;[1578]" calcext:value-type="string">
            <text:p>cal-10-137 <text:line-break/>[1578]</text:p>
          </table:table-cell>
          <table:table-cell/>
          <table:table-cell table:formula="of:=INFO.OBBA.OBBA.OBGET(INFO.OBBA.OBBA.OBCALL(&quot;&quot;;[.$B$15];&quot;getDaycountFraction&quot;;[.I137];[.J137]))" office:value-type="float" office:value="-18.9916666666667" calcext:value-type="float">
            <text:p>-18,992</text:p>
          </table:table-cell>
          <table:table-cell table:style-name="ce35" table:formula="of:=(YEARFRAC([.E137];[.F137];[.$C$9]))" office:value-type="float" office:value="18.9916666666667" calcext:value-type="float">
            <text:p>18,992</text:p>
          </table:table-cell>
          <table:table-cell table:formula="of:=ABS([.L137])-[.M13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6-10-27" calcext:value-type="date">
            <text:p>27.10.2006</text:p>
          </table:table-cell>
          <table:table-cell table:style-name="ce22" table:formula="of:=[.$C$11]+INT(RAND()*([.$C$12]-[.$C$11]))" office:value-type="date" office:date-value="2002-04-19" calcext:value-type="date">
            <text:p>19.04.2002</text:p>
          </table:table-cell>
          <table:table-cell table:style-name="ce21" table:formula="of:=INFO.OBBA.OBBA.OBMAKE(&quot;date-&quot;&amp;COLUMN()&amp;&quot;-&quot;&amp;ROW();&quot;Date&quot;;[.E138])" office:value-type="string" office:string-value="date-7-138 &#10;[1580]" calcext:value-type="string">
            <text:p>date-7-138 <text:line-break/>[1580]</text:p>
          </table:table-cell>
          <table:table-cell table:style-name="ce21" table:formula="of:=INFO.OBBA.OBBA.OBMAKE(&quot;date-&quot;&amp;COLUMN()&amp;&quot;-&quot;&amp;ROW();&quot;Date&quot;;[.F138])" office:value-type="string" office:string-value="date-8-138 &#10;[1581]" calcext:value-type="string">
            <text:p>date-8-138 <text:line-break/>[15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8])" office:value-type="string" office:string-value="cal-9-138 &#10;[1583]" calcext:value-type="string">
            <text:p>cal-9-138 <text:line-break/>[15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8])" office:value-type="string" office:string-value="cal-10-138 &#10;[1585]" calcext:value-type="string">
            <text:p>cal-10-138 <text:line-break/>[1585]</text:p>
          </table:table-cell>
          <table:table-cell/>
          <table:table-cell table:formula="of:=INFO.OBBA.OBBA.OBGET(INFO.OBBA.OBBA.OBCALL(&quot;&quot;;[.$B$15];&quot;getDaycountFraction&quot;;[.I138];[.J138]))" office:value-type="float" office:value="-4.58888888888889" calcext:value-type="float">
            <text:p>-4,589</text:p>
          </table:table-cell>
          <table:table-cell table:style-name="ce35" table:formula="of:=(YEARFRAC([.E138];[.F138];[.$C$9]))" office:value-type="float" office:value="4.58888888888889" calcext:value-type="float">
            <text:p>4,589</text:p>
          </table:table-cell>
          <table:table-cell table:formula="of:=ABS([.L138])-[.M13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3-04-04" calcext:value-type="date">
            <text:p>04.04.2003</text:p>
          </table:table-cell>
          <table:table-cell table:style-name="ce22" table:formula="of:=[.$C$11]+INT(RAND()*([.$C$12]-[.$C$11]))" office:value-type="date" office:date-value="2020-09-20" calcext:value-type="date">
            <text:p>20.09.2020</text:p>
          </table:table-cell>
          <table:table-cell table:style-name="ce21" table:formula="of:=INFO.OBBA.OBBA.OBMAKE(&quot;date-&quot;&amp;COLUMN()&amp;&quot;-&quot;&amp;ROW();&quot;Date&quot;;[.E139])" office:value-type="string" office:string-value="date-7-139 &#10;[1587]" calcext:value-type="string">
            <text:p>date-7-139 <text:line-break/>[1587]</text:p>
          </table:table-cell>
          <table:table-cell table:style-name="ce21" table:formula="of:=INFO.OBBA.OBBA.OBMAKE(&quot;date-&quot;&amp;COLUMN()&amp;&quot;-&quot;&amp;ROW();&quot;Date&quot;;[.F139])" office:value-type="string" office:string-value="date-8-139 &#10;[1588]" calcext:value-type="string">
            <text:p>date-8-139 <text:line-break/>[15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39])" office:value-type="string" office:string-value="cal-9-139 &#10;[1590]" calcext:value-type="string">
            <text:p>cal-9-139 <text:line-break/>[15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39])" office:value-type="string" office:string-value="cal-10-139 &#10;[1592]" calcext:value-type="string">
            <text:p>cal-10-139 <text:line-break/>[1592]</text:p>
          </table:table-cell>
          <table:table-cell/>
          <table:table-cell table:formula="of:=INFO.OBBA.OBBA.OBGET(INFO.OBBA.OBBA.OBCALL(&quot;&quot;;[.$B$15];&quot;getDaycountFraction&quot;;[.I139];[.J139]))" office:value-type="float" office:value="17.7194444444444" calcext:value-type="float">
            <text:p>17,719</text:p>
          </table:table-cell>
          <table:table-cell table:style-name="ce35" table:formula="of:=(YEARFRAC([.E139];[.F139];[.$C$9]))" office:value-type="float" office:value="17.7194444444444" calcext:value-type="float">
            <text:p>17,719</text:p>
          </table:table-cell>
          <table:table-cell table:formula="of:=ABS([.L139])-[.M13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4-08-13" calcext:value-type="date">
            <text:p>13.08.1994</text:p>
          </table:table-cell>
          <table:table-cell table:style-name="ce22" table:formula="of:=[.$C$11]+INT(RAND()*([.$C$12]-[.$C$11]))" office:value-type="date" office:date-value="2013-11-26" calcext:value-type="date">
            <text:p>26.11.2013</text:p>
          </table:table-cell>
          <table:table-cell table:style-name="ce21" table:formula="of:=INFO.OBBA.OBBA.OBMAKE(&quot;date-&quot;&amp;COLUMN()&amp;&quot;-&quot;&amp;ROW();&quot;Date&quot;;[.E140])" office:value-type="string" office:string-value="date-7-140 &#10;[1594]" calcext:value-type="string">
            <text:p>date-7-140 <text:line-break/>[1594]</text:p>
          </table:table-cell>
          <table:table-cell table:style-name="ce21" table:formula="of:=INFO.OBBA.OBBA.OBMAKE(&quot;date-&quot;&amp;COLUMN()&amp;&quot;-&quot;&amp;ROW();&quot;Date&quot;;[.F140])" office:value-type="string" office:string-value="date-8-140 &#10;[1595]" calcext:value-type="string">
            <text:p>date-8-140 <text:line-break/>[15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0])" office:value-type="string" office:string-value="cal-9-140 &#10;[1597]" calcext:value-type="string">
            <text:p>cal-9-140 <text:line-break/>[15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0])" office:value-type="string" office:string-value="cal-10-140 &#10;[1599]" calcext:value-type="string">
            <text:p>cal-10-140 <text:line-break/>[1599]</text:p>
          </table:table-cell>
          <table:table-cell/>
          <table:table-cell table:formula="of:=INFO.OBBA.OBBA.OBGET(INFO.OBBA.OBBA.OBCALL(&quot;&quot;;[.$B$15];&quot;getDaycountFraction&quot;;[.I140];[.J140]))" office:value-type="float" office:value="19.5694444444444" calcext:value-type="float">
            <text:p>19,569</text:p>
          </table:table-cell>
          <table:table-cell table:style-name="ce35" table:formula="of:=(YEARFRAC([.E140];[.F140];[.$C$9]))" office:value-type="float" office:value="19.5694444444444" calcext:value-type="float">
            <text:p>19,569</text:p>
          </table:table-cell>
          <table:table-cell table:formula="of:=ABS([.L140])-[.M14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1-01-04" calcext:value-type="date">
            <text:p>04.01.2021</text:p>
          </table:table-cell>
          <table:table-cell table:style-name="ce22" table:formula="of:=[.$C$11]+INT(RAND()*([.$C$12]-[.$C$11]))" office:value-type="date" office:date-value="1992-03-25" calcext:value-type="date">
            <text:p>25.03.1992</text:p>
          </table:table-cell>
          <table:table-cell table:style-name="ce21" table:formula="of:=INFO.OBBA.OBBA.OBMAKE(&quot;date-&quot;&amp;COLUMN()&amp;&quot;-&quot;&amp;ROW();&quot;Date&quot;;[.E141])" office:value-type="string" office:string-value="date-7-141 &#10;[1601]" calcext:value-type="string">
            <text:p>date-7-141 <text:line-break/>[1601]</text:p>
          </table:table-cell>
          <table:table-cell table:style-name="ce21" table:formula="of:=INFO.OBBA.OBBA.OBMAKE(&quot;date-&quot;&amp;COLUMN()&amp;&quot;-&quot;&amp;ROW();&quot;Date&quot;;[.F141])" office:value-type="string" office:string-value="date-8-141 &#10;[1602]" calcext:value-type="string">
            <text:p>date-8-141 <text:line-break/>[16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1])" office:value-type="string" office:string-value="cal-9-141 &#10;[1604]" calcext:value-type="string">
            <text:p>cal-9-141 <text:line-break/>[16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1])" office:value-type="string" office:string-value="cal-10-141 &#10;[1606]" calcext:value-type="string">
            <text:p>cal-10-141 <text:line-break/>[1606]</text:p>
          </table:table-cell>
          <table:table-cell/>
          <table:table-cell table:formula="of:=INFO.OBBA.OBBA.OBGET(INFO.OBBA.OBBA.OBCALL(&quot;&quot;;[.$B$15];&quot;getDaycountFraction&quot;;[.I141];[.J141]))" office:value-type="float" office:value="-29.2" calcext:value-type="float">
            <text:p>-29,200</text:p>
          </table:table-cell>
          <table:table-cell table:style-name="ce35" table:formula="of:=(YEARFRAC([.E141];[.F141];[.$C$9]))" office:value-type="float" office:value="29.2" calcext:value-type="float">
            <text:p>29,200</text:p>
          </table:table-cell>
          <table:table-cell table:formula="of:=ABS([.L141])-[.M14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4-08-11" calcext:value-type="date">
            <text:p>11.08.1984</text:p>
          </table:table-cell>
          <table:table-cell table:style-name="ce22" table:formula="of:=[.$C$11]+INT(RAND()*([.$C$12]-[.$C$11]))" office:value-type="date" office:date-value="1983-04-30" calcext:value-type="date">
            <text:p>30.04.1983</text:p>
          </table:table-cell>
          <table:table-cell table:style-name="ce21" table:formula="of:=INFO.OBBA.OBBA.OBMAKE(&quot;date-&quot;&amp;COLUMN()&amp;&quot;-&quot;&amp;ROW();&quot;Date&quot;;[.E142])" office:value-type="string" office:string-value="date-7-142 &#10;[1608]" calcext:value-type="string">
            <text:p>date-7-142 <text:line-break/>[1608]</text:p>
          </table:table-cell>
          <table:table-cell table:style-name="ce21" table:formula="of:=INFO.OBBA.OBBA.OBMAKE(&quot;date-&quot;&amp;COLUMN()&amp;&quot;-&quot;&amp;ROW();&quot;Date&quot;;[.F142])" office:value-type="string" office:string-value="date-8-142 &#10;[1609]" calcext:value-type="string">
            <text:p>date-8-142 <text:line-break/>[16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2])" office:value-type="string" office:string-value="cal-9-142 &#10;[1611]" calcext:value-type="string">
            <text:p>cal-9-142 <text:line-break/>[16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2])" office:value-type="string" office:string-value="cal-10-142 &#10;[1613]" calcext:value-type="string">
            <text:p>cal-10-142 <text:line-break/>[1613]</text:p>
          </table:table-cell>
          <table:table-cell/>
          <table:table-cell table:formula="of:=INFO.OBBA.OBBA.OBGET(INFO.OBBA.OBBA.OBCALL(&quot;&quot;;[.$B$15];&quot;getDaycountFraction&quot;;[.I142];[.J142]))" office:value-type="float" office:value="-1.30277777777778" calcext:value-type="float">
            <text:p>-1,303</text:p>
          </table:table-cell>
          <table:table-cell table:style-name="ce35" table:formula="of:=(YEARFRAC([.E142];[.F142];[.$C$9]))" office:value-type="float" office:value="1.30277777777778" calcext:value-type="float">
            <text:p>1,303</text:p>
          </table:table-cell>
          <table:table-cell table:formula="of:=ABS([.L142])-[.M14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6-07-06" calcext:value-type="date">
            <text:p>06.07.1986</text:p>
          </table:table-cell>
          <table:table-cell table:style-name="ce22" table:formula="of:=[.$C$11]+INT(RAND()*([.$C$12]-[.$C$11]))" office:value-type="date" office:date-value="1983-07-06" calcext:value-type="date">
            <text:p>06.07.1983</text:p>
          </table:table-cell>
          <table:table-cell table:style-name="ce21" table:formula="of:=INFO.OBBA.OBBA.OBMAKE(&quot;date-&quot;&amp;COLUMN()&amp;&quot;-&quot;&amp;ROW();&quot;Date&quot;;[.E143])" office:value-type="string" office:string-value="date-7-143 &#10;[1615]" calcext:value-type="string">
            <text:p>date-7-143 <text:line-break/>[1615]</text:p>
          </table:table-cell>
          <table:table-cell table:style-name="ce21" table:formula="of:=INFO.OBBA.OBBA.OBMAKE(&quot;date-&quot;&amp;COLUMN()&amp;&quot;-&quot;&amp;ROW();&quot;Date&quot;;[.F143])" office:value-type="string" office:string-value="date-8-143 &#10;[1616]" calcext:value-type="string">
            <text:p>date-8-143 <text:line-break/>[16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3])" office:value-type="string" office:string-value="cal-9-143 &#10;[1618]" calcext:value-type="string">
            <text:p>cal-9-143 <text:line-break/>[16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3])" office:value-type="string" office:string-value="cal-10-143 &#10;[1620]" calcext:value-type="string">
            <text:p>cal-10-143 <text:line-break/>[1620]</text:p>
          </table:table-cell>
          <table:table-cell/>
          <table:table-cell table:formula="of:=INFO.OBBA.OBBA.OBGET(INFO.OBBA.OBBA.OBCALL(&quot;&quot;;[.$B$15];&quot;getDaycountFraction&quot;;[.I143];[.J143]))" office:value-type="float" office:value="-3.04444444444444" calcext:value-type="float">
            <text:p>-3,044</text:p>
          </table:table-cell>
          <table:table-cell table:style-name="ce35" table:formula="of:=(YEARFRAC([.E143];[.F143];[.$C$9]))" office:value-type="float" office:value="3.04444444444444" calcext:value-type="float">
            <text:p>3,044</text:p>
          </table:table-cell>
          <table:table-cell table:formula="of:=ABS([.L143])-[.M14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8-10-28" calcext:value-type="date">
            <text:p>28.10.2018</text:p>
          </table:table-cell>
          <table:table-cell table:style-name="ce22" table:formula="of:=[.$C$11]+INT(RAND()*([.$C$12]-[.$C$11]))" office:value-type="date" office:date-value="1983-06-03" calcext:value-type="date">
            <text:p>03.06.1983</text:p>
          </table:table-cell>
          <table:table-cell table:style-name="ce21" table:formula="of:=INFO.OBBA.OBBA.OBMAKE(&quot;date-&quot;&amp;COLUMN()&amp;&quot;-&quot;&amp;ROW();&quot;Date&quot;;[.E144])" office:value-type="string" office:string-value="date-7-144 &#10;[1622]" calcext:value-type="string">
            <text:p>date-7-144 <text:line-break/>[1622]</text:p>
          </table:table-cell>
          <table:table-cell table:style-name="ce21" table:formula="of:=INFO.OBBA.OBBA.OBMAKE(&quot;date-&quot;&amp;COLUMN()&amp;&quot;-&quot;&amp;ROW();&quot;Date&quot;;[.F144])" office:value-type="string" office:string-value="date-8-144 &#10;[1623]" calcext:value-type="string">
            <text:p>date-8-144 <text:line-break/>[16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4])" office:value-type="string" office:string-value="cal-9-144 &#10;[1625]" calcext:value-type="string">
            <text:p>cal-9-144 <text:line-break/>[16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4])" office:value-type="string" office:string-value="cal-10-144 &#10;[1627]" calcext:value-type="string">
            <text:p>cal-10-144 <text:line-break/>[1627]</text:p>
          </table:table-cell>
          <table:table-cell/>
          <table:table-cell table:formula="of:=INFO.OBBA.OBBA.OBGET(INFO.OBBA.OBBA.OBCALL(&quot;&quot;;[.$B$15];&quot;getDaycountFraction&quot;;[.I144];[.J144]))" office:value-type="float" office:value="-35.9194444444444" calcext:value-type="float">
            <text:p>-35,919</text:p>
          </table:table-cell>
          <table:table-cell table:style-name="ce35" table:formula="of:=(YEARFRAC([.E144];[.F144];[.$C$9]))" office:value-type="float" office:value="35.9194444444444" calcext:value-type="float">
            <text:p>35,919</text:p>
          </table:table-cell>
          <table:table-cell table:formula="of:=ABS([.L144])-[.M14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5-11-01" calcext:value-type="date">
            <text:p>01.11.2025</text:p>
          </table:table-cell>
          <table:table-cell table:style-name="ce22" table:formula="of:=[.$C$11]+INT(RAND()*([.$C$12]-[.$C$11]))" office:value-type="date" office:date-value="1992-04-16" calcext:value-type="date">
            <text:p>16.04.1992</text:p>
          </table:table-cell>
          <table:table-cell table:style-name="ce21" table:formula="of:=INFO.OBBA.OBBA.OBMAKE(&quot;date-&quot;&amp;COLUMN()&amp;&quot;-&quot;&amp;ROW();&quot;Date&quot;;[.E145])" office:value-type="string" office:string-value="date-7-145 &#10;[1629]" calcext:value-type="string">
            <text:p>date-7-145 <text:line-break/>[1629]</text:p>
          </table:table-cell>
          <table:table-cell table:style-name="ce21" table:formula="of:=INFO.OBBA.OBBA.OBMAKE(&quot;date-&quot;&amp;COLUMN()&amp;&quot;-&quot;&amp;ROW();&quot;Date&quot;;[.F145])" office:value-type="string" office:string-value="date-8-145 &#10;[1630]" calcext:value-type="string">
            <text:p>date-8-145 <text:line-break/>[16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5])" office:value-type="string" office:string-value="cal-9-145 &#10;[1632]" calcext:value-type="string">
            <text:p>cal-9-145 <text:line-break/>[16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5])" office:value-type="string" office:string-value="cal-10-145 &#10;[1634]" calcext:value-type="string">
            <text:p>cal-10-145 <text:line-break/>[1634]</text:p>
          </table:table-cell>
          <table:table-cell/>
          <table:table-cell table:formula="of:=INFO.OBBA.OBBA.OBGET(INFO.OBBA.OBBA.OBCALL(&quot;&quot;;[.$B$15];&quot;getDaycountFraction&quot;;[.I145];[.J145]))" office:value-type="float" office:value="-34.0333333333333" calcext:value-type="float">
            <text:p>-34,033</text:p>
          </table:table-cell>
          <table:table-cell table:style-name="ce35" table:formula="of:=(YEARFRAC([.E145];[.F145];[.$C$9]))" office:value-type="float" office:value="34.0333333333333" calcext:value-type="float">
            <text:p>34,033</text:p>
          </table:table-cell>
          <table:table-cell table:formula="of:=ABS([.L145])-[.M14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7-01-22" calcext:value-type="date">
            <text:p>22.01.2027</text:p>
          </table:table-cell>
          <table:table-cell table:style-name="ce22" table:formula="of:=[.$C$11]+INT(RAND()*([.$C$12]-[.$C$11]))" office:value-type="date" office:date-value="2012-11-30" calcext:value-type="date">
            <text:p>30.11.2012</text:p>
          </table:table-cell>
          <table:table-cell table:style-name="ce21" table:formula="of:=INFO.OBBA.OBBA.OBMAKE(&quot;date-&quot;&amp;COLUMN()&amp;&quot;-&quot;&amp;ROW();&quot;Date&quot;;[.E146])" office:value-type="string" office:string-value="date-7-146 &#10;[1636]" calcext:value-type="string">
            <text:p>date-7-146 <text:line-break/>[1636]</text:p>
          </table:table-cell>
          <table:table-cell table:style-name="ce21" table:formula="of:=INFO.OBBA.OBBA.OBMAKE(&quot;date-&quot;&amp;COLUMN()&amp;&quot;-&quot;&amp;ROW();&quot;Date&quot;;[.F146])" office:value-type="string" office:string-value="date-8-146 &#10;[1637]" calcext:value-type="string">
            <text:p>date-8-146 <text:line-break/>[16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6])" office:value-type="string" office:string-value="cal-9-146 &#10;[1639]" calcext:value-type="string">
            <text:p>cal-9-146 <text:line-break/>[16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6])" office:value-type="string" office:string-value="cal-10-146 &#10;[1641]" calcext:value-type="string">
            <text:p>cal-10-146 <text:line-break/>[1641]</text:p>
          </table:table-cell>
          <table:table-cell/>
          <table:table-cell table:formula="of:=INFO.OBBA.OBBA.OBGET(INFO.OBBA.OBBA.OBCALL(&quot;&quot;;[.$B$15];&quot;getDaycountFraction&quot;;[.I146];[.J146]))" office:value-type="float" office:value="-14.35" calcext:value-type="float">
            <text:p>-14,350</text:p>
          </table:table-cell>
          <table:table-cell table:style-name="ce35" table:formula="of:=(YEARFRAC([.E146];[.F146];[.$C$9]))" office:value-type="float" office:value="14.35" calcext:value-type="float">
            <text:p>14,350</text:p>
          </table:table-cell>
          <table:table-cell table:formula="of:=ABS([.L146])-[.M14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6-12-19" calcext:value-type="date">
            <text:p>19.12.2006</text:p>
          </table:table-cell>
          <table:table-cell table:style-name="ce22" table:formula="of:=[.$C$11]+INT(RAND()*([.$C$12]-[.$C$11]))" office:value-type="date" office:date-value="1990-11-06" calcext:value-type="date">
            <text:p>06.11.1990</text:p>
          </table:table-cell>
          <table:table-cell table:style-name="ce21" table:formula="of:=INFO.OBBA.OBBA.OBMAKE(&quot;date-&quot;&amp;COLUMN()&amp;&quot;-&quot;&amp;ROW();&quot;Date&quot;;[.E147])" office:value-type="string" office:string-value="date-7-147 &#10;[1643]" calcext:value-type="string">
            <text:p>date-7-147 <text:line-break/>[1643]</text:p>
          </table:table-cell>
          <table:table-cell table:style-name="ce21" table:formula="of:=INFO.OBBA.OBBA.OBMAKE(&quot;date-&quot;&amp;COLUMN()&amp;&quot;-&quot;&amp;ROW();&quot;Date&quot;;[.F147])" office:value-type="string" office:string-value="date-8-147 &#10;[1644]" calcext:value-type="string">
            <text:p>date-8-147 <text:line-break/>[16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7])" office:value-type="string" office:string-value="cal-9-147 &#10;[1646]" calcext:value-type="string">
            <text:p>cal-9-147 <text:line-break/>[16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7])" office:value-type="string" office:string-value="cal-10-147 &#10;[1648]" calcext:value-type="string">
            <text:p>cal-10-147 <text:line-break/>[1648]</text:p>
          </table:table-cell>
          <table:table-cell/>
          <table:table-cell table:formula="of:=INFO.OBBA.OBBA.OBGET(INFO.OBBA.OBBA.OBCALL(&quot;&quot;;[.$B$15];&quot;getDaycountFraction&quot;;[.I147];[.J147]))" office:value-type="float" office:value="-16.3527777777778" calcext:value-type="float">
            <text:p>-16,353</text:p>
          </table:table-cell>
          <table:table-cell table:style-name="ce35" table:formula="of:=(YEARFRAC([.E147];[.F147];[.$C$9]))" office:value-type="float" office:value="16.3527777777778" calcext:value-type="float">
            <text:p>16,353</text:p>
          </table:table-cell>
          <table:table-cell table:formula="of:=ABS([.L147])-[.M14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0-03-22" calcext:value-type="date">
            <text:p>22.03.1990</text:p>
          </table:table-cell>
          <table:table-cell table:style-name="ce22" table:formula="of:=[.$C$11]+INT(RAND()*([.$C$12]-[.$C$11]))" office:value-type="date" office:date-value="2018-06-24" calcext:value-type="date">
            <text:p>24.06.2018</text:p>
          </table:table-cell>
          <table:table-cell table:style-name="ce21" table:formula="of:=INFO.OBBA.OBBA.OBMAKE(&quot;date-&quot;&amp;COLUMN()&amp;&quot;-&quot;&amp;ROW();&quot;Date&quot;;[.E148])" office:value-type="string" office:string-value="date-7-148 &#10;[1650]" calcext:value-type="string">
            <text:p>date-7-148 <text:line-break/>[1650]</text:p>
          </table:table-cell>
          <table:table-cell table:style-name="ce21" table:formula="of:=INFO.OBBA.OBBA.OBMAKE(&quot;date-&quot;&amp;COLUMN()&amp;&quot;-&quot;&amp;ROW();&quot;Date&quot;;[.F148])" office:value-type="string" office:string-value="date-8-148 &#10;[1651]" calcext:value-type="string">
            <text:p>date-8-148 <text:line-break/>[16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8])" office:value-type="string" office:string-value="cal-9-148 &#10;[1653]" calcext:value-type="string">
            <text:p>cal-9-148 <text:line-break/>[16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8])" office:value-type="string" office:string-value="cal-10-148 &#10;[1655]" calcext:value-type="string">
            <text:p>cal-10-148 <text:line-break/>[1655]</text:p>
          </table:table-cell>
          <table:table-cell/>
          <table:table-cell table:formula="of:=INFO.OBBA.OBBA.OBGET(INFO.OBBA.OBBA.OBCALL(&quot;&quot;;[.$B$15];&quot;getDaycountFraction&quot;;[.I148];[.J148]))" office:value-type="float" office:value="28.6694444444444" calcext:value-type="float">
            <text:p>28,669</text:p>
          </table:table-cell>
          <table:table-cell table:style-name="ce35" table:formula="of:=(YEARFRAC([.E148];[.F148];[.$C$9]))" office:value-type="float" office:value="28.6694444444444" calcext:value-type="float">
            <text:p>28,669</text:p>
          </table:table-cell>
          <table:table-cell table:formula="of:=ABS([.L148])-[.M14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11-06" calcext:value-type="date">
            <text:p>06.11.2013</text:p>
          </table:table-cell>
          <table:table-cell table:style-name="ce22" table:formula="of:=[.$C$11]+INT(RAND()*([.$C$12]-[.$C$11]))" office:value-type="date" office:date-value="2021-06-06" calcext:value-type="date">
            <text:p>06.06.2021</text:p>
          </table:table-cell>
          <table:table-cell table:style-name="ce21" table:formula="of:=INFO.OBBA.OBBA.OBMAKE(&quot;date-&quot;&amp;COLUMN()&amp;&quot;-&quot;&amp;ROW();&quot;Date&quot;;[.E149])" office:value-type="string" office:string-value="date-7-149 &#10;[1657]" calcext:value-type="string">
            <text:p>date-7-149 <text:line-break/>[1657]</text:p>
          </table:table-cell>
          <table:table-cell table:style-name="ce21" table:formula="of:=INFO.OBBA.OBBA.OBMAKE(&quot;date-&quot;&amp;COLUMN()&amp;&quot;-&quot;&amp;ROW();&quot;Date&quot;;[.F149])" office:value-type="string" office:string-value="date-8-149 &#10;[1658]" calcext:value-type="string">
            <text:p>date-8-149 <text:line-break/>[16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49])" office:value-type="string" office:string-value="cal-9-149 &#10;[1660]" calcext:value-type="string">
            <text:p>cal-9-149 <text:line-break/>[16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49])" office:value-type="string" office:string-value="cal-10-149 &#10;[1662]" calcext:value-type="string">
            <text:p>cal-10-149 <text:line-break/>[1662]</text:p>
          </table:table-cell>
          <table:table-cell/>
          <table:table-cell table:formula="of:=INFO.OBBA.OBBA.OBGET(INFO.OBBA.OBBA.OBCALL(&quot;&quot;;[.$B$15];&quot;getDaycountFraction&quot;;[.I149];[.J149]))" office:value-type="float" office:value="7.69166666666667" calcext:value-type="float">
            <text:p>7,692</text:p>
          </table:table-cell>
          <table:table-cell table:style-name="ce35" table:formula="of:=(YEARFRAC([.E149];[.F149];[.$C$9]))" office:value-type="float" office:value="7.69166666666667" calcext:value-type="float">
            <text:p>7,692</text:p>
          </table:table-cell>
          <table:table-cell table:formula="of:=ABS([.L149])-[.M14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5-07-25" calcext:value-type="date">
            <text:p>25.07.1985</text:p>
          </table:table-cell>
          <table:table-cell table:style-name="ce22" table:formula="of:=[.$C$11]+INT(RAND()*([.$C$12]-[.$C$11]))" office:value-type="date" office:date-value="2013-05-29" calcext:value-type="date">
            <text:p>29.05.2013</text:p>
          </table:table-cell>
          <table:table-cell table:style-name="ce21" table:formula="of:=INFO.OBBA.OBBA.OBMAKE(&quot;date-&quot;&amp;COLUMN()&amp;&quot;-&quot;&amp;ROW();&quot;Date&quot;;[.E150])" office:value-type="string" office:string-value="date-7-150 &#10;[1664]" calcext:value-type="string">
            <text:p>date-7-150 <text:line-break/>[1664]</text:p>
          </table:table-cell>
          <table:table-cell table:style-name="ce21" table:formula="of:=INFO.OBBA.OBBA.OBMAKE(&quot;date-&quot;&amp;COLUMN()&amp;&quot;-&quot;&amp;ROW();&quot;Date&quot;;[.F150])" office:value-type="string" office:string-value="date-8-150 &#10;[1665]" calcext:value-type="string">
            <text:p>date-8-150 <text:line-break/>[16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0])" office:value-type="string" office:string-value="cal-9-150 &#10;[1667]" calcext:value-type="string">
            <text:p>cal-9-150 <text:line-break/>[16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0])" office:value-type="string" office:string-value="cal-10-150 &#10;[1669]" calcext:value-type="string">
            <text:p>cal-10-150 <text:line-break/>[1669]</text:p>
          </table:table-cell>
          <table:table-cell/>
          <table:table-cell table:formula="of:=INFO.OBBA.OBBA.OBGET(INFO.OBBA.OBBA.OBCALL(&quot;&quot;;[.$B$15];&quot;getDaycountFraction&quot;;[.I150];[.J150]))" office:value-type="float" office:value="28.25" calcext:value-type="float">
            <text:p>28,250</text:p>
          </table:table-cell>
          <table:table-cell table:style-name="ce35" table:formula="of:=(YEARFRAC([.E150];[.F150];[.$C$9]))" office:value-type="float" office:value="28.25" calcext:value-type="float">
            <text:p>28,250</text:p>
          </table:table-cell>
          <table:table-cell table:formula="of:=ABS([.L150])-[.M15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6-04-16" calcext:value-type="date">
            <text:p>16.04.2016</text:p>
          </table:table-cell>
          <table:table-cell table:style-name="ce22" table:formula="of:=[.$C$11]+INT(RAND()*([.$C$12]-[.$C$11]))" office:value-type="date" office:date-value="1981-05-13" calcext:value-type="date">
            <text:p>13.05.1981</text:p>
          </table:table-cell>
          <table:table-cell table:style-name="ce21" table:formula="of:=INFO.OBBA.OBBA.OBMAKE(&quot;date-&quot;&amp;COLUMN()&amp;&quot;-&quot;&amp;ROW();&quot;Date&quot;;[.E151])" office:value-type="string" office:string-value="date-7-151 &#10;[1671]" calcext:value-type="string">
            <text:p>date-7-151 <text:line-break/>[1671]</text:p>
          </table:table-cell>
          <table:table-cell table:style-name="ce21" table:formula="of:=INFO.OBBA.OBBA.OBMAKE(&quot;date-&quot;&amp;COLUMN()&amp;&quot;-&quot;&amp;ROW();&quot;Date&quot;;[.F151])" office:value-type="string" office:string-value="date-8-151 &#10;[1672]" calcext:value-type="string">
            <text:p>date-8-151 <text:line-break/>[16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1])" office:value-type="string" office:string-value="cal-9-151 &#10;[1674]" calcext:value-type="string">
            <text:p>cal-9-151 <text:line-break/>[16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1])" office:value-type="string" office:string-value="cal-10-151 &#10;[1676]" calcext:value-type="string">
            <text:p>cal-10-151 <text:line-break/>[1676]</text:p>
          </table:table-cell>
          <table:table-cell/>
          <table:table-cell table:formula="of:=INFO.OBBA.OBBA.OBGET(INFO.OBBA.OBBA.OBCALL(&quot;&quot;;[.$B$15];&quot;getDaycountFraction&quot;;[.I151];[.J151]))" office:value-type="float" office:value="-35.4361111111111" calcext:value-type="float">
            <text:p>-35,436</text:p>
          </table:table-cell>
          <table:table-cell table:style-name="ce35" table:formula="of:=(YEARFRAC([.E151];[.F151];[.$C$9]))" office:value-type="float" office:value="35.4361111111111" calcext:value-type="float">
            <text:p>35,436</text:p>
          </table:table-cell>
          <table:table-cell table:formula="of:=ABS([.L151])-[.M15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0-06-09" calcext:value-type="date">
            <text:p>09.06.2020</text:p>
          </table:table-cell>
          <table:table-cell table:style-name="ce22" table:formula="of:=[.$C$11]+INT(RAND()*([.$C$12]-[.$C$11]))" office:value-type="date" office:date-value="1994-05-31" calcext:value-type="date">
            <text:p>31.05.1994</text:p>
          </table:table-cell>
          <table:table-cell table:style-name="ce21" table:formula="of:=INFO.OBBA.OBBA.OBMAKE(&quot;date-&quot;&amp;COLUMN()&amp;&quot;-&quot;&amp;ROW();&quot;Date&quot;;[.E152])" office:value-type="string" office:string-value="date-7-152 &#10;[1678]" calcext:value-type="string">
            <text:p>date-7-152 <text:line-break/>[1678]</text:p>
          </table:table-cell>
          <table:table-cell table:style-name="ce21" table:formula="of:=INFO.OBBA.OBBA.OBMAKE(&quot;date-&quot;&amp;COLUMN()&amp;&quot;-&quot;&amp;ROW();&quot;Date&quot;;[.F152])" office:value-type="string" office:string-value="date-8-152 &#10;[1679]" calcext:value-type="string">
            <text:p>date-8-152 <text:line-break/>[16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2])" office:value-type="string" office:string-value="cal-9-152 &#10;[1681]" calcext:value-type="string">
            <text:p>cal-9-152 <text:line-break/>[16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2])" office:value-type="string" office:string-value="cal-10-152 &#10;[1683]" calcext:value-type="string">
            <text:p>cal-10-152 <text:line-break/>[1683]</text:p>
          </table:table-cell>
          <table:table-cell/>
          <table:table-cell table:formula="of:=INFO.OBBA.OBBA.OBGET(INFO.OBBA.OBBA.OBCALL(&quot;&quot;;[.$B$15];&quot;getDaycountFraction&quot;;[.I152];[.J152]))" office:value-type="float" office:value="-26.4055555555556" calcext:value-type="float">
            <text:p>-26,406</text:p>
          </table:table-cell>
          <table:table-cell table:style-name="ce35" table:formula="of:=(YEARFRAC([.E152];[.F152];[.$C$9]))" office:value-type="float" office:value="26.4055555555556" calcext:value-type="float">
            <text:p>26,406</text:p>
          </table:table-cell>
          <table:table-cell table:formula="of:=ABS([.L152])-[.M15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8-11-14" calcext:value-type="date">
            <text:p>14.11.1998</text:p>
          </table:table-cell>
          <table:table-cell table:style-name="ce22" table:formula="of:=[.$C$11]+INT(RAND()*([.$C$12]-[.$C$11]))" office:value-type="date" office:date-value="1981-01-06" calcext:value-type="date">
            <text:p>06.01.1981</text:p>
          </table:table-cell>
          <table:table-cell table:style-name="ce21" table:formula="of:=INFO.OBBA.OBBA.OBMAKE(&quot;date-&quot;&amp;COLUMN()&amp;&quot;-&quot;&amp;ROW();&quot;Date&quot;;[.E153])" office:value-type="string" office:string-value="date-7-153 &#10;[1685]" calcext:value-type="string">
            <text:p>date-7-153 <text:line-break/>[1685]</text:p>
          </table:table-cell>
          <table:table-cell table:style-name="ce21" table:formula="of:=INFO.OBBA.OBBA.OBMAKE(&quot;date-&quot;&amp;COLUMN()&amp;&quot;-&quot;&amp;ROW();&quot;Date&quot;;[.F153])" office:value-type="string" office:string-value="date-8-153 &#10;[1686]" calcext:value-type="string">
            <text:p>date-8-153 <text:line-break/>[16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3])" office:value-type="string" office:string-value="cal-9-153 &#10;[1688]" calcext:value-type="string">
            <text:p>cal-9-153 <text:line-break/>[16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3])" office:value-type="string" office:string-value="cal-10-153 &#10;[1690]" calcext:value-type="string">
            <text:p>cal-10-153 <text:line-break/>[1690]</text:p>
          </table:table-cell>
          <table:table-cell/>
          <table:table-cell table:formula="of:=INFO.OBBA.OBBA.OBGET(INFO.OBBA.OBBA.OBCALL(&quot;&quot;;[.$B$15];&quot;getDaycountFraction&quot;;[.I153];[.J153]))" office:value-type="float" office:value="-18.1138888888889" calcext:value-type="float">
            <text:p>-18,114</text:p>
          </table:table-cell>
          <table:table-cell table:style-name="ce35" table:formula="of:=(YEARFRAC([.E153];[.F153];[.$C$9]))" office:value-type="float" office:value="18.1138888888889" calcext:value-type="float">
            <text:p>18,114</text:p>
          </table:table-cell>
          <table:table-cell table:formula="of:=ABS([.L153])-[.M15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4-01-16" calcext:value-type="date">
            <text:p>16.01.2004</text:p>
          </table:table-cell>
          <table:table-cell table:style-name="ce22" table:formula="of:=[.$C$11]+INT(RAND()*([.$C$12]-[.$C$11]))" office:value-type="date" office:date-value="1996-03-29" calcext:value-type="date">
            <text:p>29.03.1996</text:p>
          </table:table-cell>
          <table:table-cell table:style-name="ce21" table:formula="of:=INFO.OBBA.OBBA.OBMAKE(&quot;date-&quot;&amp;COLUMN()&amp;&quot;-&quot;&amp;ROW();&quot;Date&quot;;[.E154])" office:value-type="string" office:string-value="date-7-154 &#10;[1692]" calcext:value-type="string">
            <text:p>date-7-154 <text:line-break/>[1692]</text:p>
          </table:table-cell>
          <table:table-cell table:style-name="ce21" table:formula="of:=INFO.OBBA.OBBA.OBMAKE(&quot;date-&quot;&amp;COLUMN()&amp;&quot;-&quot;&amp;ROW();&quot;Date&quot;;[.F154])" office:value-type="string" office:string-value="date-8-154 &#10;[1693]" calcext:value-type="string">
            <text:p>date-8-154 <text:line-break/>[16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4])" office:value-type="string" office:string-value="cal-9-154 &#10;[1695]" calcext:value-type="string">
            <text:p>cal-9-154 <text:line-break/>[16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4])" office:value-type="string" office:string-value="cal-10-154 &#10;[1697]" calcext:value-type="string">
            <text:p>cal-10-154 <text:line-break/>[1697]</text:p>
          </table:table-cell>
          <table:table-cell/>
          <table:table-cell table:formula="of:=INFO.OBBA.OBBA.OBGET(INFO.OBBA.OBBA.OBCALL(&quot;&quot;;[.$B$15];&quot;getDaycountFraction&quot;;[.I154];[.J154]))" office:value-type="float" office:value="-7.91388888888889" calcext:value-type="float">
            <text:p>-7,914</text:p>
          </table:table-cell>
          <table:table-cell table:style-name="ce35" table:formula="of:=(YEARFRAC([.E154];[.F154];[.$C$9]))" office:value-type="float" office:value="7.91388888888889" calcext:value-type="float">
            <text:p>7,914</text:p>
          </table:table-cell>
          <table:table-cell table:formula="of:=ABS([.L154])-[.M15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7-09-23" calcext:value-type="date">
            <text:p>23.09.2007</text:p>
          </table:table-cell>
          <table:table-cell table:style-name="ce22" table:formula="of:=[.$C$11]+INT(RAND()*([.$C$12]-[.$C$11]))" office:value-type="date" office:date-value="1986-10-29" calcext:value-type="date">
            <text:p>29.10.1986</text:p>
          </table:table-cell>
          <table:table-cell table:style-name="ce21" table:formula="of:=INFO.OBBA.OBBA.OBMAKE(&quot;date-&quot;&amp;COLUMN()&amp;&quot;-&quot;&amp;ROW();&quot;Date&quot;;[.E155])" office:value-type="string" office:string-value="date-7-155 &#10;[1699]" calcext:value-type="string">
            <text:p>date-7-155 <text:line-break/>[1699]</text:p>
          </table:table-cell>
          <table:table-cell table:style-name="ce21" table:formula="of:=INFO.OBBA.OBBA.OBMAKE(&quot;date-&quot;&amp;COLUMN()&amp;&quot;-&quot;&amp;ROW();&quot;Date&quot;;[.F155])" office:value-type="string" office:string-value="date-8-155 &#10;[1700]" calcext:value-type="string">
            <text:p>date-8-155 <text:line-break/>[17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5])" office:value-type="string" office:string-value="cal-9-155 &#10;[1702]" calcext:value-type="string">
            <text:p>cal-9-155 <text:line-break/>[17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5])" office:value-type="string" office:string-value="cal-10-155 &#10;[1704]" calcext:value-type="string">
            <text:p>cal-10-155 <text:line-break/>[1704]</text:p>
          </table:table-cell>
          <table:table-cell/>
          <table:table-cell table:formula="of:=INFO.OBBA.OBBA.OBGET(INFO.OBBA.OBBA.OBCALL(&quot;&quot;;[.$B$15];&quot;getDaycountFraction&quot;;[.I155];[.J155]))" office:value-type="float" office:value="-21.2055555555556" calcext:value-type="float">
            <text:p>-21,206</text:p>
          </table:table-cell>
          <table:table-cell table:style-name="ce35" table:formula="of:=(YEARFRAC([.E155];[.F155];[.$C$9]))" office:value-type="float" office:value="21.2055555555556" calcext:value-type="float">
            <text:p>21,206</text:p>
          </table:table-cell>
          <table:table-cell table:formula="of:=ABS([.L155])-[.M15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0-03-15" calcext:value-type="date">
            <text:p>15.03.1980</text:p>
          </table:table-cell>
          <table:table-cell table:style-name="ce22" table:formula="of:=[.$C$11]+INT(RAND()*([.$C$12]-[.$C$11]))" office:value-type="date" office:date-value="2010-10-27" calcext:value-type="date">
            <text:p>27.10.2010</text:p>
          </table:table-cell>
          <table:table-cell table:style-name="ce21" table:formula="of:=INFO.OBBA.OBBA.OBMAKE(&quot;date-&quot;&amp;COLUMN()&amp;&quot;-&quot;&amp;ROW();&quot;Date&quot;;[.E156])" office:value-type="string" office:string-value="date-7-156 &#10;[1706]" calcext:value-type="string">
            <text:p>date-7-156 <text:line-break/>[1706]</text:p>
          </table:table-cell>
          <table:table-cell table:style-name="ce21" table:formula="of:=INFO.OBBA.OBBA.OBMAKE(&quot;date-&quot;&amp;COLUMN()&amp;&quot;-&quot;&amp;ROW();&quot;Date&quot;;[.F156])" office:value-type="string" office:string-value="date-8-156 &#10;[1707]" calcext:value-type="string">
            <text:p>date-8-156 <text:line-break/>[17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6])" office:value-type="string" office:string-value="cal-9-156 &#10;[1709]" calcext:value-type="string">
            <text:p>cal-9-156 <text:line-break/>[17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6])" office:value-type="string" office:string-value="cal-10-156 &#10;[1711]" calcext:value-type="string">
            <text:p>cal-10-156 <text:line-break/>[1711]</text:p>
          </table:table-cell>
          <table:table-cell/>
          <table:table-cell table:formula="of:=INFO.OBBA.OBBA.OBGET(INFO.OBBA.OBBA.OBCALL(&quot;&quot;;[.$B$15];&quot;getDaycountFraction&quot;;[.I156];[.J156]))" office:value-type="float" office:value="31.0638888888889" calcext:value-type="float">
            <text:p>31,064</text:p>
          </table:table-cell>
          <table:table-cell table:style-name="ce35" table:formula="of:=(YEARFRAC([.E156];[.F156];[.$C$9]))" office:value-type="float" office:value="31.0638888888889" calcext:value-type="float">
            <text:p>31,064</text:p>
          </table:table-cell>
          <table:table-cell table:formula="of:=ABS([.L156])-[.M15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6-11-25" calcext:value-type="date">
            <text:p>25.11.2006</text:p>
          </table:table-cell>
          <table:table-cell table:style-name="ce22" table:formula="of:=[.$C$11]+INT(RAND()*([.$C$12]-[.$C$11]))" office:value-type="date" office:date-value="1987-01-27" calcext:value-type="date">
            <text:p>27.01.1987</text:p>
          </table:table-cell>
          <table:table-cell table:style-name="ce21" table:formula="of:=INFO.OBBA.OBBA.OBMAKE(&quot;date-&quot;&amp;COLUMN()&amp;&quot;-&quot;&amp;ROW();&quot;Date&quot;;[.E157])" office:value-type="string" office:string-value="date-7-157 &#10;[1713]" calcext:value-type="string">
            <text:p>date-7-157 <text:line-break/>[1713]</text:p>
          </table:table-cell>
          <table:table-cell table:style-name="ce21" table:formula="of:=INFO.OBBA.OBBA.OBMAKE(&quot;date-&quot;&amp;COLUMN()&amp;&quot;-&quot;&amp;ROW();&quot;Date&quot;;[.F157])" office:value-type="string" office:string-value="date-8-157 &#10;[1714]" calcext:value-type="string">
            <text:p>date-8-157 <text:line-break/>[17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7])" office:value-type="string" office:string-value="cal-9-157 &#10;[1716]" calcext:value-type="string">
            <text:p>cal-9-157 <text:line-break/>[17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7])" office:value-type="string" office:string-value="cal-10-157 &#10;[1718]" calcext:value-type="string">
            <text:p>cal-10-157 <text:line-break/>[1718]</text:p>
          </table:table-cell>
          <table:table-cell/>
          <table:table-cell table:formula="of:=INFO.OBBA.OBBA.OBGET(INFO.OBBA.OBBA.OBCALL(&quot;&quot;;[.$B$15];&quot;getDaycountFraction&quot;;[.I157];[.J157]))" office:value-type="float" office:value="-20.1166666666667" calcext:value-type="float">
            <text:p>-20,117</text:p>
          </table:table-cell>
          <table:table-cell table:style-name="ce35" table:formula="of:=(YEARFRAC([.E157];[.F157];[.$C$9]))" office:value-type="float" office:value="20.1166666666667" calcext:value-type="float">
            <text:p>20,117</text:p>
          </table:table-cell>
          <table:table-cell table:formula="of:=ABS([.L157])-[.M15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7-12-19" calcext:value-type="date">
            <text:p>19.12.2027</text:p>
          </table:table-cell>
          <table:table-cell table:style-name="ce22" table:formula="of:=[.$C$11]+INT(RAND()*([.$C$12]-[.$C$11]))" office:value-type="date" office:date-value="2023-03-29" calcext:value-type="date">
            <text:p>29.03.2023</text:p>
          </table:table-cell>
          <table:table-cell table:style-name="ce21" table:formula="of:=INFO.OBBA.OBBA.OBMAKE(&quot;date-&quot;&amp;COLUMN()&amp;&quot;-&quot;&amp;ROW();&quot;Date&quot;;[.E158])" office:value-type="string" office:string-value="date-7-158 &#10;[1720]" calcext:value-type="string">
            <text:p>date-7-158 <text:line-break/>[1720]</text:p>
          </table:table-cell>
          <table:table-cell table:style-name="ce21" table:formula="of:=INFO.OBBA.OBBA.OBMAKE(&quot;date-&quot;&amp;COLUMN()&amp;&quot;-&quot;&amp;ROW();&quot;Date&quot;;[.F158])" office:value-type="string" office:string-value="date-8-158 &#10;[1721]" calcext:value-type="string">
            <text:p>date-8-158 <text:line-break/>[17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8])" office:value-type="string" office:string-value="cal-9-158 &#10;[1723]" calcext:value-type="string">
            <text:p>cal-9-158 <text:line-break/>[17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8])" office:value-type="string" office:string-value="cal-10-158 &#10;[1725]" calcext:value-type="string">
            <text:p>cal-10-158 <text:line-break/>[1725]</text:p>
          </table:table-cell>
          <table:table-cell/>
          <table:table-cell table:formula="of:=INFO.OBBA.OBBA.OBGET(INFO.OBBA.OBBA.OBCALL(&quot;&quot;;[.$B$15];&quot;getDaycountFraction&quot;;[.I158];[.J158]))" office:value-type="float" office:value="-4.79444444444444" calcext:value-type="float">
            <text:p>-4,794</text:p>
          </table:table-cell>
          <table:table-cell table:style-name="ce35" table:formula="of:=(YEARFRAC([.E158];[.F158];[.$C$9]))" office:value-type="float" office:value="4.79444444444444" calcext:value-type="float">
            <text:p>4,794</text:p>
          </table:table-cell>
          <table:table-cell table:formula="of:=ABS([.L158])-[.M15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1-01-23" calcext:value-type="date">
            <text:p>23.01.2001</text:p>
          </table:table-cell>
          <table:table-cell table:style-name="ce22" table:formula="of:=[.$C$11]+INT(RAND()*([.$C$12]-[.$C$11]))" office:value-type="date" office:date-value="2001-02-24" calcext:value-type="date">
            <text:p>24.02.2001</text:p>
          </table:table-cell>
          <table:table-cell table:style-name="ce21" table:formula="of:=INFO.OBBA.OBBA.OBMAKE(&quot;date-&quot;&amp;COLUMN()&amp;&quot;-&quot;&amp;ROW();&quot;Date&quot;;[.E159])" office:value-type="string" office:string-value="date-7-159 &#10;[1727]" calcext:value-type="string">
            <text:p>date-7-159 <text:line-break/>[1727]</text:p>
          </table:table-cell>
          <table:table-cell table:style-name="ce21" table:formula="of:=INFO.OBBA.OBBA.OBMAKE(&quot;date-&quot;&amp;COLUMN()&amp;&quot;-&quot;&amp;ROW();&quot;Date&quot;;[.F159])" office:value-type="string" office:string-value="date-8-159 &#10;[1728]" calcext:value-type="string">
            <text:p>date-8-159 <text:line-break/>[17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59])" office:value-type="string" office:string-value="cal-9-159 &#10;[1730]" calcext:value-type="string">
            <text:p>cal-9-159 <text:line-break/>[17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59])" office:value-type="string" office:string-value="cal-10-159 &#10;[1732]" calcext:value-type="string">
            <text:p>cal-10-159 <text:line-break/>[1732]</text:p>
          </table:table-cell>
          <table:table-cell/>
          <table:table-cell table:formula="of:=INFO.OBBA.OBBA.OBGET(INFO.OBBA.OBBA.OBCALL(&quot;&quot;;[.$B$15];&quot;getDaycountFraction&quot;;[.I159];[.J159]))" office:value-type="float" office:value="0.0888888888888889" calcext:value-type="float">
            <text:p>0,089</text:p>
          </table:table-cell>
          <table:table-cell table:style-name="ce35" table:formula="of:=(YEARFRAC([.E159];[.F159];[.$C$9]))" office:value-type="float" office:value="0.0888888888888889" calcext:value-type="float">
            <text:p>0,089</text:p>
          </table:table-cell>
          <table:table-cell table:formula="of:=ABS([.L159])-[.M15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7-04-22" calcext:value-type="date">
            <text:p>22.04.1987</text:p>
          </table:table-cell>
          <table:table-cell table:style-name="ce22" table:formula="of:=[.$C$11]+INT(RAND()*([.$C$12]-[.$C$11]))" office:value-type="date" office:date-value="2004-01-28" calcext:value-type="date">
            <text:p>28.01.2004</text:p>
          </table:table-cell>
          <table:table-cell table:style-name="ce21" table:formula="of:=INFO.OBBA.OBBA.OBMAKE(&quot;date-&quot;&amp;COLUMN()&amp;&quot;-&quot;&amp;ROW();&quot;Date&quot;;[.E160])" office:value-type="string" office:string-value="date-7-160 &#10;[1734]" calcext:value-type="string">
            <text:p>date-7-160 <text:line-break/>[1734]</text:p>
          </table:table-cell>
          <table:table-cell table:style-name="ce21" table:formula="of:=INFO.OBBA.OBBA.OBMAKE(&quot;date-&quot;&amp;COLUMN()&amp;&quot;-&quot;&amp;ROW();&quot;Date&quot;;[.F160])" office:value-type="string" office:string-value="date-8-160 &#10;[1735]" calcext:value-type="string">
            <text:p>date-8-160 <text:line-break/>[17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0])" office:value-type="string" office:string-value="cal-9-160 &#10;[1737]" calcext:value-type="string">
            <text:p>cal-9-160 <text:line-break/>[17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0])" office:value-type="string" office:string-value="cal-10-160 &#10;[1739]" calcext:value-type="string">
            <text:p>cal-10-160 <text:line-break/>[1739]</text:p>
          </table:table-cell>
          <table:table-cell/>
          <table:table-cell table:formula="of:=INFO.OBBA.OBBA.OBGET(INFO.OBBA.OBBA.OBCALL(&quot;&quot;;[.$B$15];&quot;getDaycountFraction&quot;;[.I160];[.J160]))" office:value-type="float" office:value="17.0138888888889" calcext:value-type="float">
            <text:p>17,014</text:p>
          </table:table-cell>
          <table:table-cell table:style-name="ce35" table:formula="of:=(YEARFRAC([.E160];[.F160];[.$C$9]))" office:value-type="float" office:value="17.0138888888889" calcext:value-type="float">
            <text:p>17,014</text:p>
          </table:table-cell>
          <table:table-cell table:formula="of:=ABS([.L160])-[.M16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0-08-02" calcext:value-type="date">
            <text:p>02.08.1990</text:p>
          </table:table-cell>
          <table:table-cell table:style-name="ce22" table:formula="of:=[.$C$11]+INT(RAND()*([.$C$12]-[.$C$11]))" office:value-type="date" office:date-value="1992-02-21" calcext:value-type="date">
            <text:p>21.02.1992</text:p>
          </table:table-cell>
          <table:table-cell table:style-name="ce21" table:formula="of:=INFO.OBBA.OBBA.OBMAKE(&quot;date-&quot;&amp;COLUMN()&amp;&quot;-&quot;&amp;ROW();&quot;Date&quot;;[.E161])" office:value-type="string" office:string-value="date-7-161 &#10;[1741]" calcext:value-type="string">
            <text:p>date-7-161 <text:line-break/>[1741]</text:p>
          </table:table-cell>
          <table:table-cell table:style-name="ce21" table:formula="of:=INFO.OBBA.OBBA.OBMAKE(&quot;date-&quot;&amp;COLUMN()&amp;&quot;-&quot;&amp;ROW();&quot;Date&quot;;[.F161])" office:value-type="string" office:string-value="date-8-161 &#10;[1742]" calcext:value-type="string">
            <text:p>date-8-161 <text:line-break/>[17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1])" office:value-type="string" office:string-value="cal-9-161 &#10;[1744]" calcext:value-type="string">
            <text:p>cal-9-161 <text:line-break/>[17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1])" office:value-type="string" office:string-value="cal-10-161 &#10;[1746]" calcext:value-type="string">
            <text:p>cal-10-161 <text:line-break/>[1746]</text:p>
          </table:table-cell>
          <table:table-cell/>
          <table:table-cell table:formula="of:=INFO.OBBA.OBBA.OBGET(INFO.OBBA.OBBA.OBCALL(&quot;&quot;;[.$B$15];&quot;getDaycountFraction&quot;;[.I161];[.J161]))" office:value-type="float" office:value="1.57777777777778" calcext:value-type="float">
            <text:p>1,578</text:p>
          </table:table-cell>
          <table:table-cell table:style-name="ce35" table:formula="of:=(YEARFRAC([.E161];[.F161];[.$C$9]))" office:value-type="float" office:value="1.57777777777778" calcext:value-type="float">
            <text:p>1,578</text:p>
          </table:table-cell>
          <table:table-cell table:formula="of:=ABS([.L161])-[.M16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1-03-14" calcext:value-type="date">
            <text:p>14.03.2011</text:p>
          </table:table-cell>
          <table:table-cell table:style-name="ce22" table:formula="of:=[.$C$11]+INT(RAND()*([.$C$12]-[.$C$11]))" office:value-type="date" office:date-value="2018-12-19" calcext:value-type="date">
            <text:p>19.12.2018</text:p>
          </table:table-cell>
          <table:table-cell table:style-name="ce21" table:formula="of:=INFO.OBBA.OBBA.OBMAKE(&quot;date-&quot;&amp;COLUMN()&amp;&quot;-&quot;&amp;ROW();&quot;Date&quot;;[.E162])" office:value-type="string" office:string-value="date-7-162 &#10;[1748]" calcext:value-type="string">
            <text:p>date-7-162 <text:line-break/>[1748]</text:p>
          </table:table-cell>
          <table:table-cell table:style-name="ce21" table:formula="of:=INFO.OBBA.OBBA.OBMAKE(&quot;date-&quot;&amp;COLUMN()&amp;&quot;-&quot;&amp;ROW();&quot;Date&quot;;[.F162])" office:value-type="string" office:string-value="date-8-162 &#10;[1749]" calcext:value-type="string">
            <text:p>date-8-162 <text:line-break/>[17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2])" office:value-type="string" office:string-value="cal-9-162 &#10;[1751]" calcext:value-type="string">
            <text:p>cal-9-162 <text:line-break/>[17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2])" office:value-type="string" office:string-value="cal-10-162 &#10;[1753]" calcext:value-type="string">
            <text:p>cal-10-162 <text:line-break/>[1753]</text:p>
          </table:table-cell>
          <table:table-cell/>
          <table:table-cell table:formula="of:=INFO.OBBA.OBBA.OBGET(INFO.OBBA.OBBA.OBCALL(&quot;&quot;;[.$B$15];&quot;getDaycountFraction&quot;;[.I162];[.J162]))" office:value-type="float" office:value="7.88055555555556" calcext:value-type="float">
            <text:p>7,881</text:p>
          </table:table-cell>
          <table:table-cell table:style-name="ce35" table:formula="of:=(YEARFRAC([.E162];[.F162];[.$C$9]))" office:value-type="float" office:value="7.88055555555556" calcext:value-type="float">
            <text:p>7,881</text:p>
          </table:table-cell>
          <table:table-cell table:formula="of:=ABS([.L162])-[.M16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1-12-31" calcext:value-type="date">
            <text:p>31.12.1991</text:p>
          </table:table-cell>
          <table:table-cell table:style-name="ce22" table:formula="of:=[.$C$11]+INT(RAND()*([.$C$12]-[.$C$11]))" office:value-type="date" office:date-value="2016-03-05" calcext:value-type="date">
            <text:p>05.03.2016</text:p>
          </table:table-cell>
          <table:table-cell table:style-name="ce21" table:formula="of:=INFO.OBBA.OBBA.OBMAKE(&quot;date-&quot;&amp;COLUMN()&amp;&quot;-&quot;&amp;ROW();&quot;Date&quot;;[.E163])" office:value-type="string" office:string-value="date-7-163 &#10;[1755]" calcext:value-type="string">
            <text:p>date-7-163 <text:line-break/>[1755]</text:p>
          </table:table-cell>
          <table:table-cell table:style-name="ce21" table:formula="of:=INFO.OBBA.OBBA.OBMAKE(&quot;date-&quot;&amp;COLUMN()&amp;&quot;-&quot;&amp;ROW();&quot;Date&quot;;[.F163])" office:value-type="string" office:string-value="date-8-163 &#10;[1756]" calcext:value-type="string">
            <text:p>date-8-163 <text:line-break/>[17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3])" office:value-type="string" office:string-value="cal-9-163 &#10;[1758]" calcext:value-type="string">
            <text:p>cal-9-163 <text:line-break/>[17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3])" office:value-type="string" office:string-value="cal-10-163 &#10;[1760]" calcext:value-type="string">
            <text:p>cal-10-163 <text:line-break/>[1760]</text:p>
          </table:table-cell>
          <table:table-cell/>
          <table:table-cell table:formula="of:=INFO.OBBA.OBBA.OBGET(INFO.OBBA.OBBA.OBCALL(&quot;&quot;;[.$B$15];&quot;getDaycountFraction&quot;;[.I163];[.J163]))" office:value-type="float" office:value="24.5305555555556" calcext:value-type="float">
            <text:p>24,531</text:p>
          </table:table-cell>
          <table:table-cell table:style-name="ce35" table:formula="of:=(YEARFRAC([.E163];[.F163];[.$C$9]))" office:value-type="float" office:value="24.5305555555556" calcext:value-type="float">
            <text:p>24,531</text:p>
          </table:table-cell>
          <table:table-cell table:formula="of:=ABS([.L163])-[.M16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1-07-20" calcext:value-type="date">
            <text:p>20.07.1981</text:p>
          </table:table-cell>
          <table:table-cell table:style-name="ce22" table:formula="of:=[.$C$11]+INT(RAND()*([.$C$12]-[.$C$11]))" office:value-type="date" office:date-value="1988-02-14" calcext:value-type="date">
            <text:p>14.02.1988</text:p>
          </table:table-cell>
          <table:table-cell table:style-name="ce21" table:formula="of:=INFO.OBBA.OBBA.OBMAKE(&quot;date-&quot;&amp;COLUMN()&amp;&quot;-&quot;&amp;ROW();&quot;Date&quot;;[.E164])" office:value-type="string" office:string-value="date-7-164 &#10;[1762]" calcext:value-type="string">
            <text:p>date-7-164 <text:line-break/>[1762]</text:p>
          </table:table-cell>
          <table:table-cell table:style-name="ce21" table:formula="of:=INFO.OBBA.OBBA.OBMAKE(&quot;date-&quot;&amp;COLUMN()&amp;&quot;-&quot;&amp;ROW();&quot;Date&quot;;[.F164])" office:value-type="string" office:string-value="date-8-164 &#10;[1763]" calcext:value-type="string">
            <text:p>date-8-164 <text:line-break/>[17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4])" office:value-type="string" office:string-value="cal-9-164 &#10;[1765]" calcext:value-type="string">
            <text:p>cal-9-164 <text:line-break/>[17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4])" office:value-type="string" office:string-value="cal-10-164 &#10;[1767]" calcext:value-type="string">
            <text:p>cal-10-164 <text:line-break/>[1767]</text:p>
          </table:table-cell>
          <table:table-cell/>
          <table:table-cell table:formula="of:=INFO.OBBA.OBBA.OBGET(INFO.OBBA.OBBA.OBCALL(&quot;&quot;;[.$B$15];&quot;getDaycountFraction&quot;;[.I164];[.J164]))" office:value-type="float" office:value="6.66666666666667" calcext:value-type="float">
            <text:p>6,667</text:p>
          </table:table-cell>
          <table:table-cell table:style-name="ce35" table:formula="of:=(YEARFRAC([.E164];[.F164];[.$C$9]))" office:value-type="float" office:value="6.66666666666667" calcext:value-type="float">
            <text:p>6,667</text:p>
          </table:table-cell>
          <table:table-cell table:formula="of:=ABS([.L164])-[.M16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6-09-28" calcext:value-type="date">
            <text:p>28.09.2016</text:p>
          </table:table-cell>
          <table:table-cell table:style-name="ce22" table:formula="of:=[.$C$11]+INT(RAND()*([.$C$12]-[.$C$11]))" office:value-type="date" office:date-value="1990-03-30" calcext:value-type="date">
            <text:p>30.03.1990</text:p>
          </table:table-cell>
          <table:table-cell table:style-name="ce21" table:formula="of:=INFO.OBBA.OBBA.OBMAKE(&quot;date-&quot;&amp;COLUMN()&amp;&quot;-&quot;&amp;ROW();&quot;Date&quot;;[.E165])" office:value-type="string" office:string-value="date-7-165 &#10;[1769]" calcext:value-type="string">
            <text:p>date-7-165 <text:line-break/>[1769]</text:p>
          </table:table-cell>
          <table:table-cell table:style-name="ce21" table:formula="of:=INFO.OBBA.OBBA.OBMAKE(&quot;date-&quot;&amp;COLUMN()&amp;&quot;-&quot;&amp;ROW();&quot;Date&quot;;[.F165])" office:value-type="string" office:string-value="date-8-165 &#10;[1770]" calcext:value-type="string">
            <text:p>date-8-165 <text:line-break/>[17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5])" office:value-type="string" office:string-value="cal-9-165 &#10;[1772]" calcext:value-type="string">
            <text:p>cal-9-165 <text:line-break/>[17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5])" office:value-type="string" office:string-value="cal-10-165 &#10;[1774]" calcext:value-type="string">
            <text:p>cal-10-165 <text:line-break/>[1774]</text:p>
          </table:table-cell>
          <table:table-cell/>
          <table:table-cell table:formula="of:=INFO.OBBA.OBBA.OBGET(INFO.OBBA.OBBA.OBCALL(&quot;&quot;;[.$B$15];&quot;getDaycountFraction&quot;;[.I165];[.J165]))" office:value-type="float" office:value="-26.8861111111111" calcext:value-type="float">
            <text:p>-26,886</text:p>
          </table:table-cell>
          <table:table-cell table:style-name="ce35" table:formula="of:=(YEARFRAC([.E165];[.F165];[.$C$9]))" office:value-type="float" office:value="26.8861111111111" calcext:value-type="float">
            <text:p>26,886</text:p>
          </table:table-cell>
          <table:table-cell table:formula="of:=ABS([.L165])-[.M16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8-07-04" calcext:value-type="date">
            <text:p>04.07.1998</text:p>
          </table:table-cell>
          <table:table-cell table:style-name="ce22" table:formula="of:=[.$C$11]+INT(RAND()*([.$C$12]-[.$C$11]))" office:value-type="date" office:date-value="2014-09-25" calcext:value-type="date">
            <text:p>25.09.2014</text:p>
          </table:table-cell>
          <table:table-cell table:style-name="ce21" table:formula="of:=INFO.OBBA.OBBA.OBMAKE(&quot;date-&quot;&amp;COLUMN()&amp;&quot;-&quot;&amp;ROW();&quot;Date&quot;;[.E166])" office:value-type="string" office:string-value="date-7-166 &#10;[1776]" calcext:value-type="string">
            <text:p>date-7-166 <text:line-break/>[1776]</text:p>
          </table:table-cell>
          <table:table-cell table:style-name="ce21" table:formula="of:=INFO.OBBA.OBBA.OBMAKE(&quot;date-&quot;&amp;COLUMN()&amp;&quot;-&quot;&amp;ROW();&quot;Date&quot;;[.F166])" office:value-type="string" office:string-value="date-8-166 &#10;[1777]" calcext:value-type="string">
            <text:p>date-8-166 <text:line-break/>[17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6])" office:value-type="string" office:string-value="cal-9-166 &#10;[1779]" calcext:value-type="string">
            <text:p>cal-9-166 <text:line-break/>[17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6])" office:value-type="string" office:string-value="cal-10-166 &#10;[1781]" calcext:value-type="string">
            <text:p>cal-10-166 <text:line-break/>[1781]</text:p>
          </table:table-cell>
          <table:table-cell/>
          <table:table-cell table:formula="of:=INFO.OBBA.OBBA.OBGET(INFO.OBBA.OBBA.OBCALL(&quot;&quot;;[.$B$15];&quot;getDaycountFraction&quot;;[.I166];[.J166]))" office:value-type="float" office:value="16.4638888888889" calcext:value-type="float">
            <text:p>16,464</text:p>
          </table:table-cell>
          <table:table-cell table:style-name="ce35" table:formula="of:=(YEARFRAC([.E166];[.F166];[.$C$9]))" office:value-type="float" office:value="16.4638888888889" calcext:value-type="float">
            <text:p>16,464</text:p>
          </table:table-cell>
          <table:table-cell table:formula="of:=ABS([.L166])-[.M16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8-12-04" calcext:value-type="date">
            <text:p>04.12.1998</text:p>
          </table:table-cell>
          <table:table-cell table:style-name="ce22" table:formula="of:=[.$C$11]+INT(RAND()*([.$C$12]-[.$C$11]))" office:value-type="date" office:date-value="1986-04-07" calcext:value-type="date">
            <text:p>07.04.1986</text:p>
          </table:table-cell>
          <table:table-cell table:style-name="ce21" table:formula="of:=INFO.OBBA.OBBA.OBMAKE(&quot;date-&quot;&amp;COLUMN()&amp;&quot;-&quot;&amp;ROW();&quot;Date&quot;;[.E167])" office:value-type="string" office:string-value="date-7-167 &#10;[1783]" calcext:value-type="string">
            <text:p>date-7-167 <text:line-break/>[1783]</text:p>
          </table:table-cell>
          <table:table-cell table:style-name="ce21" table:formula="of:=INFO.OBBA.OBBA.OBMAKE(&quot;date-&quot;&amp;COLUMN()&amp;&quot;-&quot;&amp;ROW();&quot;Date&quot;;[.F167])" office:value-type="string" office:string-value="date-8-167 &#10;[1784]" calcext:value-type="string">
            <text:p>date-8-167 <text:line-break/>[17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7])" office:value-type="string" office:string-value="cal-9-167 &#10;[1786]" calcext:value-type="string">
            <text:p>cal-9-167 <text:line-break/>[17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7])" office:value-type="string" office:string-value="cal-10-167 &#10;[1788]" calcext:value-type="string">
            <text:p>cal-10-167 <text:line-break/>[1788]</text:p>
          </table:table-cell>
          <table:table-cell/>
          <table:table-cell table:formula="of:=INFO.OBBA.OBBA.OBGET(INFO.OBBA.OBBA.OBCALL(&quot;&quot;;[.$B$15];&quot;getDaycountFraction&quot;;[.I167];[.J167]))" office:value-type="float" office:value="-12.8444444444444" calcext:value-type="float">
            <text:p>-12,844</text:p>
          </table:table-cell>
          <table:table-cell table:style-name="ce35" table:formula="of:=(YEARFRAC([.E167];[.F167];[.$C$9]))" office:value-type="float" office:value="12.8444444444444" calcext:value-type="float">
            <text:p>12,844</text:p>
          </table:table-cell>
          <table:table-cell table:formula="of:=ABS([.L167])-[.M16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4-07-01" calcext:value-type="date">
            <text:p>01.07.2004</text:p>
          </table:table-cell>
          <table:table-cell table:style-name="ce22" table:formula="of:=[.$C$11]+INT(RAND()*([.$C$12]-[.$C$11]))" office:value-type="date" office:date-value="1985-10-14" calcext:value-type="date">
            <text:p>14.10.1985</text:p>
          </table:table-cell>
          <table:table-cell table:style-name="ce21" table:formula="of:=INFO.OBBA.OBBA.OBMAKE(&quot;date-&quot;&amp;COLUMN()&amp;&quot;-&quot;&amp;ROW();&quot;Date&quot;;[.E168])" office:value-type="string" office:string-value="date-7-168 &#10;[1790]" calcext:value-type="string">
            <text:p>date-7-168 <text:line-break/>[1790]</text:p>
          </table:table-cell>
          <table:table-cell table:style-name="ce21" table:formula="of:=INFO.OBBA.OBBA.OBMAKE(&quot;date-&quot;&amp;COLUMN()&amp;&quot;-&quot;&amp;ROW();&quot;Date&quot;;[.F168])" office:value-type="string" office:string-value="date-8-168 &#10;[1791]" calcext:value-type="string">
            <text:p>date-8-168 <text:line-break/>[17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8])" office:value-type="string" office:string-value="cal-9-168 &#10;[1793]" calcext:value-type="string">
            <text:p>cal-9-168 <text:line-break/>[17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8])" office:value-type="string" office:string-value="cal-10-168 &#10;[1795]" calcext:value-type="string">
            <text:p>cal-10-168 <text:line-break/>[1795]</text:p>
          </table:table-cell>
          <table:table-cell/>
          <table:table-cell table:formula="of:=INFO.OBBA.OBBA.OBGET(INFO.OBBA.OBBA.OBCALL(&quot;&quot;;[.$B$15];&quot;getDaycountFraction&quot;;[.I168];[.J168]))" office:value-type="float" office:value="-18.9861111111111" calcext:value-type="float">
            <text:p>-18,986</text:p>
          </table:table-cell>
          <table:table-cell table:style-name="ce35" table:formula="of:=(YEARFRAC([.E168];[.F168];[.$C$9]))" office:value-type="float" office:value="18.9861111111111" calcext:value-type="float">
            <text:p>18,986</text:p>
          </table:table-cell>
          <table:table-cell table:formula="of:=ABS([.L168])-[.M16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4-07-09" calcext:value-type="date">
            <text:p>09.07.1984</text:p>
          </table:table-cell>
          <table:table-cell table:style-name="ce22" table:formula="of:=[.$C$11]+INT(RAND()*([.$C$12]-[.$C$11]))" office:value-type="date" office:date-value="1995-02-13" calcext:value-type="date">
            <text:p>13.02.1995</text:p>
          </table:table-cell>
          <table:table-cell table:style-name="ce21" table:formula="of:=INFO.OBBA.OBBA.OBMAKE(&quot;date-&quot;&amp;COLUMN()&amp;&quot;-&quot;&amp;ROW();&quot;Date&quot;;[.E169])" office:value-type="string" office:string-value="date-7-169 &#10;[1797]" calcext:value-type="string">
            <text:p>date-7-169 <text:line-break/>[1797]</text:p>
          </table:table-cell>
          <table:table-cell table:style-name="ce21" table:formula="of:=INFO.OBBA.OBBA.OBMAKE(&quot;date-&quot;&amp;COLUMN()&amp;&quot;-&quot;&amp;ROW();&quot;Date&quot;;[.F169])" office:value-type="string" office:string-value="date-8-169 &#10;[1798]" calcext:value-type="string">
            <text:p>date-8-169 <text:line-break/>[17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69])" office:value-type="string" office:string-value="cal-9-169 &#10;[1800]" calcext:value-type="string">
            <text:p>cal-9-169 <text:line-break/>[18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69])" office:value-type="string" office:string-value="cal-10-169 &#10;[1802]" calcext:value-type="string">
            <text:p>cal-10-169 <text:line-break/>[1802]</text:p>
          </table:table-cell>
          <table:table-cell/>
          <table:table-cell table:formula="of:=INFO.OBBA.OBBA.OBGET(INFO.OBBA.OBBA.OBCALL(&quot;&quot;;[.$B$15];&quot;getDaycountFraction&quot;;[.I169];[.J169]))" office:value-type="float" office:value="10.7527777777778" calcext:value-type="float">
            <text:p>10,753</text:p>
          </table:table-cell>
          <table:table-cell table:style-name="ce35" table:formula="of:=(YEARFRAC([.E169];[.F169];[.$C$9]))" office:value-type="float" office:value="10.7527777777778" calcext:value-type="float">
            <text:p>10,753</text:p>
          </table:table-cell>
          <table:table-cell table:formula="of:=ABS([.L169])-[.M16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2-05-17" calcext:value-type="date">
            <text:p>17.05.1982</text:p>
          </table:table-cell>
          <table:table-cell table:style-name="ce22" table:formula="of:=[.$C$11]+INT(RAND()*([.$C$12]-[.$C$11]))" office:value-type="date" office:date-value="2028-09-11" calcext:value-type="date">
            <text:p>11.09.2028</text:p>
          </table:table-cell>
          <table:table-cell table:style-name="ce21" table:formula="of:=INFO.OBBA.OBBA.OBMAKE(&quot;date-&quot;&amp;COLUMN()&amp;&quot;-&quot;&amp;ROW();&quot;Date&quot;;[.E170])" office:value-type="string" office:string-value="date-7-170 &#10;[1804]" calcext:value-type="string">
            <text:p>date-7-170 <text:line-break/>[1804]</text:p>
          </table:table-cell>
          <table:table-cell table:style-name="ce21" table:formula="of:=INFO.OBBA.OBBA.OBMAKE(&quot;date-&quot;&amp;COLUMN()&amp;&quot;-&quot;&amp;ROW();&quot;Date&quot;;[.F170])" office:value-type="string" office:string-value="date-8-170 &#10;[1805]" calcext:value-type="string">
            <text:p>date-8-170 <text:line-break/>[18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0])" office:value-type="string" office:string-value="cal-9-170 &#10;[1807]" calcext:value-type="string">
            <text:p>cal-9-170 <text:line-break/>[18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0])" office:value-type="string" office:string-value="cal-10-170 &#10;[1809]" calcext:value-type="string">
            <text:p>cal-10-170 <text:line-break/>[1809]</text:p>
          </table:table-cell>
          <table:table-cell/>
          <table:table-cell table:formula="of:=INFO.OBBA.OBBA.OBGET(INFO.OBBA.OBBA.OBCALL(&quot;&quot;;[.$B$15];&quot;getDaycountFraction&quot;;[.I170];[.J170]))" office:value-type="float" office:value="46.9972222222222" calcext:value-type="float">
            <text:p>46,997</text:p>
          </table:table-cell>
          <table:table-cell table:style-name="ce35" table:formula="of:=(YEARFRAC([.E170];[.F170];[.$C$9]))" office:value-type="float" office:value="46.9972222222222" calcext:value-type="float">
            <text:p>46,997</text:p>
          </table:table-cell>
          <table:table-cell table:formula="of:=ABS([.L170])-[.M17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0-12-18" calcext:value-type="date">
            <text:p>18.12.2000</text:p>
          </table:table-cell>
          <table:table-cell table:style-name="ce22" table:formula="of:=[.$C$11]+INT(RAND()*([.$C$12]-[.$C$11]))" office:value-type="date" office:date-value="1987-12-08" calcext:value-type="date">
            <text:p>08.12.1987</text:p>
          </table:table-cell>
          <table:table-cell table:style-name="ce21" table:formula="of:=INFO.OBBA.OBBA.OBMAKE(&quot;date-&quot;&amp;COLUMN()&amp;&quot;-&quot;&amp;ROW();&quot;Date&quot;;[.E171])" office:value-type="string" office:string-value="date-7-171 &#10;[1811]" calcext:value-type="string">
            <text:p>date-7-171 <text:line-break/>[1811]</text:p>
          </table:table-cell>
          <table:table-cell table:style-name="ce21" table:formula="of:=INFO.OBBA.OBBA.OBMAKE(&quot;date-&quot;&amp;COLUMN()&amp;&quot;-&quot;&amp;ROW();&quot;Date&quot;;[.F171])" office:value-type="string" office:string-value="date-8-171 &#10;[1812]" calcext:value-type="string">
            <text:p>date-8-171 <text:line-break/>[18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1])" office:value-type="string" office:string-value="cal-9-171 &#10;[1814]" calcext:value-type="string">
            <text:p>cal-9-171 <text:line-break/>[18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1])" office:value-type="string" office:string-value="cal-10-171 &#10;[1816]" calcext:value-type="string">
            <text:p>cal-10-171 <text:line-break/>[1816]</text:p>
          </table:table-cell>
          <table:table-cell/>
          <table:table-cell table:formula="of:=INFO.OBBA.OBBA.OBGET(INFO.OBBA.OBBA.OBCALL(&quot;&quot;;[.$B$15];&quot;getDaycountFraction&quot;;[.I171];[.J171]))" office:value-type="float" office:value="-13.2194444444444" calcext:value-type="float">
            <text:p>-13,219</text:p>
          </table:table-cell>
          <table:table-cell table:style-name="ce35" table:formula="of:=(YEARFRAC([.E171];[.F171];[.$C$9]))" office:value-type="float" office:value="13.2194444444444" calcext:value-type="float">
            <text:p>13,219</text:p>
          </table:table-cell>
          <table:table-cell table:formula="of:=ABS([.L171])-[.M17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9-04-26" calcext:value-type="date">
            <text:p>26.04.2009</text:p>
          </table:table-cell>
          <table:table-cell table:style-name="ce22" table:formula="of:=[.$C$11]+INT(RAND()*([.$C$12]-[.$C$11]))" office:value-type="date" office:date-value="1983-11-12" calcext:value-type="date">
            <text:p>12.11.1983</text:p>
          </table:table-cell>
          <table:table-cell table:style-name="ce21" table:formula="of:=INFO.OBBA.OBBA.OBMAKE(&quot;date-&quot;&amp;COLUMN()&amp;&quot;-&quot;&amp;ROW();&quot;Date&quot;;[.E172])" office:value-type="string" office:string-value="date-7-172 &#10;[1818]" calcext:value-type="string">
            <text:p>date-7-172 <text:line-break/>[1818]</text:p>
          </table:table-cell>
          <table:table-cell table:style-name="ce21" table:formula="of:=INFO.OBBA.OBBA.OBMAKE(&quot;date-&quot;&amp;COLUMN()&amp;&quot;-&quot;&amp;ROW();&quot;Date&quot;;[.F172])" office:value-type="string" office:string-value="date-8-172 &#10;[1819]" calcext:value-type="string">
            <text:p>date-8-172 <text:line-break/>[18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2])" office:value-type="string" office:string-value="cal-9-172 &#10;[1821]" calcext:value-type="string">
            <text:p>cal-9-172 <text:line-break/>[18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2])" office:value-type="string" office:string-value="cal-10-172 &#10;[1823]" calcext:value-type="string">
            <text:p>cal-10-172 <text:line-break/>[1823]</text:p>
          </table:table-cell>
          <table:table-cell/>
          <table:table-cell table:formula="of:=INFO.OBBA.OBBA.OBGET(INFO.OBBA.OBBA.OBCALL(&quot;&quot;;[.$B$15];&quot;getDaycountFraction&quot;;[.I172];[.J172]))" office:value-type="float" office:value="-25.825" calcext:value-type="float">
            <text:p>-25,825</text:p>
          </table:table-cell>
          <table:table-cell table:style-name="ce35" table:formula="of:=(YEARFRAC([.E172];[.F172];[.$C$9]))" office:value-type="float" office:value="25.825" calcext:value-type="float">
            <text:p>25,825</text:p>
          </table:table-cell>
          <table:table-cell table:formula="of:=ABS([.L172])-[.M17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7-03-15" calcext:value-type="date">
            <text:p>15.03.1987</text:p>
          </table:table-cell>
          <table:table-cell table:style-name="ce22" table:formula="of:=[.$C$11]+INT(RAND()*([.$C$12]-[.$C$11]))" office:value-type="date" office:date-value="2002-02-02" calcext:value-type="date">
            <text:p>02.02.2002</text:p>
          </table:table-cell>
          <table:table-cell table:style-name="ce21" table:formula="of:=INFO.OBBA.OBBA.OBMAKE(&quot;date-&quot;&amp;COLUMN()&amp;&quot;-&quot;&amp;ROW();&quot;Date&quot;;[.E173])" office:value-type="string" office:string-value="date-7-173 &#10;[1825]" calcext:value-type="string">
            <text:p>date-7-173 <text:line-break/>[1825]</text:p>
          </table:table-cell>
          <table:table-cell table:style-name="ce21" table:formula="of:=INFO.OBBA.OBBA.OBMAKE(&quot;date-&quot;&amp;COLUMN()&amp;&quot;-&quot;&amp;ROW();&quot;Date&quot;;[.F173])" office:value-type="string" office:string-value="date-8-173 &#10;[1826]" calcext:value-type="string">
            <text:p>date-8-173 <text:line-break/>[18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3])" office:value-type="string" office:string-value="cal-9-173 &#10;[1828]" calcext:value-type="string">
            <text:p>cal-9-173 <text:line-break/>[18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3])" office:value-type="string" office:string-value="cal-10-173 &#10;[1830]" calcext:value-type="string">
            <text:p>cal-10-173 <text:line-break/>[1830]</text:p>
          </table:table-cell>
          <table:table-cell/>
          <table:table-cell table:formula="of:=INFO.OBBA.OBBA.OBGET(INFO.OBBA.OBBA.OBCALL(&quot;&quot;;[.$B$15];&quot;getDaycountFraction&quot;;[.I173];[.J173]))" office:value-type="float" office:value="15.1055555555556" calcext:value-type="float">
            <text:p>15,106</text:p>
          </table:table-cell>
          <table:table-cell table:style-name="ce35" table:formula="of:=(YEARFRAC([.E173];[.F173];[.$C$9]))" office:value-type="float" office:value="15.1055555555556" calcext:value-type="float">
            <text:p>15,106</text:p>
          </table:table-cell>
          <table:table-cell table:formula="of:=ABS([.L173])-[.M17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6-01-10" calcext:value-type="date">
            <text:p>10.01.2006</text:p>
          </table:table-cell>
          <table:table-cell table:style-name="ce22" table:formula="of:=[.$C$11]+INT(RAND()*([.$C$12]-[.$C$11]))" office:value-type="date" office:date-value="1999-05-17" calcext:value-type="date">
            <text:p>17.05.1999</text:p>
          </table:table-cell>
          <table:table-cell table:style-name="ce21" table:formula="of:=INFO.OBBA.OBBA.OBMAKE(&quot;date-&quot;&amp;COLUMN()&amp;&quot;-&quot;&amp;ROW();&quot;Date&quot;;[.E174])" office:value-type="string" office:string-value="date-7-174 &#10;[1832]" calcext:value-type="string">
            <text:p>date-7-174 <text:line-break/>[1832]</text:p>
          </table:table-cell>
          <table:table-cell table:style-name="ce21" table:formula="of:=INFO.OBBA.OBBA.OBMAKE(&quot;date-&quot;&amp;COLUMN()&amp;&quot;-&quot;&amp;ROW();&quot;Date&quot;;[.F174])" office:value-type="string" office:string-value="date-8-174 &#10;[1833]" calcext:value-type="string">
            <text:p>date-8-174 <text:line-break/>[18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4])" office:value-type="string" office:string-value="cal-9-174 &#10;[1835]" calcext:value-type="string">
            <text:p>cal-9-174 <text:line-break/>[18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4])" office:value-type="string" office:string-value="cal-10-174 &#10;[1837]" calcext:value-type="string">
            <text:p>cal-10-174 <text:line-break/>[1837]</text:p>
          </table:table-cell>
          <table:table-cell/>
          <table:table-cell table:formula="of:=INFO.OBBA.OBBA.OBGET(INFO.OBBA.OBBA.OBCALL(&quot;&quot;;[.$B$15];&quot;getDaycountFraction&quot;;[.I174];[.J174]))" office:value-type="float" office:value="-6.75" calcext:value-type="float">
            <text:p>-6,750</text:p>
          </table:table-cell>
          <table:table-cell table:style-name="ce35" table:formula="of:=(YEARFRAC([.E174];[.F174];[.$C$9]))" office:value-type="float" office:value="6.75" calcext:value-type="float">
            <text:p>6,750</text:p>
          </table:table-cell>
          <table:table-cell table:formula="of:=ABS([.L174])-[.M17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03-08" calcext:value-type="date">
            <text:p>08.03.2013</text:p>
          </table:table-cell>
          <table:table-cell table:style-name="ce22" table:formula="of:=[.$C$11]+INT(RAND()*([.$C$12]-[.$C$11]))" office:value-type="date" office:date-value="1992-02-07" calcext:value-type="date">
            <text:p>07.02.1992</text:p>
          </table:table-cell>
          <table:table-cell table:style-name="ce21" table:formula="of:=INFO.OBBA.OBBA.OBMAKE(&quot;date-&quot;&amp;COLUMN()&amp;&quot;-&quot;&amp;ROW();&quot;Date&quot;;[.E175])" office:value-type="string" office:string-value="date-7-175 &#10;[1839]" calcext:value-type="string">
            <text:p>date-7-175 <text:line-break/>[1839]</text:p>
          </table:table-cell>
          <table:table-cell table:style-name="ce21" table:formula="of:=INFO.OBBA.OBBA.OBMAKE(&quot;date-&quot;&amp;COLUMN()&amp;&quot;-&quot;&amp;ROW();&quot;Date&quot;;[.F175])" office:value-type="string" office:string-value="date-8-175 &#10;[1840]" calcext:value-type="string">
            <text:p>date-8-175 <text:line-break/>[18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5])" office:value-type="string" office:string-value="cal-9-175 &#10;[1842]" calcext:value-type="string">
            <text:p>cal-9-175 <text:line-break/>[18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5])" office:value-type="string" office:string-value="cal-10-175 &#10;[1844]" calcext:value-type="string">
            <text:p>cal-10-175 <text:line-break/>[1844]</text:p>
          </table:table-cell>
          <table:table-cell/>
          <table:table-cell table:formula="of:=INFO.OBBA.OBBA.OBGET(INFO.OBBA.OBBA.OBCALL(&quot;&quot;;[.$B$15];&quot;getDaycountFraction&quot;;[.I175];[.J175]))" office:value-type="float" office:value="-21.3888888888889" calcext:value-type="float">
            <text:p>-21,389</text:p>
          </table:table-cell>
          <table:table-cell table:style-name="ce35" table:formula="of:=(YEARFRAC([.E175];[.F175];[.$C$9]))" office:value-type="float" office:value="21.3888888888889" calcext:value-type="float">
            <text:p>21,389</text:p>
          </table:table-cell>
          <table:table-cell table:formula="of:=ABS([.L175])-[.M17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5-08-12" calcext:value-type="date">
            <text:p>12.08.1995</text:p>
          </table:table-cell>
          <table:table-cell table:style-name="ce22" table:formula="of:=[.$C$11]+INT(RAND()*([.$C$12]-[.$C$11]))" office:value-type="date" office:date-value="2024-06-13" calcext:value-type="date">
            <text:p>13.06.2024</text:p>
          </table:table-cell>
          <table:table-cell table:style-name="ce21" table:formula="of:=INFO.OBBA.OBBA.OBMAKE(&quot;date-&quot;&amp;COLUMN()&amp;&quot;-&quot;&amp;ROW();&quot;Date&quot;;[.E176])" office:value-type="string" office:string-value="date-7-176 &#10;[1846]" calcext:value-type="string">
            <text:p>date-7-176 <text:line-break/>[1846]</text:p>
          </table:table-cell>
          <table:table-cell table:style-name="ce21" table:formula="of:=INFO.OBBA.OBBA.OBMAKE(&quot;date-&quot;&amp;COLUMN()&amp;&quot;-&quot;&amp;ROW();&quot;Date&quot;;[.F176])" office:value-type="string" office:string-value="date-8-176 &#10;[1847]" calcext:value-type="string">
            <text:p>date-8-176 <text:line-break/>[18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6])" office:value-type="string" office:string-value="cal-9-176 &#10;[1849]" calcext:value-type="string">
            <text:p>cal-9-176 <text:line-break/>[18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6])" office:value-type="string" office:string-value="cal-10-176 &#10;[1851]" calcext:value-type="string">
            <text:p>cal-10-176 <text:line-break/>[1851]</text:p>
          </table:table-cell>
          <table:table-cell/>
          <table:table-cell table:formula="of:=INFO.OBBA.OBBA.OBGET(INFO.OBBA.OBBA.OBCALL(&quot;&quot;;[.$B$15];&quot;getDaycountFraction&quot;;[.I176];[.J176]))" office:value-type="float" office:value="29.2583333333333" calcext:value-type="float">
            <text:p>29,258</text:p>
          </table:table-cell>
          <table:table-cell table:style-name="ce35" table:formula="of:=(YEARFRAC([.E176];[.F176];[.$C$9]))" office:value-type="float" office:value="29.2583333333333" calcext:value-type="float">
            <text:p>29,258</text:p>
          </table:table-cell>
          <table:table-cell table:formula="of:=ABS([.L176])-[.M17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0-05-09" calcext:value-type="date">
            <text:p>09.05.2010</text:p>
          </table:table-cell>
          <table:table-cell table:style-name="ce22" table:formula="of:=[.$C$11]+INT(RAND()*([.$C$12]-[.$C$11]))" office:value-type="date" office:date-value="2005-03-26" calcext:value-type="date">
            <text:p>26.03.2005</text:p>
          </table:table-cell>
          <table:table-cell table:style-name="ce21" table:formula="of:=INFO.OBBA.OBBA.OBMAKE(&quot;date-&quot;&amp;COLUMN()&amp;&quot;-&quot;&amp;ROW();&quot;Date&quot;;[.E177])" office:value-type="string" office:string-value="date-7-177 &#10;[1853]" calcext:value-type="string">
            <text:p>date-7-177 <text:line-break/>[1853]</text:p>
          </table:table-cell>
          <table:table-cell table:style-name="ce21" table:formula="of:=INFO.OBBA.OBBA.OBMAKE(&quot;date-&quot;&amp;COLUMN()&amp;&quot;-&quot;&amp;ROW();&quot;Date&quot;;[.F177])" office:value-type="string" office:string-value="date-8-177 &#10;[1854]" calcext:value-type="string">
            <text:p>date-8-177 <text:line-break/>[18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7])" office:value-type="string" office:string-value="cal-9-177 &#10;[1856]" calcext:value-type="string">
            <text:p>cal-9-177 <text:line-break/>[18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7])" office:value-type="string" office:string-value="cal-10-177 &#10;[1858]" calcext:value-type="string">
            <text:p>cal-10-177 <text:line-break/>[1858]</text:p>
          </table:table-cell>
          <table:table-cell/>
          <table:table-cell table:formula="of:=INFO.OBBA.OBBA.OBGET(INFO.OBBA.OBBA.OBCALL(&quot;&quot;;[.$B$15];&quot;getDaycountFraction&quot;;[.I177];[.J177]))" office:value-type="float" office:value="-5.19444444444444" calcext:value-type="float">
            <text:p>-5,194</text:p>
          </table:table-cell>
          <table:table-cell table:style-name="ce35" table:formula="of:=(YEARFRAC([.E177];[.F177];[.$C$9]))" office:value-type="float" office:value="5.19444444444444" calcext:value-type="float">
            <text:p>5,194</text:p>
          </table:table-cell>
          <table:table-cell table:formula="of:=ABS([.L177])-[.M17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3-07-02" calcext:value-type="date">
            <text:p>02.07.2003</text:p>
          </table:table-cell>
          <table:table-cell table:style-name="ce22" table:formula="of:=[.$C$11]+INT(RAND()*([.$C$12]-[.$C$11]))" office:value-type="date" office:date-value="2009-01-05" calcext:value-type="date">
            <text:p>05.01.2009</text:p>
          </table:table-cell>
          <table:table-cell table:style-name="ce21" table:formula="of:=INFO.OBBA.OBBA.OBMAKE(&quot;date-&quot;&amp;COLUMN()&amp;&quot;-&quot;&amp;ROW();&quot;Date&quot;;[.E178])" office:value-type="string" office:string-value="date-7-178 &#10;[1860]" calcext:value-type="string">
            <text:p>date-7-178 <text:line-break/>[1860]</text:p>
          </table:table-cell>
          <table:table-cell table:style-name="ce21" table:formula="of:=INFO.OBBA.OBBA.OBMAKE(&quot;date-&quot;&amp;COLUMN()&amp;&quot;-&quot;&amp;ROW();&quot;Date&quot;;[.F178])" office:value-type="string" office:string-value="date-8-178 &#10;[1861]" calcext:value-type="string">
            <text:p>date-8-178 <text:line-break/>[18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8])" office:value-type="string" office:string-value="cal-9-178 &#10;[1863]" calcext:value-type="string">
            <text:p>cal-9-178 <text:line-break/>[18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8])" office:value-type="string" office:string-value="cal-10-178 &#10;[1865]" calcext:value-type="string">
            <text:p>cal-10-178 <text:line-break/>[1865]</text:p>
          </table:table-cell>
          <table:table-cell/>
          <table:table-cell table:formula="of:=INFO.OBBA.OBBA.OBGET(INFO.OBBA.OBBA.OBCALL(&quot;&quot;;[.$B$15];&quot;getDaycountFraction&quot;;[.I178];[.J178]))" office:value-type="float" office:value="5.59444444444444" calcext:value-type="float">
            <text:p>5,594</text:p>
          </table:table-cell>
          <table:table-cell table:style-name="ce35" table:formula="of:=(YEARFRAC([.E178];[.F178];[.$C$9]))" office:value-type="float" office:value="5.59444444444444" calcext:value-type="float">
            <text:p>5,594</text:p>
          </table:table-cell>
          <table:table-cell table:formula="of:=ABS([.L178])-[.M17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6-05-04" calcext:value-type="date">
            <text:p>04.05.2016</text:p>
          </table:table-cell>
          <table:table-cell table:style-name="ce22" table:formula="of:=[.$C$11]+INT(RAND()*([.$C$12]-[.$C$11]))" office:value-type="date" office:date-value="1981-11-13" calcext:value-type="date">
            <text:p>13.11.1981</text:p>
          </table:table-cell>
          <table:table-cell table:style-name="ce21" table:formula="of:=INFO.OBBA.OBBA.OBMAKE(&quot;date-&quot;&amp;COLUMN()&amp;&quot;-&quot;&amp;ROW();&quot;Date&quot;;[.E179])" office:value-type="string" office:string-value="date-7-179 &#10;[1867]" calcext:value-type="string">
            <text:p>date-7-179 <text:line-break/>[1867]</text:p>
          </table:table-cell>
          <table:table-cell table:style-name="ce21" table:formula="of:=INFO.OBBA.OBBA.OBMAKE(&quot;date-&quot;&amp;COLUMN()&amp;&quot;-&quot;&amp;ROW();&quot;Date&quot;;[.F179])" office:value-type="string" office:string-value="date-8-179 &#10;[1868]" calcext:value-type="string">
            <text:p>date-8-179 <text:line-break/>[18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79])" office:value-type="string" office:string-value="cal-9-179 &#10;[1870]" calcext:value-type="string">
            <text:p>cal-9-179 <text:line-break/>[18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79])" office:value-type="string" office:string-value="cal-10-179 &#10;[1872]" calcext:value-type="string">
            <text:p>cal-10-179 <text:line-break/>[1872]</text:p>
          </table:table-cell>
          <table:table-cell/>
          <table:table-cell table:formula="of:=INFO.OBBA.OBBA.OBGET(INFO.OBBA.OBBA.OBCALL(&quot;&quot;;[.$B$15];&quot;getDaycountFraction&quot;;[.I179];[.J179]))" office:value-type="float" office:value="-34.975" calcext:value-type="float">
            <text:p>-34,975</text:p>
          </table:table-cell>
          <table:table-cell table:style-name="ce35" table:formula="of:=(YEARFRAC([.E179];[.F179];[.$C$9]))" office:value-type="float" office:value="34.975" calcext:value-type="float">
            <text:p>34,975</text:p>
          </table:table-cell>
          <table:table-cell table:formula="of:=ABS([.L179])-[.M17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0-02-24" calcext:value-type="date">
            <text:p>24.02.1980</text:p>
          </table:table-cell>
          <table:table-cell table:style-name="ce22" table:formula="of:=[.$C$11]+INT(RAND()*([.$C$12]-[.$C$11]))" office:value-type="date" office:date-value="2012-06-22" calcext:value-type="date">
            <text:p>22.06.2012</text:p>
          </table:table-cell>
          <table:table-cell table:style-name="ce21" table:formula="of:=INFO.OBBA.OBBA.OBMAKE(&quot;date-&quot;&amp;COLUMN()&amp;&quot;-&quot;&amp;ROW();&quot;Date&quot;;[.E180])" office:value-type="string" office:string-value="date-7-180 &#10;[1874]" calcext:value-type="string">
            <text:p>date-7-180 <text:line-break/>[1874]</text:p>
          </table:table-cell>
          <table:table-cell table:style-name="ce21" table:formula="of:=INFO.OBBA.OBBA.OBMAKE(&quot;date-&quot;&amp;COLUMN()&amp;&quot;-&quot;&amp;ROW();&quot;Date&quot;;[.F180])" office:value-type="string" office:string-value="date-8-180 &#10;[1875]" calcext:value-type="string">
            <text:p>date-8-180 <text:line-break/>[18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0])" office:value-type="string" office:string-value="cal-9-180 &#10;[1877]" calcext:value-type="string">
            <text:p>cal-9-180 <text:line-break/>[18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0])" office:value-type="string" office:string-value="cal-10-180 &#10;[1879]" calcext:value-type="string">
            <text:p>cal-10-180 <text:line-break/>[1879]</text:p>
          </table:table-cell>
          <table:table-cell/>
          <table:table-cell table:formula="of:=INFO.OBBA.OBBA.OBGET(INFO.OBBA.OBBA.OBCALL(&quot;&quot;;[.$B$15];&quot;getDaycountFraction&quot;;[.I180];[.J180]))" office:value-type="float" office:value="32.7972222222222" calcext:value-type="float">
            <text:p>32,797</text:p>
          </table:table-cell>
          <table:table-cell table:style-name="ce35" table:formula="of:=(YEARFRAC([.E180];[.F180];[.$C$9]))" office:value-type="float" office:value="32.7972222222222" calcext:value-type="float">
            <text:p>32,797</text:p>
          </table:table-cell>
          <table:table-cell table:formula="of:=ABS([.L180])-[.M18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8-05-23" calcext:value-type="date">
            <text:p>23.05.2028</text:p>
          </table:table-cell>
          <table:table-cell table:style-name="ce22" table:formula="of:=[.$C$11]+INT(RAND()*([.$C$12]-[.$C$11]))" office:value-type="date" office:date-value="2015-08-26" calcext:value-type="date">
            <text:p>26.08.2015</text:p>
          </table:table-cell>
          <table:table-cell table:style-name="ce21" table:formula="of:=INFO.OBBA.OBBA.OBMAKE(&quot;date-&quot;&amp;COLUMN()&amp;&quot;-&quot;&amp;ROW();&quot;Date&quot;;[.E181])" office:value-type="string" office:string-value="date-7-181 &#10;[1881]" calcext:value-type="string">
            <text:p>date-7-181 <text:line-break/>[1881]</text:p>
          </table:table-cell>
          <table:table-cell table:style-name="ce21" table:formula="of:=INFO.OBBA.OBBA.OBMAKE(&quot;date-&quot;&amp;COLUMN()&amp;&quot;-&quot;&amp;ROW();&quot;Date&quot;;[.F181])" office:value-type="string" office:string-value="date-8-181 &#10;[1882]" calcext:value-type="string">
            <text:p>date-8-181 <text:line-break/>[18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1])" office:value-type="string" office:string-value="cal-9-181 &#10;[1884]" calcext:value-type="string">
            <text:p>cal-9-181 <text:line-break/>[18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1])" office:value-type="string" office:string-value="cal-10-181 &#10;[1886]" calcext:value-type="string">
            <text:p>cal-10-181 <text:line-break/>[1886]</text:p>
          </table:table-cell>
          <table:table-cell/>
          <table:table-cell table:formula="of:=INFO.OBBA.OBBA.OBGET(INFO.OBBA.OBBA.OBCALL(&quot;&quot;;[.$B$15];&quot;getDaycountFraction&quot;;[.I181];[.J181]))" office:value-type="float" office:value="-12.9277777777778" calcext:value-type="float">
            <text:p>-12,928</text:p>
          </table:table-cell>
          <table:table-cell table:style-name="ce35" table:formula="of:=(YEARFRAC([.E181];[.F181];[.$C$9]))" office:value-type="float" office:value="12.9277777777778" calcext:value-type="float">
            <text:p>12,928</text:p>
          </table:table-cell>
          <table:table-cell table:formula="of:=ABS([.L181])-[.M18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8-11-12" calcext:value-type="date">
            <text:p>12.11.2028</text:p>
          </table:table-cell>
          <table:table-cell table:style-name="ce22" table:formula="of:=[.$C$11]+INT(RAND()*([.$C$12]-[.$C$11]))" office:value-type="date" office:date-value="1983-11-16" calcext:value-type="date">
            <text:p>16.11.1983</text:p>
          </table:table-cell>
          <table:table-cell table:style-name="ce21" table:formula="of:=INFO.OBBA.OBBA.OBMAKE(&quot;date-&quot;&amp;COLUMN()&amp;&quot;-&quot;&amp;ROW();&quot;Date&quot;;[.E182])" office:value-type="string" office:string-value="date-7-182 &#10;[1888]" calcext:value-type="string">
            <text:p>date-7-182 <text:line-break/>[1888]</text:p>
          </table:table-cell>
          <table:table-cell table:style-name="ce21" table:formula="of:=INFO.OBBA.OBBA.OBMAKE(&quot;date-&quot;&amp;COLUMN()&amp;&quot;-&quot;&amp;ROW();&quot;Date&quot;;[.F182])" office:value-type="string" office:string-value="date-8-182 &#10;[1889]" calcext:value-type="string">
            <text:p>date-8-182 <text:line-break/>[18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2])" office:value-type="string" office:string-value="cal-9-182 &#10;[1891]" calcext:value-type="string">
            <text:p>cal-9-182 <text:line-break/>[18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2])" office:value-type="string" office:string-value="cal-10-182 &#10;[1893]" calcext:value-type="string">
            <text:p>cal-10-182 <text:line-break/>[1893]</text:p>
          </table:table-cell>
          <table:table-cell/>
          <table:table-cell table:formula="of:=INFO.OBBA.OBBA.OBGET(INFO.OBBA.OBBA.OBCALL(&quot;&quot;;[.$B$15];&quot;getDaycountFraction&quot;;[.I182];[.J182]))" office:value-type="float" office:value="-45.6472222222222" calcext:value-type="float">
            <text:p>-45,647</text:p>
          </table:table-cell>
          <table:table-cell table:style-name="ce35" table:formula="of:=(YEARFRAC([.E182];[.F182];[.$C$9]))" office:value-type="float" office:value="45.6472222222222" calcext:value-type="float">
            <text:p>45,647</text:p>
          </table:table-cell>
          <table:table-cell table:formula="of:=ABS([.L182])-[.M18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5-03-13" calcext:value-type="date">
            <text:p>13.03.2025</text:p>
          </table:table-cell>
          <table:table-cell table:style-name="ce22" table:formula="of:=[.$C$11]+INT(RAND()*([.$C$12]-[.$C$11]))" office:value-type="date" office:date-value="2003-04-02" calcext:value-type="date">
            <text:p>02.04.2003</text:p>
          </table:table-cell>
          <table:table-cell table:style-name="ce21" table:formula="of:=INFO.OBBA.OBBA.OBMAKE(&quot;date-&quot;&amp;COLUMN()&amp;&quot;-&quot;&amp;ROW();&quot;Date&quot;;[.E183])" office:value-type="string" office:string-value="date-7-183 &#10;[1895]" calcext:value-type="string">
            <text:p>date-7-183 <text:line-break/>[1895]</text:p>
          </table:table-cell>
          <table:table-cell table:style-name="ce21" table:formula="of:=INFO.OBBA.OBBA.OBMAKE(&quot;date-&quot;&amp;COLUMN()&amp;&quot;-&quot;&amp;ROW();&quot;Date&quot;;[.F183])" office:value-type="string" office:string-value="date-8-183 &#10;[1896]" calcext:value-type="string">
            <text:p>date-8-183 <text:line-break/>[18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3])" office:value-type="string" office:string-value="cal-9-183 &#10;[1898]" calcext:value-type="string">
            <text:p>cal-9-183 <text:line-break/>[18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3])" office:value-type="string" office:string-value="cal-10-183 &#10;[1900]" calcext:value-type="string">
            <text:p>cal-10-183 <text:line-break/>[1900]</text:p>
          </table:table-cell>
          <table:table-cell/>
          <table:table-cell table:formula="of:=INFO.OBBA.OBBA.OBGET(INFO.OBBA.OBBA.OBCALL(&quot;&quot;;[.$B$15];&quot;getDaycountFraction&quot;;[.I183];[.J183]))" office:value-type="float" office:value="-22.2666666666667" calcext:value-type="float">
            <text:p>-22,267</text:p>
          </table:table-cell>
          <table:table-cell table:style-name="ce35" table:formula="of:=(YEARFRAC([.E183];[.F183];[.$C$9]))" office:value-type="float" office:value="22.2666666666667" calcext:value-type="float">
            <text:p>22,267</text:p>
          </table:table-cell>
          <table:table-cell table:formula="of:=ABS([.L183])-[.M18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5-11-09" calcext:value-type="date">
            <text:p>09.11.2015</text:p>
          </table:table-cell>
          <table:table-cell table:style-name="ce22" table:formula="of:=[.$C$11]+INT(RAND()*([.$C$12]-[.$C$11]))" office:value-type="date" office:date-value="1980-07-22" calcext:value-type="date">
            <text:p>22.07.1980</text:p>
          </table:table-cell>
          <table:table-cell table:style-name="ce21" table:formula="of:=INFO.OBBA.OBBA.OBMAKE(&quot;date-&quot;&amp;COLUMN()&amp;&quot;-&quot;&amp;ROW();&quot;Date&quot;;[.E184])" office:value-type="string" office:string-value="date-7-184 &#10;[1902]" calcext:value-type="string">
            <text:p>date-7-184 <text:line-break/>[1902]</text:p>
          </table:table-cell>
          <table:table-cell table:style-name="ce21" table:formula="of:=INFO.OBBA.OBBA.OBMAKE(&quot;date-&quot;&amp;COLUMN()&amp;&quot;-&quot;&amp;ROW();&quot;Date&quot;;[.F184])" office:value-type="string" office:string-value="date-8-184 &#10;[1903]" calcext:value-type="string">
            <text:p>date-8-184 <text:line-break/>[19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4])" office:value-type="string" office:string-value="cal-9-184 &#10;[1905]" calcext:value-type="string">
            <text:p>cal-9-184 <text:line-break/>[19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4])" office:value-type="string" office:string-value="cal-10-184 &#10;[1907]" calcext:value-type="string">
            <text:p>cal-10-184 <text:line-break/>[1907]</text:p>
          </table:table-cell>
          <table:table-cell/>
          <table:table-cell table:formula="of:=INFO.OBBA.OBBA.OBGET(INFO.OBBA.OBBA.OBCALL(&quot;&quot;;[.$B$15];&quot;getDaycountFraction&quot;;[.I184];[.J184]))" office:value-type="float" office:value="-35.8138888888889" calcext:value-type="float">
            <text:p>-35,814</text:p>
          </table:table-cell>
          <table:table-cell table:style-name="ce35" table:formula="of:=(YEARFRAC([.E184];[.F184];[.$C$9]))" office:value-type="float" office:value="35.8138888888889" calcext:value-type="float">
            <text:p>35,814</text:p>
          </table:table-cell>
          <table:table-cell table:formula="of:=ABS([.L184])-[.M18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2-02-27" calcext:value-type="date">
            <text:p>27.02.1982</text:p>
          </table:table-cell>
          <table:table-cell table:style-name="ce22" table:formula="of:=[.$C$11]+INT(RAND()*([.$C$12]-[.$C$11]))" office:value-type="date" office:date-value="2002-08-12" calcext:value-type="date">
            <text:p>12.08.2002</text:p>
          </table:table-cell>
          <table:table-cell table:style-name="ce21" table:formula="of:=INFO.OBBA.OBBA.OBMAKE(&quot;date-&quot;&amp;COLUMN()&amp;&quot;-&quot;&amp;ROW();&quot;Date&quot;;[.E185])" office:value-type="string" office:string-value="date-7-185 &#10;[1909]" calcext:value-type="string">
            <text:p>date-7-185 <text:line-break/>[1909]</text:p>
          </table:table-cell>
          <table:table-cell table:style-name="ce21" table:formula="of:=INFO.OBBA.OBBA.OBMAKE(&quot;date-&quot;&amp;COLUMN()&amp;&quot;-&quot;&amp;ROW();&quot;Date&quot;;[.F185])" office:value-type="string" office:string-value="date-8-185 &#10;[1910]" calcext:value-type="string">
            <text:p>date-8-185 <text:line-break/>[19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5])" office:value-type="string" office:string-value="cal-9-185 &#10;[1912]" calcext:value-type="string">
            <text:p>cal-9-185 <text:line-break/>[19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5])" office:value-type="string" office:string-value="cal-10-185 &#10;[1914]" calcext:value-type="string">
            <text:p>cal-10-185 <text:line-break/>[1914]</text:p>
          </table:table-cell>
          <table:table-cell/>
          <table:table-cell table:formula="of:=INFO.OBBA.OBBA.OBGET(INFO.OBBA.OBBA.OBCALL(&quot;&quot;;[.$B$15];&quot;getDaycountFraction&quot;;[.I185];[.J185]))" office:value-type="float" office:value="20.7527777777778" calcext:value-type="float">
            <text:p>20,753</text:p>
          </table:table-cell>
          <table:table-cell table:style-name="ce35" table:formula="of:=(YEARFRAC([.E185];[.F185];[.$C$9]))" office:value-type="float" office:value="20.7527777777778" calcext:value-type="float">
            <text:p>20,753</text:p>
          </table:table-cell>
          <table:table-cell table:formula="of:=ABS([.L185])-[.M18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5-09-09" calcext:value-type="date">
            <text:p>09.09.2005</text:p>
          </table:table-cell>
          <table:table-cell table:style-name="ce22" table:formula="of:=[.$C$11]+INT(RAND()*([.$C$12]-[.$C$11]))" office:value-type="date" office:date-value="2028-01-23" calcext:value-type="date">
            <text:p>23.01.2028</text:p>
          </table:table-cell>
          <table:table-cell table:style-name="ce21" table:formula="of:=INFO.OBBA.OBBA.OBMAKE(&quot;date-&quot;&amp;COLUMN()&amp;&quot;-&quot;&amp;ROW();&quot;Date&quot;;[.E186])" office:value-type="string" office:string-value="date-7-186 &#10;[1916]" calcext:value-type="string">
            <text:p>date-7-186 <text:line-break/>[1916]</text:p>
          </table:table-cell>
          <table:table-cell table:style-name="ce21" table:formula="of:=INFO.OBBA.OBBA.OBMAKE(&quot;date-&quot;&amp;COLUMN()&amp;&quot;-&quot;&amp;ROW();&quot;Date&quot;;[.F186])" office:value-type="string" office:string-value="date-8-186 &#10;[1917]" calcext:value-type="string">
            <text:p>date-8-186 <text:line-break/>[19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6])" office:value-type="string" office:string-value="cal-9-186 &#10;[1919]" calcext:value-type="string">
            <text:p>cal-9-186 <text:line-break/>[19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6])" office:value-type="string" office:string-value="cal-10-186 &#10;[1921]" calcext:value-type="string">
            <text:p>cal-10-186 <text:line-break/>[1921]</text:p>
          </table:table-cell>
          <table:table-cell/>
          <table:table-cell table:formula="of:=INFO.OBBA.OBBA.OBGET(INFO.OBBA.OBBA.OBCALL(&quot;&quot;;[.$B$15];&quot;getDaycountFraction&quot;;[.I186];[.J186]))" office:value-type="float" office:value="22.6972222222222" calcext:value-type="float">
            <text:p>22,697</text:p>
          </table:table-cell>
          <table:table-cell table:style-name="ce35" table:formula="of:=(YEARFRAC([.E186];[.F186];[.$C$9]))" office:value-type="float" office:value="22.6972222222222" calcext:value-type="float">
            <text:p>22,697</text:p>
          </table:table-cell>
          <table:table-cell table:formula="of:=ABS([.L186])-[.M18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8-05-17" calcext:value-type="date">
            <text:p>17.05.2028</text:p>
          </table:table-cell>
          <table:table-cell table:style-name="ce22" table:formula="of:=[.$C$11]+INT(RAND()*([.$C$12]-[.$C$11]))" office:value-type="date" office:date-value="2020-12-22" calcext:value-type="date">
            <text:p>22.12.2020</text:p>
          </table:table-cell>
          <table:table-cell table:style-name="ce21" table:formula="of:=INFO.OBBA.OBBA.OBMAKE(&quot;date-&quot;&amp;COLUMN()&amp;&quot;-&quot;&amp;ROW();&quot;Date&quot;;[.E187])" office:value-type="string" office:string-value="date-7-187 &#10;[1923]" calcext:value-type="string">
            <text:p>date-7-187 <text:line-break/>[1923]</text:p>
          </table:table-cell>
          <table:table-cell table:style-name="ce21" table:formula="of:=INFO.OBBA.OBBA.OBMAKE(&quot;date-&quot;&amp;COLUMN()&amp;&quot;-&quot;&amp;ROW();&quot;Date&quot;;[.F187])" office:value-type="string" office:string-value="date-8-187 &#10;[1924]" calcext:value-type="string">
            <text:p>date-8-187 <text:line-break/>[19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7])" office:value-type="string" office:string-value="cal-9-187 &#10;[1926]" calcext:value-type="string">
            <text:p>cal-9-187 <text:line-break/>[19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7])" office:value-type="string" office:string-value="cal-10-187 &#10;[1928]" calcext:value-type="string">
            <text:p>cal-10-187 <text:line-break/>[1928]</text:p>
          </table:table-cell>
          <table:table-cell/>
          <table:table-cell table:formula="of:=INFO.OBBA.OBBA.OBGET(INFO.OBBA.OBBA.OBCALL(&quot;&quot;;[.$B$15];&quot;getDaycountFraction&quot;;[.I187];[.J187]))" office:value-type="float" office:value="-7.50833333333333" calcext:value-type="float">
            <text:p>-7,508</text:p>
          </table:table-cell>
          <table:table-cell table:style-name="ce35" table:formula="of:=(YEARFRAC([.E187];[.F187];[.$C$9]))" office:value-type="float" office:value="7.50833333333333" calcext:value-type="float">
            <text:p>7,508</text:p>
          </table:table-cell>
          <table:table-cell table:formula="of:=ABS([.L187])-[.M18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9-06-18" calcext:value-type="date">
            <text:p>18.06.1989</text:p>
          </table:table-cell>
          <table:table-cell table:style-name="ce22" table:formula="of:=[.$C$11]+INT(RAND()*([.$C$12]-[.$C$11]))" office:value-type="date" office:date-value="2004-03-28" calcext:value-type="date">
            <text:p>28.03.2004</text:p>
          </table:table-cell>
          <table:table-cell table:style-name="ce21" table:formula="of:=INFO.OBBA.OBBA.OBMAKE(&quot;date-&quot;&amp;COLUMN()&amp;&quot;-&quot;&amp;ROW();&quot;Date&quot;;[.E188])" office:value-type="string" office:string-value="date-7-188 &#10;[1930]" calcext:value-type="string">
            <text:p>date-7-188 <text:line-break/>[1930]</text:p>
          </table:table-cell>
          <table:table-cell table:style-name="ce21" table:formula="of:=INFO.OBBA.OBBA.OBMAKE(&quot;date-&quot;&amp;COLUMN()&amp;&quot;-&quot;&amp;ROW();&quot;Date&quot;;[.F188])" office:value-type="string" office:string-value="date-8-188 &#10;[1931]" calcext:value-type="string">
            <text:p>date-8-188 <text:line-break/>[19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8])" office:value-type="string" office:string-value="cal-9-188 &#10;[1933]" calcext:value-type="string">
            <text:p>cal-9-188 <text:line-break/>[19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8])" office:value-type="string" office:string-value="cal-10-188 &#10;[1935]" calcext:value-type="string">
            <text:p>cal-10-188 <text:line-break/>[1935]</text:p>
          </table:table-cell>
          <table:table-cell/>
          <table:table-cell table:formula="of:=INFO.OBBA.OBBA.OBGET(INFO.OBBA.OBBA.OBCALL(&quot;&quot;;[.$B$15];&quot;getDaycountFraction&quot;;[.I188];[.J188]))" office:value-type="float" office:value="14.9916666666667" calcext:value-type="float">
            <text:p>14,992</text:p>
          </table:table-cell>
          <table:table-cell table:style-name="ce35" table:formula="of:=(YEARFRAC([.E188];[.F188];[.$C$9]))" office:value-type="float" office:value="14.9916666666667" calcext:value-type="float">
            <text:p>14,992</text:p>
          </table:table-cell>
          <table:table-cell table:formula="of:=ABS([.L188])-[.M18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0-06-13" calcext:value-type="date">
            <text:p>13.06.1990</text:p>
          </table:table-cell>
          <table:table-cell table:style-name="ce22" table:formula="of:=[.$C$11]+INT(RAND()*([.$C$12]-[.$C$11]))" office:value-type="date" office:date-value="2015-08-11" calcext:value-type="date">
            <text:p>11.08.2015</text:p>
          </table:table-cell>
          <table:table-cell table:style-name="ce21" table:formula="of:=INFO.OBBA.OBBA.OBMAKE(&quot;date-&quot;&amp;COLUMN()&amp;&quot;-&quot;&amp;ROW();&quot;Date&quot;;[.E189])" office:value-type="string" office:string-value="date-7-189 &#10;[1937]" calcext:value-type="string">
            <text:p>date-7-189 <text:line-break/>[1937]</text:p>
          </table:table-cell>
          <table:table-cell table:style-name="ce21" table:formula="of:=INFO.OBBA.OBBA.OBMAKE(&quot;date-&quot;&amp;COLUMN()&amp;&quot;-&quot;&amp;ROW();&quot;Date&quot;;[.F189])" office:value-type="string" office:string-value="date-8-189 &#10;[1938]" calcext:value-type="string">
            <text:p>date-8-189 <text:line-break/>[19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89])" office:value-type="string" office:string-value="cal-9-189 &#10;[1940]" calcext:value-type="string">
            <text:p>cal-9-189 <text:line-break/>[19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89])" office:value-type="string" office:string-value="cal-10-189 &#10;[1942]" calcext:value-type="string">
            <text:p>cal-10-189 <text:line-break/>[1942]</text:p>
          </table:table-cell>
          <table:table-cell/>
          <table:table-cell table:formula="of:=INFO.OBBA.OBBA.OBGET(INFO.OBBA.OBBA.OBCALL(&quot;&quot;;[.$B$15];&quot;getDaycountFraction&quot;;[.I189];[.J189]))" office:value-type="float" office:value="25.5277777777778" calcext:value-type="float">
            <text:p>25,528</text:p>
          </table:table-cell>
          <table:table-cell table:style-name="ce35" table:formula="of:=(YEARFRAC([.E189];[.F189];[.$C$9]))" office:value-type="float" office:value="25.5277777777778" calcext:value-type="float">
            <text:p>25,528</text:p>
          </table:table-cell>
          <table:table-cell table:formula="of:=ABS([.L189])-[.M18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0-08-05" calcext:value-type="date">
            <text:p>05.08.2000</text:p>
          </table:table-cell>
          <table:table-cell table:style-name="ce22" table:formula="of:=[.$C$11]+INT(RAND()*([.$C$12]-[.$C$11]))" office:value-type="date" office:date-value="1986-09-14" calcext:value-type="date">
            <text:p>14.09.1986</text:p>
          </table:table-cell>
          <table:table-cell table:style-name="ce21" table:formula="of:=INFO.OBBA.OBBA.OBMAKE(&quot;date-&quot;&amp;COLUMN()&amp;&quot;-&quot;&amp;ROW();&quot;Date&quot;;[.E190])" office:value-type="string" office:string-value="date-7-190 &#10;[1944]" calcext:value-type="string">
            <text:p>date-7-190 <text:line-break/>[1944]</text:p>
          </table:table-cell>
          <table:table-cell table:style-name="ce21" table:formula="of:=INFO.OBBA.OBBA.OBMAKE(&quot;date-&quot;&amp;COLUMN()&amp;&quot;-&quot;&amp;ROW();&quot;Date&quot;;[.F190])" office:value-type="string" office:string-value="date-8-190 &#10;[1945]" calcext:value-type="string">
            <text:p>date-8-190 <text:line-break/>[19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0])" office:value-type="string" office:string-value="cal-9-190 &#10;[1947]" calcext:value-type="string">
            <text:p>cal-9-190 <text:line-break/>[19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0])" office:value-type="string" office:string-value="cal-10-190 &#10;[1949]" calcext:value-type="string">
            <text:p>cal-10-190 <text:line-break/>[1949]</text:p>
          </table:table-cell>
          <table:table-cell/>
          <table:table-cell table:formula="of:=INFO.OBBA.OBBA.OBGET(INFO.OBBA.OBBA.OBCALL(&quot;&quot;;[.$B$15];&quot;getDaycountFraction&quot;;[.I190];[.J190]))" office:value-type="float" office:value="-14.0944444444444" calcext:value-type="float">
            <text:p>-14,094</text:p>
          </table:table-cell>
          <table:table-cell table:style-name="ce35" table:formula="of:=(YEARFRAC([.E190];[.F190];[.$C$9]))" office:value-type="float" office:value="14.0944444444444" calcext:value-type="float">
            <text:p>14,094</text:p>
          </table:table-cell>
          <table:table-cell table:formula="of:=ABS([.L190])-[.M19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0-01-06" calcext:value-type="date">
            <text:p>06.01.2020</text:p>
          </table:table-cell>
          <table:table-cell table:style-name="ce22" table:formula="of:=[.$C$11]+INT(RAND()*([.$C$12]-[.$C$11]))" office:value-type="date" office:date-value="2001-07-07" calcext:value-type="date">
            <text:p>07.07.2001</text:p>
          </table:table-cell>
          <table:table-cell table:style-name="ce21" table:formula="of:=INFO.OBBA.OBBA.OBMAKE(&quot;date-&quot;&amp;COLUMN()&amp;&quot;-&quot;&amp;ROW();&quot;Date&quot;;[.E191])" office:value-type="string" office:string-value="date-7-191 &#10;[1951]" calcext:value-type="string">
            <text:p>date-7-191 <text:line-break/>[1951]</text:p>
          </table:table-cell>
          <table:table-cell table:style-name="ce21" table:formula="of:=INFO.OBBA.OBBA.OBMAKE(&quot;date-&quot;&amp;COLUMN()&amp;&quot;-&quot;&amp;ROW();&quot;Date&quot;;[.F191])" office:value-type="string" office:string-value="date-8-191 &#10;[1952]" calcext:value-type="string">
            <text:p>date-8-191 <text:line-break/>[19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1])" office:value-type="string" office:string-value="cal-9-191 &#10;[1954]" calcext:value-type="string">
            <text:p>cal-9-191 <text:line-break/>[19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1])" office:value-type="string" office:string-value="cal-10-191 &#10;[1956]" calcext:value-type="string">
            <text:p>cal-10-191 <text:line-break/>[1956]</text:p>
          </table:table-cell>
          <table:table-cell/>
          <table:table-cell table:formula="of:=INFO.OBBA.OBBA.OBGET(INFO.OBBA.OBBA.OBCALL(&quot;&quot;;[.$B$15];&quot;getDaycountFraction&quot;;[.I191];[.J191]))" office:value-type="float" office:value="-18.7694444444444" calcext:value-type="float">
            <text:p>-18,769</text:p>
          </table:table-cell>
          <table:table-cell table:style-name="ce35" table:formula="of:=(YEARFRAC([.E191];[.F191];[.$C$9]))" office:value-type="float" office:value="18.7694444444444" calcext:value-type="float">
            <text:p>18,769</text:p>
          </table:table-cell>
          <table:table-cell table:formula="of:=ABS([.L191])-[.M19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7-10-30" calcext:value-type="date">
            <text:p>30.10.2007</text:p>
          </table:table-cell>
          <table:table-cell table:style-name="ce22" table:formula="of:=[.$C$11]+INT(RAND()*([.$C$12]-[.$C$11]))" office:value-type="date" office:date-value="2017-03-13" calcext:value-type="date">
            <text:p>13.03.2017</text:p>
          </table:table-cell>
          <table:table-cell table:style-name="ce21" table:formula="of:=INFO.OBBA.OBBA.OBMAKE(&quot;date-&quot;&amp;COLUMN()&amp;&quot;-&quot;&amp;ROW();&quot;Date&quot;;[.E192])" office:value-type="string" office:string-value="date-7-192 &#10;[1958]" calcext:value-type="string">
            <text:p>date-7-192 <text:line-break/>[1958]</text:p>
          </table:table-cell>
          <table:table-cell table:style-name="ce21" table:formula="of:=INFO.OBBA.OBBA.OBMAKE(&quot;date-&quot;&amp;COLUMN()&amp;&quot;-&quot;&amp;ROW();&quot;Date&quot;;[.F192])" office:value-type="string" office:string-value="date-8-192 &#10;[1959]" calcext:value-type="string">
            <text:p>date-8-192 <text:line-break/>[19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2])" office:value-type="string" office:string-value="cal-9-192 &#10;[1961]" calcext:value-type="string">
            <text:p>cal-9-192 <text:line-break/>[19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2])" office:value-type="string" office:string-value="cal-10-192 &#10;[1963]" calcext:value-type="string">
            <text:p>cal-10-192 <text:line-break/>[1963]</text:p>
          </table:table-cell>
          <table:table-cell/>
          <table:table-cell table:formula="of:=INFO.OBBA.OBBA.OBGET(INFO.OBBA.OBBA.OBCALL(&quot;&quot;;[.$B$15];&quot;getDaycountFraction&quot;;[.I192];[.J192]))" office:value-type="float" office:value="9.50555555555556" calcext:value-type="float">
            <text:p>9,506</text:p>
          </table:table-cell>
          <table:table-cell table:style-name="ce35" table:formula="of:=(YEARFRAC([.E192];[.F192];[.$C$9]))" office:value-type="float" office:value="9.50555555555556" calcext:value-type="float">
            <text:p>9,506</text:p>
          </table:table-cell>
          <table:table-cell table:formula="of:=ABS([.L192])-[.M19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3-11-30" calcext:value-type="date">
            <text:p>30.11.1993</text:p>
          </table:table-cell>
          <table:table-cell table:style-name="ce22" table:formula="of:=[.$C$11]+INT(RAND()*([.$C$12]-[.$C$11]))" office:value-type="date" office:date-value="2002-03-24" calcext:value-type="date">
            <text:p>24.03.2002</text:p>
          </table:table-cell>
          <table:table-cell table:style-name="ce21" table:formula="of:=INFO.OBBA.OBBA.OBMAKE(&quot;date-&quot;&amp;COLUMN()&amp;&quot;-&quot;&amp;ROW();&quot;Date&quot;;[.E193])" office:value-type="string" office:string-value="date-7-193 &#10;[1965]" calcext:value-type="string">
            <text:p>date-7-193 <text:line-break/>[1965]</text:p>
          </table:table-cell>
          <table:table-cell table:style-name="ce21" table:formula="of:=INFO.OBBA.OBBA.OBMAKE(&quot;date-&quot;&amp;COLUMN()&amp;&quot;-&quot;&amp;ROW();&quot;Date&quot;;[.F193])" office:value-type="string" office:string-value="date-8-193 &#10;[1966]" calcext:value-type="string">
            <text:p>date-8-193 <text:line-break/>[19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3])" office:value-type="string" office:string-value="cal-9-193 &#10;[1968]" calcext:value-type="string">
            <text:p>cal-9-193 <text:line-break/>[19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3])" office:value-type="string" office:string-value="cal-10-193 &#10;[1970]" calcext:value-type="string">
            <text:p>cal-10-193 <text:line-break/>[1970]</text:p>
          </table:table-cell>
          <table:table-cell/>
          <table:table-cell table:formula="of:=INFO.OBBA.OBBA.OBGET(INFO.OBBA.OBBA.OBCALL(&quot;&quot;;[.$B$15];&quot;getDaycountFraction&quot;;[.I193];[.J193]))" office:value-type="float" office:value="8.43333333333333" calcext:value-type="float">
            <text:p>8,433</text:p>
          </table:table-cell>
          <table:table-cell table:style-name="ce35" table:formula="of:=(YEARFRAC([.E193];[.F193];[.$C$9]))" office:value-type="float" office:value="8.43333333333333" calcext:value-type="float">
            <text:p>8,433</text:p>
          </table:table-cell>
          <table:table-cell table:formula="of:=ABS([.L193])-[.M19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7-03-08" calcext:value-type="date">
            <text:p>08.03.1987</text:p>
          </table:table-cell>
          <table:table-cell table:style-name="ce22" table:formula="of:=[.$C$11]+INT(RAND()*([.$C$12]-[.$C$11]))" office:value-type="date" office:date-value="2026-04-24" calcext:value-type="date">
            <text:p>24.04.2026</text:p>
          </table:table-cell>
          <table:table-cell table:style-name="ce21" table:formula="of:=INFO.OBBA.OBBA.OBMAKE(&quot;date-&quot;&amp;COLUMN()&amp;&quot;-&quot;&amp;ROW();&quot;Date&quot;;[.E194])" office:value-type="string" office:string-value="date-7-194 &#10;[1972]" calcext:value-type="string">
            <text:p>date-7-194 <text:line-break/>[1972]</text:p>
          </table:table-cell>
          <table:table-cell table:style-name="ce21" table:formula="of:=INFO.OBBA.OBBA.OBMAKE(&quot;date-&quot;&amp;COLUMN()&amp;&quot;-&quot;&amp;ROW();&quot;Date&quot;;[.F194])" office:value-type="string" office:string-value="date-8-194 &#10;[1973]" calcext:value-type="string">
            <text:p>date-8-194 <text:line-break/>[19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4])" office:value-type="string" office:string-value="cal-9-194 &#10;[1975]" calcext:value-type="string">
            <text:p>cal-9-194 <text:line-break/>[19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4])" office:value-type="string" office:string-value="cal-10-194 &#10;[1977]" calcext:value-type="string">
            <text:p>cal-10-194 <text:line-break/>[1977]</text:p>
          </table:table-cell>
          <table:table-cell/>
          <table:table-cell table:formula="of:=INFO.OBBA.OBBA.OBGET(INFO.OBBA.OBBA.OBCALL(&quot;&quot;;[.$B$15];&quot;getDaycountFraction&quot;;[.I194];[.J194]))" office:value-type="float" office:value="39.7" calcext:value-type="float">
            <text:p>39,700</text:p>
          </table:table-cell>
          <table:table-cell table:style-name="ce35" table:formula="of:=(YEARFRAC([.E194];[.F194];[.$C$9]))" office:value-type="float" office:value="39.7" calcext:value-type="float">
            <text:p>39,700</text:p>
          </table:table-cell>
          <table:table-cell table:formula="of:=ABS([.L194])-[.M19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8-12-22" calcext:value-type="date">
            <text:p>22.12.2028</text:p>
          </table:table-cell>
          <table:table-cell table:style-name="ce22" table:formula="of:=[.$C$11]+INT(RAND()*([.$C$12]-[.$C$11]))" office:value-type="date" office:date-value="2018-09-18" calcext:value-type="date">
            <text:p>18.09.2018</text:p>
          </table:table-cell>
          <table:table-cell table:style-name="ce21" table:formula="of:=INFO.OBBA.OBBA.OBMAKE(&quot;date-&quot;&amp;COLUMN()&amp;&quot;-&quot;&amp;ROW();&quot;Date&quot;;[.E195])" office:value-type="string" office:string-value="date-7-195 &#10;[1979]" calcext:value-type="string">
            <text:p>date-7-195 <text:line-break/>[1979]</text:p>
          </table:table-cell>
          <table:table-cell table:style-name="ce21" table:formula="of:=INFO.OBBA.OBBA.OBMAKE(&quot;date-&quot;&amp;COLUMN()&amp;&quot;-&quot;&amp;ROW();&quot;Date&quot;;[.F195])" office:value-type="string" office:string-value="date-8-195 &#10;[1980]" calcext:value-type="string">
            <text:p>date-8-195 <text:line-break/>[19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5])" office:value-type="string" office:string-value="cal-9-195 &#10;[1982]" calcext:value-type="string">
            <text:p>cal-9-195 <text:line-break/>[19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5])" office:value-type="string" office:string-value="cal-10-195 &#10;[1984]" calcext:value-type="string">
            <text:p>cal-10-195 <text:line-break/>[1984]</text:p>
          </table:table-cell>
          <table:table-cell/>
          <table:table-cell table:formula="of:=INFO.OBBA.OBBA.OBGET(INFO.OBBA.OBBA.OBCALL(&quot;&quot;;[.$B$15];&quot;getDaycountFraction&quot;;[.I195];[.J195]))" office:value-type="float" office:value="-10.4111111111111" calcext:value-type="float">
            <text:p>-10,411</text:p>
          </table:table-cell>
          <table:table-cell table:style-name="ce35" table:formula="of:=(YEARFRAC([.E195];[.F195];[.$C$9]))" office:value-type="float" office:value="10.4111111111111" calcext:value-type="float">
            <text:p>10,411</text:p>
          </table:table-cell>
          <table:table-cell table:formula="of:=ABS([.L195])-[.M19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8-04-22" calcext:value-type="date">
            <text:p>22.04.2008</text:p>
          </table:table-cell>
          <table:table-cell table:style-name="ce22" table:formula="of:=[.$C$11]+INT(RAND()*([.$C$12]-[.$C$11]))" office:value-type="date" office:date-value="1994-03-10" calcext:value-type="date">
            <text:p>10.03.1994</text:p>
          </table:table-cell>
          <table:table-cell table:style-name="ce21" table:formula="of:=INFO.OBBA.OBBA.OBMAKE(&quot;date-&quot;&amp;COLUMN()&amp;&quot;-&quot;&amp;ROW();&quot;Date&quot;;[.E196])" office:value-type="string" office:string-value="date-7-196 &#10;[1986]" calcext:value-type="string">
            <text:p>date-7-196 <text:line-break/>[1986]</text:p>
          </table:table-cell>
          <table:table-cell table:style-name="ce21" table:formula="of:=INFO.OBBA.OBBA.OBMAKE(&quot;date-&quot;&amp;COLUMN()&amp;&quot;-&quot;&amp;ROW();&quot;Date&quot;;[.F196])" office:value-type="string" office:string-value="date-8-196 &#10;[1987]" calcext:value-type="string">
            <text:p>date-8-196 <text:line-break/>[19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6])" office:value-type="string" office:string-value="cal-9-196 &#10;[1989]" calcext:value-type="string">
            <text:p>cal-9-196 <text:line-break/>[19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6])" office:value-type="string" office:string-value="cal-10-196 &#10;[1991]" calcext:value-type="string">
            <text:p>cal-10-196 <text:line-break/>[1991]</text:p>
          </table:table-cell>
          <table:table-cell/>
          <table:table-cell table:formula="of:=INFO.OBBA.OBBA.OBGET(INFO.OBBA.OBBA.OBCALL(&quot;&quot;;[.$B$15];&quot;getDaycountFraction&quot;;[.I196];[.J196]))" office:value-type="float" office:value="-14.325" calcext:value-type="float">
            <text:p>-14,325</text:p>
          </table:table-cell>
          <table:table-cell table:style-name="ce35" table:formula="of:=(YEARFRAC([.E196];[.F196];[.$C$9]))" office:value-type="float" office:value="14.325" calcext:value-type="float">
            <text:p>14,325</text:p>
          </table:table-cell>
          <table:table-cell table:formula="of:=ABS([.L196])-[.M19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3-07-04" calcext:value-type="date">
            <text:p>04.07.2003</text:p>
          </table:table-cell>
          <table:table-cell table:style-name="ce22" table:formula="of:=[.$C$11]+INT(RAND()*([.$C$12]-[.$C$11]))" office:value-type="date" office:date-value="2012-08-11" calcext:value-type="date">
            <text:p>11.08.2012</text:p>
          </table:table-cell>
          <table:table-cell table:style-name="ce21" table:formula="of:=INFO.OBBA.OBBA.OBMAKE(&quot;date-&quot;&amp;COLUMN()&amp;&quot;-&quot;&amp;ROW();&quot;Date&quot;;[.E197])" office:value-type="string" office:string-value="date-7-197 &#10;[1993]" calcext:value-type="string">
            <text:p>date-7-197 <text:line-break/>[1993]</text:p>
          </table:table-cell>
          <table:table-cell table:style-name="ce21" table:formula="of:=INFO.OBBA.OBBA.OBMAKE(&quot;date-&quot;&amp;COLUMN()&amp;&quot;-&quot;&amp;ROW();&quot;Date&quot;;[.F197])" office:value-type="string" office:string-value="date-8-197 &#10;[1994]" calcext:value-type="string">
            <text:p>date-8-197 <text:line-break/>[19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7])" office:value-type="string" office:string-value="cal-9-197 &#10;[1996]" calcext:value-type="string">
            <text:p>cal-9-197 <text:line-break/>[19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7])" office:value-type="string" office:string-value="cal-10-197 &#10;[1998]" calcext:value-type="string">
            <text:p>cal-10-197 <text:line-break/>[1998]</text:p>
          </table:table-cell>
          <table:table-cell/>
          <table:table-cell table:formula="of:=INFO.OBBA.OBBA.OBGET(INFO.OBBA.OBBA.OBCALL(&quot;&quot;;[.$B$15];&quot;getDaycountFraction&quot;;[.I197];[.J197]))" office:value-type="float" office:value="9.23888888888889" calcext:value-type="float">
            <text:p>9,239</text:p>
          </table:table-cell>
          <table:table-cell table:style-name="ce35" table:formula="of:=(YEARFRAC([.E197];[.F197];[.$C$9]))" office:value-type="float" office:value="9.23888888888889" calcext:value-type="float">
            <text:p>9,239</text:p>
          </table:table-cell>
          <table:table-cell table:formula="of:=ABS([.L197])-[.M19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7-06-04" calcext:value-type="date">
            <text:p>04.06.2007</text:p>
          </table:table-cell>
          <table:table-cell table:style-name="ce22" table:formula="of:=[.$C$11]+INT(RAND()*([.$C$12]-[.$C$11]))" office:value-type="date" office:date-value="2022-05-05" calcext:value-type="date">
            <text:p>05.05.2022</text:p>
          </table:table-cell>
          <table:table-cell table:style-name="ce21" table:formula="of:=INFO.OBBA.OBBA.OBMAKE(&quot;date-&quot;&amp;COLUMN()&amp;&quot;-&quot;&amp;ROW();&quot;Date&quot;;[.E198])" office:value-type="string" office:string-value="date-7-198 &#10;[2000]" calcext:value-type="string">
            <text:p>date-7-198 <text:line-break/>[2000]</text:p>
          </table:table-cell>
          <table:table-cell table:style-name="ce21" table:formula="of:=INFO.OBBA.OBBA.OBMAKE(&quot;date-&quot;&amp;COLUMN()&amp;&quot;-&quot;&amp;ROW();&quot;Date&quot;;[.F198])" office:value-type="string" office:string-value="date-8-198 &#10;[2001]" calcext:value-type="string">
            <text:p>date-8-198 <text:line-break/>[20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8])" office:value-type="string" office:string-value="cal-9-198 &#10;[2003]" calcext:value-type="string">
            <text:p>cal-9-198 <text:line-break/>[20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8])" office:value-type="string" office:string-value="cal-10-198 &#10;[2005]" calcext:value-type="string">
            <text:p>cal-10-198 <text:line-break/>[2005]</text:p>
          </table:table-cell>
          <table:table-cell/>
          <table:table-cell table:formula="of:=INFO.OBBA.OBBA.OBGET(INFO.OBBA.OBBA.OBCALL(&quot;&quot;;[.$B$15];&quot;getDaycountFraction&quot;;[.I198];[.J198]))" office:value-type="float" office:value="15.1361111111111" calcext:value-type="float">
            <text:p>15,136</text:p>
          </table:table-cell>
          <table:table-cell table:style-name="ce35" table:formula="of:=(YEARFRAC([.E198];[.F198];[.$C$9]))" office:value-type="float" office:value="15.1361111111111" calcext:value-type="float">
            <text:p>15,136</text:p>
          </table:table-cell>
          <table:table-cell table:formula="of:=ABS([.L198])-[.M19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7-09-18" calcext:value-type="date">
            <text:p>18.09.1997</text:p>
          </table:table-cell>
          <table:table-cell table:style-name="ce22" table:formula="of:=[.$C$11]+INT(RAND()*([.$C$12]-[.$C$11]))" office:value-type="date" office:date-value="2005-08-19" calcext:value-type="date">
            <text:p>19.08.2005</text:p>
          </table:table-cell>
          <table:table-cell table:style-name="ce21" table:formula="of:=INFO.OBBA.OBBA.OBMAKE(&quot;date-&quot;&amp;COLUMN()&amp;&quot;-&quot;&amp;ROW();&quot;Date&quot;;[.E199])" office:value-type="string" office:string-value="date-7-199 &#10;[2007]" calcext:value-type="string">
            <text:p>date-7-199 <text:line-break/>[2007]</text:p>
          </table:table-cell>
          <table:table-cell table:style-name="ce21" table:formula="of:=INFO.OBBA.OBBA.OBMAKE(&quot;date-&quot;&amp;COLUMN()&amp;&quot;-&quot;&amp;ROW();&quot;Date&quot;;[.F199])" office:value-type="string" office:string-value="date-8-199 &#10;[2008]" calcext:value-type="string">
            <text:p>date-8-199 <text:line-break/>[20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199])" office:value-type="string" office:string-value="cal-9-199 &#10;[2010]" calcext:value-type="string">
            <text:p>cal-9-199 <text:line-break/>[20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199])" office:value-type="string" office:string-value="cal-10-199 &#10;[2012]" calcext:value-type="string">
            <text:p>cal-10-199 <text:line-break/>[2012]</text:p>
          </table:table-cell>
          <table:table-cell/>
          <table:table-cell table:formula="of:=INFO.OBBA.OBBA.OBGET(INFO.OBBA.OBBA.OBCALL(&quot;&quot;;[.$B$15];&quot;getDaycountFraction&quot;;[.I199];[.J199]))" office:value-type="float" office:value="8.03333333333333" calcext:value-type="float">
            <text:p>8,033</text:p>
          </table:table-cell>
          <table:table-cell table:style-name="ce35" table:formula="of:=(YEARFRAC([.E199];[.F199];[.$C$9]))" office:value-type="float" office:value="8.03333333333333" calcext:value-type="float">
            <text:p>8,033</text:p>
          </table:table-cell>
          <table:table-cell table:formula="of:=ABS([.L199])-[.M19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7-10-28" calcext:value-type="date">
            <text:p>28.10.2027</text:p>
          </table:table-cell>
          <table:table-cell table:style-name="ce22" table:formula="of:=[.$C$11]+INT(RAND()*([.$C$12]-[.$C$11]))" office:value-type="date" office:date-value="2015-12-14" calcext:value-type="date">
            <text:p>14.12.2015</text:p>
          </table:table-cell>
          <table:table-cell table:style-name="ce21" table:formula="of:=INFO.OBBA.OBBA.OBMAKE(&quot;date-&quot;&amp;COLUMN()&amp;&quot;-&quot;&amp;ROW();&quot;Date&quot;;[.E200])" office:value-type="string" office:string-value="date-7-200 &#10;[2014]" calcext:value-type="string">
            <text:p>date-7-200 <text:line-break/>[2014]</text:p>
          </table:table-cell>
          <table:table-cell table:style-name="ce21" table:formula="of:=INFO.OBBA.OBBA.OBMAKE(&quot;date-&quot;&amp;COLUMN()&amp;&quot;-&quot;&amp;ROW();&quot;Date&quot;;[.F200])" office:value-type="string" office:string-value="date-8-200 &#10;[2015]" calcext:value-type="string">
            <text:p>date-8-200 <text:line-break/>[20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0])" office:value-type="string" office:string-value="cal-9-200 &#10;[2017]" calcext:value-type="string">
            <text:p>cal-9-200 <text:line-break/>[20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0])" office:value-type="string" office:string-value="cal-10-200 &#10;[2019]" calcext:value-type="string">
            <text:p>cal-10-200 <text:line-break/>[2019]</text:p>
          </table:table-cell>
          <table:table-cell/>
          <table:table-cell table:formula="of:=INFO.OBBA.OBBA.OBGET(INFO.OBBA.OBBA.OBCALL(&quot;&quot;;[.$B$15];&quot;getDaycountFraction&quot;;[.I200];[.J200]))" office:value-type="float" office:value="-12.0444444444444" calcext:value-type="float">
            <text:p>-12,044</text:p>
          </table:table-cell>
          <table:table-cell table:style-name="ce35" table:formula="of:=(YEARFRAC([.E200];[.F200];[.$C$9]))" office:value-type="float" office:value="12.0444444444444" calcext:value-type="float">
            <text:p>12,044</text:p>
          </table:table-cell>
          <table:table-cell table:formula="of:=ABS([.L200])-[.M20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9-11-14" calcext:value-type="date">
            <text:p>14.11.2029</text:p>
          </table:table-cell>
          <table:table-cell table:style-name="ce22" table:formula="of:=[.$C$11]+INT(RAND()*([.$C$12]-[.$C$11]))" office:value-type="date" office:date-value="1993-08-18" calcext:value-type="date">
            <text:p>18.08.1993</text:p>
          </table:table-cell>
          <table:table-cell table:style-name="ce21" table:formula="of:=INFO.OBBA.OBBA.OBMAKE(&quot;date-&quot;&amp;COLUMN()&amp;&quot;-&quot;&amp;ROW();&quot;Date&quot;;[.E201])" office:value-type="string" office:string-value="date-7-201 &#10;[2021]" calcext:value-type="string">
            <text:p>date-7-201 <text:line-break/>[2021]</text:p>
          </table:table-cell>
          <table:table-cell table:style-name="ce21" table:formula="of:=INFO.OBBA.OBBA.OBMAKE(&quot;date-&quot;&amp;COLUMN()&amp;&quot;-&quot;&amp;ROW();&quot;Date&quot;;[.F201])" office:value-type="string" office:string-value="date-8-201 &#10;[2022]" calcext:value-type="string">
            <text:p>date-8-201 <text:line-break/>[20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1])" office:value-type="string" office:string-value="cal-9-201 &#10;[2024]" calcext:value-type="string">
            <text:p>cal-9-201 <text:line-break/>[20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1])" office:value-type="string" office:string-value="cal-10-201 &#10;[2026]" calcext:value-type="string">
            <text:p>cal-10-201 <text:line-break/>[2026]</text:p>
          </table:table-cell>
          <table:table-cell/>
          <table:table-cell table:formula="of:=INFO.OBBA.OBBA.OBGET(INFO.OBBA.OBBA.OBCALL(&quot;&quot;;[.$B$15];&quot;getDaycountFraction&quot;;[.I201];[.J201]))" office:value-type="float" office:value="-36.7694444444444" calcext:value-type="float">
            <text:p>-36,769</text:p>
          </table:table-cell>
          <table:table-cell table:style-name="ce35" table:formula="of:=(YEARFRAC([.E201];[.F201];[.$C$9]))" office:value-type="float" office:value="36.7694444444444" calcext:value-type="float">
            <text:p>36,769</text:p>
          </table:table-cell>
          <table:table-cell table:formula="of:=ABS([.L201])-[.M20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8-12-04" calcext:value-type="date">
            <text:p>04.12.2008</text:p>
          </table:table-cell>
          <table:table-cell table:style-name="ce22" table:formula="of:=[.$C$11]+INT(RAND()*([.$C$12]-[.$C$11]))" office:value-type="date" office:date-value="1991-07-07" calcext:value-type="date">
            <text:p>07.07.1991</text:p>
          </table:table-cell>
          <table:table-cell table:style-name="ce21" table:formula="of:=INFO.OBBA.OBBA.OBMAKE(&quot;date-&quot;&amp;COLUMN()&amp;&quot;-&quot;&amp;ROW();&quot;Date&quot;;[.E202])" office:value-type="string" office:string-value="date-7-202 &#10;[2028]" calcext:value-type="string">
            <text:p>date-7-202 <text:line-break/>[2028]</text:p>
          </table:table-cell>
          <table:table-cell table:style-name="ce21" table:formula="of:=INFO.OBBA.OBBA.OBMAKE(&quot;date-&quot;&amp;COLUMN()&amp;&quot;-&quot;&amp;ROW();&quot;Date&quot;;[.F202])" office:value-type="string" office:string-value="date-8-202 &#10;[2029]" calcext:value-type="string">
            <text:p>date-8-202 <text:line-break/>[20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2])" office:value-type="string" office:string-value="cal-9-202 &#10;[2031]" calcext:value-type="string">
            <text:p>cal-9-202 <text:line-break/>[20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2])" office:value-type="string" office:string-value="cal-10-202 &#10;[2033]" calcext:value-type="string">
            <text:p>cal-10-202 <text:line-break/>[2033]</text:p>
          </table:table-cell>
          <table:table-cell/>
          <table:table-cell table:formula="of:=INFO.OBBA.OBBA.OBGET(INFO.OBBA.OBBA.OBCALL(&quot;&quot;;[.$B$15];&quot;getDaycountFraction&quot;;[.I202];[.J202]))" office:value-type="float" office:value="-17.6666666666667" calcext:value-type="float">
            <text:p>-17,667</text:p>
          </table:table-cell>
          <table:table-cell table:style-name="ce35" table:formula="of:=(YEARFRAC([.E202];[.F202];[.$C$9]))" office:value-type="float" office:value="17.6666666666667" calcext:value-type="float">
            <text:p>17,667</text:p>
          </table:table-cell>
          <table:table-cell table:formula="of:=ABS([.L202])-[.M20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9-08-29" calcext:value-type="date">
            <text:p>29.08.2009</text:p>
          </table:table-cell>
          <table:table-cell table:style-name="ce22" table:formula="of:=[.$C$11]+INT(RAND()*([.$C$12]-[.$C$11]))" office:value-type="date" office:date-value="2029-06-30" calcext:value-type="date">
            <text:p>30.06.2029</text:p>
          </table:table-cell>
          <table:table-cell table:style-name="ce21" table:formula="of:=INFO.OBBA.OBBA.OBMAKE(&quot;date-&quot;&amp;COLUMN()&amp;&quot;-&quot;&amp;ROW();&quot;Date&quot;;[.E203])" office:value-type="string" office:string-value="date-7-203 &#10;[2035]" calcext:value-type="string">
            <text:p>date-7-203 <text:line-break/>[2035]</text:p>
          </table:table-cell>
          <table:table-cell table:style-name="ce21" table:formula="of:=INFO.OBBA.OBBA.OBMAKE(&quot;date-&quot;&amp;COLUMN()&amp;&quot;-&quot;&amp;ROW();&quot;Date&quot;;[.F203])" office:value-type="string" office:string-value="date-8-203 &#10;[2036]" calcext:value-type="string">
            <text:p>date-8-203 <text:line-break/>[20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3])" office:value-type="string" office:string-value="cal-9-203 &#10;[2038]" calcext:value-type="string">
            <text:p>cal-9-203 <text:line-break/>[20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3])" office:value-type="string" office:string-value="cal-10-203 &#10;[2040]" calcext:value-type="string">
            <text:p>cal-10-203 <text:line-break/>[2040]</text:p>
          </table:table-cell>
          <table:table-cell/>
          <table:table-cell table:formula="of:=INFO.OBBA.OBBA.OBGET(INFO.OBBA.OBBA.OBCALL(&quot;&quot;;[.$B$15];&quot;getDaycountFraction&quot;;[.I203];[.J203]))" office:value-type="float" office:value="20.125" calcext:value-type="float">
            <text:p>20,125</text:p>
          </table:table-cell>
          <table:table-cell table:style-name="ce35" table:formula="of:=(YEARFRAC([.E203];[.F203];[.$C$9]))" office:value-type="float" office:value="20.125" calcext:value-type="float">
            <text:p>20,125</text:p>
          </table:table-cell>
          <table:table-cell table:formula="of:=ABS([.L203])-[.M20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5-10-11" calcext:value-type="date">
            <text:p>11.10.2005</text:p>
          </table:table-cell>
          <table:table-cell table:style-name="ce22" table:formula="of:=[.$C$11]+INT(RAND()*([.$C$12]-[.$C$11]))" office:value-type="date" office:date-value="2023-08-03" calcext:value-type="date">
            <text:p>03.08.2023</text:p>
          </table:table-cell>
          <table:table-cell table:style-name="ce21" table:formula="of:=INFO.OBBA.OBBA.OBMAKE(&quot;date-&quot;&amp;COLUMN()&amp;&quot;-&quot;&amp;ROW();&quot;Date&quot;;[.E204])" office:value-type="string" office:string-value="date-7-204 &#10;[2042]" calcext:value-type="string">
            <text:p>date-7-204 <text:line-break/>[2042]</text:p>
          </table:table-cell>
          <table:table-cell table:style-name="ce21" table:formula="of:=INFO.OBBA.OBBA.OBMAKE(&quot;date-&quot;&amp;COLUMN()&amp;&quot;-&quot;&amp;ROW();&quot;Date&quot;;[.F204])" office:value-type="string" office:string-value="date-8-204 &#10;[2043]" calcext:value-type="string">
            <text:p>date-8-204 <text:line-break/>[20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4])" office:value-type="string" office:string-value="cal-9-204 &#10;[2045]" calcext:value-type="string">
            <text:p>cal-9-204 <text:line-break/>[20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4])" office:value-type="string" office:string-value="cal-10-204 &#10;[2047]" calcext:value-type="string">
            <text:p>cal-10-204 <text:line-break/>[2047]</text:p>
          </table:table-cell>
          <table:table-cell/>
          <table:table-cell table:formula="of:=INFO.OBBA.OBBA.OBGET(INFO.OBBA.OBBA.OBCALL(&quot;&quot;;[.$B$15];&quot;getDaycountFraction&quot;;[.I204];[.J204]))" office:value-type="float" office:value="18.0694444444444" calcext:value-type="float">
            <text:p>18,069</text:p>
          </table:table-cell>
          <table:table-cell table:style-name="ce35" table:formula="of:=(YEARFRAC([.E204];[.F204];[.$C$9]))" office:value-type="float" office:value="18.0694444444444" calcext:value-type="float">
            <text:p>18,069</text:p>
          </table:table-cell>
          <table:table-cell table:formula="of:=ABS([.L204])-[.M20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0-05-24" calcext:value-type="date">
            <text:p>24.05.2010</text:p>
          </table:table-cell>
          <table:table-cell table:style-name="ce22" table:formula="of:=[.$C$11]+INT(RAND()*([.$C$12]-[.$C$11]))" office:value-type="date" office:date-value="2024-06-19" calcext:value-type="date">
            <text:p>19.06.2024</text:p>
          </table:table-cell>
          <table:table-cell table:style-name="ce21" table:formula="of:=INFO.OBBA.OBBA.OBMAKE(&quot;date-&quot;&amp;COLUMN()&amp;&quot;-&quot;&amp;ROW();&quot;Date&quot;;[.E205])" office:value-type="string" office:string-value="date-7-205 &#10;[2049]" calcext:value-type="string">
            <text:p>date-7-205 <text:line-break/>[2049]</text:p>
          </table:table-cell>
          <table:table-cell table:style-name="ce21" table:formula="of:=INFO.OBBA.OBBA.OBMAKE(&quot;date-&quot;&amp;COLUMN()&amp;&quot;-&quot;&amp;ROW();&quot;Date&quot;;[.F205])" office:value-type="string" office:string-value="date-8-205 &#10;[2050]" calcext:value-type="string">
            <text:p>date-8-205 <text:line-break/>[20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5])" office:value-type="string" office:string-value="cal-9-205 &#10;[2052]" calcext:value-type="string">
            <text:p>cal-9-205 <text:line-break/>[20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5])" office:value-type="string" office:string-value="cal-10-205 &#10;[2054]" calcext:value-type="string">
            <text:p>cal-10-205 <text:line-break/>[2054]</text:p>
          </table:table-cell>
          <table:table-cell/>
          <table:table-cell table:formula="of:=INFO.OBBA.OBBA.OBGET(INFO.OBBA.OBBA.OBCALL(&quot;&quot;;[.$B$15];&quot;getDaycountFraction&quot;;[.I205];[.J205]))" office:value-type="float" office:value="14.2777777777778" calcext:value-type="float">
            <text:p>14,278</text:p>
          </table:table-cell>
          <table:table-cell table:style-name="ce35" table:formula="of:=(YEARFRAC([.E205];[.F205];[.$C$9]))" office:value-type="float" office:value="14.2777777777778" calcext:value-type="float">
            <text:p>14,278</text:p>
          </table:table-cell>
          <table:table-cell table:formula="of:=ABS([.L205])-[.M20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5-02-20" calcext:value-type="date">
            <text:p>20.02.2005</text:p>
          </table:table-cell>
          <table:table-cell table:style-name="ce22" table:formula="of:=[.$C$11]+INT(RAND()*([.$C$12]-[.$C$11]))" office:value-type="date" office:date-value="2010-07-29" calcext:value-type="date">
            <text:p>29.07.2010</text:p>
          </table:table-cell>
          <table:table-cell table:style-name="ce21" table:formula="of:=INFO.OBBA.OBBA.OBMAKE(&quot;date-&quot;&amp;COLUMN()&amp;&quot;-&quot;&amp;ROW();&quot;Date&quot;;[.E206])" office:value-type="string" office:string-value="date-7-206 &#10;[2056]" calcext:value-type="string">
            <text:p>date-7-206 <text:line-break/>[2056]</text:p>
          </table:table-cell>
          <table:table-cell table:style-name="ce21" table:formula="of:=INFO.OBBA.OBBA.OBMAKE(&quot;date-&quot;&amp;COLUMN()&amp;&quot;-&quot;&amp;ROW();&quot;Date&quot;;[.F206])" office:value-type="string" office:string-value="date-8-206 &#10;[2057]" calcext:value-type="string">
            <text:p>date-8-206 <text:line-break/>[20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6])" office:value-type="string" office:string-value="cal-9-206 &#10;[2059]" calcext:value-type="string">
            <text:p>cal-9-206 <text:line-break/>[20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6])" office:value-type="string" office:string-value="cal-10-206 &#10;[2061]" calcext:value-type="string">
            <text:p>cal-10-206 <text:line-break/>[2061]</text:p>
          </table:table-cell>
          <table:table-cell/>
          <table:table-cell table:formula="of:=INFO.OBBA.OBBA.OBGET(INFO.OBBA.OBBA.OBCALL(&quot;&quot;;[.$B$15];&quot;getDaycountFraction&quot;;[.I206];[.J206]))" office:value-type="float" office:value="5.51388888888889" calcext:value-type="float">
            <text:p>5,514</text:p>
          </table:table-cell>
          <table:table-cell table:style-name="ce35" table:formula="of:=(YEARFRAC([.E206];[.F206];[.$C$9]))" office:value-type="float" office:value="5.51388888888889" calcext:value-type="float">
            <text:p>5,514</text:p>
          </table:table-cell>
          <table:table-cell table:formula="of:=ABS([.L206])-[.M20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4-07-05" calcext:value-type="date">
            <text:p>05.07.2024</text:p>
          </table:table-cell>
          <table:table-cell table:style-name="ce22" table:formula="of:=[.$C$11]+INT(RAND()*([.$C$12]-[.$C$11]))" office:value-type="date" office:date-value="2003-06-18" calcext:value-type="date">
            <text:p>18.06.2003</text:p>
          </table:table-cell>
          <table:table-cell table:style-name="ce21" table:formula="of:=INFO.OBBA.OBBA.OBMAKE(&quot;date-&quot;&amp;COLUMN()&amp;&quot;-&quot;&amp;ROW();&quot;Date&quot;;[.E207])" office:value-type="string" office:string-value="date-7-207 &#10;[2063]" calcext:value-type="string">
            <text:p>date-7-207 <text:line-break/>[2063]</text:p>
          </table:table-cell>
          <table:table-cell table:style-name="ce21" table:formula="of:=INFO.OBBA.OBBA.OBMAKE(&quot;date-&quot;&amp;COLUMN()&amp;&quot;-&quot;&amp;ROW();&quot;Date&quot;;[.F207])" office:value-type="string" office:string-value="date-8-207 &#10;[2064]" calcext:value-type="string">
            <text:p>date-8-207 <text:line-break/>[20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7])" office:value-type="string" office:string-value="cal-9-207 &#10;[2066]" calcext:value-type="string">
            <text:p>cal-9-207 <text:line-break/>[20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7])" office:value-type="string" office:string-value="cal-10-207 &#10;[2068]" calcext:value-type="string">
            <text:p>cal-10-207 <text:line-break/>[2068]</text:p>
          </table:table-cell>
          <table:table-cell/>
          <table:table-cell table:formula="of:=INFO.OBBA.OBBA.OBGET(INFO.OBBA.OBBA.OBCALL(&quot;&quot;;[.$B$15];&quot;getDaycountFraction&quot;;[.I207];[.J207]))" office:value-type="float" office:value="-21.3555555555556" calcext:value-type="float">
            <text:p>-21,356</text:p>
          </table:table-cell>
          <table:table-cell table:style-name="ce35" table:formula="of:=(YEARFRAC([.E207];[.F207];[.$C$9]))" office:value-type="float" office:value="21.3555555555556" calcext:value-type="float">
            <text:p>21,356</text:p>
          </table:table-cell>
          <table:table-cell table:formula="of:=ABS([.L207])-[.M20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4-08-15" calcext:value-type="date">
            <text:p>15.08.1984</text:p>
          </table:table-cell>
          <table:table-cell table:style-name="ce22" table:formula="of:=[.$C$11]+INT(RAND()*([.$C$12]-[.$C$11]))" office:value-type="date" office:date-value="1983-07-10" calcext:value-type="date">
            <text:p>10.07.1983</text:p>
          </table:table-cell>
          <table:table-cell table:style-name="ce21" table:formula="of:=INFO.OBBA.OBBA.OBMAKE(&quot;date-&quot;&amp;COLUMN()&amp;&quot;-&quot;&amp;ROW();&quot;Date&quot;;[.E208])" office:value-type="string" office:string-value="date-7-208 &#10;[2070]" calcext:value-type="string">
            <text:p>date-7-208 <text:line-break/>[2070]</text:p>
          </table:table-cell>
          <table:table-cell table:style-name="ce21" table:formula="of:=INFO.OBBA.OBBA.OBMAKE(&quot;date-&quot;&amp;COLUMN()&amp;&quot;-&quot;&amp;ROW();&quot;Date&quot;;[.F208])" office:value-type="string" office:string-value="date-8-208 &#10;[2071]" calcext:value-type="string">
            <text:p>date-8-208 <text:line-break/>[20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8])" office:value-type="string" office:string-value="cal-9-208 &#10;[2073]" calcext:value-type="string">
            <text:p>cal-9-208 <text:line-break/>[20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8])" office:value-type="string" office:string-value="cal-10-208 &#10;[2075]" calcext:value-type="string">
            <text:p>cal-10-208 <text:line-break/>[2075]</text:p>
          </table:table-cell>
          <table:table-cell/>
          <table:table-cell table:formula="of:=INFO.OBBA.OBBA.OBGET(INFO.OBBA.OBBA.OBCALL(&quot;&quot;;[.$B$15];&quot;getDaycountFraction&quot;;[.I208];[.J208]))" office:value-type="float" office:value="-1.11666666666667" calcext:value-type="float">
            <text:p>-1,117</text:p>
          </table:table-cell>
          <table:table-cell table:style-name="ce35" table:formula="of:=(YEARFRAC([.E208];[.F208];[.$C$9]))" office:value-type="float" office:value="1.11666666666667" calcext:value-type="float">
            <text:p>1,117</text:p>
          </table:table-cell>
          <table:table-cell table:formula="of:=ABS([.L208])-[.M20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1-05-28" calcext:value-type="date">
            <text:p>28.05.2001</text:p>
          </table:table-cell>
          <table:table-cell table:style-name="ce22" table:formula="of:=[.$C$11]+INT(RAND()*([.$C$12]-[.$C$11]))" office:value-type="date" office:date-value="2022-05-19" calcext:value-type="date">
            <text:p>19.05.2022</text:p>
          </table:table-cell>
          <table:table-cell table:style-name="ce21" table:formula="of:=INFO.OBBA.OBBA.OBMAKE(&quot;date-&quot;&amp;COLUMN()&amp;&quot;-&quot;&amp;ROW();&quot;Date&quot;;[.E209])" office:value-type="string" office:string-value="date-7-209 &#10;[2077]" calcext:value-type="string">
            <text:p>date-7-209 <text:line-break/>[2077]</text:p>
          </table:table-cell>
          <table:table-cell table:style-name="ce21" table:formula="of:=INFO.OBBA.OBBA.OBMAKE(&quot;date-&quot;&amp;COLUMN()&amp;&quot;-&quot;&amp;ROW();&quot;Date&quot;;[.F209])" office:value-type="string" office:string-value="date-8-209 &#10;[2078]" calcext:value-type="string">
            <text:p>date-8-209 <text:line-break/>[20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09])" office:value-type="string" office:string-value="cal-9-209 &#10;[2080]" calcext:value-type="string">
            <text:p>cal-9-209 <text:line-break/>[20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09])" office:value-type="string" office:string-value="cal-10-209 &#10;[2082]" calcext:value-type="string">
            <text:p>cal-10-209 <text:line-break/>[2082]</text:p>
          </table:table-cell>
          <table:table-cell/>
          <table:table-cell table:formula="of:=INFO.OBBA.OBBA.OBGET(INFO.OBBA.OBBA.OBCALL(&quot;&quot;;[.$B$15];&quot;getDaycountFraction&quot;;[.I209];[.J209]))" office:value-type="float" office:value="21.2805555555556" calcext:value-type="float">
            <text:p>21,281</text:p>
          </table:table-cell>
          <table:table-cell table:style-name="ce35" table:formula="of:=(YEARFRAC([.E209];[.F209];[.$C$9]))" office:value-type="float" office:value="21.2805555555556" calcext:value-type="float">
            <text:p>21,281</text:p>
          </table:table-cell>
          <table:table-cell table:formula="of:=ABS([.L209])-[.M20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5-12-05" calcext:value-type="date">
            <text:p>05.12.2025</text:p>
          </table:table-cell>
          <table:table-cell table:style-name="ce22" table:formula="of:=[.$C$11]+INT(RAND()*([.$C$12]-[.$C$11]))" office:value-type="date" office:date-value="2028-07-26" calcext:value-type="date">
            <text:p>26.07.2028</text:p>
          </table:table-cell>
          <table:table-cell table:style-name="ce21" table:formula="of:=INFO.OBBA.OBBA.OBMAKE(&quot;date-&quot;&amp;COLUMN()&amp;&quot;-&quot;&amp;ROW();&quot;Date&quot;;[.E210])" office:value-type="string" office:string-value="date-7-210 &#10;[2084]" calcext:value-type="string">
            <text:p>date-7-210 <text:line-break/>[2084]</text:p>
          </table:table-cell>
          <table:table-cell table:style-name="ce21" table:formula="of:=INFO.OBBA.OBBA.OBMAKE(&quot;date-&quot;&amp;COLUMN()&amp;&quot;-&quot;&amp;ROW();&quot;Date&quot;;[.F210])" office:value-type="string" office:string-value="date-8-210 &#10;[2085]" calcext:value-type="string">
            <text:p>date-8-210 <text:line-break/>[20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0])" office:value-type="string" office:string-value="cal-9-210 &#10;[2087]" calcext:value-type="string">
            <text:p>cal-9-210 <text:line-break/>[20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0])" office:value-type="string" office:string-value="cal-10-210 &#10;[2089]" calcext:value-type="string">
            <text:p>cal-10-210 <text:line-break/>[2089]</text:p>
          </table:table-cell>
          <table:table-cell/>
          <table:table-cell table:formula="of:=INFO.OBBA.OBBA.OBGET(INFO.OBBA.OBBA.OBCALL(&quot;&quot;;[.$B$15];&quot;getDaycountFraction&quot;;[.I210];[.J210]))" office:value-type="float" office:value="2.67777777777778" calcext:value-type="float">
            <text:p>2,678</text:p>
          </table:table-cell>
          <table:table-cell table:style-name="ce35" table:formula="of:=(YEARFRAC([.E210];[.F210];[.$C$9]))" office:value-type="float" office:value="2.67777777777778" calcext:value-type="float">
            <text:p>2,678</text:p>
          </table:table-cell>
          <table:table-cell table:formula="of:=ABS([.L210])-[.M21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2-01-29" calcext:value-type="date">
            <text:p>29.01.2022</text:p>
          </table:table-cell>
          <table:table-cell table:style-name="ce22" table:formula="of:=[.$C$11]+INT(RAND()*([.$C$12]-[.$C$11]))" office:value-type="date" office:date-value="2003-02-19" calcext:value-type="date">
            <text:p>19.02.2003</text:p>
          </table:table-cell>
          <table:table-cell table:style-name="ce21" table:formula="of:=INFO.OBBA.OBBA.OBMAKE(&quot;date-&quot;&amp;COLUMN()&amp;&quot;-&quot;&amp;ROW();&quot;Date&quot;;[.E211])" office:value-type="string" office:string-value="date-7-211 &#10;[2091]" calcext:value-type="string">
            <text:p>date-7-211 <text:line-break/>[2091]</text:p>
          </table:table-cell>
          <table:table-cell table:style-name="ce21" table:formula="of:=INFO.OBBA.OBBA.OBMAKE(&quot;date-&quot;&amp;COLUMN()&amp;&quot;-&quot;&amp;ROW();&quot;Date&quot;;[.F211])" office:value-type="string" office:string-value="date-8-211 &#10;[2092]" calcext:value-type="string">
            <text:p>date-8-211 <text:line-break/>[20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1])" office:value-type="string" office:string-value="cal-9-211 &#10;[2094]" calcext:value-type="string">
            <text:p>cal-9-211 <text:line-break/>[20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1])" office:value-type="string" office:string-value="cal-10-211 &#10;[2096]" calcext:value-type="string">
            <text:p>cal-10-211 <text:line-break/>[2096]</text:p>
          </table:table-cell>
          <table:table-cell/>
          <table:table-cell table:formula="of:=INFO.OBBA.OBBA.OBGET(INFO.OBBA.OBBA.OBCALL(&quot;&quot;;[.$B$15];&quot;getDaycountFraction&quot;;[.I211];[.J211]))" office:value-type="float" office:value="-19.2194444444444" calcext:value-type="float">
            <text:p>-19,219</text:p>
          </table:table-cell>
          <table:table-cell table:style-name="ce35" table:formula="of:=(YEARFRAC([.E211];[.F211];[.$C$9]))" office:value-type="float" office:value="19.2194444444444" calcext:value-type="float">
            <text:p>19,219</text:p>
          </table:table-cell>
          <table:table-cell table:formula="of:=ABS([.L211])-[.M21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7-04-29" calcext:value-type="date">
            <text:p>29.04.2027</text:p>
          </table:table-cell>
          <table:table-cell table:style-name="ce22" table:formula="of:=[.$C$11]+INT(RAND()*([.$C$12]-[.$C$11]))" office:value-type="date" office:date-value="1990-09-29" calcext:value-type="date">
            <text:p>29.09.1990</text:p>
          </table:table-cell>
          <table:table-cell table:style-name="ce21" table:formula="of:=INFO.OBBA.OBBA.OBMAKE(&quot;date-&quot;&amp;COLUMN()&amp;&quot;-&quot;&amp;ROW();&quot;Date&quot;;[.E212])" office:value-type="string" office:string-value="date-7-212 &#10;[2098]" calcext:value-type="string">
            <text:p>date-7-212 <text:line-break/>[2098]</text:p>
          </table:table-cell>
          <table:table-cell table:style-name="ce21" table:formula="of:=INFO.OBBA.OBBA.OBMAKE(&quot;date-&quot;&amp;COLUMN()&amp;&quot;-&quot;&amp;ROW();&quot;Date&quot;;[.F212])" office:value-type="string" office:string-value="date-8-212 &#10;[2099]" calcext:value-type="string">
            <text:p>date-8-212 <text:line-break/>[20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2])" office:value-type="string" office:string-value="cal-9-212 &#10;[2101]" calcext:value-type="string">
            <text:p>cal-9-212 <text:line-break/>[21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2])" office:value-type="string" office:string-value="cal-10-212 &#10;[2103]" calcext:value-type="string">
            <text:p>cal-10-212 <text:line-break/>[2103]</text:p>
          </table:table-cell>
          <table:table-cell/>
          <table:table-cell table:formula="of:=INFO.OBBA.OBBA.OBGET(INFO.OBBA.OBBA.OBCALL(&quot;&quot;;[.$B$15];&quot;getDaycountFraction&quot;;[.I212];[.J212]))" office:value-type="float" office:value="-37.1138888888889" calcext:value-type="float">
            <text:p>-37,114</text:p>
          </table:table-cell>
          <table:table-cell table:style-name="ce35" table:formula="of:=(YEARFRAC([.E212];[.F212];[.$C$9]))" office:value-type="float" office:value="37.1138888888889" calcext:value-type="float">
            <text:p>37,114</text:p>
          </table:table-cell>
          <table:table-cell table:formula="of:=ABS([.L212])-[.M21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5-03-26" calcext:value-type="date">
            <text:p>26.03.1985</text:p>
          </table:table-cell>
          <table:table-cell table:style-name="ce22" table:formula="of:=[.$C$11]+INT(RAND()*([.$C$12]-[.$C$11]))" office:value-type="date" office:date-value="1997-06-16" calcext:value-type="date">
            <text:p>16.06.1997</text:p>
          </table:table-cell>
          <table:table-cell table:style-name="ce21" table:formula="of:=INFO.OBBA.OBBA.OBMAKE(&quot;date-&quot;&amp;COLUMN()&amp;&quot;-&quot;&amp;ROW();&quot;Date&quot;;[.E213])" office:value-type="string" office:string-value="date-7-213 &#10;[2105]" calcext:value-type="string">
            <text:p>date-7-213 <text:line-break/>[2105]</text:p>
          </table:table-cell>
          <table:table-cell table:style-name="ce21" table:formula="of:=INFO.OBBA.OBBA.OBMAKE(&quot;date-&quot;&amp;COLUMN()&amp;&quot;-&quot;&amp;ROW();&quot;Date&quot;;[.F213])" office:value-type="string" office:string-value="date-8-213 &#10;[2106]" calcext:value-type="string">
            <text:p>date-8-213 <text:line-break/>[21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3])" office:value-type="string" office:string-value="cal-9-213 &#10;[2108]" calcext:value-type="string">
            <text:p>cal-9-213 <text:line-break/>[21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3])" office:value-type="string" office:string-value="cal-10-213 &#10;[2110]" calcext:value-type="string">
            <text:p>cal-10-213 <text:line-break/>[2110]</text:p>
          </table:table-cell>
          <table:table-cell/>
          <table:table-cell table:formula="of:=INFO.OBBA.OBBA.OBGET(INFO.OBBA.OBBA.OBCALL(&quot;&quot;;[.$B$15];&quot;getDaycountFraction&quot;;[.I213];[.J213]))" office:value-type="float" office:value="12.4027777777778" calcext:value-type="float">
            <text:p>12,403</text:p>
          </table:table-cell>
          <table:table-cell table:style-name="ce35" table:formula="of:=(YEARFRAC([.E213];[.F213];[.$C$9]))" office:value-type="float" office:value="12.4027777777778" calcext:value-type="float">
            <text:p>12,403</text:p>
          </table:table-cell>
          <table:table-cell table:formula="of:=ABS([.L213])-[.M21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9-12-01" calcext:value-type="date">
            <text:p>01.12.2029</text:p>
          </table:table-cell>
          <table:table-cell table:style-name="ce22" table:formula="of:=[.$C$11]+INT(RAND()*([.$C$12]-[.$C$11]))" office:value-type="date" office:date-value="1997-09-22" calcext:value-type="date">
            <text:p>22.09.1997</text:p>
          </table:table-cell>
          <table:table-cell table:style-name="ce21" table:formula="of:=INFO.OBBA.OBBA.OBMAKE(&quot;date-&quot;&amp;COLUMN()&amp;&quot;-&quot;&amp;ROW();&quot;Date&quot;;[.E214])" office:value-type="string" office:string-value="date-7-214 &#10;[2112]" calcext:value-type="string">
            <text:p>date-7-214 <text:line-break/>[2112]</text:p>
          </table:table-cell>
          <table:table-cell table:style-name="ce21" table:formula="of:=INFO.OBBA.OBBA.OBMAKE(&quot;date-&quot;&amp;COLUMN()&amp;&quot;-&quot;&amp;ROW();&quot;Date&quot;;[.F214])" office:value-type="string" office:string-value="date-8-214 &#10;[2113]" calcext:value-type="string">
            <text:p>date-8-214 <text:line-break/>[21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4])" office:value-type="string" office:string-value="cal-9-214 &#10;[2115]" calcext:value-type="string">
            <text:p>cal-9-214 <text:line-break/>[21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4])" office:value-type="string" office:string-value="cal-10-214 &#10;[2117]" calcext:value-type="string">
            <text:p>cal-10-214 <text:line-break/>[2117]</text:p>
          </table:table-cell>
          <table:table-cell/>
          <table:table-cell table:formula="of:=INFO.OBBA.OBBA.OBGET(INFO.OBBA.OBBA.OBCALL(&quot;&quot;;[.$B$15];&quot;getDaycountFraction&quot;;[.I214];[.J214]))" office:value-type="float" office:value="-32.6611111111111" calcext:value-type="float">
            <text:p>-32,661</text:p>
          </table:table-cell>
          <table:table-cell table:style-name="ce35" table:formula="of:=(YEARFRAC([.E214];[.F214];[.$C$9]))" office:value-type="float" office:value="32.6611111111111" calcext:value-type="float">
            <text:p>32,661</text:p>
          </table:table-cell>
          <table:table-cell table:formula="of:=ABS([.L214])-[.M21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0-05-30" calcext:value-type="date">
            <text:p>30.05.2020</text:p>
          </table:table-cell>
          <table:table-cell table:style-name="ce22" table:formula="of:=[.$C$11]+INT(RAND()*([.$C$12]-[.$C$11]))" office:value-type="date" office:date-value="2024-04-23" calcext:value-type="date">
            <text:p>23.04.2024</text:p>
          </table:table-cell>
          <table:table-cell table:style-name="ce21" table:formula="of:=INFO.OBBA.OBBA.OBMAKE(&quot;date-&quot;&amp;COLUMN()&amp;&quot;-&quot;&amp;ROW();&quot;Date&quot;;[.E215])" office:value-type="string" office:string-value="date-7-215 &#10;[2119]" calcext:value-type="string">
            <text:p>date-7-215 <text:line-break/>[2119]</text:p>
          </table:table-cell>
          <table:table-cell table:style-name="ce21" table:formula="of:=INFO.OBBA.OBBA.OBMAKE(&quot;date-&quot;&amp;COLUMN()&amp;&quot;-&quot;&amp;ROW();&quot;Date&quot;;[.F215])" office:value-type="string" office:string-value="date-8-215 &#10;[2120]" calcext:value-type="string">
            <text:p>date-8-215 <text:line-break/>[21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5])" office:value-type="string" office:string-value="cal-9-215 &#10;[2122]" calcext:value-type="string">
            <text:p>cal-9-215 <text:line-break/>[21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5])" office:value-type="string" office:string-value="cal-10-215 &#10;[2124]" calcext:value-type="string">
            <text:p>cal-10-215 <text:line-break/>[2124]</text:p>
          </table:table-cell>
          <table:table-cell/>
          <table:table-cell table:formula="of:=INFO.OBBA.OBBA.OBGET(INFO.OBBA.OBBA.OBCALL(&quot;&quot;;[.$B$15];&quot;getDaycountFraction&quot;;[.I215];[.J215]))" office:value-type="float" office:value="3.95555555555556" calcext:value-type="float">
            <text:p>3,956</text:p>
          </table:table-cell>
          <table:table-cell table:style-name="ce35" table:formula="of:=(YEARFRAC([.E215];[.F215];[.$C$9]))" office:value-type="float" office:value="3.95555555555556" calcext:value-type="float">
            <text:p>3,956</text:p>
          </table:table-cell>
          <table:table-cell table:formula="of:=ABS([.L215])-[.M21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7-05-29" calcext:value-type="date">
            <text:p>29.05.2007</text:p>
          </table:table-cell>
          <table:table-cell table:style-name="ce22" table:formula="of:=[.$C$11]+INT(RAND()*([.$C$12]-[.$C$11]))" office:value-type="date" office:date-value="2026-02-17" calcext:value-type="date">
            <text:p>17.02.2026</text:p>
          </table:table-cell>
          <table:table-cell table:style-name="ce21" table:formula="of:=INFO.OBBA.OBBA.OBMAKE(&quot;date-&quot;&amp;COLUMN()&amp;&quot;-&quot;&amp;ROW();&quot;Date&quot;;[.E216])" office:value-type="string" office:string-value="date-7-216 &#10;[2126]" calcext:value-type="string">
            <text:p>date-7-216 <text:line-break/>[2126]</text:p>
          </table:table-cell>
          <table:table-cell table:style-name="ce21" table:formula="of:=INFO.OBBA.OBBA.OBMAKE(&quot;date-&quot;&amp;COLUMN()&amp;&quot;-&quot;&amp;ROW();&quot;Date&quot;;[.F216])" office:value-type="string" office:string-value="date-8-216 &#10;[2127]" calcext:value-type="string">
            <text:p>date-8-216 <text:line-break/>[21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6])" office:value-type="string" office:string-value="cal-9-216 &#10;[2129]" calcext:value-type="string">
            <text:p>cal-9-216 <text:line-break/>[21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6])" office:value-type="string" office:string-value="cal-10-216 &#10;[2131]" calcext:value-type="string">
            <text:p>cal-10-216 <text:line-break/>[2131]</text:p>
          </table:table-cell>
          <table:table-cell/>
          <table:table-cell table:formula="of:=INFO.OBBA.OBBA.OBGET(INFO.OBBA.OBBA.OBCALL(&quot;&quot;;[.$B$15];&quot;getDaycountFraction&quot;;[.I216];[.J216]))" office:value-type="float" office:value="18.9972222222222" calcext:value-type="float">
            <text:p>18,997</text:p>
          </table:table-cell>
          <table:table-cell table:style-name="ce35" table:formula="of:=(YEARFRAC([.E216];[.F216];[.$C$9]))" office:value-type="float" office:value="18.9972222222222" calcext:value-type="float">
            <text:p>18,997</text:p>
          </table:table-cell>
          <table:table-cell table:formula="of:=ABS([.L216])-[.M21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2-12-27" calcext:value-type="date">
            <text:p>27.12.1982</text:p>
          </table:table-cell>
          <table:table-cell table:style-name="ce22" table:formula="of:=[.$C$11]+INT(RAND()*([.$C$12]-[.$C$11]))" office:value-type="date" office:date-value="2029-12-17" calcext:value-type="date">
            <text:p>17.12.2029</text:p>
          </table:table-cell>
          <table:table-cell table:style-name="ce21" table:formula="of:=INFO.OBBA.OBBA.OBMAKE(&quot;date-&quot;&amp;COLUMN()&amp;&quot;-&quot;&amp;ROW();&quot;Date&quot;;[.E217])" office:value-type="string" office:string-value="date-7-217 &#10;[2133]" calcext:value-type="string">
            <text:p>date-7-217 <text:line-break/>[2133]</text:p>
          </table:table-cell>
          <table:table-cell table:style-name="ce21" table:formula="of:=INFO.OBBA.OBBA.OBMAKE(&quot;date-&quot;&amp;COLUMN()&amp;&quot;-&quot;&amp;ROW();&quot;Date&quot;;[.F217])" office:value-type="string" office:string-value="date-8-217 &#10;[2134]" calcext:value-type="string">
            <text:p>date-8-217 <text:line-break/>[21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7])" office:value-type="string" office:string-value="cal-9-217 &#10;[2136]" calcext:value-type="string">
            <text:p>cal-9-217 <text:line-break/>[21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7])" office:value-type="string" office:string-value="cal-10-217 &#10;[2138]" calcext:value-type="string">
            <text:p>cal-10-217 <text:line-break/>[2138]</text:p>
          </table:table-cell>
          <table:table-cell/>
          <table:table-cell table:formula="of:=INFO.OBBA.OBBA.OBGET(INFO.OBBA.OBBA.OBCALL(&quot;&quot;;[.$B$15];&quot;getDaycountFraction&quot;;[.I217];[.J217]))" office:value-type="float" office:value="47.6583333333333" calcext:value-type="float">
            <text:p>47,658</text:p>
          </table:table-cell>
          <table:table-cell table:style-name="ce35" table:formula="of:=(YEARFRAC([.E217];[.F217];[.$C$9]))" office:value-type="float" office:value="47.6583333333333" calcext:value-type="float">
            <text:p>47,658</text:p>
          </table:table-cell>
          <table:table-cell table:formula="of:=ABS([.L217])-[.M21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9-07-22" calcext:value-type="date">
            <text:p>22.07.1989</text:p>
          </table:table-cell>
          <table:table-cell table:style-name="ce22" table:formula="of:=[.$C$11]+INT(RAND()*([.$C$12]-[.$C$11]))" office:value-type="date" office:date-value="2001-11-04" calcext:value-type="date">
            <text:p>04.11.2001</text:p>
          </table:table-cell>
          <table:table-cell table:style-name="ce21" table:formula="of:=INFO.OBBA.OBBA.OBMAKE(&quot;date-&quot;&amp;COLUMN()&amp;&quot;-&quot;&amp;ROW();&quot;Date&quot;;[.E218])" office:value-type="string" office:string-value="date-7-218 &#10;[2140]" calcext:value-type="string">
            <text:p>date-7-218 <text:line-break/>[2140]</text:p>
          </table:table-cell>
          <table:table-cell table:style-name="ce21" table:formula="of:=INFO.OBBA.OBBA.OBMAKE(&quot;date-&quot;&amp;COLUMN()&amp;&quot;-&quot;&amp;ROW();&quot;Date&quot;;[.F218])" office:value-type="string" office:string-value="date-8-218 &#10;[2141]" calcext:value-type="string">
            <text:p>date-8-218 <text:line-break/>[21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8])" office:value-type="string" office:string-value="cal-9-218 &#10;[2143]" calcext:value-type="string">
            <text:p>cal-9-218 <text:line-break/>[21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8])" office:value-type="string" office:string-value="cal-10-218 &#10;[2145]" calcext:value-type="string">
            <text:p>cal-10-218 <text:line-break/>[2145]</text:p>
          </table:table-cell>
          <table:table-cell/>
          <table:table-cell table:formula="of:=INFO.OBBA.OBBA.OBGET(INFO.OBBA.OBBA.OBCALL(&quot;&quot;;[.$B$15];&quot;getDaycountFraction&quot;;[.I218];[.J218]))" office:value-type="float" office:value="12.4666666666667" calcext:value-type="float">
            <text:p>12,467</text:p>
          </table:table-cell>
          <table:table-cell table:style-name="ce35" table:formula="of:=(YEARFRAC([.E218];[.F218];[.$C$9]))" office:value-type="float" office:value="12.4666666666667" calcext:value-type="float">
            <text:p>12,467</text:p>
          </table:table-cell>
          <table:table-cell table:formula="of:=ABS([.L218])-[.M21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6-12-30" calcext:value-type="date">
            <text:p>30.12.2016</text:p>
          </table:table-cell>
          <table:table-cell table:style-name="ce22" table:formula="of:=[.$C$11]+INT(RAND()*([.$C$12]-[.$C$11]))" office:value-type="date" office:date-value="2021-09-23" calcext:value-type="date">
            <text:p>23.09.2021</text:p>
          </table:table-cell>
          <table:table-cell table:style-name="ce21" table:formula="of:=INFO.OBBA.OBBA.OBMAKE(&quot;date-&quot;&amp;COLUMN()&amp;&quot;-&quot;&amp;ROW();&quot;Date&quot;;[.E219])" office:value-type="string" office:string-value="date-7-219 &#10;[2147]" calcext:value-type="string">
            <text:p>date-7-219 <text:line-break/>[2147]</text:p>
          </table:table-cell>
          <table:table-cell table:style-name="ce21" table:formula="of:=INFO.OBBA.OBBA.OBMAKE(&quot;date-&quot;&amp;COLUMN()&amp;&quot;-&quot;&amp;ROW();&quot;Date&quot;;[.F219])" office:value-type="string" office:string-value="date-8-219 &#10;[2148]" calcext:value-type="string">
            <text:p>date-8-219 <text:line-break/>[21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19])" office:value-type="string" office:string-value="cal-9-219 &#10;[2150]" calcext:value-type="string">
            <text:p>cal-9-219 <text:line-break/>[21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19])" office:value-type="string" office:string-value="cal-10-219 &#10;[2152]" calcext:value-type="string">
            <text:p>cal-10-219 <text:line-break/>[2152]</text:p>
          </table:table-cell>
          <table:table-cell/>
          <table:table-cell table:formula="of:=INFO.OBBA.OBBA.OBGET(INFO.OBBA.OBBA.OBCALL(&quot;&quot;;[.$B$15];&quot;getDaycountFraction&quot;;[.I219];[.J219]))" office:value-type="float" office:value="4.8" calcext:value-type="float">
            <text:p>4,800</text:p>
          </table:table-cell>
          <table:table-cell table:style-name="ce35" table:formula="of:=(YEARFRAC([.E219];[.F219];[.$C$9]))" office:value-type="float" office:value="4.8" calcext:value-type="float">
            <text:p>4,800</text:p>
          </table:table-cell>
          <table:table-cell table:formula="of:=ABS([.L219])-[.M21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6-05-30" calcext:value-type="date">
            <text:p>30.05.1986</text:p>
          </table:table-cell>
          <table:table-cell table:style-name="ce22" table:formula="of:=[.$C$11]+INT(RAND()*([.$C$12]-[.$C$11]))" office:value-type="date" office:date-value="2025-05-19" calcext:value-type="date">
            <text:p>19.05.2025</text:p>
          </table:table-cell>
          <table:table-cell table:style-name="ce21" table:formula="of:=INFO.OBBA.OBBA.OBMAKE(&quot;date-&quot;&amp;COLUMN()&amp;&quot;-&quot;&amp;ROW();&quot;Date&quot;;[.E220])" office:value-type="string" office:string-value="date-7-220 &#10;[2154]" calcext:value-type="string">
            <text:p>date-7-220 <text:line-break/>[2154]</text:p>
          </table:table-cell>
          <table:table-cell table:style-name="ce21" table:formula="of:=INFO.OBBA.OBBA.OBMAKE(&quot;date-&quot;&amp;COLUMN()&amp;&quot;-&quot;&amp;ROW();&quot;Date&quot;;[.F220])" office:value-type="string" office:string-value="date-8-220 &#10;[2155]" calcext:value-type="string">
            <text:p>date-8-220 <text:line-break/>[21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0])" office:value-type="string" office:string-value="cal-9-220 &#10;[2157]" calcext:value-type="string">
            <text:p>cal-9-220 <text:line-break/>[21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0])" office:value-type="string" office:string-value="cal-10-220 &#10;[2159]" calcext:value-type="string">
            <text:p>cal-10-220 <text:line-break/>[2159]</text:p>
          </table:table-cell>
          <table:table-cell/>
          <table:table-cell table:formula="of:=INFO.OBBA.OBBA.OBGET(INFO.OBBA.OBBA.OBCALL(&quot;&quot;;[.$B$15];&quot;getDaycountFraction&quot;;[.I220];[.J220]))" office:value-type="float" office:value="39.5388888888889" calcext:value-type="float">
            <text:p>39,539</text:p>
          </table:table-cell>
          <table:table-cell table:style-name="ce35" table:formula="of:=(YEARFRAC([.E220];[.F220];[.$C$9]))" office:value-type="float" office:value="39.5388888888889" calcext:value-type="float">
            <text:p>39,539</text:p>
          </table:table-cell>
          <table:table-cell table:formula="of:=ABS([.L220])-[.M22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5-10-30" calcext:value-type="date">
            <text:p>30.10.1985</text:p>
          </table:table-cell>
          <table:table-cell table:style-name="ce22" table:formula="of:=[.$C$11]+INT(RAND()*([.$C$12]-[.$C$11]))" office:value-type="date" office:date-value="2010-04-25" calcext:value-type="date">
            <text:p>25.04.2010</text:p>
          </table:table-cell>
          <table:table-cell table:style-name="ce21" table:formula="of:=INFO.OBBA.OBBA.OBMAKE(&quot;date-&quot;&amp;COLUMN()&amp;&quot;-&quot;&amp;ROW();&quot;Date&quot;;[.E221])" office:value-type="string" office:string-value="date-7-221 &#10;[2161]" calcext:value-type="string">
            <text:p>date-7-221 <text:line-break/>[2161]</text:p>
          </table:table-cell>
          <table:table-cell table:style-name="ce21" table:formula="of:=INFO.OBBA.OBBA.OBMAKE(&quot;date-&quot;&amp;COLUMN()&amp;&quot;-&quot;&amp;ROW();&quot;Date&quot;;[.F221])" office:value-type="string" office:string-value="date-8-221 &#10;[2162]" calcext:value-type="string">
            <text:p>date-8-221 <text:line-break/>[21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1])" office:value-type="string" office:string-value="cal-9-221 &#10;[2164]" calcext:value-type="string">
            <text:p>cal-9-221 <text:line-break/>[21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1])" office:value-type="string" office:string-value="cal-10-221 &#10;[2166]" calcext:value-type="string">
            <text:p>cal-10-221 <text:line-break/>[2166]</text:p>
          </table:table-cell>
          <table:table-cell/>
          <table:table-cell table:formula="of:=INFO.OBBA.OBBA.OBGET(INFO.OBBA.OBBA.OBCALL(&quot;&quot;;[.$B$15];&quot;getDaycountFraction&quot;;[.I221];[.J221]))" office:value-type="float" office:value="24.8416666666667" calcext:value-type="float">
            <text:p>24,842</text:p>
          </table:table-cell>
          <table:table-cell table:style-name="ce35" table:formula="of:=(YEARFRAC([.E221];[.F221];[.$C$9]))" office:value-type="float" office:value="24.8416666666667" calcext:value-type="float">
            <text:p>24,842</text:p>
          </table:table-cell>
          <table:table-cell table:formula="of:=ABS([.L221])-[.M22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2-05-17" calcext:value-type="date">
            <text:p>17.05.2012</text:p>
          </table:table-cell>
          <table:table-cell table:style-name="ce22" table:formula="of:=[.$C$11]+INT(RAND()*([.$C$12]-[.$C$11]))" office:value-type="date" office:date-value="2012-09-11" calcext:value-type="date">
            <text:p>11.09.2012</text:p>
          </table:table-cell>
          <table:table-cell table:style-name="ce21" table:formula="of:=INFO.OBBA.OBBA.OBMAKE(&quot;date-&quot;&amp;COLUMN()&amp;&quot;-&quot;&amp;ROW();&quot;Date&quot;;[.E222])" office:value-type="string" office:string-value="date-7-222 &#10;[2168]" calcext:value-type="string">
            <text:p>date-7-222 <text:line-break/>[2168]</text:p>
          </table:table-cell>
          <table:table-cell table:style-name="ce21" table:formula="of:=INFO.OBBA.OBBA.OBMAKE(&quot;date-&quot;&amp;COLUMN()&amp;&quot;-&quot;&amp;ROW();&quot;Date&quot;;[.F222])" office:value-type="string" office:string-value="date-8-222 &#10;[2169]" calcext:value-type="string">
            <text:p>date-8-222 <text:line-break/>[21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2])" office:value-type="string" office:string-value="cal-9-222 &#10;[2171]" calcext:value-type="string">
            <text:p>cal-9-222 <text:line-break/>[21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2])" office:value-type="string" office:string-value="cal-10-222 &#10;[2173]" calcext:value-type="string">
            <text:p>cal-10-222 <text:line-break/>[2173]</text:p>
          </table:table-cell>
          <table:table-cell/>
          <table:table-cell table:formula="of:=INFO.OBBA.OBBA.OBGET(INFO.OBBA.OBBA.OBCALL(&quot;&quot;;[.$B$15];&quot;getDaycountFraction&quot;;[.I222];[.J222]))" office:value-type="float" office:value="0.325" calcext:value-type="float">
            <text:p>0,325</text:p>
          </table:table-cell>
          <table:table-cell table:style-name="ce35" table:formula="of:=(YEARFRAC([.E222];[.F222];[.$C$9]))" office:value-type="float" office:value="0.325" calcext:value-type="float">
            <text:p>0,325</text:p>
          </table:table-cell>
          <table:table-cell table:formula="of:=ABS([.L222])-[.M22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2-05-11" calcext:value-type="date">
            <text:p>11.05.1992</text:p>
          </table:table-cell>
          <table:table-cell table:style-name="ce22" table:formula="of:=[.$C$11]+INT(RAND()*([.$C$12]-[.$C$11]))" office:value-type="date" office:date-value="1983-05-14" calcext:value-type="date">
            <text:p>14.05.1983</text:p>
          </table:table-cell>
          <table:table-cell table:style-name="ce21" table:formula="of:=INFO.OBBA.OBBA.OBMAKE(&quot;date-&quot;&amp;COLUMN()&amp;&quot;-&quot;&amp;ROW();&quot;Date&quot;;[.E223])" office:value-type="string" office:string-value="date-7-223 &#10;[2175]" calcext:value-type="string">
            <text:p>date-7-223 <text:line-break/>[2175]</text:p>
          </table:table-cell>
          <table:table-cell table:style-name="ce21" table:formula="of:=INFO.OBBA.OBBA.OBMAKE(&quot;date-&quot;&amp;COLUMN()&amp;&quot;-&quot;&amp;ROW();&quot;Date&quot;;[.F223])" office:value-type="string" office:string-value="date-8-223 &#10;[2176]" calcext:value-type="string">
            <text:p>date-8-223 <text:line-break/>[21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3])" office:value-type="string" office:string-value="cal-9-223 &#10;[2178]" calcext:value-type="string">
            <text:p>cal-9-223 <text:line-break/>[21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3])" office:value-type="string" office:string-value="cal-10-223 &#10;[2180]" calcext:value-type="string">
            <text:p>cal-10-223 <text:line-break/>[2180]</text:p>
          </table:table-cell>
          <table:table-cell/>
          <table:table-cell table:formula="of:=INFO.OBBA.OBBA.OBGET(INFO.OBBA.OBBA.OBCALL(&quot;&quot;;[.$B$15];&quot;getDaycountFraction&quot;;[.I223];[.J223]))" office:value-type="float" office:value="-9.125" calcext:value-type="float">
            <text:p>-9,125</text:p>
          </table:table-cell>
          <table:table-cell table:style-name="ce35" table:formula="of:=(YEARFRAC([.E223];[.F223];[.$C$9]))" office:value-type="float" office:value="9.125" calcext:value-type="float">
            <text:p>9,125</text:p>
          </table:table-cell>
          <table:table-cell table:formula="of:=ABS([.L223])-[.M22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0-02-17" calcext:value-type="date">
            <text:p>17.02.2010</text:p>
          </table:table-cell>
          <table:table-cell table:style-name="ce22" table:formula="of:=[.$C$11]+INT(RAND()*([.$C$12]-[.$C$11]))" office:value-type="date" office:date-value="2010-11-09" calcext:value-type="date">
            <text:p>09.11.2010</text:p>
          </table:table-cell>
          <table:table-cell table:style-name="ce21" table:formula="of:=INFO.OBBA.OBBA.OBMAKE(&quot;date-&quot;&amp;COLUMN()&amp;&quot;-&quot;&amp;ROW();&quot;Date&quot;;[.E224])" office:value-type="string" office:string-value="date-7-224 &#10;[2182]" calcext:value-type="string">
            <text:p>date-7-224 <text:line-break/>[2182]</text:p>
          </table:table-cell>
          <table:table-cell table:style-name="ce21" table:formula="of:=INFO.OBBA.OBBA.OBMAKE(&quot;date-&quot;&amp;COLUMN()&amp;&quot;-&quot;&amp;ROW();&quot;Date&quot;;[.F224])" office:value-type="string" office:string-value="date-8-224 &#10;[2183]" calcext:value-type="string">
            <text:p>date-8-224 <text:line-break/>[21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4])" office:value-type="string" office:string-value="cal-9-224 &#10;[2185]" calcext:value-type="string">
            <text:p>cal-9-224 <text:line-break/>[21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4])" office:value-type="string" office:string-value="cal-10-224 &#10;[2187]" calcext:value-type="string">
            <text:p>cal-10-224 <text:line-break/>[2187]</text:p>
          </table:table-cell>
          <table:table-cell/>
          <table:table-cell table:formula="of:=INFO.OBBA.OBBA.OBGET(INFO.OBBA.OBBA.OBCALL(&quot;&quot;;[.$B$15];&quot;getDaycountFraction&quot;;[.I224];[.J224]))" office:value-type="float" office:value="0.736111111111111" calcext:value-type="float">
            <text:p>0,736</text:p>
          </table:table-cell>
          <table:table-cell table:style-name="ce35" table:formula="of:=(YEARFRAC([.E224];[.F224];[.$C$9]))" office:value-type="float" office:value="0.736111111111111" calcext:value-type="float">
            <text:p>0,736</text:p>
          </table:table-cell>
          <table:table-cell table:formula="of:=ABS([.L224])-[.M22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4-02-23" calcext:value-type="date">
            <text:p>23.02.2024</text:p>
          </table:table-cell>
          <table:table-cell table:style-name="ce22" table:formula="of:=[.$C$11]+INT(RAND()*([.$C$12]-[.$C$11]))" office:value-type="date" office:date-value="1996-02-22" calcext:value-type="date">
            <text:p>22.02.1996</text:p>
          </table:table-cell>
          <table:table-cell table:style-name="ce21" table:formula="of:=INFO.OBBA.OBBA.OBMAKE(&quot;date-&quot;&amp;COLUMN()&amp;&quot;-&quot;&amp;ROW();&quot;Date&quot;;[.E225])" office:value-type="string" office:string-value="date-7-225 &#10;[2189]" calcext:value-type="string">
            <text:p>date-7-225 <text:line-break/>[2189]</text:p>
          </table:table-cell>
          <table:table-cell table:style-name="ce21" table:formula="of:=INFO.OBBA.OBBA.OBMAKE(&quot;date-&quot;&amp;COLUMN()&amp;&quot;-&quot;&amp;ROW();&quot;Date&quot;;[.F225])" office:value-type="string" office:string-value="date-8-225 &#10;[2190]" calcext:value-type="string">
            <text:p>date-8-225 <text:line-break/>[21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5])" office:value-type="string" office:string-value="cal-9-225 &#10;[2192]" calcext:value-type="string">
            <text:p>cal-9-225 <text:line-break/>[21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5])" office:value-type="string" office:string-value="cal-10-225 &#10;[2194]" calcext:value-type="string">
            <text:p>cal-10-225 <text:line-break/>[2194]</text:p>
          </table:table-cell>
          <table:table-cell/>
          <table:table-cell table:formula="of:=INFO.OBBA.OBBA.OBGET(INFO.OBBA.OBBA.OBCALL(&quot;&quot;;[.$B$15];&quot;getDaycountFraction&quot;;[.I225];[.J225]))" office:value-type="float" office:value="-28.4111111111111" calcext:value-type="float">
            <text:p>-28,411</text:p>
          </table:table-cell>
          <table:table-cell table:style-name="ce35" table:formula="of:=(YEARFRAC([.E225];[.F225];[.$C$9]))" office:value-type="float" office:value="28.4111111111111" calcext:value-type="float">
            <text:p>28,411</text:p>
          </table:table-cell>
          <table:table-cell table:formula="of:=ABS([.L225])-[.M22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0-01-09" calcext:value-type="date">
            <text:p>09.01.1980</text:p>
          </table:table-cell>
          <table:table-cell table:style-name="ce22" table:formula="of:=[.$C$11]+INT(RAND()*([.$C$12]-[.$C$11]))" office:value-type="date" office:date-value="1988-09-13" calcext:value-type="date">
            <text:p>13.09.1988</text:p>
          </table:table-cell>
          <table:table-cell table:style-name="ce21" table:formula="of:=INFO.OBBA.OBBA.OBMAKE(&quot;date-&quot;&amp;COLUMN()&amp;&quot;-&quot;&amp;ROW();&quot;Date&quot;;[.E226])" office:value-type="string" office:string-value="date-7-226 &#10;[2196]" calcext:value-type="string">
            <text:p>date-7-226 <text:line-break/>[2196]</text:p>
          </table:table-cell>
          <table:table-cell table:style-name="ce21" table:formula="of:=INFO.OBBA.OBBA.OBMAKE(&quot;date-&quot;&amp;COLUMN()&amp;&quot;-&quot;&amp;ROW();&quot;Date&quot;;[.F226])" office:value-type="string" office:string-value="date-8-226 &#10;[2197]" calcext:value-type="string">
            <text:p>date-8-226 <text:line-break/>[21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6])" office:value-type="string" office:string-value="cal-9-226 &#10;[2199]" calcext:value-type="string">
            <text:p>cal-9-226 <text:line-break/>[21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6])" office:value-type="string" office:string-value="cal-10-226 &#10;[2201]" calcext:value-type="string">
            <text:p>cal-10-226 <text:line-break/>[2201]</text:p>
          </table:table-cell>
          <table:table-cell/>
          <table:table-cell table:formula="of:=INFO.OBBA.OBBA.OBGET(INFO.OBBA.OBBA.OBCALL(&quot;&quot;;[.$B$15];&quot;getDaycountFraction&quot;;[.I226];[.J226]))" office:value-type="float" office:value="8.80555555555556" calcext:value-type="float">
            <text:p>8,806</text:p>
          </table:table-cell>
          <table:table-cell table:style-name="ce35" table:formula="of:=(YEARFRAC([.E226];[.F226];[.$C$9]))" office:value-type="float" office:value="8.80555555555556" calcext:value-type="float">
            <text:p>8,806</text:p>
          </table:table-cell>
          <table:table-cell table:formula="of:=ABS([.L226])-[.M22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5-06-25" calcext:value-type="date">
            <text:p>25.06.2025</text:p>
          </table:table-cell>
          <table:table-cell table:style-name="ce22" table:formula="of:=[.$C$11]+INT(RAND()*([.$C$12]-[.$C$11]))" office:value-type="date" office:date-value="2009-02-03" calcext:value-type="date">
            <text:p>03.02.2009</text:p>
          </table:table-cell>
          <table:table-cell table:style-name="ce21" table:formula="of:=INFO.OBBA.OBBA.OBMAKE(&quot;date-&quot;&amp;COLUMN()&amp;&quot;-&quot;&amp;ROW();&quot;Date&quot;;[.E227])" office:value-type="string" office:string-value="date-7-227 &#10;[2203]" calcext:value-type="string">
            <text:p>date-7-227 <text:line-break/>[2203]</text:p>
          </table:table-cell>
          <table:table-cell table:style-name="ce21" table:formula="of:=INFO.OBBA.OBBA.OBMAKE(&quot;date-&quot;&amp;COLUMN()&amp;&quot;-&quot;&amp;ROW();&quot;Date&quot;;[.F227])" office:value-type="string" office:string-value="date-8-227 &#10;[2204]" calcext:value-type="string">
            <text:p>date-8-227 <text:line-break/>[22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7])" office:value-type="string" office:string-value="cal-9-227 &#10;[2206]" calcext:value-type="string">
            <text:p>cal-9-227 <text:line-break/>[22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7])" office:value-type="string" office:string-value="cal-10-227 &#10;[2208]" calcext:value-type="string">
            <text:p>cal-10-227 <text:line-break/>[2208]</text:p>
          </table:table-cell>
          <table:table-cell/>
          <table:table-cell table:formula="of:=INFO.OBBA.OBBA.OBGET(INFO.OBBA.OBBA.OBCALL(&quot;&quot;;[.$B$15];&quot;getDaycountFraction&quot;;[.I227];[.J227]))" office:value-type="float" office:value="-16.6277777777778" calcext:value-type="float">
            <text:p>-16,628</text:p>
          </table:table-cell>
          <table:table-cell table:style-name="ce35" table:formula="of:=(YEARFRAC([.E227];[.F227];[.$C$9]))" office:value-type="float" office:value="16.6277777777778" calcext:value-type="float">
            <text:p>16,628</text:p>
          </table:table-cell>
          <table:table-cell table:formula="of:=ABS([.L227])-[.M22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5-06-03" calcext:value-type="date">
            <text:p>03.06.2015</text:p>
          </table:table-cell>
          <table:table-cell table:style-name="ce22" table:formula="of:=[.$C$11]+INT(RAND()*([.$C$12]-[.$C$11]))" office:value-type="date" office:date-value="2029-05-23" calcext:value-type="date">
            <text:p>23.05.2029</text:p>
          </table:table-cell>
          <table:table-cell table:style-name="ce21" table:formula="of:=INFO.OBBA.OBBA.OBMAKE(&quot;date-&quot;&amp;COLUMN()&amp;&quot;-&quot;&amp;ROW();&quot;Date&quot;;[.E228])" office:value-type="string" office:string-value="date-7-228 &#10;[2210]" calcext:value-type="string">
            <text:p>date-7-228 <text:line-break/>[2210]</text:p>
          </table:table-cell>
          <table:table-cell table:style-name="ce21" table:formula="of:=INFO.OBBA.OBBA.OBMAKE(&quot;date-&quot;&amp;COLUMN()&amp;&quot;-&quot;&amp;ROW();&quot;Date&quot;;[.F228])" office:value-type="string" office:string-value="date-8-228 &#10;[2211]" calcext:value-type="string">
            <text:p>date-8-228 <text:line-break/>[22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8])" office:value-type="string" office:string-value="cal-9-228 &#10;[2213]" calcext:value-type="string">
            <text:p>cal-9-228 <text:line-break/>[22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8])" office:value-type="string" office:string-value="cal-10-228 &#10;[2215]" calcext:value-type="string">
            <text:p>cal-10-228 <text:line-break/>[2215]</text:p>
          </table:table-cell>
          <table:table-cell/>
          <table:table-cell table:formula="of:=INFO.OBBA.OBBA.OBGET(INFO.OBBA.OBBA.OBCALL(&quot;&quot;;[.$B$15];&quot;getDaycountFraction&quot;;[.I228];[.J228]))" office:value-type="float" office:value="14.175" calcext:value-type="float">
            <text:p>14,175</text:p>
          </table:table-cell>
          <table:table-cell table:style-name="ce35" table:formula="of:=(YEARFRAC([.E228];[.F228];[.$C$9]))" office:value-type="float" office:value="14.175" calcext:value-type="float">
            <text:p>14,175</text:p>
          </table:table-cell>
          <table:table-cell table:formula="of:=ABS([.L228])-[.M22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10-15" calcext:value-type="date">
            <text:p>15.10.2013</text:p>
          </table:table-cell>
          <table:table-cell table:style-name="ce22" table:formula="of:=[.$C$11]+INT(RAND()*([.$C$12]-[.$C$11]))" office:value-type="date" office:date-value="2005-12-31" calcext:value-type="date">
            <text:p>31.12.2005</text:p>
          </table:table-cell>
          <table:table-cell table:style-name="ce21" table:formula="of:=INFO.OBBA.OBBA.OBMAKE(&quot;date-&quot;&amp;COLUMN()&amp;&quot;-&quot;&amp;ROW();&quot;Date&quot;;[.E229])" office:value-type="string" office:string-value="date-7-229 &#10;[2217]" calcext:value-type="string">
            <text:p>date-7-229 <text:line-break/>[2217]</text:p>
          </table:table-cell>
          <table:table-cell table:style-name="ce21" table:formula="of:=INFO.OBBA.OBBA.OBMAKE(&quot;date-&quot;&amp;COLUMN()&amp;&quot;-&quot;&amp;ROW();&quot;Date&quot;;[.F229])" office:value-type="string" office:string-value="date-8-229 &#10;[2218]" calcext:value-type="string">
            <text:p>date-8-229 <text:line-break/>[22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29])" office:value-type="string" office:string-value="cal-9-229 &#10;[2220]" calcext:value-type="string">
            <text:p>cal-9-229 <text:line-break/>[22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29])" office:value-type="string" office:string-value="cal-10-229 &#10;[2222]" calcext:value-type="string">
            <text:p>cal-10-229 <text:line-break/>[2222]</text:p>
          </table:table-cell>
          <table:table-cell/>
          <table:table-cell table:formula="of:=INFO.OBBA.OBBA.OBGET(INFO.OBBA.OBBA.OBCALL(&quot;&quot;;[.$B$15];&quot;getDaycountFraction&quot;;[.I229];[.J229]))" office:value-type="float" office:value="-7.90277777777778" calcext:value-type="float">
            <text:p>-7,903</text:p>
          </table:table-cell>
          <table:table-cell table:style-name="ce35" table:formula="of:=(YEARFRAC([.E229];[.F229];[.$C$9]))" office:value-type="float" office:value="7.90277777777778" calcext:value-type="float">
            <text:p>7,903</text:p>
          </table:table-cell>
          <table:table-cell table:formula="of:=ABS([.L229])-[.M22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7-10-29" calcext:value-type="date">
            <text:p>29.10.2017</text:p>
          </table:table-cell>
          <table:table-cell table:style-name="ce22" table:formula="of:=[.$C$11]+INT(RAND()*([.$C$12]-[.$C$11]))" office:value-type="date" office:date-value="2001-08-19" calcext:value-type="date">
            <text:p>19.08.2001</text:p>
          </table:table-cell>
          <table:table-cell table:style-name="ce21" table:formula="of:=INFO.OBBA.OBBA.OBMAKE(&quot;date-&quot;&amp;COLUMN()&amp;&quot;-&quot;&amp;ROW();&quot;Date&quot;;[.E230])" office:value-type="string" office:string-value="date-7-230 &#10;[2224]" calcext:value-type="string">
            <text:p>date-7-230 <text:line-break/>[2224]</text:p>
          </table:table-cell>
          <table:table-cell table:style-name="ce21" table:formula="of:=INFO.OBBA.OBBA.OBMAKE(&quot;date-&quot;&amp;COLUMN()&amp;&quot;-&quot;&amp;ROW();&quot;Date&quot;;[.F230])" office:value-type="string" office:string-value="date-8-230 &#10;[2225]" calcext:value-type="string">
            <text:p>date-8-230 <text:line-break/>[22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0])" office:value-type="string" office:string-value="cal-9-230 &#10;[2227]" calcext:value-type="string">
            <text:p>cal-9-230 <text:line-break/>[22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0])" office:value-type="string" office:string-value="cal-10-230 &#10;[2229]" calcext:value-type="string">
            <text:p>cal-10-230 <text:line-break/>[2229]</text:p>
          </table:table-cell>
          <table:table-cell/>
          <table:table-cell table:formula="of:=INFO.OBBA.OBBA.OBGET(INFO.OBBA.OBBA.OBCALL(&quot;&quot;;[.$B$15];&quot;getDaycountFraction&quot;;[.I230];[.J230]))" office:value-type="float" office:value="-16.4305555555556" calcext:value-type="float">
            <text:p>-16,431</text:p>
          </table:table-cell>
          <table:table-cell table:style-name="ce35" table:formula="of:=(YEARFRAC([.E230];[.F230];[.$C$9]))" office:value-type="float" office:value="16.4305555555556" calcext:value-type="float">
            <text:p>16,431</text:p>
          </table:table-cell>
          <table:table-cell table:formula="of:=ABS([.L230])-[.M23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5-01-02" calcext:value-type="date">
            <text:p>02.01.1995</text:p>
          </table:table-cell>
          <table:table-cell table:style-name="ce22" table:formula="of:=[.$C$11]+INT(RAND()*([.$C$12]-[.$C$11]))" office:value-type="date" office:date-value="2026-03-06" calcext:value-type="date">
            <text:p>06.03.2026</text:p>
          </table:table-cell>
          <table:table-cell table:style-name="ce21" table:formula="of:=INFO.OBBA.OBBA.OBMAKE(&quot;date-&quot;&amp;COLUMN()&amp;&quot;-&quot;&amp;ROW();&quot;Date&quot;;[.E231])" office:value-type="string" office:string-value="date-7-231 &#10;[2231]" calcext:value-type="string">
            <text:p>date-7-231 <text:line-break/>[2231]</text:p>
          </table:table-cell>
          <table:table-cell table:style-name="ce21" table:formula="of:=INFO.OBBA.OBBA.OBMAKE(&quot;date-&quot;&amp;COLUMN()&amp;&quot;-&quot;&amp;ROW();&quot;Date&quot;;[.F231])" office:value-type="string" office:string-value="date-8-231 &#10;[2232]" calcext:value-type="string">
            <text:p>date-8-231 <text:line-break/>[22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1])" office:value-type="string" office:string-value="cal-9-231 &#10;[2234]" calcext:value-type="string">
            <text:p>cal-9-231 <text:line-break/>[22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1])" office:value-type="string" office:string-value="cal-10-231 &#10;[2236]" calcext:value-type="string">
            <text:p>cal-10-231 <text:line-break/>[2236]</text:p>
          </table:table-cell>
          <table:table-cell/>
          <table:table-cell table:formula="of:=INFO.OBBA.OBBA.OBGET(INFO.OBBA.OBBA.OBCALL(&quot;&quot;;[.$B$15];&quot;getDaycountFraction&quot;;[.I231];[.J231]))" office:value-type="float" office:value="31.6277777777778" calcext:value-type="float">
            <text:p>31,628</text:p>
          </table:table-cell>
          <table:table-cell table:style-name="ce35" table:formula="of:=(YEARFRAC([.E231];[.F231];[.$C$9]))" office:value-type="float" office:value="31.6277777777778" calcext:value-type="float">
            <text:p>31,628</text:p>
          </table:table-cell>
          <table:table-cell table:formula="of:=ABS([.L231])-[.M23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9-02-21" calcext:value-type="date">
            <text:p>21.02.2019</text:p>
          </table:table-cell>
          <table:table-cell table:style-name="ce22" table:formula="of:=[.$C$11]+INT(RAND()*([.$C$12]-[.$C$11]))" office:value-type="date" office:date-value="1997-06-12" calcext:value-type="date">
            <text:p>12.06.1997</text:p>
          </table:table-cell>
          <table:table-cell table:style-name="ce21" table:formula="of:=INFO.OBBA.OBBA.OBMAKE(&quot;date-&quot;&amp;COLUMN()&amp;&quot;-&quot;&amp;ROW();&quot;Date&quot;;[.E232])" office:value-type="string" office:string-value="date-7-232 &#10;[2238]" calcext:value-type="string">
            <text:p>date-7-232 <text:line-break/>[2238]</text:p>
          </table:table-cell>
          <table:table-cell table:style-name="ce21" table:formula="of:=INFO.OBBA.OBBA.OBMAKE(&quot;date-&quot;&amp;COLUMN()&amp;&quot;-&quot;&amp;ROW();&quot;Date&quot;;[.F232])" office:value-type="string" office:string-value="date-8-232 &#10;[2239]" calcext:value-type="string">
            <text:p>date-8-232 <text:line-break/>[22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2])" office:value-type="string" office:string-value="cal-9-232 &#10;[2241]" calcext:value-type="string">
            <text:p>cal-9-232 <text:line-break/>[22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2])" office:value-type="string" office:string-value="cal-10-232 &#10;[2243]" calcext:value-type="string">
            <text:p>cal-10-232 <text:line-break/>[2243]</text:p>
          </table:table-cell>
          <table:table-cell/>
          <table:table-cell table:formula="of:=INFO.OBBA.OBBA.OBGET(INFO.OBBA.OBBA.OBCALL(&quot;&quot;;[.$B$15];&quot;getDaycountFraction&quot;;[.I232];[.J232]))" office:value-type="float" office:value="-22.0111111111111" calcext:value-type="float">
            <text:p>-22,011</text:p>
          </table:table-cell>
          <table:table-cell table:style-name="ce35" table:formula="of:=(YEARFRAC([.E232];[.F232];[.$C$9]))" office:value-type="float" office:value="22.0111111111111" calcext:value-type="float">
            <text:p>22,011</text:p>
          </table:table-cell>
          <table:table-cell table:formula="of:=ABS([.L232])-[.M23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9-09-26" calcext:value-type="date">
            <text:p>26.09.1989</text:p>
          </table:table-cell>
          <table:table-cell table:style-name="ce22" table:formula="of:=[.$C$11]+INT(RAND()*([.$C$12]-[.$C$11]))" office:value-type="date" office:date-value="1993-08-03" calcext:value-type="date">
            <text:p>03.08.1993</text:p>
          </table:table-cell>
          <table:table-cell table:style-name="ce21" table:formula="of:=INFO.OBBA.OBBA.OBMAKE(&quot;date-&quot;&amp;COLUMN()&amp;&quot;-&quot;&amp;ROW();&quot;Date&quot;;[.E233])" office:value-type="string" office:string-value="date-7-233 &#10;[2245]" calcext:value-type="string">
            <text:p>date-7-233 <text:line-break/>[2245]</text:p>
          </table:table-cell>
          <table:table-cell table:style-name="ce21" table:formula="of:=INFO.OBBA.OBBA.OBMAKE(&quot;date-&quot;&amp;COLUMN()&amp;&quot;-&quot;&amp;ROW();&quot;Date&quot;;[.F233])" office:value-type="string" office:string-value="date-8-233 &#10;[2246]" calcext:value-type="string">
            <text:p>date-8-233 <text:line-break/>[22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3])" office:value-type="string" office:string-value="cal-9-233 &#10;[2248]" calcext:value-type="string">
            <text:p>cal-9-233 <text:line-break/>[22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3])" office:value-type="string" office:string-value="cal-10-233 &#10;[2250]" calcext:value-type="string">
            <text:p>cal-10-233 <text:line-break/>[2250]</text:p>
          </table:table-cell>
          <table:table-cell/>
          <table:table-cell table:formula="of:=INFO.OBBA.OBBA.OBGET(INFO.OBBA.OBBA.OBCALL(&quot;&quot;;[.$B$15];&quot;getDaycountFraction&quot;;[.I233];[.J233]))" office:value-type="float" office:value="3.90833333333333" calcext:value-type="float">
            <text:p>3,908</text:p>
          </table:table-cell>
          <table:table-cell table:style-name="ce35" table:formula="of:=(YEARFRAC([.E233];[.F233];[.$C$9]))" office:value-type="float" office:value="3.90833333333333" calcext:value-type="float">
            <text:p>3,908</text:p>
          </table:table-cell>
          <table:table-cell table:formula="of:=ABS([.L233])-[.M23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8-06-07" calcext:value-type="date">
            <text:p>07.06.1998</text:p>
          </table:table-cell>
          <table:table-cell table:style-name="ce22" table:formula="of:=[.$C$11]+INT(RAND()*([.$C$12]-[.$C$11]))" office:value-type="date" office:date-value="1984-03-10" calcext:value-type="date">
            <text:p>10.03.1984</text:p>
          </table:table-cell>
          <table:table-cell table:style-name="ce21" table:formula="of:=INFO.OBBA.OBBA.OBMAKE(&quot;date-&quot;&amp;COLUMN()&amp;&quot;-&quot;&amp;ROW();&quot;Date&quot;;[.E234])" office:value-type="string" office:string-value="date-7-234 &#10;[2252]" calcext:value-type="string">
            <text:p>date-7-234 <text:line-break/>[2252]</text:p>
          </table:table-cell>
          <table:table-cell table:style-name="ce21" table:formula="of:=INFO.OBBA.OBBA.OBMAKE(&quot;date-&quot;&amp;COLUMN()&amp;&quot;-&quot;&amp;ROW();&quot;Date&quot;;[.F234])" office:value-type="string" office:string-value="date-8-234 &#10;[2253]" calcext:value-type="string">
            <text:p>date-8-234 <text:line-break/>[22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4])" office:value-type="string" office:string-value="cal-9-234 &#10;[2255]" calcext:value-type="string">
            <text:p>cal-9-234 <text:line-break/>[22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4])" office:value-type="string" office:string-value="cal-10-234 &#10;[2257]" calcext:value-type="string">
            <text:p>cal-10-234 <text:line-break/>[2257]</text:p>
          </table:table-cell>
          <table:table-cell/>
          <table:table-cell table:formula="of:=INFO.OBBA.OBBA.OBGET(INFO.OBBA.OBBA.OBCALL(&quot;&quot;;[.$B$15];&quot;getDaycountFraction&quot;;[.I234];[.J234]))" office:value-type="float" office:value="-14.45" calcext:value-type="float">
            <text:p>-14,450</text:p>
          </table:table-cell>
          <table:table-cell table:style-name="ce35" table:formula="of:=(YEARFRAC([.E234];[.F234];[.$C$9]))" office:value-type="float" office:value="14.45" calcext:value-type="float">
            <text:p>14,450</text:p>
          </table:table-cell>
          <table:table-cell table:formula="of:=ABS([.L234])-[.M23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4-02-27" calcext:value-type="date">
            <text:p>27.02.1994</text:p>
          </table:table-cell>
          <table:table-cell table:style-name="ce22" table:formula="of:=[.$C$11]+INT(RAND()*([.$C$12]-[.$C$11]))" office:value-type="date" office:date-value="1980-09-23" calcext:value-type="date">
            <text:p>23.09.1980</text:p>
          </table:table-cell>
          <table:table-cell table:style-name="ce21" table:formula="of:=INFO.OBBA.OBBA.OBMAKE(&quot;date-&quot;&amp;COLUMN()&amp;&quot;-&quot;&amp;ROW();&quot;Date&quot;;[.E235])" office:value-type="string" office:string-value="date-7-235 &#10;[2259]" calcext:value-type="string">
            <text:p>date-7-235 <text:line-break/>[2259]</text:p>
          </table:table-cell>
          <table:table-cell table:style-name="ce21" table:formula="of:=INFO.OBBA.OBBA.OBMAKE(&quot;date-&quot;&amp;COLUMN()&amp;&quot;-&quot;&amp;ROW();&quot;Date&quot;;[.F235])" office:value-type="string" office:string-value="date-8-235 &#10;[2260]" calcext:value-type="string">
            <text:p>date-8-235 <text:line-break/>[22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5])" office:value-type="string" office:string-value="cal-9-235 &#10;[2262]" calcext:value-type="string">
            <text:p>cal-9-235 <text:line-break/>[22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5])" office:value-type="string" office:string-value="cal-10-235 &#10;[2264]" calcext:value-type="string">
            <text:p>cal-10-235 <text:line-break/>[2264]</text:p>
          </table:table-cell>
          <table:table-cell/>
          <table:table-cell table:formula="of:=INFO.OBBA.OBBA.OBGET(INFO.OBBA.OBBA.OBCALL(&quot;&quot;;[.$B$15];&quot;getDaycountFraction&quot;;[.I235];[.J235]))" office:value-type="float" office:value="-13.625" calcext:value-type="float">
            <text:p>-13,625</text:p>
          </table:table-cell>
          <table:table-cell table:style-name="ce35" table:formula="of:=(YEARFRAC([.E235];[.F235];[.$C$9]))" office:value-type="float" office:value="13.625" calcext:value-type="float">
            <text:p>13,625</text:p>
          </table:table-cell>
          <table:table-cell table:formula="of:=ABS([.L235])-[.M23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2-09-09" calcext:value-type="date">
            <text:p>09.09.2022</text:p>
          </table:table-cell>
          <table:table-cell table:style-name="ce22" table:formula="of:=[.$C$11]+INT(RAND()*([.$C$12]-[.$C$11]))" office:value-type="date" office:date-value="1986-11-07" calcext:value-type="date">
            <text:p>07.11.1986</text:p>
          </table:table-cell>
          <table:table-cell table:style-name="ce21" table:formula="of:=INFO.OBBA.OBBA.OBMAKE(&quot;date-&quot;&amp;COLUMN()&amp;&quot;-&quot;&amp;ROW();&quot;Date&quot;;[.E236])" office:value-type="string" office:string-value="date-7-236 &#10;[2266]" calcext:value-type="string">
            <text:p>date-7-236 <text:line-break/>[2266]</text:p>
          </table:table-cell>
          <table:table-cell table:style-name="ce21" table:formula="of:=INFO.OBBA.OBBA.OBMAKE(&quot;date-&quot;&amp;COLUMN()&amp;&quot;-&quot;&amp;ROW();&quot;Date&quot;;[.F236])" office:value-type="string" office:string-value="date-8-236 &#10;[2267]" calcext:value-type="string">
            <text:p>date-8-236 <text:line-break/>[22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6])" office:value-type="string" office:string-value="cal-9-236 &#10;[2269]" calcext:value-type="string">
            <text:p>cal-9-236 <text:line-break/>[22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6])" office:value-type="string" office:string-value="cal-10-236 &#10;[2271]" calcext:value-type="string">
            <text:p>cal-10-236 <text:line-break/>[2271]</text:p>
          </table:table-cell>
          <table:table-cell/>
          <table:table-cell table:formula="of:=INFO.OBBA.OBBA.OBGET(INFO.OBBA.OBBA.OBCALL(&quot;&quot;;[.$B$15];&quot;getDaycountFraction&quot;;[.I236];[.J236]))" office:value-type="float" office:value="-36.3611111111111" calcext:value-type="float">
            <text:p>-36,361</text:p>
          </table:table-cell>
          <table:table-cell table:style-name="ce35" table:formula="of:=(YEARFRAC([.E236];[.F236];[.$C$9]))" office:value-type="float" office:value="36.3611111111111" calcext:value-type="float">
            <text:p>36,361</text:p>
          </table:table-cell>
          <table:table-cell table:formula="of:=ABS([.L236])-[.M23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9-05-15" calcext:value-type="date">
            <text:p>15.05.2009</text:p>
          </table:table-cell>
          <table:table-cell table:style-name="ce22" table:formula="of:=[.$C$11]+INT(RAND()*([.$C$12]-[.$C$11]))" office:value-type="date" office:date-value="1983-09-29" calcext:value-type="date">
            <text:p>29.09.1983</text:p>
          </table:table-cell>
          <table:table-cell table:style-name="ce21" table:formula="of:=INFO.OBBA.OBBA.OBMAKE(&quot;date-&quot;&amp;COLUMN()&amp;&quot;-&quot;&amp;ROW();&quot;Date&quot;;[.E237])" office:value-type="string" office:string-value="date-7-237 &#10;[2273]" calcext:value-type="string">
            <text:p>date-7-237 <text:line-break/>[2273]</text:p>
          </table:table-cell>
          <table:table-cell table:style-name="ce21" table:formula="of:=INFO.OBBA.OBBA.OBMAKE(&quot;date-&quot;&amp;COLUMN()&amp;&quot;-&quot;&amp;ROW();&quot;Date&quot;;[.F237])" office:value-type="string" office:string-value="date-8-237 &#10;[2274]" calcext:value-type="string">
            <text:p>date-8-237 <text:line-break/>[22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7])" office:value-type="string" office:string-value="cal-9-237 &#10;[2276]" calcext:value-type="string">
            <text:p>cal-9-237 <text:line-break/>[22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7])" office:value-type="string" office:string-value="cal-10-237 &#10;[2278]" calcext:value-type="string">
            <text:p>cal-10-237 <text:line-break/>[2278]</text:p>
          </table:table-cell>
          <table:table-cell/>
          <table:table-cell table:formula="of:=INFO.OBBA.OBBA.OBGET(INFO.OBBA.OBBA.OBCALL(&quot;&quot;;[.$B$15];&quot;getDaycountFraction&quot;;[.I237];[.J237]))" office:value-type="float" office:value="-26" calcext:value-type="float">
            <text:p>-26,000</text:p>
          </table:table-cell>
          <table:table-cell table:style-name="ce35" table:formula="of:=(YEARFRAC([.E237];[.F237];[.$C$9]))" office:value-type="float" office:value="26" calcext:value-type="float">
            <text:p>26,000</text:p>
          </table:table-cell>
          <table:table-cell table:formula="of:=ABS([.L237])-[.M23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7-10-21" calcext:value-type="date">
            <text:p>21.10.2017</text:p>
          </table:table-cell>
          <table:table-cell table:style-name="ce22" table:formula="of:=[.$C$11]+INT(RAND()*([.$C$12]-[.$C$11]))" office:value-type="date" office:date-value="2023-01-02" calcext:value-type="date">
            <text:p>02.01.2023</text:p>
          </table:table-cell>
          <table:table-cell table:style-name="ce21" table:formula="of:=INFO.OBBA.OBBA.OBMAKE(&quot;date-&quot;&amp;COLUMN()&amp;&quot;-&quot;&amp;ROW();&quot;Date&quot;;[.E238])" office:value-type="string" office:string-value="date-7-238 &#10;[2280]" calcext:value-type="string">
            <text:p>date-7-238 <text:line-break/>[2280]</text:p>
          </table:table-cell>
          <table:table-cell table:style-name="ce21" table:formula="of:=INFO.OBBA.OBBA.OBMAKE(&quot;date-&quot;&amp;COLUMN()&amp;&quot;-&quot;&amp;ROW();&quot;Date&quot;;[.F238])" office:value-type="string" office:string-value="date-8-238 &#10;[2281]" calcext:value-type="string">
            <text:p>date-8-238 <text:line-break/>[22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8])" office:value-type="string" office:string-value="cal-9-238 &#10;[2283]" calcext:value-type="string">
            <text:p>cal-9-238 <text:line-break/>[22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8])" office:value-type="string" office:string-value="cal-10-238 &#10;[2285]" calcext:value-type="string">
            <text:p>cal-10-238 <text:line-break/>[2285]</text:p>
          </table:table-cell>
          <table:table-cell/>
          <table:table-cell table:formula="of:=INFO.OBBA.OBBA.OBGET(INFO.OBBA.OBBA.OBCALL(&quot;&quot;;[.$B$15];&quot;getDaycountFraction&quot;;[.I238];[.J238]))" office:value-type="float" office:value="5.275" calcext:value-type="float">
            <text:p>5,275</text:p>
          </table:table-cell>
          <table:table-cell table:style-name="ce35" table:formula="of:=(YEARFRAC([.E238];[.F238];[.$C$9]))" office:value-type="float" office:value="5.275" calcext:value-type="float">
            <text:p>5,275</text:p>
          </table:table-cell>
          <table:table-cell table:formula="of:=ABS([.L238])-[.M23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8-07-12" calcext:value-type="date">
            <text:p>12.07.1988</text:p>
          </table:table-cell>
          <table:table-cell table:style-name="ce22" table:formula="of:=[.$C$11]+INT(RAND()*([.$C$12]-[.$C$11]))" office:value-type="date" office:date-value="2008-06-25" calcext:value-type="date">
            <text:p>25.06.2008</text:p>
          </table:table-cell>
          <table:table-cell table:style-name="ce21" table:formula="of:=INFO.OBBA.OBBA.OBMAKE(&quot;date-&quot;&amp;COLUMN()&amp;&quot;-&quot;&amp;ROW();&quot;Date&quot;;[.E239])" office:value-type="string" office:string-value="date-7-239 &#10;[2287]" calcext:value-type="string">
            <text:p>date-7-239 <text:line-break/>[2287]</text:p>
          </table:table-cell>
          <table:table-cell table:style-name="ce21" table:formula="of:=INFO.OBBA.OBBA.OBMAKE(&quot;date-&quot;&amp;COLUMN()&amp;&quot;-&quot;&amp;ROW();&quot;Date&quot;;[.F239])" office:value-type="string" office:string-value="date-8-239 &#10;[2288]" calcext:value-type="string">
            <text:p>date-8-239 <text:line-break/>[22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39])" office:value-type="string" office:string-value="cal-9-239 &#10;[2290]" calcext:value-type="string">
            <text:p>cal-9-239 <text:line-break/>[22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39])" office:value-type="string" office:string-value="cal-10-239 &#10;[2292]" calcext:value-type="string">
            <text:p>cal-10-239 <text:line-break/>[2292]</text:p>
          </table:table-cell>
          <table:table-cell/>
          <table:table-cell table:formula="of:=INFO.OBBA.OBBA.OBGET(INFO.OBBA.OBBA.OBCALL(&quot;&quot;;[.$B$15];&quot;getDaycountFraction&quot;;[.I239];[.J239]))" office:value-type="float" office:value="20.2444444444444" calcext:value-type="float">
            <text:p>20,244</text:p>
          </table:table-cell>
          <table:table-cell table:style-name="ce35" table:formula="of:=(YEARFRAC([.E239];[.F239];[.$C$9]))" office:value-type="float" office:value="20.2444444444444" calcext:value-type="float">
            <text:p>20,244</text:p>
          </table:table-cell>
          <table:table-cell table:formula="of:=ABS([.L239])-[.M23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6-07-22" calcext:value-type="date">
            <text:p>22.07.2026</text:p>
          </table:table-cell>
          <table:table-cell table:style-name="ce22" table:formula="of:=[.$C$11]+INT(RAND()*([.$C$12]-[.$C$11]))" office:value-type="date" office:date-value="2013-03-18" calcext:value-type="date">
            <text:p>18.03.2013</text:p>
          </table:table-cell>
          <table:table-cell table:style-name="ce21" table:formula="of:=INFO.OBBA.OBBA.OBMAKE(&quot;date-&quot;&amp;COLUMN()&amp;&quot;-&quot;&amp;ROW();&quot;Date&quot;;[.E240])" office:value-type="string" office:string-value="date-7-240 &#10;[2294]" calcext:value-type="string">
            <text:p>date-7-240 <text:line-break/>[2294]</text:p>
          </table:table-cell>
          <table:table-cell table:style-name="ce21" table:formula="of:=INFO.OBBA.OBBA.OBMAKE(&quot;date-&quot;&amp;COLUMN()&amp;&quot;-&quot;&amp;ROW();&quot;Date&quot;;[.F240])" office:value-type="string" office:string-value="date-8-240 &#10;[2295]" calcext:value-type="string">
            <text:p>date-8-240 <text:line-break/>[22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0])" office:value-type="string" office:string-value="cal-9-240 &#10;[2297]" calcext:value-type="string">
            <text:p>cal-9-240 <text:line-break/>[22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0])" office:value-type="string" office:string-value="cal-10-240 &#10;[2299]" calcext:value-type="string">
            <text:p>cal-10-240 <text:line-break/>[2299]</text:p>
          </table:table-cell>
          <table:table-cell/>
          <table:table-cell table:formula="of:=INFO.OBBA.OBBA.OBGET(INFO.OBBA.OBBA.OBCALL(&quot;&quot;;[.$B$15];&quot;getDaycountFraction&quot;;[.I240];[.J240]))" office:value-type="float" office:value="-13.5388888888889" calcext:value-type="float">
            <text:p>-13,539</text:p>
          </table:table-cell>
          <table:table-cell table:style-name="ce35" table:formula="of:=(YEARFRAC([.E240];[.F240];[.$C$9]))" office:value-type="float" office:value="13.5388888888889" calcext:value-type="float">
            <text:p>13,539</text:p>
          </table:table-cell>
          <table:table-cell table:formula="of:=ABS([.L240])-[.M24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7-04-12" calcext:value-type="date">
            <text:p>12.04.1987</text:p>
          </table:table-cell>
          <table:table-cell table:style-name="ce22" table:formula="of:=[.$C$11]+INT(RAND()*([.$C$12]-[.$C$11]))" office:value-type="date" office:date-value="1992-10-11" calcext:value-type="date">
            <text:p>11.10.1992</text:p>
          </table:table-cell>
          <table:table-cell table:style-name="ce21" table:formula="of:=INFO.OBBA.OBBA.OBMAKE(&quot;date-&quot;&amp;COLUMN()&amp;&quot;-&quot;&amp;ROW();&quot;Date&quot;;[.E241])" office:value-type="string" office:string-value="date-7-241 &#10;[2301]" calcext:value-type="string">
            <text:p>date-7-241 <text:line-break/>[2301]</text:p>
          </table:table-cell>
          <table:table-cell table:style-name="ce21" table:formula="of:=INFO.OBBA.OBBA.OBMAKE(&quot;date-&quot;&amp;COLUMN()&amp;&quot;-&quot;&amp;ROW();&quot;Date&quot;;[.F241])" office:value-type="string" office:string-value="date-8-241 &#10;[2302]" calcext:value-type="string">
            <text:p>date-8-241 <text:line-break/>[23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1])" office:value-type="string" office:string-value="cal-9-241 &#10;[2304]" calcext:value-type="string">
            <text:p>cal-9-241 <text:line-break/>[23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1])" office:value-type="string" office:string-value="cal-10-241 &#10;[2306]" calcext:value-type="string">
            <text:p>cal-10-241 <text:line-break/>[2306]</text:p>
          </table:table-cell>
          <table:table-cell/>
          <table:table-cell table:formula="of:=INFO.OBBA.OBBA.OBGET(INFO.OBBA.OBBA.OBCALL(&quot;&quot;;[.$B$15];&quot;getDaycountFraction&quot;;[.I241];[.J241]))" office:value-type="float" office:value="5.58055555555556" calcext:value-type="float">
            <text:p>5,581</text:p>
          </table:table-cell>
          <table:table-cell table:style-name="ce35" table:formula="of:=(YEARFRAC([.E241];[.F241];[.$C$9]))" office:value-type="float" office:value="5.58055555555556" calcext:value-type="float">
            <text:p>5,581</text:p>
          </table:table-cell>
          <table:table-cell table:formula="of:=ABS([.L241])-[.M24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6-12-15" calcext:value-type="date">
            <text:p>15.12.1996</text:p>
          </table:table-cell>
          <table:table-cell table:style-name="ce22" table:formula="of:=[.$C$11]+INT(RAND()*([.$C$12]-[.$C$11]))" office:value-type="date" office:date-value="2005-08-28" calcext:value-type="date">
            <text:p>28.08.2005</text:p>
          </table:table-cell>
          <table:table-cell table:style-name="ce21" table:formula="of:=INFO.OBBA.OBBA.OBMAKE(&quot;date-&quot;&amp;COLUMN()&amp;&quot;-&quot;&amp;ROW();&quot;Date&quot;;[.E242])" office:value-type="string" office:string-value="date-7-242 &#10;[2308]" calcext:value-type="string">
            <text:p>date-7-242 <text:line-break/>[2308]</text:p>
          </table:table-cell>
          <table:table-cell table:style-name="ce21" table:formula="of:=INFO.OBBA.OBBA.OBMAKE(&quot;date-&quot;&amp;COLUMN()&amp;&quot;-&quot;&amp;ROW();&quot;Date&quot;;[.F242])" office:value-type="string" office:string-value="date-8-242 &#10;[2309]" calcext:value-type="string">
            <text:p>date-8-242 <text:line-break/>[23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2])" office:value-type="string" office:string-value="cal-9-242 &#10;[2311]" calcext:value-type="string">
            <text:p>cal-9-242 <text:line-break/>[23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2])" office:value-type="string" office:string-value="cal-10-242 &#10;[2313]" calcext:value-type="string">
            <text:p>cal-10-242 <text:line-break/>[2313]</text:p>
          </table:table-cell>
          <table:table-cell/>
          <table:table-cell table:formula="of:=INFO.OBBA.OBBA.OBGET(INFO.OBBA.OBBA.OBCALL(&quot;&quot;;[.$B$15];&quot;getDaycountFraction&quot;;[.I242];[.J242]))" office:value-type="float" office:value="8.82777777777778" calcext:value-type="float">
            <text:p>8,828</text:p>
          </table:table-cell>
          <table:table-cell table:style-name="ce35" table:formula="of:=(YEARFRAC([.E242];[.F242];[.$C$9]))" office:value-type="float" office:value="8.82777777777778" calcext:value-type="float">
            <text:p>8,828</text:p>
          </table:table-cell>
          <table:table-cell table:formula="of:=ABS([.L242])-[.M24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12-25" calcext:value-type="date">
            <text:p>25.12.2013</text:p>
          </table:table-cell>
          <table:table-cell table:style-name="ce22" table:formula="of:=[.$C$11]+INT(RAND()*([.$C$12]-[.$C$11]))" office:value-type="date" office:date-value="1995-02-21" calcext:value-type="date">
            <text:p>21.02.1995</text:p>
          </table:table-cell>
          <table:table-cell table:style-name="ce21" table:formula="of:=INFO.OBBA.OBBA.OBMAKE(&quot;date-&quot;&amp;COLUMN()&amp;&quot;-&quot;&amp;ROW();&quot;Date&quot;;[.E243])" office:value-type="string" office:string-value="date-7-243 &#10;[2315]" calcext:value-type="string">
            <text:p>date-7-243 <text:line-break/>[2315]</text:p>
          </table:table-cell>
          <table:table-cell table:style-name="ce21" table:formula="of:=INFO.OBBA.OBBA.OBMAKE(&quot;date-&quot;&amp;COLUMN()&amp;&quot;-&quot;&amp;ROW();&quot;Date&quot;;[.F243])" office:value-type="string" office:string-value="date-8-243 &#10;[2316]" calcext:value-type="string">
            <text:p>date-8-243 <text:line-break/>[23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3])" office:value-type="string" office:string-value="cal-9-243 &#10;[2318]" calcext:value-type="string">
            <text:p>cal-9-243 <text:line-break/>[23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3])" office:value-type="string" office:string-value="cal-10-243 &#10;[2320]" calcext:value-type="string">
            <text:p>cal-10-243 <text:line-break/>[2320]</text:p>
          </table:table-cell>
          <table:table-cell/>
          <table:table-cell table:formula="of:=INFO.OBBA.OBBA.OBGET(INFO.OBBA.OBBA.OBCALL(&quot;&quot;;[.$B$15];&quot;getDaycountFraction&quot;;[.I243];[.J243]))" office:value-type="float" office:value="-19.1166666666667" calcext:value-type="float">
            <text:p>-19,117</text:p>
          </table:table-cell>
          <table:table-cell table:style-name="ce35" table:formula="of:=(YEARFRAC([.E243];[.F243];[.$C$9]))" office:value-type="float" office:value="19.1166666666667" calcext:value-type="float">
            <text:p>19,117</text:p>
          </table:table-cell>
          <table:table-cell table:formula="of:=ABS([.L243])-[.M24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3-10-10" calcext:value-type="date">
            <text:p>10.10.1993</text:p>
          </table:table-cell>
          <table:table-cell table:style-name="ce22" table:formula="of:=[.$C$11]+INT(RAND()*([.$C$12]-[.$C$11]))" office:value-type="date" office:date-value="1980-10-04" calcext:value-type="date">
            <text:p>04.10.1980</text:p>
          </table:table-cell>
          <table:table-cell table:style-name="ce21" table:formula="of:=INFO.OBBA.OBBA.OBMAKE(&quot;date-&quot;&amp;COLUMN()&amp;&quot;-&quot;&amp;ROW();&quot;Date&quot;;[.E244])" office:value-type="string" office:string-value="date-7-244 &#10;[2322]" calcext:value-type="string">
            <text:p>date-7-244 <text:line-break/>[2322]</text:p>
          </table:table-cell>
          <table:table-cell table:style-name="ce21" table:formula="of:=INFO.OBBA.OBBA.OBMAKE(&quot;date-&quot;&amp;COLUMN()&amp;&quot;-&quot;&amp;ROW();&quot;Date&quot;;[.F244])" office:value-type="string" office:string-value="date-8-244 &#10;[2323]" calcext:value-type="string">
            <text:p>date-8-244 <text:line-break/>[23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4])" office:value-type="string" office:string-value="cal-9-244 &#10;[2325]" calcext:value-type="string">
            <text:p>cal-9-244 <text:line-break/>[23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4])" office:value-type="string" office:string-value="cal-10-244 &#10;[2327]" calcext:value-type="string">
            <text:p>cal-10-244 <text:line-break/>[2327]</text:p>
          </table:table-cell>
          <table:table-cell/>
          <table:table-cell table:formula="of:=INFO.OBBA.OBBA.OBGET(INFO.OBBA.OBBA.OBCALL(&quot;&quot;;[.$B$15];&quot;getDaycountFraction&quot;;[.I244];[.J244]))" office:value-type="float" office:value="-13.2055555555556" calcext:value-type="float">
            <text:p>-13,206</text:p>
          </table:table-cell>
          <table:table-cell table:style-name="ce35" table:formula="of:=(YEARFRAC([.E244];[.F244];[.$C$9]))" office:value-type="float" office:value="13.2055555555556" calcext:value-type="float">
            <text:p>13,206</text:p>
          </table:table-cell>
          <table:table-cell table:formula="of:=ABS([.L244])-[.M24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8-11-03" calcext:value-type="date">
            <text:p>03.11.1998</text:p>
          </table:table-cell>
          <table:table-cell table:style-name="ce22" table:formula="of:=[.$C$11]+INT(RAND()*([.$C$12]-[.$C$11]))" office:value-type="date" office:date-value="1983-04-09" calcext:value-type="date">
            <text:p>09.04.1983</text:p>
          </table:table-cell>
          <table:table-cell table:style-name="ce21" table:formula="of:=INFO.OBBA.OBBA.OBMAKE(&quot;date-&quot;&amp;COLUMN()&amp;&quot;-&quot;&amp;ROW();&quot;Date&quot;;[.E245])" office:value-type="string" office:string-value="date-7-245 &#10;[2329]" calcext:value-type="string">
            <text:p>date-7-245 <text:line-break/>[2329]</text:p>
          </table:table-cell>
          <table:table-cell table:style-name="ce21" table:formula="of:=INFO.OBBA.OBBA.OBMAKE(&quot;date-&quot;&amp;COLUMN()&amp;&quot;-&quot;&amp;ROW();&quot;Date&quot;;[.F245])" office:value-type="string" office:string-value="date-8-245 &#10;[2330]" calcext:value-type="string">
            <text:p>date-8-245 <text:line-break/>[23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5])" office:value-type="string" office:string-value="cal-9-245 &#10;[2332]" calcext:value-type="string">
            <text:p>cal-9-245 <text:line-break/>[23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5])" office:value-type="string" office:string-value="cal-10-245 &#10;[2334]" calcext:value-type="string">
            <text:p>cal-10-245 <text:line-break/>[2334]</text:p>
          </table:table-cell>
          <table:table-cell/>
          <table:table-cell table:formula="of:=INFO.OBBA.OBBA.OBGET(INFO.OBBA.OBBA.OBCALL(&quot;&quot;;[.$B$15];&quot;getDaycountFraction&quot;;[.I245];[.J245]))" office:value-type="float" office:value="-15.7972222222222" calcext:value-type="float">
            <text:p>-15,797</text:p>
          </table:table-cell>
          <table:table-cell table:style-name="ce35" table:formula="of:=(YEARFRAC([.E245];[.F245];[.$C$9]))" office:value-type="float" office:value="15.7972222222222" calcext:value-type="float">
            <text:p>15,797</text:p>
          </table:table-cell>
          <table:table-cell table:formula="of:=ABS([.L245])-[.M24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6-03-09" calcext:value-type="date">
            <text:p>09.03.2016</text:p>
          </table:table-cell>
          <table:table-cell table:style-name="ce22" table:formula="of:=[.$C$11]+INT(RAND()*([.$C$12]-[.$C$11]))" office:value-type="date" office:date-value="2018-09-05" calcext:value-type="date">
            <text:p>05.09.2018</text:p>
          </table:table-cell>
          <table:table-cell table:style-name="ce21" table:formula="of:=INFO.OBBA.OBBA.OBMAKE(&quot;date-&quot;&amp;COLUMN()&amp;&quot;-&quot;&amp;ROW();&quot;Date&quot;;[.E246])" office:value-type="string" office:string-value="date-7-246 &#10;[2336]" calcext:value-type="string">
            <text:p>date-7-246 <text:line-break/>[2336]</text:p>
          </table:table-cell>
          <table:table-cell table:style-name="ce21" table:formula="of:=INFO.OBBA.OBBA.OBMAKE(&quot;date-&quot;&amp;COLUMN()&amp;&quot;-&quot;&amp;ROW();&quot;Date&quot;;[.F246])" office:value-type="string" office:string-value="date-8-246 &#10;[2337]" calcext:value-type="string">
            <text:p>date-8-246 <text:line-break/>[23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6])" office:value-type="string" office:string-value="cal-9-246 &#10;[2339]" calcext:value-type="string">
            <text:p>cal-9-246 <text:line-break/>[23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6])" office:value-type="string" office:string-value="cal-10-246 &#10;[2341]" calcext:value-type="string">
            <text:p>cal-10-246 <text:line-break/>[2341]</text:p>
          </table:table-cell>
          <table:table-cell/>
          <table:table-cell table:formula="of:=INFO.OBBA.OBBA.OBGET(INFO.OBBA.OBBA.OBCALL(&quot;&quot;;[.$B$15];&quot;getDaycountFraction&quot;;[.I246];[.J246]))" office:value-type="float" office:value="2.52777777777778" calcext:value-type="float">
            <text:p>2,528</text:p>
          </table:table-cell>
          <table:table-cell table:style-name="ce35" table:formula="of:=(YEARFRAC([.E246];[.F246];[.$C$9]))" office:value-type="float" office:value="2.52777777777778" calcext:value-type="float">
            <text:p>2,528</text:p>
          </table:table-cell>
          <table:table-cell table:formula="of:=ABS([.L246])-[.M24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9-01-15" calcext:value-type="date">
            <text:p>15.01.1999</text:p>
          </table:table-cell>
          <table:table-cell table:style-name="ce22" table:formula="of:=[.$C$11]+INT(RAND()*([.$C$12]-[.$C$11]))" office:value-type="date" office:date-value="1996-11-17" calcext:value-type="date">
            <text:p>17.11.1996</text:p>
          </table:table-cell>
          <table:table-cell table:style-name="ce21" table:formula="of:=INFO.OBBA.OBBA.OBMAKE(&quot;date-&quot;&amp;COLUMN()&amp;&quot;-&quot;&amp;ROW();&quot;Date&quot;;[.E247])" office:value-type="string" office:string-value="date-7-247 &#10;[2343]" calcext:value-type="string">
            <text:p>date-7-247 <text:line-break/>[2343]</text:p>
          </table:table-cell>
          <table:table-cell table:style-name="ce21" table:formula="of:=INFO.OBBA.OBBA.OBMAKE(&quot;date-&quot;&amp;COLUMN()&amp;&quot;-&quot;&amp;ROW();&quot;Date&quot;;[.F247])" office:value-type="string" office:string-value="date-8-247 &#10;[2344]" calcext:value-type="string">
            <text:p>date-8-247 <text:line-break/>[23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7])" office:value-type="string" office:string-value="cal-9-247 &#10;[2346]" calcext:value-type="string">
            <text:p>cal-9-247 <text:line-break/>[23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7])" office:value-type="string" office:string-value="cal-10-247 &#10;[2348]" calcext:value-type="string">
            <text:p>cal-10-247 <text:line-break/>[2348]</text:p>
          </table:table-cell>
          <table:table-cell/>
          <table:table-cell table:formula="of:=INFO.OBBA.OBBA.OBGET(INFO.OBBA.OBBA.OBCALL(&quot;&quot;;[.$B$15];&quot;getDaycountFraction&quot;;[.I247];[.J247]))" office:value-type="float" office:value="-2.19166666666667" calcext:value-type="float">
            <text:p>-2,192</text:p>
          </table:table-cell>
          <table:table-cell table:style-name="ce35" table:formula="of:=(YEARFRAC([.E247];[.F247];[.$C$9]))" office:value-type="float" office:value="2.19166666666667" calcext:value-type="float">
            <text:p>2,192</text:p>
          </table:table-cell>
          <table:table-cell table:formula="of:=ABS([.L247])-[.M24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7-09-19" calcext:value-type="date">
            <text:p>19.09.2017</text:p>
          </table:table-cell>
          <table:table-cell table:style-name="ce22" table:formula="of:=[.$C$11]+INT(RAND()*([.$C$12]-[.$C$11]))" office:value-type="date" office:date-value="1986-06-05" calcext:value-type="date">
            <text:p>05.06.1986</text:p>
          </table:table-cell>
          <table:table-cell table:style-name="ce21" table:formula="of:=INFO.OBBA.OBBA.OBMAKE(&quot;date-&quot;&amp;COLUMN()&amp;&quot;-&quot;&amp;ROW();&quot;Date&quot;;[.E248])" office:value-type="string" office:string-value="date-7-248 &#10;[2350]" calcext:value-type="string">
            <text:p>date-7-248 <text:line-break/>[2350]</text:p>
          </table:table-cell>
          <table:table-cell table:style-name="ce21" table:formula="of:=INFO.OBBA.OBBA.OBMAKE(&quot;date-&quot;&amp;COLUMN()&amp;&quot;-&quot;&amp;ROW();&quot;Date&quot;;[.F248])" office:value-type="string" office:string-value="date-8-248 &#10;[2351]" calcext:value-type="string">
            <text:p>date-8-248 <text:line-break/>[23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8])" office:value-type="string" office:string-value="cal-9-248 &#10;[2353]" calcext:value-type="string">
            <text:p>cal-9-248 <text:line-break/>[23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8])" office:value-type="string" office:string-value="cal-10-248 &#10;[2355]" calcext:value-type="string">
            <text:p>cal-10-248 <text:line-break/>[2355]</text:p>
          </table:table-cell>
          <table:table-cell/>
          <table:table-cell table:formula="of:=INFO.OBBA.OBBA.OBGET(INFO.OBBA.OBBA.OBCALL(&quot;&quot;;[.$B$15];&quot;getDaycountFraction&quot;;[.I248];[.J248]))" office:value-type="float" office:value="-31.7472222222222" calcext:value-type="float">
            <text:p>-31,747</text:p>
          </table:table-cell>
          <table:table-cell table:style-name="ce35" table:formula="of:=(YEARFRAC([.E248];[.F248];[.$C$9]))" office:value-type="float" office:value="31.7472222222222" calcext:value-type="float">
            <text:p>31,747</text:p>
          </table:table-cell>
          <table:table-cell table:formula="of:=ABS([.L248])-[.M24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8-12-27" calcext:value-type="date">
            <text:p>27.12.1998</text:p>
          </table:table-cell>
          <table:table-cell table:style-name="ce22" table:formula="of:=[.$C$11]+INT(RAND()*([.$C$12]-[.$C$11]))" office:value-type="date" office:date-value="1985-04-04" calcext:value-type="date">
            <text:p>04.04.1985</text:p>
          </table:table-cell>
          <table:table-cell table:style-name="ce21" table:formula="of:=INFO.OBBA.OBBA.OBMAKE(&quot;date-&quot;&amp;COLUMN()&amp;&quot;-&quot;&amp;ROW();&quot;Date&quot;;[.E249])" office:value-type="string" office:string-value="date-7-249 &#10;[2357]" calcext:value-type="string">
            <text:p>date-7-249 <text:line-break/>[2357]</text:p>
          </table:table-cell>
          <table:table-cell table:style-name="ce21" table:formula="of:=INFO.OBBA.OBBA.OBMAKE(&quot;date-&quot;&amp;COLUMN()&amp;&quot;-&quot;&amp;ROW();&quot;Date&quot;;[.F249])" office:value-type="string" office:string-value="date-8-249 &#10;[2358]" calcext:value-type="string">
            <text:p>date-8-249 <text:line-break/>[23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49])" office:value-type="string" office:string-value="cal-9-249 &#10;[2360]" calcext:value-type="string">
            <text:p>cal-9-249 <text:line-break/>[23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49])" office:value-type="string" office:string-value="cal-10-249 &#10;[2362]" calcext:value-type="string">
            <text:p>cal-10-249 <text:line-break/>[2362]</text:p>
          </table:table-cell>
          <table:table-cell/>
          <table:table-cell table:formula="of:=INFO.OBBA.OBBA.OBGET(INFO.OBBA.OBBA.OBCALL(&quot;&quot;;[.$B$15];&quot;getDaycountFraction&quot;;[.I249];[.J249]))" office:value-type="float" office:value="-13.9305555555556" calcext:value-type="float">
            <text:p>-13,931</text:p>
          </table:table-cell>
          <table:table-cell table:style-name="ce35" table:formula="of:=(YEARFRAC([.E249];[.F249];[.$C$9]))" office:value-type="float" office:value="13.9305555555556" calcext:value-type="float">
            <text:p>13,931</text:p>
          </table:table-cell>
          <table:table-cell table:formula="of:=ABS([.L249])-[.M24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7-10-21" calcext:value-type="date">
            <text:p>21.10.1997</text:p>
          </table:table-cell>
          <table:table-cell table:style-name="ce22" table:formula="of:=[.$C$11]+INT(RAND()*([.$C$12]-[.$C$11]))" office:value-type="date" office:date-value="1986-06-17" calcext:value-type="date">
            <text:p>17.06.1986</text:p>
          </table:table-cell>
          <table:table-cell table:style-name="ce21" table:formula="of:=INFO.OBBA.OBBA.OBMAKE(&quot;date-&quot;&amp;COLUMN()&amp;&quot;-&quot;&amp;ROW();&quot;Date&quot;;[.E250])" office:value-type="string" office:string-value="date-7-250 &#10;[2364]" calcext:value-type="string">
            <text:p>date-7-250 <text:line-break/>[2364]</text:p>
          </table:table-cell>
          <table:table-cell table:style-name="ce21" table:formula="of:=INFO.OBBA.OBBA.OBMAKE(&quot;date-&quot;&amp;COLUMN()&amp;&quot;-&quot;&amp;ROW();&quot;Date&quot;;[.F250])" office:value-type="string" office:string-value="date-8-250 &#10;[2365]" calcext:value-type="string">
            <text:p>date-8-250 <text:line-break/>[23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0])" office:value-type="string" office:string-value="cal-9-250 &#10;[2367]" calcext:value-type="string">
            <text:p>cal-9-250 <text:line-break/>[23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0])" office:value-type="string" office:string-value="cal-10-250 &#10;[2369]" calcext:value-type="string">
            <text:p>cal-10-250 <text:line-break/>[2369]</text:p>
          </table:table-cell>
          <table:table-cell/>
          <table:table-cell table:formula="of:=INFO.OBBA.OBBA.OBGET(INFO.OBBA.OBBA.OBCALL(&quot;&quot;;[.$B$15];&quot;getDaycountFraction&quot;;[.I250];[.J250]))" office:value-type="float" office:value="-11.5111111111111" calcext:value-type="float">
            <text:p>-11,511</text:p>
          </table:table-cell>
          <table:table-cell table:style-name="ce35" table:formula="of:=(YEARFRAC([.E250];[.F250];[.$C$9]))" office:value-type="float" office:value="11.5111111111111" calcext:value-type="float">
            <text:p>11,511</text:p>
          </table:table-cell>
          <table:table-cell table:formula="of:=ABS([.L250])-[.M25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3-09-19" calcext:value-type="date">
            <text:p>19.09.1983</text:p>
          </table:table-cell>
          <table:table-cell table:style-name="ce22" table:formula="of:=[.$C$11]+INT(RAND()*([.$C$12]-[.$C$11]))" office:value-type="date" office:date-value="2006-12-23" calcext:value-type="date">
            <text:p>23.12.2006</text:p>
          </table:table-cell>
          <table:table-cell table:style-name="ce21" table:formula="of:=INFO.OBBA.OBBA.OBMAKE(&quot;date-&quot;&amp;COLUMN()&amp;&quot;-&quot;&amp;ROW();&quot;Date&quot;;[.E251])" office:value-type="string" office:string-value="date-7-251 &#10;[2371]" calcext:value-type="string">
            <text:p>date-7-251 <text:line-break/>[2371]</text:p>
          </table:table-cell>
          <table:table-cell table:style-name="ce21" table:formula="of:=INFO.OBBA.OBBA.OBMAKE(&quot;date-&quot;&amp;COLUMN()&amp;&quot;-&quot;&amp;ROW();&quot;Date&quot;;[.F251])" office:value-type="string" office:string-value="date-8-251 &#10;[2372]" calcext:value-type="string">
            <text:p>date-8-251 <text:line-break/>[23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1])" office:value-type="string" office:string-value="cal-9-251 &#10;[2374]" calcext:value-type="string">
            <text:p>cal-9-251 <text:line-break/>[23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1])" office:value-type="string" office:string-value="cal-10-251 &#10;[2376]" calcext:value-type="string">
            <text:p>cal-10-251 <text:line-break/>[2376]</text:p>
          </table:table-cell>
          <table:table-cell/>
          <table:table-cell table:formula="of:=INFO.OBBA.OBBA.OBGET(INFO.OBBA.OBBA.OBCALL(&quot;&quot;;[.$B$15];&quot;getDaycountFraction&quot;;[.I251];[.J251]))" office:value-type="float" office:value="23.6" calcext:value-type="float">
            <text:p>23,600</text:p>
          </table:table-cell>
          <table:table-cell table:style-name="ce35" table:formula="of:=(YEARFRAC([.E251];[.F251];[.$C$9]))" office:value-type="float" office:value="23.6" calcext:value-type="float">
            <text:p>23,600</text:p>
          </table:table-cell>
          <table:table-cell table:formula="of:=ABS([.L251])-[.M25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5-12-03" calcext:value-type="date">
            <text:p>03.12.1995</text:p>
          </table:table-cell>
          <table:table-cell table:style-name="ce22" table:formula="of:=[.$C$11]+INT(RAND()*([.$C$12]-[.$C$11]))" office:value-type="date" office:date-value="2020-03-19" calcext:value-type="date">
            <text:p>19.03.2020</text:p>
          </table:table-cell>
          <table:table-cell table:style-name="ce21" table:formula="of:=INFO.OBBA.OBBA.OBMAKE(&quot;date-&quot;&amp;COLUMN()&amp;&quot;-&quot;&amp;ROW();&quot;Date&quot;;[.E252])" office:value-type="string" office:string-value="date-7-252 &#10;[2378]" calcext:value-type="string">
            <text:p>date-7-252 <text:line-break/>[2378]</text:p>
          </table:table-cell>
          <table:table-cell table:style-name="ce21" table:formula="of:=INFO.OBBA.OBBA.OBMAKE(&quot;date-&quot;&amp;COLUMN()&amp;&quot;-&quot;&amp;ROW();&quot;Date&quot;;[.F252])" office:value-type="string" office:string-value="date-8-252 &#10;[2379]" calcext:value-type="string">
            <text:p>date-8-252 <text:line-break/>[23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2])" office:value-type="string" office:string-value="cal-9-252 &#10;[2381]" calcext:value-type="string">
            <text:p>cal-9-252 <text:line-break/>[23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2])" office:value-type="string" office:string-value="cal-10-252 &#10;[2383]" calcext:value-type="string">
            <text:p>cal-10-252 <text:line-break/>[2383]</text:p>
          </table:table-cell>
          <table:table-cell/>
          <table:table-cell table:formula="of:=INFO.OBBA.OBBA.OBGET(INFO.OBBA.OBBA.OBCALL(&quot;&quot;;[.$B$15];&quot;getDaycountFraction&quot;;[.I252];[.J252]))" office:value-type="float" office:value="24.6472222222222" calcext:value-type="float">
            <text:p>24,647</text:p>
          </table:table-cell>
          <table:table-cell table:style-name="ce35" table:formula="of:=(YEARFRAC([.E252];[.F252];[.$C$9]))" office:value-type="float" office:value="24.6472222222222" calcext:value-type="float">
            <text:p>24,647</text:p>
          </table:table-cell>
          <table:table-cell table:formula="of:=ABS([.L252])-[.M25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7-04-19" calcext:value-type="date">
            <text:p>19.04.2027</text:p>
          </table:table-cell>
          <table:table-cell table:style-name="ce22" table:formula="of:=[.$C$11]+INT(RAND()*([.$C$12]-[.$C$11]))" office:value-type="date" office:date-value="1992-01-15" calcext:value-type="date">
            <text:p>15.01.1992</text:p>
          </table:table-cell>
          <table:table-cell table:style-name="ce21" table:formula="of:=INFO.OBBA.OBBA.OBMAKE(&quot;date-&quot;&amp;COLUMN()&amp;&quot;-&quot;&amp;ROW();&quot;Date&quot;;[.E253])" office:value-type="string" office:string-value="date-7-253 &#10;[2385]" calcext:value-type="string">
            <text:p>date-7-253 <text:line-break/>[2385]</text:p>
          </table:table-cell>
          <table:table-cell table:style-name="ce21" table:formula="of:=INFO.OBBA.OBBA.OBMAKE(&quot;date-&quot;&amp;COLUMN()&amp;&quot;-&quot;&amp;ROW();&quot;Date&quot;;[.F253])" office:value-type="string" office:string-value="date-8-253 &#10;[2386]" calcext:value-type="string">
            <text:p>date-8-253 <text:line-break/>[23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3])" office:value-type="string" office:string-value="cal-9-253 &#10;[2388]" calcext:value-type="string">
            <text:p>cal-9-253 <text:line-break/>[23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3])" office:value-type="string" office:string-value="cal-10-253 &#10;[2390]" calcext:value-type="string">
            <text:p>cal-10-253 <text:line-break/>[2390]</text:p>
          </table:table-cell>
          <table:table-cell/>
          <table:table-cell table:formula="of:=INFO.OBBA.OBBA.OBGET(INFO.OBBA.OBBA.OBCALL(&quot;&quot;;[.$B$15];&quot;getDaycountFraction&quot;;[.I253];[.J253]))" office:value-type="float" office:value="-35.7722222222222" calcext:value-type="float">
            <text:p>-35,772</text:p>
          </table:table-cell>
          <table:table-cell table:style-name="ce35" table:formula="of:=(YEARFRAC([.E253];[.F253];[.$C$9]))" office:value-type="float" office:value="35.7722222222222" calcext:value-type="float">
            <text:p>35,772</text:p>
          </table:table-cell>
          <table:table-cell table:formula="of:=ABS([.L253])-[.M25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7-04-13" calcext:value-type="date">
            <text:p>13.04.2027</text:p>
          </table:table-cell>
          <table:table-cell table:style-name="ce22" table:formula="of:=[.$C$11]+INT(RAND()*([.$C$12]-[.$C$11]))" office:value-type="date" office:date-value="2000-10-26" calcext:value-type="date">
            <text:p>26.10.2000</text:p>
          </table:table-cell>
          <table:table-cell table:style-name="ce21" table:formula="of:=INFO.OBBA.OBBA.OBMAKE(&quot;date-&quot;&amp;COLUMN()&amp;&quot;-&quot;&amp;ROW();&quot;Date&quot;;[.E254])" office:value-type="string" office:string-value="date-7-254 &#10;[2392]" calcext:value-type="string">
            <text:p>date-7-254 <text:line-break/>[2392]</text:p>
          </table:table-cell>
          <table:table-cell table:style-name="ce21" table:formula="of:=INFO.OBBA.OBBA.OBMAKE(&quot;date-&quot;&amp;COLUMN()&amp;&quot;-&quot;&amp;ROW();&quot;Date&quot;;[.F254])" office:value-type="string" office:string-value="date-8-254 &#10;[2393]" calcext:value-type="string">
            <text:p>date-8-254 <text:line-break/>[23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4])" office:value-type="string" office:string-value="cal-9-254 &#10;[2395]" calcext:value-type="string">
            <text:p>cal-9-254 <text:line-break/>[23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4])" office:value-type="string" office:string-value="cal-10-254 &#10;[2397]" calcext:value-type="string">
            <text:p>cal-10-254 <text:line-break/>[2397]</text:p>
          </table:table-cell>
          <table:table-cell/>
          <table:table-cell table:formula="of:=INFO.OBBA.OBBA.OBGET(INFO.OBBA.OBBA.OBCALL(&quot;&quot;;[.$B$15];&quot;getDaycountFraction&quot;;[.I254];[.J254]))" office:value-type="float" office:value="-26.8472222222222" calcext:value-type="float">
            <text:p>-26,847</text:p>
          </table:table-cell>
          <table:table-cell table:style-name="ce35" table:formula="of:=(YEARFRAC([.E254];[.F254];[.$C$9]))" office:value-type="float" office:value="26.8472222222222" calcext:value-type="float">
            <text:p>26,847</text:p>
          </table:table-cell>
          <table:table-cell table:formula="of:=ABS([.L254])-[.M25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3-07-11" calcext:value-type="date">
            <text:p>11.07.2023</text:p>
          </table:table-cell>
          <table:table-cell table:style-name="ce22" table:formula="of:=[.$C$11]+INT(RAND()*([.$C$12]-[.$C$11]))" office:value-type="date" office:date-value="2015-06-12" calcext:value-type="date">
            <text:p>12.06.2015</text:p>
          </table:table-cell>
          <table:table-cell table:style-name="ce21" table:formula="of:=INFO.OBBA.OBBA.OBMAKE(&quot;date-&quot;&amp;COLUMN()&amp;&quot;-&quot;&amp;ROW();&quot;Date&quot;;[.E255])" office:value-type="string" office:string-value="date-7-255 &#10;[2399]" calcext:value-type="string">
            <text:p>date-7-255 <text:line-break/>[2399]</text:p>
          </table:table-cell>
          <table:table-cell table:style-name="ce21" table:formula="of:=INFO.OBBA.OBBA.OBMAKE(&quot;date-&quot;&amp;COLUMN()&amp;&quot;-&quot;&amp;ROW();&quot;Date&quot;;[.F255])" office:value-type="string" office:string-value="date-8-255 &#10;[2400]" calcext:value-type="string">
            <text:p>date-8-255 <text:line-break/>[24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5])" office:value-type="string" office:string-value="cal-9-255 &#10;[2402]" calcext:value-type="string">
            <text:p>cal-9-255 <text:line-break/>[24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5])" office:value-type="string" office:string-value="cal-10-255 &#10;[2404]" calcext:value-type="string">
            <text:p>cal-10-255 <text:line-break/>[2404]</text:p>
          </table:table-cell>
          <table:table-cell/>
          <table:table-cell table:formula="of:=INFO.OBBA.OBBA.OBGET(INFO.OBBA.OBBA.OBCALL(&quot;&quot;;[.$B$15];&quot;getDaycountFraction&quot;;[.I255];[.J255]))" office:value-type="float" office:value="-8.19722222222222" calcext:value-type="float">
            <text:p>-8,197</text:p>
          </table:table-cell>
          <table:table-cell table:style-name="ce35" table:formula="of:=(YEARFRAC([.E255];[.F255];[.$C$9]))" office:value-type="float" office:value="8.19722222222222" calcext:value-type="float">
            <text:p>8,197</text:p>
          </table:table-cell>
          <table:table-cell table:formula="of:=ABS([.L255])-[.M25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4-07-12" calcext:value-type="date">
            <text:p>12.07.2024</text:p>
          </table:table-cell>
          <table:table-cell table:style-name="ce22" table:formula="of:=[.$C$11]+INT(RAND()*([.$C$12]-[.$C$11]))" office:value-type="date" office:date-value="2009-08-09" calcext:value-type="date">
            <text:p>09.08.2009</text:p>
          </table:table-cell>
          <table:table-cell table:style-name="ce21" table:formula="of:=INFO.OBBA.OBBA.OBMAKE(&quot;date-&quot;&amp;COLUMN()&amp;&quot;-&quot;&amp;ROW();&quot;Date&quot;;[.E256])" office:value-type="string" office:string-value="date-7-256 &#10;[2406]" calcext:value-type="string">
            <text:p>date-7-256 <text:line-break/>[2406]</text:p>
          </table:table-cell>
          <table:table-cell table:style-name="ce21" table:formula="of:=INFO.OBBA.OBBA.OBMAKE(&quot;date-&quot;&amp;COLUMN()&amp;&quot;-&quot;&amp;ROW();&quot;Date&quot;;[.F256])" office:value-type="string" office:string-value="date-8-256 &#10;[2407]" calcext:value-type="string">
            <text:p>date-8-256 <text:line-break/>[24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6])" office:value-type="string" office:string-value="cal-9-256 &#10;[2409]" calcext:value-type="string">
            <text:p>cal-9-256 <text:line-break/>[24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6])" office:value-type="string" office:string-value="cal-10-256 &#10;[2411]" calcext:value-type="string">
            <text:p>cal-10-256 <text:line-break/>[2411]</text:p>
          </table:table-cell>
          <table:table-cell/>
          <table:table-cell table:formula="of:=INFO.OBBA.OBBA.OBGET(INFO.OBBA.OBBA.OBCALL(&quot;&quot;;[.$B$15];&quot;getDaycountFraction&quot;;[.I256];[.J256]))" office:value-type="float" office:value="-15.1416666666667" calcext:value-type="float">
            <text:p>-15,142</text:p>
          </table:table-cell>
          <table:table-cell table:style-name="ce35" table:formula="of:=(YEARFRAC([.E256];[.F256];[.$C$9]))" office:value-type="float" office:value="15.1416666666667" calcext:value-type="float">
            <text:p>15,142</text:p>
          </table:table-cell>
          <table:table-cell table:formula="of:=ABS([.L256])-[.M25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1-08-24" calcext:value-type="date">
            <text:p>24.08.2021</text:p>
          </table:table-cell>
          <table:table-cell table:style-name="ce22" table:formula="of:=[.$C$11]+INT(RAND()*([.$C$12]-[.$C$11]))" office:value-type="date" office:date-value="1981-01-30" calcext:value-type="date">
            <text:p>30.01.1981</text:p>
          </table:table-cell>
          <table:table-cell table:style-name="ce21" table:formula="of:=INFO.OBBA.OBBA.OBMAKE(&quot;date-&quot;&amp;COLUMN()&amp;&quot;-&quot;&amp;ROW();&quot;Date&quot;;[.E257])" office:value-type="string" office:string-value="date-7-257 &#10;[2413]" calcext:value-type="string">
            <text:p>date-7-257 <text:line-break/>[2413]</text:p>
          </table:table-cell>
          <table:table-cell table:style-name="ce21" table:formula="of:=INFO.OBBA.OBBA.OBMAKE(&quot;date-&quot;&amp;COLUMN()&amp;&quot;-&quot;&amp;ROW();&quot;Date&quot;;[.F257])" office:value-type="string" office:string-value="date-8-257 &#10;[2414]" calcext:value-type="string">
            <text:p>date-8-257 <text:line-break/>[24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7])" office:value-type="string" office:string-value="cal-9-257 &#10;[2416]" calcext:value-type="string">
            <text:p>cal-9-257 <text:line-break/>[24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7])" office:value-type="string" office:string-value="cal-10-257 &#10;[2418]" calcext:value-type="string">
            <text:p>cal-10-257 <text:line-break/>[2418]</text:p>
          </table:table-cell>
          <table:table-cell/>
          <table:table-cell table:formula="of:=INFO.OBBA.OBBA.OBGET(INFO.OBBA.OBBA.OBCALL(&quot;&quot;;[.$B$15];&quot;getDaycountFraction&quot;;[.I257];[.J257]))" office:value-type="float" office:value="-41.1555555555556" calcext:value-type="float">
            <text:p>-41,156</text:p>
          </table:table-cell>
          <table:table-cell table:style-name="ce35" table:formula="of:=(YEARFRAC([.E257];[.F257];[.$C$9]))" office:value-type="float" office:value="41.1555555555556" calcext:value-type="float">
            <text:p>41,156</text:p>
          </table:table-cell>
          <table:table-cell table:formula="of:=ABS([.L257])-[.M25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4-08-12" calcext:value-type="date">
            <text:p>12.08.2024</text:p>
          </table:table-cell>
          <table:table-cell table:style-name="ce22" table:formula="of:=[.$C$11]+INT(RAND()*([.$C$12]-[.$C$11]))" office:value-type="date" office:date-value="1989-01-19" calcext:value-type="date">
            <text:p>19.01.1989</text:p>
          </table:table-cell>
          <table:table-cell table:style-name="ce21" table:formula="of:=INFO.OBBA.OBBA.OBMAKE(&quot;date-&quot;&amp;COLUMN()&amp;&quot;-&quot;&amp;ROW();&quot;Date&quot;;[.E258])" office:value-type="string" office:string-value="date-7-258 &#10;[2420]" calcext:value-type="string">
            <text:p>date-7-258 <text:line-break/>[2420]</text:p>
          </table:table-cell>
          <table:table-cell table:style-name="ce21" table:formula="of:=INFO.OBBA.OBBA.OBMAKE(&quot;date-&quot;&amp;COLUMN()&amp;&quot;-&quot;&amp;ROW();&quot;Date&quot;;[.F258])" office:value-type="string" office:string-value="date-8-258 &#10;[2421]" calcext:value-type="string">
            <text:p>date-8-258 <text:line-break/>[24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8])" office:value-type="string" office:string-value="cal-9-258 &#10;[2423]" calcext:value-type="string">
            <text:p>cal-9-258 <text:line-break/>[24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8])" office:value-type="string" office:string-value="cal-10-258 &#10;[2425]" calcext:value-type="string">
            <text:p>cal-10-258 <text:line-break/>[2425]</text:p>
          </table:table-cell>
          <table:table-cell/>
          <table:table-cell table:formula="of:=INFO.OBBA.OBBA.OBGET(INFO.OBBA.OBBA.OBCALL(&quot;&quot;;[.$B$15];&quot;getDaycountFraction&quot;;[.I258];[.J258]))" office:value-type="float" office:value="-36.0805555555556" calcext:value-type="float">
            <text:p>-36,081</text:p>
          </table:table-cell>
          <table:table-cell table:style-name="ce35" table:formula="of:=(YEARFRAC([.E258];[.F258];[.$C$9]))" office:value-type="float" office:value="36.0805555555556" calcext:value-type="float">
            <text:p>36,081</text:p>
          </table:table-cell>
          <table:table-cell table:formula="of:=ABS([.L258])-[.M25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5-01-20" calcext:value-type="date">
            <text:p>20.01.2015</text:p>
          </table:table-cell>
          <table:table-cell table:style-name="ce22" table:formula="of:=[.$C$11]+INT(RAND()*([.$C$12]-[.$C$11]))" office:value-type="date" office:date-value="2018-11-08" calcext:value-type="date">
            <text:p>08.11.2018</text:p>
          </table:table-cell>
          <table:table-cell table:style-name="ce21" table:formula="of:=INFO.OBBA.OBBA.OBMAKE(&quot;date-&quot;&amp;COLUMN()&amp;&quot;-&quot;&amp;ROW();&quot;Date&quot;;[.E259])" office:value-type="string" office:string-value="date-7-259 &#10;[2427]" calcext:value-type="string">
            <text:p>date-7-259 <text:line-break/>[2427]</text:p>
          </table:table-cell>
          <table:table-cell table:style-name="ce21" table:formula="of:=INFO.OBBA.OBBA.OBMAKE(&quot;date-&quot;&amp;COLUMN()&amp;&quot;-&quot;&amp;ROW();&quot;Date&quot;;[.F259])" office:value-type="string" office:string-value="date-8-259 &#10;[2428]" calcext:value-type="string">
            <text:p>date-8-259 <text:line-break/>[24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59])" office:value-type="string" office:string-value="cal-9-259 &#10;[2430]" calcext:value-type="string">
            <text:p>cal-9-259 <text:line-break/>[24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59])" office:value-type="string" office:string-value="cal-10-259 &#10;[2432]" calcext:value-type="string">
            <text:p>cal-10-259 <text:line-break/>[2432]</text:p>
          </table:table-cell>
          <table:table-cell/>
          <table:table-cell table:formula="of:=INFO.OBBA.OBBA.OBGET(INFO.OBBA.OBBA.OBCALL(&quot;&quot;;[.$B$15];&quot;getDaycountFraction&quot;;[.I259];[.J259]))" office:value-type="float" office:value="3.85555555555556" calcext:value-type="float">
            <text:p>3,856</text:p>
          </table:table-cell>
          <table:table-cell table:style-name="ce35" table:formula="of:=(YEARFRAC([.E259];[.F259];[.$C$9]))" office:value-type="float" office:value="3.85555555555556" calcext:value-type="float">
            <text:p>3,856</text:p>
          </table:table-cell>
          <table:table-cell table:formula="of:=ABS([.L259])-[.M25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4-12-23" calcext:value-type="date">
            <text:p>23.12.1994</text:p>
          </table:table-cell>
          <table:table-cell table:style-name="ce22" table:formula="of:=[.$C$11]+INT(RAND()*([.$C$12]-[.$C$11]))" office:value-type="date" office:date-value="2029-05-30" calcext:value-type="date">
            <text:p>30.05.2029</text:p>
          </table:table-cell>
          <table:table-cell table:style-name="ce21" table:formula="of:=INFO.OBBA.OBBA.OBMAKE(&quot;date-&quot;&amp;COLUMN()&amp;&quot;-&quot;&amp;ROW();&quot;Date&quot;;[.E260])" office:value-type="string" office:string-value="date-7-260 &#10;[2434]" calcext:value-type="string">
            <text:p>date-7-260 <text:line-break/>[2434]</text:p>
          </table:table-cell>
          <table:table-cell table:style-name="ce21" table:formula="of:=INFO.OBBA.OBBA.OBMAKE(&quot;date-&quot;&amp;COLUMN()&amp;&quot;-&quot;&amp;ROW();&quot;Date&quot;;[.F260])" office:value-type="string" office:string-value="date-8-260 &#10;[2435]" calcext:value-type="string">
            <text:p>date-8-260 <text:line-break/>[24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0])" office:value-type="string" office:string-value="cal-9-260 &#10;[2437]" calcext:value-type="string">
            <text:p>cal-9-260 <text:line-break/>[24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0])" office:value-type="string" office:string-value="cal-10-260 &#10;[2439]" calcext:value-type="string">
            <text:p>cal-10-260 <text:line-break/>[2439]</text:p>
          </table:table-cell>
          <table:table-cell/>
          <table:table-cell table:formula="of:=INFO.OBBA.OBBA.OBGET(INFO.OBBA.OBBA.OBCALL(&quot;&quot;;[.$B$15];&quot;getDaycountFraction&quot;;[.I260];[.J260]))" office:value-type="float" office:value="34.9361111111111" calcext:value-type="float">
            <text:p>34,936</text:p>
          </table:table-cell>
          <table:table-cell table:style-name="ce35" table:formula="of:=(YEARFRAC([.E260];[.F260];[.$C$9]))" office:value-type="float" office:value="34.9361111111111" calcext:value-type="float">
            <text:p>34,936</text:p>
          </table:table-cell>
          <table:table-cell table:formula="of:=ABS([.L260])-[.M26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1-06-05" calcext:value-type="date">
            <text:p>05.06.1991</text:p>
          </table:table-cell>
          <table:table-cell table:style-name="ce22" table:formula="of:=[.$C$11]+INT(RAND()*([.$C$12]-[.$C$11]))" office:value-type="date" office:date-value="2004-12-08" calcext:value-type="date">
            <text:p>08.12.2004</text:p>
          </table:table-cell>
          <table:table-cell table:style-name="ce21" table:formula="of:=INFO.OBBA.OBBA.OBMAKE(&quot;date-&quot;&amp;COLUMN()&amp;&quot;-&quot;&amp;ROW();&quot;Date&quot;;[.E261])" office:value-type="string" office:string-value="date-7-261 &#10;[2441]" calcext:value-type="string">
            <text:p>date-7-261 <text:line-break/>[2441]</text:p>
          </table:table-cell>
          <table:table-cell table:style-name="ce21" table:formula="of:=INFO.OBBA.OBBA.OBMAKE(&quot;date-&quot;&amp;COLUMN()&amp;&quot;-&quot;&amp;ROW();&quot;Date&quot;;[.F261])" office:value-type="string" office:string-value="date-8-261 &#10;[2442]" calcext:value-type="string">
            <text:p>date-8-261 <text:line-break/>[24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1])" office:value-type="string" office:string-value="cal-9-261 &#10;[2444]" calcext:value-type="string">
            <text:p>cal-9-261 <text:line-break/>[24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1])" office:value-type="string" office:string-value="cal-10-261 &#10;[2446]" calcext:value-type="string">
            <text:p>cal-10-261 <text:line-break/>[2446]</text:p>
          </table:table-cell>
          <table:table-cell/>
          <table:table-cell table:formula="of:=INFO.OBBA.OBBA.OBGET(INFO.OBBA.OBBA.OBCALL(&quot;&quot;;[.$B$15];&quot;getDaycountFraction&quot;;[.I261];[.J261]))" office:value-type="float" office:value="13.7083333333333" calcext:value-type="float">
            <text:p>13,708</text:p>
          </table:table-cell>
          <table:table-cell table:style-name="ce35" table:formula="of:=(YEARFRAC([.E261];[.F261];[.$C$9]))" office:value-type="float" office:value="13.7083333333333" calcext:value-type="float">
            <text:p>13,708</text:p>
          </table:table-cell>
          <table:table-cell table:formula="of:=ABS([.L261])-[.M26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5-06-24" calcext:value-type="date">
            <text:p>24.06.1985</text:p>
          </table:table-cell>
          <table:table-cell table:style-name="ce22" table:formula="of:=[.$C$11]+INT(RAND()*([.$C$12]-[.$C$11]))" office:value-type="date" office:date-value="1991-02-19" calcext:value-type="date">
            <text:p>19.02.1991</text:p>
          </table:table-cell>
          <table:table-cell table:style-name="ce21" table:formula="of:=INFO.OBBA.OBBA.OBMAKE(&quot;date-&quot;&amp;COLUMN()&amp;&quot;-&quot;&amp;ROW();&quot;Date&quot;;[.E262])" office:value-type="string" office:string-value="date-7-262 &#10;[2448]" calcext:value-type="string">
            <text:p>date-7-262 <text:line-break/>[2448]</text:p>
          </table:table-cell>
          <table:table-cell table:style-name="ce21" table:formula="of:=INFO.OBBA.OBBA.OBMAKE(&quot;date-&quot;&amp;COLUMN()&amp;&quot;-&quot;&amp;ROW();&quot;Date&quot;;[.F262])" office:value-type="string" office:string-value="date-8-262 &#10;[2449]" calcext:value-type="string">
            <text:p>date-8-262 <text:line-break/>[24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2])" office:value-type="string" office:string-value="cal-9-262 &#10;[2451]" calcext:value-type="string">
            <text:p>cal-9-262 <text:line-break/>[24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2])" office:value-type="string" office:string-value="cal-10-262 &#10;[2453]" calcext:value-type="string">
            <text:p>cal-10-262 <text:line-break/>[2453]</text:p>
          </table:table-cell>
          <table:table-cell/>
          <table:table-cell table:formula="of:=INFO.OBBA.OBBA.OBGET(INFO.OBBA.OBBA.OBCALL(&quot;&quot;;[.$B$15];&quot;getDaycountFraction&quot;;[.I262];[.J262]))" office:value-type="float" office:value="5.73888888888889" calcext:value-type="float">
            <text:p>5,739</text:p>
          </table:table-cell>
          <table:table-cell table:style-name="ce35" table:formula="of:=(YEARFRAC([.E262];[.F262];[.$C$9]))" office:value-type="float" office:value="5.73888888888889" calcext:value-type="float">
            <text:p>5,739</text:p>
          </table:table-cell>
          <table:table-cell table:formula="of:=ABS([.L262])-[.M26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9-05-02" calcext:value-type="date">
            <text:p>02.05.1989</text:p>
          </table:table-cell>
          <table:table-cell table:style-name="ce22" table:formula="of:=[.$C$11]+INT(RAND()*([.$C$12]-[.$C$11]))" office:value-type="date" office:date-value="2022-05-06" calcext:value-type="date">
            <text:p>06.05.2022</text:p>
          </table:table-cell>
          <table:table-cell table:style-name="ce21" table:formula="of:=INFO.OBBA.OBBA.OBMAKE(&quot;date-&quot;&amp;COLUMN()&amp;&quot;-&quot;&amp;ROW();&quot;Date&quot;;[.E263])" office:value-type="string" office:string-value="date-7-263 &#10;[2455]" calcext:value-type="string">
            <text:p>date-7-263 <text:line-break/>[2455]</text:p>
          </table:table-cell>
          <table:table-cell table:style-name="ce21" table:formula="of:=INFO.OBBA.OBBA.OBMAKE(&quot;date-&quot;&amp;COLUMN()&amp;&quot;-&quot;&amp;ROW();&quot;Date&quot;;[.F263])" office:value-type="string" office:string-value="date-8-263 &#10;[2456]" calcext:value-type="string">
            <text:p>date-8-263 <text:line-break/>[24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3])" office:value-type="string" office:string-value="cal-9-263 &#10;[2458]" calcext:value-type="string">
            <text:p>cal-9-263 <text:line-break/>[24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3])" office:value-type="string" office:string-value="cal-10-263 &#10;[2460]" calcext:value-type="string">
            <text:p>cal-10-263 <text:line-break/>[2460]</text:p>
          </table:table-cell>
          <table:table-cell/>
          <table:table-cell table:formula="of:=INFO.OBBA.OBBA.OBGET(INFO.OBBA.OBBA.OBCALL(&quot;&quot;;[.$B$15];&quot;getDaycountFraction&quot;;[.I263];[.J263]))" office:value-type="float" office:value="33.4916666666667" calcext:value-type="float">
            <text:p>33,492</text:p>
          </table:table-cell>
          <table:table-cell table:style-name="ce35" table:formula="of:=(YEARFRAC([.E263];[.F263];[.$C$9]))" office:value-type="float" office:value="33.4916666666667" calcext:value-type="float">
            <text:p>33,492</text:p>
          </table:table-cell>
          <table:table-cell table:formula="of:=ABS([.L263])-[.M26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2-12-13" calcext:value-type="date">
            <text:p>13.12.1992</text:p>
          </table:table-cell>
          <table:table-cell table:style-name="ce22" table:formula="of:=[.$C$11]+INT(RAND()*([.$C$12]-[.$C$11]))" office:value-type="date" office:date-value="2025-01-10" calcext:value-type="date">
            <text:p>10.01.2025</text:p>
          </table:table-cell>
          <table:table-cell table:style-name="ce21" table:formula="of:=INFO.OBBA.OBBA.OBMAKE(&quot;date-&quot;&amp;COLUMN()&amp;&quot;-&quot;&amp;ROW();&quot;Date&quot;;[.E264])" office:value-type="string" office:string-value="date-7-264 &#10;[2462]" calcext:value-type="string">
            <text:p>date-7-264 <text:line-break/>[2462]</text:p>
          </table:table-cell>
          <table:table-cell table:style-name="ce21" table:formula="of:=INFO.OBBA.OBBA.OBMAKE(&quot;date-&quot;&amp;COLUMN()&amp;&quot;-&quot;&amp;ROW();&quot;Date&quot;;[.F264])" office:value-type="string" office:string-value="date-8-264 &#10;[2463]" calcext:value-type="string">
            <text:p>date-8-264 <text:line-break/>[24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4])" office:value-type="string" office:string-value="cal-9-264 &#10;[2465]" calcext:value-type="string">
            <text:p>cal-9-264 <text:line-break/>[24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4])" office:value-type="string" office:string-value="cal-10-264 &#10;[2467]" calcext:value-type="string">
            <text:p>cal-10-264 <text:line-break/>[2467]</text:p>
          </table:table-cell>
          <table:table-cell/>
          <table:table-cell table:formula="of:=INFO.OBBA.OBBA.OBGET(INFO.OBBA.OBBA.OBCALL(&quot;&quot;;[.$B$15];&quot;getDaycountFraction&quot;;[.I264];[.J264]))" office:value-type="float" office:value="32.5444444444444" calcext:value-type="float">
            <text:p>32,544</text:p>
          </table:table-cell>
          <table:table-cell table:style-name="ce35" table:formula="of:=(YEARFRAC([.E264];[.F264];[.$C$9]))" office:value-type="float" office:value="32.5444444444444" calcext:value-type="float">
            <text:p>32,544</text:p>
          </table:table-cell>
          <table:table-cell table:formula="of:=ABS([.L264])-[.M26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5-06-23" calcext:value-type="date">
            <text:p>23.06.2025</text:p>
          </table:table-cell>
          <table:table-cell table:style-name="ce22" table:formula="of:=[.$C$11]+INT(RAND()*([.$C$12]-[.$C$11]))" office:value-type="date" office:date-value="2013-11-30" calcext:value-type="date">
            <text:p>30.11.2013</text:p>
          </table:table-cell>
          <table:table-cell table:style-name="ce21" table:formula="of:=INFO.OBBA.OBBA.OBMAKE(&quot;date-&quot;&amp;COLUMN()&amp;&quot;-&quot;&amp;ROW();&quot;Date&quot;;[.E265])" office:value-type="string" office:string-value="date-7-265 &#10;[2469]" calcext:value-type="string">
            <text:p>date-7-265 <text:line-break/>[2469]</text:p>
          </table:table-cell>
          <table:table-cell table:style-name="ce21" table:formula="of:=INFO.OBBA.OBBA.OBMAKE(&quot;date-&quot;&amp;COLUMN()&amp;&quot;-&quot;&amp;ROW();&quot;Date&quot;;[.F265])" office:value-type="string" office:string-value="date-8-265 &#10;[2470]" calcext:value-type="string">
            <text:p>date-8-265 <text:line-break/>[24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5])" office:value-type="string" office:string-value="cal-9-265 &#10;[2472]" calcext:value-type="string">
            <text:p>cal-9-265 <text:line-break/>[24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5])" office:value-type="string" office:string-value="cal-10-265 &#10;[2474]" calcext:value-type="string">
            <text:p>cal-10-265 <text:line-break/>[2474]</text:p>
          </table:table-cell>
          <table:table-cell/>
          <table:table-cell table:formula="of:=INFO.OBBA.OBBA.OBGET(INFO.OBBA.OBBA.OBCALL(&quot;&quot;;[.$B$15];&quot;getDaycountFraction&quot;;[.I265];[.J265]))" office:value-type="float" office:value="-11.7305555555556" calcext:value-type="float">
            <text:p>-11,731</text:p>
          </table:table-cell>
          <table:table-cell table:style-name="ce35" table:formula="of:=(YEARFRAC([.E265];[.F265];[.$C$9]))" office:value-type="float" office:value="11.7305555555556" calcext:value-type="float">
            <text:p>11,731</text:p>
          </table:table-cell>
          <table:table-cell table:formula="of:=ABS([.L265])-[.M26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7-04-21" calcext:value-type="date">
            <text:p>21.04.2017</text:p>
          </table:table-cell>
          <table:table-cell table:style-name="ce22" table:formula="of:=[.$C$11]+INT(RAND()*([.$C$12]-[.$C$11]))" office:value-type="date" office:date-value="2015-05-21" calcext:value-type="date">
            <text:p>21.05.2015</text:p>
          </table:table-cell>
          <table:table-cell table:style-name="ce21" table:formula="of:=INFO.OBBA.OBBA.OBMAKE(&quot;date-&quot;&amp;COLUMN()&amp;&quot;-&quot;&amp;ROW();&quot;Date&quot;;[.E266])" office:value-type="string" office:string-value="date-7-266 &#10;[2476]" calcext:value-type="string">
            <text:p>date-7-266 <text:line-break/>[2476]</text:p>
          </table:table-cell>
          <table:table-cell table:style-name="ce21" table:formula="of:=INFO.OBBA.OBBA.OBMAKE(&quot;date-&quot;&amp;COLUMN()&amp;&quot;-&quot;&amp;ROW();&quot;Date&quot;;[.F266])" office:value-type="string" office:string-value="date-8-266 &#10;[2477]" calcext:value-type="string">
            <text:p>date-8-266 <text:line-break/>[24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6])" office:value-type="string" office:string-value="cal-9-266 &#10;[2479]" calcext:value-type="string">
            <text:p>cal-9-266 <text:line-break/>[24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6])" office:value-type="string" office:string-value="cal-10-266 &#10;[2481]" calcext:value-type="string">
            <text:p>cal-10-266 <text:line-break/>[2481]</text:p>
          </table:table-cell>
          <table:table-cell/>
          <table:table-cell table:formula="of:=INFO.OBBA.OBBA.OBGET(INFO.OBBA.OBBA.OBCALL(&quot;&quot;;[.$B$15];&quot;getDaycountFraction&quot;;[.I266];[.J266]))" office:value-type="float" office:value="-1.94722222222222" calcext:value-type="float">
            <text:p>-1,947</text:p>
          </table:table-cell>
          <table:table-cell table:style-name="ce35" table:formula="of:=(YEARFRAC([.E266];[.F266];[.$C$9]))" office:value-type="float" office:value="1.94722222222222" calcext:value-type="float">
            <text:p>1,947</text:p>
          </table:table-cell>
          <table:table-cell table:formula="of:=ABS([.L266])-[.M26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4-07-12" calcext:value-type="date">
            <text:p>12.07.2024</text:p>
          </table:table-cell>
          <table:table-cell table:style-name="ce22" table:formula="of:=[.$C$11]+INT(RAND()*([.$C$12]-[.$C$11]))" office:value-type="date" office:date-value="2027-02-03" calcext:value-type="date">
            <text:p>03.02.2027</text:p>
          </table:table-cell>
          <table:table-cell table:style-name="ce21" table:formula="of:=INFO.OBBA.OBBA.OBMAKE(&quot;date-&quot;&amp;COLUMN()&amp;&quot;-&quot;&amp;ROW();&quot;Date&quot;;[.E267])" office:value-type="string" office:string-value="date-7-267 &#10;[2483]" calcext:value-type="string">
            <text:p>date-7-267 <text:line-break/>[2483]</text:p>
          </table:table-cell>
          <table:table-cell table:style-name="ce21" table:formula="of:=INFO.OBBA.OBBA.OBMAKE(&quot;date-&quot;&amp;COLUMN()&amp;&quot;-&quot;&amp;ROW();&quot;Date&quot;;[.F267])" office:value-type="string" office:string-value="date-8-267 &#10;[2484]" calcext:value-type="string">
            <text:p>date-8-267 <text:line-break/>[24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7])" office:value-type="string" office:string-value="cal-9-267 &#10;[2486]" calcext:value-type="string">
            <text:p>cal-9-267 <text:line-break/>[24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7])" office:value-type="string" office:string-value="cal-10-267 &#10;[2488]" calcext:value-type="string">
            <text:p>cal-10-267 <text:line-break/>[2488]</text:p>
          </table:table-cell>
          <table:table-cell/>
          <table:table-cell table:formula="of:=INFO.OBBA.OBBA.OBGET(INFO.OBBA.OBBA.OBCALL(&quot;&quot;;[.$B$15];&quot;getDaycountFraction&quot;;[.I267];[.J267]))" office:value-type="float" office:value="2.6" calcext:value-type="float">
            <text:p>2,600</text:p>
          </table:table-cell>
          <table:table-cell table:style-name="ce35" table:formula="of:=(YEARFRAC([.E267];[.F267];[.$C$9]))" office:value-type="float" office:value="2.6" calcext:value-type="float">
            <text:p>2,600</text:p>
          </table:table-cell>
          <table:table-cell table:formula="of:=ABS([.L267])-[.M26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8-11-16" calcext:value-type="date">
            <text:p>16.11.2008</text:p>
          </table:table-cell>
          <table:table-cell table:style-name="ce22" table:formula="of:=[.$C$11]+INT(RAND()*([.$C$12]-[.$C$11]))" office:value-type="date" office:date-value="2022-01-11" calcext:value-type="date">
            <text:p>11.01.2022</text:p>
          </table:table-cell>
          <table:table-cell table:style-name="ce21" table:formula="of:=INFO.OBBA.OBBA.OBMAKE(&quot;date-&quot;&amp;COLUMN()&amp;&quot;-&quot;&amp;ROW();&quot;Date&quot;;[.E268])" office:value-type="string" office:string-value="date-7-268 &#10;[2490]" calcext:value-type="string">
            <text:p>date-7-268 <text:line-break/>[2490]</text:p>
          </table:table-cell>
          <table:table-cell table:style-name="ce21" table:formula="of:=INFO.OBBA.OBBA.OBMAKE(&quot;date-&quot;&amp;COLUMN()&amp;&quot;-&quot;&amp;ROW();&quot;Date&quot;;[.F268])" office:value-type="string" office:string-value="date-8-268 &#10;[2491]" calcext:value-type="string">
            <text:p>date-8-268 <text:line-break/>[24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8])" office:value-type="string" office:string-value="cal-9-268 &#10;[2493]" calcext:value-type="string">
            <text:p>cal-9-268 <text:line-break/>[24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8])" office:value-type="string" office:string-value="cal-10-268 &#10;[2495]" calcext:value-type="string">
            <text:p>cal-10-268 <text:line-break/>[2495]</text:p>
          </table:table-cell>
          <table:table-cell/>
          <table:table-cell table:formula="of:=INFO.OBBA.OBBA.OBGET(INFO.OBBA.OBBA.OBCALL(&quot;&quot;;[.$B$15];&quot;getDaycountFraction&quot;;[.I268];[.J268]))" office:value-type="float" office:value="13.3444444444444" calcext:value-type="float">
            <text:p>13,344</text:p>
          </table:table-cell>
          <table:table-cell table:style-name="ce35" table:formula="of:=(YEARFRAC([.E268];[.F268];[.$C$9]))" office:value-type="float" office:value="13.3444444444444" calcext:value-type="float">
            <text:p>13,344</text:p>
          </table:table-cell>
          <table:table-cell table:formula="of:=ABS([.L268])-[.M26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1-01-31" calcext:value-type="date">
            <text:p>31.01.2021</text:p>
          </table:table-cell>
          <table:table-cell table:style-name="ce22" table:formula="of:=[.$C$11]+INT(RAND()*([.$C$12]-[.$C$11]))" office:value-type="date" office:date-value="1986-07-04" calcext:value-type="date">
            <text:p>04.07.1986</text:p>
          </table:table-cell>
          <table:table-cell table:style-name="ce21" table:formula="of:=INFO.OBBA.OBBA.OBMAKE(&quot;date-&quot;&amp;COLUMN()&amp;&quot;-&quot;&amp;ROW();&quot;Date&quot;;[.E269])" office:value-type="string" office:string-value="date-7-269 &#10;[2497]" calcext:value-type="string">
            <text:p>date-7-269 <text:line-break/>[2497]</text:p>
          </table:table-cell>
          <table:table-cell table:style-name="ce21" table:formula="of:=INFO.OBBA.OBBA.OBMAKE(&quot;date-&quot;&amp;COLUMN()&amp;&quot;-&quot;&amp;ROW();&quot;Date&quot;;[.F269])" office:value-type="string" office:string-value="date-8-269 &#10;[2498]" calcext:value-type="string">
            <text:p>date-8-269 <text:line-break/>[24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69])" office:value-type="string" office:string-value="cal-9-269 &#10;[2500]" calcext:value-type="string">
            <text:p>cal-9-269 <text:line-break/>[25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69])" office:value-type="string" office:string-value="cal-10-269 &#10;[2502]" calcext:value-type="string">
            <text:p>cal-10-269 <text:line-break/>[2502]</text:p>
          </table:table-cell>
          <table:table-cell/>
          <table:table-cell table:formula="of:=INFO.OBBA.OBBA.OBGET(INFO.OBBA.OBBA.OBCALL(&quot;&quot;;[.$B$15];&quot;getDaycountFraction&quot;;[.I269];[.J269]))" office:value-type="float" office:value="-35.0833333333333" calcext:value-type="float">
            <text:p>-35,083</text:p>
          </table:table-cell>
          <table:table-cell table:style-name="ce35" table:formula="of:=(YEARFRAC([.E269];[.F269];[.$C$9]))" office:value-type="float" office:value="35.0833333333333" calcext:value-type="float">
            <text:p>35,083</text:p>
          </table:table-cell>
          <table:table-cell table:formula="of:=ABS([.L269])-[.M26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9-08-27" calcext:value-type="date">
            <text:p>27.08.2009</text:p>
          </table:table-cell>
          <table:table-cell table:style-name="ce22" table:formula="of:=[.$C$11]+INT(RAND()*([.$C$12]-[.$C$11]))" office:value-type="date" office:date-value="2010-06-25" calcext:value-type="date">
            <text:p>25.06.2010</text:p>
          </table:table-cell>
          <table:table-cell table:style-name="ce21" table:formula="of:=INFO.OBBA.OBBA.OBMAKE(&quot;date-&quot;&amp;COLUMN()&amp;&quot;-&quot;&amp;ROW();&quot;Date&quot;;[.E270])" office:value-type="string" office:string-value="date-7-270 &#10;[2504]" calcext:value-type="string">
            <text:p>date-7-270 <text:line-break/>[2504]</text:p>
          </table:table-cell>
          <table:table-cell table:style-name="ce21" table:formula="of:=INFO.OBBA.OBBA.OBMAKE(&quot;date-&quot;&amp;COLUMN()&amp;&quot;-&quot;&amp;ROW();&quot;Date&quot;;[.F270])" office:value-type="string" office:string-value="date-8-270 &#10;[2505]" calcext:value-type="string">
            <text:p>date-8-270 <text:line-break/>[25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0])" office:value-type="string" office:string-value="cal-9-270 &#10;[2507]" calcext:value-type="string">
            <text:p>cal-9-270 <text:line-break/>[25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0])" office:value-type="string" office:string-value="cal-10-270 &#10;[2509]" calcext:value-type="string">
            <text:p>cal-10-270 <text:line-break/>[2509]</text:p>
          </table:table-cell>
          <table:table-cell/>
          <table:table-cell table:formula="of:=INFO.OBBA.OBBA.OBGET(INFO.OBBA.OBBA.OBCALL(&quot;&quot;;[.$B$15];&quot;getDaycountFraction&quot;;[.I270];[.J270]))" office:value-type="float" office:value="0.838888888888889" calcext:value-type="float">
            <text:p>0,839</text:p>
          </table:table-cell>
          <table:table-cell table:style-name="ce35" table:formula="of:=(YEARFRAC([.E270];[.F270];[.$C$9]))" office:value-type="float" office:value="0.838888888888889" calcext:value-type="float">
            <text:p>0,839</text:p>
          </table:table-cell>
          <table:table-cell table:formula="of:=ABS([.L270])-[.M27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8-02-13" calcext:value-type="date">
            <text:p>13.02.1988</text:p>
          </table:table-cell>
          <table:table-cell table:style-name="ce22" table:formula="of:=[.$C$11]+INT(RAND()*([.$C$12]-[.$C$11]))" office:value-type="date" office:date-value="2017-06-16" calcext:value-type="date">
            <text:p>16.06.2017</text:p>
          </table:table-cell>
          <table:table-cell table:style-name="ce21" table:formula="of:=INFO.OBBA.OBBA.OBMAKE(&quot;date-&quot;&amp;COLUMN()&amp;&quot;-&quot;&amp;ROW();&quot;Date&quot;;[.E271])" office:value-type="string" office:string-value="date-7-271 &#10;[2511]" calcext:value-type="string">
            <text:p>date-7-271 <text:line-break/>[2511]</text:p>
          </table:table-cell>
          <table:table-cell table:style-name="ce21" table:formula="of:=INFO.OBBA.OBBA.OBMAKE(&quot;date-&quot;&amp;COLUMN()&amp;&quot;-&quot;&amp;ROW();&quot;Date&quot;;[.F271])" office:value-type="string" office:string-value="date-8-271 &#10;[2512]" calcext:value-type="string">
            <text:p>date-8-271 <text:line-break/>[25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1])" office:value-type="string" office:string-value="cal-9-271 &#10;[2514]" calcext:value-type="string">
            <text:p>cal-9-271 <text:line-break/>[25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1])" office:value-type="string" office:string-value="cal-10-271 &#10;[2516]" calcext:value-type="string">
            <text:p>cal-10-271 <text:line-break/>[2516]</text:p>
          </table:table-cell>
          <table:table-cell/>
          <table:table-cell table:formula="of:=INFO.OBBA.OBBA.OBGET(INFO.OBBA.OBBA.OBCALL(&quot;&quot;;[.$B$15];&quot;getDaycountFraction&quot;;[.I271];[.J271]))" office:value-type="float" office:value="29.7666666666667" calcext:value-type="float">
            <text:p>29,767</text:p>
          </table:table-cell>
          <table:table-cell table:style-name="ce35" table:formula="of:=(YEARFRAC([.E271];[.F271];[.$C$9]))" office:value-type="float" office:value="29.7666666666667" calcext:value-type="float">
            <text:p>29,767</text:p>
          </table:table-cell>
          <table:table-cell table:formula="of:=ABS([.L271])-[.M27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6-05-22" calcext:value-type="date">
            <text:p>22.05.2006</text:p>
          </table:table-cell>
          <table:table-cell table:style-name="ce22" table:formula="of:=[.$C$11]+INT(RAND()*([.$C$12]-[.$C$11]))" office:value-type="date" office:date-value="2007-06-22" calcext:value-type="date">
            <text:p>22.06.2007</text:p>
          </table:table-cell>
          <table:table-cell table:style-name="ce21" table:formula="of:=INFO.OBBA.OBBA.OBMAKE(&quot;date-&quot;&amp;COLUMN()&amp;&quot;-&quot;&amp;ROW();&quot;Date&quot;;[.E272])" office:value-type="string" office:string-value="date-7-272 &#10;[2518]" calcext:value-type="string">
            <text:p>date-7-272 <text:line-break/>[2518]</text:p>
          </table:table-cell>
          <table:table-cell table:style-name="ce21" table:formula="of:=INFO.OBBA.OBBA.OBMAKE(&quot;date-&quot;&amp;COLUMN()&amp;&quot;-&quot;&amp;ROW();&quot;Date&quot;;[.F272])" office:value-type="string" office:string-value="date-8-272 &#10;[2519]" calcext:value-type="string">
            <text:p>date-8-272 <text:line-break/>[25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2])" office:value-type="string" office:string-value="cal-9-272 &#10;[2521]" calcext:value-type="string">
            <text:p>cal-9-272 <text:line-break/>[25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2])" office:value-type="string" office:string-value="cal-10-272 &#10;[2523]" calcext:value-type="string">
            <text:p>cal-10-272 <text:line-break/>[2523]</text:p>
          </table:table-cell>
          <table:table-cell/>
          <table:table-cell table:formula="of:=INFO.OBBA.OBBA.OBGET(INFO.OBBA.OBBA.OBCALL(&quot;&quot;;[.$B$15];&quot;getDaycountFraction&quot;;[.I272];[.J272]))" office:value-type="float" office:value="1.1" calcext:value-type="float">
            <text:p>1,100</text:p>
          </table:table-cell>
          <table:table-cell table:style-name="ce35" table:formula="of:=(YEARFRAC([.E272];[.F272];[.$C$9]))" office:value-type="float" office:value="1.1" calcext:value-type="float">
            <text:p>1,100</text:p>
          </table:table-cell>
          <table:table-cell table:formula="of:=ABS([.L272])-[.M27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5-02-05" calcext:value-type="date">
            <text:p>05.02.1985</text:p>
          </table:table-cell>
          <table:table-cell table:style-name="ce22" table:formula="of:=[.$C$11]+INT(RAND()*([.$C$12]-[.$C$11]))" office:value-type="date" office:date-value="2017-01-27" calcext:value-type="date">
            <text:p>27.01.2017</text:p>
          </table:table-cell>
          <table:table-cell table:style-name="ce21" table:formula="of:=INFO.OBBA.OBBA.OBMAKE(&quot;date-&quot;&amp;COLUMN()&amp;&quot;-&quot;&amp;ROW();&quot;Date&quot;;[.E273])" office:value-type="string" office:string-value="date-7-273 &#10;[2525]" calcext:value-type="string">
            <text:p>date-7-273 <text:line-break/>[2525]</text:p>
          </table:table-cell>
          <table:table-cell table:style-name="ce21" table:formula="of:=INFO.OBBA.OBBA.OBMAKE(&quot;date-&quot;&amp;COLUMN()&amp;&quot;-&quot;&amp;ROW();&quot;Date&quot;;[.F273])" office:value-type="string" office:string-value="date-8-273 &#10;[2526]" calcext:value-type="string">
            <text:p>date-8-273 <text:line-break/>[25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3])" office:value-type="string" office:string-value="cal-9-273 &#10;[2528]" calcext:value-type="string">
            <text:p>cal-9-273 <text:line-break/>[25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3])" office:value-type="string" office:string-value="cal-10-273 &#10;[2530]" calcext:value-type="string">
            <text:p>cal-10-273 <text:line-break/>[2530]</text:p>
          </table:table-cell>
          <table:table-cell/>
          <table:table-cell table:formula="of:=INFO.OBBA.OBBA.OBGET(INFO.OBBA.OBBA.OBCALL(&quot;&quot;;[.$B$15];&quot;getDaycountFraction&quot;;[.I273];[.J273]))" office:value-type="float" office:value="32.4416666666667" calcext:value-type="float">
            <text:p>32,442</text:p>
          </table:table-cell>
          <table:table-cell table:style-name="ce35" table:formula="of:=(YEARFRAC([.E273];[.F273];[.$C$9]))" office:value-type="float" office:value="32.4416666666667" calcext:value-type="float">
            <text:p>32,442</text:p>
          </table:table-cell>
          <table:table-cell table:formula="of:=ABS([.L273])-[.M27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1-09-13" calcext:value-type="date">
            <text:p>13.09.2021</text:p>
          </table:table-cell>
          <table:table-cell table:style-name="ce22" table:formula="of:=[.$C$11]+INT(RAND()*([.$C$12]-[.$C$11]))" office:value-type="date" office:date-value="2007-05-09" calcext:value-type="date">
            <text:p>09.05.2007</text:p>
          </table:table-cell>
          <table:table-cell table:style-name="ce21" table:formula="of:=INFO.OBBA.OBBA.OBMAKE(&quot;date-&quot;&amp;COLUMN()&amp;&quot;-&quot;&amp;ROW();&quot;Date&quot;;[.E274])" office:value-type="string" office:string-value="date-7-274 &#10;[2532]" calcext:value-type="string">
            <text:p>date-7-274 <text:line-break/>[2532]</text:p>
          </table:table-cell>
          <table:table-cell table:style-name="ce21" table:formula="of:=INFO.OBBA.OBBA.OBMAKE(&quot;date-&quot;&amp;COLUMN()&amp;&quot;-&quot;&amp;ROW();&quot;Date&quot;;[.F274])" office:value-type="string" office:string-value="date-8-274 &#10;[2533]" calcext:value-type="string">
            <text:p>date-8-274 <text:line-break/>[25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4])" office:value-type="string" office:string-value="cal-9-274 &#10;[2535]" calcext:value-type="string">
            <text:p>cal-9-274 <text:line-break/>[25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4])" office:value-type="string" office:string-value="cal-10-274 &#10;[2537]" calcext:value-type="string">
            <text:p>cal-10-274 <text:line-break/>[2537]</text:p>
          </table:table-cell>
          <table:table-cell/>
          <table:table-cell table:formula="of:=INFO.OBBA.OBBA.OBGET(INFO.OBBA.OBBA.OBCALL(&quot;&quot;;[.$B$15];&quot;getDaycountFraction&quot;;[.I274];[.J274]))" office:value-type="float" office:value="-14.5583333333333" calcext:value-type="float">
            <text:p>-14,558</text:p>
          </table:table-cell>
          <table:table-cell table:style-name="ce35" table:formula="of:=(YEARFRAC([.E274];[.F274];[.$C$9]))" office:value-type="float" office:value="14.5583333333333" calcext:value-type="float">
            <text:p>14,558</text:p>
          </table:table-cell>
          <table:table-cell table:formula="of:=ABS([.L274])-[.M27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7-11-06" calcext:value-type="date">
            <text:p>06.11.1987</text:p>
          </table:table-cell>
          <table:table-cell table:style-name="ce22" table:formula="of:=[.$C$11]+INT(RAND()*([.$C$12]-[.$C$11]))" office:value-type="date" office:date-value="1992-03-24" calcext:value-type="date">
            <text:p>24.03.1992</text:p>
          </table:table-cell>
          <table:table-cell table:style-name="ce21" table:formula="of:=INFO.OBBA.OBBA.OBMAKE(&quot;date-&quot;&amp;COLUMN()&amp;&quot;-&quot;&amp;ROW();&quot;Date&quot;;[.E275])" office:value-type="string" office:string-value="date-7-275 &#10;[2539]" calcext:value-type="string">
            <text:p>date-7-275 <text:line-break/>[2539]</text:p>
          </table:table-cell>
          <table:table-cell table:style-name="ce21" table:formula="of:=INFO.OBBA.OBBA.OBMAKE(&quot;date-&quot;&amp;COLUMN()&amp;&quot;-&quot;&amp;ROW();&quot;Date&quot;;[.F275])" office:value-type="string" office:string-value="date-8-275 &#10;[2540]" calcext:value-type="string">
            <text:p>date-8-275 <text:line-break/>[25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5])" office:value-type="string" office:string-value="cal-9-275 &#10;[2542]" calcext:value-type="string">
            <text:p>cal-9-275 <text:line-break/>[25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5])" office:value-type="string" office:string-value="cal-10-275 &#10;[2544]" calcext:value-type="string">
            <text:p>cal-10-275 <text:line-break/>[2544]</text:p>
          </table:table-cell>
          <table:table-cell/>
          <table:table-cell table:formula="of:=INFO.OBBA.OBBA.OBGET(INFO.OBBA.OBBA.OBCALL(&quot;&quot;;[.$B$15];&quot;getDaycountFraction&quot;;[.I275];[.J275]))" office:value-type="float" office:value="4.44444444444444" calcext:value-type="float">
            <text:p>4,444</text:p>
          </table:table-cell>
          <table:table-cell table:style-name="ce35" table:formula="of:=(YEARFRAC([.E275];[.F275];[.$C$9]))" office:value-type="float" office:value="4.44444444444444" calcext:value-type="float">
            <text:p>4,444</text:p>
          </table:table-cell>
          <table:table-cell table:formula="of:=ABS([.L275])-[.M27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1-10-20" calcext:value-type="date">
            <text:p>20.10.2021</text:p>
          </table:table-cell>
          <table:table-cell table:style-name="ce22" table:formula="of:=[.$C$11]+INT(RAND()*([.$C$12]-[.$C$11]))" office:value-type="date" office:date-value="2021-07-08" calcext:value-type="date">
            <text:p>08.07.2021</text:p>
          </table:table-cell>
          <table:table-cell table:style-name="ce21" table:formula="of:=INFO.OBBA.OBBA.OBMAKE(&quot;date-&quot;&amp;COLUMN()&amp;&quot;-&quot;&amp;ROW();&quot;Date&quot;;[.E276])" office:value-type="string" office:string-value="date-7-276 &#10;[2546]" calcext:value-type="string">
            <text:p>date-7-276 <text:line-break/>[2546]</text:p>
          </table:table-cell>
          <table:table-cell table:style-name="ce21" table:formula="of:=INFO.OBBA.OBBA.OBMAKE(&quot;date-&quot;&amp;COLUMN()&amp;&quot;-&quot;&amp;ROW();&quot;Date&quot;;[.F276])" office:value-type="string" office:string-value="date-8-276 &#10;[2547]" calcext:value-type="string">
            <text:p>date-8-276 <text:line-break/>[25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6])" office:value-type="string" office:string-value="cal-9-276 &#10;[2549]" calcext:value-type="string">
            <text:p>cal-9-276 <text:line-break/>[25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6])" office:value-type="string" office:string-value="cal-10-276 &#10;[2551]" calcext:value-type="string">
            <text:p>cal-10-276 <text:line-break/>[2551]</text:p>
          </table:table-cell>
          <table:table-cell/>
          <table:table-cell table:formula="of:=INFO.OBBA.OBBA.OBGET(INFO.OBBA.OBBA.OBCALL(&quot;&quot;;[.$B$15];&quot;getDaycountFraction&quot;;[.I276];[.J276]))" office:value-type="float" office:value="-0.288888888888889" calcext:value-type="float">
            <text:p>-0,289</text:p>
          </table:table-cell>
          <table:table-cell table:style-name="ce35" table:formula="of:=(YEARFRAC([.E276];[.F276];[.$C$9]))" office:value-type="float" office:value="0.288888888888889" calcext:value-type="float">
            <text:p>0,289</text:p>
          </table:table-cell>
          <table:table-cell table:formula="of:=ABS([.L276])-[.M27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9-02-10" calcext:value-type="date">
            <text:p>10.02.2009</text:p>
          </table:table-cell>
          <table:table-cell table:style-name="ce22" table:formula="of:=[.$C$11]+INT(RAND()*([.$C$12]-[.$C$11]))" office:value-type="date" office:date-value="2015-06-16" calcext:value-type="date">
            <text:p>16.06.2015</text:p>
          </table:table-cell>
          <table:table-cell table:style-name="ce21" table:formula="of:=INFO.OBBA.OBBA.OBMAKE(&quot;date-&quot;&amp;COLUMN()&amp;&quot;-&quot;&amp;ROW();&quot;Date&quot;;[.E277])" office:value-type="string" office:string-value="date-7-277 &#10;[2553]" calcext:value-type="string">
            <text:p>date-7-277 <text:line-break/>[2553]</text:p>
          </table:table-cell>
          <table:table-cell table:style-name="ce21" table:formula="of:=INFO.OBBA.OBBA.OBMAKE(&quot;date-&quot;&amp;COLUMN()&amp;&quot;-&quot;&amp;ROW();&quot;Date&quot;;[.F277])" office:value-type="string" office:string-value="date-8-277 &#10;[2554]" calcext:value-type="string">
            <text:p>date-8-277 <text:line-break/>[25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7])" office:value-type="string" office:string-value="cal-9-277 &#10;[2556]" calcext:value-type="string">
            <text:p>cal-9-277 <text:line-break/>[25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7])" office:value-type="string" office:string-value="cal-10-277 &#10;[2558]" calcext:value-type="string">
            <text:p>cal-10-277 <text:line-break/>[2558]</text:p>
          </table:table-cell>
          <table:table-cell/>
          <table:table-cell table:formula="of:=INFO.OBBA.OBBA.OBGET(INFO.OBBA.OBBA.OBCALL(&quot;&quot;;[.$B$15];&quot;getDaycountFraction&quot;;[.I277];[.J277]))" office:value-type="float" office:value="6.43611111111111" calcext:value-type="float">
            <text:p>6,436</text:p>
          </table:table-cell>
          <table:table-cell table:style-name="ce35" table:formula="of:=(YEARFRAC([.E277];[.F277];[.$C$9]))" office:value-type="float" office:value="6.43611111111111" calcext:value-type="float">
            <text:p>6,436</text:p>
          </table:table-cell>
          <table:table-cell table:formula="of:=ABS([.L277])-[.M27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8-11-24" calcext:value-type="date">
            <text:p>24.11.2018</text:p>
          </table:table-cell>
          <table:table-cell table:style-name="ce22" table:formula="of:=[.$C$11]+INT(RAND()*([.$C$12]-[.$C$11]))" office:value-type="date" office:date-value="2007-10-19" calcext:value-type="date">
            <text:p>19.10.2007</text:p>
          </table:table-cell>
          <table:table-cell table:style-name="ce21" table:formula="of:=INFO.OBBA.OBBA.OBMAKE(&quot;date-&quot;&amp;COLUMN()&amp;&quot;-&quot;&amp;ROW();&quot;Date&quot;;[.E278])" office:value-type="string" office:string-value="date-7-278 &#10;[2560]" calcext:value-type="string">
            <text:p>date-7-278 <text:line-break/>[2560]</text:p>
          </table:table-cell>
          <table:table-cell table:style-name="ce21" table:formula="of:=INFO.OBBA.OBBA.OBMAKE(&quot;date-&quot;&amp;COLUMN()&amp;&quot;-&quot;&amp;ROW();&quot;Date&quot;;[.F278])" office:value-type="string" office:string-value="date-8-278 &#10;[2561]" calcext:value-type="string">
            <text:p>date-8-278 <text:line-break/>[25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8])" office:value-type="string" office:string-value="cal-9-278 &#10;[2563]" calcext:value-type="string">
            <text:p>cal-9-278 <text:line-break/>[25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8])" office:value-type="string" office:string-value="cal-10-278 &#10;[2565]" calcext:value-type="string">
            <text:p>cal-10-278 <text:line-break/>[2565]</text:p>
          </table:table-cell>
          <table:table-cell/>
          <table:table-cell table:formula="of:=INFO.OBBA.OBBA.OBGET(INFO.OBBA.OBBA.OBCALL(&quot;&quot;;[.$B$15];&quot;getDaycountFraction&quot;;[.I278];[.J278]))" office:value-type="float" office:value="-11.2611111111111" calcext:value-type="float">
            <text:p>-11,261</text:p>
          </table:table-cell>
          <table:table-cell table:style-name="ce35" table:formula="of:=(YEARFRAC([.E278];[.F278];[.$C$9]))" office:value-type="float" office:value="11.2611111111111" calcext:value-type="float">
            <text:p>11,261</text:p>
          </table:table-cell>
          <table:table-cell table:formula="of:=ABS([.L278])-[.M27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0-06-06" calcext:value-type="date">
            <text:p>06.06.2010</text:p>
          </table:table-cell>
          <table:table-cell table:style-name="ce22" table:formula="of:=[.$C$11]+INT(RAND()*([.$C$12]-[.$C$11]))" office:value-type="date" office:date-value="2011-05-24" calcext:value-type="date">
            <text:p>24.05.2011</text:p>
          </table:table-cell>
          <table:table-cell table:style-name="ce21" table:formula="of:=INFO.OBBA.OBBA.OBMAKE(&quot;date-&quot;&amp;COLUMN()&amp;&quot;-&quot;&amp;ROW();&quot;Date&quot;;[.E279])" office:value-type="string" office:string-value="date-7-279 &#10;[2567]" calcext:value-type="string">
            <text:p>date-7-279 <text:line-break/>[2567]</text:p>
          </table:table-cell>
          <table:table-cell table:style-name="ce21" table:formula="of:=INFO.OBBA.OBBA.OBMAKE(&quot;date-&quot;&amp;COLUMN()&amp;&quot;-&quot;&amp;ROW();&quot;Date&quot;;[.F279])" office:value-type="string" office:string-value="date-8-279 &#10;[2568]" calcext:value-type="string">
            <text:p>date-8-279 <text:line-break/>[25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79])" office:value-type="string" office:string-value="cal-9-279 &#10;[2570]" calcext:value-type="string">
            <text:p>cal-9-279 <text:line-break/>[25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79])" office:value-type="string" office:string-value="cal-10-279 &#10;[2572]" calcext:value-type="string">
            <text:p>cal-10-279 <text:line-break/>[2572]</text:p>
          </table:table-cell>
          <table:table-cell/>
          <table:table-cell table:formula="of:=INFO.OBBA.OBBA.OBGET(INFO.OBBA.OBBA.OBCALL(&quot;&quot;;[.$B$15];&quot;getDaycountFraction&quot;;[.I279];[.J279]))" office:value-type="float" office:value="0.977777777777778" calcext:value-type="float">
            <text:p>0,978</text:p>
          </table:table-cell>
          <table:table-cell table:style-name="ce35" table:formula="of:=(YEARFRAC([.E279];[.F279];[.$C$9]))" office:value-type="float" office:value="0.977777777777778" calcext:value-type="float">
            <text:p>0,978</text:p>
          </table:table-cell>
          <table:table-cell table:formula="of:=ABS([.L279])-[.M27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6-07-17" calcext:value-type="date">
            <text:p>17.07.2026</text:p>
          </table:table-cell>
          <table:table-cell table:style-name="ce22" table:formula="of:=[.$C$11]+INT(RAND()*([.$C$12]-[.$C$11]))" office:value-type="date" office:date-value="2003-01-15" calcext:value-type="date">
            <text:p>15.01.2003</text:p>
          </table:table-cell>
          <table:table-cell table:style-name="ce21" table:formula="of:=INFO.OBBA.OBBA.OBMAKE(&quot;date-&quot;&amp;COLUMN()&amp;&quot;-&quot;&amp;ROW();&quot;Date&quot;;[.E280])" office:value-type="string" office:string-value="date-7-280 &#10;[2574]" calcext:value-type="string">
            <text:p>date-7-280 <text:line-break/>[2574]</text:p>
          </table:table-cell>
          <table:table-cell table:style-name="ce21" table:formula="of:=INFO.OBBA.OBBA.OBMAKE(&quot;date-&quot;&amp;COLUMN()&amp;&quot;-&quot;&amp;ROW();&quot;Date&quot;;[.F280])" office:value-type="string" office:string-value="date-8-280 &#10;[2575]" calcext:value-type="string">
            <text:p>date-8-280 <text:line-break/>[25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0])" office:value-type="string" office:string-value="cal-9-280 &#10;[2577]" calcext:value-type="string">
            <text:p>cal-9-280 <text:line-break/>[25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0])" office:value-type="string" office:string-value="cal-10-280 &#10;[2579]" calcext:value-type="string">
            <text:p>cal-10-280 <text:line-break/>[2579]</text:p>
          </table:table-cell>
          <table:table-cell/>
          <table:table-cell table:formula="of:=INFO.OBBA.OBBA.OBGET(INFO.OBBA.OBBA.OBCALL(&quot;&quot;;[.$B$15];&quot;getDaycountFraction&quot;;[.I280];[.J280]))" office:value-type="float" office:value="-23.8444444444444" calcext:value-type="float">
            <text:p>-23,844</text:p>
          </table:table-cell>
          <table:table-cell table:style-name="ce35" table:formula="of:=(YEARFRAC([.E280];[.F280];[.$C$9]))" office:value-type="float" office:value="23.8444444444444" calcext:value-type="float">
            <text:p>23,844</text:p>
          </table:table-cell>
          <table:table-cell table:formula="of:=ABS([.L280])-[.M28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9-11-11" calcext:value-type="date">
            <text:p>11.11.2029</text:p>
          </table:table-cell>
          <table:table-cell table:style-name="ce22" table:formula="of:=[.$C$11]+INT(RAND()*([.$C$12]-[.$C$11]))" office:value-type="date" office:date-value="1991-12-17" calcext:value-type="date">
            <text:p>17.12.1991</text:p>
          </table:table-cell>
          <table:table-cell table:style-name="ce21" table:formula="of:=INFO.OBBA.OBBA.OBMAKE(&quot;date-&quot;&amp;COLUMN()&amp;&quot;-&quot;&amp;ROW();&quot;Date&quot;;[.E281])" office:value-type="string" office:string-value="date-7-281 &#10;[2581]" calcext:value-type="string">
            <text:p>date-7-281 <text:line-break/>[2581]</text:p>
          </table:table-cell>
          <table:table-cell table:style-name="ce21" table:formula="of:=INFO.OBBA.OBBA.OBMAKE(&quot;date-&quot;&amp;COLUMN()&amp;&quot;-&quot;&amp;ROW();&quot;Date&quot;;[.F281])" office:value-type="string" office:string-value="date-8-281 &#10;[2582]" calcext:value-type="string">
            <text:p>date-8-281 <text:line-break/>[25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1])" office:value-type="string" office:string-value="cal-9-281 &#10;[2584]" calcext:value-type="string">
            <text:p>cal-9-281 <text:line-break/>[25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1])" office:value-type="string" office:string-value="cal-10-281 &#10;[2586]" calcext:value-type="string">
            <text:p>cal-10-281 <text:line-break/>[2586]</text:p>
          </table:table-cell>
          <table:table-cell/>
          <table:table-cell table:formula="of:=INFO.OBBA.OBBA.OBGET(INFO.OBBA.OBBA.OBCALL(&quot;&quot;;[.$B$15];&quot;getDaycountFraction&quot;;[.I281];[.J281]))" office:value-type="float" office:value="-38.4555555555556" calcext:value-type="float">
            <text:p>-38,456</text:p>
          </table:table-cell>
          <table:table-cell table:style-name="ce35" table:formula="of:=(YEARFRAC([.E281];[.F281];[.$C$9]))" office:value-type="float" office:value="38.4555555555556" calcext:value-type="float">
            <text:p>38,456</text:p>
          </table:table-cell>
          <table:table-cell table:formula="of:=ABS([.L281])-[.M28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2-04-08" calcext:value-type="date">
            <text:p>08.04.2012</text:p>
          </table:table-cell>
          <table:table-cell table:style-name="ce22" table:formula="of:=[.$C$11]+INT(RAND()*([.$C$12]-[.$C$11]))" office:value-type="date" office:date-value="2020-01-16" calcext:value-type="date">
            <text:p>16.01.2020</text:p>
          </table:table-cell>
          <table:table-cell table:style-name="ce21" table:formula="of:=INFO.OBBA.OBBA.OBMAKE(&quot;date-&quot;&amp;COLUMN()&amp;&quot;-&quot;&amp;ROW();&quot;Date&quot;;[.E282])" office:value-type="string" office:string-value="date-7-282 &#10;[2588]" calcext:value-type="string">
            <text:p>date-7-282 <text:line-break/>[2588]</text:p>
          </table:table-cell>
          <table:table-cell table:style-name="ce21" table:formula="of:=INFO.OBBA.OBBA.OBMAKE(&quot;date-&quot;&amp;COLUMN()&amp;&quot;-&quot;&amp;ROW();&quot;Date&quot;;[.F282])" office:value-type="string" office:string-value="date-8-282 &#10;[2589]" calcext:value-type="string">
            <text:p>date-8-282 <text:line-break/>[25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2])" office:value-type="string" office:string-value="cal-9-282 &#10;[2591]" calcext:value-type="string">
            <text:p>cal-9-282 <text:line-break/>[25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2])" office:value-type="string" office:string-value="cal-10-282 &#10;[2593]" calcext:value-type="string">
            <text:p>cal-10-282 <text:line-break/>[2593]</text:p>
          </table:table-cell>
          <table:table-cell/>
          <table:table-cell table:formula="of:=INFO.OBBA.OBBA.OBGET(INFO.OBBA.OBBA.OBCALL(&quot;&quot;;[.$B$15];&quot;getDaycountFraction&quot;;[.I282];[.J282]))" office:value-type="float" office:value="7.88611111111111" calcext:value-type="float">
            <text:p>7,886</text:p>
          </table:table-cell>
          <table:table-cell table:style-name="ce35" table:formula="of:=(YEARFRAC([.E282];[.F282];[.$C$9]))" office:value-type="float" office:value="7.88611111111111" calcext:value-type="float">
            <text:p>7,886</text:p>
          </table:table-cell>
          <table:table-cell table:formula="of:=ABS([.L282])-[.M28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8-03-26" calcext:value-type="date">
            <text:p>26.03.2018</text:p>
          </table:table-cell>
          <table:table-cell table:style-name="ce22" table:formula="of:=[.$C$11]+INT(RAND()*([.$C$12]-[.$C$11]))" office:value-type="date" office:date-value="2009-01-29" calcext:value-type="date">
            <text:p>29.01.2009</text:p>
          </table:table-cell>
          <table:table-cell table:style-name="ce21" table:formula="of:=INFO.OBBA.OBBA.OBMAKE(&quot;date-&quot;&amp;COLUMN()&amp;&quot;-&quot;&amp;ROW();&quot;Date&quot;;[.E283])" office:value-type="string" office:string-value="date-7-283 &#10;[2595]" calcext:value-type="string">
            <text:p>date-7-283 <text:line-break/>[2595]</text:p>
          </table:table-cell>
          <table:table-cell table:style-name="ce21" table:formula="of:=INFO.OBBA.OBBA.OBMAKE(&quot;date-&quot;&amp;COLUMN()&amp;&quot;-&quot;&amp;ROW();&quot;Date&quot;;[.F283])" office:value-type="string" office:string-value="date-8-283 &#10;[2596]" calcext:value-type="string">
            <text:p>date-8-283 <text:line-break/>[25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3])" office:value-type="string" office:string-value="cal-9-283 &#10;[2598]" calcext:value-type="string">
            <text:p>cal-9-283 <text:line-break/>[25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3])" office:value-type="string" office:string-value="cal-10-283 &#10;[2600]" calcext:value-type="string">
            <text:p>cal-10-283 <text:line-break/>[2600]</text:p>
          </table:table-cell>
          <table:table-cell/>
          <table:table-cell table:formula="of:=INFO.OBBA.OBBA.OBGET(INFO.OBBA.OBBA.OBCALL(&quot;&quot;;[.$B$15];&quot;getDaycountFraction&quot;;[.I283];[.J283]))" office:value-type="float" office:value="-9.28611111111111" calcext:value-type="float">
            <text:p>-9,286</text:p>
          </table:table-cell>
          <table:table-cell table:style-name="ce35" table:formula="of:=(YEARFRAC([.E283];[.F283];[.$C$9]))" office:value-type="float" office:value="9.28611111111111" calcext:value-type="float">
            <text:p>9,286</text:p>
          </table:table-cell>
          <table:table-cell table:formula="of:=ABS([.L283])-[.M28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9-03-10" calcext:value-type="date">
            <text:p>10.03.1999</text:p>
          </table:table-cell>
          <table:table-cell table:style-name="ce22" table:formula="of:=[.$C$11]+INT(RAND()*([.$C$12]-[.$C$11]))" office:value-type="date" office:date-value="2023-06-09" calcext:value-type="date">
            <text:p>09.06.2023</text:p>
          </table:table-cell>
          <table:table-cell table:style-name="ce21" table:formula="of:=INFO.OBBA.OBBA.OBMAKE(&quot;date-&quot;&amp;COLUMN()&amp;&quot;-&quot;&amp;ROW();&quot;Date&quot;;[.E284])" office:value-type="string" office:string-value="date-7-284 &#10;[2602]" calcext:value-type="string">
            <text:p>date-7-284 <text:line-break/>[2602]</text:p>
          </table:table-cell>
          <table:table-cell table:style-name="ce21" table:formula="of:=INFO.OBBA.OBBA.OBMAKE(&quot;date-&quot;&amp;COLUMN()&amp;&quot;-&quot;&amp;ROW();&quot;Date&quot;;[.F284])" office:value-type="string" office:string-value="date-8-284 &#10;[2603]" calcext:value-type="string">
            <text:p>date-8-284 <text:line-break/>[26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4])" office:value-type="string" office:string-value="cal-9-284 &#10;[2605]" calcext:value-type="string">
            <text:p>cal-9-284 <text:line-break/>[26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4])" office:value-type="string" office:string-value="cal-10-284 &#10;[2607]" calcext:value-type="string">
            <text:p>cal-10-284 <text:line-break/>[2607]</text:p>
          </table:table-cell>
          <table:table-cell/>
          <table:table-cell table:formula="of:=INFO.OBBA.OBBA.OBGET(INFO.OBBA.OBBA.OBCALL(&quot;&quot;;[.$B$15];&quot;getDaycountFraction&quot;;[.I284];[.J284]))" office:value-type="float" office:value="24.6027777777778" calcext:value-type="float">
            <text:p>24,603</text:p>
          </table:table-cell>
          <table:table-cell table:style-name="ce35" table:formula="of:=(YEARFRAC([.E284];[.F284];[.$C$9]))" office:value-type="float" office:value="24.6027777777778" calcext:value-type="float">
            <text:p>24,603</text:p>
          </table:table-cell>
          <table:table-cell table:formula="of:=ABS([.L284])-[.M28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8-04-06" calcext:value-type="date">
            <text:p>06.04.1988</text:p>
          </table:table-cell>
          <table:table-cell table:style-name="ce22" table:formula="of:=[.$C$11]+INT(RAND()*([.$C$12]-[.$C$11]))" office:value-type="date" office:date-value="2019-05-26" calcext:value-type="date">
            <text:p>26.05.2019</text:p>
          </table:table-cell>
          <table:table-cell table:style-name="ce21" table:formula="of:=INFO.OBBA.OBBA.OBMAKE(&quot;date-&quot;&amp;COLUMN()&amp;&quot;-&quot;&amp;ROW();&quot;Date&quot;;[.E285])" office:value-type="string" office:string-value="date-7-285 &#10;[2609]" calcext:value-type="string">
            <text:p>date-7-285 <text:line-break/>[2609]</text:p>
          </table:table-cell>
          <table:table-cell table:style-name="ce21" table:formula="of:=INFO.OBBA.OBBA.OBMAKE(&quot;date-&quot;&amp;COLUMN()&amp;&quot;-&quot;&amp;ROW();&quot;Date&quot;;[.F285])" office:value-type="string" office:string-value="date-8-285 &#10;[2610]" calcext:value-type="string">
            <text:p>date-8-285 <text:line-break/>[26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5])" office:value-type="string" office:string-value="cal-9-285 &#10;[2612]" calcext:value-type="string">
            <text:p>cal-9-285 <text:line-break/>[26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5])" office:value-type="string" office:string-value="cal-10-285 &#10;[2614]" calcext:value-type="string">
            <text:p>cal-10-285 <text:line-break/>[2614]</text:p>
          </table:table-cell>
          <table:table-cell/>
          <table:table-cell table:formula="of:=INFO.OBBA.OBBA.OBGET(INFO.OBBA.OBBA.OBCALL(&quot;&quot;;[.$B$15];&quot;getDaycountFraction&quot;;[.I285];[.J285]))" office:value-type="float" office:value="31.5888888888889" calcext:value-type="float">
            <text:p>31,589</text:p>
          </table:table-cell>
          <table:table-cell table:style-name="ce35" table:formula="of:=(YEARFRAC([.E285];[.F285];[.$C$9]))" office:value-type="float" office:value="31.5888888888889" calcext:value-type="float">
            <text:p>31,589</text:p>
          </table:table-cell>
          <table:table-cell table:formula="of:=ABS([.L285])-[.M28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3-12-02" calcext:value-type="date">
            <text:p>02.12.2023</text:p>
          </table:table-cell>
          <table:table-cell table:style-name="ce22" table:formula="of:=[.$C$11]+INT(RAND()*([.$C$12]-[.$C$11]))" office:value-type="date" office:date-value="2023-06-02" calcext:value-type="date">
            <text:p>02.06.2023</text:p>
          </table:table-cell>
          <table:table-cell table:style-name="ce21" table:formula="of:=INFO.OBBA.OBBA.OBMAKE(&quot;date-&quot;&amp;COLUMN()&amp;&quot;-&quot;&amp;ROW();&quot;Date&quot;;[.E286])" office:value-type="string" office:string-value="date-7-286 &#10;[2616]" calcext:value-type="string">
            <text:p>date-7-286 <text:line-break/>[2616]</text:p>
          </table:table-cell>
          <table:table-cell table:style-name="ce21" table:formula="of:=INFO.OBBA.OBBA.OBMAKE(&quot;date-&quot;&amp;COLUMN()&amp;&quot;-&quot;&amp;ROW();&quot;Date&quot;;[.F286])" office:value-type="string" office:string-value="date-8-286 &#10;[2617]" calcext:value-type="string">
            <text:p>date-8-286 <text:line-break/>[26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6])" office:value-type="string" office:string-value="cal-9-286 &#10;[2619]" calcext:value-type="string">
            <text:p>cal-9-286 <text:line-break/>[26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6])" office:value-type="string" office:string-value="cal-10-286 &#10;[2621]" calcext:value-type="string">
            <text:p>cal-10-286 <text:line-break/>[2621]</text:p>
          </table:table-cell>
          <table:table-cell/>
          <table:table-cell table:formula="of:=INFO.OBBA.OBBA.OBGET(INFO.OBBA.OBBA.OBCALL(&quot;&quot;;[.$B$15];&quot;getDaycountFraction&quot;;[.I286];[.J286]))" office:value-type="float" office:value="-0.508333333333333" calcext:value-type="float">
            <text:p>-0,508</text:p>
          </table:table-cell>
          <table:table-cell table:style-name="ce35" table:formula="of:=(YEARFRAC([.E286];[.F286];[.$C$9]))" office:value-type="float" office:value="0.508333333333333" calcext:value-type="float">
            <text:p>0,508</text:p>
          </table:table-cell>
          <table:table-cell table:formula="of:=ABS([.L286])-[.M28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3-07-27" calcext:value-type="date">
            <text:p>27.07.2023</text:p>
          </table:table-cell>
          <table:table-cell table:style-name="ce22" table:formula="of:=[.$C$11]+INT(RAND()*([.$C$12]-[.$C$11]))" office:value-type="date" office:date-value="2014-07-04" calcext:value-type="date">
            <text:p>04.07.2014</text:p>
          </table:table-cell>
          <table:table-cell table:style-name="ce21" table:formula="of:=INFO.OBBA.OBBA.OBMAKE(&quot;date-&quot;&amp;COLUMN()&amp;&quot;-&quot;&amp;ROW();&quot;Date&quot;;[.E287])" office:value-type="string" office:string-value="date-7-287 &#10;[2623]" calcext:value-type="string">
            <text:p>date-7-287 <text:line-break/>[2623]</text:p>
          </table:table-cell>
          <table:table-cell table:style-name="ce21" table:formula="of:=INFO.OBBA.OBBA.OBMAKE(&quot;date-&quot;&amp;COLUMN()&amp;&quot;-&quot;&amp;ROW();&quot;Date&quot;;[.F287])" office:value-type="string" office:string-value="date-8-287 &#10;[2624]" calcext:value-type="string">
            <text:p>date-8-287 <text:line-break/>[26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7])" office:value-type="string" office:string-value="cal-9-287 &#10;[2626]" calcext:value-type="string">
            <text:p>cal-9-287 <text:line-break/>[26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7])" office:value-type="string" office:string-value="cal-10-287 &#10;[2628]" calcext:value-type="string">
            <text:p>cal-10-287 <text:line-break/>[2628]</text:p>
          </table:table-cell>
          <table:table-cell/>
          <table:table-cell table:formula="of:=INFO.OBBA.OBBA.OBGET(INFO.OBBA.OBBA.OBCALL(&quot;&quot;;[.$B$15];&quot;getDaycountFraction&quot;;[.I287];[.J287]))" office:value-type="float" office:value="-9.19444444444444" calcext:value-type="float">
            <text:p>-9,194</text:p>
          </table:table-cell>
          <table:table-cell table:style-name="ce35" table:formula="of:=(YEARFRAC([.E287];[.F287];[.$C$9]))" office:value-type="float" office:value="9.19444444444444" calcext:value-type="float">
            <text:p>9,194</text:p>
          </table:table-cell>
          <table:table-cell table:formula="of:=ABS([.L287])-[.M28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3-04-15" calcext:value-type="date">
            <text:p>15.04.2023</text:p>
          </table:table-cell>
          <table:table-cell table:style-name="ce22" table:formula="of:=[.$C$11]+INT(RAND()*([.$C$12]-[.$C$11]))" office:value-type="date" office:date-value="2018-10-05" calcext:value-type="date">
            <text:p>05.10.2018</text:p>
          </table:table-cell>
          <table:table-cell table:style-name="ce21" table:formula="of:=INFO.OBBA.OBBA.OBMAKE(&quot;date-&quot;&amp;COLUMN()&amp;&quot;-&quot;&amp;ROW();&quot;Date&quot;;[.E288])" office:value-type="string" office:string-value="date-7-288 &#10;[2630]" calcext:value-type="string">
            <text:p>date-7-288 <text:line-break/>[2630]</text:p>
          </table:table-cell>
          <table:table-cell table:style-name="ce21" table:formula="of:=INFO.OBBA.OBBA.OBMAKE(&quot;date-&quot;&amp;COLUMN()&amp;&quot;-&quot;&amp;ROW();&quot;Date&quot;;[.F288])" office:value-type="string" office:string-value="date-8-288 &#10;[2631]" calcext:value-type="string">
            <text:p>date-8-288 <text:line-break/>[26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8])" office:value-type="string" office:string-value="cal-9-288 &#10;[2633]" calcext:value-type="string">
            <text:p>cal-9-288 <text:line-break/>[26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8])" office:value-type="string" office:string-value="cal-10-288 &#10;[2635]" calcext:value-type="string">
            <text:p>cal-10-288 <text:line-break/>[2635]</text:p>
          </table:table-cell>
          <table:table-cell/>
          <table:table-cell table:formula="of:=INFO.OBBA.OBBA.OBGET(INFO.OBBA.OBBA.OBCALL(&quot;&quot;;[.$B$15];&quot;getDaycountFraction&quot;;[.I288];[.J288]))" office:value-type="float" office:value="-4.59166666666667" calcext:value-type="float">
            <text:p>-4,592</text:p>
          </table:table-cell>
          <table:table-cell table:style-name="ce35" table:formula="of:=(YEARFRAC([.E288];[.F288];[.$C$9]))" office:value-type="float" office:value="4.59166666666667" calcext:value-type="float">
            <text:p>4,592</text:p>
          </table:table-cell>
          <table:table-cell table:formula="of:=ABS([.L288])-[.M28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1-10-16" calcext:value-type="date">
            <text:p>16.10.2021</text:p>
          </table:table-cell>
          <table:table-cell table:style-name="ce22" table:formula="of:=[.$C$11]+INT(RAND()*([.$C$12]-[.$C$11]))" office:value-type="date" office:date-value="1982-06-14" calcext:value-type="date">
            <text:p>14.06.1982</text:p>
          </table:table-cell>
          <table:table-cell table:style-name="ce21" table:formula="of:=INFO.OBBA.OBBA.OBMAKE(&quot;date-&quot;&amp;COLUMN()&amp;&quot;-&quot;&amp;ROW();&quot;Date&quot;;[.E289])" office:value-type="string" office:string-value="date-7-289 &#10;[2637]" calcext:value-type="string">
            <text:p>date-7-289 <text:line-break/>[2637]</text:p>
          </table:table-cell>
          <table:table-cell table:style-name="ce21" table:formula="of:=INFO.OBBA.OBBA.OBMAKE(&quot;date-&quot;&amp;COLUMN()&amp;&quot;-&quot;&amp;ROW();&quot;Date&quot;;[.F289])" office:value-type="string" office:string-value="date-8-289 &#10;[2638]" calcext:value-type="string">
            <text:p>date-8-289 <text:line-break/>[26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89])" office:value-type="string" office:string-value="cal-9-289 &#10;[2640]" calcext:value-type="string">
            <text:p>cal-9-289 <text:line-break/>[26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89])" office:value-type="string" office:string-value="cal-10-289 &#10;[2642]" calcext:value-type="string">
            <text:p>cal-10-289 <text:line-break/>[2642]</text:p>
          </table:table-cell>
          <table:table-cell/>
          <table:table-cell table:formula="of:=INFO.OBBA.OBBA.OBGET(INFO.OBBA.OBBA.OBCALL(&quot;&quot;;[.$B$15];&quot;getDaycountFraction&quot;;[.I289];[.J289]))" office:value-type="float" office:value="-39.9138888888889" calcext:value-type="float">
            <text:p>-39,914</text:p>
          </table:table-cell>
          <table:table-cell table:style-name="ce35" table:formula="of:=(YEARFRAC([.E289];[.F289];[.$C$9]))" office:value-type="float" office:value="39.9138888888889" calcext:value-type="float">
            <text:p>39,914</text:p>
          </table:table-cell>
          <table:table-cell table:formula="of:=ABS([.L289])-[.M28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2-12-10" calcext:value-type="date">
            <text:p>10.12.1982</text:p>
          </table:table-cell>
          <table:table-cell table:style-name="ce22" table:formula="of:=[.$C$11]+INT(RAND()*([.$C$12]-[.$C$11]))" office:value-type="date" office:date-value="2000-11-05" calcext:value-type="date">
            <text:p>05.11.2000</text:p>
          </table:table-cell>
          <table:table-cell table:style-name="ce21" table:formula="of:=INFO.OBBA.OBBA.OBMAKE(&quot;date-&quot;&amp;COLUMN()&amp;&quot;-&quot;&amp;ROW();&quot;Date&quot;;[.E290])" office:value-type="string" office:string-value="date-7-290 &#10;[2644]" calcext:value-type="string">
            <text:p>date-7-290 <text:line-break/>[2644]</text:p>
          </table:table-cell>
          <table:table-cell table:style-name="ce21" table:formula="of:=INFO.OBBA.OBBA.OBMAKE(&quot;date-&quot;&amp;COLUMN()&amp;&quot;-&quot;&amp;ROW();&quot;Date&quot;;[.F290])" office:value-type="string" office:string-value="date-8-290 &#10;[2645]" calcext:value-type="string">
            <text:p>date-8-290 <text:line-break/>[26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0])" office:value-type="string" office:string-value="cal-9-290 &#10;[2647]" calcext:value-type="string">
            <text:p>cal-9-290 <text:line-break/>[26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0])" office:value-type="string" office:string-value="cal-10-290 &#10;[2649]" calcext:value-type="string">
            <text:p>cal-10-290 <text:line-break/>[2649]</text:p>
          </table:table-cell>
          <table:table-cell/>
          <table:table-cell table:formula="of:=INFO.OBBA.OBBA.OBGET(INFO.OBBA.OBBA.OBCALL(&quot;&quot;;[.$B$15];&quot;getDaycountFraction&quot;;[.I290];[.J290]))" office:value-type="float" office:value="18.1666666666667" calcext:value-type="float">
            <text:p>18,167</text:p>
          </table:table-cell>
          <table:table-cell table:style-name="ce35" table:formula="of:=(YEARFRAC([.E290];[.F290];[.$C$9]))" office:value-type="float" office:value="18.1666666666667" calcext:value-type="float">
            <text:p>18,167</text:p>
          </table:table-cell>
          <table:table-cell table:formula="of:=ABS([.L290])-[.M29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8-10-28" calcext:value-type="date">
            <text:p>28.10.2008</text:p>
          </table:table-cell>
          <table:table-cell table:style-name="ce22" table:formula="of:=[.$C$11]+INT(RAND()*([.$C$12]-[.$C$11]))" office:value-type="date" office:date-value="2002-07-17" calcext:value-type="date">
            <text:p>17.07.2002</text:p>
          </table:table-cell>
          <table:table-cell table:style-name="ce21" table:formula="of:=INFO.OBBA.OBBA.OBMAKE(&quot;date-&quot;&amp;COLUMN()&amp;&quot;-&quot;&amp;ROW();&quot;Date&quot;;[.E291])" office:value-type="string" office:string-value="date-7-291 &#10;[2651]" calcext:value-type="string">
            <text:p>date-7-291 <text:line-break/>[2651]</text:p>
          </table:table-cell>
          <table:table-cell table:style-name="ce21" table:formula="of:=INFO.OBBA.OBBA.OBMAKE(&quot;date-&quot;&amp;COLUMN()&amp;&quot;-&quot;&amp;ROW();&quot;Date&quot;;[.F291])" office:value-type="string" office:string-value="date-8-291 &#10;[2652]" calcext:value-type="string">
            <text:p>date-8-291 <text:line-break/>[26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1])" office:value-type="string" office:string-value="cal-9-291 &#10;[2654]" calcext:value-type="string">
            <text:p>cal-9-291 <text:line-break/>[26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1])" office:value-type="string" office:string-value="cal-10-291 &#10;[2656]" calcext:value-type="string">
            <text:p>cal-10-291 <text:line-break/>[2656]</text:p>
          </table:table-cell>
          <table:table-cell/>
          <table:table-cell table:formula="of:=INFO.OBBA.OBBA.OBGET(INFO.OBBA.OBBA.OBCALL(&quot;&quot;;[.$B$15];&quot;getDaycountFraction&quot;;[.I291];[.J291]))" office:value-type="float" office:value="-6.375" calcext:value-type="float">
            <text:p>-6,375</text:p>
          </table:table-cell>
          <table:table-cell table:style-name="ce35" table:formula="of:=(YEARFRAC([.E291];[.F291];[.$C$9]))" office:value-type="float" office:value="6.375" calcext:value-type="float">
            <text:p>6,375</text:p>
          </table:table-cell>
          <table:table-cell table:formula="of:=ABS([.L291])-[.M29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0-01-03" calcext:value-type="date">
            <text:p>03.01.2010</text:p>
          </table:table-cell>
          <table:table-cell table:style-name="ce22" table:formula="of:=[.$C$11]+INT(RAND()*([.$C$12]-[.$C$11]))" office:value-type="date" office:date-value="1982-06-21" calcext:value-type="date">
            <text:p>21.06.1982</text:p>
          </table:table-cell>
          <table:table-cell table:style-name="ce21" table:formula="of:=INFO.OBBA.OBBA.OBMAKE(&quot;date-&quot;&amp;COLUMN()&amp;&quot;-&quot;&amp;ROW();&quot;Date&quot;;[.E292])" office:value-type="string" office:string-value="date-7-292 &#10;[2658]" calcext:value-type="string">
            <text:p>date-7-292 <text:line-break/>[2658]</text:p>
          </table:table-cell>
          <table:table-cell table:style-name="ce21" table:formula="of:=INFO.OBBA.OBBA.OBMAKE(&quot;date-&quot;&amp;COLUMN()&amp;&quot;-&quot;&amp;ROW();&quot;Date&quot;;[.F292])" office:value-type="string" office:string-value="date-8-292 &#10;[2659]" calcext:value-type="string">
            <text:p>date-8-292 <text:line-break/>[26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2])" office:value-type="string" office:string-value="cal-9-292 &#10;[2661]" calcext:value-type="string">
            <text:p>cal-9-292 <text:line-break/>[26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2])" office:value-type="string" office:string-value="cal-10-292 &#10;[2663]" calcext:value-type="string">
            <text:p>cal-10-292 <text:line-break/>[2663]</text:p>
          </table:table-cell>
          <table:table-cell/>
          <table:table-cell table:formula="of:=INFO.OBBA.OBBA.OBGET(INFO.OBBA.OBBA.OBCALL(&quot;&quot;;[.$B$15];&quot;getDaycountFraction&quot;;[.I292];[.J292]))" office:value-type="float" office:value="-27.9388888888889" calcext:value-type="float">
            <text:p>-27,939</text:p>
          </table:table-cell>
          <table:table-cell table:style-name="ce35" table:formula="of:=(YEARFRAC([.E292];[.F292];[.$C$9]))" office:value-type="float" office:value="27.9388888888889" calcext:value-type="float">
            <text:p>27,939</text:p>
          </table:table-cell>
          <table:table-cell table:formula="of:=ABS([.L292])-[.M29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5-02-28" calcext:value-type="date">
            <text:p>28.02.1985</text:p>
          </table:table-cell>
          <table:table-cell table:style-name="ce22" table:formula="of:=[.$C$11]+INT(RAND()*([.$C$12]-[.$C$11]))" office:value-type="date" office:date-value="2016-09-14" calcext:value-type="date">
            <text:p>14.09.2016</text:p>
          </table:table-cell>
          <table:table-cell table:style-name="ce21" table:formula="of:=INFO.OBBA.OBBA.OBMAKE(&quot;date-&quot;&amp;COLUMN()&amp;&quot;-&quot;&amp;ROW();&quot;Date&quot;;[.E293])" office:value-type="string" office:string-value="date-7-293 &#10;[2665]" calcext:value-type="string">
            <text:p>date-7-293 <text:line-break/>[2665]</text:p>
          </table:table-cell>
          <table:table-cell table:style-name="ce21" table:formula="of:=INFO.OBBA.OBBA.OBMAKE(&quot;date-&quot;&amp;COLUMN()&amp;&quot;-&quot;&amp;ROW();&quot;Date&quot;;[.F293])" office:value-type="string" office:string-value="date-8-293 &#10;[2666]" calcext:value-type="string">
            <text:p>date-8-293 <text:line-break/>[26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3])" office:value-type="string" office:string-value="cal-9-293 &#10;[2668]" calcext:value-type="string">
            <text:p>cal-9-293 <text:line-break/>[26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3])" office:value-type="string" office:string-value="cal-10-293 &#10;[2670]" calcext:value-type="string">
            <text:p>cal-10-293 <text:line-break/>[2670]</text:p>
          </table:table-cell>
          <table:table-cell/>
          <table:table-cell table:formula="of:=INFO.OBBA.OBBA.OBGET(INFO.OBBA.OBBA.OBCALL(&quot;&quot;;[.$B$15];&quot;getDaycountFraction&quot;;[.I293];[.J293]))" office:value-type="float" office:value="32.0027777777778" calcext:value-type="float">
            <text:p>32,003</text:p>
          </table:table-cell>
          <table:table-cell table:style-name="ce35" table:formula="of:=(YEARFRAC([.E293];[.F293];[.$C$9]))" office:value-type="float" office:value="32.0027777777778" calcext:value-type="float">
            <text:p>32,003</text:p>
          </table:table-cell>
          <table:table-cell table:formula="of:=ABS([.L293])-[.M29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2-08-29" calcext:value-type="date">
            <text:p>29.08.2012</text:p>
          </table:table-cell>
          <table:table-cell table:style-name="ce22" table:formula="of:=[.$C$11]+INT(RAND()*([.$C$12]-[.$C$11]))" office:value-type="date" office:date-value="1998-12-26" calcext:value-type="date">
            <text:p>26.12.1998</text:p>
          </table:table-cell>
          <table:table-cell table:style-name="ce21" table:formula="of:=INFO.OBBA.OBBA.OBMAKE(&quot;date-&quot;&amp;COLUMN()&amp;&quot;-&quot;&amp;ROW();&quot;Date&quot;;[.E294])" office:value-type="string" office:string-value="date-7-294 &#10;[2672]" calcext:value-type="string">
            <text:p>date-7-294 <text:line-break/>[2672]</text:p>
          </table:table-cell>
          <table:table-cell table:style-name="ce21" table:formula="of:=INFO.OBBA.OBBA.OBMAKE(&quot;date-&quot;&amp;COLUMN()&amp;&quot;-&quot;&amp;ROW();&quot;Date&quot;;[.F294])" office:value-type="string" office:string-value="date-8-294 &#10;[2673]" calcext:value-type="string">
            <text:p>date-8-294 <text:line-break/>[26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4])" office:value-type="string" office:string-value="cal-9-294 &#10;[2675]" calcext:value-type="string">
            <text:p>cal-9-294 <text:line-break/>[26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4])" office:value-type="string" office:string-value="cal-10-294 &#10;[2677]" calcext:value-type="string">
            <text:p>cal-10-294 <text:line-break/>[2677]</text:p>
          </table:table-cell>
          <table:table-cell/>
          <table:table-cell table:formula="of:=INFO.OBBA.OBBA.OBGET(INFO.OBBA.OBBA.OBCALL(&quot;&quot;;[.$B$15];&quot;getDaycountFraction&quot;;[.I294];[.J294]))" office:value-type="float" office:value="-13.875" calcext:value-type="float">
            <text:p>-13,875</text:p>
          </table:table-cell>
          <table:table-cell table:style-name="ce35" table:formula="of:=(YEARFRAC([.E294];[.F294];[.$C$9]))" office:value-type="float" office:value="13.875" calcext:value-type="float">
            <text:p>13,875</text:p>
          </table:table-cell>
          <table:table-cell table:formula="of:=ABS([.L294])-[.M29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5-05-16" calcext:value-type="date">
            <text:p>16.05.2005</text:p>
          </table:table-cell>
          <table:table-cell table:style-name="ce22" table:formula="of:=[.$C$11]+INT(RAND()*([.$C$12]-[.$C$11]))" office:value-type="date" office:date-value="1996-12-25" calcext:value-type="date">
            <text:p>25.12.1996</text:p>
          </table:table-cell>
          <table:table-cell table:style-name="ce21" table:formula="of:=INFO.OBBA.OBBA.OBMAKE(&quot;date-&quot;&amp;COLUMN()&amp;&quot;-&quot;&amp;ROW();&quot;Date&quot;;[.E295])" office:value-type="string" office:string-value="date-7-295 &#10;[2679]" calcext:value-type="string">
            <text:p>date-7-295 <text:line-break/>[2679]</text:p>
          </table:table-cell>
          <table:table-cell table:style-name="ce21" table:formula="of:=INFO.OBBA.OBBA.OBMAKE(&quot;date-&quot;&amp;COLUMN()&amp;&quot;-&quot;&amp;ROW();&quot;Date&quot;;[.F295])" office:value-type="string" office:string-value="date-8-295 &#10;[2680]" calcext:value-type="string">
            <text:p>date-8-295 <text:line-break/>[26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5])" office:value-type="string" office:string-value="cal-9-295 &#10;[2682]" calcext:value-type="string">
            <text:p>cal-9-295 <text:line-break/>[26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5])" office:value-type="string" office:string-value="cal-10-295 &#10;[2684]" calcext:value-type="string">
            <text:p>cal-10-295 <text:line-break/>[2684]</text:p>
          </table:table-cell>
          <table:table-cell/>
          <table:table-cell table:formula="of:=INFO.OBBA.OBBA.OBGET(INFO.OBBA.OBBA.OBCALL(&quot;&quot;;[.$B$15];&quot;getDaycountFraction&quot;;[.I295];[.J295]))" office:value-type="float" office:value="-8.51111111111111" calcext:value-type="float">
            <text:p>-8,511</text:p>
          </table:table-cell>
          <table:table-cell table:style-name="ce35" table:formula="of:=(YEARFRAC([.E295];[.F295];[.$C$9]))" office:value-type="float" office:value="8.51111111111111" calcext:value-type="float">
            <text:p>8,511</text:p>
          </table:table-cell>
          <table:table-cell table:formula="of:=ABS([.L295])-[.M29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7-11-08" calcext:value-type="date">
            <text:p>08.11.2027</text:p>
          </table:table-cell>
          <table:table-cell table:style-name="ce22" table:formula="of:=[.$C$11]+INT(RAND()*([.$C$12]-[.$C$11]))" office:value-type="date" office:date-value="1986-03-17" calcext:value-type="date">
            <text:p>17.03.1986</text:p>
          </table:table-cell>
          <table:table-cell table:style-name="ce21" table:formula="of:=INFO.OBBA.OBBA.OBMAKE(&quot;date-&quot;&amp;COLUMN()&amp;&quot;-&quot;&amp;ROW();&quot;Date&quot;;[.E296])" office:value-type="string" office:string-value="date-7-296 &#10;[2686]" calcext:value-type="string">
            <text:p>date-7-296 <text:line-break/>[2686]</text:p>
          </table:table-cell>
          <table:table-cell table:style-name="ce21" table:formula="of:=INFO.OBBA.OBBA.OBMAKE(&quot;date-&quot;&amp;COLUMN()&amp;&quot;-&quot;&amp;ROW();&quot;Date&quot;;[.F296])" office:value-type="string" office:string-value="date-8-296 &#10;[2687]" calcext:value-type="string">
            <text:p>date-8-296 <text:line-break/>[26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6])" office:value-type="string" office:string-value="cal-9-296 &#10;[2689]" calcext:value-type="string">
            <text:p>cal-9-296 <text:line-break/>[26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6])" office:value-type="string" office:string-value="cal-10-296 &#10;[2691]" calcext:value-type="string">
            <text:p>cal-10-296 <text:line-break/>[2691]</text:p>
          </table:table-cell>
          <table:table-cell/>
          <table:table-cell table:formula="of:=INFO.OBBA.OBBA.OBGET(INFO.OBBA.OBBA.OBCALL(&quot;&quot;;[.$B$15];&quot;getDaycountFraction&quot;;[.I296];[.J296]))" office:value-type="float" office:value="-42.2527777777778" calcext:value-type="float">
            <text:p>-42,253</text:p>
          </table:table-cell>
          <table:table-cell table:style-name="ce35" table:formula="of:=(YEARFRAC([.E296];[.F296];[.$C$9]))" office:value-type="float" office:value="42.2527777777778" calcext:value-type="float">
            <text:p>42,253</text:p>
          </table:table-cell>
          <table:table-cell table:formula="of:=ABS([.L296])-[.M29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3-07-03" calcext:value-type="date">
            <text:p>03.07.2023</text:p>
          </table:table-cell>
          <table:table-cell table:style-name="ce22" table:formula="of:=[.$C$11]+INT(RAND()*([.$C$12]-[.$C$11]))" office:value-type="date" office:date-value="2022-05-12" calcext:value-type="date">
            <text:p>12.05.2022</text:p>
          </table:table-cell>
          <table:table-cell table:style-name="ce21" table:formula="of:=INFO.OBBA.OBBA.OBMAKE(&quot;date-&quot;&amp;COLUMN()&amp;&quot;-&quot;&amp;ROW();&quot;Date&quot;;[.E297])" office:value-type="string" office:string-value="date-7-297 &#10;[2693]" calcext:value-type="string">
            <text:p>date-7-297 <text:line-break/>[2693]</text:p>
          </table:table-cell>
          <table:table-cell table:style-name="ce21" table:formula="of:=INFO.OBBA.OBBA.OBMAKE(&quot;date-&quot;&amp;COLUMN()&amp;&quot;-&quot;&amp;ROW();&quot;Date&quot;;[.F297])" office:value-type="string" office:string-value="date-8-297 &#10;[2694]" calcext:value-type="string">
            <text:p>date-8-297 <text:line-break/>[26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7])" office:value-type="string" office:string-value="cal-9-297 &#10;[2696]" calcext:value-type="string">
            <text:p>cal-9-297 <text:line-break/>[26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7])" office:value-type="string" office:string-value="cal-10-297 &#10;[2698]" calcext:value-type="string">
            <text:p>cal-10-297 <text:line-break/>[2698]</text:p>
          </table:table-cell>
          <table:table-cell/>
          <table:table-cell table:formula="of:=INFO.OBBA.OBBA.OBGET(INFO.OBBA.OBBA.OBCALL(&quot;&quot;;[.$B$15];&quot;getDaycountFraction&quot;;[.I297];[.J297]))" office:value-type="float" office:value="-1.15833333333333" calcext:value-type="float">
            <text:p>-1,158</text:p>
          </table:table-cell>
          <table:table-cell table:style-name="ce35" table:formula="of:=(YEARFRAC([.E297];[.F297];[.$C$9]))" office:value-type="float" office:value="1.15833333333333" calcext:value-type="float">
            <text:p>1,158</text:p>
          </table:table-cell>
          <table:table-cell table:formula="of:=ABS([.L297])-[.M29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1-05-12" calcext:value-type="date">
            <text:p>12.05.1981</text:p>
          </table:table-cell>
          <table:table-cell table:style-name="ce22" table:formula="of:=[.$C$11]+INT(RAND()*([.$C$12]-[.$C$11]))" office:value-type="date" office:date-value="1992-06-28" calcext:value-type="date">
            <text:p>28.06.1992</text:p>
          </table:table-cell>
          <table:table-cell table:style-name="ce21" table:formula="of:=INFO.OBBA.OBBA.OBMAKE(&quot;date-&quot;&amp;COLUMN()&amp;&quot;-&quot;&amp;ROW();&quot;Date&quot;;[.E298])" office:value-type="string" office:string-value="date-7-298 &#10;[2700]" calcext:value-type="string">
            <text:p>date-7-298 <text:line-break/>[2700]</text:p>
          </table:table-cell>
          <table:table-cell table:style-name="ce21" table:formula="of:=INFO.OBBA.OBBA.OBMAKE(&quot;date-&quot;&amp;COLUMN()&amp;&quot;-&quot;&amp;ROW();&quot;Date&quot;;[.F298])" office:value-type="string" office:string-value="date-8-298 &#10;[2701]" calcext:value-type="string">
            <text:p>date-8-298 <text:line-break/>[27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8])" office:value-type="string" office:string-value="cal-9-298 &#10;[2703]" calcext:value-type="string">
            <text:p>cal-9-298 <text:line-break/>[27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8])" office:value-type="string" office:string-value="cal-10-298 &#10;[2705]" calcext:value-type="string">
            <text:p>cal-10-298 <text:line-break/>[2705]</text:p>
          </table:table-cell>
          <table:table-cell/>
          <table:table-cell table:formula="of:=INFO.OBBA.OBBA.OBGET(INFO.OBBA.OBBA.OBCALL(&quot;&quot;;[.$B$15];&quot;getDaycountFraction&quot;;[.I298];[.J298]))" office:value-type="float" office:value="11.2916666666667" calcext:value-type="float">
            <text:p>11,292</text:p>
          </table:table-cell>
          <table:table-cell table:style-name="ce35" table:formula="of:=(YEARFRAC([.E298];[.F298];[.$C$9]))" office:value-type="float" office:value="11.2916666666667" calcext:value-type="float">
            <text:p>11,292</text:p>
          </table:table-cell>
          <table:table-cell table:formula="of:=ABS([.L298])-[.M29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2-02-07" calcext:value-type="date">
            <text:p>07.02.2002</text:p>
          </table:table-cell>
          <table:table-cell table:style-name="ce22" table:formula="of:=[.$C$11]+INT(RAND()*([.$C$12]-[.$C$11]))" office:value-type="date" office:date-value="2029-07-28" calcext:value-type="date">
            <text:p>28.07.2029</text:p>
          </table:table-cell>
          <table:table-cell table:style-name="ce21" table:formula="of:=INFO.OBBA.OBBA.OBMAKE(&quot;date-&quot;&amp;COLUMN()&amp;&quot;-&quot;&amp;ROW();&quot;Date&quot;;[.E299])" office:value-type="string" office:string-value="date-7-299 &#10;[2707]" calcext:value-type="string">
            <text:p>date-7-299 <text:line-break/>[2707]</text:p>
          </table:table-cell>
          <table:table-cell table:style-name="ce21" table:formula="of:=INFO.OBBA.OBBA.OBMAKE(&quot;date-&quot;&amp;COLUMN()&amp;&quot;-&quot;&amp;ROW();&quot;Date&quot;;[.F299])" office:value-type="string" office:string-value="date-8-299 &#10;[2708]" calcext:value-type="string">
            <text:p>date-8-299 <text:line-break/>[27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299])" office:value-type="string" office:string-value="cal-9-299 &#10;[2710]" calcext:value-type="string">
            <text:p>cal-9-299 <text:line-break/>[27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299])" office:value-type="string" office:string-value="cal-10-299 &#10;[2712]" calcext:value-type="string">
            <text:p>cal-10-299 <text:line-break/>[2712]</text:p>
          </table:table-cell>
          <table:table-cell/>
          <table:table-cell table:formula="of:=INFO.OBBA.OBBA.OBGET(INFO.OBBA.OBBA.OBCALL(&quot;&quot;;[.$B$15];&quot;getDaycountFraction&quot;;[.I299];[.J299]))" office:value-type="float" office:value="27.8694444444444" calcext:value-type="float">
            <text:p>27,869</text:p>
          </table:table-cell>
          <table:table-cell table:style-name="ce35" table:formula="of:=(YEARFRAC([.E299];[.F299];[.$C$9]))" office:value-type="float" office:value="27.8694444444444" calcext:value-type="float">
            <text:p>27,869</text:p>
          </table:table-cell>
          <table:table-cell table:formula="of:=ABS([.L299])-[.M29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0-02-19" calcext:value-type="date">
            <text:p>19.02.2000</text:p>
          </table:table-cell>
          <table:table-cell table:style-name="ce22" table:formula="of:=[.$C$11]+INT(RAND()*([.$C$12]-[.$C$11]))" office:value-type="date" office:date-value="2022-08-16" calcext:value-type="date">
            <text:p>16.08.2022</text:p>
          </table:table-cell>
          <table:table-cell table:style-name="ce21" table:formula="of:=INFO.OBBA.OBBA.OBMAKE(&quot;date-&quot;&amp;COLUMN()&amp;&quot;-&quot;&amp;ROW();&quot;Date&quot;;[.E300])" office:value-type="string" office:string-value="date-7-300 &#10;[2714]" calcext:value-type="string">
            <text:p>date-7-300 <text:line-break/>[2714]</text:p>
          </table:table-cell>
          <table:table-cell table:style-name="ce21" table:formula="of:=INFO.OBBA.OBBA.OBMAKE(&quot;date-&quot;&amp;COLUMN()&amp;&quot;-&quot;&amp;ROW();&quot;Date&quot;;[.F300])" office:value-type="string" office:string-value="date-8-300 &#10;[2715]" calcext:value-type="string">
            <text:p>date-8-300 <text:line-break/>[27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0])" office:value-type="string" office:string-value="cal-9-300 &#10;[2717]" calcext:value-type="string">
            <text:p>cal-9-300 <text:line-break/>[27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0])" office:value-type="string" office:string-value="cal-10-300 &#10;[2719]" calcext:value-type="string">
            <text:p>cal-10-300 <text:line-break/>[2719]</text:p>
          </table:table-cell>
          <table:table-cell/>
          <table:table-cell table:formula="of:=INFO.OBBA.OBBA.OBGET(INFO.OBBA.OBBA.OBCALL(&quot;&quot;;[.$B$15];&quot;getDaycountFraction&quot;;[.I300];[.J300]))" office:value-type="float" office:value="22.8166666666667" calcext:value-type="float">
            <text:p>22,817</text:p>
          </table:table-cell>
          <table:table-cell table:style-name="ce35" table:formula="of:=(YEARFRAC([.E300];[.F300];[.$C$9]))" office:value-type="float" office:value="22.8166666666667" calcext:value-type="float">
            <text:p>22,817</text:p>
          </table:table-cell>
          <table:table-cell table:formula="of:=ABS([.L300])-[.M30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2-07-13" calcext:value-type="date">
            <text:p>13.07.1992</text:p>
          </table:table-cell>
          <table:table-cell table:style-name="ce22" table:formula="of:=[.$C$11]+INT(RAND()*([.$C$12]-[.$C$11]))" office:value-type="date" office:date-value="1984-10-23" calcext:value-type="date">
            <text:p>23.10.1984</text:p>
          </table:table-cell>
          <table:table-cell table:style-name="ce21" table:formula="of:=INFO.OBBA.OBBA.OBMAKE(&quot;date-&quot;&amp;COLUMN()&amp;&quot;-&quot;&amp;ROW();&quot;Date&quot;;[.E301])" office:value-type="string" office:string-value="date-7-301 &#10;[2721]" calcext:value-type="string">
            <text:p>date-7-301 <text:line-break/>[2721]</text:p>
          </table:table-cell>
          <table:table-cell table:style-name="ce21" table:formula="of:=INFO.OBBA.OBBA.OBMAKE(&quot;date-&quot;&amp;COLUMN()&amp;&quot;-&quot;&amp;ROW();&quot;Date&quot;;[.F301])" office:value-type="string" office:string-value="date-8-301 &#10;[2722]" calcext:value-type="string">
            <text:p>date-8-301 <text:line-break/>[27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1])" office:value-type="string" office:string-value="cal-9-301 &#10;[2724]" calcext:value-type="string">
            <text:p>cal-9-301 <text:line-break/>[27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1])" office:value-type="string" office:string-value="cal-10-301 &#10;[2726]" calcext:value-type="string">
            <text:p>cal-10-301 <text:line-break/>[2726]</text:p>
          </table:table-cell>
          <table:table-cell/>
          <table:table-cell table:formula="of:=INFO.OBBA.OBBA.OBGET(INFO.OBBA.OBBA.OBCALL(&quot;&quot;;[.$B$15];&quot;getDaycountFraction&quot;;[.I301];[.J301]))" office:value-type="float" office:value="-7.83333333333333" calcext:value-type="float">
            <text:p>-7,833</text:p>
          </table:table-cell>
          <table:table-cell table:style-name="ce35" table:formula="of:=(YEARFRAC([.E301];[.F301];[.$C$9]))" office:value-type="float" office:value="7.83333333333333" calcext:value-type="float">
            <text:p>7,833</text:p>
          </table:table-cell>
          <table:table-cell table:formula="of:=ABS([.L301])-[.M30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2-11-25" calcext:value-type="date">
            <text:p>25.11.2022</text:p>
          </table:table-cell>
          <table:table-cell table:style-name="ce22" table:formula="of:=[.$C$11]+INT(RAND()*([.$C$12]-[.$C$11]))" office:value-type="date" office:date-value="1995-08-06" calcext:value-type="date">
            <text:p>06.08.1995</text:p>
          </table:table-cell>
          <table:table-cell table:style-name="ce21" table:formula="of:=INFO.OBBA.OBBA.OBMAKE(&quot;date-&quot;&amp;COLUMN()&amp;&quot;-&quot;&amp;ROW();&quot;Date&quot;;[.E302])" office:value-type="string" office:string-value="date-7-302 &#10;[2728]" calcext:value-type="string">
            <text:p>date-7-302 <text:line-break/>[2728]</text:p>
          </table:table-cell>
          <table:table-cell table:style-name="ce21" table:formula="of:=INFO.OBBA.OBBA.OBMAKE(&quot;date-&quot;&amp;COLUMN()&amp;&quot;-&quot;&amp;ROW();&quot;Date&quot;;[.F302])" office:value-type="string" office:string-value="date-8-302 &#10;[2729]" calcext:value-type="string">
            <text:p>date-8-302 <text:line-break/>[27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2])" office:value-type="string" office:string-value="cal-9-302 &#10;[2731]" calcext:value-type="string">
            <text:p>cal-9-302 <text:line-break/>[27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2])" office:value-type="string" office:string-value="cal-10-302 &#10;[2733]" calcext:value-type="string">
            <text:p>cal-10-302 <text:line-break/>[2733]</text:p>
          </table:table-cell>
          <table:table-cell/>
          <table:table-cell table:formula="of:=INFO.OBBA.OBBA.OBGET(INFO.OBBA.OBBA.OBCALL(&quot;&quot;;[.$B$15];&quot;getDaycountFraction&quot;;[.I302];[.J302]))" office:value-type="float" office:value="-27.7027777777778" calcext:value-type="float">
            <text:p>-27,703</text:p>
          </table:table-cell>
          <table:table-cell table:style-name="ce35" table:formula="of:=(YEARFRAC([.E302];[.F302];[.$C$9]))" office:value-type="float" office:value="27.7027777777778" calcext:value-type="float">
            <text:p>27,703</text:p>
          </table:table-cell>
          <table:table-cell table:formula="of:=ABS([.L302])-[.M30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8-05-22" calcext:value-type="date">
            <text:p>22.05.2008</text:p>
          </table:table-cell>
          <table:table-cell table:style-name="ce22" table:formula="of:=[.$C$11]+INT(RAND()*([.$C$12]-[.$C$11]))" office:value-type="date" office:date-value="2004-03-03" calcext:value-type="date">
            <text:p>03.03.2004</text:p>
          </table:table-cell>
          <table:table-cell table:style-name="ce21" table:formula="of:=INFO.OBBA.OBBA.OBMAKE(&quot;date-&quot;&amp;COLUMN()&amp;&quot;-&quot;&amp;ROW();&quot;Date&quot;;[.E303])" office:value-type="string" office:string-value="date-7-303 &#10;[2735]" calcext:value-type="string">
            <text:p>date-7-303 <text:line-break/>[2735]</text:p>
          </table:table-cell>
          <table:table-cell table:style-name="ce21" table:formula="of:=INFO.OBBA.OBBA.OBMAKE(&quot;date-&quot;&amp;COLUMN()&amp;&quot;-&quot;&amp;ROW();&quot;Date&quot;;[.F303])" office:value-type="string" office:string-value="date-8-303 &#10;[2736]" calcext:value-type="string">
            <text:p>date-8-303 <text:line-break/>[27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3])" office:value-type="string" office:string-value="cal-9-303 &#10;[2738]" calcext:value-type="string">
            <text:p>cal-9-303 <text:line-break/>[27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3])" office:value-type="string" office:string-value="cal-10-303 &#10;[2740]" calcext:value-type="string">
            <text:p>cal-10-303 <text:line-break/>[2740]</text:p>
          </table:table-cell>
          <table:table-cell/>
          <table:table-cell table:formula="of:=INFO.OBBA.OBBA.OBGET(INFO.OBBA.OBBA.OBCALL(&quot;&quot;;[.$B$15];&quot;getDaycountFraction&quot;;[.I303];[.J303]))" office:value-type="float" office:value="-4.28055555555556" calcext:value-type="float">
            <text:p>-4,281</text:p>
          </table:table-cell>
          <table:table-cell table:style-name="ce35" table:formula="of:=(YEARFRAC([.E303];[.F303];[.$C$9]))" office:value-type="float" office:value="4.28055555555556" calcext:value-type="float">
            <text:p>4,281</text:p>
          </table:table-cell>
          <table:table-cell table:formula="of:=ABS([.L303])-[.M30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0-03-08" calcext:value-type="date">
            <text:p>08.03.1990</text:p>
          </table:table-cell>
          <table:table-cell table:style-name="ce22" table:formula="of:=[.$C$11]+INT(RAND()*([.$C$12]-[.$C$11]))" office:value-type="date" office:date-value="2019-12-26" calcext:value-type="date">
            <text:p>26.12.2019</text:p>
          </table:table-cell>
          <table:table-cell table:style-name="ce21" table:formula="of:=INFO.OBBA.OBBA.OBMAKE(&quot;date-&quot;&amp;COLUMN()&amp;&quot;-&quot;&amp;ROW();&quot;Date&quot;;[.E304])" office:value-type="string" office:string-value="date-7-304 &#10;[2742]" calcext:value-type="string">
            <text:p>date-7-304 <text:line-break/>[2742]</text:p>
          </table:table-cell>
          <table:table-cell table:style-name="ce21" table:formula="of:=INFO.OBBA.OBBA.OBMAKE(&quot;date-&quot;&amp;COLUMN()&amp;&quot;-&quot;&amp;ROW();&quot;Date&quot;;[.F304])" office:value-type="string" office:string-value="date-8-304 &#10;[2743]" calcext:value-type="string">
            <text:p>date-8-304 <text:line-break/>[27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4])" office:value-type="string" office:string-value="cal-9-304 &#10;[2745]" calcext:value-type="string">
            <text:p>cal-9-304 <text:line-break/>[27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4])" office:value-type="string" office:string-value="cal-10-304 &#10;[2747]" calcext:value-type="string">
            <text:p>cal-10-304 <text:line-break/>[2747]</text:p>
          </table:table-cell>
          <table:table-cell/>
          <table:table-cell table:formula="of:=INFO.OBBA.OBBA.OBGET(INFO.OBBA.OBBA.OBCALL(&quot;&quot;;[.$B$15];&quot;getDaycountFraction&quot;;[.I304];[.J304]))" office:value-type="float" office:value="30.2361111111111" calcext:value-type="float">
            <text:p>30,236</text:p>
          </table:table-cell>
          <table:table-cell table:style-name="ce35" table:formula="of:=(YEARFRAC([.E304];[.F304];[.$C$9]))" office:value-type="float" office:value="30.2361111111111" calcext:value-type="float">
            <text:p>30,236</text:p>
          </table:table-cell>
          <table:table-cell table:formula="of:=ABS([.L304])-[.M30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1-12-02" calcext:value-type="date">
            <text:p>02.12.2011</text:p>
          </table:table-cell>
          <table:table-cell table:style-name="ce22" table:formula="of:=[.$C$11]+INT(RAND()*([.$C$12]-[.$C$11]))" office:value-type="date" office:date-value="1987-12-20" calcext:value-type="date">
            <text:p>20.12.1987</text:p>
          </table:table-cell>
          <table:table-cell table:style-name="ce21" table:formula="of:=INFO.OBBA.OBBA.OBMAKE(&quot;date-&quot;&amp;COLUMN()&amp;&quot;-&quot;&amp;ROW();&quot;Date&quot;;[.E305])" office:value-type="string" office:string-value="date-7-305 &#10;[2749]" calcext:value-type="string">
            <text:p>date-7-305 <text:line-break/>[2749]</text:p>
          </table:table-cell>
          <table:table-cell table:style-name="ce21" table:formula="of:=INFO.OBBA.OBBA.OBMAKE(&quot;date-&quot;&amp;COLUMN()&amp;&quot;-&quot;&amp;ROW();&quot;Date&quot;;[.F305])" office:value-type="string" office:string-value="date-8-305 &#10;[2750]" calcext:value-type="string">
            <text:p>date-8-305 <text:line-break/>[27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5])" office:value-type="string" office:string-value="cal-9-305 &#10;[2752]" calcext:value-type="string">
            <text:p>cal-9-305 <text:line-break/>[27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5])" office:value-type="string" office:string-value="cal-10-305 &#10;[2754]" calcext:value-type="string">
            <text:p>cal-10-305 <text:line-break/>[2754]</text:p>
          </table:table-cell>
          <table:table-cell/>
          <table:table-cell table:formula="of:=INFO.OBBA.OBBA.OBGET(INFO.OBBA.OBBA.OBCALL(&quot;&quot;;[.$B$15];&quot;getDaycountFraction&quot;;[.I305];[.J305]))" office:value-type="float" office:value="-24.3" calcext:value-type="float">
            <text:p>-24,300</text:p>
          </table:table-cell>
          <table:table-cell table:style-name="ce35" table:formula="of:=(YEARFRAC([.E305];[.F305];[.$C$9]))" office:value-type="float" office:value="24.3" calcext:value-type="float">
            <text:p>24,300</text:p>
          </table:table-cell>
          <table:table-cell table:formula="of:=ABS([.L305])-[.M30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2-10-14" calcext:value-type="date">
            <text:p>14.10.2012</text:p>
          </table:table-cell>
          <table:table-cell table:style-name="ce22" table:formula="of:=[.$C$11]+INT(RAND()*([.$C$12]-[.$C$11]))" office:value-type="date" office:date-value="1992-08-24" calcext:value-type="date">
            <text:p>24.08.1992</text:p>
          </table:table-cell>
          <table:table-cell table:style-name="ce21" table:formula="of:=INFO.OBBA.OBBA.OBMAKE(&quot;date-&quot;&amp;COLUMN()&amp;&quot;-&quot;&amp;ROW();&quot;Date&quot;;[.E306])" office:value-type="string" office:string-value="date-7-306 &#10;[2756]" calcext:value-type="string">
            <text:p>date-7-306 <text:line-break/>[2756]</text:p>
          </table:table-cell>
          <table:table-cell table:style-name="ce21" table:formula="of:=INFO.OBBA.OBBA.OBMAKE(&quot;date-&quot;&amp;COLUMN()&amp;&quot;-&quot;&amp;ROW();&quot;Date&quot;;[.F306])" office:value-type="string" office:string-value="date-8-306 &#10;[2757]" calcext:value-type="string">
            <text:p>date-8-306 <text:line-break/>[27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6])" office:value-type="string" office:string-value="cal-9-306 &#10;[2759]" calcext:value-type="string">
            <text:p>cal-9-306 <text:line-break/>[27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6])" office:value-type="string" office:string-value="cal-10-306 &#10;[2761]" calcext:value-type="string">
            <text:p>cal-10-306 <text:line-break/>[2761]</text:p>
          </table:table-cell>
          <table:table-cell/>
          <table:table-cell table:formula="of:=INFO.OBBA.OBBA.OBGET(INFO.OBBA.OBBA.OBCALL(&quot;&quot;;[.$B$15];&quot;getDaycountFraction&quot;;[.I306];[.J306]))" office:value-type="float" office:value="-20.4333333333333" calcext:value-type="float">
            <text:p>-20,433</text:p>
          </table:table-cell>
          <table:table-cell table:style-name="ce35" table:formula="of:=(YEARFRAC([.E306];[.F306];[.$C$9]))" office:value-type="float" office:value="20.4333333333333" calcext:value-type="float">
            <text:p>20,433</text:p>
          </table:table-cell>
          <table:table-cell table:formula="of:=ABS([.L306])-[.M30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7-12-13" calcext:value-type="date">
            <text:p>13.12.2007</text:p>
          </table:table-cell>
          <table:table-cell table:style-name="ce22" table:formula="of:=[.$C$11]+INT(RAND()*([.$C$12]-[.$C$11]))" office:value-type="date" office:date-value="2006-12-01" calcext:value-type="date">
            <text:p>01.12.2006</text:p>
          </table:table-cell>
          <table:table-cell table:style-name="ce21" table:formula="of:=INFO.OBBA.OBBA.OBMAKE(&quot;date-&quot;&amp;COLUMN()&amp;&quot;-&quot;&amp;ROW();&quot;Date&quot;;[.E307])" office:value-type="string" office:string-value="date-7-307 &#10;[2763]" calcext:value-type="string">
            <text:p>date-7-307 <text:line-break/>[2763]</text:p>
          </table:table-cell>
          <table:table-cell table:style-name="ce21" table:formula="of:=INFO.OBBA.OBBA.OBMAKE(&quot;date-&quot;&amp;COLUMN()&amp;&quot;-&quot;&amp;ROW();&quot;Date&quot;;[.F307])" office:value-type="string" office:string-value="date-8-307 &#10;[2764]" calcext:value-type="string">
            <text:p>date-8-307 <text:line-break/>[27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7])" office:value-type="string" office:string-value="cal-9-307 &#10;[2766]" calcext:value-type="string">
            <text:p>cal-9-307 <text:line-break/>[27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7])" office:value-type="string" office:string-value="cal-10-307 &#10;[2768]" calcext:value-type="string">
            <text:p>cal-10-307 <text:line-break/>[2768]</text:p>
          </table:table-cell>
          <table:table-cell/>
          <table:table-cell table:formula="of:=INFO.OBBA.OBBA.OBGET(INFO.OBBA.OBBA.OBCALL(&quot;&quot;;[.$B$15];&quot;getDaycountFraction&quot;;[.I307];[.J307]))" office:value-type="float" office:value="-1.04722222222222" calcext:value-type="float">
            <text:p>-1,047</text:p>
          </table:table-cell>
          <table:table-cell table:style-name="ce35" table:formula="of:=(YEARFRAC([.E307];[.F307];[.$C$9]))" office:value-type="float" office:value="1.04722222222222" calcext:value-type="float">
            <text:p>1,047</text:p>
          </table:table-cell>
          <table:table-cell table:formula="of:=ABS([.L307])-[.M30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5-12-02" calcext:value-type="date">
            <text:p>02.12.2005</text:p>
          </table:table-cell>
          <table:table-cell table:style-name="ce22" table:formula="of:=[.$C$11]+INT(RAND()*([.$C$12]-[.$C$11]))" office:value-type="date" office:date-value="2028-03-27" calcext:value-type="date">
            <text:p>27.03.2028</text:p>
          </table:table-cell>
          <table:table-cell table:style-name="ce21" table:formula="of:=INFO.OBBA.OBBA.OBMAKE(&quot;date-&quot;&amp;COLUMN()&amp;&quot;-&quot;&amp;ROW();&quot;Date&quot;;[.E308])" office:value-type="string" office:string-value="date-7-308 &#10;[2770]" calcext:value-type="string">
            <text:p>date-7-308 <text:line-break/>[2770]</text:p>
          </table:table-cell>
          <table:table-cell table:style-name="ce21" table:formula="of:=INFO.OBBA.OBBA.OBMAKE(&quot;date-&quot;&amp;COLUMN()&amp;&quot;-&quot;&amp;ROW();&quot;Date&quot;;[.F308])" office:value-type="string" office:string-value="date-8-308 &#10;[2771]" calcext:value-type="string">
            <text:p>date-8-308 <text:line-break/>[27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8])" office:value-type="string" office:string-value="cal-9-308 &#10;[2773]" calcext:value-type="string">
            <text:p>cal-9-308 <text:line-break/>[27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8])" office:value-type="string" office:string-value="cal-10-308 &#10;[2775]" calcext:value-type="string">
            <text:p>cal-10-308 <text:line-break/>[2775]</text:p>
          </table:table-cell>
          <table:table-cell/>
          <table:table-cell table:formula="of:=INFO.OBBA.OBBA.OBGET(INFO.OBBA.OBBA.OBCALL(&quot;&quot;;[.$B$15];&quot;getDaycountFraction&quot;;[.I308];[.J308]))" office:value-type="float" office:value="22.6416666666667" calcext:value-type="float">
            <text:p>22,642</text:p>
          </table:table-cell>
          <table:table-cell table:style-name="ce35" table:formula="of:=(YEARFRAC([.E308];[.F308];[.$C$9]))" office:value-type="float" office:value="22.6416666666667" calcext:value-type="float">
            <text:p>22,642</text:p>
          </table:table-cell>
          <table:table-cell table:formula="of:=ABS([.L308])-[.M30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9-09-18" calcext:value-type="date">
            <text:p>18.09.1999</text:p>
          </table:table-cell>
          <table:table-cell table:style-name="ce22" table:formula="of:=[.$C$11]+INT(RAND()*([.$C$12]-[.$C$11]))" office:value-type="date" office:date-value="1993-09-19" calcext:value-type="date">
            <text:p>19.09.1993</text:p>
          </table:table-cell>
          <table:table-cell table:style-name="ce21" table:formula="of:=INFO.OBBA.OBBA.OBMAKE(&quot;date-&quot;&amp;COLUMN()&amp;&quot;-&quot;&amp;ROW();&quot;Date&quot;;[.E309])" office:value-type="string" office:string-value="date-7-309 &#10;[2777]" calcext:value-type="string">
            <text:p>date-7-309 <text:line-break/>[2777]</text:p>
          </table:table-cell>
          <table:table-cell table:style-name="ce21" table:formula="of:=INFO.OBBA.OBBA.OBMAKE(&quot;date-&quot;&amp;COLUMN()&amp;&quot;-&quot;&amp;ROW();&quot;Date&quot;;[.F309])" office:value-type="string" office:string-value="date-8-309 &#10;[2778]" calcext:value-type="string">
            <text:p>date-8-309 <text:line-break/>[27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09])" office:value-type="string" office:string-value="cal-9-309 &#10;[2780]" calcext:value-type="string">
            <text:p>cal-9-309 <text:line-break/>[27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09])" office:value-type="string" office:string-value="cal-10-309 &#10;[2782]" calcext:value-type="string">
            <text:p>cal-10-309 <text:line-break/>[2782]</text:p>
          </table:table-cell>
          <table:table-cell/>
          <table:table-cell table:formula="of:=INFO.OBBA.OBBA.OBGET(INFO.OBBA.OBBA.OBCALL(&quot;&quot;;[.$B$15];&quot;getDaycountFraction&quot;;[.I309];[.J309]))" office:value-type="float" office:value="-6.08333333333333" calcext:value-type="float">
            <text:p>-6,083</text:p>
          </table:table-cell>
          <table:table-cell table:style-name="ce35" table:formula="of:=(YEARFRAC([.E309];[.F309];[.$C$9]))" office:value-type="float" office:value="6.08333333333333" calcext:value-type="float">
            <text:p>6,083</text:p>
          </table:table-cell>
          <table:table-cell table:formula="of:=ABS([.L309])-[.M30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9-11-21" calcext:value-type="date">
            <text:p>21.11.1989</text:p>
          </table:table-cell>
          <table:table-cell table:style-name="ce22" table:formula="of:=[.$C$11]+INT(RAND()*([.$C$12]-[.$C$11]))" office:value-type="date" office:date-value="1995-12-28" calcext:value-type="date">
            <text:p>28.12.1995</text:p>
          </table:table-cell>
          <table:table-cell table:style-name="ce21" table:formula="of:=INFO.OBBA.OBBA.OBMAKE(&quot;date-&quot;&amp;COLUMN()&amp;&quot;-&quot;&amp;ROW();&quot;Date&quot;;[.E310])" office:value-type="string" office:string-value="date-7-310 &#10;[2784]" calcext:value-type="string">
            <text:p>date-7-310 <text:line-break/>[2784]</text:p>
          </table:table-cell>
          <table:table-cell table:style-name="ce21" table:formula="of:=INFO.OBBA.OBBA.OBMAKE(&quot;date-&quot;&amp;COLUMN()&amp;&quot;-&quot;&amp;ROW();&quot;Date&quot;;[.F310])" office:value-type="string" office:string-value="date-8-310 &#10;[2785]" calcext:value-type="string">
            <text:p>date-8-310 <text:line-break/>[27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0])" office:value-type="string" office:string-value="cal-9-310 &#10;[2787]" calcext:value-type="string">
            <text:p>cal-9-310 <text:line-break/>[27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0])" office:value-type="string" office:string-value="cal-10-310 &#10;[2789]" calcext:value-type="string">
            <text:p>cal-10-310 <text:line-break/>[2789]</text:p>
          </table:table-cell>
          <table:table-cell/>
          <table:table-cell table:formula="of:=INFO.OBBA.OBBA.OBGET(INFO.OBBA.OBBA.OBCALL(&quot;&quot;;[.$B$15];&quot;getDaycountFraction&quot;;[.I310];[.J310]))" office:value-type="float" office:value="6.18888888888889" calcext:value-type="float">
            <text:p>6,189</text:p>
          </table:table-cell>
          <table:table-cell table:style-name="ce35" table:formula="of:=(YEARFRAC([.E310];[.F310];[.$C$9]))" office:value-type="float" office:value="6.18888888888889" calcext:value-type="float">
            <text:p>6,189</text:p>
          </table:table-cell>
          <table:table-cell table:formula="of:=ABS([.L310])-[.M31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7-02-07" calcext:value-type="date">
            <text:p>07.02.2007</text:p>
          </table:table-cell>
          <table:table-cell table:style-name="ce22" table:formula="of:=[.$C$11]+INT(RAND()*([.$C$12]-[.$C$11]))" office:value-type="date" office:date-value="1991-01-20" calcext:value-type="date">
            <text:p>20.01.1991</text:p>
          </table:table-cell>
          <table:table-cell table:style-name="ce21" table:formula="of:=INFO.OBBA.OBBA.OBMAKE(&quot;date-&quot;&amp;COLUMN()&amp;&quot;-&quot;&amp;ROW();&quot;Date&quot;;[.E311])" office:value-type="string" office:string-value="date-7-311 &#10;[2791]" calcext:value-type="string">
            <text:p>date-7-311 <text:line-break/>[2791]</text:p>
          </table:table-cell>
          <table:table-cell table:style-name="ce21" table:formula="of:=INFO.OBBA.OBBA.OBMAKE(&quot;date-&quot;&amp;COLUMN()&amp;&quot;-&quot;&amp;ROW();&quot;Date&quot;;[.F311])" office:value-type="string" office:string-value="date-8-311 &#10;[2792]" calcext:value-type="string">
            <text:p>date-8-311 <text:line-break/>[27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1])" office:value-type="string" office:string-value="cal-9-311 &#10;[2794]" calcext:value-type="string">
            <text:p>cal-9-311 <text:line-break/>[27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1])" office:value-type="string" office:string-value="cal-10-311 &#10;[2796]" calcext:value-type="string">
            <text:p>cal-10-311 <text:line-break/>[2796]</text:p>
          </table:table-cell>
          <table:table-cell/>
          <table:table-cell table:formula="of:=INFO.OBBA.OBBA.OBGET(INFO.OBBA.OBBA.OBCALL(&quot;&quot;;[.$B$15];&quot;getDaycountFraction&quot;;[.I311];[.J311]))" office:value-type="float" office:value="-16.2833333333333" calcext:value-type="float">
            <text:p>-16,283</text:p>
          </table:table-cell>
          <table:table-cell table:style-name="ce35" table:formula="of:=(YEARFRAC([.E311];[.F311];[.$C$9]))" office:value-type="float" office:value="16.2833333333333" calcext:value-type="float">
            <text:p>16,283</text:p>
          </table:table-cell>
          <table:table-cell table:formula="of:=ABS([.L311])-[.M31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9-03-21" calcext:value-type="date">
            <text:p>21.03.1989</text:p>
          </table:table-cell>
          <table:table-cell table:style-name="ce22" table:formula="of:=[.$C$11]+INT(RAND()*([.$C$12]-[.$C$11]))" office:value-type="date" office:date-value="1980-04-19" calcext:value-type="date">
            <text:p>19.04.1980</text:p>
          </table:table-cell>
          <table:table-cell table:style-name="ce21" table:formula="of:=INFO.OBBA.OBBA.OBMAKE(&quot;date-&quot;&amp;COLUMN()&amp;&quot;-&quot;&amp;ROW();&quot;Date&quot;;[.E312])" office:value-type="string" office:string-value="date-7-312 &#10;[2798]" calcext:value-type="string">
            <text:p>date-7-312 <text:line-break/>[2798]</text:p>
          </table:table-cell>
          <table:table-cell table:style-name="ce21" table:formula="of:=INFO.OBBA.OBBA.OBMAKE(&quot;date-&quot;&amp;COLUMN()&amp;&quot;-&quot;&amp;ROW();&quot;Date&quot;;[.F312])" office:value-type="string" office:string-value="date-8-312 &#10;[2799]" calcext:value-type="string">
            <text:p>date-8-312 <text:line-break/>[27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2])" office:value-type="string" office:string-value="cal-9-312 &#10;[2801]" calcext:value-type="string">
            <text:p>cal-9-312 <text:line-break/>[28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2])" office:value-type="string" office:string-value="cal-10-312 &#10;[2803]" calcext:value-type="string">
            <text:p>cal-10-312 <text:line-break/>[2803]</text:p>
          </table:table-cell>
          <table:table-cell/>
          <table:table-cell table:formula="of:=INFO.OBBA.OBBA.OBGET(INFO.OBBA.OBBA.OBCALL(&quot;&quot;;[.$B$15];&quot;getDaycountFraction&quot;;[.I312];[.J312]))" office:value-type="float" office:value="-9.05" calcext:value-type="float">
            <text:p>-9,050</text:p>
          </table:table-cell>
          <table:table-cell table:style-name="ce35" table:formula="of:=(YEARFRAC([.E312];[.F312];[.$C$9]))" office:value-type="float" office:value="9.05" calcext:value-type="float">
            <text:p>9,050</text:p>
          </table:table-cell>
          <table:table-cell table:formula="of:=ABS([.L312])-[.M31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4-03-14" calcext:value-type="date">
            <text:p>14.03.1984</text:p>
          </table:table-cell>
          <table:table-cell table:style-name="ce22" table:formula="of:=[.$C$11]+INT(RAND()*([.$C$12]-[.$C$11]))" office:value-type="date" office:date-value="1994-10-12" calcext:value-type="date">
            <text:p>12.10.1994</text:p>
          </table:table-cell>
          <table:table-cell table:style-name="ce21" table:formula="of:=INFO.OBBA.OBBA.OBMAKE(&quot;date-&quot;&amp;COLUMN()&amp;&quot;-&quot;&amp;ROW();&quot;Date&quot;;[.E313])" office:value-type="string" office:string-value="date-7-313 &#10;[2805]" calcext:value-type="string">
            <text:p>date-7-313 <text:line-break/>[2805]</text:p>
          </table:table-cell>
          <table:table-cell table:style-name="ce21" table:formula="of:=INFO.OBBA.OBBA.OBMAKE(&quot;date-&quot;&amp;COLUMN()&amp;&quot;-&quot;&amp;ROW();&quot;Date&quot;;[.F313])" office:value-type="string" office:string-value="date-8-313 &#10;[2806]" calcext:value-type="string">
            <text:p>date-8-313 <text:line-break/>[28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3])" office:value-type="string" office:string-value="cal-9-313 &#10;[2808]" calcext:value-type="string">
            <text:p>cal-9-313 <text:line-break/>[28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3])" office:value-type="string" office:string-value="cal-10-313 &#10;[2810]" calcext:value-type="string">
            <text:p>cal-10-313 <text:line-break/>[2810]</text:p>
          </table:table-cell>
          <table:table-cell/>
          <table:table-cell table:formula="of:=INFO.OBBA.OBBA.OBGET(INFO.OBBA.OBBA.OBCALL(&quot;&quot;;[.$B$15];&quot;getDaycountFraction&quot;;[.I313];[.J313]))" office:value-type="float" office:value="10.7333333333333" calcext:value-type="float">
            <text:p>10,733</text:p>
          </table:table-cell>
          <table:table-cell table:style-name="ce35" table:formula="of:=(YEARFRAC([.E313];[.F313];[.$C$9]))" office:value-type="float" office:value="10.7333333333333" calcext:value-type="float">
            <text:p>10,733</text:p>
          </table:table-cell>
          <table:table-cell table:formula="of:=ABS([.L313])-[.M31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5-02-04" calcext:value-type="date">
            <text:p>04.02.1995</text:p>
          </table:table-cell>
          <table:table-cell table:style-name="ce22" table:formula="of:=[.$C$11]+INT(RAND()*([.$C$12]-[.$C$11]))" office:value-type="date" office:date-value="2019-12-03" calcext:value-type="date">
            <text:p>03.12.2019</text:p>
          </table:table-cell>
          <table:table-cell table:style-name="ce21" table:formula="of:=INFO.OBBA.OBBA.OBMAKE(&quot;date-&quot;&amp;COLUMN()&amp;&quot;-&quot;&amp;ROW();&quot;Date&quot;;[.E314])" office:value-type="string" office:string-value="date-7-314 &#10;[2812]" calcext:value-type="string">
            <text:p>date-7-314 <text:line-break/>[2812]</text:p>
          </table:table-cell>
          <table:table-cell table:style-name="ce21" table:formula="of:=INFO.OBBA.OBBA.OBMAKE(&quot;date-&quot;&amp;COLUMN()&amp;&quot;-&quot;&amp;ROW();&quot;Date&quot;;[.F314])" office:value-type="string" office:string-value="date-8-314 &#10;[2813]" calcext:value-type="string">
            <text:p>date-8-314 <text:line-break/>[28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4])" office:value-type="string" office:string-value="cal-9-314 &#10;[2815]" calcext:value-type="string">
            <text:p>cal-9-314 <text:line-break/>[28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4])" office:value-type="string" office:string-value="cal-10-314 &#10;[2817]" calcext:value-type="string">
            <text:p>cal-10-314 <text:line-break/>[2817]</text:p>
          </table:table-cell>
          <table:table-cell/>
          <table:table-cell table:formula="of:=INFO.OBBA.OBBA.OBGET(INFO.OBBA.OBBA.OBCALL(&quot;&quot;;[.$B$15];&quot;getDaycountFraction&quot;;[.I314];[.J314]))" office:value-type="float" office:value="25.1888888888889" calcext:value-type="float">
            <text:p>25,189</text:p>
          </table:table-cell>
          <table:table-cell table:style-name="ce35" table:formula="of:=(YEARFRAC([.E314];[.F314];[.$C$9]))" office:value-type="float" office:value="25.1888888888889" calcext:value-type="float">
            <text:p>25,189</text:p>
          </table:table-cell>
          <table:table-cell table:formula="of:=ABS([.L314])-[.M31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2-07-24" calcext:value-type="date">
            <text:p>24.07.2012</text:p>
          </table:table-cell>
          <table:table-cell table:style-name="ce22" table:formula="of:=[.$C$11]+INT(RAND()*([.$C$12]-[.$C$11]))" office:value-type="date" office:date-value="2013-06-03" calcext:value-type="date">
            <text:p>03.06.2013</text:p>
          </table:table-cell>
          <table:table-cell table:style-name="ce21" table:formula="of:=INFO.OBBA.OBBA.OBMAKE(&quot;date-&quot;&amp;COLUMN()&amp;&quot;-&quot;&amp;ROW();&quot;Date&quot;;[.E315])" office:value-type="string" office:string-value="date-7-315 &#10;[2819]" calcext:value-type="string">
            <text:p>date-7-315 <text:line-break/>[2819]</text:p>
          </table:table-cell>
          <table:table-cell table:style-name="ce21" table:formula="of:=INFO.OBBA.OBBA.OBMAKE(&quot;date-&quot;&amp;COLUMN()&amp;&quot;-&quot;&amp;ROW();&quot;Date&quot;;[.F315])" office:value-type="string" office:string-value="date-8-315 &#10;[2820]" calcext:value-type="string">
            <text:p>date-8-315 <text:line-break/>[28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5])" office:value-type="string" office:string-value="cal-9-315 &#10;[2822]" calcext:value-type="string">
            <text:p>cal-9-315 <text:line-break/>[28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5])" office:value-type="string" office:string-value="cal-10-315 &#10;[2824]" calcext:value-type="string">
            <text:p>cal-10-315 <text:line-break/>[2824]</text:p>
          </table:table-cell>
          <table:table-cell/>
          <table:table-cell table:formula="of:=INFO.OBBA.OBBA.OBGET(INFO.OBBA.OBBA.OBCALL(&quot;&quot;;[.$B$15];&quot;getDaycountFraction&quot;;[.I315];[.J315]))" office:value-type="float" office:value="0.872222222222222" calcext:value-type="float">
            <text:p>0,872</text:p>
          </table:table-cell>
          <table:table-cell table:style-name="ce35" table:formula="of:=(YEARFRAC([.E315];[.F315];[.$C$9]))" office:value-type="float" office:value="0.872222222222222" calcext:value-type="float">
            <text:p>0,872</text:p>
          </table:table-cell>
          <table:table-cell table:formula="of:=ABS([.L315])-[.M31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8-08-09" calcext:value-type="date">
            <text:p>09.08.2018</text:p>
          </table:table-cell>
          <table:table-cell table:style-name="ce22" table:formula="of:=[.$C$11]+INT(RAND()*([.$C$12]-[.$C$11]))" office:value-type="date" office:date-value="2016-10-29" calcext:value-type="date">
            <text:p>29.10.2016</text:p>
          </table:table-cell>
          <table:table-cell table:style-name="ce21" table:formula="of:=INFO.OBBA.OBBA.OBMAKE(&quot;date-&quot;&amp;COLUMN()&amp;&quot;-&quot;&amp;ROW();&quot;Date&quot;;[.E316])" office:value-type="string" office:string-value="date-7-316 &#10;[2826]" calcext:value-type="string">
            <text:p>date-7-316 <text:line-break/>[2826]</text:p>
          </table:table-cell>
          <table:table-cell table:style-name="ce21" table:formula="of:=INFO.OBBA.OBBA.OBMAKE(&quot;date-&quot;&amp;COLUMN()&amp;&quot;-&quot;&amp;ROW();&quot;Date&quot;;[.F316])" office:value-type="string" office:string-value="date-8-316 &#10;[2827]" calcext:value-type="string">
            <text:p>date-8-316 <text:line-break/>[28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6])" office:value-type="string" office:string-value="cal-9-316 &#10;[2829]" calcext:value-type="string">
            <text:p>cal-9-316 <text:line-break/>[28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6])" office:value-type="string" office:string-value="cal-10-316 &#10;[2831]" calcext:value-type="string">
            <text:p>cal-10-316 <text:line-break/>[2831]</text:p>
          </table:table-cell>
          <table:table-cell/>
          <table:table-cell table:formula="of:=INFO.OBBA.OBBA.OBGET(INFO.OBBA.OBBA.OBCALL(&quot;&quot;;[.$B$15];&quot;getDaycountFraction&quot;;[.I316];[.J316]))" office:value-type="float" office:value="-1.80277777777778" calcext:value-type="float">
            <text:p>-1,803</text:p>
          </table:table-cell>
          <table:table-cell table:style-name="ce35" table:formula="of:=(YEARFRAC([.E316];[.F316];[.$C$9]))" office:value-type="float" office:value="1.80277777777778" calcext:value-type="float">
            <text:p>1,803</text:p>
          </table:table-cell>
          <table:table-cell table:formula="of:=ABS([.L316])-[.M31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7-12-04" calcext:value-type="date">
            <text:p>04.12.2017</text:p>
          </table:table-cell>
          <table:table-cell table:style-name="ce22" table:formula="of:=[.$C$11]+INT(RAND()*([.$C$12]-[.$C$11]))" office:value-type="date" office:date-value="2008-09-26" calcext:value-type="date">
            <text:p>26.09.2008</text:p>
          </table:table-cell>
          <table:table-cell table:style-name="ce21" table:formula="of:=INFO.OBBA.OBBA.OBMAKE(&quot;date-&quot;&amp;COLUMN()&amp;&quot;-&quot;&amp;ROW();&quot;Date&quot;;[.E317])" office:value-type="string" office:string-value="date-7-317 &#10;[2833]" calcext:value-type="string">
            <text:p>date-7-317 <text:line-break/>[2833]</text:p>
          </table:table-cell>
          <table:table-cell table:style-name="ce21" table:formula="of:=INFO.OBBA.OBBA.OBMAKE(&quot;date-&quot;&amp;COLUMN()&amp;&quot;-&quot;&amp;ROW();&quot;Date&quot;;[.F317])" office:value-type="string" office:string-value="date-8-317 &#10;[2834]" calcext:value-type="string">
            <text:p>date-8-317 <text:line-break/>[28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7])" office:value-type="string" office:string-value="cal-9-317 &#10;[2836]" calcext:value-type="string">
            <text:p>cal-9-317 <text:line-break/>[28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7])" office:value-type="string" office:string-value="cal-10-317 &#10;[2838]" calcext:value-type="string">
            <text:p>cal-10-317 <text:line-break/>[2838]</text:p>
          </table:table-cell>
          <table:table-cell/>
          <table:table-cell table:formula="of:=INFO.OBBA.OBBA.OBGET(INFO.OBBA.OBBA.OBCALL(&quot;&quot;;[.$B$15];&quot;getDaycountFraction&quot;;[.I317];[.J317]))" office:value-type="float" office:value="-9.32222222222222" calcext:value-type="float">
            <text:p>-9,322</text:p>
          </table:table-cell>
          <table:table-cell table:style-name="ce35" table:formula="of:=(YEARFRAC([.E317];[.F317];[.$C$9]))" office:value-type="float" office:value="9.32222222222222" calcext:value-type="float">
            <text:p>9,322</text:p>
          </table:table-cell>
          <table:table-cell table:formula="of:=ABS([.L317])-[.M31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5-09-22" calcext:value-type="date">
            <text:p>22.09.2005</text:p>
          </table:table-cell>
          <table:table-cell table:style-name="ce22" table:formula="of:=[.$C$11]+INT(RAND()*([.$C$12]-[.$C$11]))" office:value-type="date" office:date-value="1995-04-12" calcext:value-type="date">
            <text:p>12.04.1995</text:p>
          </table:table-cell>
          <table:table-cell table:style-name="ce21" table:formula="of:=INFO.OBBA.OBBA.OBMAKE(&quot;date-&quot;&amp;COLUMN()&amp;&quot;-&quot;&amp;ROW();&quot;Date&quot;;[.E318])" office:value-type="string" office:string-value="date-7-318 &#10;[2840]" calcext:value-type="string">
            <text:p>date-7-318 <text:line-break/>[2840]</text:p>
          </table:table-cell>
          <table:table-cell table:style-name="ce21" table:formula="of:=INFO.OBBA.OBBA.OBMAKE(&quot;date-&quot;&amp;COLUMN()&amp;&quot;-&quot;&amp;ROW();&quot;Date&quot;;[.F318])" office:value-type="string" office:string-value="date-8-318 &#10;[2841]" calcext:value-type="string">
            <text:p>date-8-318 <text:line-break/>[28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8])" office:value-type="string" office:string-value="cal-9-318 &#10;[2843]" calcext:value-type="string">
            <text:p>cal-9-318 <text:line-break/>[28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8])" office:value-type="string" office:string-value="cal-10-318 &#10;[2845]" calcext:value-type="string">
            <text:p>cal-10-318 <text:line-break/>[2845]</text:p>
          </table:table-cell>
          <table:table-cell/>
          <table:table-cell table:formula="of:=INFO.OBBA.OBBA.OBGET(INFO.OBBA.OBBA.OBCALL(&quot;&quot;;[.$B$15];&quot;getDaycountFraction&quot;;[.I318];[.J318]))" office:value-type="float" office:value="-10.6" calcext:value-type="float">
            <text:p>-10,600</text:p>
          </table:table-cell>
          <table:table-cell table:style-name="ce35" table:formula="of:=(YEARFRAC([.E318];[.F318];[.$C$9]))" office:value-type="float" office:value="10.6" calcext:value-type="float">
            <text:p>10,600</text:p>
          </table:table-cell>
          <table:table-cell table:formula="of:=ABS([.L318])-[.M31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4-08-13" calcext:value-type="date">
            <text:p>13.08.2014</text:p>
          </table:table-cell>
          <table:table-cell table:style-name="ce22" table:formula="of:=[.$C$11]+INT(RAND()*([.$C$12]-[.$C$11]))" office:value-type="date" office:date-value="2001-03-22" calcext:value-type="date">
            <text:p>22.03.2001</text:p>
          </table:table-cell>
          <table:table-cell table:style-name="ce21" table:formula="of:=INFO.OBBA.OBBA.OBMAKE(&quot;date-&quot;&amp;COLUMN()&amp;&quot;-&quot;&amp;ROW();&quot;Date&quot;;[.E319])" office:value-type="string" office:string-value="date-7-319 &#10;[2847]" calcext:value-type="string">
            <text:p>date-7-319 <text:line-break/>[2847]</text:p>
          </table:table-cell>
          <table:table-cell table:style-name="ce21" table:formula="of:=INFO.OBBA.OBBA.OBMAKE(&quot;date-&quot;&amp;COLUMN()&amp;&quot;-&quot;&amp;ROW();&quot;Date&quot;;[.F319])" office:value-type="string" office:string-value="date-8-319 &#10;[2848]" calcext:value-type="string">
            <text:p>date-8-319 <text:line-break/>[28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19])" office:value-type="string" office:string-value="cal-9-319 &#10;[2850]" calcext:value-type="string">
            <text:p>cal-9-319 <text:line-break/>[28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19])" office:value-type="string" office:string-value="cal-10-319 &#10;[2852]" calcext:value-type="string">
            <text:p>cal-10-319 <text:line-break/>[2852]</text:p>
          </table:table-cell>
          <table:table-cell/>
          <table:table-cell table:formula="of:=INFO.OBBA.OBBA.OBGET(INFO.OBBA.OBBA.OBCALL(&quot;&quot;;[.$B$15];&quot;getDaycountFraction&quot;;[.I319];[.J319]))" office:value-type="float" office:value="-13.5888888888889" calcext:value-type="float">
            <text:p>-13,589</text:p>
          </table:table-cell>
          <table:table-cell table:style-name="ce35" table:formula="of:=(YEARFRAC([.E319];[.F319];[.$C$9]))" office:value-type="float" office:value="13.5888888888889" calcext:value-type="float">
            <text:p>13,589</text:p>
          </table:table-cell>
          <table:table-cell table:formula="of:=ABS([.L319])-[.M31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4-07-09" calcext:value-type="date">
            <text:p>09.07.1994</text:p>
          </table:table-cell>
          <table:table-cell table:style-name="ce22" table:formula="of:=[.$C$11]+INT(RAND()*([.$C$12]-[.$C$11]))" office:value-type="date" office:date-value="1983-04-27" calcext:value-type="date">
            <text:p>27.04.1983</text:p>
          </table:table-cell>
          <table:table-cell table:style-name="ce21" table:formula="of:=INFO.OBBA.OBBA.OBMAKE(&quot;date-&quot;&amp;COLUMN()&amp;&quot;-&quot;&amp;ROW();&quot;Date&quot;;[.E320])" office:value-type="string" office:string-value="date-7-320 &#10;[2854]" calcext:value-type="string">
            <text:p>date-7-320 <text:line-break/>[2854]</text:p>
          </table:table-cell>
          <table:table-cell table:style-name="ce21" table:formula="of:=INFO.OBBA.OBBA.OBMAKE(&quot;date-&quot;&amp;COLUMN()&amp;&quot;-&quot;&amp;ROW();&quot;Date&quot;;[.F320])" office:value-type="string" office:string-value="date-8-320 &#10;[2855]" calcext:value-type="string">
            <text:p>date-8-320 <text:line-break/>[28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0])" office:value-type="string" office:string-value="cal-9-320 &#10;[2857]" calcext:value-type="string">
            <text:p>cal-9-320 <text:line-break/>[28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0])" office:value-type="string" office:string-value="cal-10-320 &#10;[2859]" calcext:value-type="string">
            <text:p>cal-10-320 <text:line-break/>[2859]</text:p>
          </table:table-cell>
          <table:table-cell/>
          <table:table-cell table:formula="of:=INFO.OBBA.OBBA.OBGET(INFO.OBBA.OBBA.OBCALL(&quot;&quot;;[.$B$15];&quot;getDaycountFraction&quot;;[.I320];[.J320]))" office:value-type="float" office:value="-11.3638888888889" calcext:value-type="float">
            <text:p>-11,364</text:p>
          </table:table-cell>
          <table:table-cell table:style-name="ce35" table:formula="of:=(YEARFRAC([.E320];[.F320];[.$C$9]))" office:value-type="float" office:value="11.3638888888889" calcext:value-type="float">
            <text:p>11,364</text:p>
          </table:table-cell>
          <table:table-cell table:formula="of:=ABS([.L320])-[.M32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8-07-26" calcext:value-type="date">
            <text:p>26.07.1998</text:p>
          </table:table-cell>
          <table:table-cell table:style-name="ce22" table:formula="of:=[.$C$11]+INT(RAND()*([.$C$12]-[.$C$11]))" office:value-type="date" office:date-value="2015-07-07" calcext:value-type="date">
            <text:p>07.07.2015</text:p>
          </table:table-cell>
          <table:table-cell table:style-name="ce21" table:formula="of:=INFO.OBBA.OBBA.OBMAKE(&quot;date-&quot;&amp;COLUMN()&amp;&quot;-&quot;&amp;ROW();&quot;Date&quot;;[.E321])" office:value-type="string" office:string-value="date-7-321 &#10;[2861]" calcext:value-type="string">
            <text:p>date-7-321 <text:line-break/>[2861]</text:p>
          </table:table-cell>
          <table:table-cell table:style-name="ce21" table:formula="of:=INFO.OBBA.OBBA.OBMAKE(&quot;date-&quot;&amp;COLUMN()&amp;&quot;-&quot;&amp;ROW();&quot;Date&quot;;[.F321])" office:value-type="string" office:string-value="date-8-321 &#10;[2862]" calcext:value-type="string">
            <text:p>date-8-321 <text:line-break/>[28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1])" office:value-type="string" office:string-value="cal-9-321 &#10;[2864]" calcext:value-type="string">
            <text:p>cal-9-321 <text:line-break/>[28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1])" office:value-type="string" office:string-value="cal-10-321 &#10;[2866]" calcext:value-type="string">
            <text:p>cal-10-321 <text:line-break/>[2866]</text:p>
          </table:table-cell>
          <table:table-cell/>
          <table:table-cell table:formula="of:=INFO.OBBA.OBBA.OBGET(INFO.OBBA.OBBA.OBCALL(&quot;&quot;;[.$B$15];&quot;getDaycountFraction&quot;;[.I321];[.J321]))" office:value-type="float" office:value="17.1944444444444" calcext:value-type="float">
            <text:p>17,194</text:p>
          </table:table-cell>
          <table:table-cell table:style-name="ce35" table:formula="of:=(YEARFRAC([.E321];[.F321];[.$C$9]))" office:value-type="float" office:value="17.1944444444444" calcext:value-type="float">
            <text:p>17,194</text:p>
          </table:table-cell>
          <table:table-cell table:formula="of:=ABS([.L321])-[.M32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8-01-17" calcext:value-type="date">
            <text:p>17.01.2008</text:p>
          </table:table-cell>
          <table:table-cell table:style-name="ce22" table:formula="of:=[.$C$11]+INT(RAND()*([.$C$12]-[.$C$11]))" office:value-type="date" office:date-value="1987-02-09" calcext:value-type="date">
            <text:p>09.02.1987</text:p>
          </table:table-cell>
          <table:table-cell table:style-name="ce21" table:formula="of:=INFO.OBBA.OBBA.OBMAKE(&quot;date-&quot;&amp;COLUMN()&amp;&quot;-&quot;&amp;ROW();&quot;Date&quot;;[.E322])" office:value-type="string" office:string-value="date-7-322 &#10;[2868]" calcext:value-type="string">
            <text:p>date-7-322 <text:line-break/>[2868]</text:p>
          </table:table-cell>
          <table:table-cell table:style-name="ce21" table:formula="of:=INFO.OBBA.OBBA.OBMAKE(&quot;date-&quot;&amp;COLUMN()&amp;&quot;-&quot;&amp;ROW();&quot;Date&quot;;[.F322])" office:value-type="string" office:string-value="date-8-322 &#10;[2869]" calcext:value-type="string">
            <text:p>date-8-322 <text:line-break/>[28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2])" office:value-type="string" office:string-value="cal-9-322 &#10;[2871]" calcext:value-type="string">
            <text:p>cal-9-322 <text:line-break/>[28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2])" office:value-type="string" office:string-value="cal-10-322 &#10;[2873]" calcext:value-type="string">
            <text:p>cal-10-322 <text:line-break/>[2873]</text:p>
          </table:table-cell>
          <table:table-cell/>
          <table:table-cell table:formula="of:=INFO.OBBA.OBBA.OBGET(INFO.OBBA.OBBA.OBCALL(&quot;&quot;;[.$B$15];&quot;getDaycountFraction&quot;;[.I322];[.J322]))" office:value-type="float" office:value="-21.2416666666667" calcext:value-type="float">
            <text:p>-21,242</text:p>
          </table:table-cell>
          <table:table-cell table:style-name="ce35" table:formula="of:=(YEARFRAC([.E322];[.F322];[.$C$9]))" office:value-type="float" office:value="21.2416666666667" calcext:value-type="float">
            <text:p>21,242</text:p>
          </table:table-cell>
          <table:table-cell table:formula="of:=ABS([.L322])-[.M32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1-10-19" calcext:value-type="date">
            <text:p>19.10.2001</text:p>
          </table:table-cell>
          <table:table-cell table:style-name="ce22" table:formula="of:=[.$C$11]+INT(RAND()*([.$C$12]-[.$C$11]))" office:value-type="date" office:date-value="1994-10-24" calcext:value-type="date">
            <text:p>24.10.1994</text:p>
          </table:table-cell>
          <table:table-cell table:style-name="ce21" table:formula="of:=INFO.OBBA.OBBA.OBMAKE(&quot;date-&quot;&amp;COLUMN()&amp;&quot;-&quot;&amp;ROW();&quot;Date&quot;;[.E323])" office:value-type="string" office:string-value="date-7-323 &#10;[2875]" calcext:value-type="string">
            <text:p>date-7-323 <text:line-break/>[2875]</text:p>
          </table:table-cell>
          <table:table-cell table:style-name="ce21" table:formula="of:=INFO.OBBA.OBBA.OBMAKE(&quot;date-&quot;&amp;COLUMN()&amp;&quot;-&quot;&amp;ROW();&quot;Date&quot;;[.F323])" office:value-type="string" office:string-value="date-8-323 &#10;[2876]" calcext:value-type="string">
            <text:p>date-8-323 <text:line-break/>[28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3])" office:value-type="string" office:string-value="cal-9-323 &#10;[2878]" calcext:value-type="string">
            <text:p>cal-9-323 <text:line-break/>[28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3])" office:value-type="string" office:string-value="cal-10-323 &#10;[2880]" calcext:value-type="string">
            <text:p>cal-10-323 <text:line-break/>[2880]</text:p>
          </table:table-cell>
          <table:table-cell/>
          <table:table-cell table:formula="of:=INFO.OBBA.OBBA.OBGET(INFO.OBBA.OBBA.OBCALL(&quot;&quot;;[.$B$15];&quot;getDaycountFraction&quot;;[.I323];[.J323]))" office:value-type="float" office:value="-7.08888888888889" calcext:value-type="float">
            <text:p>-7,089</text:p>
          </table:table-cell>
          <table:table-cell table:style-name="ce35" table:formula="of:=(YEARFRAC([.E323];[.F323];[.$C$9]))" office:value-type="float" office:value="7.08888888888889" calcext:value-type="float">
            <text:p>7,089</text:p>
          </table:table-cell>
          <table:table-cell table:formula="of:=ABS([.L323])-[.M32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6-07-18" calcext:value-type="date">
            <text:p>18.07.1986</text:p>
          </table:table-cell>
          <table:table-cell table:style-name="ce22" table:formula="of:=[.$C$11]+INT(RAND()*([.$C$12]-[.$C$11]))" office:value-type="date" office:date-value="2004-03-13" calcext:value-type="date">
            <text:p>13.03.2004</text:p>
          </table:table-cell>
          <table:table-cell table:style-name="ce21" table:formula="of:=INFO.OBBA.OBBA.OBMAKE(&quot;date-&quot;&amp;COLUMN()&amp;&quot;-&quot;&amp;ROW();&quot;Date&quot;;[.E324])" office:value-type="string" office:string-value="date-7-324 &#10;[2882]" calcext:value-type="string">
            <text:p>date-7-324 <text:line-break/>[2882]</text:p>
          </table:table-cell>
          <table:table-cell table:style-name="ce21" table:formula="of:=INFO.OBBA.OBBA.OBMAKE(&quot;date-&quot;&amp;COLUMN()&amp;&quot;-&quot;&amp;ROW();&quot;Date&quot;;[.F324])" office:value-type="string" office:string-value="date-8-324 &#10;[2883]" calcext:value-type="string">
            <text:p>date-8-324 <text:line-break/>[28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4])" office:value-type="string" office:string-value="cal-9-324 &#10;[2885]" calcext:value-type="string">
            <text:p>cal-9-324 <text:line-break/>[28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4])" office:value-type="string" office:string-value="cal-10-324 &#10;[2887]" calcext:value-type="string">
            <text:p>cal-10-324 <text:line-break/>[2887]</text:p>
          </table:table-cell>
          <table:table-cell/>
          <table:table-cell table:formula="of:=INFO.OBBA.OBBA.OBGET(INFO.OBBA.OBBA.OBCALL(&quot;&quot;;[.$B$15];&quot;getDaycountFraction&quot;;[.I324];[.J324]))" office:value-type="float" office:value="17.9111111111111" calcext:value-type="float">
            <text:p>17,911</text:p>
          </table:table-cell>
          <table:table-cell table:style-name="ce35" table:formula="of:=(YEARFRAC([.E324];[.F324];[.$C$9]))" office:value-type="float" office:value="17.9111111111111" calcext:value-type="float">
            <text:p>17,911</text:p>
          </table:table-cell>
          <table:table-cell table:formula="of:=ABS([.L324])-[.M32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0-11-14" calcext:value-type="date">
            <text:p>14.11.1990</text:p>
          </table:table-cell>
          <table:table-cell table:style-name="ce22" table:formula="of:=[.$C$11]+INT(RAND()*([.$C$12]-[.$C$11]))" office:value-type="date" office:date-value="2028-05-10" calcext:value-type="date">
            <text:p>10.05.2028</text:p>
          </table:table-cell>
          <table:table-cell table:style-name="ce21" table:formula="of:=INFO.OBBA.OBBA.OBMAKE(&quot;date-&quot;&amp;COLUMN()&amp;&quot;-&quot;&amp;ROW();&quot;Date&quot;;[.E325])" office:value-type="string" office:string-value="date-7-325 &#10;[2889]" calcext:value-type="string">
            <text:p>date-7-325 <text:line-break/>[2889]</text:p>
          </table:table-cell>
          <table:table-cell table:style-name="ce21" table:formula="of:=INFO.OBBA.OBBA.OBMAKE(&quot;date-&quot;&amp;COLUMN()&amp;&quot;-&quot;&amp;ROW();&quot;Date&quot;;[.F325])" office:value-type="string" office:string-value="date-8-325 &#10;[2890]" calcext:value-type="string">
            <text:p>date-8-325 <text:line-break/>[28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5])" office:value-type="string" office:string-value="cal-9-325 &#10;[2892]" calcext:value-type="string">
            <text:p>cal-9-325 <text:line-break/>[28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5])" office:value-type="string" office:string-value="cal-10-325 &#10;[2894]" calcext:value-type="string">
            <text:p>cal-10-325 <text:line-break/>[2894]</text:p>
          </table:table-cell>
          <table:table-cell/>
          <table:table-cell table:formula="of:=INFO.OBBA.OBBA.OBGET(INFO.OBBA.OBBA.OBCALL(&quot;&quot;;[.$B$15];&quot;getDaycountFraction&quot;;[.I325];[.J325]))" office:value-type="float" office:value="38.0333333333333" calcext:value-type="float">
            <text:p>38,033</text:p>
          </table:table-cell>
          <table:table-cell table:style-name="ce35" table:formula="of:=(YEARFRAC([.E325];[.F325];[.$C$9]))" office:value-type="float" office:value="38.0333333333333" calcext:value-type="float">
            <text:p>38,033</text:p>
          </table:table-cell>
          <table:table-cell table:formula="of:=ABS([.L325])-[.M32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6-12-26" calcext:value-type="date">
            <text:p>26.12.1986</text:p>
          </table:table-cell>
          <table:table-cell table:style-name="ce22" table:formula="of:=[.$C$11]+INT(RAND()*([.$C$12]-[.$C$11]))" office:value-type="date" office:date-value="2016-11-26" calcext:value-type="date">
            <text:p>26.11.2016</text:p>
          </table:table-cell>
          <table:table-cell table:style-name="ce21" table:formula="of:=INFO.OBBA.OBBA.OBMAKE(&quot;date-&quot;&amp;COLUMN()&amp;&quot;-&quot;&amp;ROW();&quot;Date&quot;;[.E326])" office:value-type="string" office:string-value="date-7-326 &#10;[2896]" calcext:value-type="string">
            <text:p>date-7-326 <text:line-break/>[2896]</text:p>
          </table:table-cell>
          <table:table-cell table:style-name="ce21" table:formula="of:=INFO.OBBA.OBBA.OBMAKE(&quot;date-&quot;&amp;COLUMN()&amp;&quot;-&quot;&amp;ROW();&quot;Date&quot;;[.F326])" office:value-type="string" office:string-value="date-8-326 &#10;[2897]" calcext:value-type="string">
            <text:p>date-8-326 <text:line-break/>[28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6])" office:value-type="string" office:string-value="cal-9-326 &#10;[2899]" calcext:value-type="string">
            <text:p>cal-9-326 <text:line-break/>[28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6])" office:value-type="string" office:string-value="cal-10-326 &#10;[2901]" calcext:value-type="string">
            <text:p>cal-10-326 <text:line-break/>[2901]</text:p>
          </table:table-cell>
          <table:table-cell/>
          <table:table-cell table:formula="of:=INFO.OBBA.OBBA.OBGET(INFO.OBBA.OBBA.OBCALL(&quot;&quot;;[.$B$15];&quot;getDaycountFraction&quot;;[.I326];[.J326]))" office:value-type="float" office:value="30.3555555555556" calcext:value-type="float">
            <text:p>30,356</text:p>
          </table:table-cell>
          <table:table-cell table:style-name="ce35" table:formula="of:=(YEARFRAC([.E326];[.F326];[.$C$9]))" office:value-type="float" office:value="30.3555555555556" calcext:value-type="float">
            <text:p>30,356</text:p>
          </table:table-cell>
          <table:table-cell table:formula="of:=ABS([.L326])-[.M32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0-09-20" calcext:value-type="date">
            <text:p>20.09.2000</text:p>
          </table:table-cell>
          <table:table-cell table:style-name="ce22" table:formula="of:=[.$C$11]+INT(RAND()*([.$C$12]-[.$C$11]))" office:value-type="date" office:date-value="2006-07-11" calcext:value-type="date">
            <text:p>11.07.2006</text:p>
          </table:table-cell>
          <table:table-cell table:style-name="ce21" table:formula="of:=INFO.OBBA.OBBA.OBMAKE(&quot;date-&quot;&amp;COLUMN()&amp;&quot;-&quot;&amp;ROW();&quot;Date&quot;;[.E327])" office:value-type="string" office:string-value="date-7-327 &#10;[2903]" calcext:value-type="string">
            <text:p>date-7-327 <text:line-break/>[2903]</text:p>
          </table:table-cell>
          <table:table-cell table:style-name="ce21" table:formula="of:=INFO.OBBA.OBBA.OBMAKE(&quot;date-&quot;&amp;COLUMN()&amp;&quot;-&quot;&amp;ROW();&quot;Date&quot;;[.F327])" office:value-type="string" office:string-value="date-8-327 &#10;[2904]" calcext:value-type="string">
            <text:p>date-8-327 <text:line-break/>[29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7])" office:value-type="string" office:string-value="cal-9-327 &#10;[2906]" calcext:value-type="string">
            <text:p>cal-9-327 <text:line-break/>[29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7])" office:value-type="string" office:string-value="cal-10-327 &#10;[2908]" calcext:value-type="string">
            <text:p>cal-10-327 <text:line-break/>[2908]</text:p>
          </table:table-cell>
          <table:table-cell/>
          <table:table-cell table:formula="of:=INFO.OBBA.OBBA.OBGET(INFO.OBBA.OBBA.OBCALL(&quot;&quot;;[.$B$15];&quot;getDaycountFraction&quot;;[.I327];[.J327]))" office:value-type="float" office:value="5.88888888888889" calcext:value-type="float">
            <text:p>5,889</text:p>
          </table:table-cell>
          <table:table-cell table:style-name="ce35" table:formula="of:=(YEARFRAC([.E327];[.F327];[.$C$9]))" office:value-type="float" office:value="5.88888888888889" calcext:value-type="float">
            <text:p>5,889</text:p>
          </table:table-cell>
          <table:table-cell table:formula="of:=ABS([.L327])-[.M32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1-12-08" calcext:value-type="date">
            <text:p>08.12.2011</text:p>
          </table:table-cell>
          <table:table-cell table:style-name="ce22" table:formula="of:=[.$C$11]+INT(RAND()*([.$C$12]-[.$C$11]))" office:value-type="date" office:date-value="2012-05-06" calcext:value-type="date">
            <text:p>06.05.2012</text:p>
          </table:table-cell>
          <table:table-cell table:style-name="ce21" table:formula="of:=INFO.OBBA.OBBA.OBMAKE(&quot;date-&quot;&amp;COLUMN()&amp;&quot;-&quot;&amp;ROW();&quot;Date&quot;;[.E328])" office:value-type="string" office:string-value="date-7-328 &#10;[2910]" calcext:value-type="string">
            <text:p>date-7-328 <text:line-break/>[2910]</text:p>
          </table:table-cell>
          <table:table-cell table:style-name="ce21" table:formula="of:=INFO.OBBA.OBBA.OBMAKE(&quot;date-&quot;&amp;COLUMN()&amp;&quot;-&quot;&amp;ROW();&quot;Date&quot;;[.F328])" office:value-type="string" office:string-value="date-8-328 &#10;[2911]" calcext:value-type="string">
            <text:p>date-8-328 <text:line-break/>[29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8])" office:value-type="string" office:string-value="cal-9-328 &#10;[2913]" calcext:value-type="string">
            <text:p>cal-9-328 <text:line-break/>[29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8])" office:value-type="string" office:string-value="cal-10-328 &#10;[2915]" calcext:value-type="string">
            <text:p>cal-10-328 <text:line-break/>[2915]</text:p>
          </table:table-cell>
          <table:table-cell/>
          <table:table-cell table:formula="of:=INFO.OBBA.OBBA.OBGET(INFO.OBBA.OBBA.OBCALL(&quot;&quot;;[.$B$15];&quot;getDaycountFraction&quot;;[.I328];[.J328]))" office:value-type="float" office:value="0.416666666666667" calcext:value-type="float">
            <text:p>0,417</text:p>
          </table:table-cell>
          <table:table-cell table:style-name="ce35" table:formula="of:=(YEARFRAC([.E328];[.F328];[.$C$9]))" office:value-type="float" office:value="0.416666666666667" calcext:value-type="float">
            <text:p>0,417</text:p>
          </table:table-cell>
          <table:table-cell table:formula="of:=ABS([.L328])-[.M32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6-12-25" calcext:value-type="date">
            <text:p>25.12.1996</text:p>
          </table:table-cell>
          <table:table-cell table:style-name="ce22" table:formula="of:=[.$C$11]+INT(RAND()*([.$C$12]-[.$C$11]))" office:value-type="date" office:date-value="2027-05-24" calcext:value-type="date">
            <text:p>24.05.2027</text:p>
          </table:table-cell>
          <table:table-cell table:style-name="ce21" table:formula="of:=INFO.OBBA.OBBA.OBMAKE(&quot;date-&quot;&amp;COLUMN()&amp;&quot;-&quot;&amp;ROW();&quot;Date&quot;;[.E329])" office:value-type="string" office:string-value="date-7-329 &#10;[2917]" calcext:value-type="string">
            <text:p>date-7-329 <text:line-break/>[2917]</text:p>
          </table:table-cell>
          <table:table-cell table:style-name="ce21" table:formula="of:=INFO.OBBA.OBBA.OBMAKE(&quot;date-&quot;&amp;COLUMN()&amp;&quot;-&quot;&amp;ROW();&quot;Date&quot;;[.F329])" office:value-type="string" office:string-value="date-8-329 &#10;[2918]" calcext:value-type="string">
            <text:p>date-8-329 <text:line-break/>[29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29])" office:value-type="string" office:string-value="cal-9-329 &#10;[2920]" calcext:value-type="string">
            <text:p>cal-9-329 <text:line-break/>[29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29])" office:value-type="string" office:string-value="cal-10-329 &#10;[2922]" calcext:value-type="string">
            <text:p>cal-10-329 <text:line-break/>[2922]</text:p>
          </table:table-cell>
          <table:table-cell/>
          <table:table-cell table:formula="of:=INFO.OBBA.OBBA.OBGET(INFO.OBBA.OBBA.OBCALL(&quot;&quot;;[.$B$15];&quot;getDaycountFraction&quot;;[.I329];[.J329]))" office:value-type="float" office:value="30.8527777777778" calcext:value-type="float">
            <text:p>30,853</text:p>
          </table:table-cell>
          <table:table-cell table:style-name="ce35" table:formula="of:=(YEARFRAC([.E329];[.F329];[.$C$9]))" office:value-type="float" office:value="30.8527777777778" calcext:value-type="float">
            <text:p>30,853</text:p>
          </table:table-cell>
          <table:table-cell table:formula="of:=ABS([.L329])-[.M32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1-03-19" calcext:value-type="date">
            <text:p>19.03.2001</text:p>
          </table:table-cell>
          <table:table-cell table:style-name="ce22" table:formula="of:=[.$C$11]+INT(RAND()*([.$C$12]-[.$C$11]))" office:value-type="date" office:date-value="2004-10-20" calcext:value-type="date">
            <text:p>20.10.2004</text:p>
          </table:table-cell>
          <table:table-cell table:style-name="ce21" table:formula="of:=INFO.OBBA.OBBA.OBMAKE(&quot;date-&quot;&amp;COLUMN()&amp;&quot;-&quot;&amp;ROW();&quot;Date&quot;;[.E330])" office:value-type="string" office:string-value="date-7-330 &#10;[2924]" calcext:value-type="string">
            <text:p>date-7-330 <text:line-break/>[2924]</text:p>
          </table:table-cell>
          <table:table-cell table:style-name="ce21" table:formula="of:=INFO.OBBA.OBBA.OBMAKE(&quot;date-&quot;&amp;COLUMN()&amp;&quot;-&quot;&amp;ROW();&quot;Date&quot;;[.F330])" office:value-type="string" office:string-value="date-8-330 &#10;[2925]" calcext:value-type="string">
            <text:p>date-8-330 <text:line-break/>[29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0])" office:value-type="string" office:string-value="cal-9-330 &#10;[2927]" calcext:value-type="string">
            <text:p>cal-9-330 <text:line-break/>[29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0])" office:value-type="string" office:string-value="cal-10-330 &#10;[2929]" calcext:value-type="string">
            <text:p>cal-10-330 <text:line-break/>[2929]</text:p>
          </table:table-cell>
          <table:table-cell/>
          <table:table-cell table:formula="of:=INFO.OBBA.OBBA.OBGET(INFO.OBBA.OBBA.OBCALL(&quot;&quot;;[.$B$15];&quot;getDaycountFraction&quot;;[.I330];[.J330]))" office:value-type="float" office:value="3.64166666666667" calcext:value-type="float">
            <text:p>3,642</text:p>
          </table:table-cell>
          <table:table-cell table:style-name="ce35" table:formula="of:=(YEARFRAC([.E330];[.F330];[.$C$9]))" office:value-type="float" office:value="3.64166666666667" calcext:value-type="float">
            <text:p>3,642</text:p>
          </table:table-cell>
          <table:table-cell table:formula="of:=ABS([.L330])-[.M33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05-24" calcext:value-type="date">
            <text:p>24.05.2013</text:p>
          </table:table-cell>
          <table:table-cell table:style-name="ce22" table:formula="of:=[.$C$11]+INT(RAND()*([.$C$12]-[.$C$11]))" office:value-type="date" office:date-value="2026-02-01" calcext:value-type="date">
            <text:p>01.02.2026</text:p>
          </table:table-cell>
          <table:table-cell table:style-name="ce21" table:formula="of:=INFO.OBBA.OBBA.OBMAKE(&quot;date-&quot;&amp;COLUMN()&amp;&quot;-&quot;&amp;ROW();&quot;Date&quot;;[.E331])" office:value-type="string" office:string-value="date-7-331 &#10;[2931]" calcext:value-type="string">
            <text:p>date-7-331 <text:line-break/>[2931]</text:p>
          </table:table-cell>
          <table:table-cell table:style-name="ce21" table:formula="of:=INFO.OBBA.OBBA.OBMAKE(&quot;date-&quot;&amp;COLUMN()&amp;&quot;-&quot;&amp;ROW();&quot;Date&quot;;[.F331])" office:value-type="string" office:string-value="date-8-331 &#10;[2932]" calcext:value-type="string">
            <text:p>date-8-331 <text:line-break/>[29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1])" office:value-type="string" office:string-value="cal-9-331 &#10;[2934]" calcext:value-type="string">
            <text:p>cal-9-331 <text:line-break/>[29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1])" office:value-type="string" office:string-value="cal-10-331 &#10;[2936]" calcext:value-type="string">
            <text:p>cal-10-331 <text:line-break/>[2936]</text:p>
          </table:table-cell>
          <table:table-cell/>
          <table:table-cell table:formula="of:=INFO.OBBA.OBBA.OBGET(INFO.OBBA.OBBA.OBCALL(&quot;&quot;;[.$B$15];&quot;getDaycountFraction&quot;;[.I331];[.J331]))" office:value-type="float" office:value="12.8777777777778" calcext:value-type="float">
            <text:p>12,878</text:p>
          </table:table-cell>
          <table:table-cell table:style-name="ce35" table:formula="of:=(YEARFRAC([.E331];[.F331];[.$C$9]))" office:value-type="float" office:value="12.8777777777778" calcext:value-type="float">
            <text:p>12,878</text:p>
          </table:table-cell>
          <table:table-cell table:formula="of:=ABS([.L331])-[.M33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0-02-26" calcext:value-type="date">
            <text:p>26.02.2020</text:p>
          </table:table-cell>
          <table:table-cell table:style-name="ce22" table:formula="of:=[.$C$11]+INT(RAND()*([.$C$12]-[.$C$11]))" office:value-type="date" office:date-value="1990-03-24" calcext:value-type="date">
            <text:p>24.03.1990</text:p>
          </table:table-cell>
          <table:table-cell table:style-name="ce21" table:formula="of:=INFO.OBBA.OBBA.OBMAKE(&quot;date-&quot;&amp;COLUMN()&amp;&quot;-&quot;&amp;ROW();&quot;Date&quot;;[.E332])" office:value-type="string" office:string-value="date-7-332 &#10;[2938]" calcext:value-type="string">
            <text:p>date-7-332 <text:line-break/>[2938]</text:p>
          </table:table-cell>
          <table:table-cell table:style-name="ce21" table:formula="of:=INFO.OBBA.OBBA.OBMAKE(&quot;date-&quot;&amp;COLUMN()&amp;&quot;-&quot;&amp;ROW();&quot;Date&quot;;[.F332])" office:value-type="string" office:string-value="date-8-332 &#10;[2939]" calcext:value-type="string">
            <text:p>date-8-332 <text:line-break/>[29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2])" office:value-type="string" office:string-value="cal-9-332 &#10;[2941]" calcext:value-type="string">
            <text:p>cal-9-332 <text:line-break/>[29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2])" office:value-type="string" office:string-value="cal-10-332 &#10;[2943]" calcext:value-type="string">
            <text:p>cal-10-332 <text:line-break/>[2943]</text:p>
          </table:table-cell>
          <table:table-cell/>
          <table:table-cell table:formula="of:=INFO.OBBA.OBBA.OBGET(INFO.OBBA.OBBA.OBCALL(&quot;&quot;;[.$B$15];&quot;getDaycountFraction&quot;;[.I332];[.J332]))" office:value-type="float" office:value="-30.3638888888889" calcext:value-type="float">
            <text:p>-30,364</text:p>
          </table:table-cell>
          <table:table-cell table:style-name="ce35" table:formula="of:=(YEARFRAC([.E332];[.F332];[.$C$9]))" office:value-type="float" office:value="30.3638888888889" calcext:value-type="float">
            <text:p>30,364</text:p>
          </table:table-cell>
          <table:table-cell table:formula="of:=ABS([.L332])-[.M33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4-05-11" calcext:value-type="date">
            <text:p>11.05.2014</text:p>
          </table:table-cell>
          <table:table-cell table:style-name="ce22" table:formula="of:=[.$C$11]+INT(RAND()*([.$C$12]-[.$C$11]))" office:value-type="date" office:date-value="2012-04-28" calcext:value-type="date">
            <text:p>28.04.2012</text:p>
          </table:table-cell>
          <table:table-cell table:style-name="ce21" table:formula="of:=INFO.OBBA.OBBA.OBMAKE(&quot;date-&quot;&amp;COLUMN()&amp;&quot;-&quot;&amp;ROW();&quot;Date&quot;;[.E333])" office:value-type="string" office:string-value="date-7-333 &#10;[2945]" calcext:value-type="string">
            <text:p>date-7-333 <text:line-break/>[2945]</text:p>
          </table:table-cell>
          <table:table-cell table:style-name="ce21" table:formula="of:=INFO.OBBA.OBBA.OBMAKE(&quot;date-&quot;&amp;COLUMN()&amp;&quot;-&quot;&amp;ROW();&quot;Date&quot;;[.F333])" office:value-type="string" office:string-value="date-8-333 &#10;[2946]" calcext:value-type="string">
            <text:p>date-8-333 <text:line-break/>[29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3])" office:value-type="string" office:string-value="cal-9-333 &#10;[2948]" calcext:value-type="string">
            <text:p>cal-9-333 <text:line-break/>[29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3])" office:value-type="string" office:string-value="cal-10-333 &#10;[2950]" calcext:value-type="string">
            <text:p>cal-10-333 <text:line-break/>[2950]</text:p>
          </table:table-cell>
          <table:table-cell/>
          <table:table-cell table:formula="of:=INFO.OBBA.OBBA.OBGET(INFO.OBBA.OBBA.OBCALL(&quot;&quot;;[.$B$15];&quot;getDaycountFraction&quot;;[.I333];[.J333]))" office:value-type="float" office:value="-2.06388888888889" calcext:value-type="float">
            <text:p>-2,064</text:p>
          </table:table-cell>
          <table:table-cell table:style-name="ce35" table:formula="of:=(YEARFRAC([.E333];[.F333];[.$C$9]))" office:value-type="float" office:value="2.06388888888889" calcext:value-type="float">
            <text:p>2,064</text:p>
          </table:table-cell>
          <table:table-cell table:formula="of:=ABS([.L333])-[.M33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5-12-11" calcext:value-type="date">
            <text:p>11.12.1995</text:p>
          </table:table-cell>
          <table:table-cell table:style-name="ce22" table:formula="of:=[.$C$11]+INT(RAND()*([.$C$12]-[.$C$11]))" office:value-type="date" office:date-value="2008-09-24" calcext:value-type="date">
            <text:p>24.09.2008</text:p>
          </table:table-cell>
          <table:table-cell table:style-name="ce21" table:formula="of:=INFO.OBBA.OBBA.OBMAKE(&quot;date-&quot;&amp;COLUMN()&amp;&quot;-&quot;&amp;ROW();&quot;Date&quot;;[.E334])" office:value-type="string" office:string-value="date-7-334 &#10;[2952]" calcext:value-type="string">
            <text:p>date-7-334 <text:line-break/>[2952]</text:p>
          </table:table-cell>
          <table:table-cell table:style-name="ce21" table:formula="of:=INFO.OBBA.OBBA.OBMAKE(&quot;date-&quot;&amp;COLUMN()&amp;&quot;-&quot;&amp;ROW();&quot;Date&quot;;[.F334])" office:value-type="string" office:string-value="date-8-334 &#10;[2953]" calcext:value-type="string">
            <text:p>date-8-334 <text:line-break/>[29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4])" office:value-type="string" office:string-value="cal-9-334 &#10;[2955]" calcext:value-type="string">
            <text:p>cal-9-334 <text:line-break/>[29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4])" office:value-type="string" office:string-value="cal-10-334 &#10;[2957]" calcext:value-type="string">
            <text:p>cal-10-334 <text:line-break/>[2957]</text:p>
          </table:table-cell>
          <table:table-cell/>
          <table:table-cell table:formula="of:=INFO.OBBA.OBBA.OBGET(INFO.OBBA.OBBA.OBCALL(&quot;&quot;;[.$B$15];&quot;getDaycountFraction&quot;;[.I334];[.J334]))" office:value-type="float" office:value="12.975" calcext:value-type="float">
            <text:p>12,975</text:p>
          </table:table-cell>
          <table:table-cell table:style-name="ce35" table:formula="of:=(YEARFRAC([.E334];[.F334];[.$C$9]))" office:value-type="float" office:value="12.975" calcext:value-type="float">
            <text:p>12,975</text:p>
          </table:table-cell>
          <table:table-cell table:formula="of:=ABS([.L334])-[.M33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3-05-03" calcext:value-type="date">
            <text:p>03.05.2003</text:p>
          </table:table-cell>
          <table:table-cell table:style-name="ce22" table:formula="of:=[.$C$11]+INT(RAND()*([.$C$12]-[.$C$11]))" office:value-type="date" office:date-value="1983-10-20" calcext:value-type="date">
            <text:p>20.10.1983</text:p>
          </table:table-cell>
          <table:table-cell table:style-name="ce21" table:formula="of:=INFO.OBBA.OBBA.OBMAKE(&quot;date-&quot;&amp;COLUMN()&amp;&quot;-&quot;&amp;ROW();&quot;Date&quot;;[.E335])" office:value-type="string" office:string-value="date-7-335 &#10;[2959]" calcext:value-type="string">
            <text:p>date-7-335 <text:line-break/>[2959]</text:p>
          </table:table-cell>
          <table:table-cell table:style-name="ce21" table:formula="of:=INFO.OBBA.OBBA.OBMAKE(&quot;date-&quot;&amp;COLUMN()&amp;&quot;-&quot;&amp;ROW();&quot;Date&quot;;[.F335])" office:value-type="string" office:string-value="date-8-335 &#10;[2960]" calcext:value-type="string">
            <text:p>date-8-335 <text:line-break/>[29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5])" office:value-type="string" office:string-value="cal-9-335 &#10;[2962]" calcext:value-type="string">
            <text:p>cal-9-335 <text:line-break/>[29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5])" office:value-type="string" office:string-value="cal-10-335 &#10;[2964]" calcext:value-type="string">
            <text:p>cal-10-335 <text:line-break/>[2964]</text:p>
          </table:table-cell>
          <table:table-cell/>
          <table:table-cell table:formula="of:=INFO.OBBA.OBBA.OBGET(INFO.OBBA.OBBA.OBCALL(&quot;&quot;;[.$B$15];&quot;getDaycountFraction&quot;;[.I335];[.J335]))" office:value-type="float" office:value="-19.8194444444444" calcext:value-type="float">
            <text:p>-19,819</text:p>
          </table:table-cell>
          <table:table-cell table:style-name="ce35" table:formula="of:=(YEARFRAC([.E335];[.F335];[.$C$9]))" office:value-type="float" office:value="19.8194444444444" calcext:value-type="float">
            <text:p>19,819</text:p>
          </table:table-cell>
          <table:table-cell table:formula="of:=ABS([.L335])-[.M33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7-06-28" calcext:value-type="date">
            <text:p>28.06.2007</text:p>
          </table:table-cell>
          <table:table-cell table:style-name="ce22" table:formula="of:=[.$C$11]+INT(RAND()*([.$C$12]-[.$C$11]))" office:value-type="date" office:date-value="2004-10-02" calcext:value-type="date">
            <text:p>02.10.2004</text:p>
          </table:table-cell>
          <table:table-cell table:style-name="ce21" table:formula="of:=INFO.OBBA.OBBA.OBMAKE(&quot;date-&quot;&amp;COLUMN()&amp;&quot;-&quot;&amp;ROW();&quot;Date&quot;;[.E336])" office:value-type="string" office:string-value="date-7-336 &#10;[2966]" calcext:value-type="string">
            <text:p>date-7-336 <text:line-break/>[2966]</text:p>
          </table:table-cell>
          <table:table-cell table:style-name="ce21" table:formula="of:=INFO.OBBA.OBBA.OBMAKE(&quot;date-&quot;&amp;COLUMN()&amp;&quot;-&quot;&amp;ROW();&quot;Date&quot;;[.F336])" office:value-type="string" office:string-value="date-8-336 &#10;[2967]" calcext:value-type="string">
            <text:p>date-8-336 <text:line-break/>[29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6])" office:value-type="string" office:string-value="cal-9-336 &#10;[2969]" calcext:value-type="string">
            <text:p>cal-9-336 <text:line-break/>[29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6])" office:value-type="string" office:string-value="cal-10-336 &#10;[2971]" calcext:value-type="string">
            <text:p>cal-10-336 <text:line-break/>[2971]</text:p>
          </table:table-cell>
          <table:table-cell/>
          <table:table-cell table:formula="of:=INFO.OBBA.OBBA.OBGET(INFO.OBBA.OBBA.OBCALL(&quot;&quot;;[.$B$15];&quot;getDaycountFraction&quot;;[.I336];[.J336]))" office:value-type="float" office:value="-2.775" calcext:value-type="float">
            <text:p>-2,775</text:p>
          </table:table-cell>
          <table:table-cell table:style-name="ce35" table:formula="of:=(YEARFRAC([.E336];[.F336];[.$C$9]))" office:value-type="float" office:value="2.775" calcext:value-type="float">
            <text:p>2,775</text:p>
          </table:table-cell>
          <table:table-cell table:formula="of:=ABS([.L336])-[.M33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1-05-26" calcext:value-type="date">
            <text:p>26.05.2011</text:p>
          </table:table-cell>
          <table:table-cell table:style-name="ce22" table:formula="of:=[.$C$11]+INT(RAND()*([.$C$12]-[.$C$11]))" office:value-type="date" office:date-value="1983-01-11" calcext:value-type="date">
            <text:p>11.01.1983</text:p>
          </table:table-cell>
          <table:table-cell table:style-name="ce21" table:formula="of:=INFO.OBBA.OBBA.OBMAKE(&quot;date-&quot;&amp;COLUMN()&amp;&quot;-&quot;&amp;ROW();&quot;Date&quot;;[.E337])" office:value-type="string" office:string-value="date-7-337 &#10;[2973]" calcext:value-type="string">
            <text:p>date-7-337 <text:line-break/>[2973]</text:p>
          </table:table-cell>
          <table:table-cell table:style-name="ce21" table:formula="of:=INFO.OBBA.OBBA.OBMAKE(&quot;date-&quot;&amp;COLUMN()&amp;&quot;-&quot;&amp;ROW();&quot;Date&quot;;[.F337])" office:value-type="string" office:string-value="date-8-337 &#10;[2974]" calcext:value-type="string">
            <text:p>date-8-337 <text:line-break/>[29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7])" office:value-type="string" office:string-value="cal-9-337 &#10;[2976]" calcext:value-type="string">
            <text:p>cal-9-337 <text:line-break/>[29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7])" office:value-type="string" office:string-value="cal-10-337 &#10;[2978]" calcext:value-type="string">
            <text:p>cal-10-337 <text:line-break/>[2978]</text:p>
          </table:table-cell>
          <table:table-cell/>
          <table:table-cell table:formula="of:=INFO.OBBA.OBBA.OBGET(INFO.OBBA.OBBA.OBCALL(&quot;&quot;;[.$B$15];&quot;getDaycountFraction&quot;;[.I337];[.J337]))" office:value-type="float" office:value="-28.7833333333333" calcext:value-type="float">
            <text:p>-28,783</text:p>
          </table:table-cell>
          <table:table-cell table:style-name="ce35" table:formula="of:=(YEARFRAC([.E337];[.F337];[.$C$9]))" office:value-type="float" office:value="28.7833333333333" calcext:value-type="float">
            <text:p>28,783</text:p>
          </table:table-cell>
          <table:table-cell table:formula="of:=ABS([.L337])-[.M33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7-01-29" calcext:value-type="date">
            <text:p>29.01.2007</text:p>
          </table:table-cell>
          <table:table-cell table:style-name="ce22" table:formula="of:=[.$C$11]+INT(RAND()*([.$C$12]-[.$C$11]))" office:value-type="date" office:date-value="2001-02-28" calcext:value-type="date">
            <text:p>28.02.2001</text:p>
          </table:table-cell>
          <table:table-cell table:style-name="ce21" table:formula="of:=INFO.OBBA.OBBA.OBMAKE(&quot;date-&quot;&amp;COLUMN()&amp;&quot;-&quot;&amp;ROW();&quot;Date&quot;;[.E338])" office:value-type="string" office:string-value="date-7-338 &#10;[2980]" calcext:value-type="string">
            <text:p>date-7-338 <text:line-break/>[2980]</text:p>
          </table:table-cell>
          <table:table-cell table:style-name="ce21" table:formula="of:=INFO.OBBA.OBBA.OBMAKE(&quot;date-&quot;&amp;COLUMN()&amp;&quot;-&quot;&amp;ROW();&quot;Date&quot;;[.F338])" office:value-type="string" office:string-value="date-8-338 &#10;[2981]" calcext:value-type="string">
            <text:p>date-8-338 <text:line-break/>[29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8])" office:value-type="string" office:string-value="cal-9-338 &#10;[2983]" calcext:value-type="string">
            <text:p>cal-9-338 <text:line-break/>[29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8])" office:value-type="string" office:string-value="cal-10-338 &#10;[2985]" calcext:value-type="string">
            <text:p>cal-10-338 <text:line-break/>[2985]</text:p>
          </table:table-cell>
          <table:table-cell/>
          <table:table-cell table:formula="of:=INFO.OBBA.OBBA.OBGET(INFO.OBBA.OBBA.OBCALL(&quot;&quot;;[.$B$15];&quot;getDaycountFraction&quot;;[.I338];[.J338]))" office:value-type="float" office:value="-6.00277777777778" calcext:value-type="float">
            <text:p>-6,003</text:p>
          </table:table-cell>
          <table:table-cell table:style-name="ce35" table:formula="of:=(YEARFRAC([.E338];[.F338];[.$C$9]))" office:value-type="float" office:value="6.00277777777778" calcext:value-type="float">
            <text:p>6,003</text:p>
          </table:table-cell>
          <table:table-cell table:formula="of:=ABS([.L338])-[.M33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6-08-20" calcext:value-type="date">
            <text:p>20.08.1986</text:p>
          </table:table-cell>
          <table:table-cell table:style-name="ce22" table:formula="of:=[.$C$11]+INT(RAND()*([.$C$12]-[.$C$11]))" office:value-type="date" office:date-value="1984-09-08" calcext:value-type="date">
            <text:p>08.09.1984</text:p>
          </table:table-cell>
          <table:table-cell table:style-name="ce21" table:formula="of:=INFO.OBBA.OBBA.OBMAKE(&quot;date-&quot;&amp;COLUMN()&amp;&quot;-&quot;&amp;ROW();&quot;Date&quot;;[.E339])" office:value-type="string" office:string-value="date-7-339 &#10;[2987]" calcext:value-type="string">
            <text:p>date-7-339 <text:line-break/>[2987]</text:p>
          </table:table-cell>
          <table:table-cell table:style-name="ce21" table:formula="of:=INFO.OBBA.OBBA.OBMAKE(&quot;date-&quot;&amp;COLUMN()&amp;&quot;-&quot;&amp;ROW();&quot;Date&quot;;[.F339])" office:value-type="string" office:string-value="date-8-339 &#10;[2988]" calcext:value-type="string">
            <text:p>date-8-339 <text:line-break/>[29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39])" office:value-type="string" office:string-value="cal-9-339 &#10;[2990]" calcext:value-type="string">
            <text:p>cal-9-339 <text:line-break/>[29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39])" office:value-type="string" office:string-value="cal-10-339 &#10;[2992]" calcext:value-type="string">
            <text:p>cal-10-339 <text:line-break/>[2992]</text:p>
          </table:table-cell>
          <table:table-cell/>
          <table:table-cell table:formula="of:=INFO.OBBA.OBBA.OBGET(INFO.OBBA.OBBA.OBCALL(&quot;&quot;;[.$B$15];&quot;getDaycountFraction&quot;;[.I339];[.J339]))" office:value-type="float" office:value="-1.975" calcext:value-type="float">
            <text:p>-1,975</text:p>
          </table:table-cell>
          <table:table-cell table:style-name="ce35" table:formula="of:=(YEARFRAC([.E339];[.F339];[.$C$9]))" office:value-type="float" office:value="1.975" calcext:value-type="float">
            <text:p>1,975</text:p>
          </table:table-cell>
          <table:table-cell table:formula="of:=ABS([.L339])-[.M33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08-01" calcext:value-type="date">
            <text:p>01.08.2013</text:p>
          </table:table-cell>
          <table:table-cell table:style-name="ce22" table:formula="of:=[.$C$11]+INT(RAND()*([.$C$12]-[.$C$11]))" office:value-type="date" office:date-value="2000-06-21" calcext:value-type="date">
            <text:p>21.06.2000</text:p>
          </table:table-cell>
          <table:table-cell table:style-name="ce21" table:formula="of:=INFO.OBBA.OBBA.OBMAKE(&quot;date-&quot;&amp;COLUMN()&amp;&quot;-&quot;&amp;ROW();&quot;Date&quot;;[.E340])" office:value-type="string" office:string-value="date-7-340 &#10;[2994]" calcext:value-type="string">
            <text:p>date-7-340 <text:line-break/>[2994]</text:p>
          </table:table-cell>
          <table:table-cell table:style-name="ce21" table:formula="of:=INFO.OBBA.OBBA.OBMAKE(&quot;date-&quot;&amp;COLUMN()&amp;&quot;-&quot;&amp;ROW();&quot;Date&quot;;[.F340])" office:value-type="string" office:string-value="date-8-340 &#10;[2995]" calcext:value-type="string">
            <text:p>date-8-340 <text:line-break/>[29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0])" office:value-type="string" office:string-value="cal-9-340 &#10;[2997]" calcext:value-type="string">
            <text:p>cal-9-340 <text:line-break/>[29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0])" office:value-type="string" office:string-value="cal-10-340 &#10;[2999]" calcext:value-type="string">
            <text:p>cal-10-340 <text:line-break/>[2999]</text:p>
          </table:table-cell>
          <table:table-cell/>
          <table:table-cell table:formula="of:=INFO.OBBA.OBBA.OBGET(INFO.OBBA.OBBA.OBCALL(&quot;&quot;;[.$B$15];&quot;getDaycountFraction&quot;;[.I340];[.J340]))" office:value-type="float" office:value="-13.3027777777778" calcext:value-type="float">
            <text:p>-13,303</text:p>
          </table:table-cell>
          <table:table-cell table:style-name="ce35" table:formula="of:=(YEARFRAC([.E340];[.F340];[.$C$9]))" office:value-type="float" office:value="13.3027777777778" calcext:value-type="float">
            <text:p>13,303</text:p>
          </table:table-cell>
          <table:table-cell table:formula="of:=ABS([.L340])-[.M34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6-07-05" calcext:value-type="date">
            <text:p>05.07.1986</text:p>
          </table:table-cell>
          <table:table-cell table:style-name="ce22" table:formula="of:=[.$C$11]+INT(RAND()*([.$C$12]-[.$C$11]))" office:value-type="date" office:date-value="1989-11-11" calcext:value-type="date">
            <text:p>11.11.1989</text:p>
          </table:table-cell>
          <table:table-cell table:style-name="ce21" table:formula="of:=INFO.OBBA.OBBA.OBMAKE(&quot;date-&quot;&amp;COLUMN()&amp;&quot;-&quot;&amp;ROW();&quot;Date&quot;;[.E341])" office:value-type="string" office:string-value="date-7-341 &#10;[3001]" calcext:value-type="string">
            <text:p>date-7-341 <text:line-break/>[3001]</text:p>
          </table:table-cell>
          <table:table-cell table:style-name="ce21" table:formula="of:=INFO.OBBA.OBBA.OBMAKE(&quot;date-&quot;&amp;COLUMN()&amp;&quot;-&quot;&amp;ROW();&quot;Date&quot;;[.F341])" office:value-type="string" office:string-value="date-8-341 &#10;[3002]" calcext:value-type="string">
            <text:p>date-8-341 <text:line-break/>[30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1])" office:value-type="string" office:string-value="cal-9-341 &#10;[3004]" calcext:value-type="string">
            <text:p>cal-9-341 <text:line-break/>[30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1])" office:value-type="string" office:string-value="cal-10-341 &#10;[3006]" calcext:value-type="string">
            <text:p>cal-10-341 <text:line-break/>[3006]</text:p>
          </table:table-cell>
          <table:table-cell/>
          <table:table-cell table:formula="of:=INFO.OBBA.OBBA.OBGET(INFO.OBBA.OBBA.OBCALL(&quot;&quot;;[.$B$15];&quot;getDaycountFraction&quot;;[.I341];[.J341]))" office:value-type="float" office:value="3.40277777777778" calcext:value-type="float">
            <text:p>3,403</text:p>
          </table:table-cell>
          <table:table-cell table:style-name="ce35" table:formula="of:=(YEARFRAC([.E341];[.F341];[.$C$9]))" office:value-type="float" office:value="3.40277777777778" calcext:value-type="float">
            <text:p>3,403</text:p>
          </table:table-cell>
          <table:table-cell table:formula="of:=ABS([.L341])-[.M34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6-08-09" calcext:value-type="date">
            <text:p>09.08.1996</text:p>
          </table:table-cell>
          <table:table-cell table:style-name="ce22" table:formula="of:=[.$C$11]+INT(RAND()*([.$C$12]-[.$C$11]))" office:value-type="date" office:date-value="2004-10-21" calcext:value-type="date">
            <text:p>21.10.2004</text:p>
          </table:table-cell>
          <table:table-cell table:style-name="ce21" table:formula="of:=INFO.OBBA.OBBA.OBMAKE(&quot;date-&quot;&amp;COLUMN()&amp;&quot;-&quot;&amp;ROW();&quot;Date&quot;;[.E342])" office:value-type="string" office:string-value="date-7-342 &#10;[3008]" calcext:value-type="string">
            <text:p>date-7-342 <text:line-break/>[3008]</text:p>
          </table:table-cell>
          <table:table-cell table:style-name="ce21" table:formula="of:=INFO.OBBA.OBBA.OBMAKE(&quot;date-&quot;&amp;COLUMN()&amp;&quot;-&quot;&amp;ROW();&quot;Date&quot;;[.F342])" office:value-type="string" office:string-value="date-8-342 &#10;[3009]" calcext:value-type="string">
            <text:p>date-8-342 <text:line-break/>[30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2])" office:value-type="string" office:string-value="cal-9-342 &#10;[3011]" calcext:value-type="string">
            <text:p>cal-9-342 <text:line-break/>[30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2])" office:value-type="string" office:string-value="cal-10-342 &#10;[3013]" calcext:value-type="string">
            <text:p>cal-10-342 <text:line-break/>[3013]</text:p>
          </table:table-cell>
          <table:table-cell/>
          <table:table-cell table:formula="of:=INFO.OBBA.OBBA.OBGET(INFO.OBBA.OBBA.OBCALL(&quot;&quot;;[.$B$15];&quot;getDaycountFraction&quot;;[.I342];[.J342]))" office:value-type="float" office:value="8.31944444444444" calcext:value-type="float">
            <text:p>8,319</text:p>
          </table:table-cell>
          <table:table-cell table:style-name="ce35" table:formula="of:=(YEARFRAC([.E342];[.F342];[.$C$9]))" office:value-type="float" office:value="8.31944444444444" calcext:value-type="float">
            <text:p>8,319</text:p>
          </table:table-cell>
          <table:table-cell table:formula="of:=ABS([.L342])-[.M34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2-11-20" calcext:value-type="date">
            <text:p>20.11.2012</text:p>
          </table:table-cell>
          <table:table-cell table:style-name="ce22" table:formula="of:=[.$C$11]+INT(RAND()*([.$C$12]-[.$C$11]))" office:value-type="date" office:date-value="1992-06-27" calcext:value-type="date">
            <text:p>27.06.1992</text:p>
          </table:table-cell>
          <table:table-cell table:style-name="ce21" table:formula="of:=INFO.OBBA.OBBA.OBMAKE(&quot;date-&quot;&amp;COLUMN()&amp;&quot;-&quot;&amp;ROW();&quot;Date&quot;;[.E343])" office:value-type="string" office:string-value="date-7-343 &#10;[3015]" calcext:value-type="string">
            <text:p>date-7-343 <text:line-break/>[3015]</text:p>
          </table:table-cell>
          <table:table-cell table:style-name="ce21" table:formula="of:=INFO.OBBA.OBBA.OBMAKE(&quot;date-&quot;&amp;COLUMN()&amp;&quot;-&quot;&amp;ROW();&quot;Date&quot;;[.F343])" office:value-type="string" office:string-value="date-8-343 &#10;[3016]" calcext:value-type="string">
            <text:p>date-8-343 <text:line-break/>[30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3])" office:value-type="string" office:string-value="cal-9-343 &#10;[3018]" calcext:value-type="string">
            <text:p>cal-9-343 <text:line-break/>[30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3])" office:value-type="string" office:string-value="cal-10-343 &#10;[3020]" calcext:value-type="string">
            <text:p>cal-10-343 <text:line-break/>[3020]</text:p>
          </table:table-cell>
          <table:table-cell/>
          <table:table-cell table:formula="of:=INFO.OBBA.OBBA.OBGET(INFO.OBBA.OBBA.OBCALL(&quot;&quot;;[.$B$15];&quot;getDaycountFraction&quot;;[.I343];[.J343]))" office:value-type="float" office:value="-20.6972222222222" calcext:value-type="float">
            <text:p>-20,697</text:p>
          </table:table-cell>
          <table:table-cell table:style-name="ce35" table:formula="of:=(YEARFRAC([.E343];[.F343];[.$C$9]))" office:value-type="float" office:value="20.6972222222222" calcext:value-type="float">
            <text:p>20,697</text:p>
          </table:table-cell>
          <table:table-cell table:formula="of:=ABS([.L343])-[.M34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8-07-11" calcext:value-type="date">
            <text:p>11.07.1998</text:p>
          </table:table-cell>
          <table:table-cell table:style-name="ce22" table:formula="of:=[.$C$11]+INT(RAND()*([.$C$12]-[.$C$11]))" office:value-type="date" office:date-value="1999-07-19" calcext:value-type="date">
            <text:p>19.07.1999</text:p>
          </table:table-cell>
          <table:table-cell table:style-name="ce21" table:formula="of:=INFO.OBBA.OBBA.OBMAKE(&quot;date-&quot;&amp;COLUMN()&amp;&quot;-&quot;&amp;ROW();&quot;Date&quot;;[.E344])" office:value-type="string" office:string-value="date-7-344 &#10;[3022]" calcext:value-type="string">
            <text:p>date-7-344 <text:line-break/>[3022]</text:p>
          </table:table-cell>
          <table:table-cell table:style-name="ce21" table:formula="of:=INFO.OBBA.OBBA.OBMAKE(&quot;date-&quot;&amp;COLUMN()&amp;&quot;-&quot;&amp;ROW();&quot;Date&quot;;[.F344])" office:value-type="string" office:string-value="date-8-344 &#10;[3023]" calcext:value-type="string">
            <text:p>date-8-344 <text:line-break/>[30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4])" office:value-type="string" office:string-value="cal-9-344 &#10;[3025]" calcext:value-type="string">
            <text:p>cal-9-344 <text:line-break/>[30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4])" office:value-type="string" office:string-value="cal-10-344 &#10;[3027]" calcext:value-type="string">
            <text:p>cal-10-344 <text:line-break/>[3027]</text:p>
          </table:table-cell>
          <table:table-cell/>
          <table:table-cell table:formula="of:=INFO.OBBA.OBBA.OBGET(INFO.OBBA.OBBA.OBCALL(&quot;&quot;;[.$B$15];&quot;getDaycountFraction&quot;;[.I344];[.J344]))" office:value-type="float" office:value="1.03611111111111" calcext:value-type="float">
            <text:p>1,036</text:p>
          </table:table-cell>
          <table:table-cell table:style-name="ce35" table:formula="of:=(YEARFRAC([.E344];[.F344];[.$C$9]))" office:value-type="float" office:value="1.03611111111111" calcext:value-type="float">
            <text:p>1,036</text:p>
          </table:table-cell>
          <table:table-cell table:formula="of:=ABS([.L344])-[.M34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4-02-26" calcext:value-type="date">
            <text:p>26.02.1984</text:p>
          </table:table-cell>
          <table:table-cell table:style-name="ce22" table:formula="of:=[.$C$11]+INT(RAND()*([.$C$12]-[.$C$11]))" office:value-type="date" office:date-value="2013-08-13" calcext:value-type="date">
            <text:p>13.08.2013</text:p>
          </table:table-cell>
          <table:table-cell table:style-name="ce21" table:formula="of:=INFO.OBBA.OBBA.OBMAKE(&quot;date-&quot;&amp;COLUMN()&amp;&quot;-&quot;&amp;ROW();&quot;Date&quot;;[.E345])" office:value-type="string" office:string-value="date-7-345 &#10;[3029]" calcext:value-type="string">
            <text:p>date-7-345 <text:line-break/>[3029]</text:p>
          </table:table-cell>
          <table:table-cell table:style-name="ce21" table:formula="of:=INFO.OBBA.OBBA.OBMAKE(&quot;date-&quot;&amp;COLUMN()&amp;&quot;-&quot;&amp;ROW();&quot;Date&quot;;[.F345])" office:value-type="string" office:string-value="date-8-345 &#10;[3030]" calcext:value-type="string">
            <text:p>date-8-345 <text:line-break/>[30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5])" office:value-type="string" office:string-value="cal-9-345 &#10;[3032]" calcext:value-type="string">
            <text:p>cal-9-345 <text:line-break/>[30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5])" office:value-type="string" office:string-value="cal-10-345 &#10;[3034]" calcext:value-type="string">
            <text:p>cal-10-345 <text:line-break/>[3034]</text:p>
          </table:table-cell>
          <table:table-cell/>
          <table:table-cell table:formula="of:=INFO.OBBA.OBBA.OBGET(INFO.OBBA.OBBA.OBCALL(&quot;&quot;;[.$B$15];&quot;getDaycountFraction&quot;;[.I345];[.J345]))" office:value-type="float" office:value="29.8916666666667" calcext:value-type="float">
            <text:p>29,892</text:p>
          </table:table-cell>
          <table:table-cell table:style-name="ce35" table:formula="of:=(YEARFRAC([.E345];[.F345];[.$C$9]))" office:value-type="float" office:value="29.8916666666667" calcext:value-type="float">
            <text:p>29,892</text:p>
          </table:table-cell>
          <table:table-cell table:formula="of:=ABS([.L345])-[.M34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5-01-01" calcext:value-type="date">
            <text:p>01.01.2025</text:p>
          </table:table-cell>
          <table:table-cell table:style-name="ce22" table:formula="of:=[.$C$11]+INT(RAND()*([.$C$12]-[.$C$11]))" office:value-type="date" office:date-value="2028-09-03" calcext:value-type="date">
            <text:p>03.09.2028</text:p>
          </table:table-cell>
          <table:table-cell table:style-name="ce21" table:formula="of:=INFO.OBBA.OBBA.OBMAKE(&quot;date-&quot;&amp;COLUMN()&amp;&quot;-&quot;&amp;ROW();&quot;Date&quot;;[.E346])" office:value-type="string" office:string-value="date-7-346 &#10;[3036]" calcext:value-type="string">
            <text:p>date-7-346 <text:line-break/>[3036]</text:p>
          </table:table-cell>
          <table:table-cell table:style-name="ce21" table:formula="of:=INFO.OBBA.OBBA.OBMAKE(&quot;date-&quot;&amp;COLUMN()&amp;&quot;-&quot;&amp;ROW();&quot;Date&quot;;[.F346])" office:value-type="string" office:string-value="date-8-346 &#10;[3037]" calcext:value-type="string">
            <text:p>date-8-346 <text:line-break/>[30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6])" office:value-type="string" office:string-value="cal-9-346 &#10;[3039]" calcext:value-type="string">
            <text:p>cal-9-346 <text:line-break/>[30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6])" office:value-type="string" office:string-value="cal-10-346 &#10;[3041]" calcext:value-type="string">
            <text:p>cal-10-346 <text:line-break/>[3041]</text:p>
          </table:table-cell>
          <table:table-cell/>
          <table:table-cell table:formula="of:=INFO.OBBA.OBBA.OBGET(INFO.OBBA.OBBA.OBCALL(&quot;&quot;;[.$B$15];&quot;getDaycountFraction&quot;;[.I346];[.J346]))" office:value-type="float" office:value="3.725" calcext:value-type="float">
            <text:p>3,725</text:p>
          </table:table-cell>
          <table:table-cell table:style-name="ce35" table:formula="of:=(YEARFRAC([.E346];[.F346];[.$C$9]))" office:value-type="float" office:value="3.725" calcext:value-type="float">
            <text:p>3,725</text:p>
          </table:table-cell>
          <table:table-cell table:formula="of:=ABS([.L346])-[.M34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8-03-25" calcext:value-type="date">
            <text:p>25.03.1988</text:p>
          </table:table-cell>
          <table:table-cell table:style-name="ce22" table:formula="of:=[.$C$11]+INT(RAND()*([.$C$12]-[.$C$11]))" office:value-type="date" office:date-value="2025-03-21" calcext:value-type="date">
            <text:p>21.03.2025</text:p>
          </table:table-cell>
          <table:table-cell table:style-name="ce21" table:formula="of:=INFO.OBBA.OBBA.OBMAKE(&quot;date-&quot;&amp;COLUMN()&amp;&quot;-&quot;&amp;ROW();&quot;Date&quot;;[.E347])" office:value-type="string" office:string-value="date-7-347 &#10;[3043]" calcext:value-type="string">
            <text:p>date-7-347 <text:line-break/>[3043]</text:p>
          </table:table-cell>
          <table:table-cell table:style-name="ce21" table:formula="of:=INFO.OBBA.OBBA.OBMAKE(&quot;date-&quot;&amp;COLUMN()&amp;&quot;-&quot;&amp;ROW();&quot;Date&quot;;[.F347])" office:value-type="string" office:string-value="date-8-347 &#10;[3044]" calcext:value-type="string">
            <text:p>date-8-347 <text:line-break/>[30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7])" office:value-type="string" office:string-value="cal-9-347 &#10;[3046]" calcext:value-type="string">
            <text:p>cal-9-347 <text:line-break/>[30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7])" office:value-type="string" office:string-value="cal-10-347 &#10;[3048]" calcext:value-type="string">
            <text:p>cal-10-347 <text:line-break/>[3048]</text:p>
          </table:table-cell>
          <table:table-cell/>
          <table:table-cell table:formula="of:=INFO.OBBA.OBBA.OBGET(INFO.OBBA.OBBA.OBCALL(&quot;&quot;;[.$B$15];&quot;getDaycountFraction&quot;;[.I347];[.J347]))" office:value-type="float" office:value="37.5277777777778" calcext:value-type="float">
            <text:p>37,528</text:p>
          </table:table-cell>
          <table:table-cell table:style-name="ce35" table:formula="of:=(YEARFRAC([.E347];[.F347];[.$C$9]))" office:value-type="float" office:value="37.5277777777778" calcext:value-type="float">
            <text:p>37,528</text:p>
          </table:table-cell>
          <table:table-cell table:formula="of:=ABS([.L347])-[.M34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3-03-03" calcext:value-type="date">
            <text:p>03.03.2023</text:p>
          </table:table-cell>
          <table:table-cell table:style-name="ce22" table:formula="of:=[.$C$11]+INT(RAND()*([.$C$12]-[.$C$11]))" office:value-type="date" office:date-value="1988-12-08" calcext:value-type="date">
            <text:p>08.12.1988</text:p>
          </table:table-cell>
          <table:table-cell table:style-name="ce21" table:formula="of:=INFO.OBBA.OBBA.OBMAKE(&quot;date-&quot;&amp;COLUMN()&amp;&quot;-&quot;&amp;ROW();&quot;Date&quot;;[.E348])" office:value-type="string" office:string-value="date-7-348 &#10;[3050]" calcext:value-type="string">
            <text:p>date-7-348 <text:line-break/>[3050]</text:p>
          </table:table-cell>
          <table:table-cell table:style-name="ce21" table:formula="of:=INFO.OBBA.OBBA.OBMAKE(&quot;date-&quot;&amp;COLUMN()&amp;&quot;-&quot;&amp;ROW();&quot;Date&quot;;[.F348])" office:value-type="string" office:string-value="date-8-348 &#10;[3051]" calcext:value-type="string">
            <text:p>date-8-348 <text:line-break/>[30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8])" office:value-type="string" office:string-value="cal-9-348 &#10;[3053]" calcext:value-type="string">
            <text:p>cal-9-348 <text:line-break/>[30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8])" office:value-type="string" office:string-value="cal-10-348 &#10;[3055]" calcext:value-type="string">
            <text:p>cal-10-348 <text:line-break/>[3055]</text:p>
          </table:table-cell>
          <table:table-cell/>
          <table:table-cell table:formula="of:=INFO.OBBA.OBBA.OBGET(INFO.OBBA.OBBA.OBCALL(&quot;&quot;;[.$B$15];&quot;getDaycountFraction&quot;;[.I348];[.J348]))" office:value-type="float" office:value="-34.7305555555556" calcext:value-type="float">
            <text:p>-34,731</text:p>
          </table:table-cell>
          <table:table-cell table:style-name="ce35" table:formula="of:=(YEARFRAC([.E348];[.F348];[.$C$9]))" office:value-type="float" office:value="34.7305555555556" calcext:value-type="float">
            <text:p>34,731</text:p>
          </table:table-cell>
          <table:table-cell table:formula="of:=ABS([.L348])-[.M34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8-04-01" calcext:value-type="date">
            <text:p>01.04.1998</text:p>
          </table:table-cell>
          <table:table-cell table:style-name="ce22" table:formula="of:=[.$C$11]+INT(RAND()*([.$C$12]-[.$C$11]))" office:value-type="date" office:date-value="2011-02-15" calcext:value-type="date">
            <text:p>15.02.2011</text:p>
          </table:table-cell>
          <table:table-cell table:style-name="ce21" table:formula="of:=INFO.OBBA.OBBA.OBMAKE(&quot;date-&quot;&amp;COLUMN()&amp;&quot;-&quot;&amp;ROW();&quot;Date&quot;;[.E349])" office:value-type="string" office:string-value="date-7-349 &#10;[3057]" calcext:value-type="string">
            <text:p>date-7-349 <text:line-break/>[3057]</text:p>
          </table:table-cell>
          <table:table-cell table:style-name="ce21" table:formula="of:=INFO.OBBA.OBBA.OBMAKE(&quot;date-&quot;&amp;COLUMN()&amp;&quot;-&quot;&amp;ROW();&quot;Date&quot;;[.F349])" office:value-type="string" office:string-value="date-8-349 &#10;[3058]" calcext:value-type="string">
            <text:p>date-8-349 <text:line-break/>[30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49])" office:value-type="string" office:string-value="cal-9-349 &#10;[3060]" calcext:value-type="string">
            <text:p>cal-9-349 <text:line-break/>[30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49])" office:value-type="string" office:string-value="cal-10-349 &#10;[3062]" calcext:value-type="string">
            <text:p>cal-10-349 <text:line-break/>[3062]</text:p>
          </table:table-cell>
          <table:table-cell/>
          <table:table-cell table:formula="of:=INFO.OBBA.OBBA.OBGET(INFO.OBBA.OBBA.OBCALL(&quot;&quot;;[.$B$15];&quot;getDaycountFraction&quot;;[.I349];[.J349]))" office:value-type="float" office:value="13.0638888888889" calcext:value-type="float">
            <text:p>13,064</text:p>
          </table:table-cell>
          <table:table-cell table:style-name="ce35" table:formula="of:=(YEARFRAC([.E349];[.F349];[.$C$9]))" office:value-type="float" office:value="13.0638888888889" calcext:value-type="float">
            <text:p>13,064</text:p>
          </table:table-cell>
          <table:table-cell table:formula="of:=ABS([.L349])-[.M34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3-11-22" calcext:value-type="date">
            <text:p>22.11.1993</text:p>
          </table:table-cell>
          <table:table-cell table:style-name="ce22" table:formula="of:=[.$C$11]+INT(RAND()*([.$C$12]-[.$C$11]))" office:value-type="date" office:date-value="2020-10-14" calcext:value-type="date">
            <text:p>14.10.2020</text:p>
          </table:table-cell>
          <table:table-cell table:style-name="ce21" table:formula="of:=INFO.OBBA.OBBA.OBMAKE(&quot;date-&quot;&amp;COLUMN()&amp;&quot;-&quot;&amp;ROW();&quot;Date&quot;;[.E350])" office:value-type="string" office:string-value="date-7-350 &#10;[3064]" calcext:value-type="string">
            <text:p>date-7-350 <text:line-break/>[3064]</text:p>
          </table:table-cell>
          <table:table-cell table:style-name="ce21" table:formula="of:=INFO.OBBA.OBBA.OBMAKE(&quot;date-&quot;&amp;COLUMN()&amp;&quot;-&quot;&amp;ROW();&quot;Date&quot;;[.F350])" office:value-type="string" office:string-value="date-8-350 &#10;[3065]" calcext:value-type="string">
            <text:p>date-8-350 <text:line-break/>[30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0])" office:value-type="string" office:string-value="cal-9-350 &#10;[3067]" calcext:value-type="string">
            <text:p>cal-9-350 <text:line-break/>[30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0])" office:value-type="string" office:string-value="cal-10-350 &#10;[3069]" calcext:value-type="string">
            <text:p>cal-10-350 <text:line-break/>[3069]</text:p>
          </table:table-cell>
          <table:table-cell/>
          <table:table-cell table:formula="of:=INFO.OBBA.OBBA.OBGET(INFO.OBBA.OBBA.OBCALL(&quot;&quot;;[.$B$15];&quot;getDaycountFraction&quot;;[.I350];[.J350]))" office:value-type="float" office:value="27.2861111111111" calcext:value-type="float">
            <text:p>27,286</text:p>
          </table:table-cell>
          <table:table-cell table:style-name="ce35" table:formula="of:=(YEARFRAC([.E350];[.F350];[.$C$9]))" office:value-type="float" office:value="27.2861111111111" calcext:value-type="float">
            <text:p>27,286</text:p>
          </table:table-cell>
          <table:table-cell table:formula="of:=ABS([.L350])-[.M35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4-11-17" calcext:value-type="date">
            <text:p>17.11.1994</text:p>
          </table:table-cell>
          <table:table-cell table:style-name="ce22" table:formula="of:=[.$C$11]+INT(RAND()*([.$C$12]-[.$C$11]))" office:value-type="date" office:date-value="1994-12-17" calcext:value-type="date">
            <text:p>17.12.1994</text:p>
          </table:table-cell>
          <table:table-cell table:style-name="ce21" table:formula="of:=INFO.OBBA.OBBA.OBMAKE(&quot;date-&quot;&amp;COLUMN()&amp;&quot;-&quot;&amp;ROW();&quot;Date&quot;;[.E351])" office:value-type="string" office:string-value="date-7-351 &#10;[3071]" calcext:value-type="string">
            <text:p>date-7-351 <text:line-break/>[3071]</text:p>
          </table:table-cell>
          <table:table-cell table:style-name="ce21" table:formula="of:=INFO.OBBA.OBBA.OBMAKE(&quot;date-&quot;&amp;COLUMN()&amp;&quot;-&quot;&amp;ROW();&quot;Date&quot;;[.F351])" office:value-type="string" office:string-value="date-8-351 &#10;[3072]" calcext:value-type="string">
            <text:p>date-8-351 <text:line-break/>[30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1])" office:value-type="string" office:string-value="cal-9-351 &#10;[3074]" calcext:value-type="string">
            <text:p>cal-9-351 <text:line-break/>[30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1])" office:value-type="string" office:string-value="cal-10-351 &#10;[3076]" calcext:value-type="string">
            <text:p>cal-10-351 <text:line-break/>[3076]</text:p>
          </table:table-cell>
          <table:table-cell/>
          <table:table-cell table:formula="of:=INFO.OBBA.OBBA.OBGET(INFO.OBBA.OBBA.OBCALL(&quot;&quot;;[.$B$15];&quot;getDaycountFraction&quot;;[.I351];[.J351]))" office:value-type="float" office:value="0.0833333333333333" calcext:value-type="float">
            <text:p>0,083</text:p>
          </table:table-cell>
          <table:table-cell table:style-name="ce35" table:formula="of:=(YEARFRAC([.E351];[.F351];[.$C$9]))" office:value-type="float" office:value="0.0833333333333333" calcext:value-type="float">
            <text:p>0,083</text:p>
          </table:table-cell>
          <table:table-cell table:formula="of:=ABS([.L351])-[.M35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5-02-13" calcext:value-type="date">
            <text:p>13.02.2015</text:p>
          </table:table-cell>
          <table:table-cell table:style-name="ce22" table:formula="of:=[.$C$11]+INT(RAND()*([.$C$12]-[.$C$11]))" office:value-type="date" office:date-value="1986-05-12" calcext:value-type="date">
            <text:p>12.05.1986</text:p>
          </table:table-cell>
          <table:table-cell table:style-name="ce21" table:formula="of:=INFO.OBBA.OBBA.OBMAKE(&quot;date-&quot;&amp;COLUMN()&amp;&quot;-&quot;&amp;ROW();&quot;Date&quot;;[.E352])" office:value-type="string" office:string-value="date-7-352 &#10;[3078]" calcext:value-type="string">
            <text:p>date-7-352 <text:line-break/>[3078]</text:p>
          </table:table-cell>
          <table:table-cell table:style-name="ce21" table:formula="of:=INFO.OBBA.OBBA.OBMAKE(&quot;date-&quot;&amp;COLUMN()&amp;&quot;-&quot;&amp;ROW();&quot;Date&quot;;[.F352])" office:value-type="string" office:string-value="date-8-352 &#10;[3079]" calcext:value-type="string">
            <text:p>date-8-352 <text:line-break/>[30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2])" office:value-type="string" office:string-value="cal-9-352 &#10;[3081]" calcext:value-type="string">
            <text:p>cal-9-352 <text:line-break/>[30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2])" office:value-type="string" office:string-value="cal-10-352 &#10;[3083]" calcext:value-type="string">
            <text:p>cal-10-352 <text:line-break/>[3083]</text:p>
          </table:table-cell>
          <table:table-cell/>
          <table:table-cell table:formula="of:=INFO.OBBA.OBBA.OBGET(INFO.OBBA.OBBA.OBCALL(&quot;&quot;;[.$B$15];&quot;getDaycountFraction&quot;;[.I352];[.J352]))" office:value-type="float" office:value="-29.1777777777778" calcext:value-type="float">
            <text:p>-29,178</text:p>
          </table:table-cell>
          <table:table-cell table:style-name="ce35" table:formula="of:=(YEARFRAC([.E352];[.F352];[.$C$9]))" office:value-type="float" office:value="29.1777777777778" calcext:value-type="float">
            <text:p>29,178</text:p>
          </table:table-cell>
          <table:table-cell table:formula="of:=ABS([.L352])-[.M35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8-08-24" calcext:value-type="date">
            <text:p>24.08.2018</text:p>
          </table:table-cell>
          <table:table-cell table:style-name="ce22" table:formula="of:=[.$C$11]+INT(RAND()*([.$C$12]-[.$C$11]))" office:value-type="date" office:date-value="2012-12-27" calcext:value-type="date">
            <text:p>27.12.2012</text:p>
          </table:table-cell>
          <table:table-cell table:style-name="ce21" table:formula="of:=INFO.OBBA.OBBA.OBMAKE(&quot;date-&quot;&amp;COLUMN()&amp;&quot;-&quot;&amp;ROW();&quot;Date&quot;;[.E353])" office:value-type="string" office:string-value="date-7-353 &#10;[3085]" calcext:value-type="string">
            <text:p>date-7-353 <text:line-break/>[3085]</text:p>
          </table:table-cell>
          <table:table-cell table:style-name="ce21" table:formula="of:=INFO.OBBA.OBBA.OBMAKE(&quot;date-&quot;&amp;COLUMN()&amp;&quot;-&quot;&amp;ROW();&quot;Date&quot;;[.F353])" office:value-type="string" office:string-value="date-8-353 &#10;[3086]" calcext:value-type="string">
            <text:p>date-8-353 <text:line-break/>[30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3])" office:value-type="string" office:string-value="cal-9-353 &#10;[3088]" calcext:value-type="string">
            <text:p>cal-9-353 <text:line-break/>[30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3])" office:value-type="string" office:string-value="cal-10-353 &#10;[3090]" calcext:value-type="string">
            <text:p>cal-10-353 <text:line-break/>[3090]</text:p>
          </table:table-cell>
          <table:table-cell/>
          <table:table-cell table:formula="of:=INFO.OBBA.OBBA.OBGET(INFO.OBBA.OBBA.OBCALL(&quot;&quot;;[.$B$15];&quot;getDaycountFraction&quot;;[.I353];[.J353]))" office:value-type="float" office:value="-5.73888888888889" calcext:value-type="float">
            <text:p>-5,739</text:p>
          </table:table-cell>
          <table:table-cell table:style-name="ce35" table:formula="of:=(YEARFRAC([.E353];[.F353];[.$C$9]))" office:value-type="float" office:value="5.73888888888889" calcext:value-type="float">
            <text:p>5,739</text:p>
          </table:table-cell>
          <table:table-cell table:formula="of:=ABS([.L353])-[.M35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4-03-10" calcext:value-type="date">
            <text:p>10.03.1994</text:p>
          </table:table-cell>
          <table:table-cell table:style-name="ce22" table:formula="of:=[.$C$11]+INT(RAND()*([.$C$12]-[.$C$11]))" office:value-type="date" office:date-value="1997-05-05" calcext:value-type="date">
            <text:p>05.05.1997</text:p>
          </table:table-cell>
          <table:table-cell table:style-name="ce21" table:formula="of:=INFO.OBBA.OBBA.OBMAKE(&quot;date-&quot;&amp;COLUMN()&amp;&quot;-&quot;&amp;ROW();&quot;Date&quot;;[.E354])" office:value-type="string" office:string-value="date-7-354 &#10;[3092]" calcext:value-type="string">
            <text:p>date-7-354 <text:line-break/>[3092]</text:p>
          </table:table-cell>
          <table:table-cell table:style-name="ce21" table:formula="of:=INFO.OBBA.OBBA.OBMAKE(&quot;date-&quot;&amp;COLUMN()&amp;&quot;-&quot;&amp;ROW();&quot;Date&quot;;[.F354])" office:value-type="string" office:string-value="date-8-354 &#10;[3093]" calcext:value-type="string">
            <text:p>date-8-354 <text:line-break/>[30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4])" office:value-type="string" office:string-value="cal-9-354 &#10;[3095]" calcext:value-type="string">
            <text:p>cal-9-354 <text:line-break/>[30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4])" office:value-type="string" office:string-value="cal-10-354 &#10;[3097]" calcext:value-type="string">
            <text:p>cal-10-354 <text:line-break/>[3097]</text:p>
          </table:table-cell>
          <table:table-cell/>
          <table:table-cell table:formula="of:=INFO.OBBA.OBBA.OBGET(INFO.OBBA.OBBA.OBCALL(&quot;&quot;;[.$B$15];&quot;getDaycountFraction&quot;;[.I354];[.J354]))" office:value-type="float" office:value="3.2" calcext:value-type="float">
            <text:p>3,200</text:p>
          </table:table-cell>
          <table:table-cell table:style-name="ce35" table:formula="of:=(YEARFRAC([.E354];[.F354];[.$C$9]))" office:value-type="float" office:value="3.2" calcext:value-type="float">
            <text:p>3,200</text:p>
          </table:table-cell>
          <table:table-cell table:formula="of:=ABS([.L354])-[.M35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9-07-26" calcext:value-type="date">
            <text:p>26.07.1999</text:p>
          </table:table-cell>
          <table:table-cell table:style-name="ce22" table:formula="of:=[.$C$11]+INT(RAND()*([.$C$12]-[.$C$11]))" office:value-type="date" office:date-value="2026-11-22" calcext:value-type="date">
            <text:p>22.11.2026</text:p>
          </table:table-cell>
          <table:table-cell table:style-name="ce21" table:formula="of:=INFO.OBBA.OBBA.OBMAKE(&quot;date-&quot;&amp;COLUMN()&amp;&quot;-&quot;&amp;ROW();&quot;Date&quot;;[.E355])" office:value-type="string" office:string-value="date-7-355 &#10;[3099]" calcext:value-type="string">
            <text:p>date-7-355 <text:line-break/>[3099]</text:p>
          </table:table-cell>
          <table:table-cell table:style-name="ce21" table:formula="of:=INFO.OBBA.OBBA.OBMAKE(&quot;date-&quot;&amp;COLUMN()&amp;&quot;-&quot;&amp;ROW();&quot;Date&quot;;[.F355])" office:value-type="string" office:string-value="date-8-355 &#10;[3100]" calcext:value-type="string">
            <text:p>date-8-355 <text:line-break/>[31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5])" office:value-type="string" office:string-value="cal-9-355 &#10;[3102]" calcext:value-type="string">
            <text:p>cal-9-355 <text:line-break/>[31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5])" office:value-type="string" office:string-value="cal-10-355 &#10;[3104]" calcext:value-type="string">
            <text:p>cal-10-355 <text:line-break/>[3104]</text:p>
          </table:table-cell>
          <table:table-cell/>
          <table:table-cell table:formula="of:=INFO.OBBA.OBBA.OBGET(INFO.OBBA.OBBA.OBCALL(&quot;&quot;;[.$B$15];&quot;getDaycountFraction&quot;;[.I355];[.J355]))" office:value-type="float" office:value="27.725" calcext:value-type="float">
            <text:p>27,725</text:p>
          </table:table-cell>
          <table:table-cell table:style-name="ce35" table:formula="of:=(YEARFRAC([.E355];[.F355];[.$C$9]))" office:value-type="float" office:value="27.725" calcext:value-type="float">
            <text:p>27,725</text:p>
          </table:table-cell>
          <table:table-cell table:formula="of:=ABS([.L355])-[.M35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6-07-15" calcext:value-type="date">
            <text:p>15.07.2026</text:p>
          </table:table-cell>
          <table:table-cell table:style-name="ce22" table:formula="of:=[.$C$11]+INT(RAND()*([.$C$12]-[.$C$11]))" office:value-type="date" office:date-value="2009-11-08" calcext:value-type="date">
            <text:p>08.11.2009</text:p>
          </table:table-cell>
          <table:table-cell table:style-name="ce21" table:formula="of:=INFO.OBBA.OBBA.OBMAKE(&quot;date-&quot;&amp;COLUMN()&amp;&quot;-&quot;&amp;ROW();&quot;Date&quot;;[.E356])" office:value-type="string" office:string-value="date-7-356 &#10;[3106]" calcext:value-type="string">
            <text:p>date-7-356 <text:line-break/>[3106]</text:p>
          </table:table-cell>
          <table:table-cell table:style-name="ce21" table:formula="of:=INFO.OBBA.OBBA.OBMAKE(&quot;date-&quot;&amp;COLUMN()&amp;&quot;-&quot;&amp;ROW();&quot;Date&quot;;[.F356])" office:value-type="string" office:string-value="date-8-356 &#10;[3107]" calcext:value-type="string">
            <text:p>date-8-356 <text:line-break/>[31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6])" office:value-type="string" office:string-value="cal-9-356 &#10;[3109]" calcext:value-type="string">
            <text:p>cal-9-356 <text:line-break/>[31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6])" office:value-type="string" office:string-value="cal-10-356 &#10;[3111]" calcext:value-type="string">
            <text:p>cal-10-356 <text:line-break/>[3111]</text:p>
          </table:table-cell>
          <table:table-cell/>
          <table:table-cell table:formula="of:=INFO.OBBA.OBBA.OBGET(INFO.OBBA.OBBA.OBCALL(&quot;&quot;;[.$B$15];&quot;getDaycountFraction&quot;;[.I356];[.J356]))" office:value-type="float" office:value="-16.925" calcext:value-type="float">
            <text:p>-16,925</text:p>
          </table:table-cell>
          <table:table-cell table:style-name="ce35" table:formula="of:=(YEARFRAC([.E356];[.F356];[.$C$9]))" office:value-type="float" office:value="16.925" calcext:value-type="float">
            <text:p>16,925</text:p>
          </table:table-cell>
          <table:table-cell table:formula="of:=ABS([.L356])-[.M35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8-12-02" calcext:value-type="date">
            <text:p>02.12.2018</text:p>
          </table:table-cell>
          <table:table-cell table:style-name="ce22" table:formula="of:=[.$C$11]+INT(RAND()*([.$C$12]-[.$C$11]))" office:value-type="date" office:date-value="2024-12-14" calcext:value-type="date">
            <text:p>14.12.2024</text:p>
          </table:table-cell>
          <table:table-cell table:style-name="ce21" table:formula="of:=INFO.OBBA.OBBA.OBMAKE(&quot;date-&quot;&amp;COLUMN()&amp;&quot;-&quot;&amp;ROW();&quot;Date&quot;;[.E357])" office:value-type="string" office:string-value="date-7-357 &#10;[3113]" calcext:value-type="string">
            <text:p>date-7-357 <text:line-break/>[3113]</text:p>
          </table:table-cell>
          <table:table-cell table:style-name="ce21" table:formula="of:=INFO.OBBA.OBBA.OBMAKE(&quot;date-&quot;&amp;COLUMN()&amp;&quot;-&quot;&amp;ROW();&quot;Date&quot;;[.F357])" office:value-type="string" office:string-value="date-8-357 &#10;[3114]" calcext:value-type="string">
            <text:p>date-8-357 <text:line-break/>[31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7])" office:value-type="string" office:string-value="cal-9-357 &#10;[3116]" calcext:value-type="string">
            <text:p>cal-9-357 <text:line-break/>[31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7])" office:value-type="string" office:string-value="cal-10-357 &#10;[3118]" calcext:value-type="string">
            <text:p>cal-10-357 <text:line-break/>[3118]</text:p>
          </table:table-cell>
          <table:table-cell/>
          <table:table-cell table:formula="of:=INFO.OBBA.OBBA.OBGET(INFO.OBBA.OBBA.OBCALL(&quot;&quot;;[.$B$15];&quot;getDaycountFraction&quot;;[.I357];[.J357]))" office:value-type="float" office:value="6.12222222222222" calcext:value-type="float">
            <text:p>6,122</text:p>
          </table:table-cell>
          <table:table-cell table:style-name="ce35" table:formula="of:=(YEARFRAC([.E357];[.F357];[.$C$9]))" office:value-type="float" office:value="6.12222222222222" calcext:value-type="float">
            <text:p>6,122</text:p>
          </table:table-cell>
          <table:table-cell table:formula="of:=ABS([.L357])-[.M35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5-01-16" calcext:value-type="date">
            <text:p>16.01.1985</text:p>
          </table:table-cell>
          <table:table-cell table:style-name="ce22" table:formula="of:=[.$C$11]+INT(RAND()*([.$C$12]-[.$C$11]))" office:value-type="date" office:date-value="1984-06-07" calcext:value-type="date">
            <text:p>07.06.1984</text:p>
          </table:table-cell>
          <table:table-cell table:style-name="ce21" table:formula="of:=INFO.OBBA.OBBA.OBMAKE(&quot;date-&quot;&amp;COLUMN()&amp;&quot;-&quot;&amp;ROW();&quot;Date&quot;;[.E358])" office:value-type="string" office:string-value="date-7-358 &#10;[3120]" calcext:value-type="string">
            <text:p>date-7-358 <text:line-break/>[3120]</text:p>
          </table:table-cell>
          <table:table-cell table:style-name="ce21" table:formula="of:=INFO.OBBA.OBBA.OBMAKE(&quot;date-&quot;&amp;COLUMN()&amp;&quot;-&quot;&amp;ROW();&quot;Date&quot;;[.F358])" office:value-type="string" office:string-value="date-8-358 &#10;[3121]" calcext:value-type="string">
            <text:p>date-8-358 <text:line-break/>[31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8])" office:value-type="string" office:string-value="cal-9-358 &#10;[3123]" calcext:value-type="string">
            <text:p>cal-9-358 <text:line-break/>[31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8])" office:value-type="string" office:string-value="cal-10-358 &#10;[3125]" calcext:value-type="string">
            <text:p>cal-10-358 <text:line-break/>[3125]</text:p>
          </table:table-cell>
          <table:table-cell/>
          <table:table-cell table:formula="of:=INFO.OBBA.OBBA.OBGET(INFO.OBBA.OBBA.OBCALL(&quot;&quot;;[.$B$15];&quot;getDaycountFraction&quot;;[.I358];[.J358]))" office:value-type="float" office:value="-0.619444444444444" calcext:value-type="float">
            <text:p>-0,619</text:p>
          </table:table-cell>
          <table:table-cell table:style-name="ce35" table:formula="of:=(YEARFRAC([.E358];[.F358];[.$C$9]))" office:value-type="float" office:value="0.619444444444444" calcext:value-type="float">
            <text:p>0,619</text:p>
          </table:table-cell>
          <table:table-cell table:formula="of:=ABS([.L358])-[.M35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1-11-22" calcext:value-type="date">
            <text:p>22.11.1981</text:p>
          </table:table-cell>
          <table:table-cell table:style-name="ce22" table:formula="of:=[.$C$11]+INT(RAND()*([.$C$12]-[.$C$11]))" office:value-type="date" office:date-value="1997-09-14" calcext:value-type="date">
            <text:p>14.09.1997</text:p>
          </table:table-cell>
          <table:table-cell table:style-name="ce21" table:formula="of:=INFO.OBBA.OBBA.OBMAKE(&quot;date-&quot;&amp;COLUMN()&amp;&quot;-&quot;&amp;ROW();&quot;Date&quot;;[.E359])" office:value-type="string" office:string-value="date-7-359 &#10;[3127]" calcext:value-type="string">
            <text:p>date-7-359 <text:line-break/>[3127]</text:p>
          </table:table-cell>
          <table:table-cell table:style-name="ce21" table:formula="of:=INFO.OBBA.OBBA.OBMAKE(&quot;date-&quot;&amp;COLUMN()&amp;&quot;-&quot;&amp;ROW();&quot;Date&quot;;[.F359])" office:value-type="string" office:string-value="date-8-359 &#10;[3128]" calcext:value-type="string">
            <text:p>date-8-359 <text:line-break/>[31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59])" office:value-type="string" office:string-value="cal-9-359 &#10;[3130]" calcext:value-type="string">
            <text:p>cal-9-359 <text:line-break/>[31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59])" office:value-type="string" office:string-value="cal-10-359 &#10;[3132]" calcext:value-type="string">
            <text:p>cal-10-359 <text:line-break/>[3132]</text:p>
          </table:table-cell>
          <table:table-cell/>
          <table:table-cell table:formula="of:=INFO.OBBA.OBBA.OBGET(INFO.OBBA.OBBA.OBCALL(&quot;&quot;;[.$B$15];&quot;getDaycountFraction&quot;;[.I359];[.J359]))" office:value-type="float" office:value="16.0416666666667" calcext:value-type="float">
            <text:p>16,042</text:p>
          </table:table-cell>
          <table:table-cell table:style-name="ce35" table:formula="of:=(YEARFRAC([.E359];[.F359];[.$C$9]))" office:value-type="float" office:value="16.0416666666667" calcext:value-type="float">
            <text:p>16,042</text:p>
          </table:table-cell>
          <table:table-cell table:formula="of:=ABS([.L359])-[.M35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0-05-15" calcext:value-type="date">
            <text:p>15.05.2000</text:p>
          </table:table-cell>
          <table:table-cell table:style-name="ce22" table:formula="of:=[.$C$11]+INT(RAND()*([.$C$12]-[.$C$11]))" office:value-type="date" office:date-value="1986-10-31" calcext:value-type="date">
            <text:p>31.10.1986</text:p>
          </table:table-cell>
          <table:table-cell table:style-name="ce21" table:formula="of:=INFO.OBBA.OBBA.OBMAKE(&quot;date-&quot;&amp;COLUMN()&amp;&quot;-&quot;&amp;ROW();&quot;Date&quot;;[.E360])" office:value-type="string" office:string-value="date-7-360 &#10;[3134]" calcext:value-type="string">
            <text:p>date-7-360 <text:line-break/>[3134]</text:p>
          </table:table-cell>
          <table:table-cell table:style-name="ce21" table:formula="of:=INFO.OBBA.OBBA.OBMAKE(&quot;date-&quot;&amp;COLUMN()&amp;&quot;-&quot;&amp;ROW();&quot;Date&quot;;[.F360])" office:value-type="string" office:string-value="date-8-360 &#10;[3135]" calcext:value-type="string">
            <text:p>date-8-360 <text:line-break/>[31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0])" office:value-type="string" office:string-value="cal-9-360 &#10;[3137]" calcext:value-type="string">
            <text:p>cal-9-360 <text:line-break/>[31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0])" office:value-type="string" office:string-value="cal-10-360 &#10;[3139]" calcext:value-type="string">
            <text:p>cal-10-360 <text:line-break/>[3139]</text:p>
          </table:table-cell>
          <table:table-cell/>
          <table:table-cell table:formula="of:=INFO.OBBA.OBBA.OBGET(INFO.OBBA.OBBA.OBCALL(&quot;&quot;;[.$B$15];&quot;getDaycountFraction&quot;;[.I360];[.J360]))" office:value-type="float" office:value="-13.7361111111111" calcext:value-type="float">
            <text:p>-13,736</text:p>
          </table:table-cell>
          <table:table-cell table:style-name="ce35" table:formula="of:=(YEARFRAC([.E360];[.F360];[.$C$9]))" office:value-type="float" office:value="13.7361111111111" calcext:value-type="float">
            <text:p>13,736</text:p>
          </table:table-cell>
          <table:table-cell table:formula="of:=ABS([.L360])-[.M36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8-05-10" calcext:value-type="date">
            <text:p>10.05.2018</text:p>
          </table:table-cell>
          <table:table-cell table:style-name="ce22" table:formula="of:=[.$C$11]+INT(RAND()*([.$C$12]-[.$C$11]))" office:value-type="date" office:date-value="2024-04-29" calcext:value-type="date">
            <text:p>29.04.2024</text:p>
          </table:table-cell>
          <table:table-cell table:style-name="ce21" table:formula="of:=INFO.OBBA.OBBA.OBMAKE(&quot;date-&quot;&amp;COLUMN()&amp;&quot;-&quot;&amp;ROW();&quot;Date&quot;;[.E361])" office:value-type="string" office:string-value="date-7-361 &#10;[3141]" calcext:value-type="string">
            <text:p>date-7-361 <text:line-break/>[3141]</text:p>
          </table:table-cell>
          <table:table-cell table:style-name="ce21" table:formula="of:=INFO.OBBA.OBBA.OBMAKE(&quot;date-&quot;&amp;COLUMN()&amp;&quot;-&quot;&amp;ROW();&quot;Date&quot;;[.F361])" office:value-type="string" office:string-value="date-8-361 &#10;[3142]" calcext:value-type="string">
            <text:p>date-8-361 <text:line-break/>[31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1])" office:value-type="string" office:string-value="cal-9-361 &#10;[3144]" calcext:value-type="string">
            <text:p>cal-9-361 <text:line-break/>[31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1])" office:value-type="string" office:string-value="cal-10-361 &#10;[3146]" calcext:value-type="string">
            <text:p>cal-10-361 <text:line-break/>[3146]</text:p>
          </table:table-cell>
          <table:table-cell/>
          <table:table-cell table:formula="of:=INFO.OBBA.OBBA.OBGET(INFO.OBBA.OBBA.OBCALL(&quot;&quot;;[.$B$15];&quot;getDaycountFraction&quot;;[.I361];[.J361]))" office:value-type="float" office:value="6.05833333333333" calcext:value-type="float">
            <text:p>6,058</text:p>
          </table:table-cell>
          <table:table-cell table:style-name="ce35" table:formula="of:=(YEARFRAC([.E361];[.F361];[.$C$9]))" office:value-type="float" office:value="6.05833333333333" calcext:value-type="float">
            <text:p>6,058</text:p>
          </table:table-cell>
          <table:table-cell table:formula="of:=ABS([.L361])-[.M36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7-03-10" calcext:value-type="date">
            <text:p>10.03.1987</text:p>
          </table:table-cell>
          <table:table-cell table:style-name="ce22" table:formula="of:=[.$C$11]+INT(RAND()*([.$C$12]-[.$C$11]))" office:value-type="date" office:date-value="1996-02-01" calcext:value-type="date">
            <text:p>01.02.1996</text:p>
          </table:table-cell>
          <table:table-cell table:style-name="ce21" table:formula="of:=INFO.OBBA.OBBA.OBMAKE(&quot;date-&quot;&amp;COLUMN()&amp;&quot;-&quot;&amp;ROW();&quot;Date&quot;;[.E362])" office:value-type="string" office:string-value="date-7-362 &#10;[3148]" calcext:value-type="string">
            <text:p>date-7-362 <text:line-break/>[3148]</text:p>
          </table:table-cell>
          <table:table-cell table:style-name="ce21" table:formula="of:=INFO.OBBA.OBBA.OBMAKE(&quot;date-&quot;&amp;COLUMN()&amp;&quot;-&quot;&amp;ROW();&quot;Date&quot;;[.F362])" office:value-type="string" office:string-value="date-8-362 &#10;[3149]" calcext:value-type="string">
            <text:p>date-8-362 <text:line-break/>[31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2])" office:value-type="string" office:string-value="cal-9-362 &#10;[3151]" calcext:value-type="string">
            <text:p>cal-9-362 <text:line-break/>[31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2])" office:value-type="string" office:string-value="cal-10-362 &#10;[3153]" calcext:value-type="string">
            <text:p>cal-10-362 <text:line-break/>[3153]</text:p>
          </table:table-cell>
          <table:table-cell/>
          <table:table-cell table:formula="of:=INFO.OBBA.OBBA.OBGET(INFO.OBBA.OBBA.OBCALL(&quot;&quot;;[.$B$15];&quot;getDaycountFraction&quot;;[.I362];[.J362]))" office:value-type="float" office:value="9.02777777777778" calcext:value-type="float">
            <text:p>9,028</text:p>
          </table:table-cell>
          <table:table-cell table:style-name="ce35" table:formula="of:=(YEARFRAC([.E362];[.F362];[.$C$9]))" office:value-type="float" office:value="9.02777777777778" calcext:value-type="float">
            <text:p>9,028</text:p>
          </table:table-cell>
          <table:table-cell table:formula="of:=ABS([.L362])-[.M36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7-01-08" calcext:value-type="date">
            <text:p>08.01.2007</text:p>
          </table:table-cell>
          <table:table-cell table:style-name="ce22" table:formula="of:=[.$C$11]+INT(RAND()*([.$C$12]-[.$C$11]))" office:value-type="date" office:date-value="2014-09-24" calcext:value-type="date">
            <text:p>24.09.2014</text:p>
          </table:table-cell>
          <table:table-cell table:style-name="ce21" table:formula="of:=INFO.OBBA.OBBA.OBMAKE(&quot;date-&quot;&amp;COLUMN()&amp;&quot;-&quot;&amp;ROW();&quot;Date&quot;;[.E363])" office:value-type="string" office:string-value="date-7-363 &#10;[3155]" calcext:value-type="string">
            <text:p>date-7-363 <text:line-break/>[3155]</text:p>
          </table:table-cell>
          <table:table-cell table:style-name="ce21" table:formula="of:=INFO.OBBA.OBBA.OBMAKE(&quot;date-&quot;&amp;COLUMN()&amp;&quot;-&quot;&amp;ROW();&quot;Date&quot;;[.F363])" office:value-type="string" office:string-value="date-8-363 &#10;[3156]" calcext:value-type="string">
            <text:p>date-8-363 <text:line-break/>[31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3])" office:value-type="string" office:string-value="cal-9-363 &#10;[3158]" calcext:value-type="string">
            <text:p>cal-9-363 <text:line-break/>[31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3])" office:value-type="string" office:string-value="cal-10-363 &#10;[3160]" calcext:value-type="string">
            <text:p>cal-10-363 <text:line-break/>[3160]</text:p>
          </table:table-cell>
          <table:table-cell/>
          <table:table-cell table:formula="of:=INFO.OBBA.OBBA.OBGET(INFO.OBBA.OBBA.OBCALL(&quot;&quot;;[.$B$15];&quot;getDaycountFraction&quot;;[.I363];[.J363]))" office:value-type="float" office:value="7.82222222222222" calcext:value-type="float">
            <text:p>7,822</text:p>
          </table:table-cell>
          <table:table-cell table:style-name="ce35" table:formula="of:=(YEARFRAC([.E363];[.F363];[.$C$9]))" office:value-type="float" office:value="7.82222222222222" calcext:value-type="float">
            <text:p>7,822</text:p>
          </table:table-cell>
          <table:table-cell table:formula="of:=ABS([.L363])-[.M36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3-10-15" calcext:value-type="date">
            <text:p>15.10.1983</text:p>
          </table:table-cell>
          <table:table-cell table:style-name="ce22" table:formula="of:=[.$C$11]+INT(RAND()*([.$C$12]-[.$C$11]))" office:value-type="date" office:date-value="1983-02-27" calcext:value-type="date">
            <text:p>27.02.1983</text:p>
          </table:table-cell>
          <table:table-cell table:style-name="ce21" table:formula="of:=INFO.OBBA.OBBA.OBMAKE(&quot;date-&quot;&amp;COLUMN()&amp;&quot;-&quot;&amp;ROW();&quot;Date&quot;;[.E364])" office:value-type="string" office:string-value="date-7-364 &#10;[3162]" calcext:value-type="string">
            <text:p>date-7-364 <text:line-break/>[3162]</text:p>
          </table:table-cell>
          <table:table-cell table:style-name="ce21" table:formula="of:=INFO.OBBA.OBBA.OBMAKE(&quot;date-&quot;&amp;COLUMN()&amp;&quot;-&quot;&amp;ROW();&quot;Date&quot;;[.F364])" office:value-type="string" office:string-value="date-8-364 &#10;[3163]" calcext:value-type="string">
            <text:p>date-8-364 <text:line-break/>[31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4])" office:value-type="string" office:string-value="cal-9-364 &#10;[3165]" calcext:value-type="string">
            <text:p>cal-9-364 <text:line-break/>[31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4])" office:value-type="string" office:string-value="cal-10-364 &#10;[3167]" calcext:value-type="string">
            <text:p>cal-10-364 <text:line-break/>[3167]</text:p>
          </table:table-cell>
          <table:table-cell/>
          <table:table-cell table:formula="of:=INFO.OBBA.OBBA.OBGET(INFO.OBBA.OBBA.OBCALL(&quot;&quot;;[.$B$15];&quot;getDaycountFraction&quot;;[.I364];[.J364]))" office:value-type="float" office:value="-0.638888888888889" calcext:value-type="float">
            <text:p>-0,639</text:p>
          </table:table-cell>
          <table:table-cell table:style-name="ce35" table:formula="of:=(YEARFRAC([.E364];[.F364];[.$C$9]))" office:value-type="float" office:value="0.638888888888889" calcext:value-type="float">
            <text:p>0,639</text:p>
          </table:table-cell>
          <table:table-cell table:formula="of:=ABS([.L364])-[.M36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7-11-05" calcext:value-type="date">
            <text:p>05.11.1997</text:p>
          </table:table-cell>
          <table:table-cell table:style-name="ce22" table:formula="of:=[.$C$11]+INT(RAND()*([.$C$12]-[.$C$11]))" office:value-type="date" office:date-value="1988-09-16" calcext:value-type="date">
            <text:p>16.09.1988</text:p>
          </table:table-cell>
          <table:table-cell table:style-name="ce21" table:formula="of:=INFO.OBBA.OBBA.OBMAKE(&quot;date-&quot;&amp;COLUMN()&amp;&quot;-&quot;&amp;ROW();&quot;Date&quot;;[.E365])" office:value-type="string" office:string-value="date-7-365 &#10;[3169]" calcext:value-type="string">
            <text:p>date-7-365 <text:line-break/>[3169]</text:p>
          </table:table-cell>
          <table:table-cell table:style-name="ce21" table:formula="of:=INFO.OBBA.OBBA.OBMAKE(&quot;date-&quot;&amp;COLUMN()&amp;&quot;-&quot;&amp;ROW();&quot;Date&quot;;[.F365])" office:value-type="string" office:string-value="date-8-365 &#10;[3170]" calcext:value-type="string">
            <text:p>date-8-365 <text:line-break/>[31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5])" office:value-type="string" office:string-value="cal-9-365 &#10;[3172]" calcext:value-type="string">
            <text:p>cal-9-365 <text:line-break/>[31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5])" office:value-type="string" office:string-value="cal-10-365 &#10;[3174]" calcext:value-type="string">
            <text:p>cal-10-365 <text:line-break/>[3174]</text:p>
          </table:table-cell>
          <table:table-cell/>
          <table:table-cell table:formula="of:=INFO.OBBA.OBBA.OBGET(INFO.OBBA.OBBA.OBCALL(&quot;&quot;;[.$B$15];&quot;getDaycountFraction&quot;;[.I365];[.J365]))" office:value-type="float" office:value="-9.26944444444444" calcext:value-type="float">
            <text:p>-9,269</text:p>
          </table:table-cell>
          <table:table-cell table:style-name="ce35" table:formula="of:=(YEARFRAC([.E365];[.F365];[.$C$9]))" office:value-type="float" office:value="9.26944444444444" calcext:value-type="float">
            <text:p>9,269</text:p>
          </table:table-cell>
          <table:table-cell table:formula="of:=ABS([.L365])-[.M36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1-11-22" calcext:value-type="date">
            <text:p>22.11.1991</text:p>
          </table:table-cell>
          <table:table-cell table:style-name="ce22" table:formula="of:=[.$C$11]+INT(RAND()*([.$C$12]-[.$C$11]))" office:value-type="date" office:date-value="2021-02-18" calcext:value-type="date">
            <text:p>18.02.2021</text:p>
          </table:table-cell>
          <table:table-cell table:style-name="ce21" table:formula="of:=INFO.OBBA.OBBA.OBMAKE(&quot;date-&quot;&amp;COLUMN()&amp;&quot;-&quot;&amp;ROW();&quot;Date&quot;;[.E366])" office:value-type="string" office:string-value="date-7-366 &#10;[3176]" calcext:value-type="string">
            <text:p>date-7-366 <text:line-break/>[3176]</text:p>
          </table:table-cell>
          <table:table-cell table:style-name="ce21" table:formula="of:=INFO.OBBA.OBBA.OBMAKE(&quot;date-&quot;&amp;COLUMN()&amp;&quot;-&quot;&amp;ROW();&quot;Date&quot;;[.F366])" office:value-type="string" office:string-value="date-8-366 &#10;[3177]" calcext:value-type="string">
            <text:p>date-8-366 <text:line-break/>[31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6])" office:value-type="string" office:string-value="cal-9-366 &#10;[3179]" calcext:value-type="string">
            <text:p>cal-9-366 <text:line-break/>[31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6])" office:value-type="string" office:string-value="cal-10-366 &#10;[3181]" calcext:value-type="string">
            <text:p>cal-10-366 <text:line-break/>[3181]</text:p>
          </table:table-cell>
          <table:table-cell/>
          <table:table-cell table:formula="of:=INFO.OBBA.OBBA.OBGET(INFO.OBBA.OBBA.OBCALL(&quot;&quot;;[.$B$15];&quot;getDaycountFraction&quot;;[.I366];[.J366]))" office:value-type="float" office:value="29.6694444444444" calcext:value-type="float">
            <text:p>29,669</text:p>
          </table:table-cell>
          <table:table-cell table:style-name="ce35" table:formula="of:=(YEARFRAC([.E366];[.F366];[.$C$9]))" office:value-type="float" office:value="29.6694444444444" calcext:value-type="float">
            <text:p>29,669</text:p>
          </table:table-cell>
          <table:table-cell table:formula="of:=ABS([.L366])-[.M36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9-09-17" calcext:value-type="date">
            <text:p>17.09.2029</text:p>
          </table:table-cell>
          <table:table-cell table:style-name="ce22" table:formula="of:=[.$C$11]+INT(RAND()*([.$C$12]-[.$C$11]))" office:value-type="date" office:date-value="2005-01-01" calcext:value-type="date">
            <text:p>01.01.2005</text:p>
          </table:table-cell>
          <table:table-cell table:style-name="ce21" table:formula="of:=INFO.OBBA.OBBA.OBMAKE(&quot;date-&quot;&amp;COLUMN()&amp;&quot;-&quot;&amp;ROW();&quot;Date&quot;;[.E367])" office:value-type="string" office:string-value="date-7-367 &#10;[3183]" calcext:value-type="string">
            <text:p>date-7-367 <text:line-break/>[3183]</text:p>
          </table:table-cell>
          <table:table-cell table:style-name="ce21" table:formula="of:=INFO.OBBA.OBBA.OBMAKE(&quot;date-&quot;&amp;COLUMN()&amp;&quot;-&quot;&amp;ROW();&quot;Date&quot;;[.F367])" office:value-type="string" office:string-value="date-8-367 &#10;[3184]" calcext:value-type="string">
            <text:p>date-8-367 <text:line-break/>[31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7])" office:value-type="string" office:string-value="cal-9-367 &#10;[3186]" calcext:value-type="string">
            <text:p>cal-9-367 <text:line-break/>[31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7])" office:value-type="string" office:string-value="cal-10-367 &#10;[3188]" calcext:value-type="string">
            <text:p>cal-10-367 <text:line-break/>[3188]</text:p>
          </table:table-cell>
          <table:table-cell/>
          <table:table-cell table:formula="of:=INFO.OBBA.OBBA.OBGET(INFO.OBBA.OBBA.OBCALL(&quot;&quot;;[.$B$15];&quot;getDaycountFraction&quot;;[.I367];[.J367]))" office:value-type="float" office:value="-25.0694444444444" calcext:value-type="float">
            <text:p>-25,069</text:p>
          </table:table-cell>
          <table:table-cell table:style-name="ce35" table:formula="of:=(YEARFRAC([.E367];[.F367];[.$C$9]))" office:value-type="float" office:value="25.0694444444444" calcext:value-type="float">
            <text:p>25,069</text:p>
          </table:table-cell>
          <table:table-cell table:formula="of:=ABS([.L367])-[.M36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1-08-08" calcext:value-type="date">
            <text:p>08.08.2021</text:p>
          </table:table-cell>
          <table:table-cell table:style-name="ce22" table:formula="of:=[.$C$11]+INT(RAND()*([.$C$12]-[.$C$11]))" office:value-type="date" office:date-value="2000-02-12" calcext:value-type="date">
            <text:p>12.02.2000</text:p>
          </table:table-cell>
          <table:table-cell table:style-name="ce21" table:formula="of:=INFO.OBBA.OBBA.OBMAKE(&quot;date-&quot;&amp;COLUMN()&amp;&quot;-&quot;&amp;ROW();&quot;Date&quot;;[.E368])" office:value-type="string" office:string-value="date-7-368 &#10;[3190]" calcext:value-type="string">
            <text:p>date-7-368 <text:line-break/>[3190]</text:p>
          </table:table-cell>
          <table:table-cell table:style-name="ce21" table:formula="of:=INFO.OBBA.OBBA.OBMAKE(&quot;date-&quot;&amp;COLUMN()&amp;&quot;-&quot;&amp;ROW();&quot;Date&quot;;[.F368])" office:value-type="string" office:string-value="date-8-368 &#10;[3191]" calcext:value-type="string">
            <text:p>date-8-368 <text:line-break/>[31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8])" office:value-type="string" office:string-value="cal-9-368 &#10;[3193]" calcext:value-type="string">
            <text:p>cal-9-368 <text:line-break/>[31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8])" office:value-type="string" office:string-value="cal-10-368 &#10;[3195]" calcext:value-type="string">
            <text:p>cal-10-368 <text:line-break/>[3195]</text:p>
          </table:table-cell>
          <table:table-cell/>
          <table:table-cell table:formula="of:=INFO.OBBA.OBBA.OBGET(INFO.OBBA.OBBA.OBCALL(&quot;&quot;;[.$B$15];&quot;getDaycountFraction&quot;;[.I368];[.J368]))" office:value-type="float" office:value="-21.8" calcext:value-type="float">
            <text:p>-21,800</text:p>
          </table:table-cell>
          <table:table-cell table:style-name="ce35" table:formula="of:=(YEARFRAC([.E368];[.F368];[.$C$9]))" office:value-type="float" office:value="21.8" calcext:value-type="float">
            <text:p>21,800</text:p>
          </table:table-cell>
          <table:table-cell table:formula="of:=ABS([.L368])-[.M36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1-09-24" calcext:value-type="date">
            <text:p>24.09.2021</text:p>
          </table:table-cell>
          <table:table-cell table:style-name="ce22" table:formula="of:=[.$C$11]+INT(RAND()*([.$C$12]-[.$C$11]))" office:value-type="date" office:date-value="1980-01-28" calcext:value-type="date">
            <text:p>28.01.1980</text:p>
          </table:table-cell>
          <table:table-cell table:style-name="ce21" table:formula="of:=INFO.OBBA.OBBA.OBMAKE(&quot;date-&quot;&amp;COLUMN()&amp;&quot;-&quot;&amp;ROW();&quot;Date&quot;;[.E369])" office:value-type="string" office:string-value="date-7-369 &#10;[3197]" calcext:value-type="string">
            <text:p>date-7-369 <text:line-break/>[3197]</text:p>
          </table:table-cell>
          <table:table-cell table:style-name="ce21" table:formula="of:=INFO.OBBA.OBBA.OBMAKE(&quot;date-&quot;&amp;COLUMN()&amp;&quot;-&quot;&amp;ROW();&quot;Date&quot;;[.F369])" office:value-type="string" office:string-value="date-8-369 &#10;[3198]" calcext:value-type="string">
            <text:p>date-8-369 <text:line-break/>[31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69])" office:value-type="string" office:string-value="cal-9-369 &#10;[3200]" calcext:value-type="string">
            <text:p>cal-9-369 <text:line-break/>[32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69])" office:value-type="string" office:string-value="cal-10-369 &#10;[3202]" calcext:value-type="string">
            <text:p>cal-10-369 <text:line-break/>[3202]</text:p>
          </table:table-cell>
          <table:table-cell/>
          <table:table-cell table:formula="of:=INFO.OBBA.OBBA.OBGET(INFO.OBBA.OBBA.OBCALL(&quot;&quot;;[.$B$15];&quot;getDaycountFraction&quot;;[.I369];[.J369]))" office:value-type="float" office:value="-42.2638888888889" calcext:value-type="float">
            <text:p>-42,264</text:p>
          </table:table-cell>
          <table:table-cell table:style-name="ce35" table:formula="of:=(YEARFRAC([.E369];[.F369];[.$C$9]))" office:value-type="float" office:value="42.2638888888889" calcext:value-type="float">
            <text:p>42,264</text:p>
          </table:table-cell>
          <table:table-cell table:formula="of:=ABS([.L369])-[.M36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0-10-07" calcext:value-type="date">
            <text:p>07.10.1990</text:p>
          </table:table-cell>
          <table:table-cell table:style-name="ce22" table:formula="of:=[.$C$11]+INT(RAND()*([.$C$12]-[.$C$11]))" office:value-type="date" office:date-value="2015-03-05" calcext:value-type="date">
            <text:p>05.03.2015</text:p>
          </table:table-cell>
          <table:table-cell table:style-name="ce21" table:formula="of:=INFO.OBBA.OBBA.OBMAKE(&quot;date-&quot;&amp;COLUMN()&amp;&quot;-&quot;&amp;ROW();&quot;Date&quot;;[.E370])" office:value-type="string" office:string-value="date-7-370 &#10;[3204]" calcext:value-type="string">
            <text:p>date-7-370 <text:line-break/>[3204]</text:p>
          </table:table-cell>
          <table:table-cell table:style-name="ce21" table:formula="of:=INFO.OBBA.OBBA.OBMAKE(&quot;date-&quot;&amp;COLUMN()&amp;&quot;-&quot;&amp;ROW();&quot;Date&quot;;[.F370])" office:value-type="string" office:string-value="date-8-370 &#10;[3205]" calcext:value-type="string">
            <text:p>date-8-370 <text:line-break/>[32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0])" office:value-type="string" office:string-value="cal-9-370 &#10;[3207]" calcext:value-type="string">
            <text:p>cal-9-370 <text:line-break/>[32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0])" office:value-type="string" office:string-value="cal-10-370 &#10;[3209]" calcext:value-type="string">
            <text:p>cal-10-370 <text:line-break/>[3209]</text:p>
          </table:table-cell>
          <table:table-cell/>
          <table:table-cell table:formula="of:=INFO.OBBA.OBBA.OBGET(INFO.OBBA.OBBA.OBCALL(&quot;&quot;;[.$B$15];&quot;getDaycountFraction&quot;;[.I370];[.J370]))" office:value-type="float" office:value="24.7638888888889" calcext:value-type="float">
            <text:p>24,764</text:p>
          </table:table-cell>
          <table:table-cell table:style-name="ce35" table:formula="of:=(YEARFRAC([.E370];[.F370];[.$C$9]))" office:value-type="float" office:value="24.7638888888889" calcext:value-type="float">
            <text:p>24,764</text:p>
          </table:table-cell>
          <table:table-cell table:formula="of:=ABS([.L370])-[.M37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6-07-05" calcext:value-type="date">
            <text:p>05.07.1996</text:p>
          </table:table-cell>
          <table:table-cell table:style-name="ce22" table:formula="of:=[.$C$11]+INT(RAND()*([.$C$12]-[.$C$11]))" office:value-type="date" office:date-value="2029-08-06" calcext:value-type="date">
            <text:p>06.08.2029</text:p>
          </table:table-cell>
          <table:table-cell table:style-name="ce21" table:formula="of:=INFO.OBBA.OBBA.OBMAKE(&quot;date-&quot;&amp;COLUMN()&amp;&quot;-&quot;&amp;ROW();&quot;Date&quot;;[.E371])" office:value-type="string" office:string-value="date-7-371 &#10;[3211]" calcext:value-type="string">
            <text:p>date-7-371 <text:line-break/>[3211]</text:p>
          </table:table-cell>
          <table:table-cell table:style-name="ce21" table:formula="of:=INFO.OBBA.OBBA.OBMAKE(&quot;date-&quot;&amp;COLUMN()&amp;&quot;-&quot;&amp;ROW();&quot;Date&quot;;[.F371])" office:value-type="string" office:string-value="date-8-371 &#10;[3212]" calcext:value-type="string">
            <text:p>date-8-371 <text:line-break/>[32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1])" office:value-type="string" office:string-value="cal-9-371 &#10;[3214]" calcext:value-type="string">
            <text:p>cal-9-371 <text:line-break/>[32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1])" office:value-type="string" office:string-value="cal-10-371 &#10;[3216]" calcext:value-type="string">
            <text:p>cal-10-371 <text:line-break/>[3216]</text:p>
          </table:table-cell>
          <table:table-cell/>
          <table:table-cell table:formula="of:=INFO.OBBA.OBBA.OBGET(INFO.OBBA.OBBA.OBCALL(&quot;&quot;;[.$B$15];&quot;getDaycountFraction&quot;;[.I371];[.J371]))" office:value-type="float" office:value="33.5694444444444" calcext:value-type="float">
            <text:p>33,569</text:p>
          </table:table-cell>
          <table:table-cell table:style-name="ce35" table:formula="of:=(YEARFRAC([.E371];[.F371];[.$C$9]))" office:value-type="float" office:value="33.5694444444444" calcext:value-type="float">
            <text:p>33,569</text:p>
          </table:table-cell>
          <table:table-cell table:formula="of:=ABS([.L371])-[.M37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4-09-24" calcext:value-type="date">
            <text:p>24.09.2024</text:p>
          </table:table-cell>
          <table:table-cell table:style-name="ce22" table:formula="of:=[.$C$11]+INT(RAND()*([.$C$12]-[.$C$11]))" office:value-type="date" office:date-value="2019-06-21" calcext:value-type="date">
            <text:p>21.06.2019</text:p>
          </table:table-cell>
          <table:table-cell table:style-name="ce21" table:formula="of:=INFO.OBBA.OBBA.OBMAKE(&quot;date-&quot;&amp;COLUMN()&amp;&quot;-&quot;&amp;ROW();&quot;Date&quot;;[.E372])" office:value-type="string" office:string-value="date-7-372 &#10;[3218]" calcext:value-type="string">
            <text:p>date-7-372 <text:line-break/>[3218]</text:p>
          </table:table-cell>
          <table:table-cell table:style-name="ce21" table:formula="of:=INFO.OBBA.OBBA.OBMAKE(&quot;date-&quot;&amp;COLUMN()&amp;&quot;-&quot;&amp;ROW();&quot;Date&quot;;[.F372])" office:value-type="string" office:string-value="date-8-372 &#10;[3219]" calcext:value-type="string">
            <text:p>date-8-372 <text:line-break/>[32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2])" office:value-type="string" office:string-value="cal-9-372 &#10;[3221]" calcext:value-type="string">
            <text:p>cal-9-372 <text:line-break/>[32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2])" office:value-type="string" office:string-value="cal-10-372 &#10;[3223]" calcext:value-type="string">
            <text:p>cal-10-372 <text:line-break/>[3223]</text:p>
          </table:table-cell>
          <table:table-cell/>
          <table:table-cell table:formula="of:=INFO.OBBA.OBBA.OBGET(INFO.OBBA.OBBA.OBCALL(&quot;&quot;;[.$B$15];&quot;getDaycountFraction&quot;;[.I372];[.J372]))" office:value-type="float" office:value="-5.33888888888889" calcext:value-type="float">
            <text:p>-5,339</text:p>
          </table:table-cell>
          <table:table-cell table:style-name="ce35" table:formula="of:=(YEARFRAC([.E372];[.F372];[.$C$9]))" office:value-type="float" office:value="5.33888888888889" calcext:value-type="float">
            <text:p>5,339</text:p>
          </table:table-cell>
          <table:table-cell table:formula="of:=ABS([.L372])-[.M37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11-26" calcext:value-type="date">
            <text:p>26.11.2013</text:p>
          </table:table-cell>
          <table:table-cell table:style-name="ce22" table:formula="of:=[.$C$11]+INT(RAND()*([.$C$12]-[.$C$11]))" office:value-type="date" office:date-value="1980-06-28" calcext:value-type="date">
            <text:p>28.06.1980</text:p>
          </table:table-cell>
          <table:table-cell table:style-name="ce21" table:formula="of:=INFO.OBBA.OBBA.OBMAKE(&quot;date-&quot;&amp;COLUMN()&amp;&quot;-&quot;&amp;ROW();&quot;Date&quot;;[.E373])" office:value-type="string" office:string-value="date-7-373 &#10;[3225]" calcext:value-type="string">
            <text:p>date-7-373 <text:line-break/>[3225]</text:p>
          </table:table-cell>
          <table:table-cell table:style-name="ce21" table:formula="of:=INFO.OBBA.OBBA.OBMAKE(&quot;date-&quot;&amp;COLUMN()&amp;&quot;-&quot;&amp;ROW();&quot;Date&quot;;[.F373])" office:value-type="string" office:string-value="date-8-373 &#10;[3226]" calcext:value-type="string">
            <text:p>date-8-373 <text:line-break/>[32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3])" office:value-type="string" office:string-value="cal-9-373 &#10;[3228]" calcext:value-type="string">
            <text:p>cal-9-373 <text:line-break/>[32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3])" office:value-type="string" office:string-value="cal-10-373 &#10;[3230]" calcext:value-type="string">
            <text:p>cal-10-373 <text:line-break/>[3230]</text:p>
          </table:table-cell>
          <table:table-cell/>
          <table:table-cell table:formula="of:=INFO.OBBA.OBBA.OBGET(INFO.OBBA.OBBA.OBCALL(&quot;&quot;;[.$B$15];&quot;getDaycountFraction&quot;;[.I373];[.J373]))" office:value-type="float" office:value="-33.9" calcext:value-type="float">
            <text:p>-33,900</text:p>
          </table:table-cell>
          <table:table-cell table:style-name="ce35" table:formula="of:=(YEARFRAC([.E373];[.F373];[.$C$9]))" office:value-type="float" office:value="33.9" calcext:value-type="float">
            <text:p>33,900</text:p>
          </table:table-cell>
          <table:table-cell table:formula="of:=ABS([.L373])-[.M37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7-04-03" calcext:value-type="date">
            <text:p>03.04.2027</text:p>
          </table:table-cell>
          <table:table-cell table:style-name="ce22" table:formula="of:=[.$C$11]+INT(RAND()*([.$C$12]-[.$C$11]))" office:value-type="date" office:date-value="2000-03-17" calcext:value-type="date">
            <text:p>17.03.2000</text:p>
          </table:table-cell>
          <table:table-cell table:style-name="ce21" table:formula="of:=INFO.OBBA.OBBA.OBMAKE(&quot;date-&quot;&amp;COLUMN()&amp;&quot;-&quot;&amp;ROW();&quot;Date&quot;;[.E374])" office:value-type="string" office:string-value="date-7-374 &#10;[3232]" calcext:value-type="string">
            <text:p>date-7-374 <text:line-break/>[3232]</text:p>
          </table:table-cell>
          <table:table-cell table:style-name="ce21" table:formula="of:=INFO.OBBA.OBBA.OBMAKE(&quot;date-&quot;&amp;COLUMN()&amp;&quot;-&quot;&amp;ROW();&quot;Date&quot;;[.F374])" office:value-type="string" office:string-value="date-8-374 &#10;[3233]" calcext:value-type="string">
            <text:p>date-8-374 <text:line-break/>[32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4])" office:value-type="string" office:string-value="cal-9-374 &#10;[3235]" calcext:value-type="string">
            <text:p>cal-9-374 <text:line-break/>[32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4])" office:value-type="string" office:string-value="cal-10-374 &#10;[3237]" calcext:value-type="string">
            <text:p>cal-10-374 <text:line-break/>[3237]</text:p>
          </table:table-cell>
          <table:table-cell/>
          <table:table-cell table:formula="of:=INFO.OBBA.OBBA.OBGET(INFO.OBBA.OBBA.OBCALL(&quot;&quot;;[.$B$15];&quot;getDaycountFraction&quot;;[.I374];[.J374]))" office:value-type="float" office:value="-27.4388888888889" calcext:value-type="float">
            <text:p>-27,439</text:p>
          </table:table-cell>
          <table:table-cell table:style-name="ce35" table:formula="of:=(YEARFRAC([.E374];[.F374];[.$C$9]))" office:value-type="float" office:value="27.4388888888889" calcext:value-type="float">
            <text:p>27,439</text:p>
          </table:table-cell>
          <table:table-cell table:formula="of:=ABS([.L374])-[.M37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6-07-19" calcext:value-type="date">
            <text:p>19.07.2006</text:p>
          </table:table-cell>
          <table:table-cell table:style-name="ce22" table:formula="of:=[.$C$11]+INT(RAND()*([.$C$12]-[.$C$11]))" office:value-type="date" office:date-value="2004-01-09" calcext:value-type="date">
            <text:p>09.01.2004</text:p>
          </table:table-cell>
          <table:table-cell table:style-name="ce21" table:formula="of:=INFO.OBBA.OBBA.OBMAKE(&quot;date-&quot;&amp;COLUMN()&amp;&quot;-&quot;&amp;ROW();&quot;Date&quot;;[.E375])" office:value-type="string" office:string-value="date-7-375 &#10;[3239]" calcext:value-type="string">
            <text:p>date-7-375 <text:line-break/>[3239]</text:p>
          </table:table-cell>
          <table:table-cell table:style-name="ce21" table:formula="of:=INFO.OBBA.OBBA.OBMAKE(&quot;date-&quot;&amp;COLUMN()&amp;&quot;-&quot;&amp;ROW();&quot;Date&quot;;[.F375])" office:value-type="string" office:string-value="date-8-375 &#10;[3240]" calcext:value-type="string">
            <text:p>date-8-375 <text:line-break/>[32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5])" office:value-type="string" office:string-value="cal-9-375 &#10;[3242]" calcext:value-type="string">
            <text:p>cal-9-375 <text:line-break/>[32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5])" office:value-type="string" office:string-value="cal-10-375 &#10;[3244]" calcext:value-type="string">
            <text:p>cal-10-375 <text:line-break/>[3244]</text:p>
          </table:table-cell>
          <table:table-cell/>
          <table:table-cell table:formula="of:=INFO.OBBA.OBBA.OBGET(INFO.OBBA.OBBA.OBCALL(&quot;&quot;;[.$B$15];&quot;getDaycountFraction&quot;;[.I375];[.J375]))" office:value-type="float" office:value="-2.56111111111111" calcext:value-type="float">
            <text:p>-2,561</text:p>
          </table:table-cell>
          <table:table-cell table:style-name="ce35" table:formula="of:=(YEARFRAC([.E375];[.F375];[.$C$9]))" office:value-type="float" office:value="2.56111111111111" calcext:value-type="float">
            <text:p>2,561</text:p>
          </table:table-cell>
          <table:table-cell table:formula="of:=ABS([.L375])-[.M37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6-10-12" calcext:value-type="date">
            <text:p>12.10.2016</text:p>
          </table:table-cell>
          <table:table-cell table:style-name="ce22" table:formula="of:=[.$C$11]+INT(RAND()*([.$C$12]-[.$C$11]))" office:value-type="date" office:date-value="1981-03-03" calcext:value-type="date">
            <text:p>03.03.1981</text:p>
          </table:table-cell>
          <table:table-cell table:style-name="ce21" table:formula="of:=INFO.OBBA.OBBA.OBMAKE(&quot;date-&quot;&amp;COLUMN()&amp;&quot;-&quot;&amp;ROW();&quot;Date&quot;;[.E376])" office:value-type="string" office:string-value="date-7-376 &#10;[3246]" calcext:value-type="string">
            <text:p>date-7-376 <text:line-break/>[3246]</text:p>
          </table:table-cell>
          <table:table-cell table:style-name="ce21" table:formula="of:=INFO.OBBA.OBBA.OBMAKE(&quot;date-&quot;&amp;COLUMN()&amp;&quot;-&quot;&amp;ROW();&quot;Date&quot;;[.F376])" office:value-type="string" office:string-value="date-8-376 &#10;[3247]" calcext:value-type="string">
            <text:p>date-8-376 <text:line-break/>[32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6])" office:value-type="string" office:string-value="cal-9-376 &#10;[3249]" calcext:value-type="string">
            <text:p>cal-9-376 <text:line-break/>[32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6])" office:value-type="string" office:string-value="cal-10-376 &#10;[3251]" calcext:value-type="string">
            <text:p>cal-10-376 <text:line-break/>[3251]</text:p>
          </table:table-cell>
          <table:table-cell/>
          <table:table-cell table:formula="of:=INFO.OBBA.OBBA.OBGET(INFO.OBBA.OBBA.OBCALL(&quot;&quot;;[.$B$15];&quot;getDaycountFraction&quot;;[.I376];[.J376]))" office:value-type="float" office:value="-36.1305555555556" calcext:value-type="float">
            <text:p>-36,131</text:p>
          </table:table-cell>
          <table:table-cell table:style-name="ce35" table:formula="of:=(YEARFRAC([.E376];[.F376];[.$C$9]))" office:value-type="float" office:value="36.1305555555556" calcext:value-type="float">
            <text:p>36,131</text:p>
          </table:table-cell>
          <table:table-cell table:formula="of:=ABS([.L376])-[.M37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0-11-20" calcext:value-type="date">
            <text:p>20.11.2020</text:p>
          </table:table-cell>
          <table:table-cell table:style-name="ce22" table:formula="of:=[.$C$11]+INT(RAND()*([.$C$12]-[.$C$11]))" office:value-type="date" office:date-value="1991-11-11" calcext:value-type="date">
            <text:p>11.11.1991</text:p>
          </table:table-cell>
          <table:table-cell table:style-name="ce21" table:formula="of:=INFO.OBBA.OBBA.OBMAKE(&quot;date-&quot;&amp;COLUMN()&amp;&quot;-&quot;&amp;ROW();&quot;Date&quot;;[.E377])" office:value-type="string" office:string-value="date-7-377 &#10;[3253]" calcext:value-type="string">
            <text:p>date-7-377 <text:line-break/>[3253]</text:p>
          </table:table-cell>
          <table:table-cell table:style-name="ce21" table:formula="of:=INFO.OBBA.OBBA.OBMAKE(&quot;date-&quot;&amp;COLUMN()&amp;&quot;-&quot;&amp;ROW();&quot;Date&quot;;[.F377])" office:value-type="string" office:string-value="date-8-377 &#10;[3254]" calcext:value-type="string">
            <text:p>date-8-377 <text:line-break/>[32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7])" office:value-type="string" office:string-value="cal-9-377 &#10;[3256]" calcext:value-type="string">
            <text:p>cal-9-377 <text:line-break/>[32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7])" office:value-type="string" office:string-value="cal-10-377 &#10;[3258]" calcext:value-type="string">
            <text:p>cal-10-377 <text:line-break/>[3258]</text:p>
          </table:table-cell>
          <table:table-cell/>
          <table:table-cell table:formula="of:=INFO.OBBA.OBBA.OBGET(INFO.OBBA.OBBA.OBCALL(&quot;&quot;;[.$B$15];&quot;getDaycountFraction&quot;;[.I377];[.J377]))" office:value-type="float" office:value="-29.45" calcext:value-type="float">
            <text:p>-29,450</text:p>
          </table:table-cell>
          <table:table-cell table:style-name="ce35" table:formula="of:=(YEARFRAC([.E377];[.F377];[.$C$9]))" office:value-type="float" office:value="29.45" calcext:value-type="float">
            <text:p>29,450</text:p>
          </table:table-cell>
          <table:table-cell table:formula="of:=ABS([.L377])-[.M37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2-10-24" calcext:value-type="date">
            <text:p>24.10.1992</text:p>
          </table:table-cell>
          <table:table-cell table:style-name="ce22" table:formula="of:=[.$C$11]+INT(RAND()*([.$C$12]-[.$C$11]))" office:value-type="date" office:date-value="2007-07-30" calcext:value-type="date">
            <text:p>30.07.2007</text:p>
          </table:table-cell>
          <table:table-cell table:style-name="ce21" table:formula="of:=INFO.OBBA.OBBA.OBMAKE(&quot;date-&quot;&amp;COLUMN()&amp;&quot;-&quot;&amp;ROW();&quot;Date&quot;;[.E378])" office:value-type="string" office:string-value="date-7-378 &#10;[3260]" calcext:value-type="string">
            <text:p>date-7-378 <text:line-break/>[3260]</text:p>
          </table:table-cell>
          <table:table-cell table:style-name="ce21" table:formula="of:=INFO.OBBA.OBBA.OBMAKE(&quot;date-&quot;&amp;COLUMN()&amp;&quot;-&quot;&amp;ROW();&quot;Date&quot;;[.F378])" office:value-type="string" office:string-value="date-8-378 &#10;[3261]" calcext:value-type="string">
            <text:p>date-8-378 <text:line-break/>[32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8])" office:value-type="string" office:string-value="cal-9-378 &#10;[3263]" calcext:value-type="string">
            <text:p>cal-9-378 <text:line-break/>[32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8])" office:value-type="string" office:string-value="cal-10-378 &#10;[3265]" calcext:value-type="string">
            <text:p>cal-10-378 <text:line-break/>[3265]</text:p>
          </table:table-cell>
          <table:table-cell/>
          <table:table-cell table:formula="of:=INFO.OBBA.OBBA.OBGET(INFO.OBBA.OBBA.OBCALL(&quot;&quot;;[.$B$15];&quot;getDaycountFraction&quot;;[.I378];[.J378]))" office:value-type="float" office:value="14.9777777777778" calcext:value-type="float">
            <text:p>14,978</text:p>
          </table:table-cell>
          <table:table-cell table:style-name="ce35" table:formula="of:=(YEARFRAC([.E378];[.F378];[.$C$9]))" office:value-type="float" office:value="14.9777777777778" calcext:value-type="float">
            <text:p>14,978</text:p>
          </table:table-cell>
          <table:table-cell table:formula="of:=ABS([.L378])-[.M37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8-01-17" calcext:value-type="date">
            <text:p>17.01.2008</text:p>
          </table:table-cell>
          <table:table-cell table:style-name="ce22" table:formula="of:=[.$C$11]+INT(RAND()*([.$C$12]-[.$C$11]))" office:value-type="date" office:date-value="2028-02-03" calcext:value-type="date">
            <text:p>03.02.2028</text:p>
          </table:table-cell>
          <table:table-cell table:style-name="ce21" table:formula="of:=INFO.OBBA.OBBA.OBMAKE(&quot;date-&quot;&amp;COLUMN()&amp;&quot;-&quot;&amp;ROW();&quot;Date&quot;;[.E379])" office:value-type="string" office:string-value="date-7-379 &#10;[3267]" calcext:value-type="string">
            <text:p>date-7-379 <text:line-break/>[3267]</text:p>
          </table:table-cell>
          <table:table-cell table:style-name="ce21" table:formula="of:=INFO.OBBA.OBBA.OBMAKE(&quot;date-&quot;&amp;COLUMN()&amp;&quot;-&quot;&amp;ROW();&quot;Date&quot;;[.F379])" office:value-type="string" office:string-value="date-8-379 &#10;[3268]" calcext:value-type="string">
            <text:p>date-8-379 <text:line-break/>[32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79])" office:value-type="string" office:string-value="cal-9-379 &#10;[3270]" calcext:value-type="string">
            <text:p>cal-9-379 <text:line-break/>[32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79])" office:value-type="string" office:string-value="cal-10-379 &#10;[3272]" calcext:value-type="string">
            <text:p>cal-10-379 <text:line-break/>[3272]</text:p>
          </table:table-cell>
          <table:table-cell/>
          <table:table-cell table:formula="of:=INFO.OBBA.OBBA.OBGET(INFO.OBBA.OBBA.OBCALL(&quot;&quot;;[.$B$15];&quot;getDaycountFraction&quot;;[.I379];[.J379]))" office:value-type="float" office:value="20.3388888888889" calcext:value-type="float">
            <text:p>20,339</text:p>
          </table:table-cell>
          <table:table-cell table:style-name="ce35" table:formula="of:=(YEARFRAC([.E379];[.F379];[.$C$9]))" office:value-type="float" office:value="20.3388888888889" calcext:value-type="float">
            <text:p>20,339</text:p>
          </table:table-cell>
          <table:table-cell table:formula="of:=ABS([.L379])-[.M37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3-11-06" calcext:value-type="date">
            <text:p>06.11.1983</text:p>
          </table:table-cell>
          <table:table-cell table:style-name="ce22" table:formula="of:=[.$C$11]+INT(RAND()*([.$C$12]-[.$C$11]))" office:value-type="date" office:date-value="1994-03-05" calcext:value-type="date">
            <text:p>05.03.1994</text:p>
          </table:table-cell>
          <table:table-cell table:style-name="ce21" table:formula="of:=INFO.OBBA.OBBA.OBMAKE(&quot;date-&quot;&amp;COLUMN()&amp;&quot;-&quot;&amp;ROW();&quot;Date&quot;;[.E380])" office:value-type="string" office:string-value="date-7-380 &#10;[3274]" calcext:value-type="string">
            <text:p>date-7-380 <text:line-break/>[3274]</text:p>
          </table:table-cell>
          <table:table-cell table:style-name="ce21" table:formula="of:=INFO.OBBA.OBBA.OBMAKE(&quot;date-&quot;&amp;COLUMN()&amp;&quot;-&quot;&amp;ROW();&quot;Date&quot;;[.F380])" office:value-type="string" office:string-value="date-8-380 &#10;[3275]" calcext:value-type="string">
            <text:p>date-8-380 <text:line-break/>[32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0])" office:value-type="string" office:string-value="cal-9-380 &#10;[3277]" calcext:value-type="string">
            <text:p>cal-9-380 <text:line-break/>[32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0])" office:value-type="string" office:string-value="cal-10-380 &#10;[3279]" calcext:value-type="string">
            <text:p>cal-10-380 <text:line-break/>[3279]</text:p>
          </table:table-cell>
          <table:table-cell/>
          <table:table-cell table:formula="of:=INFO.OBBA.OBBA.OBGET(INFO.OBBA.OBBA.OBCALL(&quot;&quot;;[.$B$15];&quot;getDaycountFraction&quot;;[.I380];[.J380]))" office:value-type="float" office:value="10.4777777777778" calcext:value-type="float">
            <text:p>10,478</text:p>
          </table:table-cell>
          <table:table-cell table:style-name="ce35" table:formula="of:=(YEARFRAC([.E380];[.F380];[.$C$9]))" office:value-type="float" office:value="10.4777777777778" calcext:value-type="float">
            <text:p>10,478</text:p>
          </table:table-cell>
          <table:table-cell table:formula="of:=ABS([.L380])-[.M38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7-05-16" calcext:value-type="date">
            <text:p>16.05.1987</text:p>
          </table:table-cell>
          <table:table-cell table:style-name="ce22" table:formula="of:=[.$C$11]+INT(RAND()*([.$C$12]-[.$C$11]))" office:value-type="date" office:date-value="2007-09-20" calcext:value-type="date">
            <text:p>20.09.2007</text:p>
          </table:table-cell>
          <table:table-cell table:style-name="ce21" table:formula="of:=INFO.OBBA.OBBA.OBMAKE(&quot;date-&quot;&amp;COLUMN()&amp;&quot;-&quot;&amp;ROW();&quot;Date&quot;;[.E381])" office:value-type="string" office:string-value="date-7-381 &#10;[3281]" calcext:value-type="string">
            <text:p>date-7-381 <text:line-break/>[3281]</text:p>
          </table:table-cell>
          <table:table-cell table:style-name="ce21" table:formula="of:=INFO.OBBA.OBBA.OBMAKE(&quot;date-&quot;&amp;COLUMN()&amp;&quot;-&quot;&amp;ROW();&quot;Date&quot;;[.F381])" office:value-type="string" office:string-value="date-8-381 &#10;[3282]" calcext:value-type="string">
            <text:p>date-8-381 <text:line-break/>[32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1])" office:value-type="string" office:string-value="cal-9-381 &#10;[3284]" calcext:value-type="string">
            <text:p>cal-9-381 <text:line-break/>[32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1])" office:value-type="string" office:string-value="cal-10-381 &#10;[3286]" calcext:value-type="string">
            <text:p>cal-10-381 <text:line-break/>[3286]</text:p>
          </table:table-cell>
          <table:table-cell/>
          <table:table-cell table:formula="of:=INFO.OBBA.OBBA.OBGET(INFO.OBBA.OBBA.OBCALL(&quot;&quot;;[.$B$15];&quot;getDaycountFraction&quot;;[.I381];[.J381]))" office:value-type="float" office:value="20.6444444444444" calcext:value-type="float">
            <text:p>20,644</text:p>
          </table:table-cell>
          <table:table-cell table:style-name="ce35" table:formula="of:=(YEARFRAC([.E381];[.F381];[.$C$9]))" office:value-type="float" office:value="20.6444444444444" calcext:value-type="float">
            <text:p>20,644</text:p>
          </table:table-cell>
          <table:table-cell table:formula="of:=ABS([.L381])-[.M38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06-16" calcext:value-type="date">
            <text:p>16.06.2013</text:p>
          </table:table-cell>
          <table:table-cell table:style-name="ce22" table:formula="of:=[.$C$11]+INT(RAND()*([.$C$12]-[.$C$11]))" office:value-type="date" office:date-value="2029-03-11" calcext:value-type="date">
            <text:p>11.03.2029</text:p>
          </table:table-cell>
          <table:table-cell table:style-name="ce21" table:formula="of:=INFO.OBBA.OBBA.OBMAKE(&quot;date-&quot;&amp;COLUMN()&amp;&quot;-&quot;&amp;ROW();&quot;Date&quot;;[.E382])" office:value-type="string" office:string-value="date-7-382 &#10;[3288]" calcext:value-type="string">
            <text:p>date-7-382 <text:line-break/>[3288]</text:p>
          </table:table-cell>
          <table:table-cell table:style-name="ce21" table:formula="of:=INFO.OBBA.OBBA.OBMAKE(&quot;date-&quot;&amp;COLUMN()&amp;&quot;-&quot;&amp;ROW();&quot;Date&quot;;[.F382])" office:value-type="string" office:string-value="date-8-382 &#10;[3289]" calcext:value-type="string">
            <text:p>date-8-382 <text:line-break/>[32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2])" office:value-type="string" office:string-value="cal-9-382 &#10;[3291]" calcext:value-type="string">
            <text:p>cal-9-382 <text:line-break/>[32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2])" office:value-type="string" office:string-value="cal-10-382 &#10;[3293]" calcext:value-type="string">
            <text:p>cal-10-382 <text:line-break/>[3293]</text:p>
          </table:table-cell>
          <table:table-cell/>
          <table:table-cell table:formula="of:=INFO.OBBA.OBBA.OBGET(INFO.OBBA.OBBA.OBCALL(&quot;&quot;;[.$B$15];&quot;getDaycountFraction&quot;;[.I382];[.J382]))" office:value-type="float" office:value="15.9638888888889" calcext:value-type="float">
            <text:p>15,964</text:p>
          </table:table-cell>
          <table:table-cell table:style-name="ce35" table:formula="of:=(YEARFRAC([.E382];[.F382];[.$C$9]))" office:value-type="float" office:value="15.9638888888889" calcext:value-type="float">
            <text:p>15,964</text:p>
          </table:table-cell>
          <table:table-cell table:formula="of:=ABS([.L382])-[.M38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4-07-10" calcext:value-type="date">
            <text:p>10.07.2004</text:p>
          </table:table-cell>
          <table:table-cell table:style-name="ce22" table:formula="of:=[.$C$11]+INT(RAND()*([.$C$12]-[.$C$11]))" office:value-type="date" office:date-value="2003-07-04" calcext:value-type="date">
            <text:p>04.07.2003</text:p>
          </table:table-cell>
          <table:table-cell table:style-name="ce21" table:formula="of:=INFO.OBBA.OBBA.OBMAKE(&quot;date-&quot;&amp;COLUMN()&amp;&quot;-&quot;&amp;ROW();&quot;Date&quot;;[.E383])" office:value-type="string" office:string-value="date-7-383 &#10;[3295]" calcext:value-type="string">
            <text:p>date-7-383 <text:line-break/>[3295]</text:p>
          </table:table-cell>
          <table:table-cell table:style-name="ce21" table:formula="of:=INFO.OBBA.OBBA.OBMAKE(&quot;date-&quot;&amp;COLUMN()&amp;&quot;-&quot;&amp;ROW();&quot;Date&quot;;[.F383])" office:value-type="string" office:string-value="date-8-383 &#10;[3296]" calcext:value-type="string">
            <text:p>date-8-383 <text:line-break/>[32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3])" office:value-type="string" office:string-value="cal-9-383 &#10;[3298]" calcext:value-type="string">
            <text:p>cal-9-383 <text:line-break/>[32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3])" office:value-type="string" office:string-value="cal-10-383 &#10;[3300]" calcext:value-type="string">
            <text:p>cal-10-383 <text:line-break/>[3300]</text:p>
          </table:table-cell>
          <table:table-cell/>
          <table:table-cell table:formula="of:=INFO.OBBA.OBBA.OBGET(INFO.OBBA.OBBA.OBCALL(&quot;&quot;;[.$B$15];&quot;getDaycountFraction&quot;;[.I383];[.J383]))" office:value-type="float" office:value="-1.03333333333333" calcext:value-type="float">
            <text:p>-1,033</text:p>
          </table:table-cell>
          <table:table-cell table:style-name="ce35" table:formula="of:=(YEARFRAC([.E383];[.F383];[.$C$9]))" office:value-type="float" office:value="1.03333333333333" calcext:value-type="float">
            <text:p>1,033</text:p>
          </table:table-cell>
          <table:table-cell table:formula="of:=ABS([.L383])-[.M38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0-02-05" calcext:value-type="date">
            <text:p>05.02.1980</text:p>
          </table:table-cell>
          <table:table-cell table:style-name="ce22" table:formula="of:=[.$C$11]+INT(RAND()*([.$C$12]-[.$C$11]))" office:value-type="date" office:date-value="2024-05-31" calcext:value-type="date">
            <text:p>31.05.2024</text:p>
          </table:table-cell>
          <table:table-cell table:style-name="ce21" table:formula="of:=INFO.OBBA.OBBA.OBMAKE(&quot;date-&quot;&amp;COLUMN()&amp;&quot;-&quot;&amp;ROW();&quot;Date&quot;;[.E384])" office:value-type="string" office:string-value="date-7-384 &#10;[3302]" calcext:value-type="string">
            <text:p>date-7-384 <text:line-break/>[3302]</text:p>
          </table:table-cell>
          <table:table-cell table:style-name="ce21" table:formula="of:=INFO.OBBA.OBBA.OBMAKE(&quot;date-&quot;&amp;COLUMN()&amp;&quot;-&quot;&amp;ROW();&quot;Date&quot;;[.F384])" office:value-type="string" office:string-value="date-8-384 &#10;[3303]" calcext:value-type="string">
            <text:p>date-8-384 <text:line-break/>[33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4])" office:value-type="string" office:string-value="cal-9-384 &#10;[3305]" calcext:value-type="string">
            <text:p>cal-9-384 <text:line-break/>[33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4])" office:value-type="string" office:string-value="cal-10-384 &#10;[3307]" calcext:value-type="string">
            <text:p>cal-10-384 <text:line-break/>[3307]</text:p>
          </table:table-cell>
          <table:table-cell/>
          <table:table-cell table:formula="of:=INFO.OBBA.OBBA.OBGET(INFO.OBBA.OBBA.OBCALL(&quot;&quot;;[.$B$15];&quot;getDaycountFraction&quot;;[.I384];[.J384]))" office:value-type="float" office:value="44.9638888888889" calcext:value-type="float">
            <text:p>44,964</text:p>
          </table:table-cell>
          <table:table-cell table:style-name="ce35" table:formula="of:=(YEARFRAC([.E384];[.F384];[.$C$9]))" office:value-type="float" office:value="44.9638888888889" calcext:value-type="float">
            <text:p>44,964</text:p>
          </table:table-cell>
          <table:table-cell table:formula="of:=ABS([.L384])-[.M38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8-01-26" calcext:value-type="date">
            <text:p>26.01.1998</text:p>
          </table:table-cell>
          <table:table-cell table:style-name="ce22" table:formula="of:=[.$C$11]+INT(RAND()*([.$C$12]-[.$C$11]))" office:value-type="date" office:date-value="2017-07-17" calcext:value-type="date">
            <text:p>17.07.2017</text:p>
          </table:table-cell>
          <table:table-cell table:style-name="ce21" table:formula="of:=INFO.OBBA.OBBA.OBMAKE(&quot;date-&quot;&amp;COLUMN()&amp;&quot;-&quot;&amp;ROW();&quot;Date&quot;;[.E385])" office:value-type="string" office:string-value="date-7-385 &#10;[3309]" calcext:value-type="string">
            <text:p>date-7-385 <text:line-break/>[3309]</text:p>
          </table:table-cell>
          <table:table-cell table:style-name="ce21" table:formula="of:=INFO.OBBA.OBBA.OBMAKE(&quot;date-&quot;&amp;COLUMN()&amp;&quot;-&quot;&amp;ROW();&quot;Date&quot;;[.F385])" office:value-type="string" office:string-value="date-8-385 &#10;[3310]" calcext:value-type="string">
            <text:p>date-8-385 <text:line-break/>[33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5])" office:value-type="string" office:string-value="cal-9-385 &#10;[3312]" calcext:value-type="string">
            <text:p>cal-9-385 <text:line-break/>[33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5])" office:value-type="string" office:string-value="cal-10-385 &#10;[3314]" calcext:value-type="string">
            <text:p>cal-10-385 <text:line-break/>[3314]</text:p>
          </table:table-cell>
          <table:table-cell/>
          <table:table-cell table:formula="of:=INFO.OBBA.OBBA.OBGET(INFO.OBBA.OBBA.OBCALL(&quot;&quot;;[.$B$15];&quot;getDaycountFraction&quot;;[.I385];[.J385]))" office:value-type="float" office:value="19.7555555555556" calcext:value-type="float">
            <text:p>19,756</text:p>
          </table:table-cell>
          <table:table-cell table:style-name="ce35" table:formula="of:=(YEARFRAC([.E385];[.F385];[.$C$9]))" office:value-type="float" office:value="19.7555555555556" calcext:value-type="float">
            <text:p>19,756</text:p>
          </table:table-cell>
          <table:table-cell table:formula="of:=ABS([.L385])-[.M38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5-10-15" calcext:value-type="date">
            <text:p>15.10.2005</text:p>
          </table:table-cell>
          <table:table-cell table:style-name="ce22" table:formula="of:=[.$C$11]+INT(RAND()*([.$C$12]-[.$C$11]))" office:value-type="date" office:date-value="1991-03-09" calcext:value-type="date">
            <text:p>09.03.1991</text:p>
          </table:table-cell>
          <table:table-cell table:style-name="ce21" table:formula="of:=INFO.OBBA.OBBA.OBMAKE(&quot;date-&quot;&amp;COLUMN()&amp;&quot;-&quot;&amp;ROW();&quot;Date&quot;;[.E386])" office:value-type="string" office:string-value="date-7-386 &#10;[3316]" calcext:value-type="string">
            <text:p>date-7-386 <text:line-break/>[3316]</text:p>
          </table:table-cell>
          <table:table-cell table:style-name="ce21" table:formula="of:=INFO.OBBA.OBBA.OBMAKE(&quot;date-&quot;&amp;COLUMN()&amp;&quot;-&quot;&amp;ROW();&quot;Date&quot;;[.F386])" office:value-type="string" office:string-value="date-8-386 &#10;[3317]" calcext:value-type="string">
            <text:p>date-8-386 <text:line-break/>[33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6])" office:value-type="string" office:string-value="cal-9-386 &#10;[3319]" calcext:value-type="string">
            <text:p>cal-9-386 <text:line-break/>[33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6])" office:value-type="string" office:string-value="cal-10-386 &#10;[3321]" calcext:value-type="string">
            <text:p>cal-10-386 <text:line-break/>[3321]</text:p>
          </table:table-cell>
          <table:table-cell/>
          <table:table-cell table:formula="of:=INFO.OBBA.OBBA.OBGET(INFO.OBBA.OBBA.OBCALL(&quot;&quot;;[.$B$15];&quot;getDaycountFraction&quot;;[.I386];[.J386]))" office:value-type="float" office:value="-14.8166666666667" calcext:value-type="float">
            <text:p>-14,817</text:p>
          </table:table-cell>
          <table:table-cell table:style-name="ce35" table:formula="of:=(YEARFRAC([.E386];[.F386];[.$C$9]))" office:value-type="float" office:value="14.8166666666667" calcext:value-type="float">
            <text:p>14,817</text:p>
          </table:table-cell>
          <table:table-cell table:formula="of:=ABS([.L386])-[.M38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9-01-18" calcext:value-type="date">
            <text:p>18.01.2009</text:p>
          </table:table-cell>
          <table:table-cell table:style-name="ce22" table:formula="of:=[.$C$11]+INT(RAND()*([.$C$12]-[.$C$11]))" office:value-type="date" office:date-value="1995-09-15" calcext:value-type="date">
            <text:p>15.09.1995</text:p>
          </table:table-cell>
          <table:table-cell table:style-name="ce21" table:formula="of:=INFO.OBBA.OBBA.OBMAKE(&quot;date-&quot;&amp;COLUMN()&amp;&quot;-&quot;&amp;ROW();&quot;Date&quot;;[.E387])" office:value-type="string" office:string-value="date-7-387 &#10;[3323]" calcext:value-type="string">
            <text:p>date-7-387 <text:line-break/>[3323]</text:p>
          </table:table-cell>
          <table:table-cell table:style-name="ce21" table:formula="of:=INFO.OBBA.OBBA.OBMAKE(&quot;date-&quot;&amp;COLUMN()&amp;&quot;-&quot;&amp;ROW();&quot;Date&quot;;[.F387])" office:value-type="string" office:string-value="date-8-387 &#10;[3324]" calcext:value-type="string">
            <text:p>date-8-387 <text:line-break/>[33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7])" office:value-type="string" office:string-value="cal-9-387 &#10;[3326]" calcext:value-type="string">
            <text:p>cal-9-387 <text:line-break/>[33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7])" office:value-type="string" office:string-value="cal-10-387 &#10;[3328]" calcext:value-type="string">
            <text:p>cal-10-387 <text:line-break/>[3328]</text:p>
          </table:table-cell>
          <table:table-cell/>
          <table:table-cell table:formula="of:=INFO.OBBA.OBBA.OBGET(INFO.OBBA.OBBA.OBCALL(&quot;&quot;;[.$B$15];&quot;getDaycountFraction&quot;;[.I387];[.J387]))" office:value-type="float" office:value="-13.5388888888889" calcext:value-type="float">
            <text:p>-13,539</text:p>
          </table:table-cell>
          <table:table-cell table:style-name="ce35" table:formula="of:=(YEARFRAC([.E387];[.F387];[.$C$9]))" office:value-type="float" office:value="13.5388888888889" calcext:value-type="float">
            <text:p>13,539</text:p>
          </table:table-cell>
          <table:table-cell table:formula="of:=ABS([.L387])-[.M38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4-06-16" calcext:value-type="date">
            <text:p>16.06.1984</text:p>
          </table:table-cell>
          <table:table-cell table:style-name="ce22" table:formula="of:=[.$C$11]+INT(RAND()*([.$C$12]-[.$C$11]))" office:value-type="date" office:date-value="2026-01-11" calcext:value-type="date">
            <text:p>11.01.2026</text:p>
          </table:table-cell>
          <table:table-cell table:style-name="ce21" table:formula="of:=INFO.OBBA.OBBA.OBMAKE(&quot;date-&quot;&amp;COLUMN()&amp;&quot;-&quot;&amp;ROW();&quot;Date&quot;;[.E388])" office:value-type="string" office:string-value="date-7-388 &#10;[3330]" calcext:value-type="string">
            <text:p>date-7-388 <text:line-break/>[3330]</text:p>
          </table:table-cell>
          <table:table-cell table:style-name="ce21" table:formula="of:=INFO.OBBA.OBBA.OBMAKE(&quot;date-&quot;&amp;COLUMN()&amp;&quot;-&quot;&amp;ROW();&quot;Date&quot;;[.F388])" office:value-type="string" office:string-value="date-8-388 &#10;[3331]" calcext:value-type="string">
            <text:p>date-8-388 <text:line-break/>[33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8])" office:value-type="string" office:string-value="cal-9-388 &#10;[3333]" calcext:value-type="string">
            <text:p>cal-9-388 <text:line-break/>[33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8])" office:value-type="string" office:string-value="cal-10-388 &#10;[3335]" calcext:value-type="string">
            <text:p>cal-10-388 <text:line-break/>[3335]</text:p>
          </table:table-cell>
          <table:table-cell/>
          <table:table-cell table:formula="of:=INFO.OBBA.OBBA.OBGET(INFO.OBBA.OBBA.OBCALL(&quot;&quot;;[.$B$15];&quot;getDaycountFraction&quot;;[.I388];[.J388]))" office:value-type="float" office:value="42.1777777777778" calcext:value-type="float">
            <text:p>42,178</text:p>
          </table:table-cell>
          <table:table-cell table:style-name="ce35" table:formula="of:=(YEARFRAC([.E388];[.F388];[.$C$9]))" office:value-type="float" office:value="42.1777777777778" calcext:value-type="float">
            <text:p>42,178</text:p>
          </table:table-cell>
          <table:table-cell table:formula="of:=ABS([.L388])-[.M38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6-07-23" calcext:value-type="date">
            <text:p>23.07.2016</text:p>
          </table:table-cell>
          <table:table-cell table:style-name="ce22" table:formula="of:=[.$C$11]+INT(RAND()*([.$C$12]-[.$C$11]))" office:value-type="date" office:date-value="1991-11-03" calcext:value-type="date">
            <text:p>03.11.1991</text:p>
          </table:table-cell>
          <table:table-cell table:style-name="ce21" table:formula="of:=INFO.OBBA.OBBA.OBMAKE(&quot;date-&quot;&amp;COLUMN()&amp;&quot;-&quot;&amp;ROW();&quot;Date&quot;;[.E389])" office:value-type="string" office:string-value="date-7-389 &#10;[3337]" calcext:value-type="string">
            <text:p>date-7-389 <text:line-break/>[3337]</text:p>
          </table:table-cell>
          <table:table-cell table:style-name="ce21" table:formula="of:=INFO.OBBA.OBBA.OBMAKE(&quot;date-&quot;&amp;COLUMN()&amp;&quot;-&quot;&amp;ROW();&quot;Date&quot;;[.F389])" office:value-type="string" office:string-value="date-8-389 &#10;[3338]" calcext:value-type="string">
            <text:p>date-8-389 <text:line-break/>[33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89])" office:value-type="string" office:string-value="cal-9-389 &#10;[3340]" calcext:value-type="string">
            <text:p>cal-9-389 <text:line-break/>[33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89])" office:value-type="string" office:string-value="cal-10-389 &#10;[3342]" calcext:value-type="string">
            <text:p>cal-10-389 <text:line-break/>[3342]</text:p>
          </table:table-cell>
          <table:table-cell/>
          <table:table-cell table:formula="of:=INFO.OBBA.OBBA.OBGET(INFO.OBBA.OBBA.OBCALL(&quot;&quot;;[.$B$15];&quot;getDaycountFraction&quot;;[.I389];[.J389]))" office:value-type="float" office:value="-25.0805555555556" calcext:value-type="float">
            <text:p>-25,081</text:p>
          </table:table-cell>
          <table:table-cell table:style-name="ce35" table:formula="of:=(YEARFRAC([.E389];[.F389];[.$C$9]))" office:value-type="float" office:value="25.0805555555556" calcext:value-type="float">
            <text:p>25,081</text:p>
          </table:table-cell>
          <table:table-cell table:formula="of:=ABS([.L389])-[.M38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7-01-23" calcext:value-type="date">
            <text:p>23.01.1987</text:p>
          </table:table-cell>
          <table:table-cell table:style-name="ce22" table:formula="of:=[.$C$11]+INT(RAND()*([.$C$12]-[.$C$11]))" office:value-type="date" office:date-value="1992-12-05" calcext:value-type="date">
            <text:p>05.12.1992</text:p>
          </table:table-cell>
          <table:table-cell table:style-name="ce21" table:formula="of:=INFO.OBBA.OBBA.OBMAKE(&quot;date-&quot;&amp;COLUMN()&amp;&quot;-&quot;&amp;ROW();&quot;Date&quot;;[.E390])" office:value-type="string" office:string-value="date-7-390 &#10;[3344]" calcext:value-type="string">
            <text:p>date-7-390 <text:line-break/>[3344]</text:p>
          </table:table-cell>
          <table:table-cell table:style-name="ce21" table:formula="of:=INFO.OBBA.OBBA.OBMAKE(&quot;date-&quot;&amp;COLUMN()&amp;&quot;-&quot;&amp;ROW();&quot;Date&quot;;[.F390])" office:value-type="string" office:string-value="date-8-390 &#10;[3345]" calcext:value-type="string">
            <text:p>date-8-390 <text:line-break/>[33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0])" office:value-type="string" office:string-value="cal-9-390 &#10;[3347]" calcext:value-type="string">
            <text:p>cal-9-390 <text:line-break/>[33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0])" office:value-type="string" office:string-value="cal-10-390 &#10;[3349]" calcext:value-type="string">
            <text:p>cal-10-390 <text:line-break/>[3349]</text:p>
          </table:table-cell>
          <table:table-cell/>
          <table:table-cell table:formula="of:=INFO.OBBA.OBBA.OBGET(INFO.OBBA.OBBA.OBCALL(&quot;&quot;;[.$B$15];&quot;getDaycountFraction&quot;;[.I390];[.J390]))" office:value-type="float" office:value="5.95277777777778" calcext:value-type="float">
            <text:p>5,953</text:p>
          </table:table-cell>
          <table:table-cell table:style-name="ce35" table:formula="of:=(YEARFRAC([.E390];[.F390];[.$C$9]))" office:value-type="float" office:value="5.95277777777778" calcext:value-type="float">
            <text:p>5,953</text:p>
          </table:table-cell>
          <table:table-cell table:formula="of:=ABS([.L390])-[.M39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5-06-22" calcext:value-type="date">
            <text:p>22.06.2015</text:p>
          </table:table-cell>
          <table:table-cell table:style-name="ce22" table:formula="of:=[.$C$11]+INT(RAND()*([.$C$12]-[.$C$11]))" office:value-type="date" office:date-value="1998-11-19" calcext:value-type="date">
            <text:p>19.11.1998</text:p>
          </table:table-cell>
          <table:table-cell table:style-name="ce21" table:formula="of:=INFO.OBBA.OBBA.OBMAKE(&quot;date-&quot;&amp;COLUMN()&amp;&quot;-&quot;&amp;ROW();&quot;Date&quot;;[.E391])" office:value-type="string" office:string-value="date-7-391 &#10;[3351]" calcext:value-type="string">
            <text:p>date-7-391 <text:line-break/>[3351]</text:p>
          </table:table-cell>
          <table:table-cell table:style-name="ce21" table:formula="of:=INFO.OBBA.OBBA.OBMAKE(&quot;date-&quot;&amp;COLUMN()&amp;&quot;-&quot;&amp;ROW();&quot;Date&quot;;[.F391])" office:value-type="string" office:string-value="date-8-391 &#10;[3352]" calcext:value-type="string">
            <text:p>date-8-391 <text:line-break/>[33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1])" office:value-type="string" office:string-value="cal-9-391 &#10;[3354]" calcext:value-type="string">
            <text:p>cal-9-391 <text:line-break/>[33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1])" office:value-type="string" office:string-value="cal-10-391 &#10;[3356]" calcext:value-type="string">
            <text:p>cal-10-391 <text:line-break/>[3356]</text:p>
          </table:table-cell>
          <table:table-cell/>
          <table:table-cell table:formula="of:=INFO.OBBA.OBBA.OBGET(INFO.OBBA.OBBA.OBCALL(&quot;&quot;;[.$B$15];&quot;getDaycountFraction&quot;;[.I391];[.J391]))" office:value-type="float" office:value="-16.8305555555556" calcext:value-type="float">
            <text:p>-16,831</text:p>
          </table:table-cell>
          <table:table-cell table:style-name="ce35" table:formula="of:=(YEARFRAC([.E391];[.F391];[.$C$9]))" office:value-type="float" office:value="16.8305555555556" calcext:value-type="float">
            <text:p>16,831</text:p>
          </table:table-cell>
          <table:table-cell table:formula="of:=ABS([.L391])-[.M39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2-05-30" calcext:value-type="date">
            <text:p>30.05.1982</text:p>
          </table:table-cell>
          <table:table-cell table:style-name="ce22" table:formula="of:=[.$C$11]+INT(RAND()*([.$C$12]-[.$C$11]))" office:value-type="date" office:date-value="2022-01-05" calcext:value-type="date">
            <text:p>05.01.2022</text:p>
          </table:table-cell>
          <table:table-cell table:style-name="ce21" table:formula="of:=INFO.OBBA.OBBA.OBMAKE(&quot;date-&quot;&amp;COLUMN()&amp;&quot;-&quot;&amp;ROW();&quot;Date&quot;;[.E392])" office:value-type="string" office:string-value="date-7-392 &#10;[3358]" calcext:value-type="string">
            <text:p>date-7-392 <text:line-break/>[3358]</text:p>
          </table:table-cell>
          <table:table-cell table:style-name="ce21" table:formula="of:=INFO.OBBA.OBBA.OBMAKE(&quot;date-&quot;&amp;COLUMN()&amp;&quot;-&quot;&amp;ROW();&quot;Date&quot;;[.F392])" office:value-type="string" office:string-value="date-8-392 &#10;[3359]" calcext:value-type="string">
            <text:p>date-8-392 <text:line-break/>[33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2])" office:value-type="string" office:string-value="cal-9-392 &#10;[3361]" calcext:value-type="string">
            <text:p>cal-9-392 <text:line-break/>[33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2])" office:value-type="string" office:string-value="cal-10-392 &#10;[3363]" calcext:value-type="string">
            <text:p>cal-10-392 <text:line-break/>[3363]</text:p>
          </table:table-cell>
          <table:table-cell/>
          <table:table-cell table:formula="of:=INFO.OBBA.OBBA.OBGET(INFO.OBBA.OBBA.OBCALL(&quot;&quot;;[.$B$15];&quot;getDaycountFraction&quot;;[.I392];[.J392]))" office:value-type="float" office:value="40.1805555555556" calcext:value-type="float">
            <text:p>40,181</text:p>
          </table:table-cell>
          <table:table-cell table:style-name="ce35" table:formula="of:=(YEARFRAC([.E392];[.F392];[.$C$9]))" office:value-type="float" office:value="40.1805555555556" calcext:value-type="float">
            <text:p>40,181</text:p>
          </table:table-cell>
          <table:table-cell table:formula="of:=ABS([.L392])-[.M39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6-10-14" calcext:value-type="date">
            <text:p>14.10.2026</text:p>
          </table:table-cell>
          <table:table-cell table:style-name="ce22" table:formula="of:=[.$C$11]+INT(RAND()*([.$C$12]-[.$C$11]))" office:value-type="date" office:date-value="2022-06-03" calcext:value-type="date">
            <text:p>03.06.2022</text:p>
          </table:table-cell>
          <table:table-cell table:style-name="ce21" table:formula="of:=INFO.OBBA.OBBA.OBMAKE(&quot;date-&quot;&amp;COLUMN()&amp;&quot;-&quot;&amp;ROW();&quot;Date&quot;;[.E393])" office:value-type="string" office:string-value="date-7-393 &#10;[3365]" calcext:value-type="string">
            <text:p>date-7-393 <text:line-break/>[3365]</text:p>
          </table:table-cell>
          <table:table-cell table:style-name="ce21" table:formula="of:=INFO.OBBA.OBBA.OBMAKE(&quot;date-&quot;&amp;COLUMN()&amp;&quot;-&quot;&amp;ROW();&quot;Date&quot;;[.F393])" office:value-type="string" office:string-value="date-8-393 &#10;[3366]" calcext:value-type="string">
            <text:p>date-8-393 <text:line-break/>[33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3])" office:value-type="string" office:string-value="cal-9-393 &#10;[3368]" calcext:value-type="string">
            <text:p>cal-9-393 <text:line-break/>[33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3])" office:value-type="string" office:string-value="cal-10-393 &#10;[3370]" calcext:value-type="string">
            <text:p>cal-10-393 <text:line-break/>[3370]</text:p>
          </table:table-cell>
          <table:table-cell/>
          <table:table-cell table:formula="of:=INFO.OBBA.OBBA.OBGET(INFO.OBBA.OBBA.OBCALL(&quot;&quot;;[.$B$15];&quot;getDaycountFraction&quot;;[.I393];[.J393]))" office:value-type="float" office:value="-4.42777777777778" calcext:value-type="float">
            <text:p>-4,428</text:p>
          </table:table-cell>
          <table:table-cell table:style-name="ce35" table:formula="of:=(YEARFRAC([.E393];[.F393];[.$C$9]))" office:value-type="float" office:value="4.42777777777778" calcext:value-type="float">
            <text:p>4,428</text:p>
          </table:table-cell>
          <table:table-cell table:formula="of:=ABS([.L393])-[.M39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2-06-11" calcext:value-type="date">
            <text:p>11.06.2022</text:p>
          </table:table-cell>
          <table:table-cell table:style-name="ce22" table:formula="of:=[.$C$11]+INT(RAND()*([.$C$12]-[.$C$11]))" office:value-type="date" office:date-value="2007-12-06" calcext:value-type="date">
            <text:p>06.12.2007</text:p>
          </table:table-cell>
          <table:table-cell table:style-name="ce21" table:formula="of:=INFO.OBBA.OBBA.OBMAKE(&quot;date-&quot;&amp;COLUMN()&amp;&quot;-&quot;&amp;ROW();&quot;Date&quot;;[.E394])" office:value-type="string" office:string-value="date-7-394 &#10;[3372]" calcext:value-type="string">
            <text:p>date-7-394 <text:line-break/>[3372]</text:p>
          </table:table-cell>
          <table:table-cell table:style-name="ce21" table:formula="of:=INFO.OBBA.OBBA.OBMAKE(&quot;date-&quot;&amp;COLUMN()&amp;&quot;-&quot;&amp;ROW();&quot;Date&quot;;[.F394])" office:value-type="string" office:string-value="date-8-394 &#10;[3373]" calcext:value-type="string">
            <text:p>date-8-394 <text:line-break/>[33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4])" office:value-type="string" office:string-value="cal-9-394 &#10;[3375]" calcext:value-type="string">
            <text:p>cal-9-394 <text:line-break/>[33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4])" office:value-type="string" office:string-value="cal-10-394 &#10;[3377]" calcext:value-type="string">
            <text:p>cal-10-394 <text:line-break/>[3377]</text:p>
          </table:table-cell>
          <table:table-cell/>
          <table:table-cell table:formula="of:=INFO.OBBA.OBBA.OBGET(INFO.OBBA.OBBA.OBCALL(&quot;&quot;;[.$B$15];&quot;getDaycountFraction&quot;;[.I394];[.J394]))" office:value-type="float" office:value="-14.725" calcext:value-type="float">
            <text:p>-14,725</text:p>
          </table:table-cell>
          <table:table-cell table:style-name="ce35" table:formula="of:=(YEARFRAC([.E394];[.F394];[.$C$9]))" office:value-type="float" office:value="14.725" calcext:value-type="float">
            <text:p>14,725</text:p>
          </table:table-cell>
          <table:table-cell table:formula="of:=ABS([.L394])-[.M39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8-02-14" calcext:value-type="date">
            <text:p>14.02.2018</text:p>
          </table:table-cell>
          <table:table-cell table:style-name="ce22" table:formula="of:=[.$C$11]+INT(RAND()*([.$C$12]-[.$C$11]))" office:value-type="date" office:date-value="1998-05-23" calcext:value-type="date">
            <text:p>23.05.1998</text:p>
          </table:table-cell>
          <table:table-cell table:style-name="ce21" table:formula="of:=INFO.OBBA.OBBA.OBMAKE(&quot;date-&quot;&amp;COLUMN()&amp;&quot;-&quot;&amp;ROW();&quot;Date&quot;;[.E395])" office:value-type="string" office:string-value="date-7-395 &#10;[3379]" calcext:value-type="string">
            <text:p>date-7-395 <text:line-break/>[3379]</text:p>
          </table:table-cell>
          <table:table-cell table:style-name="ce21" table:formula="of:=INFO.OBBA.OBBA.OBMAKE(&quot;date-&quot;&amp;COLUMN()&amp;&quot;-&quot;&amp;ROW();&quot;Date&quot;;[.F395])" office:value-type="string" office:string-value="date-8-395 &#10;[3380]" calcext:value-type="string">
            <text:p>date-8-395 <text:line-break/>[33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5])" office:value-type="string" office:string-value="cal-9-395 &#10;[3382]" calcext:value-type="string">
            <text:p>cal-9-395 <text:line-break/>[33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5])" office:value-type="string" office:string-value="cal-10-395 &#10;[3384]" calcext:value-type="string">
            <text:p>cal-10-395 <text:line-break/>[3384]</text:p>
          </table:table-cell>
          <table:table-cell/>
          <table:table-cell table:formula="of:=INFO.OBBA.OBBA.OBGET(INFO.OBBA.OBBA.OBCALL(&quot;&quot;;[.$B$15];&quot;getDaycountFraction&quot;;[.I395];[.J395]))" office:value-type="float" office:value="-20.0194444444444" calcext:value-type="float">
            <text:p>-20,019</text:p>
          </table:table-cell>
          <table:table-cell table:style-name="ce35" table:formula="of:=(YEARFRAC([.E395];[.F395];[.$C$9]))" office:value-type="float" office:value="20.0194444444444" calcext:value-type="float">
            <text:p>20,019</text:p>
          </table:table-cell>
          <table:table-cell table:formula="of:=ABS([.L395])-[.M39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7-07-12" calcext:value-type="date">
            <text:p>12.07.1987</text:p>
          </table:table-cell>
          <table:table-cell table:style-name="ce22" table:formula="of:=[.$C$11]+INT(RAND()*([.$C$12]-[.$C$11]))" office:value-type="date" office:date-value="1993-02-26" calcext:value-type="date">
            <text:p>26.02.1993</text:p>
          </table:table-cell>
          <table:table-cell table:style-name="ce21" table:formula="of:=INFO.OBBA.OBBA.OBMAKE(&quot;date-&quot;&amp;COLUMN()&amp;&quot;-&quot;&amp;ROW();&quot;Date&quot;;[.E396])" office:value-type="string" office:string-value="date-7-396 &#10;[3386]" calcext:value-type="string">
            <text:p>date-7-396 <text:line-break/>[3386]</text:p>
          </table:table-cell>
          <table:table-cell table:style-name="ce21" table:formula="of:=INFO.OBBA.OBBA.OBMAKE(&quot;date-&quot;&amp;COLUMN()&amp;&quot;-&quot;&amp;ROW();&quot;Date&quot;;[.F396])" office:value-type="string" office:string-value="date-8-396 &#10;[3387]" calcext:value-type="string">
            <text:p>date-8-396 <text:line-break/>[33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6])" office:value-type="string" office:string-value="cal-9-396 &#10;[3389]" calcext:value-type="string">
            <text:p>cal-9-396 <text:line-break/>[33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6])" office:value-type="string" office:string-value="cal-10-396 &#10;[3391]" calcext:value-type="string">
            <text:p>cal-10-396 <text:line-break/>[3391]</text:p>
          </table:table-cell>
          <table:table-cell/>
          <table:table-cell table:formula="of:=INFO.OBBA.OBBA.OBGET(INFO.OBBA.OBBA.OBCALL(&quot;&quot;;[.$B$15];&quot;getDaycountFraction&quot;;[.I396];[.J396]))" office:value-type="float" office:value="5.71111111111111" calcext:value-type="float">
            <text:p>5,711</text:p>
          </table:table-cell>
          <table:table-cell table:style-name="ce35" table:formula="of:=(YEARFRAC([.E396];[.F396];[.$C$9]))" office:value-type="float" office:value="5.71111111111111" calcext:value-type="float">
            <text:p>5,711</text:p>
          </table:table-cell>
          <table:table-cell table:formula="of:=ABS([.L396])-[.M39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0-05-04" calcext:value-type="date">
            <text:p>04.05.1990</text:p>
          </table:table-cell>
          <table:table-cell table:style-name="ce22" table:formula="of:=[.$C$11]+INT(RAND()*([.$C$12]-[.$C$11]))" office:value-type="date" office:date-value="1996-05-25" calcext:value-type="date">
            <text:p>25.05.1996</text:p>
          </table:table-cell>
          <table:table-cell table:style-name="ce21" table:formula="of:=INFO.OBBA.OBBA.OBMAKE(&quot;date-&quot;&amp;COLUMN()&amp;&quot;-&quot;&amp;ROW();&quot;Date&quot;;[.E397])" office:value-type="string" office:string-value="date-7-397 &#10;[3393]" calcext:value-type="string">
            <text:p>date-7-397 <text:line-break/>[3393]</text:p>
          </table:table-cell>
          <table:table-cell table:style-name="ce21" table:formula="of:=INFO.OBBA.OBBA.OBMAKE(&quot;date-&quot;&amp;COLUMN()&amp;&quot;-&quot;&amp;ROW();&quot;Date&quot;;[.F397])" office:value-type="string" office:string-value="date-8-397 &#10;[3394]" calcext:value-type="string">
            <text:p>date-8-397 <text:line-break/>[33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7])" office:value-type="string" office:string-value="cal-9-397 &#10;[3396]" calcext:value-type="string">
            <text:p>cal-9-397 <text:line-break/>[33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7])" office:value-type="string" office:string-value="cal-10-397 &#10;[3398]" calcext:value-type="string">
            <text:p>cal-10-397 <text:line-break/>[3398]</text:p>
          </table:table-cell>
          <table:table-cell/>
          <table:table-cell table:formula="of:=INFO.OBBA.OBBA.OBGET(INFO.OBBA.OBBA.OBCALL(&quot;&quot;;[.$B$15];&quot;getDaycountFraction&quot;;[.I397];[.J397]))" office:value-type="float" office:value="6.14722222222222" calcext:value-type="float">
            <text:p>6,147</text:p>
          </table:table-cell>
          <table:table-cell table:style-name="ce35" table:formula="of:=(YEARFRAC([.E397];[.F397];[.$C$9]))" office:value-type="float" office:value="6.14722222222222" calcext:value-type="float">
            <text:p>6,147</text:p>
          </table:table-cell>
          <table:table-cell table:formula="of:=ABS([.L397])-[.M39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0-09-03" calcext:value-type="date">
            <text:p>03.09.2020</text:p>
          </table:table-cell>
          <table:table-cell table:style-name="ce22" table:formula="of:=[.$C$11]+INT(RAND()*([.$C$12]-[.$C$11]))" office:value-type="date" office:date-value="2028-03-30" calcext:value-type="date">
            <text:p>30.03.2028</text:p>
          </table:table-cell>
          <table:table-cell table:style-name="ce21" table:formula="of:=INFO.OBBA.OBBA.OBMAKE(&quot;date-&quot;&amp;COLUMN()&amp;&quot;-&quot;&amp;ROW();&quot;Date&quot;;[.E398])" office:value-type="string" office:string-value="date-7-398 &#10;[3400]" calcext:value-type="string">
            <text:p>date-7-398 <text:line-break/>[3400]</text:p>
          </table:table-cell>
          <table:table-cell table:style-name="ce21" table:formula="of:=INFO.OBBA.OBBA.OBMAKE(&quot;date-&quot;&amp;COLUMN()&amp;&quot;-&quot;&amp;ROW();&quot;Date&quot;;[.F398])" office:value-type="string" office:string-value="date-8-398 &#10;[3401]" calcext:value-type="string">
            <text:p>date-8-398 <text:line-break/>[34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8])" office:value-type="string" office:string-value="cal-9-398 &#10;[3403]" calcext:value-type="string">
            <text:p>cal-9-398 <text:line-break/>[34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8])" office:value-type="string" office:string-value="cal-10-398 &#10;[3405]" calcext:value-type="string">
            <text:p>cal-10-398 <text:line-break/>[3405]</text:p>
          </table:table-cell>
          <table:table-cell/>
          <table:table-cell table:formula="of:=INFO.OBBA.OBBA.OBGET(INFO.OBBA.OBBA.OBCALL(&quot;&quot;;[.$B$15];&quot;getDaycountFraction&quot;;[.I398];[.J398]))" office:value-type="float" office:value="7.68055555555556" calcext:value-type="float">
            <text:p>7,681</text:p>
          </table:table-cell>
          <table:table-cell table:style-name="ce35" table:formula="of:=(YEARFRAC([.E398];[.F398];[.$C$9]))" office:value-type="float" office:value="7.68055555555556" calcext:value-type="float">
            <text:p>7,681</text:p>
          </table:table-cell>
          <table:table-cell table:formula="of:=ABS([.L398])-[.M39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5-11-01" calcext:value-type="date">
            <text:p>01.11.2025</text:p>
          </table:table-cell>
          <table:table-cell table:style-name="ce22" table:formula="of:=[.$C$11]+INT(RAND()*([.$C$12]-[.$C$11]))" office:value-type="date" office:date-value="2009-02-10" calcext:value-type="date">
            <text:p>10.02.2009</text:p>
          </table:table-cell>
          <table:table-cell table:style-name="ce21" table:formula="of:=INFO.OBBA.OBBA.OBMAKE(&quot;date-&quot;&amp;COLUMN()&amp;&quot;-&quot;&amp;ROW();&quot;Date&quot;;[.E399])" office:value-type="string" office:string-value="date-7-399 &#10;[3407]" calcext:value-type="string">
            <text:p>date-7-399 <text:line-break/>[3407]</text:p>
          </table:table-cell>
          <table:table-cell table:style-name="ce21" table:formula="of:=INFO.OBBA.OBBA.OBMAKE(&quot;date-&quot;&amp;COLUMN()&amp;&quot;-&quot;&amp;ROW();&quot;Date&quot;;[.F399])" office:value-type="string" office:string-value="date-8-399 &#10;[3408]" calcext:value-type="string">
            <text:p>date-8-399 <text:line-break/>[34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399])" office:value-type="string" office:string-value="cal-9-399 &#10;[3410]" calcext:value-type="string">
            <text:p>cal-9-399 <text:line-break/>[34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399])" office:value-type="string" office:string-value="cal-10-399 &#10;[3412]" calcext:value-type="string">
            <text:p>cal-10-399 <text:line-break/>[3412]</text:p>
          </table:table-cell>
          <table:table-cell/>
          <table:table-cell table:formula="of:=INFO.OBBA.OBBA.OBGET(INFO.OBBA.OBBA.OBCALL(&quot;&quot;;[.$B$15];&quot;getDaycountFraction&quot;;[.I399];[.J399]))" office:value-type="float" office:value="-16.9666666666667" calcext:value-type="float">
            <text:p>-16,967</text:p>
          </table:table-cell>
          <table:table-cell table:style-name="ce35" table:formula="of:=(YEARFRAC([.E399];[.F399];[.$C$9]))" office:value-type="float" office:value="16.9666666666667" calcext:value-type="float">
            <text:p>16,967</text:p>
          </table:table-cell>
          <table:table-cell table:formula="of:=ABS([.L399])-[.M39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8-02-13" calcext:value-type="date">
            <text:p>13.02.2018</text:p>
          </table:table-cell>
          <table:table-cell table:style-name="ce22" table:formula="of:=[.$C$11]+INT(RAND()*([.$C$12]-[.$C$11]))" office:value-type="date" office:date-value="2024-05-07" calcext:value-type="date">
            <text:p>07.05.2024</text:p>
          </table:table-cell>
          <table:table-cell table:style-name="ce21" table:formula="of:=INFO.OBBA.OBBA.OBMAKE(&quot;date-&quot;&amp;COLUMN()&amp;&quot;-&quot;&amp;ROW();&quot;Date&quot;;[.E400])" office:value-type="string" office:string-value="date-7-400 &#10;[3414]" calcext:value-type="string">
            <text:p>date-7-400 <text:line-break/>[3414]</text:p>
          </table:table-cell>
          <table:table-cell table:style-name="ce21" table:formula="of:=INFO.OBBA.OBBA.OBMAKE(&quot;date-&quot;&amp;COLUMN()&amp;&quot;-&quot;&amp;ROW();&quot;Date&quot;;[.F400])" office:value-type="string" office:string-value="date-8-400 &#10;[3415]" calcext:value-type="string">
            <text:p>date-8-400 <text:line-break/>[34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0])" office:value-type="string" office:string-value="cal-9-400 &#10;[3417]" calcext:value-type="string">
            <text:p>cal-9-400 <text:line-break/>[34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0])" office:value-type="string" office:string-value="cal-10-400 &#10;[3419]" calcext:value-type="string">
            <text:p>cal-10-400 <text:line-break/>[3419]</text:p>
          </table:table-cell>
          <table:table-cell/>
          <table:table-cell table:formula="of:=INFO.OBBA.OBBA.OBGET(INFO.OBBA.OBBA.OBCALL(&quot;&quot;;[.$B$15];&quot;getDaycountFraction&quot;;[.I400];[.J400]))" office:value-type="float" office:value="6.31944444444444" calcext:value-type="float">
            <text:p>6,319</text:p>
          </table:table-cell>
          <table:table-cell table:style-name="ce35" table:formula="of:=(YEARFRAC([.E400];[.F400];[.$C$9]))" office:value-type="float" office:value="6.31944444444444" calcext:value-type="float">
            <text:p>6,319</text:p>
          </table:table-cell>
          <table:table-cell table:formula="of:=ABS([.L400])-[.M40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1-09-16" calcext:value-type="date">
            <text:p>16.09.1991</text:p>
          </table:table-cell>
          <table:table-cell table:style-name="ce22" table:formula="of:=[.$C$11]+INT(RAND()*([.$C$12]-[.$C$11]))" office:value-type="date" office:date-value="2014-08-07" calcext:value-type="date">
            <text:p>07.08.2014</text:p>
          </table:table-cell>
          <table:table-cell table:style-name="ce21" table:formula="of:=INFO.OBBA.OBBA.OBMAKE(&quot;date-&quot;&amp;COLUMN()&amp;&quot;-&quot;&amp;ROW();&quot;Date&quot;;[.E401])" office:value-type="string" office:string-value="date-7-401 &#10;[3421]" calcext:value-type="string">
            <text:p>date-7-401 <text:line-break/>[3421]</text:p>
          </table:table-cell>
          <table:table-cell table:style-name="ce21" table:formula="of:=INFO.OBBA.OBBA.OBMAKE(&quot;date-&quot;&amp;COLUMN()&amp;&quot;-&quot;&amp;ROW();&quot;Date&quot;;[.F401])" office:value-type="string" office:string-value="date-8-401 &#10;[3422]" calcext:value-type="string">
            <text:p>date-8-401 <text:line-break/>[34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1])" office:value-type="string" office:string-value="cal-9-401 &#10;[3424]" calcext:value-type="string">
            <text:p>cal-9-401 <text:line-break/>[34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1])" office:value-type="string" office:string-value="cal-10-401 &#10;[3426]" calcext:value-type="string">
            <text:p>cal-10-401 <text:line-break/>[3426]</text:p>
          </table:table-cell>
          <table:table-cell/>
          <table:table-cell table:formula="of:=INFO.OBBA.OBBA.OBGET(INFO.OBBA.OBBA.OBCALL(&quot;&quot;;[.$B$15];&quot;getDaycountFraction&quot;;[.I401];[.J401]))" office:value-type="float" office:value="23.225" calcext:value-type="float">
            <text:p>23,225</text:p>
          </table:table-cell>
          <table:table-cell table:style-name="ce35" table:formula="of:=(YEARFRAC([.E401];[.F401];[.$C$9]))" office:value-type="float" office:value="23.225" calcext:value-type="float">
            <text:p>23,225</text:p>
          </table:table-cell>
          <table:table-cell table:formula="of:=ABS([.L401])-[.M40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9-04-01" calcext:value-type="date">
            <text:p>01.04.1999</text:p>
          </table:table-cell>
          <table:table-cell table:style-name="ce22" table:formula="of:=[.$C$11]+INT(RAND()*([.$C$12]-[.$C$11]))" office:value-type="date" office:date-value="2024-01-22" calcext:value-type="date">
            <text:p>22.01.2024</text:p>
          </table:table-cell>
          <table:table-cell table:style-name="ce21" table:formula="of:=INFO.OBBA.OBBA.OBMAKE(&quot;date-&quot;&amp;COLUMN()&amp;&quot;-&quot;&amp;ROW();&quot;Date&quot;;[.E402])" office:value-type="string" office:string-value="date-7-402 &#10;[3428]" calcext:value-type="string">
            <text:p>date-7-402 <text:line-break/>[3428]</text:p>
          </table:table-cell>
          <table:table-cell table:style-name="ce21" table:formula="of:=INFO.OBBA.OBBA.OBMAKE(&quot;date-&quot;&amp;COLUMN()&amp;&quot;-&quot;&amp;ROW();&quot;Date&quot;;[.F402])" office:value-type="string" office:string-value="date-8-402 &#10;[3429]" calcext:value-type="string">
            <text:p>date-8-402 <text:line-break/>[34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2])" office:value-type="string" office:string-value="cal-9-402 &#10;[3431]" calcext:value-type="string">
            <text:p>cal-9-402 <text:line-break/>[34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2])" office:value-type="string" office:string-value="cal-10-402 &#10;[3433]" calcext:value-type="string">
            <text:p>cal-10-402 <text:line-break/>[3433]</text:p>
          </table:table-cell>
          <table:table-cell/>
          <table:table-cell table:formula="of:=INFO.OBBA.OBBA.OBGET(INFO.OBBA.OBBA.OBCALL(&quot;&quot;;[.$B$15];&quot;getDaycountFraction&quot;;[.I402];[.J402]))" office:value-type="float" office:value="25.1722222222222" calcext:value-type="float">
            <text:p>25,172</text:p>
          </table:table-cell>
          <table:table-cell table:style-name="ce35" table:formula="of:=(YEARFRAC([.E402];[.F402];[.$C$9]))" office:value-type="float" office:value="25.1722222222222" calcext:value-type="float">
            <text:p>25,172</text:p>
          </table:table-cell>
          <table:table-cell table:formula="of:=ABS([.L402])-[.M40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0-08-02" calcext:value-type="date">
            <text:p>02.08.1990</text:p>
          </table:table-cell>
          <table:table-cell table:style-name="ce22" table:formula="of:=[.$C$11]+INT(RAND()*([.$C$12]-[.$C$11]))" office:value-type="date" office:date-value="2003-06-05" calcext:value-type="date">
            <text:p>05.06.2003</text:p>
          </table:table-cell>
          <table:table-cell table:style-name="ce21" table:formula="of:=INFO.OBBA.OBBA.OBMAKE(&quot;date-&quot;&amp;COLUMN()&amp;&quot;-&quot;&amp;ROW();&quot;Date&quot;;[.E403])" office:value-type="string" office:string-value="date-7-403 &#10;[3435]" calcext:value-type="string">
            <text:p>date-7-403 <text:line-break/>[3435]</text:p>
          </table:table-cell>
          <table:table-cell table:style-name="ce21" table:formula="of:=INFO.OBBA.OBBA.OBMAKE(&quot;date-&quot;&amp;COLUMN()&amp;&quot;-&quot;&amp;ROW();&quot;Date&quot;;[.F403])" office:value-type="string" office:string-value="date-8-403 &#10;[3436]" calcext:value-type="string">
            <text:p>date-8-403 <text:line-break/>[34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3])" office:value-type="string" office:string-value="cal-9-403 &#10;[3438]" calcext:value-type="string">
            <text:p>cal-9-403 <text:line-break/>[34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3])" office:value-type="string" office:string-value="cal-10-403 &#10;[3440]" calcext:value-type="string">
            <text:p>cal-10-403 <text:line-break/>[3440]</text:p>
          </table:table-cell>
          <table:table-cell/>
          <table:table-cell table:formula="of:=INFO.OBBA.OBBA.OBGET(INFO.OBBA.OBBA.OBCALL(&quot;&quot;;[.$B$15];&quot;getDaycountFraction&quot;;[.I403];[.J403]))" office:value-type="float" office:value="13.0277777777778" calcext:value-type="float">
            <text:p>13,028</text:p>
          </table:table-cell>
          <table:table-cell table:style-name="ce35" table:formula="of:=(YEARFRAC([.E403];[.F403];[.$C$9]))" office:value-type="float" office:value="13.0277777777778" calcext:value-type="float">
            <text:p>13,028</text:p>
          </table:table-cell>
          <table:table-cell table:formula="of:=ABS([.L403])-[.M40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0-12-20" calcext:value-type="date">
            <text:p>20.12.1980</text:p>
          </table:table-cell>
          <table:table-cell table:style-name="ce22" table:formula="of:=[.$C$11]+INT(RAND()*([.$C$12]-[.$C$11]))" office:value-type="date" office:date-value="1989-12-15" calcext:value-type="date">
            <text:p>15.12.1989</text:p>
          </table:table-cell>
          <table:table-cell table:style-name="ce21" table:formula="of:=INFO.OBBA.OBBA.OBMAKE(&quot;date-&quot;&amp;COLUMN()&amp;&quot;-&quot;&amp;ROW();&quot;Date&quot;;[.E404])" office:value-type="string" office:string-value="date-7-404 &#10;[3442]" calcext:value-type="string">
            <text:p>date-7-404 <text:line-break/>[3442]</text:p>
          </table:table-cell>
          <table:table-cell table:style-name="ce21" table:formula="of:=INFO.OBBA.OBBA.OBMAKE(&quot;date-&quot;&amp;COLUMN()&amp;&quot;-&quot;&amp;ROW();&quot;Date&quot;;[.F404])" office:value-type="string" office:string-value="date-8-404 &#10;[3443]" calcext:value-type="string">
            <text:p>date-8-404 <text:line-break/>[34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4])" office:value-type="string" office:string-value="cal-9-404 &#10;[3445]" calcext:value-type="string">
            <text:p>cal-9-404 <text:line-break/>[34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4])" office:value-type="string" office:string-value="cal-10-404 &#10;[3447]" calcext:value-type="string">
            <text:p>cal-10-404 <text:line-break/>[3447]</text:p>
          </table:table-cell>
          <table:table-cell/>
          <table:table-cell table:formula="of:=INFO.OBBA.OBBA.OBGET(INFO.OBBA.OBBA.OBCALL(&quot;&quot;;[.$B$15];&quot;getDaycountFraction&quot;;[.I404];[.J404]))" office:value-type="float" office:value="9.11666666666667" calcext:value-type="float">
            <text:p>9,117</text:p>
          </table:table-cell>
          <table:table-cell table:style-name="ce35" table:formula="of:=(YEARFRAC([.E404];[.F404];[.$C$9]))" office:value-type="float" office:value="9.11666666666667" calcext:value-type="float">
            <text:p>9,117</text:p>
          </table:table-cell>
          <table:table-cell table:formula="of:=ABS([.L404])-[.M40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2-01-08" calcext:value-type="date">
            <text:p>08.01.1982</text:p>
          </table:table-cell>
          <table:table-cell table:style-name="ce22" table:formula="of:=[.$C$11]+INT(RAND()*([.$C$12]-[.$C$11]))" office:value-type="date" office:date-value="2006-04-13" calcext:value-type="date">
            <text:p>13.04.2006</text:p>
          </table:table-cell>
          <table:table-cell table:style-name="ce21" table:formula="of:=INFO.OBBA.OBBA.OBMAKE(&quot;date-&quot;&amp;COLUMN()&amp;&quot;-&quot;&amp;ROW();&quot;Date&quot;;[.E405])" office:value-type="string" office:string-value="date-7-405 &#10;[3449]" calcext:value-type="string">
            <text:p>date-7-405 <text:line-break/>[3449]</text:p>
          </table:table-cell>
          <table:table-cell table:style-name="ce21" table:formula="of:=INFO.OBBA.OBBA.OBMAKE(&quot;date-&quot;&amp;COLUMN()&amp;&quot;-&quot;&amp;ROW();&quot;Date&quot;;[.F405])" office:value-type="string" office:string-value="date-8-405 &#10;[3450]" calcext:value-type="string">
            <text:p>date-8-405 <text:line-break/>[34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5])" office:value-type="string" office:string-value="cal-9-405 &#10;[3452]" calcext:value-type="string">
            <text:p>cal-9-405 <text:line-break/>[34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5])" office:value-type="string" office:string-value="cal-10-405 &#10;[3454]" calcext:value-type="string">
            <text:p>cal-10-405 <text:line-break/>[3454]</text:p>
          </table:table-cell>
          <table:table-cell/>
          <table:table-cell table:formula="of:=INFO.OBBA.OBBA.OBGET(INFO.OBBA.OBBA.OBCALL(&quot;&quot;;[.$B$15];&quot;getDaycountFraction&quot;;[.I405];[.J405]))" office:value-type="float" office:value="24.6138888888889" calcext:value-type="float">
            <text:p>24,614</text:p>
          </table:table-cell>
          <table:table-cell table:style-name="ce35" table:formula="of:=(YEARFRAC([.E405];[.F405];[.$C$9]))" office:value-type="float" office:value="24.6138888888889" calcext:value-type="float">
            <text:p>24,614</text:p>
          </table:table-cell>
          <table:table-cell table:formula="of:=ABS([.L405])-[.M40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9-04-15" calcext:value-type="date">
            <text:p>15.04.2019</text:p>
          </table:table-cell>
          <table:table-cell table:style-name="ce22" table:formula="of:=[.$C$11]+INT(RAND()*([.$C$12]-[.$C$11]))" office:value-type="date" office:date-value="2005-12-19" calcext:value-type="date">
            <text:p>19.12.2005</text:p>
          </table:table-cell>
          <table:table-cell table:style-name="ce21" table:formula="of:=INFO.OBBA.OBBA.OBMAKE(&quot;date-&quot;&amp;COLUMN()&amp;&quot;-&quot;&amp;ROW();&quot;Date&quot;;[.E406])" office:value-type="string" office:string-value="date-7-406 &#10;[3456]" calcext:value-type="string">
            <text:p>date-7-406 <text:line-break/>[3456]</text:p>
          </table:table-cell>
          <table:table-cell table:style-name="ce21" table:formula="of:=INFO.OBBA.OBBA.OBMAKE(&quot;date-&quot;&amp;COLUMN()&amp;&quot;-&quot;&amp;ROW();&quot;Date&quot;;[.F406])" office:value-type="string" office:string-value="date-8-406 &#10;[3457]" calcext:value-type="string">
            <text:p>date-8-406 <text:line-break/>[34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6])" office:value-type="string" office:string-value="cal-9-406 &#10;[3459]" calcext:value-type="string">
            <text:p>cal-9-406 <text:line-break/>[34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6])" office:value-type="string" office:string-value="cal-10-406 &#10;[3461]" calcext:value-type="string">
            <text:p>cal-10-406 <text:line-break/>[3461]</text:p>
          </table:table-cell>
          <table:table-cell/>
          <table:table-cell table:formula="of:=INFO.OBBA.OBBA.OBGET(INFO.OBBA.OBBA.OBCALL(&quot;&quot;;[.$B$15];&quot;getDaycountFraction&quot;;[.I406];[.J406]))" office:value-type="float" office:value="-13.5138888888889" calcext:value-type="float">
            <text:p>-13,514</text:p>
          </table:table-cell>
          <table:table-cell table:style-name="ce35" table:formula="of:=(YEARFRAC([.E406];[.F406];[.$C$9]))" office:value-type="float" office:value="13.5138888888889" calcext:value-type="float">
            <text:p>13,514</text:p>
          </table:table-cell>
          <table:table-cell table:formula="of:=ABS([.L406])-[.M40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2-05-08" calcext:value-type="date">
            <text:p>08.05.2002</text:p>
          </table:table-cell>
          <table:table-cell table:style-name="ce22" table:formula="of:=[.$C$11]+INT(RAND()*([.$C$12]-[.$C$11]))" office:value-type="date" office:date-value="1991-04-21" calcext:value-type="date">
            <text:p>21.04.1991</text:p>
          </table:table-cell>
          <table:table-cell table:style-name="ce21" table:formula="of:=INFO.OBBA.OBBA.OBMAKE(&quot;date-&quot;&amp;COLUMN()&amp;&quot;-&quot;&amp;ROW();&quot;Date&quot;;[.E407])" office:value-type="string" office:string-value="date-7-407 &#10;[3463]" calcext:value-type="string">
            <text:p>date-7-407 <text:line-break/>[3463]</text:p>
          </table:table-cell>
          <table:table-cell table:style-name="ce21" table:formula="of:=INFO.OBBA.OBBA.OBMAKE(&quot;date-&quot;&amp;COLUMN()&amp;&quot;-&quot;&amp;ROW();&quot;Date&quot;;[.F407])" office:value-type="string" office:string-value="date-8-407 &#10;[3464]" calcext:value-type="string">
            <text:p>date-8-407 <text:line-break/>[34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7])" office:value-type="string" office:string-value="cal-9-407 &#10;[3466]" calcext:value-type="string">
            <text:p>cal-9-407 <text:line-break/>[34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7])" office:value-type="string" office:string-value="cal-10-407 &#10;[3468]" calcext:value-type="string">
            <text:p>cal-10-407 <text:line-break/>[3468]</text:p>
          </table:table-cell>
          <table:table-cell/>
          <table:table-cell table:formula="of:=INFO.OBBA.OBBA.OBGET(INFO.OBBA.OBBA.OBCALL(&quot;&quot;;[.$B$15];&quot;getDaycountFraction&quot;;[.I407];[.J407]))" office:value-type="float" office:value="-11.2083333333333" calcext:value-type="float">
            <text:p>-11,208</text:p>
          </table:table-cell>
          <table:table-cell table:style-name="ce35" table:formula="of:=(YEARFRAC([.E407];[.F407];[.$C$9]))" office:value-type="float" office:value="11.2083333333333" calcext:value-type="float">
            <text:p>11,208</text:p>
          </table:table-cell>
          <table:table-cell table:formula="of:=ABS([.L407])-[.M40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8-01-21" calcext:value-type="date">
            <text:p>21.01.2018</text:p>
          </table:table-cell>
          <table:table-cell table:style-name="ce22" table:formula="of:=[.$C$11]+INT(RAND()*([.$C$12]-[.$C$11]))" office:value-type="date" office:date-value="2003-06-24" calcext:value-type="date">
            <text:p>24.06.2003</text:p>
          </table:table-cell>
          <table:table-cell table:style-name="ce21" table:formula="of:=INFO.OBBA.OBBA.OBMAKE(&quot;date-&quot;&amp;COLUMN()&amp;&quot;-&quot;&amp;ROW();&quot;Date&quot;;[.E408])" office:value-type="string" office:string-value="date-7-408 &#10;[3470]" calcext:value-type="string">
            <text:p>date-7-408 <text:line-break/>[3470]</text:p>
          </table:table-cell>
          <table:table-cell table:style-name="ce21" table:formula="of:=INFO.OBBA.OBBA.OBMAKE(&quot;date-&quot;&amp;COLUMN()&amp;&quot;-&quot;&amp;ROW();&quot;Date&quot;;[.F408])" office:value-type="string" office:string-value="date-8-408 &#10;[3471]" calcext:value-type="string">
            <text:p>date-8-408 <text:line-break/>[34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8])" office:value-type="string" office:string-value="cal-9-408 &#10;[3473]" calcext:value-type="string">
            <text:p>cal-9-408 <text:line-break/>[34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8])" office:value-type="string" office:string-value="cal-10-408 &#10;[3475]" calcext:value-type="string">
            <text:p>cal-10-408 <text:line-break/>[3475]</text:p>
          </table:table-cell>
          <table:table-cell/>
          <table:table-cell table:formula="of:=INFO.OBBA.OBBA.OBGET(INFO.OBBA.OBBA.OBCALL(&quot;&quot;;[.$B$15];&quot;getDaycountFraction&quot;;[.I408];[.J408]))" office:value-type="float" office:value="-14.7916666666667" calcext:value-type="float">
            <text:p>-14,792</text:p>
          </table:table-cell>
          <table:table-cell table:style-name="ce35" table:formula="of:=(YEARFRAC([.E408];[.F408];[.$C$9]))" office:value-type="float" office:value="14.7916666666667" calcext:value-type="float">
            <text:p>14,792</text:p>
          </table:table-cell>
          <table:table-cell table:formula="of:=ABS([.L408])-[.M40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4-02-19" calcext:value-type="date">
            <text:p>19.02.2014</text:p>
          </table:table-cell>
          <table:table-cell table:style-name="ce22" table:formula="of:=[.$C$11]+INT(RAND()*([.$C$12]-[.$C$11]))" office:value-type="date" office:date-value="1987-11-04" calcext:value-type="date">
            <text:p>04.11.1987</text:p>
          </table:table-cell>
          <table:table-cell table:style-name="ce21" table:formula="of:=INFO.OBBA.OBBA.OBMAKE(&quot;date-&quot;&amp;COLUMN()&amp;&quot;-&quot;&amp;ROW();&quot;Date&quot;;[.E409])" office:value-type="string" office:string-value="date-7-409 &#10;[3477]" calcext:value-type="string">
            <text:p>date-7-409 <text:line-break/>[3477]</text:p>
          </table:table-cell>
          <table:table-cell table:style-name="ce21" table:formula="of:=INFO.OBBA.OBBA.OBMAKE(&quot;date-&quot;&amp;COLUMN()&amp;&quot;-&quot;&amp;ROW();&quot;Date&quot;;[.F409])" office:value-type="string" office:string-value="date-8-409 &#10;[3478]" calcext:value-type="string">
            <text:p>date-8-409 <text:line-break/>[34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09])" office:value-type="string" office:string-value="cal-9-409 &#10;[3480]" calcext:value-type="string">
            <text:p>cal-9-409 <text:line-break/>[34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09])" office:value-type="string" office:string-value="cal-10-409 &#10;[3482]" calcext:value-type="string">
            <text:p>cal-10-409 <text:line-break/>[3482]</text:p>
          </table:table-cell>
          <table:table-cell/>
          <table:table-cell table:formula="of:=INFO.OBBA.OBBA.OBGET(INFO.OBBA.OBBA.OBCALL(&quot;&quot;;[.$B$15];&quot;getDaycountFraction&quot;;[.I409];[.J409]))" office:value-type="float" office:value="-26.6777777777778" calcext:value-type="float">
            <text:p>-26,678</text:p>
          </table:table-cell>
          <table:table-cell table:style-name="ce35" table:formula="of:=(YEARFRAC([.E409];[.F409];[.$C$9]))" office:value-type="float" office:value="26.6777777777778" calcext:value-type="float">
            <text:p>26,678</text:p>
          </table:table-cell>
          <table:table-cell table:formula="of:=ABS([.L409])-[.M40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5-05-30" calcext:value-type="date">
            <text:p>30.05.2005</text:p>
          </table:table-cell>
          <table:table-cell table:style-name="ce22" table:formula="of:=[.$C$11]+INT(RAND()*([.$C$12]-[.$C$11]))" office:value-type="date" office:date-value="1996-11-02" calcext:value-type="date">
            <text:p>02.11.1996</text:p>
          </table:table-cell>
          <table:table-cell table:style-name="ce21" table:formula="of:=INFO.OBBA.OBBA.OBMAKE(&quot;date-&quot;&amp;COLUMN()&amp;&quot;-&quot;&amp;ROW();&quot;Date&quot;;[.E410])" office:value-type="string" office:string-value="date-7-410 &#10;[3484]" calcext:value-type="string">
            <text:p>date-7-410 <text:line-break/>[3484]</text:p>
          </table:table-cell>
          <table:table-cell table:style-name="ce21" table:formula="of:=INFO.OBBA.OBBA.OBMAKE(&quot;date-&quot;&amp;COLUMN()&amp;&quot;-&quot;&amp;ROW();&quot;Date&quot;;[.F410])" office:value-type="string" office:string-value="date-8-410 &#10;[3485]" calcext:value-type="string">
            <text:p>date-8-410 <text:line-break/>[34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0])" office:value-type="string" office:string-value="cal-9-410 &#10;[3487]" calcext:value-type="string">
            <text:p>cal-9-410 <text:line-break/>[34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0])" office:value-type="string" office:string-value="cal-10-410 &#10;[3489]" calcext:value-type="string">
            <text:p>cal-10-410 <text:line-break/>[3489]</text:p>
          </table:table-cell>
          <table:table-cell/>
          <table:table-cell table:formula="of:=INFO.OBBA.OBBA.OBGET(INFO.OBBA.OBBA.OBCALL(&quot;&quot;;[.$B$15];&quot;getDaycountFraction&quot;;[.I410];[.J410]))" office:value-type="float" office:value="-8.69722222222222" calcext:value-type="float">
            <text:p>-8,697</text:p>
          </table:table-cell>
          <table:table-cell table:style-name="ce35" table:formula="of:=(YEARFRAC([.E410];[.F410];[.$C$9]))" office:value-type="float" office:value="8.69722222222222" calcext:value-type="float">
            <text:p>8,697</text:p>
          </table:table-cell>
          <table:table-cell table:formula="of:=ABS([.L410])-[.M41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3-04-28" calcext:value-type="date">
            <text:p>28.04.1993</text:p>
          </table:table-cell>
          <table:table-cell table:style-name="ce22" table:formula="of:=[.$C$11]+INT(RAND()*([.$C$12]-[.$C$11]))" office:value-type="date" office:date-value="2010-10-28" calcext:value-type="date">
            <text:p>28.10.2010</text:p>
          </table:table-cell>
          <table:table-cell table:style-name="ce21" table:formula="of:=INFO.OBBA.OBBA.OBMAKE(&quot;date-&quot;&amp;COLUMN()&amp;&quot;-&quot;&amp;ROW();&quot;Date&quot;;[.E411])" office:value-type="string" office:string-value="date-7-411 &#10;[3491]" calcext:value-type="string">
            <text:p>date-7-411 <text:line-break/>[3491]</text:p>
          </table:table-cell>
          <table:table-cell table:style-name="ce21" table:formula="of:=INFO.OBBA.OBBA.OBMAKE(&quot;date-&quot;&amp;COLUMN()&amp;&quot;-&quot;&amp;ROW();&quot;Date&quot;;[.F411])" office:value-type="string" office:string-value="date-8-411 &#10;[3492]" calcext:value-type="string">
            <text:p>date-8-411 <text:line-break/>[34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1])" office:value-type="string" office:string-value="cal-9-411 &#10;[3494]" calcext:value-type="string">
            <text:p>cal-9-411 <text:line-break/>[34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1])" office:value-type="string" office:string-value="cal-10-411 &#10;[3496]" calcext:value-type="string">
            <text:p>cal-10-411 <text:line-break/>[3496]</text:p>
          </table:table-cell>
          <table:table-cell/>
          <table:table-cell table:formula="of:=INFO.OBBA.OBBA.OBGET(INFO.OBBA.OBBA.OBCALL(&quot;&quot;;[.$B$15];&quot;getDaycountFraction&quot;;[.I411];[.J411]))" office:value-type="float" office:value="17.7555555555556" calcext:value-type="float">
            <text:p>17,756</text:p>
          </table:table-cell>
          <table:table-cell table:style-name="ce35" table:formula="of:=(YEARFRAC([.E411];[.F411];[.$C$9]))" office:value-type="float" office:value="17.7555555555556" calcext:value-type="float">
            <text:p>17,756</text:p>
          </table:table-cell>
          <table:table-cell table:formula="of:=ABS([.L411])-[.M41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9-05-18" calcext:value-type="date">
            <text:p>18.05.2019</text:p>
          </table:table-cell>
          <table:table-cell table:style-name="ce22" table:formula="of:=[.$C$11]+INT(RAND()*([.$C$12]-[.$C$11]))" office:value-type="date" office:date-value="1985-01-25" calcext:value-type="date">
            <text:p>25.01.1985</text:p>
          </table:table-cell>
          <table:table-cell table:style-name="ce21" table:formula="of:=INFO.OBBA.OBBA.OBMAKE(&quot;date-&quot;&amp;COLUMN()&amp;&quot;-&quot;&amp;ROW();&quot;Date&quot;;[.E412])" office:value-type="string" office:string-value="date-7-412 &#10;[3498]" calcext:value-type="string">
            <text:p>date-7-412 <text:line-break/>[3498]</text:p>
          </table:table-cell>
          <table:table-cell table:style-name="ce21" table:formula="of:=INFO.OBBA.OBBA.OBMAKE(&quot;date-&quot;&amp;COLUMN()&amp;&quot;-&quot;&amp;ROW();&quot;Date&quot;;[.F412])" office:value-type="string" office:string-value="date-8-412 &#10;[3499]" calcext:value-type="string">
            <text:p>date-8-412 <text:line-break/>[34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2])" office:value-type="string" office:string-value="cal-9-412 &#10;[3501]" calcext:value-type="string">
            <text:p>cal-9-412 <text:line-break/>[35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2])" office:value-type="string" office:string-value="cal-10-412 &#10;[3503]" calcext:value-type="string">
            <text:p>cal-10-412 <text:line-break/>[3503]</text:p>
          </table:table-cell>
          <table:table-cell/>
          <table:table-cell table:formula="of:=INFO.OBBA.OBBA.OBGET(INFO.OBBA.OBBA.OBCALL(&quot;&quot;;[.$B$15];&quot;getDaycountFraction&quot;;[.I412];[.J412]))" office:value-type="float" office:value="-34.8083333333333" calcext:value-type="float">
            <text:p>-34,808</text:p>
          </table:table-cell>
          <table:table-cell table:style-name="ce35" table:formula="of:=(YEARFRAC([.E412];[.F412];[.$C$9]))" office:value-type="float" office:value="34.8083333333333" calcext:value-type="float">
            <text:p>34,808</text:p>
          </table:table-cell>
          <table:table-cell table:formula="of:=ABS([.L412])-[.M41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4-04-03" calcext:value-type="date">
            <text:p>03.04.1994</text:p>
          </table:table-cell>
          <table:table-cell table:style-name="ce22" table:formula="of:=[.$C$11]+INT(RAND()*([.$C$12]-[.$C$11]))" office:value-type="date" office:date-value="2026-01-20" calcext:value-type="date">
            <text:p>20.01.2026</text:p>
          </table:table-cell>
          <table:table-cell table:style-name="ce21" table:formula="of:=INFO.OBBA.OBBA.OBMAKE(&quot;date-&quot;&amp;COLUMN()&amp;&quot;-&quot;&amp;ROW();&quot;Date&quot;;[.E413])" office:value-type="string" office:string-value="date-7-413 &#10;[3505]" calcext:value-type="string">
            <text:p>date-7-413 <text:line-break/>[3505]</text:p>
          </table:table-cell>
          <table:table-cell table:style-name="ce21" table:formula="of:=INFO.OBBA.OBBA.OBMAKE(&quot;date-&quot;&amp;COLUMN()&amp;&quot;-&quot;&amp;ROW();&quot;Date&quot;;[.F413])" office:value-type="string" office:string-value="date-8-413 &#10;[3506]" calcext:value-type="string">
            <text:p>date-8-413 <text:line-break/>[35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3])" office:value-type="string" office:string-value="cal-9-413 &#10;[3508]" calcext:value-type="string">
            <text:p>cal-9-413 <text:line-break/>[35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3])" office:value-type="string" office:string-value="cal-10-413 &#10;[3510]" calcext:value-type="string">
            <text:p>cal-10-413 <text:line-break/>[3510]</text:p>
          </table:table-cell>
          <table:table-cell/>
          <table:table-cell table:formula="of:=INFO.OBBA.OBBA.OBGET(INFO.OBBA.OBBA.OBCALL(&quot;&quot;;[.$B$15];&quot;getDaycountFraction&quot;;[.I413];[.J413]))" office:value-type="float" office:value="32.2638888888889" calcext:value-type="float">
            <text:p>32,264</text:p>
          </table:table-cell>
          <table:table-cell table:style-name="ce35" table:formula="of:=(YEARFRAC([.E413];[.F413];[.$C$9]))" office:value-type="float" office:value="32.2638888888889" calcext:value-type="float">
            <text:p>32,264</text:p>
          </table:table-cell>
          <table:table-cell table:formula="of:=ABS([.L413])-[.M41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6-05-07" calcext:value-type="date">
            <text:p>07.05.1996</text:p>
          </table:table-cell>
          <table:table-cell table:style-name="ce22" table:formula="of:=[.$C$11]+INT(RAND()*([.$C$12]-[.$C$11]))" office:value-type="date" office:date-value="1998-07-15" calcext:value-type="date">
            <text:p>15.07.1998</text:p>
          </table:table-cell>
          <table:table-cell table:style-name="ce21" table:formula="of:=INFO.OBBA.OBBA.OBMAKE(&quot;date-&quot;&amp;COLUMN()&amp;&quot;-&quot;&amp;ROW();&quot;Date&quot;;[.E414])" office:value-type="string" office:string-value="date-7-414 &#10;[3512]" calcext:value-type="string">
            <text:p>date-7-414 <text:line-break/>[3512]</text:p>
          </table:table-cell>
          <table:table-cell table:style-name="ce21" table:formula="of:=INFO.OBBA.OBBA.OBMAKE(&quot;date-&quot;&amp;COLUMN()&amp;&quot;-&quot;&amp;ROW();&quot;Date&quot;;[.F414])" office:value-type="string" office:string-value="date-8-414 &#10;[3513]" calcext:value-type="string">
            <text:p>date-8-414 <text:line-break/>[35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4])" office:value-type="string" office:string-value="cal-9-414 &#10;[3515]" calcext:value-type="string">
            <text:p>cal-9-414 <text:line-break/>[35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4])" office:value-type="string" office:string-value="cal-10-414 &#10;[3517]" calcext:value-type="string">
            <text:p>cal-10-414 <text:line-break/>[3517]</text:p>
          </table:table-cell>
          <table:table-cell/>
          <table:table-cell table:formula="of:=INFO.OBBA.OBBA.OBGET(INFO.OBBA.OBBA.OBCALL(&quot;&quot;;[.$B$15];&quot;getDaycountFraction&quot;;[.I414];[.J414]))" office:value-type="float" office:value="2.21944444444444" calcext:value-type="float">
            <text:p>2,219</text:p>
          </table:table-cell>
          <table:table-cell table:style-name="ce35" table:formula="of:=(YEARFRAC([.E414];[.F414];[.$C$9]))" office:value-type="float" office:value="2.21944444444444" calcext:value-type="float">
            <text:p>2,219</text:p>
          </table:table-cell>
          <table:table-cell table:formula="of:=ABS([.L414])-[.M41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9-04-08" calcext:value-type="date">
            <text:p>08.04.2019</text:p>
          </table:table-cell>
          <table:table-cell table:style-name="ce22" table:formula="of:=[.$C$11]+INT(RAND()*([.$C$12]-[.$C$11]))" office:value-type="date" office:date-value="2022-06-28" calcext:value-type="date">
            <text:p>28.06.2022</text:p>
          </table:table-cell>
          <table:table-cell table:style-name="ce21" table:formula="of:=INFO.OBBA.OBBA.OBMAKE(&quot;date-&quot;&amp;COLUMN()&amp;&quot;-&quot;&amp;ROW();&quot;Date&quot;;[.E415])" office:value-type="string" office:string-value="date-7-415 &#10;[3519]" calcext:value-type="string">
            <text:p>date-7-415 <text:line-break/>[3519]</text:p>
          </table:table-cell>
          <table:table-cell table:style-name="ce21" table:formula="of:=INFO.OBBA.OBBA.OBMAKE(&quot;date-&quot;&amp;COLUMN()&amp;&quot;-&quot;&amp;ROW();&quot;Date&quot;;[.F415])" office:value-type="string" office:string-value="date-8-415 &#10;[3520]" calcext:value-type="string">
            <text:p>date-8-415 <text:line-break/>[35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5])" office:value-type="string" office:string-value="cal-9-415 &#10;[3522]" calcext:value-type="string">
            <text:p>cal-9-415 <text:line-break/>[35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5])" office:value-type="string" office:string-value="cal-10-415 &#10;[3524]" calcext:value-type="string">
            <text:p>cal-10-415 <text:line-break/>[3524]</text:p>
          </table:table-cell>
          <table:table-cell/>
          <table:table-cell table:formula="of:=INFO.OBBA.OBBA.OBGET(INFO.OBBA.OBBA.OBCALL(&quot;&quot;;[.$B$15];&quot;getDaycountFraction&quot;;[.I415];[.J415]))" office:value-type="float" office:value="3.26944444444444" calcext:value-type="float">
            <text:p>3,269</text:p>
          </table:table-cell>
          <table:table-cell table:style-name="ce35" table:formula="of:=(YEARFRAC([.E415];[.F415];[.$C$9]))" office:value-type="float" office:value="3.26944444444444" calcext:value-type="float">
            <text:p>3,269</text:p>
          </table:table-cell>
          <table:table-cell table:formula="of:=ABS([.L415])-[.M41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3-11-13" calcext:value-type="date">
            <text:p>13.11.2023</text:p>
          </table:table-cell>
          <table:table-cell table:style-name="ce22" table:formula="of:=[.$C$11]+INT(RAND()*([.$C$12]-[.$C$11]))" office:value-type="date" office:date-value="2029-02-25" calcext:value-type="date">
            <text:p>25.02.2029</text:p>
          </table:table-cell>
          <table:table-cell table:style-name="ce21" table:formula="of:=INFO.OBBA.OBBA.OBMAKE(&quot;date-&quot;&amp;COLUMN()&amp;&quot;-&quot;&amp;ROW();&quot;Date&quot;;[.E416])" office:value-type="string" office:string-value="date-7-416 &#10;[3526]" calcext:value-type="string">
            <text:p>date-7-416 <text:line-break/>[3526]</text:p>
          </table:table-cell>
          <table:table-cell table:style-name="ce21" table:formula="of:=INFO.OBBA.OBBA.OBMAKE(&quot;date-&quot;&amp;COLUMN()&amp;&quot;-&quot;&amp;ROW();&quot;Date&quot;;[.F416])" office:value-type="string" office:string-value="date-8-416 &#10;[3527]" calcext:value-type="string">
            <text:p>date-8-416 <text:line-break/>[35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6])" office:value-type="string" office:string-value="cal-9-416 &#10;[3529]" calcext:value-type="string">
            <text:p>cal-9-416 <text:line-break/>[35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6])" office:value-type="string" office:string-value="cal-10-416 &#10;[3531]" calcext:value-type="string">
            <text:p>cal-10-416 <text:line-break/>[3531]</text:p>
          </table:table-cell>
          <table:table-cell/>
          <table:table-cell table:formula="of:=INFO.OBBA.OBBA.OBGET(INFO.OBBA.OBBA.OBCALL(&quot;&quot;;[.$B$15];&quot;getDaycountFraction&quot;;[.I416];[.J416]))" office:value-type="float" office:value="5.36388888888889" calcext:value-type="float">
            <text:p>5,364</text:p>
          </table:table-cell>
          <table:table-cell table:style-name="ce35" table:formula="of:=(YEARFRAC([.E416];[.F416];[.$C$9]))" office:value-type="float" office:value="5.36388888888889" calcext:value-type="float">
            <text:p>5,364</text:p>
          </table:table-cell>
          <table:table-cell table:formula="of:=ABS([.L416])-[.M41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0-06-29" calcext:value-type="date">
            <text:p>29.06.2010</text:p>
          </table:table-cell>
          <table:table-cell table:style-name="ce22" table:formula="of:=[.$C$11]+INT(RAND()*([.$C$12]-[.$C$11]))" office:value-type="date" office:date-value="2021-09-26" calcext:value-type="date">
            <text:p>26.09.2021</text:p>
          </table:table-cell>
          <table:table-cell table:style-name="ce21" table:formula="of:=INFO.OBBA.OBBA.OBMAKE(&quot;date-&quot;&amp;COLUMN()&amp;&quot;-&quot;&amp;ROW();&quot;Date&quot;;[.E417])" office:value-type="string" office:string-value="date-7-417 &#10;[3533]" calcext:value-type="string">
            <text:p>date-7-417 <text:line-break/>[3533]</text:p>
          </table:table-cell>
          <table:table-cell table:style-name="ce21" table:formula="of:=INFO.OBBA.OBBA.OBMAKE(&quot;date-&quot;&amp;COLUMN()&amp;&quot;-&quot;&amp;ROW();&quot;Date&quot;;[.F417])" office:value-type="string" office:string-value="date-8-417 &#10;[3534]" calcext:value-type="string">
            <text:p>date-8-417 <text:line-break/>[35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7])" office:value-type="string" office:string-value="cal-9-417 &#10;[3536]" calcext:value-type="string">
            <text:p>cal-9-417 <text:line-break/>[35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7])" office:value-type="string" office:string-value="cal-10-417 &#10;[3538]" calcext:value-type="string">
            <text:p>cal-10-417 <text:line-break/>[3538]</text:p>
          </table:table-cell>
          <table:table-cell/>
          <table:table-cell table:formula="of:=INFO.OBBA.OBBA.OBGET(INFO.OBBA.OBBA.OBCALL(&quot;&quot;;[.$B$15];&quot;getDaycountFraction&quot;;[.I417];[.J417]))" office:value-type="float" office:value="11.4083333333333" calcext:value-type="float">
            <text:p>11,408</text:p>
          </table:table-cell>
          <table:table-cell table:style-name="ce35" table:formula="of:=(YEARFRAC([.E417];[.F417];[.$C$9]))" office:value-type="float" office:value="11.4083333333333" calcext:value-type="float">
            <text:p>11,408</text:p>
          </table:table-cell>
          <table:table-cell table:formula="of:=ABS([.L417])-[.M41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8-03-24" calcext:value-type="date">
            <text:p>24.03.1998</text:p>
          </table:table-cell>
          <table:table-cell table:style-name="ce22" table:formula="of:=[.$C$11]+INT(RAND()*([.$C$12]-[.$C$11]))" office:value-type="date" office:date-value="1982-12-13" calcext:value-type="date">
            <text:p>13.12.1982</text:p>
          </table:table-cell>
          <table:table-cell table:style-name="ce21" table:formula="of:=INFO.OBBA.OBBA.OBMAKE(&quot;date-&quot;&amp;COLUMN()&amp;&quot;-&quot;&amp;ROW();&quot;Date&quot;;[.E418])" office:value-type="string" office:string-value="date-7-418 &#10;[3540]" calcext:value-type="string">
            <text:p>date-7-418 <text:line-break/>[3540]</text:p>
          </table:table-cell>
          <table:table-cell table:style-name="ce21" table:formula="of:=INFO.OBBA.OBBA.OBMAKE(&quot;date-&quot;&amp;COLUMN()&amp;&quot;-&quot;&amp;ROW();&quot;Date&quot;;[.F418])" office:value-type="string" office:string-value="date-8-418 &#10;[3541]" calcext:value-type="string">
            <text:p>date-8-418 <text:line-break/>[35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8])" office:value-type="string" office:string-value="cal-9-418 &#10;[3543]" calcext:value-type="string">
            <text:p>cal-9-418 <text:line-break/>[35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8])" office:value-type="string" office:string-value="cal-10-418 &#10;[3545]" calcext:value-type="string">
            <text:p>cal-10-418 <text:line-break/>[3545]</text:p>
          </table:table-cell>
          <table:table-cell/>
          <table:table-cell table:formula="of:=INFO.OBBA.OBBA.OBGET(INFO.OBBA.OBBA.OBCALL(&quot;&quot;;[.$B$15];&quot;getDaycountFraction&quot;;[.I418];[.J418]))" office:value-type="float" office:value="-15.5" calcext:value-type="float">
            <text:p>-15,500</text:p>
          </table:table-cell>
          <table:table-cell table:style-name="ce35" table:formula="of:=(YEARFRAC([.E418];[.F418];[.$C$9]))" office:value-type="float" office:value="15.5" calcext:value-type="float">
            <text:p>15,500</text:p>
          </table:table-cell>
          <table:table-cell table:formula="of:=ABS([.L418])-[.M41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06-28" calcext:value-type="date">
            <text:p>28.06.2013</text:p>
          </table:table-cell>
          <table:table-cell table:style-name="ce22" table:formula="of:=[.$C$11]+INT(RAND()*([.$C$12]-[.$C$11]))" office:value-type="date" office:date-value="2022-02-16" calcext:value-type="date">
            <text:p>16.02.2022</text:p>
          </table:table-cell>
          <table:table-cell table:style-name="ce21" table:formula="of:=INFO.OBBA.OBBA.OBMAKE(&quot;date-&quot;&amp;COLUMN()&amp;&quot;-&quot;&amp;ROW();&quot;Date&quot;;[.E419])" office:value-type="string" office:string-value="date-7-419 &#10;[3547]" calcext:value-type="string">
            <text:p>date-7-419 <text:line-break/>[3547]</text:p>
          </table:table-cell>
          <table:table-cell table:style-name="ce21" table:formula="of:=INFO.OBBA.OBBA.OBMAKE(&quot;date-&quot;&amp;COLUMN()&amp;&quot;-&quot;&amp;ROW();&quot;Date&quot;;[.F419])" office:value-type="string" office:string-value="date-8-419 &#10;[3548]" calcext:value-type="string">
            <text:p>date-8-419 <text:line-break/>[35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19])" office:value-type="string" office:string-value="cal-9-419 &#10;[3550]" calcext:value-type="string">
            <text:p>cal-9-419 <text:line-break/>[35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19])" office:value-type="string" office:string-value="cal-10-419 &#10;[3552]" calcext:value-type="string">
            <text:p>cal-10-419 <text:line-break/>[3552]</text:p>
          </table:table-cell>
          <table:table-cell/>
          <table:table-cell table:formula="of:=INFO.OBBA.OBBA.OBGET(INFO.OBBA.OBBA.OBCALL(&quot;&quot;;[.$B$15];&quot;getDaycountFraction&quot;;[.I419];[.J419]))" office:value-type="float" office:value="8.76388888888889" calcext:value-type="float">
            <text:p>8,764</text:p>
          </table:table-cell>
          <table:table-cell table:style-name="ce35" table:formula="of:=(YEARFRAC([.E419];[.F419];[.$C$9]))" office:value-type="float" office:value="8.76388888888889" calcext:value-type="float">
            <text:p>8,764</text:p>
          </table:table-cell>
          <table:table-cell table:formula="of:=ABS([.L419])-[.M41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0-02-19" calcext:value-type="date">
            <text:p>19.02.1980</text:p>
          </table:table-cell>
          <table:table-cell table:style-name="ce22" table:formula="of:=[.$C$11]+INT(RAND()*([.$C$12]-[.$C$11]))" office:value-type="date" office:date-value="1993-04-18" calcext:value-type="date">
            <text:p>18.04.1993</text:p>
          </table:table-cell>
          <table:table-cell table:style-name="ce21" table:formula="of:=INFO.OBBA.OBBA.OBMAKE(&quot;date-&quot;&amp;COLUMN()&amp;&quot;-&quot;&amp;ROW();&quot;Date&quot;;[.E420])" office:value-type="string" office:string-value="date-7-420 &#10;[3554]" calcext:value-type="string">
            <text:p>date-7-420 <text:line-break/>[3554]</text:p>
          </table:table-cell>
          <table:table-cell table:style-name="ce21" table:formula="of:=INFO.OBBA.OBBA.OBMAKE(&quot;date-&quot;&amp;COLUMN()&amp;&quot;-&quot;&amp;ROW();&quot;Date&quot;;[.F420])" office:value-type="string" office:string-value="date-8-420 &#10;[3555]" calcext:value-type="string">
            <text:p>date-8-420 <text:line-break/>[35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0])" office:value-type="string" office:string-value="cal-9-420 &#10;[3557]" calcext:value-type="string">
            <text:p>cal-9-420 <text:line-break/>[355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0])" office:value-type="string" office:string-value="cal-10-420 &#10;[3559]" calcext:value-type="string">
            <text:p>cal-10-420 <text:line-break/>[3559]</text:p>
          </table:table-cell>
          <table:table-cell/>
          <table:table-cell table:formula="of:=INFO.OBBA.OBBA.OBGET(INFO.OBBA.OBBA.OBCALL(&quot;&quot;;[.$B$15];&quot;getDaycountFraction&quot;;[.I420];[.J420]))" office:value-type="float" office:value="13.3527777777778" calcext:value-type="float">
            <text:p>13,353</text:p>
          </table:table-cell>
          <table:table-cell table:style-name="ce35" table:formula="of:=(YEARFRAC([.E420];[.F420];[.$C$9]))" office:value-type="float" office:value="13.3527777777778" calcext:value-type="float">
            <text:p>13,353</text:p>
          </table:table-cell>
          <table:table-cell table:formula="of:=ABS([.L420])-[.M42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5-04-03" calcext:value-type="date">
            <text:p>03.04.2015</text:p>
          </table:table-cell>
          <table:table-cell table:style-name="ce22" table:formula="of:=[.$C$11]+INT(RAND()*([.$C$12]-[.$C$11]))" office:value-type="date" office:date-value="1994-11-13" calcext:value-type="date">
            <text:p>13.11.1994</text:p>
          </table:table-cell>
          <table:table-cell table:style-name="ce21" table:formula="of:=INFO.OBBA.OBBA.OBMAKE(&quot;date-&quot;&amp;COLUMN()&amp;&quot;-&quot;&amp;ROW();&quot;Date&quot;;[.E421])" office:value-type="string" office:string-value="date-7-421 &#10;[3561]" calcext:value-type="string">
            <text:p>date-7-421 <text:line-break/>[3561]</text:p>
          </table:table-cell>
          <table:table-cell table:style-name="ce21" table:formula="of:=INFO.OBBA.OBBA.OBMAKE(&quot;date-&quot;&amp;COLUMN()&amp;&quot;-&quot;&amp;ROW();&quot;Date&quot;;[.F421])" office:value-type="string" office:string-value="date-8-421 &#10;[3562]" calcext:value-type="string">
            <text:p>date-8-421 <text:line-break/>[35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1])" office:value-type="string" office:string-value="cal-9-421 &#10;[3564]" calcext:value-type="string">
            <text:p>cal-9-421 <text:line-break/>[356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1])" office:value-type="string" office:string-value="cal-10-421 &#10;[3566]" calcext:value-type="string">
            <text:p>cal-10-421 <text:line-break/>[3566]</text:p>
          </table:table-cell>
          <table:table-cell/>
          <table:table-cell table:formula="of:=INFO.OBBA.OBBA.OBGET(INFO.OBBA.OBBA.OBCALL(&quot;&quot;;[.$B$15];&quot;getDaycountFraction&quot;;[.I421];[.J421]))" office:value-type="float" office:value="-20.6833333333333" calcext:value-type="float">
            <text:p>-20,683</text:p>
          </table:table-cell>
          <table:table-cell table:style-name="ce35" table:formula="of:=(YEARFRAC([.E421];[.F421];[.$C$9]))" office:value-type="float" office:value="20.6833333333333" calcext:value-type="float">
            <text:p>20,683</text:p>
          </table:table-cell>
          <table:table-cell table:formula="of:=ABS([.L421])-[.M42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2-03-14" calcext:value-type="date">
            <text:p>14.03.2002</text:p>
          </table:table-cell>
          <table:table-cell table:style-name="ce22" table:formula="of:=[.$C$11]+INT(RAND()*([.$C$12]-[.$C$11]))" office:value-type="date" office:date-value="2011-12-04" calcext:value-type="date">
            <text:p>04.12.2011</text:p>
          </table:table-cell>
          <table:table-cell table:style-name="ce21" table:formula="of:=INFO.OBBA.OBBA.OBMAKE(&quot;date-&quot;&amp;COLUMN()&amp;&quot;-&quot;&amp;ROW();&quot;Date&quot;;[.E422])" office:value-type="string" office:string-value="date-7-422 &#10;[3568]" calcext:value-type="string">
            <text:p>date-7-422 <text:line-break/>[3568]</text:p>
          </table:table-cell>
          <table:table-cell table:style-name="ce21" table:formula="of:=INFO.OBBA.OBBA.OBMAKE(&quot;date-&quot;&amp;COLUMN()&amp;&quot;-&quot;&amp;ROW();&quot;Date&quot;;[.F422])" office:value-type="string" office:string-value="date-8-422 &#10;[3569]" calcext:value-type="string">
            <text:p>date-8-422 <text:line-break/>[35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2])" office:value-type="string" office:string-value="cal-9-422 &#10;[3571]" calcext:value-type="string">
            <text:p>cal-9-422 <text:line-break/>[357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2])" office:value-type="string" office:string-value="cal-10-422 &#10;[3573]" calcext:value-type="string">
            <text:p>cal-10-422 <text:line-break/>[3573]</text:p>
          </table:table-cell>
          <table:table-cell/>
          <table:table-cell table:formula="of:=INFO.OBBA.OBBA.OBGET(INFO.OBBA.OBBA.OBCALL(&quot;&quot;;[.$B$15];&quot;getDaycountFraction&quot;;[.I422];[.J422]))" office:value-type="float" office:value="9.86666666666667" calcext:value-type="float">
            <text:p>9,867</text:p>
          </table:table-cell>
          <table:table-cell table:style-name="ce35" table:formula="of:=(YEARFRAC([.E422];[.F422];[.$C$9]))" office:value-type="float" office:value="9.86666666666667" calcext:value-type="float">
            <text:p>9,867</text:p>
          </table:table-cell>
          <table:table-cell table:formula="of:=ABS([.L422])-[.M42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5-09-15" calcext:value-type="date">
            <text:p>15.09.2005</text:p>
          </table:table-cell>
          <table:table-cell table:style-name="ce22" table:formula="of:=[.$C$11]+INT(RAND()*([.$C$12]-[.$C$11]))" office:value-type="date" office:date-value="2023-10-07" calcext:value-type="date">
            <text:p>07.10.2023</text:p>
          </table:table-cell>
          <table:table-cell table:style-name="ce21" table:formula="of:=INFO.OBBA.OBBA.OBMAKE(&quot;date-&quot;&amp;COLUMN()&amp;&quot;-&quot;&amp;ROW();&quot;Date&quot;;[.E423])" office:value-type="string" office:string-value="date-7-423 &#10;[3575]" calcext:value-type="string">
            <text:p>date-7-423 <text:line-break/>[3575]</text:p>
          </table:table-cell>
          <table:table-cell table:style-name="ce21" table:formula="of:=INFO.OBBA.OBBA.OBMAKE(&quot;date-&quot;&amp;COLUMN()&amp;&quot;-&quot;&amp;ROW();&quot;Date&quot;;[.F423])" office:value-type="string" office:string-value="date-8-423 &#10;[3576]" calcext:value-type="string">
            <text:p>date-8-423 <text:line-break/>[35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3])" office:value-type="string" office:string-value="cal-9-423 &#10;[3578]" calcext:value-type="string">
            <text:p>cal-9-423 <text:line-break/>[357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3])" office:value-type="string" office:string-value="cal-10-423 &#10;[3580]" calcext:value-type="string">
            <text:p>cal-10-423 <text:line-break/>[3580]</text:p>
          </table:table-cell>
          <table:table-cell/>
          <table:table-cell table:formula="of:=INFO.OBBA.OBBA.OBGET(INFO.OBBA.OBBA.OBCALL(&quot;&quot;;[.$B$15];&quot;getDaycountFraction&quot;;[.I423];[.J423]))" office:value-type="float" office:value="18.3222222222222" calcext:value-type="float">
            <text:p>18,322</text:p>
          </table:table-cell>
          <table:table-cell table:style-name="ce35" table:formula="of:=(YEARFRAC([.E423];[.F423];[.$C$9]))" office:value-type="float" office:value="18.3222222222222" calcext:value-type="float">
            <text:p>18,322</text:p>
          </table:table-cell>
          <table:table-cell table:formula="of:=ABS([.L423])-[.M42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4-03-31" calcext:value-type="date">
            <text:p>31.03.2014</text:p>
          </table:table-cell>
          <table:table-cell table:style-name="ce22" table:formula="of:=[.$C$11]+INT(RAND()*([.$C$12]-[.$C$11]))" office:value-type="date" office:date-value="2023-02-11" calcext:value-type="date">
            <text:p>11.02.2023</text:p>
          </table:table-cell>
          <table:table-cell table:style-name="ce21" table:formula="of:=INFO.OBBA.OBBA.OBMAKE(&quot;date-&quot;&amp;COLUMN()&amp;&quot;-&quot;&amp;ROW();&quot;Date&quot;;[.E424])" office:value-type="string" office:string-value="date-7-424 &#10;[3582]" calcext:value-type="string">
            <text:p>date-7-424 <text:line-break/>[3582]</text:p>
          </table:table-cell>
          <table:table-cell table:style-name="ce21" table:formula="of:=INFO.OBBA.OBBA.OBMAKE(&quot;date-&quot;&amp;COLUMN()&amp;&quot;-&quot;&amp;ROW();&quot;Date&quot;;[.F424])" office:value-type="string" office:string-value="date-8-424 &#10;[3583]" calcext:value-type="string">
            <text:p>date-8-424 <text:line-break/>[35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4])" office:value-type="string" office:string-value="cal-9-424 &#10;[3585]" calcext:value-type="string">
            <text:p>cal-9-424 <text:line-break/>[358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4])" office:value-type="string" office:string-value="cal-10-424 &#10;[3587]" calcext:value-type="string">
            <text:p>cal-10-424 <text:line-break/>[3587]</text:p>
          </table:table-cell>
          <table:table-cell/>
          <table:table-cell table:formula="of:=INFO.OBBA.OBBA.OBGET(INFO.OBBA.OBBA.OBCALL(&quot;&quot;;[.$B$15];&quot;getDaycountFraction&quot;;[.I424];[.J424]))" office:value-type="float" office:value="8.99722222222222" calcext:value-type="float">
            <text:p>8,997</text:p>
          </table:table-cell>
          <table:table-cell table:style-name="ce35" table:formula="of:=(YEARFRAC([.E424];[.F424];[.$C$9]))" office:value-type="float" office:value="8.99722222222222" calcext:value-type="float">
            <text:p>8,997</text:p>
          </table:table-cell>
          <table:table-cell table:formula="of:=ABS([.L424])-[.M42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8-02-07" calcext:value-type="date">
            <text:p>07.02.1988</text:p>
          </table:table-cell>
          <table:table-cell table:style-name="ce22" table:formula="of:=[.$C$11]+INT(RAND()*([.$C$12]-[.$C$11]))" office:value-type="date" office:date-value="1991-07-07" calcext:value-type="date">
            <text:p>07.07.1991</text:p>
          </table:table-cell>
          <table:table-cell table:style-name="ce21" table:formula="of:=INFO.OBBA.OBBA.OBMAKE(&quot;date-&quot;&amp;COLUMN()&amp;&quot;-&quot;&amp;ROW();&quot;Date&quot;;[.E425])" office:value-type="string" office:string-value="date-7-425 &#10;[3589]" calcext:value-type="string">
            <text:p>date-7-425 <text:line-break/>[3589]</text:p>
          </table:table-cell>
          <table:table-cell table:style-name="ce21" table:formula="of:=INFO.OBBA.OBBA.OBMAKE(&quot;date-&quot;&amp;COLUMN()&amp;&quot;-&quot;&amp;ROW();&quot;Date&quot;;[.F425])" office:value-type="string" office:string-value="date-8-425 &#10;[3590]" calcext:value-type="string">
            <text:p>date-8-425 <text:line-break/>[35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5])" office:value-type="string" office:string-value="cal-9-425 &#10;[3592]" calcext:value-type="string">
            <text:p>cal-9-425 <text:line-break/>[359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5])" office:value-type="string" office:string-value="cal-10-425 &#10;[3594]" calcext:value-type="string">
            <text:p>cal-10-425 <text:line-break/>[3594]</text:p>
          </table:table-cell>
          <table:table-cell/>
          <table:table-cell table:formula="of:=INFO.OBBA.OBBA.OBGET(INFO.OBBA.OBBA.OBCALL(&quot;&quot;;[.$B$15];&quot;getDaycountFraction&quot;;[.I425];[.J425]))" office:value-type="float" office:value="3.46111111111111" calcext:value-type="float">
            <text:p>3,461</text:p>
          </table:table-cell>
          <table:table-cell table:style-name="ce35" table:formula="of:=(YEARFRAC([.E425];[.F425];[.$C$9]))" office:value-type="float" office:value="3.46111111111111" calcext:value-type="float">
            <text:p>3,461</text:p>
          </table:table-cell>
          <table:table-cell table:formula="of:=ABS([.L425])-[.M42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3-07-18" calcext:value-type="date">
            <text:p>18.07.2003</text:p>
          </table:table-cell>
          <table:table-cell table:style-name="ce22" table:formula="of:=[.$C$11]+INT(RAND()*([.$C$12]-[.$C$11]))" office:value-type="date" office:date-value="2024-12-11" calcext:value-type="date">
            <text:p>11.12.2024</text:p>
          </table:table-cell>
          <table:table-cell table:style-name="ce21" table:formula="of:=INFO.OBBA.OBBA.OBMAKE(&quot;date-&quot;&amp;COLUMN()&amp;&quot;-&quot;&amp;ROW();&quot;Date&quot;;[.E426])" office:value-type="string" office:string-value="date-7-426 &#10;[3596]" calcext:value-type="string">
            <text:p>date-7-426 <text:line-break/>[3596]</text:p>
          </table:table-cell>
          <table:table-cell table:style-name="ce21" table:formula="of:=INFO.OBBA.OBBA.OBMAKE(&quot;date-&quot;&amp;COLUMN()&amp;&quot;-&quot;&amp;ROW();&quot;Date&quot;;[.F426])" office:value-type="string" office:string-value="date-8-426 &#10;[3597]" calcext:value-type="string">
            <text:p>date-8-426 <text:line-break/>[35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6])" office:value-type="string" office:string-value="cal-9-426 &#10;[3599]" calcext:value-type="string">
            <text:p>cal-9-426 <text:line-break/>[359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6])" office:value-type="string" office:string-value="cal-10-426 &#10;[3601]" calcext:value-type="string">
            <text:p>cal-10-426 <text:line-break/>[3601]</text:p>
          </table:table-cell>
          <table:table-cell/>
          <table:table-cell table:formula="of:=INFO.OBBA.OBBA.OBGET(INFO.OBBA.OBBA.OBCALL(&quot;&quot;;[.$B$15];&quot;getDaycountFraction&quot;;[.I426];[.J426]))" office:value-type="float" office:value="21.7138888888889" calcext:value-type="float">
            <text:p>21,714</text:p>
          </table:table-cell>
          <table:table-cell table:style-name="ce35" table:formula="of:=(YEARFRAC([.E426];[.F426];[.$C$9]))" office:value-type="float" office:value="21.7138888888889" calcext:value-type="float">
            <text:p>21,714</text:p>
          </table:table-cell>
          <table:table-cell table:formula="of:=ABS([.L426])-[.M42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9-06-16" calcext:value-type="date">
            <text:p>16.06.1989</text:p>
          </table:table-cell>
          <table:table-cell table:style-name="ce22" table:formula="of:=[.$C$11]+INT(RAND()*([.$C$12]-[.$C$11]))" office:value-type="date" office:date-value="2003-09-05" calcext:value-type="date">
            <text:p>05.09.2003</text:p>
          </table:table-cell>
          <table:table-cell table:style-name="ce21" table:formula="of:=INFO.OBBA.OBBA.OBMAKE(&quot;date-&quot;&amp;COLUMN()&amp;&quot;-&quot;&amp;ROW();&quot;Date&quot;;[.E427])" office:value-type="string" office:string-value="date-7-427 &#10;[3603]" calcext:value-type="string">
            <text:p>date-7-427 <text:line-break/>[3603]</text:p>
          </table:table-cell>
          <table:table-cell table:style-name="ce21" table:formula="of:=INFO.OBBA.OBBA.OBMAKE(&quot;date-&quot;&amp;COLUMN()&amp;&quot;-&quot;&amp;ROW();&quot;Date&quot;;[.F427])" office:value-type="string" office:string-value="date-8-427 &#10;[3604]" calcext:value-type="string">
            <text:p>date-8-427 <text:line-break/>[36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7])" office:value-type="string" office:string-value="cal-9-427 &#10;[3606]" calcext:value-type="string">
            <text:p>cal-9-427 <text:line-break/>[360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7])" office:value-type="string" office:string-value="cal-10-427 &#10;[3608]" calcext:value-type="string">
            <text:p>cal-10-427 <text:line-break/>[3608]</text:p>
          </table:table-cell>
          <table:table-cell/>
          <table:table-cell table:formula="of:=INFO.OBBA.OBBA.OBGET(INFO.OBBA.OBBA.OBCALL(&quot;&quot;;[.$B$15];&quot;getDaycountFraction&quot;;[.I427];[.J427]))" office:value-type="float" office:value="14.4277777777778" calcext:value-type="float">
            <text:p>14,428</text:p>
          </table:table-cell>
          <table:table-cell table:style-name="ce35" table:formula="of:=(YEARFRAC([.E427];[.F427];[.$C$9]))" office:value-type="float" office:value="14.4277777777778" calcext:value-type="float">
            <text:p>14,428</text:p>
          </table:table-cell>
          <table:table-cell table:formula="of:=ABS([.L427])-[.M42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6-11-03" calcext:value-type="date">
            <text:p>03.11.1996</text:p>
          </table:table-cell>
          <table:table-cell table:style-name="ce22" table:formula="of:=[.$C$11]+INT(RAND()*([.$C$12]-[.$C$11]))" office:value-type="date" office:date-value="2019-12-18" calcext:value-type="date">
            <text:p>18.12.2019</text:p>
          </table:table-cell>
          <table:table-cell table:style-name="ce21" table:formula="of:=INFO.OBBA.OBBA.OBMAKE(&quot;date-&quot;&amp;COLUMN()&amp;&quot;-&quot;&amp;ROW();&quot;Date&quot;;[.E428])" office:value-type="string" office:string-value="date-7-428 &#10;[3610]" calcext:value-type="string">
            <text:p>date-7-428 <text:line-break/>[3610]</text:p>
          </table:table-cell>
          <table:table-cell table:style-name="ce21" table:formula="of:=INFO.OBBA.OBBA.OBMAKE(&quot;date-&quot;&amp;COLUMN()&amp;&quot;-&quot;&amp;ROW();&quot;Date&quot;;[.F428])" office:value-type="string" office:string-value="date-8-428 &#10;[3611]" calcext:value-type="string">
            <text:p>date-8-428 <text:line-break/>[36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8])" office:value-type="string" office:string-value="cal-9-428 &#10;[3613]" calcext:value-type="string">
            <text:p>cal-9-428 <text:line-break/>[361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8])" office:value-type="string" office:string-value="cal-10-428 &#10;[3615]" calcext:value-type="string">
            <text:p>cal-10-428 <text:line-break/>[3615]</text:p>
          </table:table-cell>
          <table:table-cell/>
          <table:table-cell table:formula="of:=INFO.OBBA.OBBA.OBGET(INFO.OBBA.OBBA.OBCALL(&quot;&quot;;[.$B$15];&quot;getDaycountFraction&quot;;[.I428];[.J428]))" office:value-type="float" office:value="23.4583333333333" calcext:value-type="float">
            <text:p>23,458</text:p>
          </table:table-cell>
          <table:table-cell table:style-name="ce35" table:formula="of:=(YEARFRAC([.E428];[.F428];[.$C$9]))" office:value-type="float" office:value="23.4583333333333" calcext:value-type="float">
            <text:p>23,458</text:p>
          </table:table-cell>
          <table:table-cell table:formula="of:=ABS([.L428])-[.M42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7-02-25" calcext:value-type="date">
            <text:p>25.02.1987</text:p>
          </table:table-cell>
          <table:table-cell table:style-name="ce22" table:formula="of:=[.$C$11]+INT(RAND()*([.$C$12]-[.$C$11]))" office:value-type="date" office:date-value="2013-02-28" calcext:value-type="date">
            <text:p>28.02.2013</text:p>
          </table:table-cell>
          <table:table-cell table:style-name="ce21" table:formula="of:=INFO.OBBA.OBBA.OBMAKE(&quot;date-&quot;&amp;COLUMN()&amp;&quot;-&quot;&amp;ROW();&quot;Date&quot;;[.E429])" office:value-type="string" office:string-value="date-7-429 &#10;[3617]" calcext:value-type="string">
            <text:p>date-7-429 <text:line-break/>[3617]</text:p>
          </table:table-cell>
          <table:table-cell table:style-name="ce21" table:formula="of:=INFO.OBBA.OBBA.OBMAKE(&quot;date-&quot;&amp;COLUMN()&amp;&quot;-&quot;&amp;ROW();&quot;Date&quot;;[.F429])" office:value-type="string" office:string-value="date-8-429 &#10;[3618]" calcext:value-type="string">
            <text:p>date-8-429 <text:line-break/>[36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29])" office:value-type="string" office:string-value="cal-9-429 &#10;[3620]" calcext:value-type="string">
            <text:p>cal-9-429 <text:line-break/>[362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29])" office:value-type="string" office:string-value="cal-10-429 &#10;[3622]" calcext:value-type="string">
            <text:p>cal-10-429 <text:line-break/>[3622]</text:p>
          </table:table-cell>
          <table:table-cell/>
          <table:table-cell table:formula="of:=INFO.OBBA.OBBA.OBGET(INFO.OBBA.OBBA.OBCALL(&quot;&quot;;[.$B$15];&quot;getDaycountFraction&quot;;[.I429];[.J429]))" office:value-type="float" office:value="26.3888888888889" calcext:value-type="float">
            <text:p>26,389</text:p>
          </table:table-cell>
          <table:table-cell table:style-name="ce35" table:formula="of:=(YEARFRAC([.E429];[.F429];[.$C$9]))" office:value-type="float" office:value="26.3888888888889" calcext:value-type="float">
            <text:p>26,389</text:p>
          </table:table-cell>
          <table:table-cell table:formula="of:=ABS([.L429])-[.M42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4-02-06" calcext:value-type="date">
            <text:p>06.02.1994</text:p>
          </table:table-cell>
          <table:table-cell table:style-name="ce22" table:formula="of:=[.$C$11]+INT(RAND()*([.$C$12]-[.$C$11]))" office:value-type="date" office:date-value="1989-03-24" calcext:value-type="date">
            <text:p>24.03.1989</text:p>
          </table:table-cell>
          <table:table-cell table:style-name="ce21" table:formula="of:=INFO.OBBA.OBBA.OBMAKE(&quot;date-&quot;&amp;COLUMN()&amp;&quot;-&quot;&amp;ROW();&quot;Date&quot;;[.E430])" office:value-type="string" office:string-value="date-7-430 &#10;[3624]" calcext:value-type="string">
            <text:p>date-7-430 <text:line-break/>[3624]</text:p>
          </table:table-cell>
          <table:table-cell table:style-name="ce21" table:formula="of:=INFO.OBBA.OBBA.OBMAKE(&quot;date-&quot;&amp;COLUMN()&amp;&quot;-&quot;&amp;ROW();&quot;Date&quot;;[.F430])" office:value-type="string" office:string-value="date-8-430 &#10;[3625]" calcext:value-type="string">
            <text:p>date-8-430 <text:line-break/>[36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0])" office:value-type="string" office:string-value="cal-9-430 &#10;[3627]" calcext:value-type="string">
            <text:p>cal-9-430 <text:line-break/>[362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0])" office:value-type="string" office:string-value="cal-10-430 &#10;[3629]" calcext:value-type="string">
            <text:p>cal-10-430 <text:line-break/>[3629]</text:p>
          </table:table-cell>
          <table:table-cell/>
          <table:table-cell table:formula="of:=INFO.OBBA.OBBA.OBGET(INFO.OBBA.OBBA.OBCALL(&quot;&quot;;[.$B$15];&quot;getDaycountFraction&quot;;[.I430];[.J430]))" office:value-type="float" office:value="-4.94444444444444" calcext:value-type="float">
            <text:p>-4,944</text:p>
          </table:table-cell>
          <table:table-cell table:style-name="ce35" table:formula="of:=(YEARFRAC([.E430];[.F430];[.$C$9]))" office:value-type="float" office:value="4.94444444444444" calcext:value-type="float">
            <text:p>4,944</text:p>
          </table:table-cell>
          <table:table-cell table:formula="of:=ABS([.L430])-[.M43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7-02-13" calcext:value-type="date">
            <text:p>13.02.2017</text:p>
          </table:table-cell>
          <table:table-cell table:style-name="ce22" table:formula="of:=[.$C$11]+INT(RAND()*([.$C$12]-[.$C$11]))" office:value-type="date" office:date-value="2024-11-25" calcext:value-type="date">
            <text:p>25.11.2024</text:p>
          </table:table-cell>
          <table:table-cell table:style-name="ce21" table:formula="of:=INFO.OBBA.OBBA.OBMAKE(&quot;date-&quot;&amp;COLUMN()&amp;&quot;-&quot;&amp;ROW();&quot;Date&quot;;[.E431])" office:value-type="string" office:string-value="date-7-431 &#10;[3631]" calcext:value-type="string">
            <text:p>date-7-431 <text:line-break/>[3631]</text:p>
          </table:table-cell>
          <table:table-cell table:style-name="ce21" table:formula="of:=INFO.OBBA.OBBA.OBMAKE(&quot;date-&quot;&amp;COLUMN()&amp;&quot;-&quot;&amp;ROW();&quot;Date&quot;;[.F431])" office:value-type="string" office:string-value="date-8-431 &#10;[3632]" calcext:value-type="string">
            <text:p>date-8-431 <text:line-break/>[36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1])" office:value-type="string" office:string-value="cal-9-431 &#10;[3634]" calcext:value-type="string">
            <text:p>cal-9-431 <text:line-break/>[363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1])" office:value-type="string" office:string-value="cal-10-431 &#10;[3636]" calcext:value-type="string">
            <text:p>cal-10-431 <text:line-break/>[3636]</text:p>
          </table:table-cell>
          <table:table-cell/>
          <table:table-cell table:formula="of:=INFO.OBBA.OBBA.OBGET(INFO.OBBA.OBBA.OBCALL(&quot;&quot;;[.$B$15];&quot;getDaycountFraction&quot;;[.I431];[.J431]))" office:value-type="float" office:value="7.89444444444445" calcext:value-type="float">
            <text:p>7,894</text:p>
          </table:table-cell>
          <table:table-cell table:style-name="ce35" table:formula="of:=(YEARFRAC([.E431];[.F431];[.$C$9]))" office:value-type="float" office:value="7.89444444444445" calcext:value-type="float">
            <text:p>7,894</text:p>
          </table:table-cell>
          <table:table-cell table:formula="of:=ABS([.L431])-[.M43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3-07-06" calcext:value-type="date">
            <text:p>06.07.2003</text:p>
          </table:table-cell>
          <table:table-cell table:style-name="ce22" table:formula="of:=[.$C$11]+INT(RAND()*([.$C$12]-[.$C$11]))" office:value-type="date" office:date-value="2013-04-10" calcext:value-type="date">
            <text:p>10.04.2013</text:p>
          </table:table-cell>
          <table:table-cell table:style-name="ce21" table:formula="of:=INFO.OBBA.OBBA.OBMAKE(&quot;date-&quot;&amp;COLUMN()&amp;&quot;-&quot;&amp;ROW();&quot;Date&quot;;[.E432])" office:value-type="string" office:string-value="date-7-432 &#10;[3638]" calcext:value-type="string">
            <text:p>date-7-432 <text:line-break/>[3638]</text:p>
          </table:table-cell>
          <table:table-cell table:style-name="ce21" table:formula="of:=INFO.OBBA.OBBA.OBMAKE(&quot;date-&quot;&amp;COLUMN()&amp;&quot;-&quot;&amp;ROW();&quot;Date&quot;;[.F432])" office:value-type="string" office:string-value="date-8-432 &#10;[3639]" calcext:value-type="string">
            <text:p>date-8-432 <text:line-break/>[36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2])" office:value-type="string" office:string-value="cal-9-432 &#10;[3641]" calcext:value-type="string">
            <text:p>cal-9-432 <text:line-break/>[364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2])" office:value-type="string" office:string-value="cal-10-432 &#10;[3643]" calcext:value-type="string">
            <text:p>cal-10-432 <text:line-break/>[3643]</text:p>
          </table:table-cell>
          <table:table-cell/>
          <table:table-cell table:formula="of:=INFO.OBBA.OBBA.OBGET(INFO.OBBA.OBBA.OBCALL(&quot;&quot;;[.$B$15];&quot;getDaycountFraction&quot;;[.I432];[.J432]))" office:value-type="float" office:value="9.90555555555556" calcext:value-type="float">
            <text:p>9,906</text:p>
          </table:table-cell>
          <table:table-cell table:style-name="ce35" table:formula="of:=(YEARFRAC([.E432];[.F432];[.$C$9]))" office:value-type="float" office:value="9.90555555555556" calcext:value-type="float">
            <text:p>9,906</text:p>
          </table:table-cell>
          <table:table-cell table:formula="of:=ABS([.L432])-[.M43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1-10-14" calcext:value-type="date">
            <text:p>14.10.1981</text:p>
          </table:table-cell>
          <table:table-cell table:style-name="ce22" table:formula="of:=[.$C$11]+INT(RAND()*([.$C$12]-[.$C$11]))" office:value-type="date" office:date-value="1980-10-20" calcext:value-type="date">
            <text:p>20.10.1980</text:p>
          </table:table-cell>
          <table:table-cell table:style-name="ce21" table:formula="of:=INFO.OBBA.OBBA.OBMAKE(&quot;date-&quot;&amp;COLUMN()&amp;&quot;-&quot;&amp;ROW();&quot;Date&quot;;[.E433])" office:value-type="string" office:string-value="date-7-433 &#10;[3645]" calcext:value-type="string">
            <text:p>date-7-433 <text:line-break/>[3645]</text:p>
          </table:table-cell>
          <table:table-cell table:style-name="ce21" table:formula="of:=INFO.OBBA.OBBA.OBMAKE(&quot;date-&quot;&amp;COLUMN()&amp;&quot;-&quot;&amp;ROW();&quot;Date&quot;;[.F433])" office:value-type="string" office:string-value="date-8-433 &#10;[3646]" calcext:value-type="string">
            <text:p>date-8-433 <text:line-break/>[36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3])" office:value-type="string" office:string-value="cal-9-433 &#10;[3648]" calcext:value-type="string">
            <text:p>cal-9-433 <text:line-break/>[364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3])" office:value-type="string" office:string-value="cal-10-433 &#10;[3650]" calcext:value-type="string">
            <text:p>cal-10-433 <text:line-break/>[3650]</text:p>
          </table:table-cell>
          <table:table-cell/>
          <table:table-cell table:formula="of:=INFO.OBBA.OBBA.OBGET(INFO.OBBA.OBBA.OBCALL(&quot;&quot;;[.$B$15];&quot;getDaycountFraction&quot;;[.I433];[.J433]))" office:value-type="float" office:value="-0.997222222222222" calcext:value-type="float">
            <text:p>-0,997</text:p>
          </table:table-cell>
          <table:table-cell table:style-name="ce35" table:formula="of:=(YEARFRAC([.E433];[.F433];[.$C$9]))" office:value-type="float" office:value="0.997222222222222" calcext:value-type="float">
            <text:p>0,997</text:p>
          </table:table-cell>
          <table:table-cell table:formula="of:=ABS([.L433])-[.M43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8-01-15" calcext:value-type="date">
            <text:p>15.01.2028</text:p>
          </table:table-cell>
          <table:table-cell table:style-name="ce22" table:formula="of:=[.$C$11]+INT(RAND()*([.$C$12]-[.$C$11]))" office:value-type="date" office:date-value="2029-01-02" calcext:value-type="date">
            <text:p>02.01.2029</text:p>
          </table:table-cell>
          <table:table-cell table:style-name="ce21" table:formula="of:=INFO.OBBA.OBBA.OBMAKE(&quot;date-&quot;&amp;COLUMN()&amp;&quot;-&quot;&amp;ROW();&quot;Date&quot;;[.E434])" office:value-type="string" office:string-value="date-7-434 &#10;[3652]" calcext:value-type="string">
            <text:p>date-7-434 <text:line-break/>[3652]</text:p>
          </table:table-cell>
          <table:table-cell table:style-name="ce21" table:formula="of:=INFO.OBBA.OBBA.OBMAKE(&quot;date-&quot;&amp;COLUMN()&amp;&quot;-&quot;&amp;ROW();&quot;Date&quot;;[.F434])" office:value-type="string" office:string-value="date-8-434 &#10;[3653]" calcext:value-type="string">
            <text:p>date-8-434 <text:line-break/>[36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4])" office:value-type="string" office:string-value="cal-9-434 &#10;[3655]" calcext:value-type="string">
            <text:p>cal-9-434 <text:line-break/>[365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4])" office:value-type="string" office:string-value="cal-10-434 &#10;[3657]" calcext:value-type="string">
            <text:p>cal-10-434 <text:line-break/>[3657]</text:p>
          </table:table-cell>
          <table:table-cell/>
          <table:table-cell table:formula="of:=INFO.OBBA.OBBA.OBGET(INFO.OBBA.OBBA.OBCALL(&quot;&quot;;[.$B$15];&quot;getDaycountFraction&quot;;[.I434];[.J434]))" office:value-type="float" office:value="0.980555555555556" calcext:value-type="float">
            <text:p>0,981</text:p>
          </table:table-cell>
          <table:table-cell table:style-name="ce35" table:formula="of:=(YEARFRAC([.E434];[.F434];[.$C$9]))" office:value-type="float" office:value="0.980555555555556" calcext:value-type="float">
            <text:p>0,981</text:p>
          </table:table-cell>
          <table:table-cell table:formula="of:=ABS([.L434])-[.M43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10-03" calcext:value-type="date">
            <text:p>03.10.2013</text:p>
          </table:table-cell>
          <table:table-cell table:style-name="ce22" table:formula="of:=[.$C$11]+INT(RAND()*([.$C$12]-[.$C$11]))" office:value-type="date" office:date-value="2016-08-26" calcext:value-type="date">
            <text:p>26.08.2016</text:p>
          </table:table-cell>
          <table:table-cell table:style-name="ce21" table:formula="of:=INFO.OBBA.OBBA.OBMAKE(&quot;date-&quot;&amp;COLUMN()&amp;&quot;-&quot;&amp;ROW();&quot;Date&quot;;[.E435])" office:value-type="string" office:string-value="date-7-435 &#10;[3659]" calcext:value-type="string">
            <text:p>date-7-435 <text:line-break/>[3659]</text:p>
          </table:table-cell>
          <table:table-cell table:style-name="ce21" table:formula="of:=INFO.OBBA.OBBA.OBMAKE(&quot;date-&quot;&amp;COLUMN()&amp;&quot;-&quot;&amp;ROW();&quot;Date&quot;;[.F435])" office:value-type="string" office:string-value="date-8-435 &#10;[3660]" calcext:value-type="string">
            <text:p>date-8-435 <text:line-break/>[36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5])" office:value-type="string" office:string-value="cal-9-435 &#10;[3662]" calcext:value-type="string">
            <text:p>cal-9-435 <text:line-break/>[366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5])" office:value-type="string" office:string-value="cal-10-435 &#10;[3664]" calcext:value-type="string">
            <text:p>cal-10-435 <text:line-break/>[3664]</text:p>
          </table:table-cell>
          <table:table-cell/>
          <table:table-cell table:formula="of:=INFO.OBBA.OBBA.OBGET(INFO.OBBA.OBBA.OBCALL(&quot;&quot;;[.$B$15];&quot;getDaycountFraction&quot;;[.I435];[.J435]))" office:value-type="float" office:value="2.93888888888889" calcext:value-type="float">
            <text:p>2,939</text:p>
          </table:table-cell>
          <table:table-cell table:style-name="ce35" table:formula="of:=(YEARFRAC([.E435];[.F435];[.$C$9]))" office:value-type="float" office:value="2.93888888888889" calcext:value-type="float">
            <text:p>2,939</text:p>
          </table:table-cell>
          <table:table-cell table:formula="of:=ABS([.L435])-[.M43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0-05-27" calcext:value-type="date">
            <text:p>27.05.1990</text:p>
          </table:table-cell>
          <table:table-cell table:style-name="ce22" table:formula="of:=[.$C$11]+INT(RAND()*([.$C$12]-[.$C$11]))" office:value-type="date" office:date-value="1991-02-19" calcext:value-type="date">
            <text:p>19.02.1991</text:p>
          </table:table-cell>
          <table:table-cell table:style-name="ce21" table:formula="of:=INFO.OBBA.OBBA.OBMAKE(&quot;date-&quot;&amp;COLUMN()&amp;&quot;-&quot;&amp;ROW();&quot;Date&quot;;[.E436])" office:value-type="string" office:string-value="date-7-436 &#10;[3666]" calcext:value-type="string">
            <text:p>date-7-436 <text:line-break/>[3666]</text:p>
          </table:table-cell>
          <table:table-cell table:style-name="ce21" table:formula="of:=INFO.OBBA.OBBA.OBMAKE(&quot;date-&quot;&amp;COLUMN()&amp;&quot;-&quot;&amp;ROW();&quot;Date&quot;;[.F436])" office:value-type="string" office:string-value="date-8-436 &#10;[3667]" calcext:value-type="string">
            <text:p>date-8-436 <text:line-break/>[36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6])" office:value-type="string" office:string-value="cal-9-436 &#10;[3669]" calcext:value-type="string">
            <text:p>cal-9-436 <text:line-break/>[366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6])" office:value-type="string" office:string-value="cal-10-436 &#10;[3671]" calcext:value-type="string">
            <text:p>cal-10-436 <text:line-break/>[3671]</text:p>
          </table:table-cell>
          <table:table-cell/>
          <table:table-cell table:formula="of:=INFO.OBBA.OBBA.OBGET(INFO.OBBA.OBBA.OBCALL(&quot;&quot;;[.$B$15];&quot;getDaycountFraction&quot;;[.I436];[.J436]))" office:value-type="float" office:value="0.744444444444444" calcext:value-type="float">
            <text:p>0,744</text:p>
          </table:table-cell>
          <table:table-cell table:style-name="ce35" table:formula="of:=(YEARFRAC([.E436];[.F436];[.$C$9]))" office:value-type="float" office:value="0.744444444444444" calcext:value-type="float">
            <text:p>0,744</text:p>
          </table:table-cell>
          <table:table-cell table:formula="of:=ABS([.L436])-[.M43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8-10-23" calcext:value-type="date">
            <text:p>23.10.2018</text:p>
          </table:table-cell>
          <table:table-cell table:style-name="ce22" table:formula="of:=[.$C$11]+INT(RAND()*([.$C$12]-[.$C$11]))" office:value-type="date" office:date-value="2010-04-02" calcext:value-type="date">
            <text:p>02.04.2010</text:p>
          </table:table-cell>
          <table:table-cell table:style-name="ce21" table:formula="of:=INFO.OBBA.OBBA.OBMAKE(&quot;date-&quot;&amp;COLUMN()&amp;&quot;-&quot;&amp;ROW();&quot;Date&quot;;[.E437])" office:value-type="string" office:string-value="date-7-437 &#10;[3673]" calcext:value-type="string">
            <text:p>date-7-437 <text:line-break/>[3673]</text:p>
          </table:table-cell>
          <table:table-cell table:style-name="ce21" table:formula="of:=INFO.OBBA.OBBA.OBMAKE(&quot;date-&quot;&amp;COLUMN()&amp;&quot;-&quot;&amp;ROW();&quot;Date&quot;;[.F437])" office:value-type="string" office:string-value="date-8-437 &#10;[3674]" calcext:value-type="string">
            <text:p>date-8-437 <text:line-break/>[36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7])" office:value-type="string" office:string-value="cal-9-437 &#10;[3676]" calcext:value-type="string">
            <text:p>cal-9-437 <text:line-break/>[367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7])" office:value-type="string" office:string-value="cal-10-437 &#10;[3678]" calcext:value-type="string">
            <text:p>cal-10-437 <text:line-break/>[3678]</text:p>
          </table:table-cell>
          <table:table-cell/>
          <table:table-cell table:formula="of:=INFO.OBBA.OBBA.OBGET(INFO.OBBA.OBBA.OBCALL(&quot;&quot;;[.$B$15];&quot;getDaycountFraction&quot;;[.I437];[.J437]))" office:value-type="float" office:value="-8.68333333333333" calcext:value-type="float">
            <text:p>-8,683</text:p>
          </table:table-cell>
          <table:table-cell table:style-name="ce35" table:formula="of:=(YEARFRAC([.E437];[.F437];[.$C$9]))" office:value-type="float" office:value="8.68333333333333" calcext:value-type="float">
            <text:p>8,683</text:p>
          </table:table-cell>
          <table:table-cell table:formula="of:=ABS([.L437])-[.M43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2-01-07" calcext:value-type="date">
            <text:p>07.01.2022</text:p>
          </table:table-cell>
          <table:table-cell table:style-name="ce22" table:formula="of:=[.$C$11]+INT(RAND()*([.$C$12]-[.$C$11]))" office:value-type="date" office:date-value="1984-05-29" calcext:value-type="date">
            <text:p>29.05.1984</text:p>
          </table:table-cell>
          <table:table-cell table:style-name="ce21" table:formula="of:=INFO.OBBA.OBBA.OBMAKE(&quot;date-&quot;&amp;COLUMN()&amp;&quot;-&quot;&amp;ROW();&quot;Date&quot;;[.E438])" office:value-type="string" office:string-value="date-7-438 &#10;[3680]" calcext:value-type="string">
            <text:p>date-7-438 <text:line-break/>[3680]</text:p>
          </table:table-cell>
          <table:table-cell table:style-name="ce21" table:formula="of:=INFO.OBBA.OBBA.OBMAKE(&quot;date-&quot;&amp;COLUMN()&amp;&quot;-&quot;&amp;ROW();&quot;Date&quot;;[.F438])" office:value-type="string" office:string-value="date-8-438 &#10;[3681]" calcext:value-type="string">
            <text:p>date-8-438 <text:line-break/>[36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8])" office:value-type="string" office:string-value="cal-9-438 &#10;[3683]" calcext:value-type="string">
            <text:p>cal-9-438 <text:line-break/>[368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8])" office:value-type="string" office:string-value="cal-10-438 &#10;[3685]" calcext:value-type="string">
            <text:p>cal-10-438 <text:line-break/>[3685]</text:p>
          </table:table-cell>
          <table:table-cell/>
          <table:table-cell table:formula="of:=INFO.OBBA.OBBA.OBGET(INFO.OBBA.OBBA.OBCALL(&quot;&quot;;[.$B$15];&quot;getDaycountFraction&quot;;[.I438];[.J438]))" office:value-type="float" office:value="-38.1583333333333" calcext:value-type="float">
            <text:p>-38,158</text:p>
          </table:table-cell>
          <table:table-cell table:style-name="ce35" table:formula="of:=(YEARFRAC([.E438];[.F438];[.$C$9]))" office:value-type="float" office:value="38.1583333333333" calcext:value-type="float">
            <text:p>38,158</text:p>
          </table:table-cell>
          <table:table-cell table:formula="of:=ABS([.L438])-[.M43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5-09-03" calcext:value-type="date">
            <text:p>03.09.2015</text:p>
          </table:table-cell>
          <table:table-cell table:style-name="ce22" table:formula="of:=[.$C$11]+INT(RAND()*([.$C$12]-[.$C$11]))" office:value-type="date" office:date-value="1992-04-03" calcext:value-type="date">
            <text:p>03.04.1992</text:p>
          </table:table-cell>
          <table:table-cell table:style-name="ce21" table:formula="of:=INFO.OBBA.OBBA.OBMAKE(&quot;date-&quot;&amp;COLUMN()&amp;&quot;-&quot;&amp;ROW();&quot;Date&quot;;[.E439])" office:value-type="string" office:string-value="date-7-439 &#10;[3687]" calcext:value-type="string">
            <text:p>date-7-439 <text:line-break/>[3687]</text:p>
          </table:table-cell>
          <table:table-cell table:style-name="ce21" table:formula="of:=INFO.OBBA.OBBA.OBMAKE(&quot;date-&quot;&amp;COLUMN()&amp;&quot;-&quot;&amp;ROW();&quot;Date&quot;;[.F439])" office:value-type="string" office:string-value="date-8-439 &#10;[3688]" calcext:value-type="string">
            <text:p>date-8-439 <text:line-break/>[36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39])" office:value-type="string" office:string-value="cal-9-439 &#10;[3690]" calcext:value-type="string">
            <text:p>cal-9-439 <text:line-break/>[369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39])" office:value-type="string" office:string-value="cal-10-439 &#10;[3692]" calcext:value-type="string">
            <text:p>cal-10-439 <text:line-break/>[3692]</text:p>
          </table:table-cell>
          <table:table-cell/>
          <table:table-cell table:formula="of:=INFO.OBBA.OBBA.OBGET(INFO.OBBA.OBBA.OBCALL(&quot;&quot;;[.$B$15];&quot;getDaycountFraction&quot;;[.I439];[.J439]))" office:value-type="float" office:value="-23.7583333333333" calcext:value-type="float">
            <text:p>-23,758</text:p>
          </table:table-cell>
          <table:table-cell table:style-name="ce35" table:formula="of:=(YEARFRAC([.E439];[.F439];[.$C$9]))" office:value-type="float" office:value="23.7583333333333" calcext:value-type="float">
            <text:p>23,758</text:p>
          </table:table-cell>
          <table:table-cell table:formula="of:=ABS([.L439])-[.M43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3-08-19" calcext:value-type="date">
            <text:p>19.08.1983</text:p>
          </table:table-cell>
          <table:table-cell table:style-name="ce22" table:formula="of:=[.$C$11]+INT(RAND()*([.$C$12]-[.$C$11]))" office:value-type="date" office:date-value="1996-04-11" calcext:value-type="date">
            <text:p>11.04.1996</text:p>
          </table:table-cell>
          <table:table-cell table:style-name="ce21" table:formula="of:=INFO.OBBA.OBBA.OBMAKE(&quot;date-&quot;&amp;COLUMN()&amp;&quot;-&quot;&amp;ROW();&quot;Date&quot;;[.E440])" office:value-type="string" office:string-value="date-7-440 &#10;[3694]" calcext:value-type="string">
            <text:p>date-7-440 <text:line-break/>[3694]</text:p>
          </table:table-cell>
          <table:table-cell table:style-name="ce21" table:formula="of:=INFO.OBBA.OBBA.OBMAKE(&quot;date-&quot;&amp;COLUMN()&amp;&quot;-&quot;&amp;ROW();&quot;Date&quot;;[.F440])" office:value-type="string" office:string-value="date-8-440 &#10;[3695]" calcext:value-type="string">
            <text:p>date-8-440 <text:line-break/>[36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0])" office:value-type="string" office:string-value="cal-9-440 &#10;[3697]" calcext:value-type="string">
            <text:p>cal-9-440 <text:line-break/>[369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0])" office:value-type="string" office:string-value="cal-10-440 &#10;[3699]" calcext:value-type="string">
            <text:p>cal-10-440 <text:line-break/>[3699]</text:p>
          </table:table-cell>
          <table:table-cell/>
          <table:table-cell table:formula="of:=INFO.OBBA.OBBA.OBGET(INFO.OBBA.OBBA.OBCALL(&quot;&quot;;[.$B$15];&quot;getDaycountFraction&quot;;[.I440];[.J440]))" office:value-type="float" office:value="12.8305555555556" calcext:value-type="float">
            <text:p>12,831</text:p>
          </table:table-cell>
          <table:table-cell table:style-name="ce35" table:formula="of:=(YEARFRAC([.E440];[.F440];[.$C$9]))" office:value-type="float" office:value="12.8305555555556" calcext:value-type="float">
            <text:p>12,831</text:p>
          </table:table-cell>
          <table:table-cell table:formula="of:=ABS([.L440])-[.M44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6-03-12" calcext:value-type="date">
            <text:p>12.03.2026</text:p>
          </table:table-cell>
          <table:table-cell table:style-name="ce22" table:formula="of:=[.$C$11]+INT(RAND()*([.$C$12]-[.$C$11]))" office:value-type="date" office:date-value="2011-03-12" calcext:value-type="date">
            <text:p>12.03.2011</text:p>
          </table:table-cell>
          <table:table-cell table:style-name="ce21" table:formula="of:=INFO.OBBA.OBBA.OBMAKE(&quot;date-&quot;&amp;COLUMN()&amp;&quot;-&quot;&amp;ROW();&quot;Date&quot;;[.E441])" office:value-type="string" office:string-value="date-7-441 &#10;[3701]" calcext:value-type="string">
            <text:p>date-7-441 <text:line-break/>[3701]</text:p>
          </table:table-cell>
          <table:table-cell table:style-name="ce21" table:formula="of:=INFO.OBBA.OBBA.OBMAKE(&quot;date-&quot;&amp;COLUMN()&amp;&quot;-&quot;&amp;ROW();&quot;Date&quot;;[.F441])" office:value-type="string" office:string-value="date-8-441 &#10;[3702]" calcext:value-type="string">
            <text:p>date-8-441 <text:line-break/>[37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1])" office:value-type="string" office:string-value="cal-9-441 &#10;[3704]" calcext:value-type="string">
            <text:p>cal-9-441 <text:line-break/>[370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1])" office:value-type="string" office:string-value="cal-10-441 &#10;[3706]" calcext:value-type="string">
            <text:p>cal-10-441 <text:line-break/>[3706]</text:p>
          </table:table-cell>
          <table:table-cell/>
          <table:table-cell table:formula="of:=INFO.OBBA.OBBA.OBGET(INFO.OBBA.OBBA.OBCALL(&quot;&quot;;[.$B$15];&quot;getDaycountFraction&quot;;[.I441];[.J441]))" office:value-type="float" office:value="-15.2194444444444" calcext:value-type="float">
            <text:p>-15,219</text:p>
          </table:table-cell>
          <table:table-cell table:style-name="ce35" table:formula="of:=(YEARFRAC([.E441];[.F441];[.$C$9]))" office:value-type="float" office:value="15.2194444444444" calcext:value-type="float">
            <text:p>15,219</text:p>
          </table:table-cell>
          <table:table-cell table:formula="of:=ABS([.L441])-[.M44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1-09-23" calcext:value-type="date">
            <text:p>23.09.2021</text:p>
          </table:table-cell>
          <table:table-cell table:style-name="ce22" table:formula="of:=[.$C$11]+INT(RAND()*([.$C$12]-[.$C$11]))" office:value-type="date" office:date-value="1980-03-23" calcext:value-type="date">
            <text:p>23.03.1980</text:p>
          </table:table-cell>
          <table:table-cell table:style-name="ce21" table:formula="of:=INFO.OBBA.OBBA.OBMAKE(&quot;date-&quot;&amp;COLUMN()&amp;&quot;-&quot;&amp;ROW();&quot;Date&quot;;[.E442])" office:value-type="string" office:string-value="date-7-442 &#10;[3708]" calcext:value-type="string">
            <text:p>date-7-442 <text:line-break/>[3708]</text:p>
          </table:table-cell>
          <table:table-cell table:style-name="ce21" table:formula="of:=INFO.OBBA.OBBA.OBMAKE(&quot;date-&quot;&amp;COLUMN()&amp;&quot;-&quot;&amp;ROW();&quot;Date&quot;;[.F442])" office:value-type="string" office:string-value="date-8-442 &#10;[3709]" calcext:value-type="string">
            <text:p>date-8-442 <text:line-break/>[37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2])" office:value-type="string" office:string-value="cal-9-442 &#10;[3711]" calcext:value-type="string">
            <text:p>cal-9-442 <text:line-break/>[371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2])" office:value-type="string" office:string-value="cal-10-442 &#10;[3713]" calcext:value-type="string">
            <text:p>cal-10-442 <text:line-break/>[3713]</text:p>
          </table:table-cell>
          <table:table-cell/>
          <table:table-cell table:formula="of:=INFO.OBBA.OBBA.OBGET(INFO.OBBA.OBBA.OBCALL(&quot;&quot;;[.$B$15];&quot;getDaycountFraction&quot;;[.I442];[.J442]))" office:value-type="float" office:value="-42.1083333333333" calcext:value-type="float">
            <text:p>-42,108</text:p>
          </table:table-cell>
          <table:table-cell table:style-name="ce35" table:formula="of:=(YEARFRAC([.E442];[.F442];[.$C$9]))" office:value-type="float" office:value="42.1083333333333" calcext:value-type="float">
            <text:p>42,108</text:p>
          </table:table-cell>
          <table:table-cell table:formula="of:=ABS([.L442])-[.M44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5-04-23" calcext:value-type="date">
            <text:p>23.04.1985</text:p>
          </table:table-cell>
          <table:table-cell table:style-name="ce22" table:formula="of:=[.$C$11]+INT(RAND()*([.$C$12]-[.$C$11]))" office:value-type="date" office:date-value="2016-01-30" calcext:value-type="date">
            <text:p>30.01.2016</text:p>
          </table:table-cell>
          <table:table-cell table:style-name="ce21" table:formula="of:=INFO.OBBA.OBBA.OBMAKE(&quot;date-&quot;&amp;COLUMN()&amp;&quot;-&quot;&amp;ROW();&quot;Date&quot;;[.E443])" office:value-type="string" office:string-value="date-7-443 &#10;[3715]" calcext:value-type="string">
            <text:p>date-7-443 <text:line-break/>[3715]</text:p>
          </table:table-cell>
          <table:table-cell table:style-name="ce21" table:formula="of:=INFO.OBBA.OBBA.OBMAKE(&quot;date-&quot;&amp;COLUMN()&amp;&quot;-&quot;&amp;ROW();&quot;Date&quot;;[.F443])" office:value-type="string" office:string-value="date-8-443 &#10;[3716]" calcext:value-type="string">
            <text:p>date-8-443 <text:line-break/>[37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3])" office:value-type="string" office:string-value="cal-9-443 &#10;[3718]" calcext:value-type="string">
            <text:p>cal-9-443 <text:line-break/>[371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3])" office:value-type="string" office:string-value="cal-10-443 &#10;[3720]" calcext:value-type="string">
            <text:p>cal-10-443 <text:line-break/>[3720]</text:p>
          </table:table-cell>
          <table:table-cell/>
          <table:table-cell table:formula="of:=INFO.OBBA.OBBA.OBGET(INFO.OBBA.OBBA.OBCALL(&quot;&quot;;[.$B$15];&quot;getDaycountFraction&quot;;[.I443];[.J443]))" office:value-type="float" office:value="31.2194444444444" calcext:value-type="float">
            <text:p>31,219</text:p>
          </table:table-cell>
          <table:table-cell table:style-name="ce35" table:formula="of:=(YEARFRAC([.E443];[.F443];[.$C$9]))" office:value-type="float" office:value="31.2194444444444" calcext:value-type="float">
            <text:p>31,219</text:p>
          </table:table-cell>
          <table:table-cell table:formula="of:=ABS([.L443])-[.M44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2-06-19" calcext:value-type="date">
            <text:p>19.06.2022</text:p>
          </table:table-cell>
          <table:table-cell table:style-name="ce22" table:formula="of:=[.$C$11]+INT(RAND()*([.$C$12]-[.$C$11]))" office:value-type="date" office:date-value="2004-06-28" calcext:value-type="date">
            <text:p>28.06.2004</text:p>
          </table:table-cell>
          <table:table-cell table:style-name="ce21" table:formula="of:=INFO.OBBA.OBBA.OBMAKE(&quot;date-&quot;&amp;COLUMN()&amp;&quot;-&quot;&amp;ROW();&quot;Date&quot;;[.E444])" office:value-type="string" office:string-value="date-7-444 &#10;[3722]" calcext:value-type="string">
            <text:p>date-7-444 <text:line-break/>[3722]</text:p>
          </table:table-cell>
          <table:table-cell table:style-name="ce21" table:formula="of:=INFO.OBBA.OBBA.OBMAKE(&quot;date-&quot;&amp;COLUMN()&amp;&quot;-&quot;&amp;ROW();&quot;Date&quot;;[.F444])" office:value-type="string" office:string-value="date-8-444 &#10;[3723]" calcext:value-type="string">
            <text:p>date-8-444 <text:line-break/>[37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4])" office:value-type="string" office:string-value="cal-9-444 &#10;[3725]" calcext:value-type="string">
            <text:p>cal-9-444 <text:line-break/>[372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4])" office:value-type="string" office:string-value="cal-10-444 &#10;[3727]" calcext:value-type="string">
            <text:p>cal-10-444 <text:line-break/>[3727]</text:p>
          </table:table-cell>
          <table:table-cell/>
          <table:table-cell table:formula="of:=INFO.OBBA.OBBA.OBGET(INFO.OBBA.OBBA.OBCALL(&quot;&quot;;[.$B$15];&quot;getDaycountFraction&quot;;[.I444];[.J444]))" office:value-type="float" office:value="-18.2361111111111" calcext:value-type="float">
            <text:p>-18,236</text:p>
          </table:table-cell>
          <table:table-cell table:style-name="ce35" table:formula="of:=(YEARFRAC([.E444];[.F444];[.$C$9]))" office:value-type="float" office:value="18.2361111111111" calcext:value-type="float">
            <text:p>18,236</text:p>
          </table:table-cell>
          <table:table-cell table:formula="of:=ABS([.L444])-[.M44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6-04-21" calcext:value-type="date">
            <text:p>21.04.1996</text:p>
          </table:table-cell>
          <table:table-cell table:style-name="ce22" table:formula="of:=[.$C$11]+INT(RAND()*([.$C$12]-[.$C$11]))" office:value-type="date" office:date-value="2008-07-23" calcext:value-type="date">
            <text:p>23.07.2008</text:p>
          </table:table-cell>
          <table:table-cell table:style-name="ce21" table:formula="of:=INFO.OBBA.OBBA.OBMAKE(&quot;date-&quot;&amp;COLUMN()&amp;&quot;-&quot;&amp;ROW();&quot;Date&quot;;[.E445])" office:value-type="string" office:string-value="date-7-445 &#10;[3729]" calcext:value-type="string">
            <text:p>date-7-445 <text:line-break/>[3729]</text:p>
          </table:table-cell>
          <table:table-cell table:style-name="ce21" table:formula="of:=INFO.OBBA.OBBA.OBMAKE(&quot;date-&quot;&amp;COLUMN()&amp;&quot;-&quot;&amp;ROW();&quot;Date&quot;;[.F445])" office:value-type="string" office:string-value="date-8-445 &#10;[3730]" calcext:value-type="string">
            <text:p>date-8-445 <text:line-break/>[37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5])" office:value-type="string" office:string-value="cal-9-445 &#10;[3732]" calcext:value-type="string">
            <text:p>cal-9-445 <text:line-break/>[373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5])" office:value-type="string" office:string-value="cal-10-445 &#10;[3734]" calcext:value-type="string">
            <text:p>cal-10-445 <text:line-break/>[3734]</text:p>
          </table:table-cell>
          <table:table-cell/>
          <table:table-cell table:formula="of:=INFO.OBBA.OBBA.OBGET(INFO.OBBA.OBBA.OBCALL(&quot;&quot;;[.$B$15];&quot;getDaycountFraction&quot;;[.I445];[.J445]))" office:value-type="float" office:value="12.4333333333333" calcext:value-type="float">
            <text:p>12,433</text:p>
          </table:table-cell>
          <table:table-cell table:style-name="ce35" table:formula="of:=(YEARFRAC([.E445];[.F445];[.$C$9]))" office:value-type="float" office:value="12.4333333333333" calcext:value-type="float">
            <text:p>12,433</text:p>
          </table:table-cell>
          <table:table-cell table:formula="of:=ABS([.L445])-[.M44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3-02-08" calcext:value-type="date">
            <text:p>08.02.2023</text:p>
          </table:table-cell>
          <table:table-cell table:style-name="ce22" table:formula="of:=[.$C$11]+INT(RAND()*([.$C$12]-[.$C$11]))" office:value-type="date" office:date-value="1997-11-20" calcext:value-type="date">
            <text:p>20.11.1997</text:p>
          </table:table-cell>
          <table:table-cell table:style-name="ce21" table:formula="of:=INFO.OBBA.OBBA.OBMAKE(&quot;date-&quot;&amp;COLUMN()&amp;&quot;-&quot;&amp;ROW();&quot;Date&quot;;[.E446])" office:value-type="string" office:string-value="date-7-446 &#10;[3736]" calcext:value-type="string">
            <text:p>date-7-446 <text:line-break/>[3736]</text:p>
          </table:table-cell>
          <table:table-cell table:style-name="ce21" table:formula="of:=INFO.OBBA.OBBA.OBMAKE(&quot;date-&quot;&amp;COLUMN()&amp;&quot;-&quot;&amp;ROW();&quot;Date&quot;;[.F446])" office:value-type="string" office:string-value="date-8-446 &#10;[3737]" calcext:value-type="string">
            <text:p>date-8-446 <text:line-break/>[37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6])" office:value-type="string" office:string-value="cal-9-446 &#10;[3739]" calcext:value-type="string">
            <text:p>cal-9-446 <text:line-break/>[373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6])" office:value-type="string" office:string-value="cal-10-446 &#10;[3741]" calcext:value-type="string">
            <text:p>cal-10-446 <text:line-break/>[3741]</text:p>
          </table:table-cell>
          <table:table-cell/>
          <table:table-cell table:formula="of:=INFO.OBBA.OBBA.OBGET(INFO.OBBA.OBBA.OBCALL(&quot;&quot;;[.$B$15];&quot;getDaycountFraction&quot;;[.I446];[.J446]))" office:value-type="float" office:value="-25.5861111111111" calcext:value-type="float">
            <text:p>-25,586</text:p>
          </table:table-cell>
          <table:table-cell table:style-name="ce35" table:formula="of:=(YEARFRAC([.E446];[.F446];[.$C$9]))" office:value-type="float" office:value="25.5861111111111" calcext:value-type="float">
            <text:p>25,586</text:p>
          </table:table-cell>
          <table:table-cell table:formula="of:=ABS([.L446])-[.M44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7-08-31" calcext:value-type="date">
            <text:p>31.08.2027</text:p>
          </table:table-cell>
          <table:table-cell table:style-name="ce22" table:formula="of:=[.$C$11]+INT(RAND()*([.$C$12]-[.$C$11]))" office:value-type="date" office:date-value="1999-02-03" calcext:value-type="date">
            <text:p>03.02.1999</text:p>
          </table:table-cell>
          <table:table-cell table:style-name="ce21" table:formula="of:=INFO.OBBA.OBBA.OBMAKE(&quot;date-&quot;&amp;COLUMN()&amp;&quot;-&quot;&amp;ROW();&quot;Date&quot;;[.E447])" office:value-type="string" office:string-value="date-7-447 &#10;[3743]" calcext:value-type="string">
            <text:p>date-7-447 <text:line-break/>[3743]</text:p>
          </table:table-cell>
          <table:table-cell table:style-name="ce21" table:formula="of:=INFO.OBBA.OBBA.OBMAKE(&quot;date-&quot;&amp;COLUMN()&amp;&quot;-&quot;&amp;ROW();&quot;Date&quot;;[.F447])" office:value-type="string" office:string-value="date-8-447 &#10;[3744]" calcext:value-type="string">
            <text:p>date-8-447 <text:line-break/>[37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7])" office:value-type="string" office:string-value="cal-9-447 &#10;[3746]" calcext:value-type="string">
            <text:p>cal-9-447 <text:line-break/>[374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7])" office:value-type="string" office:string-value="cal-10-447 &#10;[3748]" calcext:value-type="string">
            <text:p>cal-10-447 <text:line-break/>[3748]</text:p>
          </table:table-cell>
          <table:table-cell/>
          <table:table-cell table:formula="of:=INFO.OBBA.OBBA.OBGET(INFO.OBBA.OBBA.OBCALL(&quot;&quot;;[.$B$15];&quot;getDaycountFraction&quot;;[.I447];[.J447]))" office:value-type="float" office:value="-28.9888888888889" calcext:value-type="float">
            <text:p>-28,989</text:p>
          </table:table-cell>
          <table:table-cell table:style-name="ce35" table:formula="of:=(YEARFRAC([.E447];[.F447];[.$C$9]))" office:value-type="float" office:value="28.9888888888889" calcext:value-type="float">
            <text:p>28,989</text:p>
          </table:table-cell>
          <table:table-cell table:formula="of:=ABS([.L447])-[.M44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5-12-01" calcext:value-type="date">
            <text:p>01.12.2025</text:p>
          </table:table-cell>
          <table:table-cell table:style-name="ce22" table:formula="of:=[.$C$11]+INT(RAND()*([.$C$12]-[.$C$11]))" office:value-type="date" office:date-value="2029-03-30" calcext:value-type="date">
            <text:p>30.03.2029</text:p>
          </table:table-cell>
          <table:table-cell table:style-name="ce21" table:formula="of:=INFO.OBBA.OBBA.OBMAKE(&quot;date-&quot;&amp;COLUMN()&amp;&quot;-&quot;&amp;ROW();&quot;Date&quot;;[.E448])" office:value-type="string" office:string-value="date-7-448 &#10;[3750]" calcext:value-type="string">
            <text:p>date-7-448 <text:line-break/>[3750]</text:p>
          </table:table-cell>
          <table:table-cell table:style-name="ce21" table:formula="of:=INFO.OBBA.OBBA.OBMAKE(&quot;date-&quot;&amp;COLUMN()&amp;&quot;-&quot;&amp;ROW();&quot;Date&quot;;[.F448])" office:value-type="string" office:string-value="date-8-448 &#10;[3751]" calcext:value-type="string">
            <text:p>date-8-448 <text:line-break/>[37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8])" office:value-type="string" office:string-value="cal-9-448 &#10;[3753]" calcext:value-type="string">
            <text:p>cal-9-448 <text:line-break/>[375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8])" office:value-type="string" office:string-value="cal-10-448 &#10;[3755]" calcext:value-type="string">
            <text:p>cal-10-448 <text:line-break/>[3755]</text:p>
          </table:table-cell>
          <table:table-cell/>
          <table:table-cell table:formula="of:=INFO.OBBA.OBBA.OBGET(INFO.OBBA.OBBA.OBCALL(&quot;&quot;;[.$B$15];&quot;getDaycountFraction&quot;;[.I448];[.J448]))" office:value-type="float" office:value="3.375" calcext:value-type="float">
            <text:p>3,375</text:p>
          </table:table-cell>
          <table:table-cell table:style-name="ce35" table:formula="of:=(YEARFRAC([.E448];[.F448];[.$C$9]))" office:value-type="float" office:value="3.375" calcext:value-type="float">
            <text:p>3,375</text:p>
          </table:table-cell>
          <table:table-cell table:formula="of:=ABS([.L448])-[.M44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1-09-10" calcext:value-type="date">
            <text:p>10.09.2011</text:p>
          </table:table-cell>
          <table:table-cell table:style-name="ce22" table:formula="of:=[.$C$11]+INT(RAND()*([.$C$12]-[.$C$11]))" office:value-type="date" office:date-value="2001-12-22" calcext:value-type="date">
            <text:p>22.12.2001</text:p>
          </table:table-cell>
          <table:table-cell table:style-name="ce21" table:formula="of:=INFO.OBBA.OBBA.OBMAKE(&quot;date-&quot;&amp;COLUMN()&amp;&quot;-&quot;&amp;ROW();&quot;Date&quot;;[.E449])" office:value-type="string" office:string-value="date-7-449 &#10;[3757]" calcext:value-type="string">
            <text:p>date-7-449 <text:line-break/>[3757]</text:p>
          </table:table-cell>
          <table:table-cell table:style-name="ce21" table:formula="of:=INFO.OBBA.OBBA.OBMAKE(&quot;date-&quot;&amp;COLUMN()&amp;&quot;-&quot;&amp;ROW();&quot;Date&quot;;[.F449])" office:value-type="string" office:string-value="date-8-449 &#10;[3758]" calcext:value-type="string">
            <text:p>date-8-449 <text:line-break/>[37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49])" office:value-type="string" office:string-value="cal-9-449 &#10;[3760]" calcext:value-type="string">
            <text:p>cal-9-449 <text:line-break/>[376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49])" office:value-type="string" office:string-value="cal-10-449 &#10;[3762]" calcext:value-type="string">
            <text:p>cal-10-449 <text:line-break/>[3762]</text:p>
          </table:table-cell>
          <table:table-cell/>
          <table:table-cell table:formula="of:=INFO.OBBA.OBBA.OBGET(INFO.OBBA.OBBA.OBCALL(&quot;&quot;;[.$B$15];&quot;getDaycountFraction&quot;;[.I449];[.J449]))" office:value-type="float" office:value="-9.85833333333333" calcext:value-type="float">
            <text:p>-9,858</text:p>
          </table:table-cell>
          <table:table-cell table:style-name="ce35" table:formula="of:=(YEARFRAC([.E449];[.F449];[.$C$9]))" office:value-type="float" office:value="9.85833333333333" calcext:value-type="float">
            <text:p>9,858</text:p>
          </table:table-cell>
          <table:table-cell table:formula="of:=ABS([.L449])-[.M44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9-03-13" calcext:value-type="date">
            <text:p>13.03.2029</text:p>
          </table:table-cell>
          <table:table-cell table:style-name="ce22" table:formula="of:=[.$C$11]+INT(RAND()*([.$C$12]-[.$C$11]))" office:value-type="date" office:date-value="1999-01-28" calcext:value-type="date">
            <text:p>28.01.1999</text:p>
          </table:table-cell>
          <table:table-cell table:style-name="ce21" table:formula="of:=INFO.OBBA.OBBA.OBMAKE(&quot;date-&quot;&amp;COLUMN()&amp;&quot;-&quot;&amp;ROW();&quot;Date&quot;;[.E450])" office:value-type="string" office:string-value="date-7-450 &#10;[3764]" calcext:value-type="string">
            <text:p>date-7-450 <text:line-break/>[3764]</text:p>
          </table:table-cell>
          <table:table-cell table:style-name="ce21" table:formula="of:=INFO.OBBA.OBBA.OBMAKE(&quot;date-&quot;&amp;COLUMN()&amp;&quot;-&quot;&amp;ROW();&quot;Date&quot;;[.F450])" office:value-type="string" office:string-value="date-8-450 &#10;[3765]" calcext:value-type="string">
            <text:p>date-8-450 <text:line-break/>[37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0])" office:value-type="string" office:string-value="cal-9-450 &#10;[3767]" calcext:value-type="string">
            <text:p>cal-9-450 <text:line-break/>[376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0])" office:value-type="string" office:string-value="cal-10-450 &#10;[3769]" calcext:value-type="string">
            <text:p>cal-10-450 <text:line-break/>[3769]</text:p>
          </table:table-cell>
          <table:table-cell/>
          <table:table-cell table:formula="of:=INFO.OBBA.OBBA.OBGET(INFO.OBBA.OBBA.OBCALL(&quot;&quot;;[.$B$15];&quot;getDaycountFraction&quot;;[.I450];[.J450]))" office:value-type="float" office:value="-30.5611111111111" calcext:value-type="float">
            <text:p>-30,561</text:p>
          </table:table-cell>
          <table:table-cell table:style-name="ce35" table:formula="of:=(YEARFRAC([.E450];[.F450];[.$C$9]))" office:value-type="float" office:value="30.5611111111111" calcext:value-type="float">
            <text:p>30,561</text:p>
          </table:table-cell>
          <table:table-cell table:formula="of:=ABS([.L450])-[.M45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8-05-07" calcext:value-type="date">
            <text:p>07.05.2008</text:p>
          </table:table-cell>
          <table:table-cell table:style-name="ce22" table:formula="of:=[.$C$11]+INT(RAND()*([.$C$12]-[.$C$11]))" office:value-type="date" office:date-value="2022-05-06" calcext:value-type="date">
            <text:p>06.05.2022</text:p>
          </table:table-cell>
          <table:table-cell table:style-name="ce21" table:formula="of:=INFO.OBBA.OBBA.OBMAKE(&quot;date-&quot;&amp;COLUMN()&amp;&quot;-&quot;&amp;ROW();&quot;Date&quot;;[.E451])" office:value-type="string" office:string-value="date-7-451 &#10;[3771]" calcext:value-type="string">
            <text:p>date-7-451 <text:line-break/>[3771]</text:p>
          </table:table-cell>
          <table:table-cell table:style-name="ce21" table:formula="of:=INFO.OBBA.OBBA.OBMAKE(&quot;date-&quot;&amp;COLUMN()&amp;&quot;-&quot;&amp;ROW();&quot;Date&quot;;[.F451])" office:value-type="string" office:string-value="date-8-451 &#10;[3772]" calcext:value-type="string">
            <text:p>date-8-451 <text:line-break/>[37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1])" office:value-type="string" office:string-value="cal-9-451 &#10;[3774]" calcext:value-type="string">
            <text:p>cal-9-451 <text:line-break/>[377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1])" office:value-type="string" office:string-value="cal-10-451 &#10;[3776]" calcext:value-type="string">
            <text:p>cal-10-451 <text:line-break/>[3776]</text:p>
          </table:table-cell>
          <table:table-cell/>
          <table:table-cell table:formula="of:=INFO.OBBA.OBBA.OBGET(INFO.OBBA.OBBA.OBCALL(&quot;&quot;;[.$B$15];&quot;getDaycountFraction&quot;;[.I451];[.J451]))" office:value-type="float" office:value="14.2" calcext:value-type="float">
            <text:p>14,200</text:p>
          </table:table-cell>
          <table:table-cell table:style-name="ce35" table:formula="of:=(YEARFRAC([.E451];[.F451];[.$C$9]))" office:value-type="float" office:value="14.2" calcext:value-type="float">
            <text:p>14,200</text:p>
          </table:table-cell>
          <table:table-cell table:formula="of:=ABS([.L451])-[.M45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7-05-15" calcext:value-type="date">
            <text:p>15.05.1997</text:p>
          </table:table-cell>
          <table:table-cell table:style-name="ce22" table:formula="of:=[.$C$11]+INT(RAND()*([.$C$12]-[.$C$11]))" office:value-type="date" office:date-value="1980-08-29" calcext:value-type="date">
            <text:p>29.08.1980</text:p>
          </table:table-cell>
          <table:table-cell table:style-name="ce21" table:formula="of:=INFO.OBBA.OBBA.OBMAKE(&quot;date-&quot;&amp;COLUMN()&amp;&quot;-&quot;&amp;ROW();&quot;Date&quot;;[.E452])" office:value-type="string" office:string-value="date-7-452 &#10;[3778]" calcext:value-type="string">
            <text:p>date-7-452 <text:line-break/>[3778]</text:p>
          </table:table-cell>
          <table:table-cell table:style-name="ce21" table:formula="of:=INFO.OBBA.OBBA.OBMAKE(&quot;date-&quot;&amp;COLUMN()&amp;&quot;-&quot;&amp;ROW();&quot;Date&quot;;[.F452])" office:value-type="string" office:string-value="date-8-452 &#10;[3779]" calcext:value-type="string">
            <text:p>date-8-452 <text:line-break/>[37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2])" office:value-type="string" office:string-value="cal-9-452 &#10;[3781]" calcext:value-type="string">
            <text:p>cal-9-452 <text:line-break/>[378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2])" office:value-type="string" office:string-value="cal-10-452 &#10;[3783]" calcext:value-type="string">
            <text:p>cal-10-452 <text:line-break/>[3783]</text:p>
          </table:table-cell>
          <table:table-cell/>
          <table:table-cell table:formula="of:=INFO.OBBA.OBBA.OBGET(INFO.OBBA.OBBA.OBCALL(&quot;&quot;;[.$B$15];&quot;getDaycountFraction&quot;;[.I452];[.J452]))" office:value-type="float" office:value="-16.9527777777778" calcext:value-type="float">
            <text:p>-16,953</text:p>
          </table:table-cell>
          <table:table-cell table:style-name="ce35" table:formula="of:=(YEARFRAC([.E452];[.F452];[.$C$9]))" office:value-type="float" office:value="16.9527777777778" calcext:value-type="float">
            <text:p>16,953</text:p>
          </table:table-cell>
          <table:table-cell table:formula="of:=ABS([.L452])-[.M45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1-01-06" calcext:value-type="date">
            <text:p>06.01.2001</text:p>
          </table:table-cell>
          <table:table-cell table:style-name="ce22" table:formula="of:=[.$C$11]+INT(RAND()*([.$C$12]-[.$C$11]))" office:value-type="date" office:date-value="2005-07-09" calcext:value-type="date">
            <text:p>09.07.2005</text:p>
          </table:table-cell>
          <table:table-cell table:style-name="ce21" table:formula="of:=INFO.OBBA.OBBA.OBMAKE(&quot;date-&quot;&amp;COLUMN()&amp;&quot;-&quot;&amp;ROW();&quot;Date&quot;;[.E453])" office:value-type="string" office:string-value="date-7-453 &#10;[3785]" calcext:value-type="string">
            <text:p>date-7-453 <text:line-break/>[3785]</text:p>
          </table:table-cell>
          <table:table-cell table:style-name="ce21" table:formula="of:=INFO.OBBA.OBBA.OBMAKE(&quot;date-&quot;&amp;COLUMN()&amp;&quot;-&quot;&amp;ROW();&quot;Date&quot;;[.F453])" office:value-type="string" office:string-value="date-8-453 &#10;[3786]" calcext:value-type="string">
            <text:p>date-8-453 <text:line-break/>[37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3])" office:value-type="string" office:string-value="cal-9-453 &#10;[3788]" calcext:value-type="string">
            <text:p>cal-9-453 <text:line-break/>[378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3])" office:value-type="string" office:string-value="cal-10-453 &#10;[3790]" calcext:value-type="string">
            <text:p>cal-10-453 <text:line-break/>[3790]</text:p>
          </table:table-cell>
          <table:table-cell/>
          <table:table-cell table:formula="of:=INFO.OBBA.OBBA.OBGET(INFO.OBBA.OBBA.OBCALL(&quot;&quot;;[.$B$15];&quot;getDaycountFraction&quot;;[.I453];[.J453]))" office:value-type="float" office:value="4.56944444444444" calcext:value-type="float">
            <text:p>4,569</text:p>
          </table:table-cell>
          <table:table-cell table:style-name="ce35" table:formula="of:=(YEARFRAC([.E453];[.F453];[.$C$9]))" office:value-type="float" office:value="4.56944444444444" calcext:value-type="float">
            <text:p>4,569</text:p>
          </table:table-cell>
          <table:table-cell table:formula="of:=ABS([.L453])-[.M45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7-05-30" calcext:value-type="date">
            <text:p>30.05.2017</text:p>
          </table:table-cell>
          <table:table-cell table:style-name="ce22" table:formula="of:=[.$C$11]+INT(RAND()*([.$C$12]-[.$C$11]))" office:value-type="date" office:date-value="1981-01-05" calcext:value-type="date">
            <text:p>05.01.1981</text:p>
          </table:table-cell>
          <table:table-cell table:style-name="ce21" table:formula="of:=INFO.OBBA.OBBA.OBMAKE(&quot;date-&quot;&amp;COLUMN()&amp;&quot;-&quot;&amp;ROW();&quot;Date&quot;;[.E454])" office:value-type="string" office:string-value="date-7-454 &#10;[3792]" calcext:value-type="string">
            <text:p>date-7-454 <text:line-break/>[3792]</text:p>
          </table:table-cell>
          <table:table-cell table:style-name="ce21" table:formula="of:=INFO.OBBA.OBBA.OBMAKE(&quot;date-&quot;&amp;COLUMN()&amp;&quot;-&quot;&amp;ROW();&quot;Date&quot;;[.F454])" office:value-type="string" office:string-value="date-8-454 &#10;[3793]" calcext:value-type="string">
            <text:p>date-8-454 <text:line-break/>[37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4])" office:value-type="string" office:string-value="cal-9-454 &#10;[3795]" calcext:value-type="string">
            <text:p>cal-9-454 <text:line-break/>[379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4])" office:value-type="string" office:string-value="cal-10-454 &#10;[3797]" calcext:value-type="string">
            <text:p>cal-10-454 <text:line-break/>[3797]</text:p>
          </table:table-cell>
          <table:table-cell/>
          <table:table-cell table:formula="of:=INFO.OBBA.OBBA.OBGET(INFO.OBBA.OBBA.OBCALL(&quot;&quot;;[.$B$15];&quot;getDaycountFraction&quot;;[.I454];[.J454]))" office:value-type="float" office:value="-36.9277777777778" calcext:value-type="float">
            <text:p>-36,928</text:p>
          </table:table-cell>
          <table:table-cell table:style-name="ce35" table:formula="of:=(YEARFRAC([.E454];[.F454];[.$C$9]))" office:value-type="float" office:value="36.9277777777778" calcext:value-type="float">
            <text:p>36,928</text:p>
          </table:table-cell>
          <table:table-cell table:formula="of:=ABS([.L454])-[.M45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1-09-15" calcext:value-type="date">
            <text:p>15.09.2021</text:p>
          </table:table-cell>
          <table:table-cell table:style-name="ce22" table:formula="of:=[.$C$11]+INT(RAND()*([.$C$12]-[.$C$11]))" office:value-type="date" office:date-value="1980-05-25" calcext:value-type="date">
            <text:p>25.05.1980</text:p>
          </table:table-cell>
          <table:table-cell table:style-name="ce21" table:formula="of:=INFO.OBBA.OBBA.OBMAKE(&quot;date-&quot;&amp;COLUMN()&amp;&quot;-&quot;&amp;ROW();&quot;Date&quot;;[.E455])" office:value-type="string" office:string-value="date-7-455 &#10;[3799]" calcext:value-type="string">
            <text:p>date-7-455 <text:line-break/>[3799]</text:p>
          </table:table-cell>
          <table:table-cell table:style-name="ce21" table:formula="of:=INFO.OBBA.OBBA.OBMAKE(&quot;date-&quot;&amp;COLUMN()&amp;&quot;-&quot;&amp;ROW();&quot;Date&quot;;[.F455])" office:value-type="string" office:string-value="date-8-455 &#10;[3800]" calcext:value-type="string">
            <text:p>date-8-455 <text:line-break/>[38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5])" office:value-type="string" office:string-value="cal-9-455 &#10;[3802]" calcext:value-type="string">
            <text:p>cal-9-455 <text:line-break/>[380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5])" office:value-type="string" office:string-value="cal-10-455 &#10;[3804]" calcext:value-type="string">
            <text:p>cal-10-455 <text:line-break/>[3804]</text:p>
          </table:table-cell>
          <table:table-cell/>
          <table:table-cell table:formula="of:=INFO.OBBA.OBBA.OBGET(INFO.OBBA.OBBA.OBCALL(&quot;&quot;;[.$B$15];&quot;getDaycountFraction&quot;;[.I455];[.J455]))" office:value-type="float" office:value="-41.9111111111111" calcext:value-type="float">
            <text:p>-41,911</text:p>
          </table:table-cell>
          <table:table-cell table:style-name="ce35" table:formula="of:=(YEARFRAC([.E455];[.F455];[.$C$9]))" office:value-type="float" office:value="41.9111111111111" calcext:value-type="float">
            <text:p>41,911</text:p>
          </table:table-cell>
          <table:table-cell table:formula="of:=ABS([.L455])-[.M45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8-04-29" calcext:value-type="date">
            <text:p>29.04.2008</text:p>
          </table:table-cell>
          <table:table-cell table:style-name="ce22" table:formula="of:=[.$C$11]+INT(RAND()*([.$C$12]-[.$C$11]))" office:value-type="date" office:date-value="1993-03-05" calcext:value-type="date">
            <text:p>05.03.1993</text:p>
          </table:table-cell>
          <table:table-cell table:style-name="ce21" table:formula="of:=INFO.OBBA.OBBA.OBMAKE(&quot;date-&quot;&amp;COLUMN()&amp;&quot;-&quot;&amp;ROW();&quot;Date&quot;;[.E456])" office:value-type="string" office:string-value="date-7-456 &#10;[3806]" calcext:value-type="string">
            <text:p>date-7-456 <text:line-break/>[3806]</text:p>
          </table:table-cell>
          <table:table-cell table:style-name="ce21" table:formula="of:=INFO.OBBA.OBBA.OBMAKE(&quot;date-&quot;&amp;COLUMN()&amp;&quot;-&quot;&amp;ROW();&quot;Date&quot;;[.F456])" office:value-type="string" office:string-value="date-8-456 &#10;[3807]" calcext:value-type="string">
            <text:p>date-8-456 <text:line-break/>[38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6])" office:value-type="string" office:string-value="cal-9-456 &#10;[3809]" calcext:value-type="string">
            <text:p>cal-9-456 <text:line-break/>[380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6])" office:value-type="string" office:string-value="cal-10-456 &#10;[3811]" calcext:value-type="string">
            <text:p>cal-10-456 <text:line-break/>[3811]</text:p>
          </table:table-cell>
          <table:table-cell/>
          <table:table-cell table:formula="of:=INFO.OBBA.OBBA.OBGET(INFO.OBBA.OBBA.OBCALL(&quot;&quot;;[.$B$15];&quot;getDaycountFraction&quot;;[.I456];[.J456]))" office:value-type="float" office:value="-15.3722222222222" calcext:value-type="float">
            <text:p>-15,372</text:p>
          </table:table-cell>
          <table:table-cell table:style-name="ce35" table:formula="of:=(YEARFRAC([.E456];[.F456];[.$C$9]))" office:value-type="float" office:value="15.3722222222222" calcext:value-type="float">
            <text:p>15,372</text:p>
          </table:table-cell>
          <table:table-cell table:formula="of:=ABS([.L456])-[.M45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2-07-29" calcext:value-type="date">
            <text:p>29.07.2012</text:p>
          </table:table-cell>
          <table:table-cell table:style-name="ce22" table:formula="of:=[.$C$11]+INT(RAND()*([.$C$12]-[.$C$11]))" office:value-type="date" office:date-value="1985-05-12" calcext:value-type="date">
            <text:p>12.05.1985</text:p>
          </table:table-cell>
          <table:table-cell table:style-name="ce21" table:formula="of:=INFO.OBBA.OBBA.OBMAKE(&quot;date-&quot;&amp;COLUMN()&amp;&quot;-&quot;&amp;ROW();&quot;Date&quot;;[.E457])" office:value-type="string" office:string-value="date-7-457 &#10;[3813]" calcext:value-type="string">
            <text:p>date-7-457 <text:line-break/>[3813]</text:p>
          </table:table-cell>
          <table:table-cell table:style-name="ce21" table:formula="of:=INFO.OBBA.OBBA.OBMAKE(&quot;date-&quot;&amp;COLUMN()&amp;&quot;-&quot;&amp;ROW();&quot;Date&quot;;[.F457])" office:value-type="string" office:string-value="date-8-457 &#10;[3814]" calcext:value-type="string">
            <text:p>date-8-457 <text:line-break/>[38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7])" office:value-type="string" office:string-value="cal-9-457 &#10;[3816]" calcext:value-type="string">
            <text:p>cal-9-457 <text:line-break/>[381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7])" office:value-type="string" office:string-value="cal-10-457 &#10;[3818]" calcext:value-type="string">
            <text:p>cal-10-457 <text:line-break/>[3818]</text:p>
          </table:table-cell>
          <table:table-cell/>
          <table:table-cell table:formula="of:=INFO.OBBA.OBBA.OBGET(INFO.OBBA.OBBA.OBCALL(&quot;&quot;;[.$B$15];&quot;getDaycountFraction&quot;;[.I457];[.J457]))" office:value-type="float" office:value="-27.6111111111111" calcext:value-type="float">
            <text:p>-27,611</text:p>
          </table:table-cell>
          <table:table-cell table:style-name="ce35" table:formula="of:=(YEARFRAC([.E457];[.F457];[.$C$9]))" office:value-type="float" office:value="27.6111111111111" calcext:value-type="float">
            <text:p>27,611</text:p>
          </table:table-cell>
          <table:table-cell table:formula="of:=ABS([.L457])-[.M45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5-01-26" calcext:value-type="date">
            <text:p>26.01.2015</text:p>
          </table:table-cell>
          <table:table-cell table:style-name="ce22" table:formula="of:=[.$C$11]+INT(RAND()*([.$C$12]-[.$C$11]))" office:value-type="date" office:date-value="1988-08-26" calcext:value-type="date">
            <text:p>26.08.1988</text:p>
          </table:table-cell>
          <table:table-cell table:style-name="ce21" table:formula="of:=INFO.OBBA.OBBA.OBMAKE(&quot;date-&quot;&amp;COLUMN()&amp;&quot;-&quot;&amp;ROW();&quot;Date&quot;;[.E458])" office:value-type="string" office:string-value="date-7-458 &#10;[3820]" calcext:value-type="string">
            <text:p>date-7-458 <text:line-break/>[3820]</text:p>
          </table:table-cell>
          <table:table-cell table:style-name="ce21" table:formula="of:=INFO.OBBA.OBBA.OBMAKE(&quot;date-&quot;&amp;COLUMN()&amp;&quot;-&quot;&amp;ROW();&quot;Date&quot;;[.F458])" office:value-type="string" office:string-value="date-8-458 &#10;[3821]" calcext:value-type="string">
            <text:p>date-8-458 <text:line-break/>[38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8])" office:value-type="string" office:string-value="cal-9-458 &#10;[3823]" calcext:value-type="string">
            <text:p>cal-9-458 <text:line-break/>[382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8])" office:value-type="string" office:string-value="cal-10-458 &#10;[3825]" calcext:value-type="string">
            <text:p>cal-10-458 <text:line-break/>[3825]</text:p>
          </table:table-cell>
          <table:table-cell/>
          <table:table-cell table:formula="of:=INFO.OBBA.OBBA.OBGET(INFO.OBBA.OBBA.OBCALL(&quot;&quot;;[.$B$15];&quot;getDaycountFraction&quot;;[.I458];[.J458]))" office:value-type="float" office:value="-26.8027777777778" calcext:value-type="float">
            <text:p>-26,803</text:p>
          </table:table-cell>
          <table:table-cell table:style-name="ce35" table:formula="of:=(YEARFRAC([.E458];[.F458];[.$C$9]))" office:value-type="float" office:value="26.8027777777778" calcext:value-type="float">
            <text:p>26,803</text:p>
          </table:table-cell>
          <table:table-cell table:formula="of:=ABS([.L458])-[.M45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4-02-19" calcext:value-type="date">
            <text:p>19.02.2014</text:p>
          </table:table-cell>
          <table:table-cell table:style-name="ce22" table:formula="of:=[.$C$11]+INT(RAND()*([.$C$12]-[.$C$11]))" office:value-type="date" office:date-value="1986-07-14" calcext:value-type="date">
            <text:p>14.07.1986</text:p>
          </table:table-cell>
          <table:table-cell table:style-name="ce21" table:formula="of:=INFO.OBBA.OBBA.OBMAKE(&quot;date-&quot;&amp;COLUMN()&amp;&quot;-&quot;&amp;ROW();&quot;Date&quot;;[.E459])" office:value-type="string" office:string-value="date-7-459 &#10;[3827]" calcext:value-type="string">
            <text:p>date-7-459 <text:line-break/>[3827]</text:p>
          </table:table-cell>
          <table:table-cell table:style-name="ce21" table:formula="of:=INFO.OBBA.OBBA.OBMAKE(&quot;date-&quot;&amp;COLUMN()&amp;&quot;-&quot;&amp;ROW();&quot;Date&quot;;[.F459])" office:value-type="string" office:string-value="date-8-459 &#10;[3828]" calcext:value-type="string">
            <text:p>date-8-459 <text:line-break/>[38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59])" office:value-type="string" office:string-value="cal-9-459 &#10;[3830]" calcext:value-type="string">
            <text:p>cal-9-459 <text:line-break/>[383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59])" office:value-type="string" office:string-value="cal-10-459 &#10;[3832]" calcext:value-type="string">
            <text:p>cal-10-459 <text:line-break/>[3832]</text:p>
          </table:table-cell>
          <table:table-cell/>
          <table:table-cell table:formula="of:=INFO.OBBA.OBBA.OBGET(INFO.OBBA.OBBA.OBCALL(&quot;&quot;;[.$B$15];&quot;getDaycountFraction&quot;;[.I459];[.J459]))" office:value-type="float" office:value="-28.0055555555556" calcext:value-type="float">
            <text:p>-28,006</text:p>
          </table:table-cell>
          <table:table-cell table:style-name="ce35" table:formula="of:=(YEARFRAC([.E459];[.F459];[.$C$9]))" office:value-type="float" office:value="28.0055555555556" calcext:value-type="float">
            <text:p>28,006</text:p>
          </table:table-cell>
          <table:table-cell table:formula="of:=ABS([.L459])-[.M45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1-03-15" calcext:value-type="date">
            <text:p>15.03.1991</text:p>
          </table:table-cell>
          <table:table-cell table:style-name="ce22" table:formula="of:=[.$C$11]+INT(RAND()*([.$C$12]-[.$C$11]))" office:value-type="date" office:date-value="1980-09-28" calcext:value-type="date">
            <text:p>28.09.1980</text:p>
          </table:table-cell>
          <table:table-cell table:style-name="ce21" table:formula="of:=INFO.OBBA.OBBA.OBMAKE(&quot;date-&quot;&amp;COLUMN()&amp;&quot;-&quot;&amp;ROW();&quot;Date&quot;;[.E460])" office:value-type="string" office:string-value="date-7-460 &#10;[3834]" calcext:value-type="string">
            <text:p>date-7-460 <text:line-break/>[3834]</text:p>
          </table:table-cell>
          <table:table-cell table:style-name="ce21" table:formula="of:=INFO.OBBA.OBBA.OBMAKE(&quot;date-&quot;&amp;COLUMN()&amp;&quot;-&quot;&amp;ROW();&quot;Date&quot;;[.F460])" office:value-type="string" office:string-value="date-8-460 &#10;[3835]" calcext:value-type="string">
            <text:p>date-8-460 <text:line-break/>[38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0])" office:value-type="string" office:string-value="cal-9-460 &#10;[3837]" calcext:value-type="string">
            <text:p>cal-9-460 <text:line-break/>[383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0])" office:value-type="string" office:string-value="cal-10-460 &#10;[3839]" calcext:value-type="string">
            <text:p>cal-10-460 <text:line-break/>[3839]</text:p>
          </table:table-cell>
          <table:table-cell/>
          <table:table-cell table:formula="of:=INFO.OBBA.OBBA.OBGET(INFO.OBBA.OBBA.OBCALL(&quot;&quot;;[.$B$15];&quot;getDaycountFraction&quot;;[.I460];[.J460]))" office:value-type="float" office:value="-10.6111111111111" calcext:value-type="float">
            <text:p>-10,611</text:p>
          </table:table-cell>
          <table:table-cell table:style-name="ce35" table:formula="of:=(YEARFRAC([.E460];[.F460];[.$C$9]))" office:value-type="float" office:value="10.6111111111111" calcext:value-type="float">
            <text:p>10,611</text:p>
          </table:table-cell>
          <table:table-cell table:formula="of:=ABS([.L460])-[.M46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6-04-02" calcext:value-type="date">
            <text:p>02.04.2026</text:p>
          </table:table-cell>
          <table:table-cell table:style-name="ce22" table:formula="of:=[.$C$11]+INT(RAND()*([.$C$12]-[.$C$11]))" office:value-type="date" office:date-value="1983-05-23" calcext:value-type="date">
            <text:p>23.05.1983</text:p>
          </table:table-cell>
          <table:table-cell table:style-name="ce21" table:formula="of:=INFO.OBBA.OBBA.OBMAKE(&quot;date-&quot;&amp;COLUMN()&amp;&quot;-&quot;&amp;ROW();&quot;Date&quot;;[.E461])" office:value-type="string" office:string-value="date-7-461 &#10;[3841]" calcext:value-type="string">
            <text:p>date-7-461 <text:line-break/>[3841]</text:p>
          </table:table-cell>
          <table:table-cell table:style-name="ce21" table:formula="of:=INFO.OBBA.OBBA.OBMAKE(&quot;date-&quot;&amp;COLUMN()&amp;&quot;-&quot;&amp;ROW();&quot;Date&quot;;[.F461])" office:value-type="string" office:string-value="date-8-461 &#10;[3842]" calcext:value-type="string">
            <text:p>date-8-461 <text:line-break/>[38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1])" office:value-type="string" office:string-value="cal-9-461 &#10;[3844]" calcext:value-type="string">
            <text:p>cal-9-461 <text:line-break/>[384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1])" office:value-type="string" office:string-value="cal-10-461 &#10;[3846]" calcext:value-type="string">
            <text:p>cal-10-461 <text:line-break/>[3846]</text:p>
          </table:table-cell>
          <table:table-cell/>
          <table:table-cell table:formula="of:=INFO.OBBA.OBBA.OBGET(INFO.OBBA.OBBA.OBCALL(&quot;&quot;;[.$B$15];&quot;getDaycountFraction&quot;;[.I461];[.J461]))" office:value-type="float" office:value="-43.4861111111111" calcext:value-type="float">
            <text:p>-43,486</text:p>
          </table:table-cell>
          <table:table-cell table:style-name="ce35" table:formula="of:=(YEARFRAC([.E461];[.F461];[.$C$9]))" office:value-type="float" office:value="43.4861111111111" calcext:value-type="float">
            <text:p>43,486</text:p>
          </table:table-cell>
          <table:table-cell table:formula="of:=ABS([.L461])-[.M46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9-11-21" calcext:value-type="date">
            <text:p>21.11.2019</text:p>
          </table:table-cell>
          <table:table-cell table:style-name="ce22" table:formula="of:=[.$C$11]+INT(RAND()*([.$C$12]-[.$C$11]))" office:value-type="date" office:date-value="1981-08-07" calcext:value-type="date">
            <text:p>07.08.1981</text:p>
          </table:table-cell>
          <table:table-cell table:style-name="ce21" table:formula="of:=INFO.OBBA.OBBA.OBMAKE(&quot;date-&quot;&amp;COLUMN()&amp;&quot;-&quot;&amp;ROW();&quot;Date&quot;;[.E462])" office:value-type="string" office:string-value="date-7-462 &#10;[3848]" calcext:value-type="string">
            <text:p>date-7-462 <text:line-break/>[3848]</text:p>
          </table:table-cell>
          <table:table-cell table:style-name="ce21" table:formula="of:=INFO.OBBA.OBBA.OBMAKE(&quot;date-&quot;&amp;COLUMN()&amp;&quot;-&quot;&amp;ROW();&quot;Date&quot;;[.F462])" office:value-type="string" office:string-value="date-8-462 &#10;[3849]" calcext:value-type="string">
            <text:p>date-8-462 <text:line-break/>[38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2])" office:value-type="string" office:string-value="cal-9-462 &#10;[3851]" calcext:value-type="string">
            <text:p>cal-9-462 <text:line-break/>[385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2])" office:value-type="string" office:string-value="cal-10-462 &#10;[3853]" calcext:value-type="string">
            <text:p>cal-10-462 <text:line-break/>[3853]</text:p>
          </table:table-cell>
          <table:table-cell/>
          <table:table-cell table:formula="of:=INFO.OBBA.OBBA.OBGET(INFO.OBBA.OBBA.OBCALL(&quot;&quot;;[.$B$15];&quot;getDaycountFraction&quot;;[.I462];[.J462]))" office:value-type="float" office:value="-38.8472222222222" calcext:value-type="float">
            <text:p>-38,847</text:p>
          </table:table-cell>
          <table:table-cell table:style-name="ce35" table:formula="of:=(YEARFRAC([.E462];[.F462];[.$C$9]))" office:value-type="float" office:value="38.8472222222222" calcext:value-type="float">
            <text:p>38,847</text:p>
          </table:table-cell>
          <table:table-cell table:formula="of:=ABS([.L462])-[.M46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4-03-10" calcext:value-type="date">
            <text:p>10.03.1984</text:p>
          </table:table-cell>
          <table:table-cell table:style-name="ce22" table:formula="of:=[.$C$11]+INT(RAND()*([.$C$12]-[.$C$11]))" office:value-type="date" office:date-value="1987-11-26" calcext:value-type="date">
            <text:p>26.11.1987</text:p>
          </table:table-cell>
          <table:table-cell table:style-name="ce21" table:formula="of:=INFO.OBBA.OBBA.OBMAKE(&quot;date-&quot;&amp;COLUMN()&amp;&quot;-&quot;&amp;ROW();&quot;Date&quot;;[.E463])" office:value-type="string" office:string-value="date-7-463 &#10;[3855]" calcext:value-type="string">
            <text:p>date-7-463 <text:line-break/>[3855]</text:p>
          </table:table-cell>
          <table:table-cell table:style-name="ce21" table:formula="of:=INFO.OBBA.OBBA.OBMAKE(&quot;date-&quot;&amp;COLUMN()&amp;&quot;-&quot;&amp;ROW();&quot;Date&quot;;[.F463])" office:value-type="string" office:string-value="date-8-463 &#10;[3856]" calcext:value-type="string">
            <text:p>date-8-463 <text:line-break/>[38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3])" office:value-type="string" office:string-value="cal-9-463 &#10;[3858]" calcext:value-type="string">
            <text:p>cal-9-463 <text:line-break/>[385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3])" office:value-type="string" office:string-value="cal-10-463 &#10;[3860]" calcext:value-type="string">
            <text:p>cal-10-463 <text:line-break/>[3860]</text:p>
          </table:table-cell>
          <table:table-cell/>
          <table:table-cell table:formula="of:=INFO.OBBA.OBBA.OBGET(INFO.OBBA.OBBA.OBCALL(&quot;&quot;;[.$B$15];&quot;getDaycountFraction&quot;;[.I463];[.J463]))" office:value-type="float" office:value="3.76666666666667" calcext:value-type="float">
            <text:p>3,767</text:p>
          </table:table-cell>
          <table:table-cell table:style-name="ce35" table:formula="of:=(YEARFRAC([.E463];[.F463];[.$C$9]))" office:value-type="float" office:value="3.76666666666667" calcext:value-type="float">
            <text:p>3,767</text:p>
          </table:table-cell>
          <table:table-cell table:formula="of:=ABS([.L463])-[.M46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8-01-27" calcext:value-type="date">
            <text:p>27.01.1988</text:p>
          </table:table-cell>
          <table:table-cell table:style-name="ce22" table:formula="of:=[.$C$11]+INT(RAND()*([.$C$12]-[.$C$11]))" office:value-type="date" office:date-value="2003-05-06" calcext:value-type="date">
            <text:p>06.05.2003</text:p>
          </table:table-cell>
          <table:table-cell table:style-name="ce21" table:formula="of:=INFO.OBBA.OBBA.OBMAKE(&quot;date-&quot;&amp;COLUMN()&amp;&quot;-&quot;&amp;ROW();&quot;Date&quot;;[.E464])" office:value-type="string" office:string-value="date-7-464 &#10;[3862]" calcext:value-type="string">
            <text:p>date-7-464 <text:line-break/>[3862]</text:p>
          </table:table-cell>
          <table:table-cell table:style-name="ce21" table:formula="of:=INFO.OBBA.OBBA.OBMAKE(&quot;date-&quot;&amp;COLUMN()&amp;&quot;-&quot;&amp;ROW();&quot;Date&quot;;[.F464])" office:value-type="string" office:string-value="date-8-464 &#10;[3863]" calcext:value-type="string">
            <text:p>date-8-464 <text:line-break/>[38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4])" office:value-type="string" office:string-value="cal-9-464 &#10;[3865]" calcext:value-type="string">
            <text:p>cal-9-464 <text:line-break/>[386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4])" office:value-type="string" office:string-value="cal-10-464 &#10;[3867]" calcext:value-type="string">
            <text:p>cal-10-464 <text:line-break/>[3867]</text:p>
          </table:table-cell>
          <table:table-cell/>
          <table:table-cell table:formula="of:=INFO.OBBA.OBBA.OBGET(INFO.OBBA.OBBA.OBCALL(&quot;&quot;;[.$B$15];&quot;getDaycountFraction&quot;;[.I464];[.J464]))" office:value-type="float" office:value="15.4944444444444" calcext:value-type="float">
            <text:p>15,494</text:p>
          </table:table-cell>
          <table:table-cell table:style-name="ce35" table:formula="of:=(YEARFRAC([.E464];[.F464];[.$C$9]))" office:value-type="float" office:value="15.4944444444444" calcext:value-type="float">
            <text:p>15,494</text:p>
          </table:table-cell>
          <table:table-cell table:formula="of:=ABS([.L464])-[.M46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0-06-18" calcext:value-type="date">
            <text:p>18.06.1980</text:p>
          </table:table-cell>
          <table:table-cell table:style-name="ce22" table:formula="of:=[.$C$11]+INT(RAND()*([.$C$12]-[.$C$11]))" office:value-type="date" office:date-value="2001-05-26" calcext:value-type="date">
            <text:p>26.05.2001</text:p>
          </table:table-cell>
          <table:table-cell table:style-name="ce21" table:formula="of:=INFO.OBBA.OBBA.OBMAKE(&quot;date-&quot;&amp;COLUMN()&amp;&quot;-&quot;&amp;ROW();&quot;Date&quot;;[.E465])" office:value-type="string" office:string-value="date-7-465 &#10;[3869]" calcext:value-type="string">
            <text:p>date-7-465 <text:line-break/>[3869]</text:p>
          </table:table-cell>
          <table:table-cell table:style-name="ce21" table:formula="of:=INFO.OBBA.OBBA.OBMAKE(&quot;date-&quot;&amp;COLUMN()&amp;&quot;-&quot;&amp;ROW();&quot;Date&quot;;[.F465])" office:value-type="string" office:string-value="date-8-465 &#10;[3870]" calcext:value-type="string">
            <text:p>date-8-465 <text:line-break/>[38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5])" office:value-type="string" office:string-value="cal-9-465 &#10;[3872]" calcext:value-type="string">
            <text:p>cal-9-465 <text:line-break/>[387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5])" office:value-type="string" office:string-value="cal-10-465 &#10;[3874]" calcext:value-type="string">
            <text:p>cal-10-465 <text:line-break/>[3874]</text:p>
          </table:table-cell>
          <table:table-cell/>
          <table:table-cell table:formula="of:=INFO.OBBA.OBBA.OBGET(INFO.OBBA.OBBA.OBCALL(&quot;&quot;;[.$B$15];&quot;getDaycountFraction&quot;;[.I465];[.J465]))" office:value-type="float" office:value="21.2416666666667" calcext:value-type="float">
            <text:p>21,242</text:p>
          </table:table-cell>
          <table:table-cell table:style-name="ce35" table:formula="of:=(YEARFRAC([.E465];[.F465];[.$C$9]))" office:value-type="float" office:value="21.2416666666667" calcext:value-type="float">
            <text:p>21,242</text:p>
          </table:table-cell>
          <table:table-cell table:formula="of:=ABS([.L465])-[.M46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6-10-28" calcext:value-type="date">
            <text:p>28.10.2006</text:p>
          </table:table-cell>
          <table:table-cell table:style-name="ce22" table:formula="of:=[.$C$11]+INT(RAND()*([.$C$12]-[.$C$11]))" office:value-type="date" office:date-value="2005-02-18" calcext:value-type="date">
            <text:p>18.02.2005</text:p>
          </table:table-cell>
          <table:table-cell table:style-name="ce21" table:formula="of:=INFO.OBBA.OBBA.OBMAKE(&quot;date-&quot;&amp;COLUMN()&amp;&quot;-&quot;&amp;ROW();&quot;Date&quot;;[.E466])" office:value-type="string" office:string-value="date-7-466 &#10;[3876]" calcext:value-type="string">
            <text:p>date-7-466 <text:line-break/>[3876]</text:p>
          </table:table-cell>
          <table:table-cell table:style-name="ce21" table:formula="of:=INFO.OBBA.OBBA.OBMAKE(&quot;date-&quot;&amp;COLUMN()&amp;&quot;-&quot;&amp;ROW();&quot;Date&quot;;[.F466])" office:value-type="string" office:string-value="date-8-466 &#10;[3877]" calcext:value-type="string">
            <text:p>date-8-466 <text:line-break/>[38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6])" office:value-type="string" office:string-value="cal-9-466 &#10;[3879]" calcext:value-type="string">
            <text:p>cal-9-466 <text:line-break/>[387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6])" office:value-type="string" office:string-value="cal-10-466 &#10;[3881]" calcext:value-type="string">
            <text:p>cal-10-466 <text:line-break/>[3881]</text:p>
          </table:table-cell>
          <table:table-cell/>
          <table:table-cell table:formula="of:=INFO.OBBA.OBBA.OBGET(INFO.OBBA.OBBA.OBCALL(&quot;&quot;;[.$B$15];&quot;getDaycountFraction&quot;;[.I466];[.J466]))" office:value-type="float" office:value="-1.71388888888889" calcext:value-type="float">
            <text:p>-1,714</text:p>
          </table:table-cell>
          <table:table-cell table:style-name="ce35" table:formula="of:=(YEARFRAC([.E466];[.F466];[.$C$9]))" office:value-type="float" office:value="1.71388888888889" calcext:value-type="float">
            <text:p>1,714</text:p>
          </table:table-cell>
          <table:table-cell table:formula="of:=ABS([.L466])-[.M46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5-01-17" calcext:value-type="date">
            <text:p>17.01.2025</text:p>
          </table:table-cell>
          <table:table-cell table:style-name="ce22" table:formula="of:=[.$C$11]+INT(RAND()*([.$C$12]-[.$C$11]))" office:value-type="date" office:date-value="1984-03-01" calcext:value-type="date">
            <text:p>01.03.1984</text:p>
          </table:table-cell>
          <table:table-cell table:style-name="ce21" table:formula="of:=INFO.OBBA.OBBA.OBMAKE(&quot;date-&quot;&amp;COLUMN()&amp;&quot;-&quot;&amp;ROW();&quot;Date&quot;;[.E467])" office:value-type="string" office:string-value="date-7-467 &#10;[3883]" calcext:value-type="string">
            <text:p>date-7-467 <text:line-break/>[3883]</text:p>
          </table:table-cell>
          <table:table-cell table:style-name="ce21" table:formula="of:=INFO.OBBA.OBBA.OBMAKE(&quot;date-&quot;&amp;COLUMN()&amp;&quot;-&quot;&amp;ROW();&quot;Date&quot;;[.F467])" office:value-type="string" office:string-value="date-8-467 &#10;[3884]" calcext:value-type="string">
            <text:p>date-8-467 <text:line-break/>[38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7])" office:value-type="string" office:string-value="cal-9-467 &#10;[3886]" calcext:value-type="string">
            <text:p>cal-9-467 <text:line-break/>[388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7])" office:value-type="string" office:string-value="cal-10-467 &#10;[3888]" calcext:value-type="string">
            <text:p>cal-10-467 <text:line-break/>[3888]</text:p>
          </table:table-cell>
          <table:table-cell/>
          <table:table-cell table:formula="of:=INFO.OBBA.OBBA.OBGET(INFO.OBBA.OBBA.OBCALL(&quot;&quot;;[.$B$15];&quot;getDaycountFraction&quot;;[.I467];[.J467]))" office:value-type="float" office:value="-41.4777777777778" calcext:value-type="float">
            <text:p>-41,478</text:p>
          </table:table-cell>
          <table:table-cell table:style-name="ce35" table:formula="of:=(YEARFRAC([.E467];[.F467];[.$C$9]))" office:value-type="float" office:value="41.4777777777778" calcext:value-type="float">
            <text:p>41,478</text:p>
          </table:table-cell>
          <table:table-cell table:formula="of:=ABS([.L467])-[.M46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4-08-20" calcext:value-type="date">
            <text:p>20.08.2004</text:p>
          </table:table-cell>
          <table:table-cell table:style-name="ce22" table:formula="of:=[.$C$11]+INT(RAND()*([.$C$12]-[.$C$11]))" office:value-type="date" office:date-value="2025-07-21" calcext:value-type="date">
            <text:p>21.07.2025</text:p>
          </table:table-cell>
          <table:table-cell table:style-name="ce21" table:formula="of:=INFO.OBBA.OBBA.OBMAKE(&quot;date-&quot;&amp;COLUMN()&amp;&quot;-&quot;&amp;ROW();&quot;Date&quot;;[.E468])" office:value-type="string" office:string-value="date-7-468 &#10;[3890]" calcext:value-type="string">
            <text:p>date-7-468 <text:line-break/>[3890]</text:p>
          </table:table-cell>
          <table:table-cell table:style-name="ce21" table:formula="of:=INFO.OBBA.OBBA.OBMAKE(&quot;date-&quot;&amp;COLUMN()&amp;&quot;-&quot;&amp;ROW();&quot;Date&quot;;[.F468])" office:value-type="string" office:string-value="date-8-468 &#10;[3891]" calcext:value-type="string">
            <text:p>date-8-468 <text:line-break/>[38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8])" office:value-type="string" office:string-value="cal-9-468 &#10;[3893]" calcext:value-type="string">
            <text:p>cal-9-468 <text:line-break/>[389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8])" office:value-type="string" office:string-value="cal-10-468 &#10;[3895]" calcext:value-type="string">
            <text:p>cal-10-468 <text:line-break/>[3895]</text:p>
          </table:table-cell>
          <table:table-cell/>
          <table:table-cell table:formula="of:=INFO.OBBA.OBBA.OBGET(INFO.OBBA.OBBA.OBCALL(&quot;&quot;;[.$B$15];&quot;getDaycountFraction&quot;;[.I468];[.J468]))" office:value-type="float" office:value="21.2222222222222" calcext:value-type="float">
            <text:p>21,222</text:p>
          </table:table-cell>
          <table:table-cell table:style-name="ce35" table:formula="of:=(YEARFRAC([.E468];[.F468];[.$C$9]))" office:value-type="float" office:value="21.2222222222222" calcext:value-type="float">
            <text:p>21,222</text:p>
          </table:table-cell>
          <table:table-cell table:formula="of:=ABS([.L468])-[.M46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5-04-01" calcext:value-type="date">
            <text:p>01.04.2025</text:p>
          </table:table-cell>
          <table:table-cell table:style-name="ce22" table:formula="of:=[.$C$11]+INT(RAND()*([.$C$12]-[.$C$11]))" office:value-type="date" office:date-value="1989-09-25" calcext:value-type="date">
            <text:p>25.09.1989</text:p>
          </table:table-cell>
          <table:table-cell table:style-name="ce21" table:formula="of:=INFO.OBBA.OBBA.OBMAKE(&quot;date-&quot;&amp;COLUMN()&amp;&quot;-&quot;&amp;ROW();&quot;Date&quot;;[.E469])" office:value-type="string" office:string-value="date-7-469 &#10;[3897]" calcext:value-type="string">
            <text:p>date-7-469 <text:line-break/>[3897]</text:p>
          </table:table-cell>
          <table:table-cell table:style-name="ce21" table:formula="of:=INFO.OBBA.OBBA.OBMAKE(&quot;date-&quot;&amp;COLUMN()&amp;&quot;-&quot;&amp;ROW();&quot;Date&quot;;[.F469])" office:value-type="string" office:string-value="date-8-469 &#10;[3898]" calcext:value-type="string">
            <text:p>date-8-469 <text:line-break/>[38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69])" office:value-type="string" office:string-value="cal-9-469 &#10;[3900]" calcext:value-type="string">
            <text:p>cal-9-469 <text:line-break/>[390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69])" office:value-type="string" office:string-value="cal-10-469 &#10;[3902]" calcext:value-type="string">
            <text:p>cal-10-469 <text:line-break/>[3902]</text:p>
          </table:table-cell>
          <table:table-cell/>
          <table:table-cell table:formula="of:=INFO.OBBA.OBBA.OBGET(INFO.OBBA.OBBA.OBCALL(&quot;&quot;;[.$B$15];&quot;getDaycountFraction&quot;;[.I469];[.J469]))" office:value-type="float" office:value="-36.0333333333333" calcext:value-type="float">
            <text:p>-36,033</text:p>
          </table:table-cell>
          <table:table-cell table:style-name="ce35" table:formula="of:=(YEARFRAC([.E469];[.F469];[.$C$9]))" office:value-type="float" office:value="36.0333333333333" calcext:value-type="float">
            <text:p>36,033</text:p>
          </table:table-cell>
          <table:table-cell table:formula="of:=ABS([.L469])-[.M46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02-24" calcext:value-type="date">
            <text:p>24.02.2013</text:p>
          </table:table-cell>
          <table:table-cell table:style-name="ce22" table:formula="of:=[.$C$11]+INT(RAND()*([.$C$12]-[.$C$11]))" office:value-type="date" office:date-value="1992-03-24" calcext:value-type="date">
            <text:p>24.03.1992</text:p>
          </table:table-cell>
          <table:table-cell table:style-name="ce21" table:formula="of:=INFO.OBBA.OBBA.OBMAKE(&quot;date-&quot;&amp;COLUMN()&amp;&quot;-&quot;&amp;ROW();&quot;Date&quot;;[.E470])" office:value-type="string" office:string-value="date-7-470 &#10;[3904]" calcext:value-type="string">
            <text:p>date-7-470 <text:line-break/>[3904]</text:p>
          </table:table-cell>
          <table:table-cell table:style-name="ce21" table:formula="of:=INFO.OBBA.OBBA.OBMAKE(&quot;date-&quot;&amp;COLUMN()&amp;&quot;-&quot;&amp;ROW();&quot;Date&quot;;[.F470])" office:value-type="string" office:string-value="date-8-470 &#10;[3905]" calcext:value-type="string">
            <text:p>date-8-470 <text:line-break/>[39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0])" office:value-type="string" office:string-value="cal-9-470 &#10;[3907]" calcext:value-type="string">
            <text:p>cal-9-470 <text:line-break/>[390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0])" office:value-type="string" office:string-value="cal-10-470 &#10;[3909]" calcext:value-type="string">
            <text:p>cal-10-470 <text:line-break/>[3909]</text:p>
          </table:table-cell>
          <table:table-cell/>
          <table:table-cell table:formula="of:=INFO.OBBA.OBBA.OBGET(INFO.OBBA.OBBA.OBCALL(&quot;&quot;;[.$B$15];&quot;getDaycountFraction&quot;;[.I470];[.J470]))" office:value-type="float" office:value="-21.2277777777778" calcext:value-type="float">
            <text:p>-21,228</text:p>
          </table:table-cell>
          <table:table-cell table:style-name="ce35" table:formula="of:=(YEARFRAC([.E470];[.F470];[.$C$9]))" office:value-type="float" office:value="21.2277777777778" calcext:value-type="float">
            <text:p>21,228</text:p>
          </table:table-cell>
          <table:table-cell table:formula="of:=ABS([.L470])-[.M47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5-05-09" calcext:value-type="date">
            <text:p>09.05.1985</text:p>
          </table:table-cell>
          <table:table-cell table:style-name="ce22" table:formula="of:=[.$C$11]+INT(RAND()*([.$C$12]-[.$C$11]))" office:value-type="date" office:date-value="1980-07-11" calcext:value-type="date">
            <text:p>11.07.1980</text:p>
          </table:table-cell>
          <table:table-cell table:style-name="ce21" table:formula="of:=INFO.OBBA.OBBA.OBMAKE(&quot;date-&quot;&amp;COLUMN()&amp;&quot;-&quot;&amp;ROW();&quot;Date&quot;;[.E471])" office:value-type="string" office:string-value="date-7-471 &#10;[3911]" calcext:value-type="string">
            <text:p>date-7-471 <text:line-break/>[3911]</text:p>
          </table:table-cell>
          <table:table-cell table:style-name="ce21" table:formula="of:=INFO.OBBA.OBBA.OBMAKE(&quot;date-&quot;&amp;COLUMN()&amp;&quot;-&quot;&amp;ROW();&quot;Date&quot;;[.F471])" office:value-type="string" office:string-value="date-8-471 &#10;[3912]" calcext:value-type="string">
            <text:p>date-8-471 <text:line-break/>[39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1])" office:value-type="string" office:string-value="cal-9-471 &#10;[3914]" calcext:value-type="string">
            <text:p>cal-9-471 <text:line-break/>[391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1])" office:value-type="string" office:string-value="cal-10-471 &#10;[3916]" calcext:value-type="string">
            <text:p>cal-10-471 <text:line-break/>[3916]</text:p>
          </table:table-cell>
          <table:table-cell/>
          <table:table-cell table:formula="of:=INFO.OBBA.OBBA.OBGET(INFO.OBBA.OBBA.OBCALL(&quot;&quot;;[.$B$15];&quot;getDaycountFraction&quot;;[.I471];[.J471]))" office:value-type="float" office:value="-4.89722222222222" calcext:value-type="float">
            <text:p>-4,897</text:p>
          </table:table-cell>
          <table:table-cell table:style-name="ce35" table:formula="of:=(YEARFRAC([.E471];[.F471];[.$C$9]))" office:value-type="float" office:value="4.89722222222222" calcext:value-type="float">
            <text:p>4,897</text:p>
          </table:table-cell>
          <table:table-cell table:formula="of:=ABS([.L471])-[.M47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5-01-13" calcext:value-type="date">
            <text:p>13.01.1985</text:p>
          </table:table-cell>
          <table:table-cell table:style-name="ce22" table:formula="of:=[.$C$11]+INT(RAND()*([.$C$12]-[.$C$11]))" office:value-type="date" office:date-value="2007-08-27" calcext:value-type="date">
            <text:p>27.08.2007</text:p>
          </table:table-cell>
          <table:table-cell table:style-name="ce21" table:formula="of:=INFO.OBBA.OBBA.OBMAKE(&quot;date-&quot;&amp;COLUMN()&amp;&quot;-&quot;&amp;ROW();&quot;Date&quot;;[.E472])" office:value-type="string" office:string-value="date-7-472 &#10;[3918]" calcext:value-type="string">
            <text:p>date-7-472 <text:line-break/>[3918]</text:p>
          </table:table-cell>
          <table:table-cell table:style-name="ce21" table:formula="of:=INFO.OBBA.OBBA.OBMAKE(&quot;date-&quot;&amp;COLUMN()&amp;&quot;-&quot;&amp;ROW();&quot;Date&quot;;[.F472])" office:value-type="string" office:string-value="date-8-472 &#10;[3919]" calcext:value-type="string">
            <text:p>date-8-472 <text:line-break/>[39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2])" office:value-type="string" office:string-value="cal-9-472 &#10;[3921]" calcext:value-type="string">
            <text:p>cal-9-472 <text:line-break/>[392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2])" office:value-type="string" office:string-value="cal-10-472 &#10;[3923]" calcext:value-type="string">
            <text:p>cal-10-472 <text:line-break/>[3923]</text:p>
          </table:table-cell>
          <table:table-cell/>
          <table:table-cell table:formula="of:=INFO.OBBA.OBBA.OBGET(INFO.OBBA.OBBA.OBCALL(&quot;&quot;;[.$B$15];&quot;getDaycountFraction&quot;;[.I472];[.J472]))" office:value-type="float" office:value="22.9472222222222" calcext:value-type="float">
            <text:p>22,947</text:p>
          </table:table-cell>
          <table:table-cell table:style-name="ce35" table:formula="of:=(YEARFRAC([.E472];[.F472];[.$C$9]))" office:value-type="float" office:value="22.9472222222222" calcext:value-type="float">
            <text:p>22,947</text:p>
          </table:table-cell>
          <table:table-cell table:formula="of:=ABS([.L472])-[.M47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7-03-10" calcext:value-type="date">
            <text:p>10.03.2027</text:p>
          </table:table-cell>
          <table:table-cell table:style-name="ce22" table:formula="of:=[.$C$11]+INT(RAND()*([.$C$12]-[.$C$11]))" office:value-type="date" office:date-value="2004-10-03" calcext:value-type="date">
            <text:p>03.10.2004</text:p>
          </table:table-cell>
          <table:table-cell table:style-name="ce21" table:formula="of:=INFO.OBBA.OBBA.OBMAKE(&quot;date-&quot;&amp;COLUMN()&amp;&quot;-&quot;&amp;ROW();&quot;Date&quot;;[.E473])" office:value-type="string" office:string-value="date-7-473 &#10;[3925]" calcext:value-type="string">
            <text:p>date-7-473 <text:line-break/>[3925]</text:p>
          </table:table-cell>
          <table:table-cell table:style-name="ce21" table:formula="of:=INFO.OBBA.OBBA.OBMAKE(&quot;date-&quot;&amp;COLUMN()&amp;&quot;-&quot;&amp;ROW();&quot;Date&quot;;[.F473])" office:value-type="string" office:string-value="date-8-473 &#10;[3926]" calcext:value-type="string">
            <text:p>date-8-473 <text:line-break/>[39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3])" office:value-type="string" office:string-value="cal-9-473 &#10;[3928]" calcext:value-type="string">
            <text:p>cal-9-473 <text:line-break/>[392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3])" office:value-type="string" office:string-value="cal-10-473 &#10;[3930]" calcext:value-type="string">
            <text:p>cal-10-473 <text:line-break/>[3930]</text:p>
          </table:table-cell>
          <table:table-cell/>
          <table:table-cell table:formula="of:=INFO.OBBA.OBBA.OBGET(INFO.OBBA.OBBA.OBCALL(&quot;&quot;;[.$B$15];&quot;getDaycountFraction&quot;;[.I473];[.J473]))" office:value-type="float" office:value="-22.7583333333333" calcext:value-type="float">
            <text:p>-22,758</text:p>
          </table:table-cell>
          <table:table-cell table:style-name="ce35" table:formula="of:=(YEARFRAC([.E473];[.F473];[.$C$9]))" office:value-type="float" office:value="22.7583333333333" calcext:value-type="float">
            <text:p>22,758</text:p>
          </table:table-cell>
          <table:table-cell table:formula="of:=ABS([.L473])-[.M47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3-12-20" calcext:value-type="date">
            <text:p>20.12.1993</text:p>
          </table:table-cell>
          <table:table-cell table:style-name="ce22" table:formula="of:=[.$C$11]+INT(RAND()*([.$C$12]-[.$C$11]))" office:value-type="date" office:date-value="1995-05-10" calcext:value-type="date">
            <text:p>10.05.1995</text:p>
          </table:table-cell>
          <table:table-cell table:style-name="ce21" table:formula="of:=INFO.OBBA.OBBA.OBMAKE(&quot;date-&quot;&amp;COLUMN()&amp;&quot;-&quot;&amp;ROW();&quot;Date&quot;;[.E474])" office:value-type="string" office:string-value="date-7-474 &#10;[3932]" calcext:value-type="string">
            <text:p>date-7-474 <text:line-break/>[3932]</text:p>
          </table:table-cell>
          <table:table-cell table:style-name="ce21" table:formula="of:=INFO.OBBA.OBBA.OBMAKE(&quot;date-&quot;&amp;COLUMN()&amp;&quot;-&quot;&amp;ROW();&quot;Date&quot;;[.F474])" office:value-type="string" office:string-value="date-8-474 &#10;[3933]" calcext:value-type="string">
            <text:p>date-8-474 <text:line-break/>[39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4])" office:value-type="string" office:string-value="cal-9-474 &#10;[3935]" calcext:value-type="string">
            <text:p>cal-9-474 <text:line-break/>[393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4])" office:value-type="string" office:string-value="cal-10-474 &#10;[3937]" calcext:value-type="string">
            <text:p>cal-10-474 <text:line-break/>[3937]</text:p>
          </table:table-cell>
          <table:table-cell/>
          <table:table-cell table:formula="of:=INFO.OBBA.OBBA.OBGET(INFO.OBBA.OBBA.OBCALL(&quot;&quot;;[.$B$15];&quot;getDaycountFraction&quot;;[.I474];[.J474]))" office:value-type="float" office:value="1.40555555555556" calcext:value-type="float">
            <text:p>1,406</text:p>
          </table:table-cell>
          <table:table-cell table:style-name="ce35" table:formula="of:=(YEARFRAC([.E474];[.F474];[.$C$9]))" office:value-type="float" office:value="1.40555555555556" calcext:value-type="float">
            <text:p>1,406</text:p>
          </table:table-cell>
          <table:table-cell table:formula="of:=ABS([.L474])-[.M47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6-10-23" calcext:value-type="date">
            <text:p>23.10.2026</text:p>
          </table:table-cell>
          <table:table-cell table:style-name="ce22" table:formula="of:=[.$C$11]+INT(RAND()*([.$C$12]-[.$C$11]))" office:value-type="date" office:date-value="2017-08-07" calcext:value-type="date">
            <text:p>07.08.2017</text:p>
          </table:table-cell>
          <table:table-cell table:style-name="ce21" table:formula="of:=INFO.OBBA.OBBA.OBMAKE(&quot;date-&quot;&amp;COLUMN()&amp;&quot;-&quot;&amp;ROW();&quot;Date&quot;;[.E475])" office:value-type="string" office:string-value="date-7-475 &#10;[3939]" calcext:value-type="string">
            <text:p>date-7-475 <text:line-break/>[3939]</text:p>
          </table:table-cell>
          <table:table-cell table:style-name="ce21" table:formula="of:=INFO.OBBA.OBBA.OBMAKE(&quot;date-&quot;&amp;COLUMN()&amp;&quot;-&quot;&amp;ROW();&quot;Date&quot;;[.F475])" office:value-type="string" office:string-value="date-8-475 &#10;[3940]" calcext:value-type="string">
            <text:p>date-8-475 <text:line-break/>[39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5])" office:value-type="string" office:string-value="cal-9-475 &#10;[3942]" calcext:value-type="string">
            <text:p>cal-9-475 <text:line-break/>[394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5])" office:value-type="string" office:string-value="cal-10-475 &#10;[3944]" calcext:value-type="string">
            <text:p>cal-10-475 <text:line-break/>[3944]</text:p>
          </table:table-cell>
          <table:table-cell/>
          <table:table-cell table:formula="of:=INFO.OBBA.OBBA.OBGET(INFO.OBBA.OBBA.OBCALL(&quot;&quot;;[.$B$15];&quot;getDaycountFraction&quot;;[.I475];[.J475]))" office:value-type="float" office:value="-9.34444444444445" calcext:value-type="float">
            <text:p>-9,344</text:p>
          </table:table-cell>
          <table:table-cell table:style-name="ce35" table:formula="of:=(YEARFRAC([.E475];[.F475];[.$C$9]))" office:value-type="float" office:value="9.34444444444445" calcext:value-type="float">
            <text:p>9,344</text:p>
          </table:table-cell>
          <table:table-cell table:formula="of:=ABS([.L475])-[.M47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0-06-02" calcext:value-type="date">
            <text:p>02.06.2020</text:p>
          </table:table-cell>
          <table:table-cell table:style-name="ce22" table:formula="of:=[.$C$11]+INT(RAND()*([.$C$12]-[.$C$11]))" office:value-type="date" office:date-value="1986-12-21" calcext:value-type="date">
            <text:p>21.12.1986</text:p>
          </table:table-cell>
          <table:table-cell table:style-name="ce21" table:formula="of:=INFO.OBBA.OBBA.OBMAKE(&quot;date-&quot;&amp;COLUMN()&amp;&quot;-&quot;&amp;ROW();&quot;Date&quot;;[.E476])" office:value-type="string" office:string-value="date-7-476 &#10;[3946]" calcext:value-type="string">
            <text:p>date-7-476 <text:line-break/>[3946]</text:p>
          </table:table-cell>
          <table:table-cell table:style-name="ce21" table:formula="of:=INFO.OBBA.OBBA.OBMAKE(&quot;date-&quot;&amp;COLUMN()&amp;&quot;-&quot;&amp;ROW();&quot;Date&quot;;[.F476])" office:value-type="string" office:string-value="date-8-476 &#10;[3947]" calcext:value-type="string">
            <text:p>date-8-476 <text:line-break/>[39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6])" office:value-type="string" office:string-value="cal-9-476 &#10;[3949]" calcext:value-type="string">
            <text:p>cal-9-476 <text:line-break/>[394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6])" office:value-type="string" office:string-value="cal-10-476 &#10;[3951]" calcext:value-type="string">
            <text:p>cal-10-476 <text:line-break/>[3951]</text:p>
          </table:table-cell>
          <table:table-cell/>
          <table:table-cell table:formula="of:=INFO.OBBA.OBBA.OBGET(INFO.OBBA.OBBA.OBCALL(&quot;&quot;;[.$B$15];&quot;getDaycountFraction&quot;;[.I476];[.J476]))" office:value-type="float" office:value="-33.9361111111111" calcext:value-type="float">
            <text:p>-33,936</text:p>
          </table:table-cell>
          <table:table-cell table:style-name="ce35" table:formula="of:=(YEARFRAC([.E476];[.F476];[.$C$9]))" office:value-type="float" office:value="33.9361111111111" calcext:value-type="float">
            <text:p>33,936</text:p>
          </table:table-cell>
          <table:table-cell table:formula="of:=ABS([.L476])-[.M47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4-04-30" calcext:value-type="date">
            <text:p>30.04.2014</text:p>
          </table:table-cell>
          <table:table-cell table:style-name="ce22" table:formula="of:=[.$C$11]+INT(RAND()*([.$C$12]-[.$C$11]))" office:value-type="date" office:date-value="1997-05-09" calcext:value-type="date">
            <text:p>09.05.1997</text:p>
          </table:table-cell>
          <table:table-cell table:style-name="ce21" table:formula="of:=INFO.OBBA.OBBA.OBMAKE(&quot;date-&quot;&amp;COLUMN()&amp;&quot;-&quot;&amp;ROW();&quot;Date&quot;;[.E477])" office:value-type="string" office:string-value="date-7-477 &#10;[3953]" calcext:value-type="string">
            <text:p>date-7-477 <text:line-break/>[3953]</text:p>
          </table:table-cell>
          <table:table-cell table:style-name="ce21" table:formula="of:=INFO.OBBA.OBBA.OBMAKE(&quot;date-&quot;&amp;COLUMN()&amp;&quot;-&quot;&amp;ROW();&quot;Date&quot;;[.F477])" office:value-type="string" office:string-value="date-8-477 &#10;[3954]" calcext:value-type="string">
            <text:p>date-8-477 <text:line-break/>[39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7])" office:value-type="string" office:string-value="cal-9-477 &#10;[3956]" calcext:value-type="string">
            <text:p>cal-9-477 <text:line-break/>[395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7])" office:value-type="string" office:string-value="cal-10-477 &#10;[3958]" calcext:value-type="string">
            <text:p>cal-10-477 <text:line-break/>[3958]</text:p>
          </table:table-cell>
          <table:table-cell/>
          <table:table-cell table:formula="of:=INFO.OBBA.OBBA.OBGET(INFO.OBBA.OBBA.OBCALL(&quot;&quot;;[.$B$15];&quot;getDaycountFraction&quot;;[.I477];[.J477]))" office:value-type="float" office:value="-17.2222222222222" calcext:value-type="float">
            <text:p>-17,222</text:p>
          </table:table-cell>
          <table:table-cell table:style-name="ce35" table:formula="of:=(YEARFRAC([.E477];[.F477];[.$C$9]))" office:value-type="float" office:value="17.2222222222222" calcext:value-type="float">
            <text:p>17,222</text:p>
          </table:table-cell>
          <table:table-cell table:formula="of:=ABS([.L477])-[.M47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0-05-03" calcext:value-type="date">
            <text:p>03.05.2000</text:p>
          </table:table-cell>
          <table:table-cell table:style-name="ce22" table:formula="of:=[.$C$11]+INT(RAND()*([.$C$12]-[.$C$11]))" office:value-type="date" office:date-value="1984-04-09" calcext:value-type="date">
            <text:p>09.04.1984</text:p>
          </table:table-cell>
          <table:table-cell table:style-name="ce21" table:formula="of:=INFO.OBBA.OBBA.OBMAKE(&quot;date-&quot;&amp;COLUMN()&amp;&quot;-&quot;&amp;ROW();&quot;Date&quot;;[.E478])" office:value-type="string" office:string-value="date-7-478 &#10;[3960]" calcext:value-type="string">
            <text:p>date-7-478 <text:line-break/>[3960]</text:p>
          </table:table-cell>
          <table:table-cell table:style-name="ce21" table:formula="of:=INFO.OBBA.OBBA.OBMAKE(&quot;date-&quot;&amp;COLUMN()&amp;&quot;-&quot;&amp;ROW();&quot;Date&quot;;[.F478])" office:value-type="string" office:string-value="date-8-478 &#10;[3961]" calcext:value-type="string">
            <text:p>date-8-478 <text:line-break/>[39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8])" office:value-type="string" office:string-value="cal-9-478 &#10;[3963]" calcext:value-type="string">
            <text:p>cal-9-478 <text:line-break/>[396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8])" office:value-type="string" office:string-value="cal-10-478 &#10;[3965]" calcext:value-type="string">
            <text:p>cal-10-478 <text:line-break/>[3965]</text:p>
          </table:table-cell>
          <table:table-cell/>
          <table:table-cell table:formula="of:=INFO.OBBA.OBBA.OBGET(INFO.OBBA.OBBA.OBCALL(&quot;&quot;;[.$B$15];&quot;getDaycountFraction&quot;;[.I478];[.J478]))" office:value-type="float" office:value="-16.3" calcext:value-type="float">
            <text:p>-16,300</text:p>
          </table:table-cell>
          <table:table-cell table:style-name="ce35" table:formula="of:=(YEARFRAC([.E478];[.F478];[.$C$9]))" office:value-type="float" office:value="16.3" calcext:value-type="float">
            <text:p>16,300</text:p>
          </table:table-cell>
          <table:table-cell table:formula="of:=ABS([.L478])-[.M47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7-11-23" calcext:value-type="date">
            <text:p>23.11.2007</text:p>
          </table:table-cell>
          <table:table-cell table:style-name="ce22" table:formula="of:=[.$C$11]+INT(RAND()*([.$C$12]-[.$C$11]))" office:value-type="date" office:date-value="2007-01-04" calcext:value-type="date">
            <text:p>04.01.2007</text:p>
          </table:table-cell>
          <table:table-cell table:style-name="ce21" table:formula="of:=INFO.OBBA.OBBA.OBMAKE(&quot;date-&quot;&amp;COLUMN()&amp;&quot;-&quot;&amp;ROW();&quot;Date&quot;;[.E479])" office:value-type="string" office:string-value="date-7-479 &#10;[3967]" calcext:value-type="string">
            <text:p>date-7-479 <text:line-break/>[3967]</text:p>
          </table:table-cell>
          <table:table-cell table:style-name="ce21" table:formula="of:=INFO.OBBA.OBBA.OBMAKE(&quot;date-&quot;&amp;COLUMN()&amp;&quot;-&quot;&amp;ROW();&quot;Date&quot;;[.F479])" office:value-type="string" office:string-value="date-8-479 &#10;[3968]" calcext:value-type="string">
            <text:p>date-8-479 <text:line-break/>[39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79])" office:value-type="string" office:string-value="cal-9-479 &#10;[3970]" calcext:value-type="string">
            <text:p>cal-9-479 <text:line-break/>[397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79])" office:value-type="string" office:string-value="cal-10-479 &#10;[3972]" calcext:value-type="string">
            <text:p>cal-10-479 <text:line-break/>[3972]</text:p>
          </table:table-cell>
          <table:table-cell/>
          <table:table-cell table:formula="of:=INFO.OBBA.OBBA.OBGET(INFO.OBBA.OBBA.OBCALL(&quot;&quot;;[.$B$15];&quot;getDaycountFraction&quot;;[.I479];[.J479]))" office:value-type="float" office:value="-0.897222222222222" calcext:value-type="float">
            <text:p>-0,897</text:p>
          </table:table-cell>
          <table:table-cell table:style-name="ce35" table:formula="of:=(YEARFRAC([.E479];[.F479];[.$C$9]))" office:value-type="float" office:value="0.897222222222222" calcext:value-type="float">
            <text:p>0,897</text:p>
          </table:table-cell>
          <table:table-cell table:formula="of:=ABS([.L479])-[.M47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2-10-05" calcext:value-type="date">
            <text:p>05.10.2012</text:p>
          </table:table-cell>
          <table:table-cell table:style-name="ce22" table:formula="of:=[.$C$11]+INT(RAND()*([.$C$12]-[.$C$11]))" office:value-type="date" office:date-value="2000-05-23" calcext:value-type="date">
            <text:p>23.05.2000</text:p>
          </table:table-cell>
          <table:table-cell table:style-name="ce21" table:formula="of:=INFO.OBBA.OBBA.OBMAKE(&quot;date-&quot;&amp;COLUMN()&amp;&quot;-&quot;&amp;ROW();&quot;Date&quot;;[.E480])" office:value-type="string" office:string-value="date-7-480 &#10;[3974]" calcext:value-type="string">
            <text:p>date-7-480 <text:line-break/>[3974]</text:p>
          </table:table-cell>
          <table:table-cell table:style-name="ce21" table:formula="of:=INFO.OBBA.OBBA.OBMAKE(&quot;date-&quot;&amp;COLUMN()&amp;&quot;-&quot;&amp;ROW();&quot;Date&quot;;[.F480])" office:value-type="string" office:string-value="date-8-480 &#10;[3975]" calcext:value-type="string">
            <text:p>date-8-480 <text:line-break/>[39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0])" office:value-type="string" office:string-value="cal-9-480 &#10;[3977]" calcext:value-type="string">
            <text:p>cal-9-480 <text:line-break/>[397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0])" office:value-type="string" office:string-value="cal-10-480 &#10;[3979]" calcext:value-type="string">
            <text:p>cal-10-480 <text:line-break/>[3979]</text:p>
          </table:table-cell>
          <table:table-cell/>
          <table:table-cell table:formula="of:=INFO.OBBA.OBBA.OBGET(INFO.OBBA.OBBA.OBCALL(&quot;&quot;;[.$B$15];&quot;getDaycountFraction&quot;;[.I480];[.J480]))" office:value-type="float" office:value="-12.55" calcext:value-type="float">
            <text:p>-12,550</text:p>
          </table:table-cell>
          <table:table-cell table:style-name="ce35" table:formula="of:=(YEARFRAC([.E480];[.F480];[.$C$9]))" office:value-type="float" office:value="12.55" calcext:value-type="float">
            <text:p>12,550</text:p>
          </table:table-cell>
          <table:table-cell table:formula="of:=ABS([.L480])-[.M48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8-09-23" calcext:value-type="date">
            <text:p>23.09.1988</text:p>
          </table:table-cell>
          <table:table-cell table:style-name="ce22" table:formula="of:=[.$C$11]+INT(RAND()*([.$C$12]-[.$C$11]))" office:value-type="date" office:date-value="2023-03-14" calcext:value-type="date">
            <text:p>14.03.2023</text:p>
          </table:table-cell>
          <table:table-cell table:style-name="ce21" table:formula="of:=INFO.OBBA.OBBA.OBMAKE(&quot;date-&quot;&amp;COLUMN()&amp;&quot;-&quot;&amp;ROW();&quot;Date&quot;;[.E481])" office:value-type="string" office:string-value="date-7-481 &#10;[3981]" calcext:value-type="string">
            <text:p>date-7-481 <text:line-break/>[3981]</text:p>
          </table:table-cell>
          <table:table-cell table:style-name="ce21" table:formula="of:=INFO.OBBA.OBBA.OBMAKE(&quot;date-&quot;&amp;COLUMN()&amp;&quot;-&quot;&amp;ROW();&quot;Date&quot;;[.F481])" office:value-type="string" office:string-value="date-8-481 &#10;[3982]" calcext:value-type="string">
            <text:p>date-8-481 <text:line-break/>[39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1])" office:value-type="string" office:string-value="cal-9-481 &#10;[3984]" calcext:value-type="string">
            <text:p>cal-9-481 <text:line-break/>[398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1])" office:value-type="string" office:string-value="cal-10-481 &#10;[3986]" calcext:value-type="string">
            <text:p>cal-10-481 <text:line-break/>[3986]</text:p>
          </table:table-cell>
          <table:table-cell/>
          <table:table-cell table:formula="of:=INFO.OBBA.OBBA.OBGET(INFO.OBBA.OBBA.OBCALL(&quot;&quot;;[.$B$15];&quot;getDaycountFraction&quot;;[.I481];[.J481]))" office:value-type="float" office:value="34.9722222222222" calcext:value-type="float">
            <text:p>34,972</text:p>
          </table:table-cell>
          <table:table-cell table:style-name="ce35" table:formula="of:=(YEARFRAC([.E481];[.F481];[.$C$9]))" office:value-type="float" office:value="34.9722222222222" calcext:value-type="float">
            <text:p>34,972</text:p>
          </table:table-cell>
          <table:table-cell table:formula="of:=ABS([.L481])-[.M48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4-11-09" calcext:value-type="date">
            <text:p>09.11.1994</text:p>
          </table:table-cell>
          <table:table-cell table:style-name="ce22" table:formula="of:=[.$C$11]+INT(RAND()*([.$C$12]-[.$C$11]))" office:value-type="date" office:date-value="2011-10-24" calcext:value-type="date">
            <text:p>24.10.2011</text:p>
          </table:table-cell>
          <table:table-cell table:style-name="ce21" table:formula="of:=INFO.OBBA.OBBA.OBMAKE(&quot;date-&quot;&amp;COLUMN()&amp;&quot;-&quot;&amp;ROW();&quot;Date&quot;;[.E482])" office:value-type="string" office:string-value="date-7-482 &#10;[3988]" calcext:value-type="string">
            <text:p>date-7-482 <text:line-break/>[3988]</text:p>
          </table:table-cell>
          <table:table-cell table:style-name="ce21" table:formula="of:=INFO.OBBA.OBBA.OBMAKE(&quot;date-&quot;&amp;COLUMN()&amp;&quot;-&quot;&amp;ROW();&quot;Date&quot;;[.F482])" office:value-type="string" office:string-value="date-8-482 &#10;[3989]" calcext:value-type="string">
            <text:p>date-8-482 <text:line-break/>[39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2])" office:value-type="string" office:string-value="cal-9-482 &#10;[3991]" calcext:value-type="string">
            <text:p>cal-9-482 <text:line-break/>[399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2])" office:value-type="string" office:string-value="cal-10-482 &#10;[3993]" calcext:value-type="string">
            <text:p>cal-10-482 <text:line-break/>[3993]</text:p>
          </table:table-cell>
          <table:table-cell/>
          <table:table-cell table:formula="of:=INFO.OBBA.OBBA.OBGET(INFO.OBBA.OBBA.OBCALL(&quot;&quot;;[.$B$15];&quot;getDaycountFraction&quot;;[.I482];[.J482]))" office:value-type="float" office:value="17.2027777777778" calcext:value-type="float">
            <text:p>17,203</text:p>
          </table:table-cell>
          <table:table-cell table:style-name="ce35" table:formula="of:=(YEARFRAC([.E482];[.F482];[.$C$9]))" office:value-type="float" office:value="17.2027777777778" calcext:value-type="float">
            <text:p>17,203</text:p>
          </table:table-cell>
          <table:table-cell table:formula="of:=ABS([.L482])-[.M48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7-09-24" calcext:value-type="date">
            <text:p>24.09.1997</text:p>
          </table:table-cell>
          <table:table-cell table:style-name="ce22" table:formula="of:=[.$C$11]+INT(RAND()*([.$C$12]-[.$C$11]))" office:value-type="date" office:date-value="2024-07-26" calcext:value-type="date">
            <text:p>26.07.2024</text:p>
          </table:table-cell>
          <table:table-cell table:style-name="ce21" table:formula="of:=INFO.OBBA.OBBA.OBMAKE(&quot;date-&quot;&amp;COLUMN()&amp;&quot;-&quot;&amp;ROW();&quot;Date&quot;;[.E483])" office:value-type="string" office:string-value="date-7-483 &#10;[3995]" calcext:value-type="string">
            <text:p>date-7-483 <text:line-break/>[3995]</text:p>
          </table:table-cell>
          <table:table-cell table:style-name="ce21" table:formula="of:=INFO.OBBA.OBBA.OBMAKE(&quot;date-&quot;&amp;COLUMN()&amp;&quot;-&quot;&amp;ROW();&quot;Date&quot;;[.F483])" office:value-type="string" office:string-value="date-8-483 &#10;[3996]" calcext:value-type="string">
            <text:p>date-8-483 <text:line-break/>[39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3])" office:value-type="string" office:string-value="cal-9-483 &#10;[3998]" calcext:value-type="string">
            <text:p>cal-9-483 <text:line-break/>[399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3])" office:value-type="string" office:string-value="cal-10-483 &#10;[4000]" calcext:value-type="string">
            <text:p>cal-10-483 <text:line-break/>[4000]</text:p>
          </table:table-cell>
          <table:table-cell/>
          <table:table-cell table:formula="of:=INFO.OBBA.OBBA.OBGET(INFO.OBBA.OBBA.OBCALL(&quot;&quot;;[.$B$15];&quot;getDaycountFraction&quot;;[.I483];[.J483]))" office:value-type="float" office:value="27.2277777777778" calcext:value-type="float">
            <text:p>27,228</text:p>
          </table:table-cell>
          <table:table-cell table:style-name="ce35" table:formula="of:=(YEARFRAC([.E483];[.F483];[.$C$9]))" office:value-type="float" office:value="27.2277777777778" calcext:value-type="float">
            <text:p>27,228</text:p>
          </table:table-cell>
          <table:table-cell table:formula="of:=ABS([.L483])-[.M48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4-12-29" calcext:value-type="date">
            <text:p>29.12.2004</text:p>
          </table:table-cell>
          <table:table-cell table:style-name="ce22" table:formula="of:=[.$C$11]+INT(RAND()*([.$C$12]-[.$C$11]))" office:value-type="date" office:date-value="1987-12-28" calcext:value-type="date">
            <text:p>28.12.1987</text:p>
          </table:table-cell>
          <table:table-cell table:style-name="ce21" table:formula="of:=INFO.OBBA.OBBA.OBMAKE(&quot;date-&quot;&amp;COLUMN()&amp;&quot;-&quot;&amp;ROW();&quot;Date&quot;;[.E484])" office:value-type="string" office:string-value="date-7-484 &#10;[4002]" calcext:value-type="string">
            <text:p>date-7-484 <text:line-break/>[4002]</text:p>
          </table:table-cell>
          <table:table-cell table:style-name="ce21" table:formula="of:=INFO.OBBA.OBBA.OBMAKE(&quot;date-&quot;&amp;COLUMN()&amp;&quot;-&quot;&amp;ROW();&quot;Date&quot;;[.F484])" office:value-type="string" office:string-value="date-8-484 &#10;[4003]" calcext:value-type="string">
            <text:p>date-8-484 <text:line-break/>[40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4])" office:value-type="string" office:string-value="cal-9-484 &#10;[4005]" calcext:value-type="string">
            <text:p>cal-9-484 <text:line-break/>[400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4])" office:value-type="string" office:string-value="cal-10-484 &#10;[4007]" calcext:value-type="string">
            <text:p>cal-10-484 <text:line-break/>[4007]</text:p>
          </table:table-cell>
          <table:table-cell/>
          <table:table-cell table:formula="of:=INFO.OBBA.OBBA.OBGET(INFO.OBBA.OBBA.OBCALL(&quot;&quot;;[.$B$15];&quot;getDaycountFraction&quot;;[.I484];[.J484]))" office:value-type="float" office:value="-17.2527777777778" calcext:value-type="float">
            <text:p>-17,253</text:p>
          </table:table-cell>
          <table:table-cell table:style-name="ce35" table:formula="of:=(YEARFRAC([.E484];[.F484];[.$C$9]))" office:value-type="float" office:value="17.2527777777778" calcext:value-type="float">
            <text:p>17,253</text:p>
          </table:table-cell>
          <table:table-cell table:formula="of:=ABS([.L484])-[.M48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7-01-07" calcext:value-type="date">
            <text:p>07.01.1997</text:p>
          </table:table-cell>
          <table:table-cell table:style-name="ce22" table:formula="of:=[.$C$11]+INT(RAND()*([.$C$12]-[.$C$11]))" office:value-type="date" office:date-value="2000-08-27" calcext:value-type="date">
            <text:p>27.08.2000</text:p>
          </table:table-cell>
          <table:table-cell table:style-name="ce21" table:formula="of:=INFO.OBBA.OBBA.OBMAKE(&quot;date-&quot;&amp;COLUMN()&amp;&quot;-&quot;&amp;ROW();&quot;Date&quot;;[.E485])" office:value-type="string" office:string-value="date-7-485 &#10;[4009]" calcext:value-type="string">
            <text:p>date-7-485 <text:line-break/>[4009]</text:p>
          </table:table-cell>
          <table:table-cell table:style-name="ce21" table:formula="of:=INFO.OBBA.OBBA.OBMAKE(&quot;date-&quot;&amp;COLUMN()&amp;&quot;-&quot;&amp;ROW();&quot;Date&quot;;[.F485])" office:value-type="string" office:string-value="date-8-485 &#10;[4010]" calcext:value-type="string">
            <text:p>date-8-485 <text:line-break/>[40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5])" office:value-type="string" office:string-value="cal-9-485 &#10;[4012]" calcext:value-type="string">
            <text:p>cal-9-485 <text:line-break/>[401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5])" office:value-type="string" office:string-value="cal-10-485 &#10;[4014]" calcext:value-type="string">
            <text:p>cal-10-485 <text:line-break/>[4014]</text:p>
          </table:table-cell>
          <table:table-cell/>
          <table:table-cell table:formula="of:=INFO.OBBA.OBBA.OBGET(INFO.OBBA.OBBA.OBCALL(&quot;&quot;;[.$B$15];&quot;getDaycountFraction&quot;;[.I485];[.J485]))" office:value-type="float" office:value="3.68888888888889" calcext:value-type="float">
            <text:p>3,689</text:p>
          </table:table-cell>
          <table:table-cell table:style-name="ce35" table:formula="of:=(YEARFRAC([.E485];[.F485];[.$C$9]))" office:value-type="float" office:value="3.68888888888889" calcext:value-type="float">
            <text:p>3,689</text:p>
          </table:table-cell>
          <table:table-cell table:formula="of:=ABS([.L485])-[.M48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7-11-29" calcext:value-type="date">
            <text:p>29.11.2027</text:p>
          </table:table-cell>
          <table:table-cell table:style-name="ce22" table:formula="of:=[.$C$11]+INT(RAND()*([.$C$12]-[.$C$11]))" office:value-type="date" office:date-value="1987-03-11" calcext:value-type="date">
            <text:p>11.03.1987</text:p>
          </table:table-cell>
          <table:table-cell table:style-name="ce21" table:formula="of:=INFO.OBBA.OBBA.OBMAKE(&quot;date-&quot;&amp;COLUMN()&amp;&quot;-&quot;&amp;ROW();&quot;Date&quot;;[.E486])" office:value-type="string" office:string-value="date-7-486 &#10;[4016]" calcext:value-type="string">
            <text:p>date-7-486 <text:line-break/>[4016]</text:p>
          </table:table-cell>
          <table:table-cell table:style-name="ce21" table:formula="of:=INFO.OBBA.OBBA.OBMAKE(&quot;date-&quot;&amp;COLUMN()&amp;&quot;-&quot;&amp;ROW();&quot;Date&quot;;[.F486])" office:value-type="string" office:string-value="date-8-486 &#10;[4017]" calcext:value-type="string">
            <text:p>date-8-486 <text:line-break/>[40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6])" office:value-type="string" office:string-value="cal-9-486 &#10;[4019]" calcext:value-type="string">
            <text:p>cal-9-486 <text:line-break/>[401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6])" office:value-type="string" office:string-value="cal-10-486 &#10;[4021]" calcext:value-type="string">
            <text:p>cal-10-486 <text:line-break/>[4021]</text:p>
          </table:table-cell>
          <table:table-cell/>
          <table:table-cell table:formula="of:=INFO.OBBA.OBBA.OBGET(INFO.OBBA.OBBA.OBCALL(&quot;&quot;;[.$B$15];&quot;getDaycountFraction&quot;;[.I486];[.J486]))" office:value-type="float" office:value="-41.3138888888889" calcext:value-type="float">
            <text:p>-41,314</text:p>
          </table:table-cell>
          <table:table-cell table:style-name="ce35" table:formula="of:=(YEARFRAC([.E486];[.F486];[.$C$9]))" office:value-type="float" office:value="41.3138888888889" calcext:value-type="float">
            <text:p>41,314</text:p>
          </table:table-cell>
          <table:table-cell table:formula="of:=ABS([.L486])-[.M48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3-07-28" calcext:value-type="date">
            <text:p>28.07.2003</text:p>
          </table:table-cell>
          <table:table-cell table:style-name="ce22" table:formula="of:=[.$C$11]+INT(RAND()*([.$C$12]-[.$C$11]))" office:value-type="date" office:date-value="1990-02-01" calcext:value-type="date">
            <text:p>01.02.1990</text:p>
          </table:table-cell>
          <table:table-cell table:style-name="ce21" table:formula="of:=INFO.OBBA.OBBA.OBMAKE(&quot;date-&quot;&amp;COLUMN()&amp;&quot;-&quot;&amp;ROW();&quot;Date&quot;;[.E487])" office:value-type="string" office:string-value="date-7-487 &#10;[4023]" calcext:value-type="string">
            <text:p>date-7-487 <text:line-break/>[4023]</text:p>
          </table:table-cell>
          <table:table-cell table:style-name="ce21" table:formula="of:=INFO.OBBA.OBBA.OBMAKE(&quot;date-&quot;&amp;COLUMN()&amp;&quot;-&quot;&amp;ROW();&quot;Date&quot;;[.F487])" office:value-type="string" office:string-value="date-8-487 &#10;[4024]" calcext:value-type="string">
            <text:p>date-8-487 <text:line-break/>[40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7])" office:value-type="string" office:string-value="cal-9-487 &#10;[4026]" calcext:value-type="string">
            <text:p>cal-9-487 <text:line-break/>[402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7])" office:value-type="string" office:string-value="cal-10-487 &#10;[4028]" calcext:value-type="string">
            <text:p>cal-10-487 <text:line-break/>[4028]</text:p>
          </table:table-cell>
          <table:table-cell/>
          <table:table-cell table:formula="of:=INFO.OBBA.OBBA.OBGET(INFO.OBBA.OBBA.OBCALL(&quot;&quot;;[.$B$15];&quot;getDaycountFraction&quot;;[.I487];[.J487]))" office:value-type="float" office:value="-13.6805555555556" calcext:value-type="float">
            <text:p>-13,681</text:p>
          </table:table-cell>
          <table:table-cell table:style-name="ce35" table:formula="of:=(YEARFRAC([.E487];[.F487];[.$C$9]))" office:value-type="float" office:value="13.6805555555556" calcext:value-type="float">
            <text:p>13,681</text:p>
          </table:table-cell>
          <table:table-cell table:formula="of:=ABS([.L487])-[.M48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6-12-18" calcext:value-type="date">
            <text:p>18.12.2016</text:p>
          </table:table-cell>
          <table:table-cell table:style-name="ce22" table:formula="of:=[.$C$11]+INT(RAND()*([.$C$12]-[.$C$11]))" office:value-type="date" office:date-value="2018-02-16" calcext:value-type="date">
            <text:p>16.02.2018</text:p>
          </table:table-cell>
          <table:table-cell table:style-name="ce21" table:formula="of:=INFO.OBBA.OBBA.OBMAKE(&quot;date-&quot;&amp;COLUMN()&amp;&quot;-&quot;&amp;ROW();&quot;Date&quot;;[.E488])" office:value-type="string" office:string-value="date-7-488 &#10;[4030]" calcext:value-type="string">
            <text:p>date-7-488 <text:line-break/>[4030]</text:p>
          </table:table-cell>
          <table:table-cell table:style-name="ce21" table:formula="of:=INFO.OBBA.OBBA.OBMAKE(&quot;date-&quot;&amp;COLUMN()&amp;&quot;-&quot;&amp;ROW();&quot;Date&quot;;[.F488])" office:value-type="string" office:string-value="date-8-488 &#10;[4031]" calcext:value-type="string">
            <text:p>date-8-488 <text:line-break/>[40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8])" office:value-type="string" office:string-value="cal-9-488 &#10;[4033]" calcext:value-type="string">
            <text:p>cal-9-488 <text:line-break/>[403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8])" office:value-type="string" office:string-value="cal-10-488 &#10;[4035]" calcext:value-type="string">
            <text:p>cal-10-488 <text:line-break/>[4035]</text:p>
          </table:table-cell>
          <table:table-cell/>
          <table:table-cell table:formula="of:=INFO.OBBA.OBBA.OBGET(INFO.OBBA.OBBA.OBCALL(&quot;&quot;;[.$B$15];&quot;getDaycountFraction&quot;;[.I488];[.J488]))" office:value-type="float" office:value="1.18055555555556" calcext:value-type="float">
            <text:p>1,181</text:p>
          </table:table-cell>
          <table:table-cell table:style-name="ce35" table:formula="of:=(YEARFRAC([.E488];[.F488];[.$C$9]))" office:value-type="float" office:value="1.18055555555556" calcext:value-type="float">
            <text:p>1,181</text:p>
          </table:table-cell>
          <table:table-cell table:formula="of:=ABS([.L488])-[.M48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7-12-03" calcext:value-type="date">
            <text:p>03.12.2007</text:p>
          </table:table-cell>
          <table:table-cell table:style-name="ce22" table:formula="of:=[.$C$11]+INT(RAND()*([.$C$12]-[.$C$11]))" office:value-type="date" office:date-value="2011-01-22" calcext:value-type="date">
            <text:p>22.01.2011</text:p>
          </table:table-cell>
          <table:table-cell table:style-name="ce21" table:formula="of:=INFO.OBBA.OBBA.OBMAKE(&quot;date-&quot;&amp;COLUMN()&amp;&quot;-&quot;&amp;ROW();&quot;Date&quot;;[.E489])" office:value-type="string" office:string-value="date-7-489 &#10;[4037]" calcext:value-type="string">
            <text:p>date-7-489 <text:line-break/>[4037]</text:p>
          </table:table-cell>
          <table:table-cell table:style-name="ce21" table:formula="of:=INFO.OBBA.OBBA.OBMAKE(&quot;date-&quot;&amp;COLUMN()&amp;&quot;-&quot;&amp;ROW();&quot;Date&quot;;[.F489])" office:value-type="string" office:string-value="date-8-489 &#10;[4038]" calcext:value-type="string">
            <text:p>date-8-489 <text:line-break/>[40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89])" office:value-type="string" office:string-value="cal-9-489 &#10;[4040]" calcext:value-type="string">
            <text:p>cal-9-489 <text:line-break/>[404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89])" office:value-type="string" office:string-value="cal-10-489 &#10;[4042]" calcext:value-type="string">
            <text:p>cal-10-489 <text:line-break/>[4042]</text:p>
          </table:table-cell>
          <table:table-cell/>
          <table:table-cell table:formula="of:=INFO.OBBA.OBBA.OBGET(INFO.OBBA.OBBA.OBCALL(&quot;&quot;;[.$B$15];&quot;getDaycountFraction&quot;;[.I489];[.J489]))" office:value-type="float" office:value="3.18333333333333" calcext:value-type="float">
            <text:p>3,183</text:p>
          </table:table-cell>
          <table:table-cell table:style-name="ce35" table:formula="of:=(YEARFRAC([.E489];[.F489];[.$C$9]))" office:value-type="float" office:value="3.18333333333333" calcext:value-type="float">
            <text:p>3,183</text:p>
          </table:table-cell>
          <table:table-cell table:formula="of:=ABS([.L489])-[.M48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9-09-30" calcext:value-type="date">
            <text:p>30.09.2009</text:p>
          </table:table-cell>
          <table:table-cell table:style-name="ce22" table:formula="of:=[.$C$11]+INT(RAND()*([.$C$12]-[.$C$11]))" office:value-type="date" office:date-value="2001-11-05" calcext:value-type="date">
            <text:p>05.11.2001</text:p>
          </table:table-cell>
          <table:table-cell table:style-name="ce21" table:formula="of:=INFO.OBBA.OBBA.OBMAKE(&quot;date-&quot;&amp;COLUMN()&amp;&quot;-&quot;&amp;ROW();&quot;Date&quot;;[.E490])" office:value-type="string" office:string-value="date-7-490 &#10;[4044]" calcext:value-type="string">
            <text:p>date-7-490 <text:line-break/>[4044]</text:p>
          </table:table-cell>
          <table:table-cell table:style-name="ce21" table:formula="of:=INFO.OBBA.OBBA.OBMAKE(&quot;date-&quot;&amp;COLUMN()&amp;&quot;-&quot;&amp;ROW();&quot;Date&quot;;[.F490])" office:value-type="string" office:string-value="date-8-490 &#10;[4045]" calcext:value-type="string">
            <text:p>date-8-490 <text:line-break/>[40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0])" office:value-type="string" office:string-value="cal-9-490 &#10;[4047]" calcext:value-type="string">
            <text:p>cal-9-490 <text:line-break/>[404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0])" office:value-type="string" office:string-value="cal-10-490 &#10;[4049]" calcext:value-type="string">
            <text:p>cal-10-490 <text:line-break/>[4049]</text:p>
          </table:table-cell>
          <table:table-cell/>
          <table:table-cell table:formula="of:=INFO.OBBA.OBBA.OBGET(INFO.OBBA.OBBA.OBCALL(&quot;&quot;;[.$B$15];&quot;getDaycountFraction&quot;;[.I490];[.J490]))" office:value-type="float" office:value="-8.01666666666667" calcext:value-type="float">
            <text:p>-8,017</text:p>
          </table:table-cell>
          <table:table-cell table:style-name="ce35" table:formula="of:=(YEARFRAC([.E490];[.F490];[.$C$9]))" office:value-type="float" office:value="8.01666666666667" calcext:value-type="float">
            <text:p>8,017</text:p>
          </table:table-cell>
          <table:table-cell table:formula="of:=ABS([.L490])-[.M49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11-07" calcext:value-type="date">
            <text:p>07.11.2013</text:p>
          </table:table-cell>
          <table:table-cell table:style-name="ce22" table:formula="of:=[.$C$11]+INT(RAND()*([.$C$12]-[.$C$11]))" office:value-type="date" office:date-value="1985-09-09" calcext:value-type="date">
            <text:p>09.09.1985</text:p>
          </table:table-cell>
          <table:table-cell table:style-name="ce21" table:formula="of:=INFO.OBBA.OBBA.OBMAKE(&quot;date-&quot;&amp;COLUMN()&amp;&quot;-&quot;&amp;ROW();&quot;Date&quot;;[.E491])" office:value-type="string" office:string-value="date-7-491 &#10;[4051]" calcext:value-type="string">
            <text:p>date-7-491 <text:line-break/>[4051]</text:p>
          </table:table-cell>
          <table:table-cell table:style-name="ce21" table:formula="of:=INFO.OBBA.OBBA.OBMAKE(&quot;date-&quot;&amp;COLUMN()&amp;&quot;-&quot;&amp;ROW();&quot;Date&quot;;[.F491])" office:value-type="string" office:string-value="date-8-491 &#10;[4052]" calcext:value-type="string">
            <text:p>date-8-491 <text:line-break/>[40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1])" office:value-type="string" office:string-value="cal-9-491 &#10;[4054]" calcext:value-type="string">
            <text:p>cal-9-491 <text:line-break/>[405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1])" office:value-type="string" office:string-value="cal-10-491 &#10;[4056]" calcext:value-type="string">
            <text:p>cal-10-491 <text:line-break/>[4056]</text:p>
          </table:table-cell>
          <table:table-cell/>
          <table:table-cell table:formula="of:=INFO.OBBA.OBBA.OBGET(INFO.OBBA.OBBA.OBCALL(&quot;&quot;;[.$B$15];&quot;getDaycountFraction&quot;;[.I491];[.J491]))" office:value-type="float" office:value="-28.5722222222222" calcext:value-type="float">
            <text:p>-28,572</text:p>
          </table:table-cell>
          <table:table-cell table:style-name="ce35" table:formula="of:=(YEARFRAC([.E491];[.F491];[.$C$9]))" office:value-type="float" office:value="28.5722222222222" calcext:value-type="float">
            <text:p>28,572</text:p>
          </table:table-cell>
          <table:table-cell table:formula="of:=ABS([.L491])-[.M49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95-12-29" calcext:value-type="date">
            <text:p>29.12.1995</text:p>
          </table:table-cell>
          <table:table-cell table:style-name="ce22" table:formula="of:=[.$C$11]+INT(RAND()*([.$C$12]-[.$C$11]))" office:value-type="date" office:date-value="2013-05-29" calcext:value-type="date">
            <text:p>29.05.2013</text:p>
          </table:table-cell>
          <table:table-cell table:style-name="ce21" table:formula="of:=INFO.OBBA.OBBA.OBMAKE(&quot;date-&quot;&amp;COLUMN()&amp;&quot;-&quot;&amp;ROW();&quot;Date&quot;;[.E492])" office:value-type="string" office:string-value="date-7-492 &#10;[4058]" calcext:value-type="string">
            <text:p>date-7-492 <text:line-break/>[4058]</text:p>
          </table:table-cell>
          <table:table-cell table:style-name="ce21" table:formula="of:=INFO.OBBA.OBBA.OBMAKE(&quot;date-&quot;&amp;COLUMN()&amp;&quot;-&quot;&amp;ROW();&quot;Date&quot;;[.F492])" office:value-type="string" office:string-value="date-8-492 &#10;[4059]" calcext:value-type="string">
            <text:p>date-8-492 <text:line-break/>[405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2])" office:value-type="string" office:string-value="cal-9-492 &#10;[4061]" calcext:value-type="string">
            <text:p>cal-9-492 <text:line-break/>[406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2])" office:value-type="string" office:string-value="cal-10-492 &#10;[4063]" calcext:value-type="string">
            <text:p>cal-10-492 <text:line-break/>[4063]</text:p>
          </table:table-cell>
          <table:table-cell/>
          <table:table-cell table:formula="of:=INFO.OBBA.OBBA.OBGET(INFO.OBBA.OBBA.OBCALL(&quot;&quot;;[.$B$15];&quot;getDaycountFraction&quot;;[.I492];[.J492]))" office:value-type="float" office:value="17.6694444444444" calcext:value-type="float">
            <text:p>17,669</text:p>
          </table:table-cell>
          <table:table-cell table:style-name="ce35" table:formula="of:=(YEARFRAC([.E492];[.F492];[.$C$9]))" office:value-type="float" office:value="17.6694444444444" calcext:value-type="float">
            <text:p>17,669</text:p>
          </table:table-cell>
          <table:table-cell table:formula="of:=ABS([.L492])-[.M49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7-08-26" calcext:value-type="date">
            <text:p>26.08.2017</text:p>
          </table:table-cell>
          <table:table-cell table:style-name="ce22" table:formula="of:=[.$C$11]+INT(RAND()*([.$C$12]-[.$C$11]))" office:value-type="date" office:date-value="2016-08-04" calcext:value-type="date">
            <text:p>04.08.2016</text:p>
          </table:table-cell>
          <table:table-cell table:style-name="ce21" table:formula="of:=INFO.OBBA.OBBA.OBMAKE(&quot;date-&quot;&amp;COLUMN()&amp;&quot;-&quot;&amp;ROW();&quot;Date&quot;;[.E493])" office:value-type="string" office:string-value="date-7-493 &#10;[4065]" calcext:value-type="string">
            <text:p>date-7-493 <text:line-break/>[4065]</text:p>
          </table:table-cell>
          <table:table-cell table:style-name="ce21" table:formula="of:=INFO.OBBA.OBBA.OBMAKE(&quot;date-&quot;&amp;COLUMN()&amp;&quot;-&quot;&amp;ROW();&quot;Date&quot;;[.F493])" office:value-type="string" office:string-value="date-8-493 &#10;[4066]" calcext:value-type="string">
            <text:p>date-8-493 <text:line-break/>[406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3])" office:value-type="string" office:string-value="cal-9-493 &#10;[4068]" calcext:value-type="string">
            <text:p>cal-9-493 <text:line-break/>[406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3])" office:value-type="string" office:string-value="cal-10-493 &#10;[4070]" calcext:value-type="string">
            <text:p>cal-10-493 <text:line-break/>[4070]</text:p>
          </table:table-cell>
          <table:table-cell/>
          <table:table-cell table:formula="of:=INFO.OBBA.OBBA.OBGET(INFO.OBBA.OBBA.OBCALL(&quot;&quot;;[.$B$15];&quot;getDaycountFraction&quot;;[.I493];[.J493]))" office:value-type="float" office:value="-1.075" calcext:value-type="float">
            <text:p>-1,075</text:p>
          </table:table-cell>
          <table:table-cell table:style-name="ce35" table:formula="of:=(YEARFRAC([.E493];[.F493];[.$C$9]))" office:value-type="float" office:value="1.075" calcext:value-type="float">
            <text:p>1,075</text:p>
          </table:table-cell>
          <table:table-cell table:formula="of:=ABS([.L493])-[.M49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9-02-24" calcext:value-type="date">
            <text:p>24.02.2029</text:p>
          </table:table-cell>
          <table:table-cell table:style-name="ce22" table:formula="of:=[.$C$11]+INT(RAND()*([.$C$12]-[.$C$11]))" office:value-type="date" office:date-value="1984-09-27" calcext:value-type="date">
            <text:p>27.09.1984</text:p>
          </table:table-cell>
          <table:table-cell table:style-name="ce21" table:formula="of:=INFO.OBBA.OBBA.OBMAKE(&quot;date-&quot;&amp;COLUMN()&amp;&quot;-&quot;&amp;ROW();&quot;Date&quot;;[.E494])" office:value-type="string" office:string-value="date-7-494 &#10;[4072]" calcext:value-type="string">
            <text:p>date-7-494 <text:line-break/>[4072]</text:p>
          </table:table-cell>
          <table:table-cell table:style-name="ce21" table:formula="of:=INFO.OBBA.OBBA.OBMAKE(&quot;date-&quot;&amp;COLUMN()&amp;&quot;-&quot;&amp;ROW();&quot;Date&quot;;[.F494])" office:value-type="string" office:string-value="date-8-494 &#10;[4073]" calcext:value-type="string">
            <text:p>date-8-494 <text:line-break/>[407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4])" office:value-type="string" office:string-value="cal-9-494 &#10;[4075]" calcext:value-type="string">
            <text:p>cal-9-494 <text:line-break/>[407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4])" office:value-type="string" office:string-value="cal-10-494 &#10;[4077]" calcext:value-type="string">
            <text:p>cal-10-494 <text:line-break/>[4077]</text:p>
          </table:table-cell>
          <table:table-cell/>
          <table:table-cell table:formula="of:=INFO.OBBA.OBBA.OBGET(INFO.OBBA.OBBA.OBCALL(&quot;&quot;;[.$B$15];&quot;getDaycountFraction&quot;;[.I494];[.J494]))" office:value-type="float" office:value="-45.0583333333333" calcext:value-type="float">
            <text:p>-45,058</text:p>
          </table:table-cell>
          <table:table-cell table:style-name="ce35" table:formula="of:=(YEARFRAC([.E494];[.F494];[.$C$9]))" office:value-type="float" office:value="45.0583333333333" calcext:value-type="float">
            <text:p>45,058</text:p>
          </table:table-cell>
          <table:table-cell table:formula="of:=ABS([.L494])-[.M49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3-01-16" calcext:value-type="date">
            <text:p>16.01.2003</text:p>
          </table:table-cell>
          <table:table-cell table:style-name="ce22" table:formula="of:=[.$C$11]+INT(RAND()*([.$C$12]-[.$C$11]))" office:value-type="date" office:date-value="1991-06-21" calcext:value-type="date">
            <text:p>21.06.1991</text:p>
          </table:table-cell>
          <table:table-cell table:style-name="ce21" table:formula="of:=INFO.OBBA.OBBA.OBMAKE(&quot;date-&quot;&amp;COLUMN()&amp;&quot;-&quot;&amp;ROW();&quot;Date&quot;;[.E495])" office:value-type="string" office:string-value="date-7-495 &#10;[4079]" calcext:value-type="string">
            <text:p>date-7-495 <text:line-break/>[4079]</text:p>
          </table:table-cell>
          <table:table-cell table:style-name="ce21" table:formula="of:=INFO.OBBA.OBBA.OBMAKE(&quot;date-&quot;&amp;COLUMN()&amp;&quot;-&quot;&amp;ROW();&quot;Date&quot;;[.F495])" office:value-type="string" office:string-value="date-8-495 &#10;[4080]" calcext:value-type="string">
            <text:p>date-8-495 <text:line-break/>[408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5])" office:value-type="string" office:string-value="cal-9-495 &#10;[4082]" calcext:value-type="string">
            <text:p>cal-9-495 <text:line-break/>[408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5])" office:value-type="string" office:string-value="cal-10-495 &#10;[4084]" calcext:value-type="string">
            <text:p>cal-10-495 <text:line-break/>[4084]</text:p>
          </table:table-cell>
          <table:table-cell/>
          <table:table-cell table:formula="of:=INFO.OBBA.OBBA.OBGET(INFO.OBBA.OBBA.OBCALL(&quot;&quot;;[.$B$15];&quot;getDaycountFraction&quot;;[.I495];[.J495]))" office:value-type="float" office:value="-11.7416666666667" calcext:value-type="float">
            <text:p>-11,742</text:p>
          </table:table-cell>
          <table:table-cell table:style-name="ce35" table:formula="of:=(YEARFRAC([.E495];[.F495];[.$C$9]))" office:value-type="float" office:value="11.7416666666667" calcext:value-type="float">
            <text:p>11,742</text:p>
          </table:table-cell>
          <table:table-cell table:formula="of:=ABS([.L495])-[.M49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3-11-06" calcext:value-type="date">
            <text:p>06.11.2013</text:p>
          </table:table-cell>
          <table:table-cell table:style-name="ce22" table:formula="of:=[.$C$11]+INT(RAND()*([.$C$12]-[.$C$11]))" office:value-type="date" office:date-value="1986-04-23" calcext:value-type="date">
            <text:p>23.04.1986</text:p>
          </table:table-cell>
          <table:table-cell table:style-name="ce21" table:formula="of:=INFO.OBBA.OBBA.OBMAKE(&quot;date-&quot;&amp;COLUMN()&amp;&quot;-&quot;&amp;ROW();&quot;Date&quot;;[.E496])" office:value-type="string" office:string-value="date-7-496 &#10;[4086]" calcext:value-type="string">
            <text:p>date-7-496 <text:line-break/>[4086]</text:p>
          </table:table-cell>
          <table:table-cell table:style-name="ce21" table:formula="of:=INFO.OBBA.OBBA.OBMAKE(&quot;date-&quot;&amp;COLUMN()&amp;&quot;-&quot;&amp;ROW();&quot;Date&quot;;[.F496])" office:value-type="string" office:string-value="date-8-496 &#10;[4087]" calcext:value-type="string">
            <text:p>date-8-496 <text:line-break/>[408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6])" office:value-type="string" office:string-value="cal-9-496 &#10;[4089]" calcext:value-type="string">
            <text:p>cal-9-496 <text:line-break/>[408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6])" office:value-type="string" office:string-value="cal-10-496 &#10;[4091]" calcext:value-type="string">
            <text:p>cal-10-496 <text:line-break/>[4091]</text:p>
          </table:table-cell>
          <table:table-cell/>
          <table:table-cell table:formula="of:=INFO.OBBA.OBBA.OBGET(INFO.OBBA.OBBA.OBCALL(&quot;&quot;;[.$B$15];&quot;getDaycountFraction&quot;;[.I496];[.J496]))" office:value-type="float" office:value="-27.9416666666667" calcext:value-type="float">
            <text:p>-27,942</text:p>
          </table:table-cell>
          <table:table-cell table:style-name="ce35" table:formula="of:=(YEARFRAC([.E496];[.F496];[.$C$9]))" office:value-type="float" office:value="27.9416666666667" calcext:value-type="float">
            <text:p>27,942</text:p>
          </table:table-cell>
          <table:table-cell table:formula="of:=ABS([.L496])-[.M496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1-07-11" calcext:value-type="date">
            <text:p>11.07.2021</text:p>
          </table:table-cell>
          <table:table-cell table:style-name="ce22" table:formula="of:=[.$C$11]+INT(RAND()*([.$C$12]-[.$C$11]))" office:value-type="date" office:date-value="2029-08-11" calcext:value-type="date">
            <text:p>11.08.2029</text:p>
          </table:table-cell>
          <table:table-cell table:style-name="ce21" table:formula="of:=INFO.OBBA.OBBA.OBMAKE(&quot;date-&quot;&amp;COLUMN()&amp;&quot;-&quot;&amp;ROW();&quot;Date&quot;;[.E497])" office:value-type="string" office:string-value="date-7-497 &#10;[4093]" calcext:value-type="string">
            <text:p>date-7-497 <text:line-break/>[4093]</text:p>
          </table:table-cell>
          <table:table-cell table:style-name="ce21" table:formula="of:=INFO.OBBA.OBBA.OBMAKE(&quot;date-&quot;&amp;COLUMN()&amp;&quot;-&quot;&amp;ROW();&quot;Date&quot;;[.F497])" office:value-type="string" office:string-value="date-8-497 &#10;[4094]" calcext:value-type="string">
            <text:p>date-8-497 <text:line-break/>[409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7])" office:value-type="string" office:string-value="cal-9-497 &#10;[4096]" calcext:value-type="string">
            <text:p>cal-9-497 <text:line-break/>[409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7])" office:value-type="string" office:string-value="cal-10-497 &#10;[4098]" calcext:value-type="string">
            <text:p>cal-10-497 <text:line-break/>[4098]</text:p>
          </table:table-cell>
          <table:table-cell/>
          <table:table-cell table:formula="of:=INFO.OBBA.OBBA.OBGET(INFO.OBBA.OBBA.OBCALL(&quot;&quot;;[.$B$15];&quot;getDaycountFraction&quot;;[.I497];[.J497]))" office:value-type="float" office:value="8.20277777777778" calcext:value-type="float">
            <text:p>8,203</text:p>
          </table:table-cell>
          <table:table-cell table:style-name="ce35" table:formula="of:=(YEARFRAC([.E497];[.F497];[.$C$9]))" office:value-type="float" office:value="8.20277777777778" calcext:value-type="float">
            <text:p>8,203</text:p>
          </table:table-cell>
          <table:table-cell table:formula="of:=ABS([.L497])-[.M497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3-11-29" calcext:value-type="date">
            <text:p>29.11.2023</text:p>
          </table:table-cell>
          <table:table-cell table:style-name="ce22" table:formula="of:=[.$C$11]+INT(RAND()*([.$C$12]-[.$C$11]))" office:value-type="date" office:date-value="1987-07-28" calcext:value-type="date">
            <text:p>28.07.1987</text:p>
          </table:table-cell>
          <table:table-cell table:style-name="ce21" table:formula="of:=INFO.OBBA.OBBA.OBMAKE(&quot;date-&quot;&amp;COLUMN()&amp;&quot;-&quot;&amp;ROW();&quot;Date&quot;;[.E498])" office:value-type="string" office:string-value="date-7-498 &#10;[4100]" calcext:value-type="string">
            <text:p>date-7-498 <text:line-break/>[4100]</text:p>
          </table:table-cell>
          <table:table-cell table:style-name="ce21" table:formula="of:=INFO.OBBA.OBBA.OBMAKE(&quot;date-&quot;&amp;COLUMN()&amp;&quot;-&quot;&amp;ROW();&quot;Date&quot;;[.F498])" office:value-type="string" office:string-value="date-8-498 &#10;[4101]" calcext:value-type="string">
            <text:p>date-8-498 <text:line-break/>[410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8])" office:value-type="string" office:string-value="cal-9-498 &#10;[4103]" calcext:value-type="string">
            <text:p>cal-9-498 <text:line-break/>[410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8])" office:value-type="string" office:string-value="cal-10-498 &#10;[4105]" calcext:value-type="string">
            <text:p>cal-10-498 <text:line-break/>[4105]</text:p>
          </table:table-cell>
          <table:table-cell/>
          <table:table-cell table:formula="of:=INFO.OBBA.OBBA.OBGET(INFO.OBBA.OBBA.OBCALL(&quot;&quot;;[.$B$15];&quot;getDaycountFraction&quot;;[.I498];[.J498]))" office:value-type="float" office:value="-36.8694444444444" calcext:value-type="float">
            <text:p>-36,869</text:p>
          </table:table-cell>
          <table:table-cell table:style-name="ce35" table:formula="of:=(YEARFRAC([.E498];[.F498];[.$C$9]))" office:value-type="float" office:value="36.8694444444444" calcext:value-type="float">
            <text:p>36,869</text:p>
          </table:table-cell>
          <table:table-cell table:formula="of:=ABS([.L498])-[.M498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3-08-09" calcext:value-type="date">
            <text:p>09.08.1983</text:p>
          </table:table-cell>
          <table:table-cell table:style-name="ce22" table:formula="of:=[.$C$11]+INT(RAND()*([.$C$12]-[.$C$11]))" office:value-type="date" office:date-value="2017-04-07" calcext:value-type="date">
            <text:p>07.04.2017</text:p>
          </table:table-cell>
          <table:table-cell table:style-name="ce21" table:formula="of:=INFO.OBBA.OBBA.OBMAKE(&quot;date-&quot;&amp;COLUMN()&amp;&quot;-&quot;&amp;ROW();&quot;Date&quot;;[.E499])" office:value-type="string" office:string-value="date-7-499 &#10;[4107]" calcext:value-type="string">
            <text:p>date-7-499 <text:line-break/>[4107]</text:p>
          </table:table-cell>
          <table:table-cell table:style-name="ce21" table:formula="of:=INFO.OBBA.OBBA.OBMAKE(&quot;date-&quot;&amp;COLUMN()&amp;&quot;-&quot;&amp;ROW();&quot;Date&quot;;[.F499])" office:value-type="string" office:string-value="date-8-499 &#10;[4108]" calcext:value-type="string">
            <text:p>date-8-499 <text:line-break/>[410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499])" office:value-type="string" office:string-value="cal-9-499 &#10;[4110]" calcext:value-type="string">
            <text:p>cal-9-499 <text:line-break/>[411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499])" office:value-type="string" office:string-value="cal-10-499 &#10;[4112]" calcext:value-type="string">
            <text:p>cal-10-499 <text:line-break/>[4112]</text:p>
          </table:table-cell>
          <table:table-cell/>
          <table:table-cell table:formula="of:=INFO.OBBA.OBBA.OBGET(INFO.OBBA.OBBA.OBCALL(&quot;&quot;;[.$B$15];&quot;getDaycountFraction&quot;;[.I499];[.J499]))" office:value-type="float" office:value="34.1527777777778" calcext:value-type="float">
            <text:p>34,153</text:p>
          </table:table-cell>
          <table:table-cell table:style-name="ce35" table:formula="of:=(YEARFRAC([.E499];[.F499];[.$C$9]))" office:value-type="float" office:value="34.1527777777778" calcext:value-type="float">
            <text:p>34,153</text:p>
          </table:table-cell>
          <table:table-cell table:formula="of:=ABS([.L499])-[.M499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6-04-07" calcext:value-type="date">
            <text:p>07.04.2016</text:p>
          </table:table-cell>
          <table:table-cell table:style-name="ce22" table:formula="of:=[.$C$11]+INT(RAND()*([.$C$12]-[.$C$11]))" office:value-type="date" office:date-value="2026-07-28" calcext:value-type="date">
            <text:p>28.07.2026</text:p>
          </table:table-cell>
          <table:table-cell table:style-name="ce21" table:formula="of:=INFO.OBBA.OBBA.OBMAKE(&quot;date-&quot;&amp;COLUMN()&amp;&quot;-&quot;&amp;ROW();&quot;Date&quot;;[.E500])" office:value-type="string" office:string-value="date-7-500 &#10;[4114]" calcext:value-type="string">
            <text:p>date-7-500 <text:line-break/>[4114]</text:p>
          </table:table-cell>
          <table:table-cell table:style-name="ce21" table:formula="of:=INFO.OBBA.OBBA.OBMAKE(&quot;date-&quot;&amp;COLUMN()&amp;&quot;-&quot;&amp;ROW();&quot;Date&quot;;[.F500])" office:value-type="string" office:string-value="date-8-500 &#10;[4115]" calcext:value-type="string">
            <text:p>date-8-500 <text:line-break/>[411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00])" office:value-type="string" office:string-value="cal-9-500 &#10;[4117]" calcext:value-type="string">
            <text:p>cal-9-500 <text:line-break/>[4117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00])" office:value-type="string" office:string-value="cal-10-500 &#10;[4119]" calcext:value-type="string">
            <text:p>cal-10-500 <text:line-break/>[4119]</text:p>
          </table:table-cell>
          <table:table-cell/>
          <table:table-cell table:formula="of:=INFO.OBBA.OBBA.OBGET(INFO.OBBA.OBBA.OBCALL(&quot;&quot;;[.$B$15];&quot;getDaycountFraction&quot;;[.I500];[.J500]))" office:value-type="float" office:value="10.4555555555556" calcext:value-type="float">
            <text:p>10,456</text:p>
          </table:table-cell>
          <table:table-cell table:style-name="ce35" table:formula="of:=(YEARFRAC([.E500];[.F500];[.$C$9]))" office:value-type="float" office:value="10.4555555555556" calcext:value-type="float">
            <text:p>10,456</text:p>
          </table:table-cell>
          <table:table-cell table:formula="of:=ABS([.L500])-[.M500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16-12-04" calcext:value-type="date">
            <text:p>04.12.2016</text:p>
          </table:table-cell>
          <table:table-cell table:style-name="ce22" table:formula="of:=[.$C$11]+INT(RAND()*([.$C$12]-[.$C$11]))" office:value-type="date" office:date-value="2008-04-11" calcext:value-type="date">
            <text:p>11.04.2008</text:p>
          </table:table-cell>
          <table:table-cell table:style-name="ce21" table:formula="of:=INFO.OBBA.OBBA.OBMAKE(&quot;date-&quot;&amp;COLUMN()&amp;&quot;-&quot;&amp;ROW();&quot;Date&quot;;[.E501])" office:value-type="string" office:string-value="date-7-501 &#10;[4121]" calcext:value-type="string">
            <text:p>date-7-501 <text:line-break/>[4121]</text:p>
          </table:table-cell>
          <table:table-cell table:style-name="ce21" table:formula="of:=INFO.OBBA.OBBA.OBMAKE(&quot;date-&quot;&amp;COLUMN()&amp;&quot;-&quot;&amp;ROW();&quot;Date&quot;;[.F501])" office:value-type="string" office:string-value="date-8-501 &#10;[4122]" calcext:value-type="string">
            <text:p>date-8-501 <text:line-break/>[412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01])" office:value-type="string" office:string-value="cal-9-501 &#10;[4124]" calcext:value-type="string">
            <text:p>cal-9-501 <text:line-break/>[4124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01])" office:value-type="string" office:string-value="cal-10-501 &#10;[4126]" calcext:value-type="string">
            <text:p>cal-10-501 <text:line-break/>[4126]</text:p>
          </table:table-cell>
          <table:table-cell/>
          <table:table-cell table:formula="of:=INFO.OBBA.OBBA.OBGET(INFO.OBBA.OBBA.OBCALL(&quot;&quot;;[.$B$15];&quot;getDaycountFraction&quot;;[.I501];[.J501]))" office:value-type="float" office:value="-8.775" calcext:value-type="float">
            <text:p>-8,775</text:p>
          </table:table-cell>
          <table:table-cell table:style-name="ce35" table:formula="of:=(YEARFRAC([.E501];[.F501];[.$C$9]))" office:value-type="float" office:value="8.775" calcext:value-type="float">
            <text:p>8,775</text:p>
          </table:table-cell>
          <table:table-cell table:formula="of:=ABS([.L501])-[.M501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2-01-07" calcext:value-type="date">
            <text:p>07.01.2002</text:p>
          </table:table-cell>
          <table:table-cell table:style-name="ce22" table:formula="of:=[.$C$11]+INT(RAND()*([.$C$12]-[.$C$11]))" office:value-type="date" office:date-value="1986-04-21" calcext:value-type="date">
            <text:p>21.04.1986</text:p>
          </table:table-cell>
          <table:table-cell table:style-name="ce21" table:formula="of:=INFO.OBBA.OBBA.OBMAKE(&quot;date-&quot;&amp;COLUMN()&amp;&quot;-&quot;&amp;ROW();&quot;Date&quot;;[.E502])" office:value-type="string" office:string-value="date-7-502 &#10;[4128]" calcext:value-type="string">
            <text:p>date-7-502 <text:line-break/>[4128]</text:p>
          </table:table-cell>
          <table:table-cell table:style-name="ce21" table:formula="of:=INFO.OBBA.OBBA.OBMAKE(&quot;date-&quot;&amp;COLUMN()&amp;&quot;-&quot;&amp;ROW();&quot;Date&quot;;[.F502])" office:value-type="string" office:string-value="date-8-502 &#10;[4129]" calcext:value-type="string">
            <text:p>date-8-502 <text:line-break/>[4129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02])" office:value-type="string" office:string-value="cal-9-502 &#10;[4131]" calcext:value-type="string">
            <text:p>cal-9-502 <text:line-break/>[4131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02])" office:value-type="string" office:string-value="cal-10-502 &#10;[4133]" calcext:value-type="string">
            <text:p>cal-10-502 <text:line-break/>[4133]</text:p>
          </table:table-cell>
          <table:table-cell/>
          <table:table-cell table:formula="of:=INFO.OBBA.OBBA.OBGET(INFO.OBBA.OBBA.OBCALL(&quot;&quot;;[.$B$15];&quot;getDaycountFraction&quot;;[.I502];[.J502]))" office:value-type="float" office:value="-15.9444444444444" calcext:value-type="float">
            <text:p>-15,944</text:p>
          </table:table-cell>
          <table:table-cell table:style-name="ce35" table:formula="of:=(YEARFRAC([.E502];[.F502];[.$C$9]))" office:value-type="float" office:value="15.9444444444444" calcext:value-type="float">
            <text:p>15,944</text:p>
          </table:table-cell>
          <table:table-cell table:formula="of:=ABS([.L502])-[.M502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08-10-11" calcext:value-type="date">
            <text:p>11.10.2008</text:p>
          </table:table-cell>
          <table:table-cell table:style-name="ce22" table:formula="of:=[.$C$11]+INT(RAND()*([.$C$12]-[.$C$11]))" office:value-type="date" office:date-value="1997-06-24" calcext:value-type="date">
            <text:p>24.06.1997</text:p>
          </table:table-cell>
          <table:table-cell table:style-name="ce21" table:formula="of:=INFO.OBBA.OBBA.OBMAKE(&quot;date-&quot;&amp;COLUMN()&amp;&quot;-&quot;&amp;ROW();&quot;Date&quot;;[.E503])" office:value-type="string" office:string-value="date-7-503 &#10;[4135]" calcext:value-type="string">
            <text:p>date-7-503 <text:line-break/>[4135]</text:p>
          </table:table-cell>
          <table:table-cell table:style-name="ce21" table:formula="of:=INFO.OBBA.OBBA.OBMAKE(&quot;date-&quot;&amp;COLUMN()&amp;&quot;-&quot;&amp;ROW();&quot;Date&quot;;[.F503])" office:value-type="string" office:string-value="date-8-503 &#10;[4136]" calcext:value-type="string">
            <text:p>date-8-503 <text:line-break/>[4136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03])" office:value-type="string" office:string-value="cal-9-503 &#10;[4138]" calcext:value-type="string">
            <text:p>cal-9-503 <text:line-break/>[4138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03])" office:value-type="string" office:string-value="cal-10-503 &#10;[4140]" calcext:value-type="string">
            <text:p>cal-10-503 <text:line-break/>[4140]</text:p>
          </table:table-cell>
          <table:table-cell/>
          <table:table-cell table:formula="of:=INFO.OBBA.OBBA.OBGET(INFO.OBBA.OBBA.OBCALL(&quot;&quot;;[.$B$15];&quot;getDaycountFraction&quot;;[.I503];[.J503]))" office:value-type="float" office:value="-11.4638888888889" calcext:value-type="float">
            <text:p>-11,464</text:p>
          </table:table-cell>
          <table:table-cell table:style-name="ce35" table:formula="of:=(YEARFRAC([.E503];[.F503];[.$C$9]))" office:value-type="float" office:value="11.4638888888889" calcext:value-type="float">
            <text:p>11,464</text:p>
          </table:table-cell>
          <table:table-cell table:formula="of:=ABS([.L503])-[.M503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2025-11-24" calcext:value-type="date">
            <text:p>24.11.2025</text:p>
          </table:table-cell>
          <table:table-cell table:style-name="ce22" table:formula="of:=[.$C$11]+INT(RAND()*([.$C$12]-[.$C$11]))" office:value-type="date" office:date-value="1980-08-01" calcext:value-type="date">
            <text:p>01.08.1980</text:p>
          </table:table-cell>
          <table:table-cell table:style-name="ce21" table:formula="of:=INFO.OBBA.OBBA.OBMAKE(&quot;date-&quot;&amp;COLUMN()&amp;&quot;-&quot;&amp;ROW();&quot;Date&quot;;[.E504])" office:value-type="string" office:string-value="date-7-504 &#10;[4142]" calcext:value-type="string">
            <text:p>date-7-504 <text:line-break/>[4142]</text:p>
          </table:table-cell>
          <table:table-cell table:style-name="ce21" table:formula="of:=INFO.OBBA.OBBA.OBMAKE(&quot;date-&quot;&amp;COLUMN()&amp;&quot;-&quot;&amp;ROW();&quot;Date&quot;;[.F504])" office:value-type="string" office:string-value="date-8-504 &#10;[4143]" calcext:value-type="string">
            <text:p>date-8-504 <text:line-break/>[4143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04])" office:value-type="string" office:string-value="cal-9-504 &#10;[4145]" calcext:value-type="string">
            <text:p>cal-9-504 <text:line-break/>[4145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04])" office:value-type="string" office:string-value="cal-10-504 &#10;[4147]" calcext:value-type="string">
            <text:p>cal-10-504 <text:line-break/>[4147]</text:p>
          </table:table-cell>
          <table:table-cell/>
          <table:table-cell table:formula="of:=INFO.OBBA.OBBA.OBGET(INFO.OBBA.OBBA.OBCALL(&quot;&quot;;[.$B$15];&quot;getDaycountFraction&quot;;[.I504];[.J504]))" office:value-type="float" office:value="-45.975" calcext:value-type="float">
            <text:p>-45,975</text:p>
          </table:table-cell>
          <table:table-cell table:style-name="ce35" table:formula="of:=(YEARFRAC([.E504];[.F504];[.$C$9]))" office:value-type="float" office:value="45.975" calcext:value-type="float">
            <text:p>45,975</text:p>
          </table:table-cell>
          <table:table-cell table:formula="of:=ABS([.L504])-[.M504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22" table:formula="of:=[.$C$11]+INT(RAND()*([.$C$12]-[.$C$11]))" office:value-type="date" office:date-value="1981-08-27" calcext:value-type="date">
            <text:p>27.08.1981</text:p>
          </table:table-cell>
          <table:table-cell table:style-name="ce22" table:formula="of:=[.$C$11]+INT(RAND()*([.$C$12]-[.$C$11]))" office:value-type="date" office:date-value="2016-09-25" calcext:value-type="date">
            <text:p>25.09.2016</text:p>
          </table:table-cell>
          <table:table-cell table:style-name="ce21" table:formula="of:=INFO.OBBA.OBBA.OBMAKE(&quot;date-&quot;&amp;COLUMN()&amp;&quot;-&quot;&amp;ROW();&quot;Date&quot;;[.E505])" office:value-type="string" office:string-value="date-7-505 &#10;[4149]" calcext:value-type="string">
            <text:p>date-7-505 <text:line-break/>[4149]</text:p>
          </table:table-cell>
          <table:table-cell table:style-name="ce21" table:formula="of:=INFO.OBBA.OBBA.OBMAKE(&quot;date-&quot;&amp;COLUMN()&amp;&quot;-&quot;&amp;ROW();&quot;Date&quot;;[.F505])" office:value-type="string" office:string-value="date-8-505 &#10;[4150]" calcext:value-type="string">
            <text:p>date-8-505 <text:line-break/>[4150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G505])" office:value-type="string" office:string-value="cal-9-505 &#10;[4152]" calcext:value-type="string">
            <text:p>cal-9-505 <text:line-break/>[4152]</text:p>
          </table:table-cell>
          <table:table-cell table:style-name="ce21" table:formula="of:=INFO.OBBA.OBBA.OBCALL(&quot;&quot;;INFO.OBBA.OBBA.OBMAKE(&quot;cal-&quot;&amp;COLUMN()&amp;&quot;-&quot;&amp;ROW();&quot;java.util.GregorianCalendar&quot;);&quot;setTime&quot;;[.H505])" office:value-type="string" office:string-value="cal-10-505 &#10;[4154]" calcext:value-type="string">
            <text:p>cal-10-505 <text:line-break/>[4154]</text:p>
          </table:table-cell>
          <table:table-cell/>
          <table:table-cell table:formula="of:=INFO.OBBA.OBBA.OBGET(INFO.OBBA.OBBA.OBCALL(&quot;&quot;;[.$B$15];&quot;getDaycountFraction&quot;;[.I505];[.J505]))" office:value-type="float" office:value="35.5916666666667" calcext:value-type="float">
            <text:p>35,592</text:p>
          </table:table-cell>
          <table:table-cell table:style-name="ce35" table:formula="of:=(YEARFRAC([.E505];[.F505];[.$C$9]))" office:value-type="float" office:value="35.5916666666667" calcext:value-type="float">
            <text:p>35,592</text:p>
          </table:table-cell>
          <table:table-cell table:formula="of:=ABS([.L505])-[.M505]" office:value-type="float" office:value="0" calcext:value-type="float">
            <text:p>0,00000E+00</text:p>
          </table:table-cell>
          <table:table-cell table:number-columns-repeated="1010"/>
        </table:table-row>
        <table:table-row table:style-name="ro3" table:number-rows-repeated="10480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WAHR</number:text>
    </number:number-style>
    <number:number-style style:name="N135P1" style:volatile="true">
      <number:text>WAHR</number:text>
    </number:number-style>
    <number:number-style style:name="N135">
      <number:text>FALSCH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TRUE</number:text>
    </number:number-style>
    <number:number-style style:name="N137P1" style:volatile="true">
      <number:text>TRUE</number:text>
    </number:number-style>
    <number:number-style style:name="N137">
      <number:text>FALSE</number:text>
      <style:map style:condition="value()&gt;0" style:apply-style-name="N137P0"/>
      <style:map style:condition="value()&lt;0" style:apply-style-name="N137P1"/>
    </number:number-style>
    <number:number-style style:name="N138">
      <number:number number:decimal-places="18" number:min-integer-digits="1"/>
    </number:number-style>
    <number:number-style style:name="N139">
      <number:number number:decimal-places="19" number:min-integer-digits="1"/>
    </number:number-style>
    <number:number-style style:name="N140">
      <number:number number:decimal-places="20" number:min-integer-digits="1"/>
    </number:number-style>
    <number:number-style style:name="N141">
      <number:number number:decimal-places="17" number:min-integer-digits="1"/>
    </number:number-style>
    <number:number-style style:name="N142">
      <number:number number:decimal-places="16" number:min-integer-digits="1"/>
    </number:number-style>
    <number:number-style style:name="N143">
      <number:number number:decimal-places="15" number:min-integer-digits="1"/>
    </number:number-style>
    <number:number-style style:name="N144">
      <number:number number:decimal-places="14" number:min-integer-digits="1"/>
    </number:number-style>
    <number:number-style style:name="N145">
      <number:number number:decimal-places="13" number:min-integer-digits="1"/>
    </number:number-style>
    <number:number-style style:name="N146">
      <number:number number:decimal-places="12" number:min-integer-digits="1"/>
    </number:number-style>
    <number:number-style style:name="N147">
      <number:number number:decimal-places="11" number:min-integer-digits="1"/>
    </number:number-style>
    <number:number-style style:name="N148">
      <number:number number:decimal-places="10" number:min-integer-digits="1"/>
    </number:number-style>
    <number:number-style style:name="N149">
      <number:number number:decimal-places="9" number:min-integer-digits="1"/>
    </number:number-style>
    <number:number-style style:name="N150">
      <number:number number:decimal-places="8" number:min-integer-digits="1"/>
    </number:number-style>
    <number:number-style style:name="N151">
      <number:number number:decimal-places="7" number:min-integer-digits="1"/>
    </number:number-style>
    <number:number-style style:name="N152">
      <number:number number:decimal-places="6" number:min-integer-digits="1"/>
    </number:number-style>
    <number:number-style style:name="N153">
      <number:number number:decimal-places="5" number:min-integer-digits="1"/>
    </number:number-style>
    <number:number-style style:name="N154">
      <number:number number:decimal-places="4" number:min-integer-digits="1"/>
    </number:number-style>
    <number:number-style style:name="N155">
      <number:number number:decimal-places="3" number:min-integer-digits="1"/>
    </number:number-style>
    <number:number-style style:name="N156">
      <number:scientific-number number:decimal-places="5" number:min-integer-digits="1" number:min-exponent-digits="2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" style:font-name-asian="SimSun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.00.0000</text:date>, <text:time style:data-style-name="N2" text:time-value="0000-00-00T00:00:01.24741778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count_20_Fractions" style:display-name="PageStyle_Daycount Frac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8T09:14:54.734549000</dc:date>
    <meta:generator>LibreOffice/4.1.2.3$MacOSX_x86 LibreOffice_project/40b2d7fde7e8d2d7bc5a449dc65df4d08a7dd38</meta:generator>
    <meta:editing-duration>PT17M56S</meta:editing-duration>
    <meta:editing-cycles>5</meta:editing-cycles>
    <meta:document-statistic meta:table-count="2" meta:cell-count="4570" meta:object-count="0"/>
  </office:meta>
</office:document-meta>
</file>